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Helvetica" svg:font-family="Helvetica" style:font-pitch="variable"/>
    <style:font-face style:name="Liberation Serif3" svg:font-family="'Liberation Serif'" style:font-pitch="variable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ffffff" draw:stroke-linejoin="round" svg:stroke-linecap="round" draw:fill="solid" draw:fill-color="#42be71" fo:padding-top="0.013cm" fo:padding-bottom="0.013cm" fo:padding-left="0.013cm" fo:padding-right="0.013cm"/>
    </style:style>
    <style:style style:name="gr2" style:family="graphic" style:parent-style-name="standard">
      <style:graphic-properties draw:stroke="solid" svg:stroke-width="0.026cm" svg:stroke-color="#ffffff" draw:stroke-linejoin="round" svg:stroke-linecap="round" draw:fill="solid" draw:fill-color="#58c666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draw:stroke-linejoin="round" svg:stroke-linecap="round" draw:fill="solid" draw:fill-color="#5fca61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ffffff" draw:stroke-linejoin="round" svg:stroke-linecap="round" draw:fill="solid" draw:fill-color="#20938c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6cm" svg:stroke-color="#ffffff" draw:stroke-linejoin="round" svg:stroke-linecap="round" draw:fill="solid" draw:fill-color="#1f9a8a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26cm" svg:stroke-color="#ffffff" draw:stroke-linejoin="round" svg:stroke-linecap="round" draw:fill="solid" draw:fill-color="#440154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26cm" svg:stroke-color="#ffffff" draw:stroke-linejoin="round" svg:stroke-linecap="round" draw:fill="solid" draw:fill-color="#481e6f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26cm" svg:stroke-color="#ffffff" draw:stroke-linejoin="round" svg:stroke-linecap="round" draw:fill="solid" draw:fill-color="#3b528b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ffffff" draw:stroke-linejoin="round" svg:stroke-linecap="round" draw:fill="solid" draw:fill-color="#423f85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26cm" svg:stroke-color="#ffffff" draw:stroke-linejoin="round" svg:stroke-linecap="round" draw:fill="solid" draw:fill-color="#32658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26cm" svg:stroke-color="#ffffff" draw:stroke-linejoin="round" svg:stroke-linecap="round" draw:fill="solid" draw:fill-color="#c0df25" fo:padding-top="0.013cm" fo:padding-bottom="0.013cm" fo:padding-left="0.013cm" fo:padding-right="0.013cm"/>
    </style:style>
    <style:style style:name="gr12" style:family="graphic" style:parent-style-name="standard">
      <style:graphic-properties draw:stroke="solid" svg:stroke-width="0.026cm" svg:stroke-color="#ffffff" draw:stroke-linejoin="round" svg:stroke-linecap="round" draw:fill="solid" draw:fill-color="#68cc5c" fo:padding-top="0.013cm" fo:padding-bottom="0.013cm" fo:padding-left="0.013cm" fo:padding-right="0.013cm"/>
    </style:style>
    <style:style style:name="gr13" style:family="graphic" style:parent-style-name="standard">
      <style:graphic-properties draw:stroke="solid" svg:stroke-width="0.026cm" svg:stroke-color="#ffffff" draw:stroke-linejoin="round" svg:stroke-linecap="round" draw:fill="solid" draw:fill-color="#8cd646" fo:padding-top="0.013cm" fo:padding-bottom="0.013cm" fo:padding-left="0.013cm" fo:padding-right="0.013cm"/>
    </style:style>
    <style:style style:name="gr14" style:family="graphic" style:parent-style-name="standard">
      <style:graphic-properties draw:stroke="solid" svg:stroke-width="0.026cm" svg:stroke-color="#ffffff" draw:stroke-linejoin="round" svg:stroke-linecap="round" draw:fill="solid" draw:fill-color="#88d548" fo:padding-top="0.013cm" fo:padding-bottom="0.013cm" fo:padding-left="0.013cm" fo:padding-right="0.013cm"/>
    </style:style>
    <style:style style:name="gr15" style:family="graphic" style:parent-style-name="standard">
      <style:graphic-properties draw:stroke="solid" svg:stroke-width="0.026cm" svg:stroke-color="#ffffff" draw:stroke-linejoin="round" svg:stroke-linecap="round" draw:fill="solid" draw:fill-color="#472d7b" fo:padding-top="0.013cm" fo:padding-bottom="0.013cm" fo:padding-left="0.013cm" fo:padding-right="0.013cm"/>
    </style:style>
    <style:style style:name="gr16" style:family="graphic" style:parent-style-name="standard">
      <style:graphic-properties draw:stroke="solid" svg:stroke-width="0.026cm" svg:stroke-color="#ffffff" draw:stroke-linejoin="round" svg:stroke-linecap="round" draw:fill="solid" draw:fill-color="#f3e51e" fo:padding-top="0.013cm" fo:padding-bottom="0.013cm" fo:padding-left="0.013cm" fo:padding-right="0.013cm"/>
    </style:style>
    <style:style style:name="gr17" style:family="graphic" style:parent-style-name="standard">
      <style:graphic-properties draw:stroke="solid" svg:stroke-width="0.026cm" svg:stroke-color="#ffffff" draw:stroke-linejoin="round" svg:stroke-linecap="round" draw:fill="solid" draw:fill-color="#e0e319" fo:padding-top="0.013cm" fo:padding-bottom="0.013cm" fo:padding-left="0.013cm" fo:padding-right="0.013cm"/>
    </style:style>
    <style:style style:name="gr18" style:family="graphic" style:parent-style-name="standard">
      <style:graphic-properties draw:stroke="solid" svg:stroke-width="0.026cm" svg:stroke-color="#ffffff" draw:stroke-linejoin="round" svg:stroke-linecap="round" draw:fill="solid" draw:fill-color="#dae31a" fo:padding-top="0.013cm" fo:padding-bottom="0.013cm" fo:padding-left="0.013cm" fo:padding-right="0.013cm"/>
    </style:style>
    <style:style style:name="gr19" style:family="graphic" style:parent-style-name="standard">
      <style:graphic-properties draw:stroke="solid" svg:stroke-width="0.026cm" svg:stroke-color="#ffffff" draw:stroke-linejoin="round" svg:stroke-linecap="round" draw:fill="solid" draw:fill-color="#d3e21c" fo:padding-top="0.013cm" fo:padding-bottom="0.013cm" fo:padding-left="0.013cm" fo:padding-right="0.013cm"/>
    </style:style>
    <style:style style:name="gr20" style:family="graphic" style:parent-style-name="standard">
      <style:graphic-properties draw:stroke="solid" svg:stroke-width="0.026cm" svg:stroke-color="#ffffff" draw:stroke-linejoin="round" svg:stroke-linecap="round" draw:fill="solid" draw:fill-color="#d2e11c" fo:padding-top="0.013cm" fo:padding-bottom="0.013cm" fo:padding-left="0.013cm" fo:padding-right="0.013cm"/>
    </style:style>
    <style:style style:name="gr21" style:family="graphic" style:parent-style-name="standard">
      <style:graphic-properties draw:stroke="solid" svg:stroke-width="0.026cm" svg:stroke-color="#ffffff" draw:stroke-linejoin="round" svg:stroke-linecap="round" draw:fill="solid" draw:fill-color="#d6e21a" fo:padding-top="0.013cm" fo:padding-bottom="0.013cm" fo:padding-left="0.013cm" fo:padding-right="0.013cm"/>
    </style:style>
    <style:style style:name="gr22" style:family="graphic" style:parent-style-name="standard">
      <style:graphic-properties draw:stroke="solid" svg:stroke-width="0.026cm" svg:stroke-color="#ffffff" draw:stroke-linejoin="round" svg:stroke-linecap="round" draw:fill="solid" draw:fill-color="#8ed644" fo:padding-top="0.013cm" fo:padding-bottom="0.013cm" fo:padding-left="0.013cm" fo:padding-right="0.013cm"/>
    </style:style>
    <style:style style:name="gr23" style:family="graphic" style:parent-style-name="standard">
      <style:graphic-properties draw:stroke="solid" svg:stroke-width="0.026cm" svg:stroke-color="#ffffff" draw:stroke-linejoin="round" svg:stroke-linecap="round" draw:fill="solid" draw:fill-color="#21908c" fo:padding-top="0.013cm" fo:padding-bottom="0.013cm" fo:padding-left="0.013cm" fo:padding-right="0.013cm"/>
    </style:style>
    <style:style style:name="gr24" style:family="graphic" style:parent-style-name="standard">
      <style:graphic-properties draw:stroke="solid" svg:stroke-width="0.026cm" svg:stroke-color="#ffffff" draw:stroke-linejoin="round" svg:stroke-linecap="round" draw:fill="solid" draw:fill-color="#228c8d" fo:padding-top="0.013cm" fo:padding-bottom="0.013cm" fo:padding-left="0.013cm" fo:padding-right="0.013cm"/>
    </style:style>
    <style:style style:name="gr25" style:family="graphic" style:parent-style-name="standard">
      <style:graphic-properties draw:stroke="solid" svg:stroke-width="0.026cm" svg:stroke-color="#ffffff" draw:stroke-linejoin="round" svg:stroke-linecap="round" draw:fill="solid" draw:fill-color="#cce11e" fo:padding-top="0.013cm" fo:padding-bottom="0.013cm" fo:padding-left="0.013cm" fo:padding-right="0.013cm"/>
    </style:style>
    <style:style style:name="gr26" style:family="graphic" style:parent-style-name="standard">
      <style:graphic-properties draw:stroke="solid" svg:stroke-width="0.026cm" svg:stroke-color="#ffffff" draw:stroke-linejoin="round" svg:stroke-linecap="round" draw:fill="solid" draw:fill-color="#404588" fo:padding-top="0.013cm" fo:padding-bottom="0.013cm" fo:padding-left="0.013cm" fo:padding-right="0.013cm"/>
    </style:style>
    <style:style style:name="gr27" style:family="graphic" style:parent-style-name="standard">
      <style:graphic-properties draw:stroke="solid" svg:stroke-width="0.026cm" svg:stroke-color="#ffffff" draw:stroke-linejoin="round" svg:stroke-linecap="round" draw:fill="solid" draw:fill-color="#2c738e" fo:padding-top="0.013cm" fo:padding-bottom="0.013cm" fo:padding-left="0.013cm" fo:padding-right="0.013cm"/>
    </style:style>
    <style:style style:name="gr28" style:family="graphic" style:parent-style-name="standard">
      <style:graphic-properties draw:stroke="solid" svg:stroke-width="0.026cm" svg:stroke-color="#ffffff" draw:stroke-linejoin="round" svg:stroke-linecap="round" draw:fill="solid" draw:fill-color="#2a778e" fo:padding-top="0.013cm" fo:padding-bottom="0.013cm" fo:padding-left="0.013cm" fo:padding-right="0.013cm"/>
    </style:style>
    <style:style style:name="gr29" style:family="graphic" style:parent-style-name="standard">
      <style:graphic-properties draw:stroke="solid" svg:stroke-width="0.026cm" svg:stroke-color="#ffffff" draw:stroke-linejoin="round" svg:stroke-linecap="round" draw:fill="solid" draw:fill-color="#b3dd2c" fo:padding-top="0.013cm" fo:padding-bottom="0.013cm" fo:padding-left="0.013cm" fo:padding-right="0.013cm"/>
    </style:style>
    <style:style style:name="gr30" style:family="graphic" style:parent-style-name="standard">
      <style:graphic-properties draw:stroke="solid" svg:stroke-width="0.026cm" svg:stroke-color="#ffffff" draw:stroke-linejoin="round" svg:stroke-linecap="round" draw:fill="solid" draw:fill-color="#7dd250" fo:padding-top="0.013cm" fo:padding-bottom="0.013cm" fo:padding-left="0.013cm" fo:padding-right="0.013cm"/>
    </style:style>
    <style:style style:name="gr31" style:family="graphic" style:parent-style-name="standard">
      <style:graphic-properties draw:stroke="solid" svg:stroke-width="0.026cm" svg:stroke-color="#ffffff" draw:stroke-linejoin="round" svg:stroke-linecap="round" draw:fill="solid" draw:fill-color="#62cb5f" fo:padding-top="0.013cm" fo:padding-bottom="0.013cm" fo:padding-left="0.013cm" fo:padding-right="0.013cm"/>
    </style:style>
    <style:style style:name="gr32" style:family="graphic" style:parent-style-name="standard">
      <style:graphic-properties draw:stroke="solid" svg:stroke-width="0.026cm" svg:stroke-color="#ffffff" draw:stroke-linejoin="round" svg:stroke-linecap="round" draw:fill="solid" draw:fill-color="#6ece59" fo:padding-top="0.013cm" fo:padding-bottom="0.013cm" fo:padding-left="0.013cm" fo:padding-right="0.013cm"/>
    </style:style>
    <style:style style:name="gr33" style:family="graphic" style:parent-style-name="standard">
      <style:graphic-properties draw:stroke="solid" svg:stroke-width="0.026cm" svg:stroke-color="#ffffff" draw:stroke-linejoin="round" svg:stroke-linecap="round" draw:fill="solid" draw:fill-color="#27ad81" fo:padding-top="0.013cm" fo:padding-bottom="0.013cm" fo:padding-left="0.013cm" fo:padding-right="0.013cm"/>
    </style:style>
    <style:style style:name="gr34" style:family="graphic" style:parent-style-name="standard">
      <style:graphic-properties draw:stroke="solid" svg:stroke-width="0.026cm" svg:stroke-color="#ffffff" draw:stroke-linejoin="round" svg:stroke-linecap="round" draw:fill="solid" draw:fill-color="#22a784" fo:padding-top="0.013cm" fo:padding-bottom="0.013cm" fo:padding-left="0.013cm" fo:padding-right="0.013cm"/>
    </style:style>
    <style:style style:name="gr35" style:family="graphic" style:parent-style-name="standard">
      <style:graphic-properties draw:stroke="solid" svg:stroke-width="0.026cm" svg:stroke-color="#ffffff" draw:stroke-linejoin="round" svg:stroke-linecap="round" draw:fill="solid" draw:fill-color="#34628d" fo:padding-top="0.013cm" fo:padding-bottom="0.013cm" fo:padding-left="0.013cm" fo:padding-right="0.013cm"/>
    </style:style>
    <style:style style:name="gr36" style:family="graphic" style:parent-style-name="standard">
      <style:graphic-properties draw:stroke="solid" svg:stroke-width="0.026cm" svg:stroke-color="#ffffff" draw:stroke-linejoin="round" svg:stroke-linecap="round" draw:fill="solid" draw:fill-color="#2b748e" fo:padding-top="0.013cm" fo:padding-bottom="0.013cm" fo:padding-left="0.013cm" fo:padding-right="0.013cm"/>
    </style:style>
    <style:style style:name="gr37" style:family="graphic" style:parent-style-name="standard">
      <style:graphic-properties draw:stroke="solid" svg:stroke-width="0.026cm" svg:stroke-color="#ffffff" draw:stroke-linejoin="round" svg:stroke-linecap="round" draw:fill="solid" draw:fill-color="#33638d" fo:padding-top="0.013cm" fo:padding-bottom="0.013cm" fo:padding-left="0.013cm" fo:padding-right="0.013cm"/>
    </style:style>
    <style:style style:name="gr38" style:family="graphic" style:parent-style-name="standard">
      <style:graphic-properties draw:stroke="solid" svg:stroke-width="0.026cm" svg:stroke-color="#ffffff" draw:stroke-linejoin="round" svg:stroke-linecap="round" draw:fill="solid" draw:fill-color="#453782" fo:padding-top="0.013cm" fo:padding-bottom="0.013cm" fo:padding-left="0.013cm" fo:padding-right="0.013cm"/>
    </style:style>
    <style:style style:name="gr39" style:family="graphic" style:parent-style-name="standard">
      <style:graphic-properties draw:stroke="solid" svg:stroke-width="0.026cm" svg:stroke-color="#ffffff" draw:stroke-linejoin="round" svg:stroke-linecap="round" draw:fill="solid" draw:fill-color="#aadc32" fo:padding-top="0.013cm" fo:padding-bottom="0.013cm" fo:padding-left="0.013cm" fo:padding-right="0.013cm"/>
    </style:style>
    <style:style style:name="gr40" style:family="graphic" style:parent-style-name="standard">
      <style:graphic-properties draw:stroke="solid" svg:stroke-width="0.026cm" svg:stroke-color="#ffffff" draw:stroke-linejoin="round" svg:stroke-linecap="round" draw:fill="solid" draw:fill-color="#82d44c" fo:padding-top="0.013cm" fo:padding-bottom="0.013cm" fo:padding-left="0.013cm" fo:padding-right="0.013cm"/>
    </style:style>
    <style:style style:name="gr41" style:family="graphic" style:parent-style-name="standard">
      <style:graphic-properties draw:stroke="solid" svg:stroke-width="0.026cm" svg:stroke-color="#ffffff" draw:stroke-linejoin="round" svg:stroke-linecap="round" draw:fill="solid" draw:fill-color="#60ca60" fo:padding-top="0.013cm" fo:padding-bottom="0.013cm" fo:padding-left="0.013cm" fo:padding-right="0.013cm"/>
    </style:style>
    <style:style style:name="gr42" style:family="graphic" style:parent-style-name="standard">
      <style:graphic-properties draw:stroke="solid" svg:stroke-width="0.026cm" svg:stroke-color="#ffffff" draw:stroke-linejoin="round" svg:stroke-linecap="round" draw:fill="solid" draw:fill-color="#75d054" fo:padding-top="0.013cm" fo:padding-bottom="0.013cm" fo:padding-left="0.013cm" fo:padding-right="0.013cm"/>
    </style:style>
    <style:style style:name="gr43" style:family="graphic" style:parent-style-name="standard">
      <style:graphic-properties draw:stroke="solid" svg:stroke-width="0.026cm" svg:stroke-color="#ffffff" draw:stroke-linejoin="round" svg:stroke-linecap="round" draw:fill="solid" draw:fill-color="#58c766" fo:padding-top="0.013cm" fo:padding-bottom="0.013cm" fo:padding-left="0.013cm" fo:padding-right="0.013cm"/>
    </style:style>
    <style:style style:name="gr44" style:family="graphic" style:parent-style-name="standard">
      <style:graphic-properties draw:stroke="solid" svg:stroke-width="0.026cm" svg:stroke-color="#ffffff" draw:stroke-linejoin="round" svg:stroke-linecap="round" draw:fill="solid" draw:fill-color="#ece51b" fo:padding-top="0.013cm" fo:padding-bottom="0.013cm" fo:padding-left="0.013cm" fo:padding-right="0.013cm"/>
    </style:style>
    <style:style style:name="gr45" style:family="graphic" style:parent-style-name="standard">
      <style:graphic-properties draw:stroke="solid" svg:stroke-width="0.026cm" svg:stroke-color="#ffffff" draw:stroke-linejoin="round" svg:stroke-linecap="round" draw:fill="solid" draw:fill-color="#d7e21a" fo:padding-top="0.013cm" fo:padding-bottom="0.013cm" fo:padding-left="0.013cm" fo:padding-right="0.013cm"/>
    </style:style>
    <style:style style:name="gr46" style:family="graphic" style:parent-style-name="standard">
      <style:graphic-properties draw:stroke="solid" svg:stroke-width="0.026cm" svg:stroke-color="#ffffff" draw:stroke-linejoin="round" svg:stroke-linecap="round" draw:fill="solid" draw:fill-color="#cee11e" fo:padding-top="0.013cm" fo:padding-bottom="0.013cm" fo:padding-left="0.013cm" fo:padding-right="0.013cm"/>
    </style:style>
    <style:style style:name="gr47" style:family="graphic" style:parent-style-name="standard">
      <style:graphic-properties draw:stroke="solid" svg:stroke-width="0.026cm" svg:stroke-color="#ffffff" draw:stroke-linejoin="round" svg:stroke-linecap="round" draw:fill="solid" draw:fill-color="#c9e01f" fo:padding-top="0.013cm" fo:padding-bottom="0.013cm" fo:padding-left="0.013cm" fo:padding-right="0.013cm"/>
    </style:style>
    <style:style style:name="gr48" style:family="graphic" style:parent-style-name="standard">
      <style:graphic-properties draw:stroke="solid" svg:stroke-width="0.026cm" svg:stroke-color="#ffffff" draw:stroke-linejoin="round" svg:stroke-linecap="round" draw:fill="solid" draw:fill-color="#b7de2a" fo:padding-top="0.013cm" fo:padding-bottom="0.013cm" fo:padding-left="0.013cm" fo:padding-right="0.013cm"/>
    </style:style>
    <style:style style:name="gr49" style:family="graphic" style:parent-style-name="standard">
      <style:graphic-properties draw:stroke="solid" svg:stroke-width="0.026cm" svg:stroke-color="#ffffff" draw:stroke-linejoin="round" svg:stroke-linecap="round" draw:fill="solid" draw:fill-color="#b9de28" fo:padding-top="0.013cm" fo:padding-bottom="0.013cm" fo:padding-left="0.013cm" fo:padding-right="0.013cm"/>
    </style:style>
    <style:style style:name="gr50" style:family="graphic" style:parent-style-name="standard">
      <style:graphic-properties draw:stroke="solid" svg:stroke-width="0.026cm" svg:stroke-color="#ffffff" draw:stroke-linejoin="round" svg:stroke-linecap="round" draw:fill="solid" draw:fill-color="#7ad251" fo:padding-top="0.013cm" fo:padding-bottom="0.013cm" fo:padding-left="0.013cm" fo:padding-right="0.013cm"/>
    </style:style>
    <style:style style:name="gr51" style:family="graphic" style:parent-style-name="standard">
      <style:graphic-properties draw:stroke="solid" svg:stroke-width="0.026cm" svg:stroke-color="#ffffff" draw:stroke-linejoin="round" svg:stroke-linecap="round" draw:fill="solid" draw:fill-color="#23898e" fo:padding-top="0.013cm" fo:padding-bottom="0.013cm" fo:padding-left="0.013cm" fo:padding-right="0.013cm"/>
    </style:style>
    <style:style style:name="gr52" style:family="graphic" style:parent-style-name="standard">
      <style:graphic-properties draw:stroke="solid" svg:stroke-width="0.026cm" svg:stroke-color="#ffffff" draw:stroke-linejoin="round" svg:stroke-linecap="round" draw:fill="solid" draw:fill-color="#297b8e" fo:padding-top="0.013cm" fo:padding-bottom="0.013cm" fo:padding-left="0.013cm" fo:padding-right="0.013cm"/>
    </style:style>
    <style:style style:name="gr53" style:family="graphic" style:parent-style-name="standard">
      <style:graphic-properties draw:stroke="solid" svg:stroke-width="0.026cm" svg:stroke-color="#ffffff" draw:stroke-linejoin="round" svg:stroke-linecap="round" draw:fill="solid" draw:fill-color="#277e8e" fo:padding-top="0.013cm" fo:padding-bottom="0.013cm" fo:padding-left="0.013cm" fo:padding-right="0.013cm"/>
    </style:style>
    <style:style style:name="gr54" style:family="graphic" style:parent-style-name="standard">
      <style:graphic-properties draw:stroke="solid" svg:stroke-width="0.026cm" svg:stroke-color="#ffffff" draw:stroke-linejoin="round" svg:stroke-linecap="round" draw:fill="solid" draw:fill-color="#38588c" fo:padding-top="0.013cm" fo:padding-bottom="0.013cm" fo:padding-left="0.013cm" fo:padding-right="0.013cm"/>
    </style:style>
    <style:style style:name="gr55" style:family="graphic" style:parent-style-name="standard">
      <style:graphic-properties draw:stroke="solid" svg:stroke-width="0.026cm" svg:stroke-color="#ffffff" draw:stroke-linejoin="round" svg:stroke-linecap="round" draw:fill="solid" draw:fill-color="#bade28" fo:padding-top="0.013cm" fo:padding-bottom="0.013cm" fo:padding-left="0.013cm" fo:padding-right="0.013cm"/>
    </style:style>
    <style:style style:name="gr56" style:family="graphic" style:parent-style-name="standard">
      <style:graphic-properties draw:stroke="solid" svg:stroke-width="0.026cm" svg:stroke-color="#ffffff" draw:stroke-linejoin="round" svg:stroke-linecap="round" draw:fill="solid" draw:fill-color="#c6e021" fo:padding-top="0.013cm" fo:padding-bottom="0.013cm" fo:padding-left="0.013cm" fo:padding-right="0.013cm"/>
    </style:style>
    <style:style style:name="gr57" style:family="graphic" style:parent-style-name="standard">
      <style:graphic-properties draw:stroke="solid" svg:stroke-width="0.026cm" svg:stroke-color="#ffffff" draw:stroke-linejoin="round" svg:stroke-linecap="round" draw:fill="solid" draw:fill-color="#238a8e" fo:padding-top="0.013cm" fo:padding-bottom="0.013cm" fo:padding-left="0.013cm" fo:padding-right="0.013cm"/>
    </style:style>
    <style:style style:name="gr58" style:family="graphic" style:parent-style-name="standard">
      <style:graphic-properties draw:stroke="solid" svg:stroke-width="0.026cm" svg:stroke-color="#ffffff" draw:stroke-linejoin="round" svg:stroke-linecap="round" draw:fill="solid" draw:fill-color="#24888e" fo:padding-top="0.013cm" fo:padding-bottom="0.013cm" fo:padding-left="0.013cm" fo:padding-right="0.013cm"/>
    </style:style>
    <style:style style:name="gr59" style:family="graphic" style:parent-style-name="standard">
      <style:graphic-properties draw:stroke="solid" svg:stroke-width="0.026cm" svg:stroke-color="#ffffff" draw:stroke-linejoin="round" svg:stroke-linecap="round" draw:fill="solid" draw:fill-color="#64cb5e" fo:padding-top="0.013cm" fo:padding-bottom="0.013cm" fo:padding-left="0.013cm" fo:padding-right="0.013cm"/>
    </style:style>
    <style:style style:name="gr60" style:family="graphic" style:parent-style-name="standard">
      <style:graphic-properties draw:stroke="solid" svg:stroke-width="0.026cm" svg:stroke-color="#ffffff" draw:stroke-linejoin="round" svg:stroke-linecap="round" draw:fill="solid" draw:fill-color="#60ca61" fo:padding-top="0.013cm" fo:padding-bottom="0.013cm" fo:padding-left="0.013cm" fo:padding-right="0.013cm"/>
    </style:style>
    <style:style style:name="gr61" style:family="graphic" style:parent-style-name="standard">
      <style:graphic-properties draw:stroke="solid" svg:stroke-width="0.026cm" svg:stroke-color="#ffffff" draw:stroke-linejoin="round" svg:stroke-linecap="round" draw:fill="solid" draw:fill-color="#71cf56" fo:padding-top="0.013cm" fo:padding-bottom="0.013cm" fo:padding-left="0.013cm" fo:padding-right="0.013cm"/>
    </style:style>
    <style:style style:name="gr62" style:family="graphic" style:parent-style-name="standard">
      <style:graphic-properties draw:stroke="solid" svg:stroke-width="0.026cm" svg:stroke-color="#ffffff" draw:stroke-linejoin="round" svg:stroke-linecap="round" draw:fill="solid" draw:fill-color="#efe51c" fo:padding-top="0.013cm" fo:padding-bottom="0.013cm" fo:padding-left="0.013cm" fo:padding-right="0.013cm"/>
    </style:style>
    <style:style style:name="gr63" style:family="graphic" style:parent-style-name="standard">
      <style:graphic-properties draw:stroke="solid" svg:stroke-width="0.026cm" svg:stroke-color="#ffffff" draw:stroke-linejoin="round" svg:stroke-linecap="round" draw:fill="solid" draw:fill-color="#dee319" fo:padding-top="0.013cm" fo:padding-bottom="0.013cm" fo:padding-left="0.013cm" fo:padding-right="0.013cm"/>
    </style:style>
    <style:style style:name="gr64" style:family="graphic" style:parent-style-name="standard">
      <style:graphic-properties draw:stroke="solid" svg:stroke-width="0.026cm" svg:stroke-color="#ffffff" draw:stroke-linejoin="round" svg:stroke-linecap="round" draw:fill="solid" draw:fill-color="#d9e21a" fo:padding-top="0.013cm" fo:padding-bottom="0.013cm" fo:padding-left="0.013cm" fo:padding-right="0.013cm"/>
    </style:style>
    <style:style style:name="gr65" style:family="graphic" style:parent-style-name="standard">
      <style:graphic-properties draw:stroke="solid" svg:stroke-width="0.026cm" svg:stroke-color="#ffffff" draw:stroke-linejoin="round" svg:stroke-linecap="round" draw:fill="solid" draw:fill-color="#cfe11d" fo:padding-top="0.013cm" fo:padding-bottom="0.013cm" fo:padding-left="0.013cm" fo:padding-right="0.013cm"/>
    </style:style>
    <style:style style:name="gr66" style:family="graphic" style:parent-style-name="standard">
      <style:graphic-properties draw:stroke="solid" svg:stroke-width="0.026cm" svg:stroke-color="#ffffff" draw:stroke-linejoin="round" svg:stroke-linecap="round" draw:fill="solid" draw:fill-color="#c7e021" fo:padding-top="0.013cm" fo:padding-bottom="0.013cm" fo:padding-left="0.013cm" fo:padding-right="0.013cm"/>
    </style:style>
    <style:style style:name="gr67" style:family="graphic" style:parent-style-name="standard">
      <style:graphic-properties draw:stroke="solid" svg:stroke-width="0.026cm" svg:stroke-color="#ffffff" draw:stroke-linejoin="round" svg:stroke-linecap="round" draw:fill="solid" draw:fill-color="#55c568" fo:padding-top="0.013cm" fo:padding-bottom="0.013cm" fo:padding-left="0.013cm" fo:padding-right="0.013cm"/>
    </style:style>
    <style:style style:name="gr68" style:family="graphic" style:parent-style-name="standard">
      <style:graphic-properties draw:stroke="solid" svg:stroke-width="0.026cm" svg:stroke-color="#ffffff" draw:stroke-linejoin="round" svg:stroke-linecap="round" draw:fill="solid" draw:fill-color="#25858e" fo:padding-top="0.013cm" fo:padding-bottom="0.013cm" fo:padding-left="0.013cm" fo:padding-right="0.013cm"/>
    </style:style>
    <style:style style:name="gr69" style:family="graphic" style:parent-style-name="standard">
      <style:graphic-properties draw:stroke="solid" svg:stroke-width="0.026cm" svg:stroke-color="#ffffff" draw:stroke-linejoin="round" svg:stroke-linecap="round" draw:fill="solid" draw:fill-color="#287d8e" fo:padding-top="0.013cm" fo:padding-bottom="0.013cm" fo:padding-left="0.013cm" fo:padding-right="0.013cm"/>
    </style:style>
    <style:style style:name="gr70" style:family="graphic" style:parent-style-name="standard">
      <style:graphic-properties draw:stroke="solid" svg:stroke-width="0.026cm" svg:stroke-color="#ffffff" draw:stroke-linejoin="round" svg:stroke-linecap="round" draw:fill="solid" draw:fill-color="#25838e" fo:padding-top="0.013cm" fo:padding-bottom="0.013cm" fo:padding-left="0.013cm" fo:padding-right="0.013cm"/>
    </style:style>
    <style:style style:name="gr71" style:family="graphic" style:parent-style-name="standard">
      <style:graphic-properties draw:stroke="solid" svg:stroke-width="0.026cm" svg:stroke-color="#ffffff" draw:stroke-linejoin="round" svg:stroke-linecap="round" draw:fill="solid" draw:fill-color="#306a8e" fo:padding-top="0.013cm" fo:padding-bottom="0.013cm" fo:padding-left="0.013cm" fo:padding-right="0.013cm"/>
    </style:style>
    <style:style style:name="gr72" style:family="graphic" style:parent-style-name="standard">
      <style:graphic-properties draw:stroke="solid" svg:stroke-width="0.026cm" svg:stroke-color="#ffffff" draw:stroke-linejoin="round" svg:stroke-linecap="round" draw:fill="solid" draw:fill-color="#7dd24f" fo:padding-top="0.013cm" fo:padding-bottom="0.013cm" fo:padding-left="0.013cm" fo:padding-right="0.013cm"/>
    </style:style>
    <style:style style:name="gr73" style:family="graphic" style:parent-style-name="standard">
      <style:graphic-properties draw:stroke="solid" svg:stroke-width="0.026cm" svg:stroke-color="#ffffff" draw:stroke-linejoin="round" svg:stroke-linecap="round" draw:fill="solid" draw:fill-color="#7bd250" fo:padding-top="0.013cm" fo:padding-bottom="0.013cm" fo:padding-left="0.013cm" fo:padding-right="0.013cm"/>
    </style:style>
    <style:style style:name="gr74" style:family="graphic" style:parent-style-name="standard">
      <style:graphic-properties draw:stroke="solid" svg:stroke-width="0.026cm" svg:stroke-color="#ffffff" draw:stroke-linejoin="round" svg:stroke-linecap="round" draw:fill="solid" draw:fill-color="#4cc26c" fo:padding-top="0.013cm" fo:padding-bottom="0.013cm" fo:padding-left="0.013cm" fo:padding-right="0.013cm"/>
    </style:style>
    <style:style style:name="gr75" style:family="graphic" style:parent-style-name="standard">
      <style:graphic-properties draw:stroke="solid" svg:stroke-width="0.026cm" svg:stroke-color="#ffffff" draw:stroke-linejoin="round" svg:stroke-linecap="round" draw:fill="solid" draw:fill-color="#41bd71" fo:padding-top="0.013cm" fo:padding-bottom="0.013cm" fo:padding-left="0.013cm" fo:padding-right="0.013cm"/>
    </style:style>
    <style:style style:name="gr76" style:family="graphic" style:parent-style-name="standard">
      <style:graphic-properties draw:stroke="solid" svg:stroke-width="0.026cm" svg:stroke-color="#ffffff" draw:stroke-linejoin="round" svg:stroke-linecap="round" draw:fill="solid" draw:fill-color="#1fa187" fo:padding-top="0.013cm" fo:padding-bottom="0.013cm" fo:padding-left="0.013cm" fo:padding-right="0.013cm"/>
    </style:style>
    <style:style style:name="gr77" style:family="graphic" style:parent-style-name="standard">
      <style:graphic-properties draw:stroke="solid" svg:stroke-width="0.026cm" svg:stroke-color="#ffffff" draw:stroke-linejoin="round" svg:stroke-linecap="round" draw:fill="solid" draw:fill-color="#39ba76" fo:padding-top="0.013cm" fo:padding-bottom="0.013cm" fo:padding-left="0.013cm" fo:padding-right="0.013cm"/>
    </style:style>
    <style:style style:name="gr78" style:family="graphic" style:parent-style-name="standard">
      <style:graphic-properties draw:stroke="solid" svg:stroke-width="0.026cm" svg:stroke-color="#ffffff" draw:stroke-linejoin="round" svg:stroke-linecap="round" draw:fill="solid" draw:fill-color="#21a586" fo:padding-top="0.013cm" fo:padding-bottom="0.013cm" fo:padding-left="0.013cm" fo:padding-right="0.013cm"/>
    </style:style>
    <style:style style:name="gr79" style:family="graphic" style:parent-style-name="standard">
      <style:graphic-properties draw:stroke="solid" svg:stroke-width="0.026cm" svg:stroke-color="#ffffff" draw:stroke-linejoin="round" svg:stroke-linecap="round" draw:fill="solid" draw:fill-color="#1e9c89" fo:padding-top="0.013cm" fo:padding-bottom="0.013cm" fo:padding-left="0.013cm" fo:padding-right="0.013cm"/>
    </style:style>
    <style:style style:name="gr80" style:family="graphic" style:parent-style-name="standard">
      <style:graphic-properties draw:stroke="solid" svg:stroke-width="0.026cm" svg:stroke-color="#ffffff" draw:stroke-linejoin="round" svg:stroke-linecap="round" draw:fill="solid" draw:fill-color="#1fa088" fo:padding-top="0.013cm" fo:padding-bottom="0.013cm" fo:padding-left="0.013cm" fo:padding-right="0.013cm"/>
    </style:style>
    <style:style style:name="gr81" style:family="graphic" style:parent-style-name="standard">
      <style:graphic-properties draw:stroke="solid" svg:stroke-width="0.026cm" svg:stroke-color="#ffffff" draw:stroke-linejoin="round" svg:stroke-linecap="round" draw:fill="solid" draw:fill-color="#1f988b" fo:padding-top="0.013cm" fo:padding-bottom="0.013cm" fo:padding-left="0.013cm" fo:padding-right="0.013cm"/>
    </style:style>
    <style:style style:name="gr82" style:family="graphic" style:parent-style-name="standard">
      <style:graphic-properties draw:stroke="solid" svg:stroke-width="0.026cm" svg:stroke-color="#ffffff" draw:stroke-linejoin="round" svg:stroke-linecap="round" draw:fill="solid" draw:fill-color="#89d548" fo:padding-top="0.013cm" fo:padding-bottom="0.013cm" fo:padding-left="0.013cm" fo:padding-right="0.013cm"/>
    </style:style>
    <style:style style:name="gr83" style:family="graphic" style:parent-style-name="standard">
      <style:graphic-properties draw:stroke="solid" svg:stroke-width="0.026cm" svg:stroke-color="#ffffff" draw:stroke-linejoin="round" svg:stroke-linecap="round" draw:fill="solid" draw:fill-color="#37b878" fo:padding-top="0.013cm" fo:padding-bottom="0.013cm" fo:padding-left="0.013cm" fo:padding-right="0.013cm"/>
    </style:style>
    <style:style style:name="gr84" style:family="graphic" style:parent-style-name="standard">
      <style:graphic-properties draw:stroke="solid" svg:stroke-width="0.026cm" svg:stroke-color="#ffffff" draw:stroke-linejoin="round" svg:stroke-linecap="round" draw:fill="solid" draw:fill-color="#5eca62" fo:padding-top="0.013cm" fo:padding-bottom="0.013cm" fo:padding-left="0.013cm" fo:padding-right="0.013cm"/>
    </style:style>
    <style:style style:name="gr85" style:family="graphic" style:parent-style-name="standard">
      <style:graphic-properties draw:stroke="solid" svg:stroke-width="0.026cm" svg:stroke-color="#ffffff" draw:stroke-linejoin="round" svg:stroke-linecap="round" draw:fill="solid" draw:fill-color="#5cc963" fo:padding-top="0.013cm" fo:padding-bottom="0.013cm" fo:padding-left="0.013cm" fo:padding-right="0.013cm"/>
    </style:style>
    <style:style style:name="gr86" style:family="graphic" style:parent-style-name="standard">
      <style:graphic-properties draw:stroke="solid" svg:stroke-width="0.026cm" svg:stroke-color="#ffffff" draw:stroke-linejoin="round" svg:stroke-linecap="round" draw:fill="solid" draw:fill-color="#32b67b" fo:padding-top="0.013cm" fo:padding-bottom="0.013cm" fo:padding-left="0.013cm" fo:padding-right="0.013cm"/>
    </style:style>
    <style:style style:name="gr87" style:family="graphic" style:parent-style-name="standard">
      <style:graphic-properties draw:stroke="solid" svg:stroke-width="0.026cm" svg:stroke-color="#ffffff" draw:stroke-linejoin="round" svg:stroke-linecap="round" draw:fill="solid" draw:fill-color="#3a558c" fo:padding-top="0.013cm" fo:padding-bottom="0.013cm" fo:padding-left="0.013cm" fo:padding-right="0.013cm"/>
    </style:style>
    <style:style style:name="gr88" style:family="graphic" style:parent-style-name="standard">
      <style:graphic-properties draw:stroke="solid" svg:stroke-width="0.026cm" svg:stroke-color="#ffffff" draw:stroke-linejoin="round" svg:stroke-linecap="round" draw:fill="solid" draw:fill-color="#218e8d" fo:padding-top="0.013cm" fo:padding-bottom="0.013cm" fo:padding-left="0.013cm" fo:padding-right="0.013cm"/>
    </style:style>
    <style:style style:name="gr89" style:family="graphic" style:parent-style-name="standard">
      <style:graphic-properties draw:stroke="solid" svg:stroke-width="0.026cm" svg:stroke-color="#ffffff" draw:stroke-linejoin="round" svg:stroke-linecap="round" draw:fill="solid" draw:fill-color="#3e4989" fo:padding-top="0.013cm" fo:padding-bottom="0.013cm" fo:padding-left="0.013cm" fo:padding-right="0.013cm"/>
    </style:style>
    <style:style style:name="gr90" style:family="graphic" style:parent-style-name="standard">
      <style:graphic-properties draw:stroke="solid" svg:stroke-width="0.026cm" svg:stroke-color="#ffffff" draw:stroke-linejoin="round" svg:stroke-linecap="round" draw:fill="solid" draw:fill-color="#27808e" fo:padding-top="0.013cm" fo:padding-bottom="0.013cm" fo:padding-left="0.013cm" fo:padding-right="0.013cm"/>
    </style:style>
    <style:style style:name="gr91" style:family="graphic" style:parent-style-name="standard">
      <style:graphic-properties draw:stroke="solid" svg:stroke-width="0.026cm" svg:stroke-color="#ffffff" draw:stroke-linejoin="round" svg:stroke-linecap="round" draw:fill="solid" draw:fill-color="#2b758e" fo:padding-top="0.013cm" fo:padding-bottom="0.013cm" fo:padding-left="0.013cm" fo:padding-right="0.013cm"/>
    </style:style>
    <style:style style:name="gr92" style:family="graphic" style:parent-style-name="standard">
      <style:graphic-properties draw:stroke="solid" svg:stroke-width="0.026cm" svg:stroke-color="#ffffff" draw:stroke-linejoin="round" svg:stroke-linecap="round" draw:fill="solid" draw:fill-color="#6fce58" fo:padding-top="0.013cm" fo:padding-bottom="0.013cm" fo:padding-left="0.013cm" fo:padding-right="0.013cm"/>
    </style:style>
    <style:style style:name="gr93" style:family="graphic" style:parent-style-name="standard">
      <style:graphic-properties draw:stroke="solid" svg:stroke-width="0.026cm" svg:stroke-color="#ffffff" draw:stroke-linejoin="round" svg:stroke-linecap="round" draw:fill="solid" draw:fill-color="#6ccd59" fo:padding-top="0.013cm" fo:padding-bottom="0.013cm" fo:padding-left="0.013cm" fo:padding-right="0.013cm"/>
    </style:style>
    <style:style style:name="gr94" style:family="graphic" style:parent-style-name="standard">
      <style:graphic-properties draw:stroke="solid" svg:stroke-width="0.026cm" svg:stroke-color="#ffffff" draw:stroke-linejoin="round" svg:stroke-linecap="round" draw:fill="solid" draw:fill-color="#56c667" fo:padding-top="0.013cm" fo:padding-bottom="0.013cm" fo:padding-left="0.013cm" fo:padding-right="0.013cm"/>
    </style:style>
    <style:style style:name="gr95" style:family="graphic" style:parent-style-name="standard">
      <style:graphic-properties draw:stroke="solid" svg:stroke-width="0.026cm" svg:stroke-color="#ffffff" draw:stroke-linejoin="round" svg:stroke-linecap="round" draw:fill="solid" draw:fill-color="#dbe31a" fo:padding-top="0.013cm" fo:padding-bottom="0.013cm" fo:padding-left="0.013cm" fo:padding-right="0.013cm"/>
    </style:style>
    <style:style style:name="gr96" style:family="graphic" style:parent-style-name="standard">
      <style:graphic-properties draw:stroke="solid" svg:stroke-width="0.026cm" svg:stroke-color="#ffffff" draw:stroke-linejoin="round" svg:stroke-linecap="round" draw:fill="solid" draw:fill-color="#bedf26" fo:padding-top="0.013cm" fo:padding-bottom="0.013cm" fo:padding-left="0.013cm" fo:padding-right="0.013cm"/>
    </style:style>
    <style:style style:name="gr97" style:family="graphic" style:parent-style-name="standard">
      <style:graphic-properties draw:stroke="solid" svg:stroke-width="0.026cm" svg:stroke-color="#ffffff" draw:stroke-linejoin="round" svg:stroke-linecap="round" draw:fill="solid" draw:fill-color="#9eda3b" fo:padding-top="0.013cm" fo:padding-bottom="0.013cm" fo:padding-left="0.013cm" fo:padding-right="0.013cm"/>
    </style:style>
    <style:style style:name="gr98" style:family="graphic" style:parent-style-name="standard">
      <style:graphic-properties draw:stroke="solid" svg:stroke-width="0.026cm" svg:stroke-color="#ffffff" draw:stroke-linejoin="round" svg:stroke-linecap="round" draw:fill="solid" draw:fill-color="#a8db33" fo:padding-top="0.013cm" fo:padding-bottom="0.013cm" fo:padding-left="0.013cm" fo:padding-right="0.013cm"/>
    </style:style>
    <style:style style:name="gr99" style:family="graphic" style:parent-style-name="standard">
      <style:graphic-properties draw:stroke="solid" svg:stroke-width="0.026cm" svg:stroke-color="#ffffff" draw:stroke-linejoin="round" svg:stroke-linecap="round" draw:fill="solid" draw:fill-color="#3fbc73" fo:padding-top="0.013cm" fo:padding-bottom="0.013cm" fo:padding-left="0.013cm" fo:padding-right="0.013cm"/>
    </style:style>
    <style:style style:name="gr100" style:family="graphic" style:parent-style-name="standard">
      <style:graphic-properties draw:stroke="solid" svg:stroke-width="0.026cm" svg:stroke-color="#ffffff" draw:stroke-linejoin="round" svg:stroke-linecap="round" draw:fill="solid" draw:fill-color="#297a8e" fo:padding-top="0.013cm" fo:padding-bottom="0.013cm" fo:padding-left="0.013cm" fo:padding-right="0.013cm"/>
    </style:style>
    <style:style style:name="gr101" style:family="graphic" style:parent-style-name="standard">
      <style:graphic-properties draw:stroke="solid" svg:stroke-width="0.026cm" svg:stroke-color="#ffffff" draw:stroke-linejoin="round" svg:stroke-linecap="round" draw:fill="solid" draw:fill-color="#3aba76" fo:padding-top="0.013cm" fo:padding-bottom="0.013cm" fo:padding-left="0.013cm" fo:padding-right="0.013cm"/>
    </style:style>
    <style:style style:name="gr102" style:family="graphic" style:parent-style-name="standard">
      <style:graphic-properties draw:stroke="solid" svg:stroke-width="0.026cm" svg:stroke-color="#ffffff" draw:stroke-linejoin="round" svg:stroke-linecap="round" draw:fill="solid" draw:fill-color="#2ab07f" fo:padding-top="0.013cm" fo:padding-bottom="0.013cm" fo:padding-left="0.013cm" fo:padding-right="0.013cm"/>
    </style:style>
    <style:style style:name="gr103" style:family="graphic" style:parent-style-name="standard">
      <style:graphic-properties draw:stroke="solid" svg:stroke-width="0.026cm" svg:stroke-color="#ffffff" draw:stroke-linejoin="round" svg:stroke-linecap="round" draw:fill="solid" draw:fill-color="#21a685" fo:padding-top="0.013cm" fo:padding-bottom="0.013cm" fo:padding-left="0.013cm" fo:padding-right="0.013cm"/>
    </style:style>
    <style:style style:name="gr104" style:family="graphic" style:parent-style-name="standard">
      <style:graphic-properties draw:stroke="solid" svg:stroke-width="0.026cm" svg:stroke-color="#ffffff" draw:stroke-linejoin="round" svg:stroke-linecap="round" draw:fill="solid" draw:fill-color="#20918c" fo:padding-top="0.013cm" fo:padding-bottom="0.013cm" fo:padding-left="0.013cm" fo:padding-right="0.013cm"/>
    </style:style>
    <style:style style:name="gr105" style:family="graphic" style:parent-style-name="standard">
      <style:graphic-properties draw:stroke="solid" svg:stroke-width="0.026cm" svg:stroke-color="#ffffff" draw:stroke-linejoin="round" svg:stroke-linecap="round" draw:fill="solid" draw:fill-color="#1f9f88" fo:padding-top="0.013cm" fo:padding-bottom="0.013cm" fo:padding-left="0.013cm" fo:padding-right="0.013cm"/>
    </style:style>
    <style:style style:name="gr106" style:family="graphic" style:parent-style-name="standard">
      <style:graphic-properties draw:stroke="solid" svg:stroke-width="0.026cm" svg:stroke-color="#ffffff" draw:stroke-linejoin="round" svg:stroke-linecap="round" draw:fill="solid" draw:fill-color="#51c36a" fo:padding-top="0.013cm" fo:padding-bottom="0.013cm" fo:padding-left="0.013cm" fo:padding-right="0.013cm"/>
    </style:style>
    <style:style style:name="gr107" style:family="graphic" style:parent-style-name="standard">
      <style:graphic-properties draw:stroke="solid" svg:stroke-width="0.026cm" svg:stroke-color="#ffffff" draw:stroke-linejoin="round" svg:stroke-linecap="round" draw:fill="solid" draw:fill-color="#24aa83" fo:padding-top="0.013cm" fo:padding-bottom="0.013cm" fo:padding-left="0.013cm" fo:padding-right="0.013cm"/>
    </style:style>
    <style:style style:name="gr108" style:family="graphic" style:parent-style-name="standard">
      <style:graphic-properties draw:stroke="solid" svg:stroke-width="0.026cm" svg:stroke-color="#ffffff" draw:stroke-linejoin="round" svg:stroke-linecap="round" draw:fill="solid" draw:fill-color="#2fb47d" fo:padding-top="0.013cm" fo:padding-bottom="0.013cm" fo:padding-left="0.013cm" fo:padding-right="0.013cm"/>
    </style:style>
    <style:style style:name="gr109" style:family="graphic" style:parent-style-name="standard">
      <style:graphic-properties draw:stroke="solid" svg:stroke-width="0.026cm" svg:stroke-color="#ffffff" draw:stroke-linejoin="round" svg:stroke-linecap="round" draw:fill="solid" draw:fill-color="#79d252" fo:padding-top="0.013cm" fo:padding-bottom="0.013cm" fo:padding-left="0.013cm" fo:padding-right="0.013cm"/>
    </style:style>
    <style:style style:name="gr110" style:family="graphic" style:parent-style-name="standard">
      <style:graphic-properties draw:stroke="solid" svg:stroke-width="0.026cm" svg:stroke-color="#ffffff" draw:stroke-linejoin="round" svg:stroke-linecap="round" draw:fill="solid" draw:fill-color="#8dd645" fo:padding-top="0.013cm" fo:padding-bottom="0.013cm" fo:padding-left="0.013cm" fo:padding-right="0.013cm"/>
    </style:style>
    <style:style style:name="gr111" style:family="graphic" style:parent-style-name="standard">
      <style:graphic-properties draw:stroke="solid" svg:stroke-width="0.026cm" svg:stroke-color="#ffffff" draw:stroke-linejoin="round" svg:stroke-linecap="round" draw:fill="solid" draw:fill-color="#88d549" fo:padding-top="0.013cm" fo:padding-bottom="0.013cm" fo:padding-left="0.013cm" fo:padding-right="0.013cm"/>
    </style:style>
    <style:style style:name="gr112" style:family="graphic" style:parent-style-name="standard">
      <style:graphic-properties draw:stroke="solid" svg:stroke-width="0.026cm" svg:stroke-color="#ffffff" draw:stroke-linejoin="round" svg:stroke-linecap="round" draw:fill="solid" draw:fill-color="#50c36a" fo:padding-top="0.013cm" fo:padding-bottom="0.013cm" fo:padding-left="0.013cm" fo:padding-right="0.013cm"/>
    </style:style>
    <style:style style:name="gr113" style:family="graphic" style:parent-style-name="standard">
      <style:graphic-properties draw:stroke="solid" svg:stroke-width="0.026cm" svg:stroke-color="#ffffff" draw:stroke-linejoin="round" svg:stroke-linecap="round" draw:fill="solid" draw:fill-color="#50c36b" fo:padding-top="0.013cm" fo:padding-bottom="0.013cm" fo:padding-left="0.013cm" fo:padding-right="0.013cm"/>
    </style:style>
    <style:style style:name="gr114" style:family="graphic" style:parent-style-name="standard">
      <style:graphic-properties draw:stroke="solid" svg:stroke-width="0.026cm" svg:stroke-color="#ffffff" draw:stroke-linejoin="round" svg:stroke-linecap="round" draw:fill="solid" draw:fill-color="#1e9f88" fo:padding-top="0.013cm" fo:padding-bottom="0.013cm" fo:padding-left="0.013cm" fo:padding-right="0.013cm"/>
    </style:style>
    <style:style style:name="gr115" style:family="graphic" style:parent-style-name="standard">
      <style:graphic-properties draw:stroke="solid" svg:stroke-width="0.026cm" svg:stroke-color="#ffffff" draw:stroke-linejoin="round" svg:stroke-linecap="round" draw:fill="solid" draw:fill-color="#2f6b8e" fo:padding-top="0.013cm" fo:padding-bottom="0.013cm" fo:padding-left="0.013cm" fo:padding-right="0.013cm"/>
    </style:style>
    <style:style style:name="gr116" style:family="graphic" style:parent-style-name="standard">
      <style:graphic-properties draw:stroke="solid" svg:stroke-width="0.026cm" svg:stroke-color="#ffffff" draw:stroke-linejoin="round" svg:stroke-linecap="round" draw:fill="solid" draw:fill-color="#2a788e" fo:padding-top="0.013cm" fo:padding-bottom="0.013cm" fo:padding-left="0.013cm" fo:padding-right="0.013cm"/>
    </style:style>
    <style:style style:name="gr117" style:family="graphic" style:parent-style-name="standard">
      <style:graphic-properties draw:stroke="solid" svg:stroke-width="0.026cm" svg:stroke-color="#ffffff" draw:stroke-linejoin="round" svg:stroke-linecap="round" draw:fill="solid" draw:fill-color="#41bd72" fo:padding-top="0.013cm" fo:padding-bottom="0.013cm" fo:padding-left="0.013cm" fo:padding-right="0.013cm"/>
    </style:style>
    <style:style style:name="gr118" style:family="graphic" style:parent-style-name="standard">
      <style:graphic-properties draw:stroke="solid" svg:stroke-width="0.026cm" svg:stroke-color="#ffffff" draw:stroke-linejoin="round" svg:stroke-linecap="round" draw:fill="solid" draw:fill-color="#35b779" fo:padding-top="0.013cm" fo:padding-bottom="0.013cm" fo:padding-left="0.013cm" fo:padding-right="0.013cm"/>
    </style:style>
    <style:style style:name="gr119" style:family="graphic" style:parent-style-name="standard">
      <style:graphic-properties draw:stroke="solid" svg:stroke-width="0.026cm" svg:stroke-color="#ffffff" draw:stroke-linejoin="round" svg:stroke-linecap="round" draw:fill="solid" draw:fill-color="#25ab82" fo:padding-top="0.013cm" fo:padding-bottom="0.013cm" fo:padding-left="0.013cm" fo:padding-right="0.013cm"/>
    </style:style>
    <style:style style:name="gr120" style:family="graphic" style:parent-style-name="standard">
      <style:graphic-properties draw:stroke="solid" svg:stroke-width="0.026cm" svg:stroke-color="#ffffff" draw:stroke-linejoin="round" svg:stroke-linecap="round" draw:fill="solid" draw:fill-color="#29798e" fo:padding-top="0.013cm" fo:padding-bottom="0.013cm" fo:padding-left="0.013cm" fo:padding-right="0.013cm"/>
    </style:style>
    <style:style style:name="gr121" style:family="graphic" style:parent-style-name="standard">
      <style:graphic-properties draw:stroke="solid" svg:stroke-width="0.026cm" svg:stroke-color="#ffffff" draw:stroke-linejoin="round" svg:stroke-linecap="round" draw:fill="solid" draw:fill-color="#36b878" fo:padding-top="0.013cm" fo:padding-bottom="0.013cm" fo:padding-left="0.013cm" fo:padding-right="0.013cm"/>
    </style:style>
    <style:style style:name="gr122" style:family="graphic" style:parent-style-name="standard">
      <style:graphic-properties draw:stroke="solid" svg:stroke-width="0.026cm" svg:stroke-color="#ffffff" draw:stroke-linejoin="round" svg:stroke-linecap="round" draw:fill="solid" draw:fill-color="#3bba75" fo:padding-top="0.013cm" fo:padding-bottom="0.013cm" fo:padding-left="0.013cm" fo:padding-right="0.013cm"/>
    </style:style>
    <style:style style:name="gr123" style:family="graphic" style:parent-style-name="standard">
      <style:graphic-properties draw:stroke="solid" svg:stroke-width="0.026cm" svg:stroke-color="#ffffff" draw:stroke-linejoin="round" svg:stroke-linecap="round" draw:fill="solid" draw:fill-color="#38b977" fo:padding-top="0.013cm" fo:padding-bottom="0.013cm" fo:padding-left="0.013cm" fo:padding-right="0.013cm"/>
    </style:style>
    <style:style style:name="gr124" style:family="graphic" style:parent-style-name="standard">
      <style:graphic-properties draw:stroke="solid" svg:stroke-width="0.026cm" svg:stroke-color="#ffffff" draw:stroke-linejoin="round" svg:stroke-linecap="round" draw:fill="solid" draw:fill-color="#23a884" fo:padding-top="0.013cm" fo:padding-bottom="0.013cm" fo:padding-left="0.013cm" fo:padding-right="0.013cm"/>
    </style:style>
    <style:style style:name="gr125" style:family="graphic" style:parent-style-name="standard">
      <style:graphic-properties draw:stroke="solid" svg:stroke-width="0.026cm" svg:stroke-color="#ffffff" draw:stroke-linejoin="round" svg:stroke-linecap="round" draw:fill="solid" draw:fill-color="#25aa82" fo:padding-top="0.013cm" fo:padding-bottom="0.013cm" fo:padding-left="0.013cm" fo:padding-right="0.013cm"/>
    </style:style>
    <style:style style:name="gr126" style:family="graphic" style:parent-style-name="standard">
      <style:graphic-properties draw:stroke="solid" svg:stroke-width="0.026cm" svg:stroke-color="#ffffff" draw:stroke-linejoin="round" svg:stroke-linecap="round" draw:fill="solid" draw:fill-color="#28ae80" fo:padding-top="0.013cm" fo:padding-bottom="0.013cm" fo:padding-left="0.013cm" fo:padding-right="0.013cm"/>
    </style:style>
    <style:style style:name="gr127" style:family="graphic" style:parent-style-name="standard">
      <style:graphic-properties draw:stroke="solid" svg:stroke-width="0.026cm" svg:stroke-color="#ffffff" draw:stroke-linejoin="round" svg:stroke-linecap="round" draw:fill="solid" draw:fill-color="#48c06e" fo:padding-top="0.013cm" fo:padding-bottom="0.013cm" fo:padding-left="0.013cm" fo:padding-right="0.013cm"/>
    </style:style>
    <style:style style:name="gr128" style:family="graphic" style:parent-style-name="standard">
      <style:graphic-properties draw:stroke="solid" svg:stroke-width="0.026cm" svg:stroke-color="#ffffff" draw:stroke-linejoin="round" svg:stroke-linecap="round" draw:fill="solid" draw:fill-color="#34b779" fo:padding-top="0.013cm" fo:padding-bottom="0.013cm" fo:padding-left="0.013cm" fo:padding-right="0.013cm"/>
    </style:style>
    <style:style style:name="gr129" style:family="graphic" style:parent-style-name="standard">
      <style:graphic-properties draw:stroke="solid" svg:stroke-width="0.026cm" svg:stroke-color="#ffffff" draw:stroke-linejoin="round" svg:stroke-linecap="round" draw:fill="solid" draw:fill-color="#ede51c" fo:padding-top="0.013cm" fo:padding-bottom="0.013cm" fo:padding-left="0.013cm" fo:padding-right="0.013cm"/>
    </style:style>
    <style:style style:name="gr130" style:family="graphic" style:parent-style-name="standard">
      <style:graphic-properties draw:stroke="solid" svg:stroke-width="0.026cm" svg:stroke-color="#ffffff" draw:stroke-linejoin="round" svg:stroke-linecap="round" draw:fill="solid" draw:fill-color="#d8e21a" fo:padding-top="0.013cm" fo:padding-bottom="0.013cm" fo:padding-left="0.013cm" fo:padding-right="0.013cm"/>
    </style:style>
    <style:style style:name="gr131" style:family="graphic" style:parent-style-name="standard">
      <style:graphic-properties draw:stroke="solid" svg:stroke-width="0.026cm" svg:stroke-color="#ffffff" draw:stroke-linejoin="round" svg:stroke-linecap="round" draw:fill="solid" draw:fill-color="#c2df23" fo:padding-top="0.013cm" fo:padding-bottom="0.013cm" fo:padding-left="0.013cm" fo:padding-right="0.013cm"/>
    </style:style>
    <style:style style:name="gr132" style:family="graphic" style:parent-style-name="standard">
      <style:graphic-properties draw:stroke="solid" svg:stroke-width="0.026cm" svg:stroke-color="#ffffff" draw:stroke-linejoin="round" svg:stroke-linecap="round" draw:fill="solid" draw:fill-color="#99d93e" fo:padding-top="0.013cm" fo:padding-bottom="0.013cm" fo:padding-left="0.013cm" fo:padding-right="0.013cm"/>
    </style:style>
    <style:style style:name="gr133" style:family="graphic" style:parent-style-name="standard">
      <style:graphic-properties draw:stroke="solid" svg:stroke-width="0.026cm" svg:stroke-color="#ffffff" draw:stroke-linejoin="round" svg:stroke-linecap="round" draw:fill="solid" draw:fill-color="#a7db34" fo:padding-top="0.013cm" fo:padding-bottom="0.013cm" fo:padding-left="0.013cm" fo:padding-right="0.013cm"/>
    </style:style>
    <style:style style:name="gr134" style:family="graphic" style:parent-style-name="standard">
      <style:graphic-properties draw:stroke="solid" svg:stroke-width="0.026cm" svg:stroke-color="#ffffff" draw:stroke-linejoin="round" svg:stroke-linecap="round" draw:fill="solid" draw:fill-color="#26828e" fo:padding-top="0.013cm" fo:padding-bottom="0.013cm" fo:padding-left="0.013cm" fo:padding-right="0.013cm"/>
    </style:style>
    <style:style style:name="gr135" style:family="graphic" style:parent-style-name="standard">
      <style:graphic-properties draw:stroke="solid" svg:stroke-width="0.026cm" svg:stroke-color="#ffffff" draw:stroke-linejoin="round" svg:stroke-linecap="round" draw:fill="solid" draw:fill-color="#26818e" fo:padding-top="0.013cm" fo:padding-bottom="0.013cm" fo:padding-left="0.013cm" fo:padding-right="0.013cm"/>
    </style:style>
    <style:style style:name="gr136" style:family="graphic" style:parent-style-name="standard">
      <style:graphic-properties draw:stroke="solid" svg:stroke-width="0.026cm" svg:stroke-color="#ffffff" draw:stroke-linejoin="round" svg:stroke-linecap="round" draw:fill="solid" draw:fill-color="#2eb37d" fo:padding-top="0.013cm" fo:padding-bottom="0.013cm" fo:padding-left="0.013cm" fo:padding-right="0.013cm"/>
    </style:style>
    <style:style style:name="gr137" style:family="graphic" style:parent-style-name="standard">
      <style:graphic-properties draw:stroke="solid" svg:stroke-width="0.026cm" svg:stroke-color="#ffffff" draw:stroke-linejoin="round" svg:stroke-linecap="round" draw:fill="solid" draw:fill-color="#3ebc73" fo:padding-top="0.013cm" fo:padding-bottom="0.013cm" fo:padding-left="0.013cm" fo:padding-right="0.013cm"/>
    </style:style>
    <style:style style:name="gr138" style:family="graphic" style:parent-style-name="standard">
      <style:graphic-properties draw:stroke="solid" svg:stroke-width="0.026cm" svg:stroke-color="#ffffff" draw:stroke-linejoin="round" svg:stroke-linecap="round" draw:fill="solid" draw:fill-color="#74d055" fo:padding-top="0.013cm" fo:padding-bottom="0.013cm" fo:padding-left="0.013cm" fo:padding-right="0.013cm"/>
    </style:style>
    <style:style style:name="gr139" style:family="graphic" style:parent-style-name="standard">
      <style:graphic-properties draw:stroke="solid" svg:stroke-width="0.026cm" svg:stroke-color="#ffffff" draw:stroke-linejoin="round" svg:stroke-linecap="round" draw:fill="solid" draw:fill-color="#21a585" fo:padding-top="0.013cm" fo:padding-bottom="0.013cm" fo:padding-left="0.013cm" fo:padding-right="0.013cm"/>
    </style:style>
    <style:style style:name="gr140" style:family="graphic" style:parent-style-name="standard">
      <style:graphic-properties draw:stroke="solid" svg:stroke-width="0.026cm" svg:stroke-color="#ffffff" draw:stroke-linejoin="round" svg:stroke-linecap="round" draw:fill="solid" draw:fill-color="#20908c" fo:padding-top="0.013cm" fo:padding-bottom="0.013cm" fo:padding-left="0.013cm" fo:padding-right="0.013cm"/>
    </style:style>
    <style:style style:name="gr141" style:family="graphic" style:parent-style-name="standard">
      <style:graphic-properties draw:stroke="solid" svg:stroke-width="0.026cm" svg:stroke-color="#ffffff" draw:stroke-linejoin="round" svg:stroke-linecap="round" draw:fill="solid" draw:fill-color="#2f6c8e" fo:padding-top="0.013cm" fo:padding-bottom="0.013cm" fo:padding-left="0.013cm" fo:padding-right="0.013cm"/>
    </style:style>
    <style:style style:name="gr142" style:family="graphic" style:parent-style-name="standard">
      <style:graphic-properties draw:stroke="solid" svg:stroke-width="0.026cm" svg:stroke-color="#ffffff" draw:stroke-linejoin="round" svg:stroke-linecap="round" draw:fill="solid" draw:fill-color="#3d4e8a" fo:padding-top="0.013cm" fo:padding-bottom="0.013cm" fo:padding-left="0.013cm" fo:padding-right="0.013cm"/>
    </style:style>
    <style:style style:name="gr143" style:family="graphic" style:parent-style-name="standard">
      <style:graphic-properties draw:stroke="solid" svg:stroke-width="0.026cm" svg:stroke-color="#ffffff" draw:stroke-linejoin="round" svg:stroke-linecap="round" draw:fill="solid" draw:fill-color="#80d34e" fo:padding-top="0.013cm" fo:padding-bottom="0.013cm" fo:padding-left="0.013cm" fo:padding-right="0.013cm"/>
    </style:style>
    <style:style style:name="gr144" style:family="graphic" style:parent-style-name="standard">
      <style:graphic-properties draw:stroke="solid" svg:stroke-width="0.026cm" svg:stroke-color="#ffffff" draw:stroke-linejoin="round" svg:stroke-linecap="round" draw:fill="solid" draw:fill-color="#28ad80" fo:padding-top="0.013cm" fo:padding-bottom="0.013cm" fo:padding-left="0.013cm" fo:padding-right="0.013cm"/>
    </style:style>
    <style:style style:name="gr145" style:family="graphic" style:parent-style-name="standard">
      <style:graphic-properties draw:stroke="solid" svg:stroke-width="0.026cm" svg:stroke-color="#ffffff" draw:stroke-linejoin="round" svg:stroke-linecap="round" draw:fill="solid" draw:fill-color="#3cbb75" fo:padding-top="0.013cm" fo:padding-bottom="0.013cm" fo:padding-left="0.013cm" fo:padding-right="0.013cm"/>
    </style:style>
    <style:style style:name="gr146" style:family="graphic" style:parent-style-name="standard">
      <style:graphic-properties draw:stroke="solid" svg:stroke-width="0.026cm" svg:stroke-color="#ffffff" draw:stroke-linejoin="round" svg:stroke-linecap="round" draw:fill="solid" draw:fill-color="#23888e" fo:padding-top="0.013cm" fo:padding-bottom="0.013cm" fo:padding-left="0.013cm" fo:padding-right="0.013cm"/>
    </style:style>
    <style:style style:name="gr147" style:family="graphic" style:parent-style-name="standard">
      <style:graphic-properties draw:stroke="solid" svg:stroke-width="0.026cm" svg:stroke-color="#ffffff" draw:stroke-linejoin="round" svg:stroke-linecap="round" draw:fill="solid" draw:fill-color="#cde11e" fo:padding-top="0.013cm" fo:padding-bottom="0.013cm" fo:padding-left="0.013cm" fo:padding-right="0.013cm"/>
    </style:style>
    <style:style style:name="gr148" style:family="graphic" style:parent-style-name="standard">
      <style:graphic-properties draw:stroke="solid" svg:stroke-width="0.026cm" svg:stroke-color="#ffffff" draw:stroke-linejoin="round" svg:stroke-linecap="round" draw:fill="solid" draw:fill-color="#b4dd2c" fo:padding-top="0.013cm" fo:padding-bottom="0.013cm" fo:padding-left="0.013cm" fo:padding-right="0.013cm"/>
    </style:style>
    <style:style style:name="gr149" style:family="graphic" style:parent-style-name="standard">
      <style:graphic-properties draw:stroke="solid" svg:stroke-width="0.026cm" svg:stroke-color="#ffffff" draw:stroke-linejoin="round" svg:stroke-linecap="round" draw:fill="solid" draw:fill-color="#a5db36" fo:padding-top="0.013cm" fo:padding-bottom="0.013cm" fo:padding-left="0.013cm" fo:padding-right="0.013cm"/>
    </style:style>
    <style:style style:name="gr150" style:family="graphic" style:parent-style-name="standard">
      <style:graphic-properties draw:stroke="solid" svg:stroke-width="0.026cm" svg:stroke-color="#ffffff" draw:stroke-linejoin="round" svg:stroke-linecap="round" draw:fill="solid" draw:fill-color="#a3db37" fo:padding-top="0.013cm" fo:padding-bottom="0.013cm" fo:padding-left="0.013cm" fo:padding-right="0.013cm"/>
    </style:style>
    <style:style style:name="gr151" style:family="graphic" style:parent-style-name="standard">
      <style:graphic-properties draw:stroke="solid" svg:stroke-width="0.026cm" svg:stroke-color="#ffffff" draw:stroke-linejoin="round" svg:stroke-linecap="round" draw:fill="solid" draw:fill-color="#7cd250" fo:padding-top="0.013cm" fo:padding-bottom="0.013cm" fo:padding-left="0.013cm" fo:padding-right="0.013cm"/>
    </style:style>
    <style:style style:name="gr152" style:family="graphic" style:parent-style-name="standard">
      <style:graphic-properties draw:stroke="solid" svg:stroke-width="0.026cm" svg:stroke-color="#ffffff" draw:stroke-linejoin="round" svg:stroke-linecap="round" draw:fill="solid" draw:fill-color="#72cf56" fo:padding-top="0.013cm" fo:padding-bottom="0.013cm" fo:padding-left="0.013cm" fo:padding-right="0.013cm"/>
    </style:style>
    <style:style style:name="gr153" style:family="graphic" style:parent-style-name="standard">
      <style:graphic-properties draw:stroke="solid" svg:stroke-width="0.026cm" svg:stroke-color="#ffffff" draw:stroke-linejoin="round" svg:stroke-linecap="round" draw:fill="solid" draw:fill-color="#2d728e" fo:padding-top="0.013cm" fo:padding-bottom="0.013cm" fo:padding-left="0.013cm" fo:padding-right="0.013cm"/>
    </style:style>
    <style:style style:name="gr154" style:family="graphic" style:parent-style-name="standard">
      <style:graphic-properties draw:stroke="solid" svg:stroke-width="0.026cm" svg:stroke-color="#ffffff" draw:stroke-linejoin="round" svg:stroke-linecap="round" draw:fill="solid" draw:fill-color="#2e6e8e" fo:padding-top="0.013cm" fo:padding-bottom="0.013cm" fo:padding-left="0.013cm" fo:padding-right="0.013cm"/>
    </style:style>
    <style:style style:name="gr155" style:family="graphic" style:parent-style-name="standard">
      <style:graphic-properties draw:stroke="solid" svg:stroke-width="0.026cm" svg:stroke-color="#ffffff" draw:stroke-linejoin="round" svg:stroke-linecap="round" draw:fill="solid" draw:fill-color="#31678e" fo:padding-top="0.013cm" fo:padding-bottom="0.013cm" fo:padding-left="0.013cm" fo:padding-right="0.013cm"/>
    </style:style>
    <style:style style:name="gr156" style:family="graphic" style:parent-style-name="standard">
      <style:graphic-properties draw:stroke="solid" svg:stroke-width="0.026cm" svg:stroke-color="#ffffff" draw:stroke-linejoin="round" svg:stroke-linecap="round" draw:fill="solid" draw:fill-color="#8bd547" fo:padding-top="0.013cm" fo:padding-bottom="0.013cm" fo:padding-left="0.013cm" fo:padding-right="0.013cm"/>
    </style:style>
    <style:style style:name="gr157" style:family="graphic" style:parent-style-name="standard">
      <style:graphic-properties draw:stroke="solid" svg:stroke-width="0.026cm" svg:stroke-color="#ffffff" draw:stroke-linejoin="round" svg:stroke-linecap="round" draw:fill="solid" draw:fill-color="#a4db37" fo:padding-top="0.013cm" fo:padding-bottom="0.013cm" fo:padding-left="0.013cm" fo:padding-right="0.013cm"/>
    </style:style>
    <style:style style:name="gr158" style:family="graphic" style:parent-style-name="standard">
      <style:graphic-properties draw:stroke="solid" svg:stroke-width="0.026cm" svg:stroke-color="#ffffff" draw:stroke-linejoin="round" svg:stroke-linecap="round" draw:fill="solid" draw:fill-color="#76d054" fo:padding-top="0.013cm" fo:padding-bottom="0.013cm" fo:padding-left="0.013cm" fo:padding-right="0.013cm"/>
    </style:style>
    <style:style style:name="gr159" style:family="graphic" style:parent-style-name="standard">
      <style:graphic-properties draw:stroke="solid" svg:stroke-width="0.026cm" svg:stroke-color="#ffffff" draw:stroke-linejoin="round" svg:stroke-linecap="round" draw:fill="solid" draw:fill-color="#27ad80" fo:padding-top="0.013cm" fo:padding-bottom="0.013cm" fo:padding-left="0.013cm" fo:padding-right="0.013cm"/>
    </style:style>
    <style:style style:name="gr160" style:family="graphic" style:parent-style-name="standard">
      <style:graphic-properties draw:stroke="solid" svg:stroke-width="0.026cm" svg:stroke-color="#ffffff" draw:stroke-linejoin="round" svg:stroke-linecap="round" draw:fill="solid" draw:fill-color="#dfe319" fo:padding-top="0.013cm" fo:padding-bottom="0.013cm" fo:padding-left="0.013cm" fo:padding-right="0.013cm"/>
    </style:style>
    <style:style style:name="gr161" style:family="graphic" style:parent-style-name="standard">
      <style:graphic-properties draw:stroke="solid" svg:stroke-width="0.026cm" svg:stroke-color="#ffffff" draw:stroke-linejoin="round" svg:stroke-linecap="round" draw:fill="solid" draw:fill-color="#d4e21b" fo:padding-top="0.013cm" fo:padding-bottom="0.013cm" fo:padding-left="0.013cm" fo:padding-right="0.013cm"/>
    </style:style>
    <style:style style:name="gr162" style:family="graphic" style:parent-style-name="standard">
      <style:graphic-properties draw:stroke="solid" svg:stroke-width="0.026cm" svg:stroke-color="#ffffff" draw:stroke-linejoin="round" svg:stroke-linecap="round" draw:fill="solid" draw:fill-color="#77d153" fo:padding-top="0.013cm" fo:padding-bottom="0.013cm" fo:padding-left="0.013cm" fo:padding-right="0.013cm"/>
    </style:style>
    <style:style style:name="gr163" style:family="graphic" style:parent-style-name="standard">
      <style:graphic-properties draw:stroke="solid" svg:stroke-width="0.026cm" svg:stroke-color="#ffffff" draw:stroke-linejoin="round" svg:stroke-linecap="round" draw:fill="solid" draw:fill-color="#228d8d" fo:padding-top="0.013cm" fo:padding-bottom="0.013cm" fo:padding-left="0.013cm" fo:padding-right="0.013cm"/>
    </style:style>
    <style:style style:name="gr164" style:family="graphic" style:parent-style-name="standard">
      <style:graphic-properties draw:stroke="solid" svg:stroke-width="0.026cm" svg:stroke-color="#ffffff" draw:stroke-linejoin="round" svg:stroke-linecap="round" draw:fill="solid" draw:fill-color="#79d152" fo:padding-top="0.013cm" fo:padding-bottom="0.013cm" fo:padding-left="0.013cm" fo:padding-right="0.013cm"/>
    </style:style>
    <style:style style:name="gr165" style:family="graphic" style:parent-style-name="standard">
      <style:graphic-properties draw:stroke="solid" svg:stroke-width="0.026cm" svg:stroke-color="#ffffff" draw:stroke-linejoin="round" svg:stroke-linecap="round" draw:fill="solid" draw:fill-color="#7fd34e" fo:padding-top="0.013cm" fo:padding-bottom="0.013cm" fo:padding-left="0.013cm" fo:padding-right="0.013cm"/>
    </style:style>
    <style:style style:name="gr166" style:family="graphic" style:parent-style-name="standard">
      <style:graphic-properties draw:stroke="solid" svg:stroke-width="0.026cm" svg:stroke-color="#ffffff" draw:stroke-linejoin="round" svg:stroke-linecap="round" draw:fill="solid" draw:fill-color="#1e9e88" fo:padding-top="0.013cm" fo:padding-bottom="0.013cm" fo:padding-left="0.013cm" fo:padding-right="0.013cm"/>
    </style:style>
    <style:style style:name="gr167" style:family="graphic" style:parent-style-name="standard">
      <style:graphic-properties draw:stroke="solid" svg:stroke-width="0.026cm" svg:stroke-color="#ffffff" draw:stroke-linejoin="round" svg:stroke-linecap="round" draw:fill="solid" draw:fill-color="#1e9b8a" fo:padding-top="0.013cm" fo:padding-bottom="0.013cm" fo:padding-left="0.013cm" fo:padding-right="0.013cm"/>
    </style:style>
    <style:style style:name="gr168" style:family="graphic" style:parent-style-name="standard">
      <style:graphic-properties draw:stroke="solid" svg:stroke-width="0.026cm" svg:stroke-color="#ffffff" draw:stroke-linejoin="round" svg:stroke-linecap="round" draw:fill="solid" draw:fill-color="#30688e" fo:padding-top="0.013cm" fo:padding-bottom="0.013cm" fo:padding-left="0.013cm" fo:padding-right="0.013cm"/>
    </style:style>
    <style:style style:name="gr169" style:family="graphic" style:parent-style-name="standard">
      <style:graphic-properties draw:stroke="solid" svg:stroke-width="0.026cm" svg:stroke-color="#ffffff" draw:stroke-linejoin="round" svg:stroke-linecap="round" draw:fill="solid" draw:fill-color="#20a386" fo:padding-top="0.013cm" fo:padding-bottom="0.013cm" fo:padding-left="0.013cm" fo:padding-right="0.013cm"/>
    </style:style>
    <style:style style:name="gr170" style:family="graphic" style:parent-style-name="standard">
      <style:graphic-properties draw:stroke="solid" svg:stroke-width="0.026cm" svg:stroke-color="#ffffff" draw:stroke-linejoin="round" svg:stroke-linecap="round" draw:fill="solid" draw:fill-color="#37b978" fo:padding-top="0.013cm" fo:padding-bottom="0.013cm" fo:padding-left="0.013cm" fo:padding-right="0.013cm"/>
    </style:style>
    <style:style style:name="gr171" style:family="graphic" style:parent-style-name="standard">
      <style:graphic-properties draw:stroke="solid" svg:stroke-width="0.026cm" svg:stroke-color="#ffffff" draw:stroke-linejoin="round" svg:stroke-linecap="round" draw:fill="solid" draw:fill-color="#25848e" fo:padding-top="0.013cm" fo:padding-bottom="0.013cm" fo:padding-left="0.013cm" fo:padding-right="0.013cm"/>
    </style:style>
    <style:style style:name="gr172" style:family="graphic" style:parent-style-name="standard">
      <style:graphic-properties draw:stroke="solid" svg:stroke-width="0.026cm" svg:stroke-color="#ffffff" draw:stroke-linejoin="round" svg:stroke-linecap="round" draw:fill="solid" draw:fill-color="#b1dd2d" fo:padding-top="0.013cm" fo:padding-bottom="0.013cm" fo:padding-left="0.013cm" fo:padding-right="0.013cm"/>
    </style:style>
    <style:style style:name="gr173" style:family="graphic" style:parent-style-name="standard">
      <style:graphic-properties draw:stroke="solid" svg:stroke-width="0.026cm" svg:stroke-color="#ffffff" draw:stroke-linejoin="round" svg:stroke-linecap="round" draw:fill="solid" draw:fill-color="#83d44c" fo:padding-top="0.013cm" fo:padding-bottom="0.013cm" fo:padding-left="0.013cm" fo:padding-right="0.013cm"/>
    </style:style>
    <style:style style:name="gr174" style:family="graphic" style:parent-style-name="standard">
      <style:graphic-properties draw:stroke="solid" svg:stroke-width="0.026cm" svg:stroke-color="#ffffff" draw:stroke-linejoin="round" svg:stroke-linecap="round" draw:fill="solid" draw:fill-color="#84d44b" fo:padding-top="0.013cm" fo:padding-bottom="0.013cm" fo:padding-left="0.013cm" fo:padding-right="0.013cm"/>
    </style:style>
    <style:style style:name="gr175" style:family="graphic" style:parent-style-name="standard">
      <style:graphic-properties draw:stroke="solid" svg:stroke-width="0.026cm" svg:stroke-color="#ffffff" draw:stroke-linejoin="round" svg:stroke-linecap="round" draw:fill="solid" draw:fill-color="#51c46a" fo:padding-top="0.013cm" fo:padding-bottom="0.013cm" fo:padding-left="0.013cm" fo:padding-right="0.013cm"/>
    </style:style>
    <style:style style:name="gr176" style:family="graphic" style:parent-style-name="standard">
      <style:graphic-properties draw:stroke="solid" svg:stroke-width="0.026cm" svg:stroke-color="#ffffff" draw:stroke-linejoin="round" svg:stroke-linecap="round" draw:fill="solid" draw:fill-color="#20a286" fo:padding-top="0.013cm" fo:padding-bottom="0.013cm" fo:padding-left="0.013cm" fo:padding-right="0.013cm"/>
    </style:style>
    <style:style style:name="gr177" style:family="graphic" style:parent-style-name="standard">
      <style:graphic-properties draw:stroke="solid" svg:stroke-width="0.026cm" svg:stroke-color="#ffffff" draw:stroke-linejoin="round" svg:stroke-linecap="round" draw:fill="solid" draw:fill-color="#30b57c" fo:padding-top="0.013cm" fo:padding-bottom="0.013cm" fo:padding-left="0.013cm" fo:padding-right="0.013cm"/>
    </style:style>
    <style:style style:name="gr178" style:family="graphic" style:parent-style-name="standard">
      <style:graphic-properties draw:stroke="solid" svg:stroke-width="0.026cm" svg:stroke-color="#ffffff" draw:stroke-linejoin="round" svg:stroke-linecap="round" draw:fill="solid" draw:fill-color="#355e8d" fo:padding-top="0.013cm" fo:padding-bottom="0.013cm" fo:padding-left="0.013cm" fo:padding-right="0.013cm"/>
    </style:style>
    <style:style style:name="gr179" style:family="graphic" style:parent-style-name="standard">
      <style:graphic-properties draw:stroke="solid" svg:stroke-width="0.026cm" svg:stroke-color="#ffffff" draw:stroke-linejoin="round" svg:stroke-linecap="round" draw:fill="solid" draw:fill-color="#4bc16d" fo:padding-top="0.013cm" fo:padding-bottom="0.013cm" fo:padding-left="0.013cm" fo:padding-right="0.013cm"/>
    </style:style>
    <style:style style:name="gr180" style:family="graphic" style:parent-style-name="standard">
      <style:graphic-properties draw:stroke="solid" svg:stroke-width="0.026cm" svg:stroke-color="#ffffff" draw:stroke-linejoin="round" svg:stroke-linecap="round" draw:fill="solid" draw:fill-color="#2bb07e" fo:padding-top="0.013cm" fo:padding-bottom="0.013cm" fo:padding-left="0.013cm" fo:padding-right="0.013cm"/>
    </style:style>
    <style:style style:name="gr181" style:family="graphic" style:parent-style-name="standard">
      <style:graphic-properties draw:stroke="solid" svg:stroke-width="0.026cm" svg:stroke-color="#ffffff" draw:stroke-linejoin="round" svg:stroke-linecap="round" draw:fill="solid" draw:fill-color="#57c667" fo:padding-top="0.013cm" fo:padding-bottom="0.013cm" fo:padding-left="0.013cm" fo:padding-right="0.013cm"/>
    </style:style>
    <style:style style:name="gr182" style:family="graphic" style:parent-style-name="standard">
      <style:graphic-properties draw:stroke="solid" svg:stroke-width="0.026cm" svg:stroke-color="#ffffff" draw:stroke-linejoin="round" svg:stroke-linecap="round" draw:fill="solid" draw:fill-color="#9fda3a" fo:padding-top="0.013cm" fo:padding-bottom="0.013cm" fo:padding-left="0.013cm" fo:padding-right="0.013cm"/>
    </style:style>
    <style:style style:name="gr183" style:family="graphic" style:parent-style-name="standard">
      <style:graphic-properties draw:stroke="solid" svg:stroke-width="0.026cm" svg:stroke-color="#ffffff" draw:stroke-linejoin="round" svg:stroke-linecap="round" draw:fill="solid" draw:fill-color="#b9de29" fo:padding-top="0.013cm" fo:padding-bottom="0.013cm" fo:padding-left="0.013cm" fo:padding-right="0.013cm"/>
    </style:style>
    <style:style style:name="gr184" style:family="graphic" style:parent-style-name="standard">
      <style:graphic-properties draw:stroke="solid" svg:stroke-width="0.026cm" svg:stroke-color="#ffffff" draw:stroke-linejoin="round" svg:stroke-linecap="round" draw:fill="solid" draw:fill-color="#93d741" fo:padding-top="0.013cm" fo:padding-bottom="0.013cm" fo:padding-left="0.013cm" fo:padding-right="0.013cm"/>
    </style:style>
    <style:style style:name="gr185" style:family="graphic" style:parent-style-name="standard">
      <style:graphic-properties draw:stroke="solid" svg:stroke-width="0.026cm" svg:stroke-color="#ffffff" draw:stroke-linejoin="round" svg:stroke-linecap="round" draw:fill="solid" draw:fill-color="#8cd645" fo:padding-top="0.013cm" fo:padding-bottom="0.013cm" fo:padding-left="0.013cm" fo:padding-right="0.013cm"/>
    </style:style>
    <style:style style:name="gr186" style:family="graphic" style:parent-style-name="standard">
      <style:graphic-properties draw:stroke="solid" svg:stroke-width="0.026cm" svg:stroke-color="#ffffff" draw:stroke-linejoin="round" svg:stroke-linecap="round" draw:fill="solid" draw:fill-color="#39b977" fo:padding-top="0.013cm" fo:padding-bottom="0.013cm" fo:padding-left="0.013cm" fo:padding-right="0.013cm"/>
    </style:style>
    <style:style style:name="gr187" style:family="graphic" style:parent-style-name="standard">
      <style:graphic-properties draw:stroke="solid" svg:stroke-width="0.026cm" svg:stroke-color="#ffffff" draw:stroke-linejoin="round" svg:stroke-linecap="round" draw:fill="solid" draw:fill-color="#4ec26b" fo:padding-top="0.013cm" fo:padding-bottom="0.013cm" fo:padding-left="0.013cm" fo:padding-right="0.013cm"/>
    </style:style>
    <style:style style:name="gr188" style:family="graphic" style:parent-style-name="standard">
      <style:graphic-properties draw:stroke="solid" svg:stroke-width="0.026cm" svg:stroke-color="#ffffff" draw:stroke-linejoin="round" svg:stroke-linecap="round" draw:fill="solid" draw:fill-color="#24a983" fo:padding-top="0.013cm" fo:padding-bottom="0.013cm" fo:padding-left="0.013cm" fo:padding-right="0.013cm"/>
    </style:style>
    <style:style style:name="gr189" style:family="graphic" style:parent-style-name="standard">
      <style:graphic-properties draw:stroke="solid" svg:stroke-width="0.026cm" svg:stroke-color="#ffffff" draw:stroke-linejoin="round" svg:stroke-linecap="round" draw:fill="solid" draw:fill-color="#6ccd5a" fo:padding-top="0.013cm" fo:padding-bottom="0.013cm" fo:padding-left="0.013cm" fo:padding-right="0.013cm"/>
    </style:style>
    <style:style style:name="gr190" style:family="graphic" style:parent-style-name="standard">
      <style:graphic-properties draw:stroke="solid" svg:stroke-width="0.026cm" svg:stroke-color="#ffffff" draw:stroke-linejoin="round" svg:stroke-linecap="round" draw:fill="solid" draw:fill-color="#7bd251" fo:padding-top="0.013cm" fo:padding-bottom="0.013cm" fo:padding-left="0.013cm" fo:padding-right="0.013cm"/>
    </style:style>
    <style:style style:name="gr191" style:family="graphic" style:parent-style-name="standard">
      <style:graphic-properties draw:stroke="solid" svg:stroke-width="0.026cm" svg:stroke-color="#ffffff" draw:stroke-linejoin="round" svg:stroke-linecap="round" draw:fill="solid" draw:fill-color="#65cb5e" fo:padding-top="0.013cm" fo:padding-bottom="0.013cm" fo:padding-left="0.013cm" fo:padding-right="0.013cm"/>
    </style:style>
    <style:style style:name="gr192" style:family="graphic" style:parent-style-name="standard">
      <style:graphic-properties draw:stroke="solid" svg:stroke-width="0.026cm" svg:stroke-color="#ffffff" draw:stroke-linejoin="round" svg:stroke-linecap="round" draw:fill="solid" draw:fill-color="#9ad93d" fo:padding-top="0.013cm" fo:padding-bottom="0.013cm" fo:padding-left="0.013cm" fo:padding-right="0.013cm"/>
    </style:style>
    <style:style style:name="gr193" style:family="graphic" style:parent-style-name="standard">
      <style:graphic-properties draw:stroke="solid" svg:stroke-width="0.026cm" svg:stroke-color="#ffffff" draw:stroke-linejoin="round" svg:stroke-linecap="round" draw:fill="solid" draw:fill-color="#70cf57" fo:padding-top="0.013cm" fo:padding-bottom="0.013cm" fo:padding-left="0.013cm" fo:padding-right="0.013cm"/>
    </style:style>
    <style:style style:name="gr194" style:family="graphic" style:parent-style-name="standard">
      <style:graphic-properties draw:stroke="solid" svg:stroke-width="0.026cm" svg:stroke-color="#ffffff" draw:stroke-linejoin="round" svg:stroke-linecap="round" draw:fill="solid" draw:fill-color="#49c06e" fo:padding-top="0.013cm" fo:padding-bottom="0.013cm" fo:padding-left="0.013cm" fo:padding-right="0.013cm"/>
    </style:style>
    <style:style style:name="gr195" style:family="graphic" style:parent-style-name="standard">
      <style:graphic-properties draw:stroke="solid" svg:stroke-width="0.026cm" svg:stroke-color="#ffffff" draw:stroke-linejoin="round" svg:stroke-linecap="round" draw:fill="solid" draw:fill-color="#c2df24" fo:padding-top="0.013cm" fo:padding-bottom="0.013cm" fo:padding-left="0.013cm" fo:padding-right="0.013cm"/>
    </style:style>
    <style:style style:name="gr196" style:family="graphic" style:parent-style-name="standard">
      <style:graphic-properties draw:stroke="solid" svg:stroke-width="0.026cm" svg:stroke-color="#ffffff" draw:stroke-linejoin="round" svg:stroke-linecap="round" draw:fill="solid" draw:fill-color="#afdc2e" fo:padding-top="0.013cm" fo:padding-bottom="0.013cm" fo:padding-left="0.013cm" fo:padding-right="0.013cm"/>
    </style:style>
    <style:style style:name="gr197" style:family="graphic" style:parent-style-name="standard">
      <style:graphic-properties draw:stroke="solid" svg:stroke-width="0.026cm" svg:stroke-color="#ffffff" draw:stroke-linejoin="round" svg:stroke-linecap="round" draw:fill="solid" draw:fill-color="#20a486" fo:padding-top="0.013cm" fo:padding-bottom="0.013cm" fo:padding-left="0.013cm" fo:padding-right="0.013cm"/>
    </style:style>
    <style:style style:name="gr198" style:family="graphic" style:parent-style-name="standard">
      <style:graphic-properties draw:stroke="solid" svg:stroke-width="0.026cm" svg:stroke-color="#ffffff" draw:stroke-linejoin="round" svg:stroke-linecap="round" draw:fill="solid" draw:fill-color="#23a983" fo:padding-top="0.013cm" fo:padding-bottom="0.013cm" fo:padding-left="0.013cm" fo:padding-right="0.013cm"/>
    </style:style>
    <style:style style:name="gr199" style:family="graphic" style:parent-style-name="standard">
      <style:graphic-properties draw:stroke="solid" svg:stroke-width="0.026cm" svg:stroke-color="#ffffff" draw:stroke-linejoin="round" svg:stroke-linecap="round" draw:fill="solid" draw:fill-color="#218f8d" fo:padding-top="0.013cm" fo:padding-bottom="0.013cm" fo:padding-left="0.013cm" fo:padding-right="0.013cm"/>
    </style:style>
    <style:style style:name="gr200" style:family="graphic" style:parent-style-name="standard">
      <style:graphic-properties draw:stroke="solid" svg:stroke-width="0.026cm" svg:stroke-color="#ffffff" draw:stroke-linejoin="round" svg:stroke-linecap="round" draw:fill="solid" draw:fill-color="#43be70" fo:padding-top="0.013cm" fo:padding-bottom="0.013cm" fo:padding-left="0.013cm" fo:padding-right="0.013cm"/>
    </style:style>
    <style:style style:name="gr201" style:family="graphic" style:parent-style-name="standard">
      <style:graphic-properties draw:stroke="solid" svg:stroke-width="0.026cm" svg:stroke-color="#ffffff" draw:stroke-linejoin="round" svg:stroke-linecap="round" draw:fill="solid" draw:fill-color="#e3e419" fo:padding-top="0.013cm" fo:padding-bottom="0.013cm" fo:padding-left="0.013cm" fo:padding-right="0.013cm"/>
    </style:style>
    <style:style style:name="gr202" style:family="graphic" style:parent-style-name="standard">
      <style:graphic-properties draw:stroke="solid" svg:stroke-width="0.026cm" svg:stroke-color="#ffffff" draw:stroke-linejoin="round" svg:stroke-linecap="round" draw:fill="solid" draw:fill-color="#c1df24" fo:padding-top="0.013cm" fo:padding-bottom="0.013cm" fo:padding-left="0.013cm" fo:padding-right="0.013cm"/>
    </style:style>
    <style:style style:name="gr203" style:family="graphic" style:parent-style-name="standard">
      <style:graphic-properties draw:stroke="solid" svg:stroke-width="0.026cm" svg:stroke-color="#ffffff" draw:stroke-linejoin="round" svg:stroke-linecap="round" draw:fill="solid" draw:fill-color="#b8de29" fo:padding-top="0.013cm" fo:padding-bottom="0.013cm" fo:padding-left="0.013cm" fo:padding-right="0.013cm"/>
    </style:style>
    <style:style style:name="gr204" style:family="graphic" style:parent-style-name="standard">
      <style:graphic-properties draw:stroke="solid" svg:stroke-width="0.026cm" svg:stroke-color="#ffffff" draw:stroke-linejoin="round" svg:stroke-linecap="round" draw:fill="solid" draw:fill-color="#9dda3b" fo:padding-top="0.013cm" fo:padding-bottom="0.013cm" fo:padding-left="0.013cm" fo:padding-right="0.013cm"/>
    </style:style>
    <style:style style:name="gr205" style:family="graphic" style:parent-style-name="standard">
      <style:graphic-properties draw:stroke="solid" svg:stroke-width="0.026cm" svg:stroke-color="#ffffff" draw:stroke-linejoin="round" svg:stroke-linecap="round" draw:fill="solid" draw:fill-color="#a0da39" fo:padding-top="0.013cm" fo:padding-bottom="0.013cm" fo:padding-left="0.013cm" fo:padding-right="0.013cm"/>
    </style:style>
    <style:style style:name="gr206" style:family="graphic" style:parent-style-name="standard">
      <style:graphic-properties draw:stroke="solid" svg:stroke-width="0.026cm" svg:stroke-color="#ffffff" draw:stroke-linejoin="round" svg:stroke-linecap="round" draw:fill="solid" draw:fill-color="#97d83f" fo:padding-top="0.013cm" fo:padding-bottom="0.013cm" fo:padding-left="0.013cm" fo:padding-right="0.013cm"/>
    </style:style>
    <style:style style:name="gr207" style:family="graphic" style:parent-style-name="standard">
      <style:graphic-properties draw:stroke="solid" svg:stroke-width="0.026cm" svg:stroke-color="#ffffff" draw:stroke-linejoin="round" svg:stroke-linecap="round" draw:fill="solid" draw:fill-color="#53c469" fo:padding-top="0.013cm" fo:padding-bottom="0.013cm" fo:padding-left="0.013cm" fo:padding-right="0.013cm"/>
    </style:style>
    <style:style style:name="gr208" style:family="graphic" style:parent-style-name="standard">
      <style:graphic-properties draw:stroke="solid" svg:stroke-width="0.026cm" svg:stroke-color="#ffffff" draw:stroke-linejoin="round" svg:stroke-linecap="round" draw:fill="solid" draw:fill-color="#45bf6f" fo:padding-top="0.013cm" fo:padding-bottom="0.013cm" fo:padding-left="0.013cm" fo:padding-right="0.013cm"/>
    </style:style>
    <style:style style:name="gr209" style:family="graphic" style:parent-style-name="standard">
      <style:graphic-properties draw:stroke="solid" svg:stroke-width="0.026cm" svg:stroke-color="#ffffff" draw:stroke-linejoin="round" svg:stroke-linecap="round" draw:fill="solid" draw:fill-color="#22a785" fo:padding-top="0.013cm" fo:padding-bottom="0.013cm" fo:padding-left="0.013cm" fo:padding-right="0.013cm"/>
    </style:style>
    <style:style style:name="gr210" style:family="graphic" style:parent-style-name="standard">
      <style:graphic-properties draw:stroke="solid" svg:stroke-width="0.026cm" svg:stroke-color="#ffffff" draw:stroke-linejoin="round" svg:stroke-linecap="round" draw:fill="solid" draw:fill-color="#287c8e" fo:padding-top="0.013cm" fo:padding-bottom="0.013cm" fo:padding-left="0.013cm" fo:padding-right="0.013cm"/>
    </style:style>
    <style:style style:name="gr211" style:family="graphic" style:parent-style-name="standard">
      <style:graphic-properties draw:stroke="solid" svg:stroke-width="0.026cm" svg:stroke-color="#ffffff" draw:stroke-linejoin="round" svg:stroke-linecap="round" draw:fill="solid" draw:fill-color="#b5dd2b" fo:padding-top="0.013cm" fo:padding-bottom="0.013cm" fo:padding-left="0.013cm" fo:padding-right="0.013cm"/>
    </style:style>
    <style:style style:name="gr212" style:family="graphic" style:parent-style-name="standard">
      <style:graphic-properties draw:stroke="solid" svg:stroke-width="0.026cm" svg:stroke-color="#ffffff" draw:stroke-linejoin="round" svg:stroke-linecap="round" draw:fill="solid" draw:fill-color="#8ad547" fo:padding-top="0.013cm" fo:padding-bottom="0.013cm" fo:padding-left="0.013cm" fo:padding-right="0.013cm"/>
    </style:style>
    <style:style style:name="gr213" style:family="graphic" style:parent-style-name="standard">
      <style:graphic-properties draw:stroke="solid" svg:stroke-width="0.026cm" svg:stroke-color="#ffffff" draw:stroke-linejoin="round" svg:stroke-linecap="round" draw:fill="solid" draw:fill-color="#66cc5d" fo:padding-top="0.013cm" fo:padding-bottom="0.013cm" fo:padding-left="0.013cm" fo:padding-right="0.013cm"/>
    </style:style>
    <style:style style:name="gr214" style:family="graphic" style:parent-style-name="standard">
      <style:graphic-properties draw:stroke="solid" svg:stroke-width="0.026cm" svg:stroke-color="#ffffff" draw:stroke-linejoin="round" svg:stroke-linecap="round" draw:fill="solid" draw:fill-color="#35608d" fo:padding-top="0.013cm" fo:padding-bottom="0.013cm" fo:padding-left="0.013cm" fo:padding-right="0.013cm"/>
    </style:style>
    <style:style style:name="gr215" style:family="graphic" style:parent-style-name="standard">
      <style:graphic-properties draw:stroke="solid" svg:stroke-width="0.026cm" svg:stroke-color="#ffffff" draw:stroke-linejoin="round" svg:stroke-linecap="round" draw:fill="solid" draw:fill-color="#365b8d" fo:padding-top="0.013cm" fo:padding-bottom="0.013cm" fo:padding-left="0.013cm" fo:padding-right="0.013cm"/>
    </style:style>
    <style:style style:name="gr216" style:family="graphic" style:parent-style-name="standard">
      <style:graphic-properties draw:stroke="solid" svg:stroke-width="0.026cm" svg:stroke-color="#ffffff" draw:stroke-linejoin="round" svg:stroke-linecap="round" draw:fill="solid" draw:fill-color="#addc30" fo:padding-top="0.013cm" fo:padding-bottom="0.013cm" fo:padding-left="0.013cm" fo:padding-right="0.013cm"/>
    </style:style>
    <style:style style:name="gr217" style:family="graphic" style:parent-style-name="standard">
      <style:graphic-properties draw:stroke="solid" svg:stroke-width="0.026cm" svg:stroke-color="#ffffff" draw:stroke-linejoin="round" svg:stroke-linecap="round" draw:fill="solid" draw:fill-color="#9cd93c" fo:padding-top="0.013cm" fo:padding-bottom="0.013cm" fo:padding-left="0.013cm" fo:padding-right="0.013cm"/>
    </style:style>
    <style:style style:name="gr218" style:family="graphic" style:parent-style-name="standard">
      <style:graphic-properties draw:stroke="solid" svg:stroke-width="0.026cm" svg:stroke-color="#ffffff" draw:stroke-linejoin="round" svg:stroke-linecap="round" draw:fill="solid" draw:fill-color="#2e6f8e" fo:padding-top="0.013cm" fo:padding-bottom="0.013cm" fo:padding-left="0.013cm" fo:padding-right="0.013cm"/>
    </style:style>
    <style:style style:name="gr219" style:family="graphic" style:parent-style-name="standard">
      <style:graphic-properties draw:stroke="solid" svg:stroke-width="0.026cm" svg:stroke-color="#ffffff" draw:stroke-linejoin="round" svg:stroke-linecap="round" draw:fill="solid" draw:fill-color="#54c568" fo:padding-top="0.013cm" fo:padding-bottom="0.013cm" fo:padding-left="0.013cm" fo:padding-right="0.013cm"/>
    </style:style>
    <style:style style:name="gr220" style:family="graphic" style:parent-style-name="standard">
      <style:graphic-properties draw:stroke="solid" svg:stroke-width="0.026cm" svg:stroke-color="#ffffff" draw:stroke-linejoin="round" svg:stroke-linecap="round" draw:fill="solid" draw:fill-color="#29af7f" fo:padding-top="0.013cm" fo:padding-bottom="0.013cm" fo:padding-left="0.013cm" fo:padding-right="0.013cm"/>
    </style:style>
    <style:style style:name="gr221" style:family="graphic" style:parent-style-name="standard">
      <style:graphic-properties draw:stroke="solid" svg:stroke-width="0.026cm" svg:stroke-color="#ffffff" draw:stroke-linejoin="round" svg:stroke-linecap="round" draw:fill="solid" draw:fill-color="#46bf6f" fo:padding-top="0.013cm" fo:padding-bottom="0.013cm" fo:padding-left="0.013cm" fo:padding-right="0.013cm"/>
    </style:style>
    <style:style style:name="gr222" style:family="graphic" style:parent-style-name="standard">
      <style:graphic-properties draw:stroke="solid" svg:stroke-width="0.026cm" svg:stroke-color="#ffffff" draw:stroke-linejoin="round" svg:stroke-linecap="round" draw:fill="solid" draw:fill-color="#7ed24f" fo:padding-top="0.013cm" fo:padding-bottom="0.013cm" fo:padding-left="0.013cm" fo:padding-right="0.013cm"/>
    </style:style>
    <style:style style:name="gr223" style:family="graphic" style:parent-style-name="standard">
      <style:graphic-properties draw:stroke="solid" svg:stroke-width="0.026cm" svg:stroke-color="#ffffff" draw:stroke-linejoin="round" svg:stroke-linecap="round" draw:fill="solid" draw:fill-color="#fde725" fo:padding-top="0.013cm" fo:padding-bottom="0.013cm" fo:padding-left="0.013cm" fo:padding-right="0.013cm"/>
    </style:style>
    <style:style style:name="gr224" style:family="graphic" style:parent-style-name="standard">
      <style:graphic-properties draw:stroke="solid" svg:stroke-width="0.026cm" svg:stroke-color="#ffffff" draw:stroke-linejoin="round" svg:stroke-linecap="round" draw:fill="solid" draw:fill-color="#e7e41a" fo:padding-top="0.013cm" fo:padding-bottom="0.013cm" fo:padding-left="0.013cm" fo:padding-right="0.013cm"/>
    </style:style>
    <style:style style:name="gr225" style:family="graphic" style:parent-style-name="standard">
      <style:graphic-properties draw:stroke="solid" svg:stroke-width="0.026cm" svg:stroke-color="#ffffff" draw:stroke-linejoin="round" svg:stroke-linecap="round" draw:fill="solid" draw:fill-color="#5bc864" fo:padding-top="0.013cm" fo:padding-bottom="0.013cm" fo:padding-left="0.013cm" fo:padding-right="0.013cm"/>
    </style:style>
    <style:style style:name="gr226" style:family="graphic" style:parent-style-name="standard">
      <style:graphic-properties draw:stroke="solid" svg:stroke-width="0.026cm" svg:stroke-color="#ffffff" draw:stroke-linejoin="round" svg:stroke-linecap="round" draw:fill="solid" draw:fill-color="#24868e" fo:padding-top="0.013cm" fo:padding-bottom="0.013cm" fo:padding-left="0.013cm" fo:padding-right="0.013cm"/>
    </style:style>
    <style:style style:name="gr227" style:family="graphic" style:parent-style-name="standard">
      <style:graphic-properties draw:stroke="solid" svg:stroke-width="0.026cm" svg:stroke-color="#ffffff" draw:stroke-linejoin="round" svg:stroke-linecap="round" draw:fill="solid" draw:fill-color="#228b8e" fo:padding-top="0.013cm" fo:padding-bottom="0.013cm" fo:padding-left="0.013cm" fo:padding-right="0.013cm"/>
    </style:style>
    <style:style style:name="gr228" style:family="graphic" style:parent-style-name="standard">
      <style:graphic-properties draw:stroke="solid" svg:stroke-width="0.026cm" svg:stroke-color="#ffffff" draw:stroke-linejoin="round" svg:stroke-linecap="round" draw:fill="solid" draw:fill-color="#1fa087" fo:padding-top="0.013cm" fo:padding-bottom="0.013cm" fo:padding-left="0.013cm" fo:padding-right="0.013cm"/>
    </style:style>
    <style:style style:name="gr229" style:family="graphic" style:parent-style-name="standard">
      <style:graphic-properties draw:stroke="solid" svg:stroke-width="0.026cm" svg:stroke-color="#ffffff" draw:stroke-linejoin="round" svg:stroke-linecap="round" draw:fill="solid" draw:fill-color="#94d840" fo:padding-top="0.013cm" fo:padding-bottom="0.013cm" fo:padding-left="0.013cm" fo:padding-right="0.013cm"/>
    </style:style>
    <style:style style:name="gr230" style:family="graphic" style:parent-style-name="standard">
      <style:graphic-properties draw:stroke="solid" svg:stroke-width="0.026cm" svg:stroke-color="#ffffff" draw:stroke-linejoin="round" svg:stroke-linecap="round" draw:fill="solid" draw:fill-color="#71cf57" fo:padding-top="0.013cm" fo:padding-bottom="0.013cm" fo:padding-left="0.013cm" fo:padding-right="0.013cm"/>
    </style:style>
    <style:style style:name="gr231" style:family="graphic" style:parent-style-name="standard">
      <style:graphic-properties draw:stroke="solid" svg:stroke-width="0.026cm" svg:stroke-color="#ffffff" draw:stroke-linejoin="round" svg:stroke-linecap="round" draw:fill="solid" draw:fill-color="#cbe01f" fo:padding-top="0.013cm" fo:padding-bottom="0.013cm" fo:padding-left="0.013cm" fo:padding-right="0.013cm"/>
    </style:style>
    <style:style style:name="gr232" style:family="graphic" style:parent-style-name="standard">
      <style:graphic-properties draw:stroke="solid" svg:stroke-width="0.026cm" svg:stroke-color="#ffffff" draw:stroke-linejoin="round" svg:stroke-linecap="round" draw:fill="solid" draw:fill-color="#c4e022" fo:padding-top="0.013cm" fo:padding-bottom="0.013cm" fo:padding-left="0.013cm" fo:padding-right="0.013cm"/>
    </style:style>
    <style:style style:name="gr233" style:family="graphic" style:parent-style-name="standard">
      <style:graphic-properties draw:stroke="solid" svg:stroke-width="0.026cm" svg:stroke-color="#ffffff" draw:stroke-linejoin="round" svg:stroke-linecap="round" draw:fill="solid" draw:fill-color="#bfdf25" fo:padding-top="0.013cm" fo:padding-bottom="0.013cm" fo:padding-left="0.013cm" fo:padding-right="0.013cm"/>
    </style:style>
    <style:style style:name="gr234" style:family="graphic" style:parent-style-name="standard">
      <style:graphic-properties draw:stroke="solid" svg:stroke-width="0.026cm" svg:stroke-color="#ffffff" draw:stroke-linejoin="round" svg:stroke-linecap="round" draw:fill="solid" draw:fill-color="#a9dc32" fo:padding-top="0.013cm" fo:padding-bottom="0.013cm" fo:padding-left="0.013cm" fo:padding-right="0.013cm"/>
    </style:style>
    <style:style style:name="gr235" style:family="graphic" style:parent-style-name="standard">
      <style:graphic-properties draw:stroke="solid" svg:stroke-width="0.026cm" svg:stroke-color="#ffffff" draw:stroke-linejoin="round" svg:stroke-linecap="round" draw:fill="solid" draw:fill-color="#3dbb74" fo:padding-top="0.013cm" fo:padding-bottom="0.013cm" fo:padding-left="0.013cm" fo:padding-right="0.013cm"/>
    </style:style>
    <style:style style:name="gr236" style:family="graphic" style:parent-style-name="standard">
      <style:graphic-properties draw:stroke="solid" svg:stroke-width="0.026cm" svg:stroke-color="#ffffff" draw:stroke-linejoin="round" svg:stroke-linecap="round" draw:fill="solid" draw:fill-color="#86d44a" fo:padding-top="0.013cm" fo:padding-bottom="0.013cm" fo:padding-left="0.013cm" fo:padding-right="0.013cm"/>
    </style:style>
    <style:style style:name="gr237" style:family="graphic" style:parent-style-name="standard">
      <style:graphic-properties draw:stroke="solid" svg:stroke-width="0.026cm" svg:stroke-color="#ffffff" draw:stroke-linejoin="round" svg:stroke-linecap="round" draw:fill="solid" draw:fill-color="#26838e" fo:padding-top="0.013cm" fo:padding-bottom="0.013cm" fo:padding-left="0.013cm" fo:padding-right="0.013cm"/>
    </style:style>
    <style:style style:name="gr238" style:family="graphic" style:parent-style-name="standard">
      <style:graphic-properties draw:stroke="solid" svg:stroke-width="0.026cm" svg:stroke-color="#ffffff" draw:stroke-linejoin="round" svg:stroke-linecap="round" draw:fill="solid" draw:fill-color="#ebe51b" fo:padding-top="0.013cm" fo:padding-bottom="0.013cm" fo:padding-left="0.013cm" fo:padding-right="0.013cm"/>
    </style:style>
    <style:style style:name="gr239" style:family="graphic" style:parent-style-name="standard">
      <style:graphic-properties draw:stroke="solid" svg:stroke-width="0.026cm" svg:stroke-color="#ffffff" draw:stroke-linejoin="round" svg:stroke-linecap="round" draw:fill="solid" draw:fill-color="#c3df23" fo:padding-top="0.013cm" fo:padding-bottom="0.013cm" fo:padding-left="0.013cm" fo:padding-right="0.013cm"/>
    </style:style>
    <style:style style:name="gr240" style:family="graphic" style:parent-style-name="standard">
      <style:graphic-properties draw:stroke="solid" svg:stroke-width="0.026cm" svg:stroke-color="#ffffff" draw:stroke-linejoin="round" svg:stroke-linecap="round" draw:fill="solid" draw:fill-color="#2b768e" fo:padding-top="0.013cm" fo:padding-bottom="0.013cm" fo:padding-left="0.013cm" fo:padding-right="0.013cm"/>
    </style:style>
    <style:style style:name="gr241" style:family="graphic" style:parent-style-name="standard">
      <style:graphic-properties draw:stroke="solid" svg:stroke-width="0.026cm" svg:stroke-color="#ffffff" draw:stroke-linejoin="round" svg:stroke-linecap="round" draw:fill="solid" draw:fill-color="#b2dd2d" fo:padding-top="0.013cm" fo:padding-bottom="0.013cm" fo:padding-left="0.013cm" fo:padding-right="0.013cm"/>
    </style:style>
    <style:style style:name="gr242" style:family="graphic" style:parent-style-name="standard">
      <style:graphic-properties draw:stroke="solid" svg:stroke-width="0.026cm" svg:stroke-color="#ffffff" draw:stroke-linejoin="round" svg:stroke-linecap="round" draw:fill="solid" draw:fill-color="#fbe724" fo:padding-top="0.013cm" fo:padding-bottom="0.013cm" fo:padding-left="0.013cm" fo:padding-right="0.013cm"/>
    </style:style>
    <style:style style:name="gr243" style:family="graphic" style:parent-style-name="standard">
      <style:graphic-properties draw:stroke="solid" svg:stroke-width="0.026cm" svg:stroke-color="#ffffff" draw:stroke-linejoin="round" svg:stroke-linecap="round" draw:fill="solid" draw:fill-color="#e4e419" fo:padding-top="0.013cm" fo:padding-bottom="0.013cm" fo:padding-left="0.013cm" fo:padding-right="0.013cm"/>
    </style:style>
    <style:style style:name="gr244" style:family="graphic" style:parent-style-name="standard">
      <style:graphic-properties draw:stroke="solid" svg:stroke-width="0.026cm" svg:stroke-color="#ffffff" draw:stroke-linejoin="round" svg:stroke-linecap="round" draw:fill="solid" draw:fill-color="#e2e419" fo:padding-top="0.013cm" fo:padding-bottom="0.013cm" fo:padding-left="0.013cm" fo:padding-right="0.013cm"/>
    </style:style>
    <style:style style:name="gr245" style:family="graphic" style:parent-style-name="standard">
      <style:graphic-properties draw:stroke="solid" svg:stroke-width="0.026cm" svg:stroke-color="#ffffff" draw:stroke-linejoin="round" svg:stroke-linecap="round" draw:fill="solid" draw:fill-color="#56c568" fo:padding-top="0.013cm" fo:padding-bottom="0.013cm" fo:padding-left="0.013cm" fo:padding-right="0.013cm"/>
    </style:style>
    <style:style style:name="gr246" style:family="graphic" style:parent-style-name="standard">
      <style:graphic-properties draw:stroke="solid" svg:stroke-width="0.026cm" svg:stroke-color="#ffffff" draw:stroke-linejoin="round" svg:stroke-linecap="round" draw:fill="solid" draw:fill-color="#73d055" fo:padding-top="0.013cm" fo:padding-bottom="0.013cm" fo:padding-left="0.013cm" fo:padding-right="0.013cm"/>
    </style:style>
    <style:style style:name="gr247" style:family="graphic" style:parent-style-name="standard">
      <style:graphic-properties draw:stroke="solid" svg:stroke-width="0.026cm" svg:stroke-color="#ffffff" draw:stroke-linejoin="round" svg:stroke-linecap="round" draw:fill="solid" draw:fill-color="#5cc863" fo:padding-top="0.013cm" fo:padding-bottom="0.013cm" fo:padding-left="0.013cm" fo:padding-right="0.013cm"/>
    </style:style>
    <style:style style:name="gr248" style:family="graphic" style:parent-style-name="standard">
      <style:graphic-properties draw:stroke="solid" svg:stroke-width="0.026cm" svg:stroke-color="#ffffff" draw:stroke-linejoin="round" svg:stroke-linecap="round" draw:fill="solid" draw:fill-color="#86d54a" fo:padding-top="0.013cm" fo:padding-bottom="0.013cm" fo:padding-left="0.013cm" fo:padding-right="0.013cm"/>
    </style:style>
    <style:style style:name="gr249" style:family="graphic" style:parent-style-name="standard">
      <style:graphic-properties draw:stroke="solid" svg:stroke-width="0.026cm" svg:stroke-color="#ffffff" draw:stroke-linejoin="round" svg:stroke-linecap="round" draw:fill="solid" draw:fill-color="#82d34c" fo:padding-top="0.013cm" fo:padding-bottom="0.013cm" fo:padding-left="0.013cm" fo:padding-right="0.013cm"/>
    </style:style>
    <style:style style:name="gr250" style:family="graphic" style:parent-style-name="standard">
      <style:graphic-properties draw:stroke="solid" svg:stroke-width="0.026cm" svg:stroke-color="#ffffff" draw:stroke-linejoin="round" svg:stroke-linecap="round" draw:fill="solid" draw:fill-color="#80d34d" fo:padding-top="0.013cm" fo:padding-bottom="0.013cm" fo:padding-left="0.013cm" fo:padding-right="0.013cm"/>
    </style:style>
    <style:style style:name="gr251" style:family="graphic" style:parent-style-name="standard">
      <style:graphic-properties draw:stroke="solid" svg:stroke-width="0.026cm" svg:stroke-color="#ffffff" draw:stroke-linejoin="round" svg:stroke-linecap="round" draw:fill="solid" draw:fill-color="#228a8e" fo:padding-top="0.013cm" fo:padding-bottom="0.013cm" fo:padding-left="0.013cm" fo:padding-right="0.013cm"/>
    </style:style>
    <style:style style:name="gr252" style:family="graphic" style:parent-style-name="standard">
      <style:graphic-properties draw:stroke="solid" svg:stroke-width="0.026cm" svg:stroke-color="#ffffff" draw:stroke-linejoin="round" svg:stroke-linecap="round" draw:fill="solid" draw:fill-color="#d3e21b" fo:padding-top="0.013cm" fo:padding-bottom="0.013cm" fo:padding-left="0.013cm" fo:padding-right="0.013cm"/>
    </style:style>
    <style:style style:name="gr253" style:family="graphic" style:parent-style-name="standard">
      <style:graphic-properties draw:stroke="solid" svg:stroke-width="0.026cm" svg:stroke-color="#ffffff" draw:stroke-linejoin="round" svg:stroke-linecap="round" draw:fill="solid" draw:fill-color="#a1da39" fo:padding-top="0.013cm" fo:padding-bottom="0.013cm" fo:padding-left="0.013cm" fo:padding-right="0.013cm"/>
    </style:style>
    <style:style style:name="gr254" style:family="graphic" style:parent-style-name="standard">
      <style:graphic-properties draw:stroke="solid" svg:stroke-width="0.026cm" svg:stroke-color="#ffffff" draw:stroke-linejoin="round" svg:stroke-linecap="round" draw:fill="solid" draw:fill-color="#fce724" fo:padding-top="0.013cm" fo:padding-bottom="0.013cm" fo:padding-left="0.013cm" fo:padding-right="0.013cm"/>
    </style:style>
    <style:style style:name="gr255" style:family="graphic" style:parent-style-name="standard">
      <style:graphic-properties draw:stroke="solid" svg:stroke-width="0.026cm" svg:stroke-color="#ffffff" draw:stroke-linejoin="round" svg:stroke-linecap="round" draw:fill="solid" draw:fill-color="#e6e41a" fo:padding-top="0.013cm" fo:padding-bottom="0.013cm" fo:padding-left="0.013cm" fo:padding-right="0.013cm"/>
    </style:style>
    <style:style style:name="gr256" style:family="graphic" style:parent-style-name="standard">
      <style:graphic-properties draw:stroke="solid" svg:stroke-width="0.026cm" svg:stroke-color="#ffffff" draw:stroke-linejoin="round" svg:stroke-linecap="round" draw:fill="solid" draw:fill-color="#21908d" fo:padding-top="0.013cm" fo:padding-bottom="0.013cm" fo:padding-left="0.013cm" fo:padding-right="0.013cm"/>
    </style:style>
    <style:style style:name="gr257" style:family="graphic" style:parent-style-name="standard">
      <style:graphic-properties draw:stroke="solid" svg:stroke-width="0.026cm" svg:stroke-color="#ffffff" draw:stroke-linejoin="round" svg:stroke-linecap="round" draw:fill="solid" draw:fill-color="#dde319" fo:padding-top="0.013cm" fo:padding-bottom="0.013cm" fo:padding-left="0.013cm" fo:padding-right="0.013cm"/>
    </style:style>
    <style:style style:name="gr258" style:family="graphic" style:parent-style-name="standard">
      <style:graphic-properties draw:stroke="solid" svg:stroke-width="0.026cm" svg:stroke-color="#ffffff" draw:stroke-linejoin="round" svg:stroke-linecap="round" draw:fill="solid" draw:fill-color="#287b8e" fo:padding-top="0.013cm" fo:padding-bottom="0.013cm" fo:padding-left="0.013cm" fo:padding-right="0.013cm"/>
    </style:style>
    <style:style style:name="gr259" style:family="graphic" style:parent-style-name="standard">
      <style:graphic-properties draw:stroke="solid" svg:stroke-width="0.026cm" svg:stroke-color="#ffffff" draw:stroke-linejoin="round" svg:stroke-linecap="round" draw:fill="solid" draw:fill-color="#63cb5f" fo:padding-top="0.013cm" fo:padding-bottom="0.013cm" fo:padding-left="0.013cm" fo:padding-right="0.013cm"/>
    </style:style>
    <style:style style:name="gr260" style:family="graphic" style:parent-style-name="standard">
      <style:graphic-properties draw:stroke="solid" svg:stroke-width="0.026cm" svg:stroke-color="#ffffff" draw:stroke-linejoin="round" svg:stroke-linecap="round" draw:fill="solid" draw:fill-color="#7ed34f" fo:padding-top="0.013cm" fo:padding-bottom="0.013cm" fo:padding-left="0.013cm" fo:padding-right="0.013cm"/>
    </style:style>
    <style:style style:name="gr261" style:family="graphic" style:parent-style-name="standard">
      <style:graphic-properties draw:stroke="solid" svg:stroke-width="0.026cm" svg:stroke-color="#ffffff" draw:stroke-linejoin="round" svg:stroke-linecap="round" draw:fill="solid" draw:fill-color="#2cb27e" fo:padding-top="0.013cm" fo:padding-bottom="0.013cm" fo:padding-left="0.013cm" fo:padding-right="0.013cm"/>
    </style:style>
    <style:style style:name="gr262" style:family="graphic" style:parent-style-name="standard">
      <style:graphic-properties draw:stroke="solid" svg:stroke-width="0.026cm" svg:stroke-color="#ffffff" draw:stroke-linejoin="round" svg:stroke-linecap="round" draw:fill="solid" draw:fill-color="#86d549" fo:padding-top="0.013cm" fo:padding-bottom="0.013cm" fo:padding-left="0.013cm" fo:padding-right="0.013cm"/>
    </style:style>
    <style:style style:name="gr263" style:family="graphic" style:parent-style-name="standard">
      <style:graphic-properties draw:stroke="solid" svg:stroke-width="0.026cm" svg:stroke-color="#ffffff" draw:stroke-linejoin="round" svg:stroke-linecap="round" draw:fill="solid" draw:fill-color="#6bcd5a" fo:padding-top="0.013cm" fo:padding-bottom="0.013cm" fo:padding-left="0.013cm" fo:padding-right="0.013cm"/>
    </style:style>
    <style:style style:name="gr264" style:family="graphic" style:parent-style-name="standard">
      <style:graphic-properties draw:stroke="solid" svg:stroke-width="0.026cm" svg:stroke-color="#ffffff" draw:stroke-linejoin="round" svg:stroke-linecap="round" draw:fill="solid" draw:fill-color="#85d44a" fo:padding-top="0.013cm" fo:padding-bottom="0.013cm" fo:padding-left="0.013cm" fo:padding-right="0.013cm"/>
    </style:style>
    <style:style style:name="gr265" style:family="graphic" style:parent-style-name="standard">
      <style:graphic-properties draw:stroke="solid" svg:stroke-width="0.026cm" svg:stroke-color="#ffffff" draw:stroke-linejoin="round" svg:stroke-linecap="round" draw:fill="solid" draw:fill-color="#e8e41a" fo:padding-top="0.013cm" fo:padding-bottom="0.013cm" fo:padding-left="0.013cm" fo:padding-right="0.013cm"/>
    </style:style>
    <style:style style:name="gr266" style:family="graphic" style:parent-style-name="standard">
      <style:graphic-properties draw:stroke="solid" svg:stroke-width="0.026cm" svg:stroke-color="#ffffff" draw:stroke-linejoin="round" svg:stroke-linecap="round" draw:fill="solid" draw:fill-color="#d0e11d" fo:padding-top="0.013cm" fo:padding-bottom="0.013cm" fo:padding-left="0.013cm" fo:padding-right="0.013cm"/>
    </style:style>
    <style:style style:name="gr267" style:family="graphic" style:parent-style-name="standard">
      <style:graphic-properties draw:stroke="solid" svg:stroke-width="0.026cm" svg:stroke-color="#ffffff" draw:stroke-linejoin="round" svg:stroke-linecap="round" draw:fill="solid" draw:fill-color="#c8e020" fo:padding-top="0.013cm" fo:padding-bottom="0.013cm" fo:padding-left="0.013cm" fo:padding-right="0.013cm"/>
    </style:style>
    <style:style style:name="gr268" style:family="graphic" style:parent-style-name="standard">
      <style:graphic-properties draw:stroke="solid" svg:stroke-width="0.026cm" svg:stroke-color="#ffffff" draw:stroke-linejoin="round" svg:stroke-linecap="round" draw:fill="solid" draw:fill-color="#c4df23" fo:padding-top="0.013cm" fo:padding-bottom="0.013cm" fo:padding-left="0.013cm" fo:padding-right="0.013cm"/>
    </style:style>
    <style:style style:name="gr269" style:family="graphic" style:parent-style-name="standard">
      <style:graphic-properties draw:stroke="solid" svg:stroke-width="0.026cm" svg:stroke-color="#ffffff" draw:stroke-linejoin="round" svg:stroke-linecap="round" draw:fill="solid" draw:fill-color="#aedc2f" fo:padding-top="0.013cm" fo:padding-bottom="0.013cm" fo:padding-left="0.013cm" fo:padding-right="0.013cm"/>
    </style:style>
    <style:style style:name="gr270" style:family="graphic" style:parent-style-name="standard">
      <style:graphic-properties draw:stroke="solid" svg:stroke-width="0.026cm" svg:stroke-color="#ffffff" draw:stroke-linejoin="round" svg:stroke-linecap="round" draw:fill="solid" draw:fill-color="#81d34d" fo:padding-top="0.013cm" fo:padding-bottom="0.013cm" fo:padding-left="0.013cm" fo:padding-right="0.013cm"/>
    </style:style>
    <style:style style:name="gr271" style:family="graphic" style:parent-style-name="standard">
      <style:graphic-properties draw:stroke="solid" svg:stroke-width="0.026cm" svg:stroke-color="#ffffff" draw:stroke-linejoin="round" svg:stroke-linecap="round" draw:fill="solid" draw:fill-color="#5dc962" fo:padding-top="0.013cm" fo:padding-bottom="0.013cm" fo:padding-left="0.013cm" fo:padding-right="0.013cm"/>
    </style:style>
    <style:style style:name="gr272" style:family="graphic" style:parent-style-name="standard">
      <style:graphic-properties draw:stroke="solid" svg:stroke-width="0.026cm" svg:stroke-color="#ffffff" draw:stroke-linejoin="round" svg:stroke-linecap="round" draw:fill="solid" draw:fill-color="#bbde28" fo:padding-top="0.013cm" fo:padding-bottom="0.013cm" fo:padding-left="0.013cm" fo:padding-right="0.013cm"/>
    </style:style>
    <style:style style:name="gr273" style:family="graphic" style:parent-style-name="standard">
      <style:graphic-properties draw:stroke="solid" svg:stroke-width="0.026cm" svg:stroke-color="#ffffff" draw:stroke-linejoin="round" svg:stroke-linecap="round" draw:fill="solid" draw:fill-color="#52c469" fo:padding-top="0.013cm" fo:padding-bottom="0.013cm" fo:padding-left="0.013cm" fo:padding-right="0.013cm"/>
    </style:style>
    <style:style style:name="gr274" style:family="graphic" style:parent-style-name="standard">
      <style:graphic-properties draw:stroke="solid" svg:stroke-width="0.026cm" svg:stroke-color="#ffffff" draw:stroke-linejoin="round" svg:stroke-linecap="round" draw:fill="solid" draw:fill-color="#fae723" fo:padding-top="0.013cm" fo:padding-bottom="0.013cm" fo:padding-left="0.013cm" fo:padding-right="0.013cm"/>
    </style:style>
    <style:style style:name="gr275" style:family="graphic" style:parent-style-name="standard">
      <style:graphic-properties draw:stroke="solid" svg:stroke-width="0.026cm" svg:stroke-color="#ffffff" draw:stroke-linejoin="round" svg:stroke-linecap="round" draw:fill="solid" draw:fill-color="#eae41b" fo:padding-top="0.013cm" fo:padding-bottom="0.013cm" fo:padding-left="0.013cm" fo:padding-right="0.013cm"/>
    </style:style>
    <style:style style:name="gr276" style:family="graphic" style:parent-style-name="standard">
      <style:graphic-properties draw:stroke="solid" svg:stroke-width="0.026cm" svg:stroke-color="#ffffff" draw:stroke-linejoin="round" svg:stroke-linecap="round" draw:fill="solid" draw:fill-color="#6dce59" fo:padding-top="0.013cm" fo:padding-bottom="0.013cm" fo:padding-left="0.013cm" fo:padding-right="0.013cm"/>
    </style:style>
    <style:style style:name="gr277" style:family="graphic" style:parent-style-name="standard">
      <style:graphic-properties draw:stroke="solid" svg:stroke-width="0.026cm" svg:stroke-color="#ffffff" draw:stroke-linejoin="round" svg:stroke-linecap="round" draw:fill="solid" draw:fill-color="#2db27d" fo:padding-top="0.013cm" fo:padding-bottom="0.013cm" fo:padding-left="0.013cm" fo:padding-right="0.013cm"/>
    </style:style>
    <style:style style:name="gr278" style:family="graphic" style:parent-style-name="standard">
      <style:graphic-properties draw:stroke="solid" svg:stroke-width="0.026cm" svg:stroke-color="#ffffff" draw:stroke-linejoin="round" svg:stroke-linecap="round" draw:fill="solid" draw:fill-color="#bddf26" fo:padding-top="0.013cm" fo:padding-bottom="0.013cm" fo:padding-left="0.013cm" fo:padding-right="0.013cm"/>
    </style:style>
    <style:style style:name="gr279" style:family="graphic" style:parent-style-name="standard">
      <style:graphic-properties draw:stroke="solid" svg:stroke-width="0.026cm" svg:stroke-color="#ffffff" draw:stroke-linejoin="round" svg:stroke-linecap="round" draw:fill="solid" draw:fill-color="#a1da38" fo:padding-top="0.013cm" fo:padding-bottom="0.013cm" fo:padding-left="0.013cm" fo:padding-right="0.013cm"/>
    </style:style>
    <style:style style:name="gr280" style:family="graphic" style:parent-style-name="standard">
      <style:graphic-properties draw:stroke="solid" svg:stroke-width="0.026cm" svg:stroke-color="#ffffff" draw:stroke-linejoin="round" svg:stroke-linecap="round" draw:fill="solid" draw:fill-color="#f7e621" fo:padding-top="0.013cm" fo:padding-bottom="0.013cm" fo:padding-left="0.013cm" fo:padding-right="0.013cm"/>
    </style:style>
    <style:style style:name="gr281" style:family="graphic" style:parent-style-name="standard">
      <style:graphic-properties draw:stroke="solid" svg:stroke-width="0.026cm" svg:stroke-color="#ffffff" draw:stroke-linejoin="round" svg:stroke-linecap="round" draw:fill="solid" draw:fill-color="#d1e11c" fo:padding-top="0.013cm" fo:padding-bottom="0.013cm" fo:padding-left="0.013cm" fo:padding-right="0.013cm"/>
    </style:style>
    <style:style style:name="gr282" style:family="graphic" style:parent-style-name="standard">
      <style:graphic-properties draw:stroke="solid" svg:stroke-width="0.026cm" svg:stroke-color="#ffffff" draw:stroke-linejoin="round" svg:stroke-linecap="round" draw:fill="solid" draw:fill-color="#d5e21b" fo:padding-top="0.013cm" fo:padding-bottom="0.013cm" fo:padding-left="0.013cm" fo:padding-right="0.013cm"/>
    </style:style>
    <style:style style:name="gr283" style:family="graphic" style:parent-style-name="standard">
      <style:graphic-properties draw:stroke="solid" svg:stroke-width="0.026cm" svg:stroke-color="#ffffff" draw:stroke-linejoin="round" svg:stroke-linecap="round" draw:fill="solid" draw:fill-color="#92d741" fo:padding-top="0.013cm" fo:padding-bottom="0.013cm" fo:padding-left="0.013cm" fo:padding-right="0.013cm"/>
    </style:style>
    <style:style style:name="gr284" style:family="graphic" style:parent-style-name="standard">
      <style:graphic-properties draw:stroke="solid" svg:stroke-width="0.026cm" svg:stroke-color="#ffffff" draw:stroke-linejoin="round" svg:stroke-linecap="round" draw:fill="solid" draw:fill-color="#287e8e" fo:padding-top="0.013cm" fo:padding-bottom="0.013cm" fo:padding-left="0.013cm" fo:padding-right="0.013cm"/>
    </style:style>
    <style:style style:name="gr285" style:family="graphic" style:parent-style-name="standard">
      <style:graphic-properties draw:stroke="solid" svg:stroke-width="0.026cm" svg:stroke-color="#ffffff" draw:stroke-linejoin="round" svg:stroke-linecap="round" draw:fill="solid" draw:fill-color="#96d83f" fo:padding-top="0.013cm" fo:padding-bottom="0.013cm" fo:padding-left="0.013cm" fo:padding-right="0.013cm"/>
    </style:style>
    <style:style style:name="gr286" style:family="graphic" style:parent-style-name="standard">
      <style:graphic-properties draw:stroke="solid" svg:stroke-width="0.026cm" svg:stroke-color="#ffffff" draw:stroke-linejoin="round" svg:stroke-linecap="round" draw:fill="solid" draw:fill-color="#26ac81" fo:padding-top="0.013cm" fo:padding-bottom="0.013cm" fo:padding-left="0.013cm" fo:padding-right="0.013cm"/>
    </style:style>
    <style:style style:name="gr287" style:family="graphic" style:parent-style-name="standard">
      <style:graphic-properties draw:stroke="solid" svg:stroke-width="0.026cm" svg:stroke-color="#ffffff" draw:stroke-linejoin="round" svg:stroke-linecap="round" draw:fill="solid" draw:fill-color="#70ce57" fo:padding-top="0.013cm" fo:padding-bottom="0.013cm" fo:padding-left="0.013cm" fo:padding-right="0.013cm"/>
    </style:style>
    <style:style style:name="gr288" style:family="graphic" style:parent-style-name="standard">
      <style:graphic-properties draw:stroke="solid" svg:stroke-width="0.026cm" svg:stroke-color="#ffffff" draw:stroke-linejoin="round" svg:stroke-linecap="round" draw:fill="solid" draw:fill-color="#bdde26" fo:padding-top="0.013cm" fo:padding-bottom="0.013cm" fo:padding-left="0.013cm" fo:padding-right="0.013cm"/>
    </style:style>
    <style:style style:name="gr289" style:family="graphic" style:parent-style-name="standard">
      <style:graphic-properties draw:stroke="solid" svg:stroke-width="0.026cm" svg:stroke-color="#ffffff" draw:stroke-linejoin="round" svg:stroke-linecap="round" draw:fill="solid" draw:fill-color="#9bd93c" fo:padding-top="0.013cm" fo:padding-bottom="0.013cm" fo:padding-left="0.013cm" fo:padding-right="0.013cm"/>
    </style:style>
    <style:style style:name="gr290" style:family="graphic" style:parent-style-name="standard">
      <style:graphic-properties draw:stroke="solid" svg:stroke-width="0.026cm" svg:stroke-color="#ffffff" draw:stroke-linejoin="round" svg:stroke-linecap="round" draw:fill="solid" draw:fill-color="#aadc31" fo:padding-top="0.013cm" fo:padding-bottom="0.013cm" fo:padding-left="0.013cm" fo:padding-right="0.013cm"/>
    </style:style>
    <style:style style:name="gr291" style:family="graphic" style:parent-style-name="standard">
      <style:graphic-properties draw:stroke="solid" svg:stroke-width="0.026cm" svg:stroke-color="#ffffff" draw:stroke-linejoin="round" svg:stroke-linecap="round" draw:fill="solid" draw:fill-color="#20a586" fo:padding-top="0.013cm" fo:padding-bottom="0.013cm" fo:padding-left="0.013cm" fo:padding-right="0.013cm"/>
    </style:style>
    <style:style style:name="gr292" style:family="graphic" style:parent-style-name="standard">
      <style:graphic-properties draw:stroke="solid" svg:stroke-width="0.026cm" svg:stroke-color="#ffffff" draw:stroke-linejoin="round" svg:stroke-linecap="round" draw:fill="solid" draw:fill-color="#5ec962" fo:padding-top="0.013cm" fo:padding-bottom="0.013cm" fo:padding-left="0.013cm" fo:padding-right="0.013cm"/>
    </style:style>
    <style:style style:name="gr293" style:family="graphic" style:parent-style-name="standard">
      <style:graphic-properties draw:stroke="solid" svg:stroke-width="0.026cm" svg:stroke-color="#ffffff" draw:stroke-linejoin="round" svg:stroke-linecap="round" draw:fill="solid" draw:fill-color="#e1e419" fo:padding-top="0.013cm" fo:padding-bottom="0.013cm" fo:padding-left="0.013cm" fo:padding-right="0.013cm"/>
    </style:style>
    <style:style style:name="gr294" style:family="graphic" style:parent-style-name="standard">
      <style:graphic-properties draw:stroke="solid" svg:stroke-width="0.026cm" svg:stroke-color="#ffffff" draw:stroke-linejoin="round" svg:stroke-linecap="round" draw:fill="solid" draw:fill-color="#bdde27" fo:padding-top="0.013cm" fo:padding-bottom="0.013cm" fo:padding-left="0.013cm" fo:padding-right="0.013cm"/>
    </style:style>
    <style:style style:name="gr295" style:family="graphic" style:parent-style-name="standard">
      <style:graphic-properties draw:stroke="solid" svg:stroke-width="0.026cm" svg:stroke-color="#ffffff" draw:stroke-linejoin="round" svg:stroke-linecap="round" draw:fill="solid" draw:fill-color="#43be71" fo:padding-top="0.013cm" fo:padding-bottom="0.013cm" fo:padding-left="0.013cm" fo:padding-right="0.013cm"/>
    </style:style>
    <style:style style:name="gr296" style:family="graphic" style:parent-style-name="standard">
      <style:graphic-properties draw:stroke="solid" svg:stroke-width="0.026cm" svg:stroke-color="#ffffff" draw:stroke-linejoin="round" svg:stroke-linecap="round" draw:fill="solid" draw:fill-color="#2d718e" fo:padding-top="0.013cm" fo:padding-bottom="0.013cm" fo:padding-left="0.013cm" fo:padding-right="0.013cm"/>
    </style:style>
    <style:style style:name="gr297" style:family="graphic" style:parent-style-name="standard">
      <style:graphic-properties draw:stroke="solid" svg:stroke-width="0.026cm" svg:stroke-color="#ffffff" draw:stroke-linejoin="round" svg:stroke-linecap="round" draw:fill="solid" draw:fill-color="#4ac16d" fo:padding-top="0.013cm" fo:padding-bottom="0.013cm" fo:padding-left="0.013cm" fo:padding-right="0.013cm"/>
    </style:style>
    <style:style style:name="gr298" style:family="graphic" style:parent-style-name="standard">
      <style:graphic-properties draw:stroke="solid" svg:stroke-width="0.026cm" svg:stroke-color="#ffffff" draw:stroke-linejoin="round" svg:stroke-linecap="round" draw:fill="solid" draw:fill-color="#59c765" fo:padding-top="0.013cm" fo:padding-bottom="0.013cm" fo:padding-left="0.013cm" fo:padding-right="0.013cm"/>
    </style:style>
    <style:style style:name="gr299" style:family="graphic" style:parent-style-name="standard">
      <style:graphic-properties draw:stroke="solid" svg:stroke-width="0.026cm" svg:stroke-color="#ffffff" draw:stroke-linejoin="round" svg:stroke-linecap="round" draw:fill="solid" draw:fill-color="#98d93e" fo:padding-top="0.013cm" fo:padding-bottom="0.013cm" fo:padding-left="0.013cm" fo:padding-right="0.013cm"/>
    </style:style>
    <style:style style:name="gr300" style:family="graphic" style:parent-style-name="standard">
      <style:graphic-properties draw:stroke="solid" svg:stroke-width="0.026cm" svg:stroke-color="#ffffff" draw:stroke-linejoin="round" svg:stroke-linecap="round" draw:fill="solid" draw:fill-color="#95d840" fo:padding-top="0.013cm" fo:padding-bottom="0.013cm" fo:padding-left="0.013cm" fo:padding-right="0.013cm"/>
    </style:style>
    <style:style style:name="gr301" style:family="graphic" style:parent-style-name="standard">
      <style:graphic-properties draw:stroke="solid" svg:stroke-width="0.026cm" svg:stroke-color="#ffffff" draw:stroke-linejoin="round" svg:stroke-linecap="round" draw:fill="solid" draw:fill-color="#2cb17e" fo:padding-top="0.013cm" fo:padding-bottom="0.013cm" fo:padding-left="0.013cm" fo:padding-right="0.013cm"/>
    </style:style>
    <style:style style:name="gr302" style:family="graphic" style:parent-style-name="standard">
      <style:graphic-properties draw:stroke="solid" svg:stroke-width="0.026cm" svg:stroke-color="#ffffff" draw:stroke-linejoin="round" svg:stroke-linecap="round" draw:fill="solid" draw:fill-color="#8fd744" fo:padding-top="0.013cm" fo:padding-bottom="0.013cm" fo:padding-left="0.013cm" fo:padding-right="0.013cm"/>
    </style:style>
    <style:style style:name="gr303" style:family="graphic" style:parent-style-name="standard">
      <style:graphic-properties draw:stroke="solid" svg:stroke-width="0.026cm" svg:stroke-color="#ffffff" draw:stroke-linejoin="round" svg:stroke-linecap="round" draw:fill="solid" draw:fill-color="#91d742" fo:padding-top="0.013cm" fo:padding-bottom="0.013cm" fo:padding-left="0.013cm" fo:padding-right="0.013cm"/>
    </style:style>
    <style:style style:name="gr304" style:family="graphic" style:parent-style-name="standard">
      <style:graphic-properties draw:stroke="solid" svg:stroke-width="0.026cm" svg:stroke-color="#ffffff" draw:stroke-linejoin="round" svg:stroke-linecap="round" draw:fill="solid" draw:fill-color="#cae01f" fo:padding-top="0.013cm" fo:padding-bottom="0.013cm" fo:padding-left="0.013cm" fo:padding-right="0.013cm"/>
    </style:style>
    <style:style style:name="gr305" style:family="graphic" style:parent-style-name="standard">
      <style:graphic-properties draw:stroke="solid" svg:stroke-width="0.026cm" svg:stroke-color="#ffffff" draw:stroke-linejoin="round" svg:stroke-linecap="round" draw:fill="solid" draw:fill-color="#a9db33" fo:padding-top="0.013cm" fo:padding-bottom="0.013cm" fo:padding-left="0.013cm" fo:padding-right="0.013cm"/>
    </style:style>
    <style:style style:name="gr306" style:family="graphic" style:parent-style-name="standard">
      <style:graphic-properties draw:stroke="solid" svg:stroke-width="0.026cm" svg:stroke-color="#ffffff" draw:stroke-linejoin="round" svg:stroke-linecap="round" draw:fill="solid" draw:fill-color="#47c06f" fo:padding-top="0.013cm" fo:padding-bottom="0.013cm" fo:padding-left="0.013cm" fo:padding-right="0.013cm"/>
    </style:style>
    <style:style style:name="gr307" style:family="graphic" style:parent-style-name="standard">
      <style:graphic-properties draw:stroke="solid" svg:stroke-width="0.026cm" svg:stroke-color="#ffffff" draw:stroke-linejoin="round" svg:stroke-linecap="round" draw:fill="solid" draw:fill-color="#20928c" fo:padding-top="0.013cm" fo:padding-bottom="0.013cm" fo:padding-left="0.013cm" fo:padding-right="0.013cm"/>
    </style:style>
    <style:style style:name="gr308" style:family="graphic" style:parent-style-name="standard">
      <style:graphic-properties draw:stroke="solid" svg:stroke-width="0.026cm" svg:stroke-color="#ffffff" draw:stroke-linejoin="round" svg:stroke-linecap="round" draw:fill="solid" draw:fill-color="#c5e022" fo:padding-top="0.013cm" fo:padding-bottom="0.013cm" fo:padding-left="0.013cm" fo:padding-right="0.013cm"/>
    </style:style>
    <style:style style:name="gr309" style:family="graphic" style:parent-style-name="standard">
      <style:graphic-properties draw:stroke="solid" svg:stroke-width="0.026cm" svg:stroke-color="#ffffff" draw:stroke-linejoin="round" svg:stroke-linecap="round" draw:fill="solid" draw:fill-color="#cee11d" fo:padding-top="0.013cm" fo:padding-bottom="0.013cm" fo:padding-left="0.013cm" fo:padding-right="0.013cm"/>
    </style:style>
    <style:style style:name="gr310" style:family="graphic" style:parent-style-name="standard">
      <style:graphic-properties draw:stroke="solid" svg:stroke-width="0.026cm" svg:stroke-color="#ffffff" draw:stroke-linejoin="round" svg:stroke-linecap="round" draw:fill="solid" draw:fill-color="#9eda3a" fo:padding-top="0.013cm" fo:padding-bottom="0.013cm" fo:padding-left="0.013cm" fo:padding-right="0.013cm"/>
    </style:style>
    <style:style style:name="gr311" style:family="graphic" style:parent-style-name="standard">
      <style:graphic-properties draw:stroke="solid" svg:stroke-width="0.026cm" svg:stroke-color="#ffffff" draw:stroke-linejoin="round" svg:stroke-linecap="round" draw:fill="solid" draw:fill-color="#54c569" fo:padding-top="0.013cm" fo:padding-bottom="0.013cm" fo:padding-left="0.013cm" fo:padding-right="0.013cm"/>
    </style:style>
    <style:style style:name="gr312" style:family="graphic" style:parent-style-name="standard">
      <style:graphic-properties draw:stroke="solid" svg:stroke-width="0.026cm" svg:stroke-color="#ffffff" draw:stroke-linejoin="round" svg:stroke-linecap="round" draw:fill="solid" draw:fill-color="#a2da38" fo:padding-top="0.013cm" fo:padding-bottom="0.013cm" fo:padding-left="0.013cm" fo:padding-right="0.013cm"/>
    </style:style>
    <style:style style:name="gr313" style:family="graphic" style:parent-style-name="standard">
      <style:graphic-properties draw:stroke="solid" svg:stroke-width="0.026cm" svg:stroke-color="#ffffff" draw:stroke-linejoin="round" svg:stroke-linecap="round" draw:fill="solid" draw:fill-color="#1e9d89" fo:padding-top="0.013cm" fo:padding-bottom="0.013cm" fo:padding-left="0.013cm" fo:padding-right="0.013cm"/>
    </style:style>
    <style:style style:name="gr314" style:family="graphic" style:parent-style-name="standard">
      <style:graphic-properties draw:stroke="solid" svg:stroke-width="0.026cm" svg:stroke-color="#ffffff" draw:stroke-linejoin="round" svg:stroke-linecap="round" draw:fill="solid" draw:fill-color="#2fb47c" fo:padding-top="0.013cm" fo:padding-bottom="0.013cm" fo:padding-left="0.013cm" fo:padding-right="0.013cm"/>
    </style:style>
    <style:style style:name="gr315" style:family="graphic" style:parent-style-name="standard">
      <style:graphic-properties draw:stroke="solid" svg:stroke-width="0.026cm" svg:stroke-color="#ffffff" draw:stroke-linejoin="round" svg:stroke-linecap="round" draw:fill="solid" draw:fill-color="#218d8d" fo:padding-top="0.013cm" fo:padding-bottom="0.013cm" fo:padding-left="0.013cm" fo:padding-right="0.013cm"/>
    </style:style>
    <style:style style:name="gr316" style:family="graphic" style:parent-style-name="standard">
      <style:graphic-properties draw:stroke="solid" svg:stroke-width="0.026cm" svg:stroke-color="#ffffff" draw:stroke-linejoin="round" svg:stroke-linecap="round" draw:fill="solid" draw:fill-color="#24aa82" fo:padding-top="0.013cm" fo:padding-bottom="0.013cm" fo:padding-left="0.013cm" fo:padding-right="0.013cm"/>
    </style:style>
    <style:style style:name="gr317" style:family="graphic" style:parent-style-name="standard">
      <style:graphic-properties draw:stroke="solid" svg:stroke-width="0.026cm" svg:stroke-color="#ffffff" draw:stroke-linejoin="round" svg:stroke-linecap="round" draw:fill="solid" draw:fill-color="#1f998a" fo:padding-top="0.013cm" fo:padding-bottom="0.013cm" fo:padding-left="0.013cm" fo:padding-right="0.013cm"/>
    </style:style>
    <style:style style:name="gr318" style:family="graphic" style:parent-style-name="standard">
      <style:graphic-properties draw:stroke="solid" svg:stroke-width="0.026cm" svg:stroke-color="#ffffff" draw:stroke-linejoin="round" svg:stroke-linecap="round" draw:fill="solid" draw:fill-color="#1f968b" fo:padding-top="0.013cm" fo:padding-bottom="0.013cm" fo:padding-left="0.013cm" fo:padding-right="0.013cm"/>
    </style:style>
    <style:style style:name="gr319" style:family="graphic" style:parent-style-name="standard">
      <style:graphic-properties draw:stroke="solid" svg:stroke-width="0.026cm" svg:stroke-color="#ffffff" draw:stroke-linejoin="round" svg:stroke-linecap="round" draw:fill="solid" draw:fill-color="#54c469" fo:padding-top="0.013cm" fo:padding-bottom="0.013cm" fo:padding-left="0.013cm" fo:padding-right="0.013cm"/>
    </style:style>
    <style:style style:name="gr320" style:family="graphic" style:parent-style-name="standard">
      <style:graphic-properties draw:stroke="solid" svg:stroke-width="0.026cm" svg:stroke-color="#ffffff" draw:stroke-linejoin="round" svg:stroke-linecap="round" draw:fill="solid" draw:fill-color="#26ac82" fo:padding-top="0.013cm" fo:padding-bottom="0.013cm" fo:padding-left="0.013cm" fo:padding-right="0.013cm"/>
    </style:style>
    <style:style style:name="gr321" style:family="graphic" style:parent-style-name="standard">
      <style:graphic-properties draw:stroke="solid" svg:stroke-width="0.026cm" svg:stroke-color="#ffffff" draw:stroke-linejoin="round" svg:stroke-linecap="round" draw:fill="solid" draw:fill-color="#a6db35" fo:padding-top="0.013cm" fo:padding-bottom="0.013cm" fo:padding-left="0.013cm" fo:padding-right="0.013cm"/>
    </style:style>
    <style:style style:name="gr322" style:family="graphic" style:parent-style-name="standard">
      <style:graphic-properties draw:stroke="solid" svg:stroke-width="0.026cm" svg:stroke-color="#ffffff" draw:stroke-linejoin="round" svg:stroke-linecap="round" draw:fill="solid" draw:fill-color="#40bd72" fo:padding-top="0.013cm" fo:padding-bottom="0.013cm" fo:padding-left="0.013cm" fo:padding-right="0.013cm"/>
    </style:style>
    <style:style style:name="gr323" style:family="graphic" style:parent-style-name="standard">
      <style:graphic-properties draw:stroke="solid" svg:stroke-width="0.026cm" svg:stroke-color="#ffffff" draw:stroke-linejoin="round" svg:stroke-linecap="round" draw:fill="solid" draw:fill-color="#67cc5c" fo:padding-top="0.013cm" fo:padding-bottom="0.013cm" fo:padding-left="0.013cm" fo:padding-right="0.013cm"/>
    </style:style>
    <style:style style:name="gr324" style:family="graphic" style:parent-style-name="standard">
      <style:graphic-properties draw:stroke="solid" svg:stroke-width="0.026cm" svg:stroke-color="#ffffff" draw:stroke-linejoin="round" svg:stroke-linecap="round" draw:fill="solid" draw:fill-color="#3ebc74" fo:padding-top="0.013cm" fo:padding-bottom="0.013cm" fo:padding-left="0.013cm" fo:padding-right="0.013cm"/>
    </style:style>
    <style:style style:name="gr325" style:family="graphic" style:parent-style-name="standard">
      <style:graphic-properties draw:stroke="solid" svg:stroke-width="0.026cm" svg:stroke-color="#ffffff" draw:stroke-linejoin="round" svg:stroke-linecap="round" draw:fill="solid" draw:fill-color="#33b67b" fo:padding-top="0.013cm" fo:padding-bottom="0.013cm" fo:padding-left="0.013cm" fo:padding-right="0.013cm"/>
    </style:style>
    <style:style style:name="gr326" style:family="graphic" style:parent-style-name="standard">
      <style:graphic-properties draw:stroke="solid" svg:stroke-width="0.026cm" svg:stroke-color="#ffffff" draw:stroke-linejoin="round" svg:stroke-linecap="round" draw:fill="solid" draw:fill-color="#a4db36" fo:padding-top="0.013cm" fo:padding-bottom="0.013cm" fo:padding-left="0.013cm" fo:padding-right="0.013cm"/>
    </style:style>
    <style:style style:name="gr327" style:family="graphic" style:parent-style-name="standard">
      <style:graphic-properties draw:stroke="solid" svg:stroke-width="0.026cm" svg:stroke-color="#ffffff" draw:stroke-linejoin="round" svg:stroke-linecap="round" draw:fill="solid" draw:fill-color="#56c567" fo:padding-top="0.013cm" fo:padding-bottom="0.013cm" fo:padding-left="0.013cm" fo:padding-right="0.013cm"/>
    </style:style>
    <style:style style:name="gr328" style:family="graphic" style:parent-style-name="standard">
      <style:graphic-properties draw:stroke="solid" svg:stroke-width="0.026cm" svg:stroke-color="#ffffff" draw:stroke-linejoin="round" svg:stroke-linecap="round" draw:fill="solid" draw:fill-color="#f5e620" fo:padding-top="0.013cm" fo:padding-bottom="0.013cm" fo:padding-left="0.013cm" fo:padding-right="0.013cm"/>
    </style:style>
    <style:style style:name="gr329" style:family="graphic" style:parent-style-name="standard">
      <style:graphic-properties draw:stroke="solid" svg:stroke-width="0.026cm" svg:stroke-color="#ffffff" draw:stroke-linejoin="round" svg:stroke-linecap="round" draw:fill="solid" draw:fill-color="#bcde27" fo:padding-top="0.013cm" fo:padding-bottom="0.013cm" fo:padding-left="0.013cm" fo:padding-right="0.013cm"/>
    </style:style>
    <style:style style:name="gr330" style:family="graphic" style:parent-style-name="standard">
      <style:graphic-properties draw:stroke="solid" svg:stroke-width="0.026cm" svg:stroke-color="#ffffff" draw:stroke-linejoin="round" svg:stroke-linecap="round" draw:fill="solid" draw:fill-color="#4fc36b" fo:padding-top="0.013cm" fo:padding-bottom="0.013cm" fo:padding-left="0.013cm" fo:padding-right="0.013cm"/>
    </style:style>
    <style:style style:name="gr331" style:family="graphic" style:parent-style-name="standard">
      <style:graphic-properties draw:stroke="solid" svg:stroke-width="0.026cm" svg:stroke-color="#ffffff" draw:stroke-linejoin="round" svg:stroke-linecap="round" draw:fill="solid" draw:fill-color="#87d549" fo:padding-top="0.013cm" fo:padding-bottom="0.013cm" fo:padding-left="0.013cm" fo:padding-right="0.013cm"/>
    </style:style>
    <style:style style:name="gr332" style:family="graphic" style:parent-style-name="standard">
      <style:graphic-properties draw:stroke="solid" svg:stroke-width="0.026cm" svg:stroke-color="#ffffff" draw:stroke-linejoin="round" svg:stroke-linecap="round" draw:fill="solid" draw:fill-color="#69cc5b" fo:padding-top="0.013cm" fo:padding-bottom="0.013cm" fo:padding-left="0.013cm" fo:padding-right="0.013cm"/>
    </style:style>
    <style:style style:name="gr333" style:family="graphic" style:parent-style-name="standard">
      <style:graphic-properties draw:stroke="solid" svg:stroke-width="0.026cm" svg:stroke-color="#ffffff" draw:stroke-linejoin="round" svg:stroke-linecap="round" draw:fill="solid" draw:fill-color="#69cd5b" fo:padding-top="0.013cm" fo:padding-bottom="0.013cm" fo:padding-left="0.013cm" fo:padding-right="0.013cm"/>
    </style:style>
    <style:style style:name="gr334" style:family="graphic" style:parent-style-name="standard">
      <style:graphic-properties draw:stroke="solid" svg:stroke-width="0.026cm" svg:stroke-color="#ffffff" draw:stroke-linejoin="round" svg:stroke-linecap="round" draw:fill="solid" draw:fill-color="#1fa287" fo:padding-top="0.013cm" fo:padding-bottom="0.013cm" fo:padding-left="0.013cm" fo:padding-right="0.013cm"/>
    </style:style>
    <style:style style:name="gr335" style:family="graphic" style:parent-style-name="standard">
      <style:graphic-properties draw:stroke="solid" svg:stroke-width="0.026cm" svg:stroke-color="#ffffff" draw:stroke-linejoin="round" svg:stroke-linecap="round" draw:fill="solid" draw:fill-color="#44be70" fo:padding-top="0.013cm" fo:padding-bottom="0.013cm" fo:padding-left="0.013cm" fo:padding-right="0.013cm"/>
    </style:style>
    <style:style style:name="gr336" style:family="graphic" style:parent-style-name="standard">
      <style:graphic-properties draw:stroke="solid" svg:stroke-width="0.026cm" svg:stroke-color="#ffffff" draw:stroke-linejoin="round" svg:stroke-linecap="round" draw:fill="solid" draw:fill-color="#addc2f" fo:padding-top="0.013cm" fo:padding-bottom="0.013cm" fo:padding-left="0.013cm" fo:padding-right="0.013cm"/>
    </style:style>
    <style:style style:name="gr337" style:family="graphic" style:parent-style-name="standard">
      <style:graphic-properties draw:stroke="solid" svg:stroke-width="0.026cm" svg:stroke-color="#ffffff" draw:stroke-linejoin="round" svg:stroke-linecap="round" draw:fill="solid" draw:fill-color="#5cc864" fo:padding-top="0.013cm" fo:padding-bottom="0.013cm" fo:padding-left="0.013cm" fo:padding-right="0.013cm"/>
    </style:style>
    <style:style style:name="gr338" style:family="graphic" style:parent-style-name="standard">
      <style:graphic-properties draw:stroke="solid" svg:stroke-width="0.026cm" svg:stroke-color="#ffffff" draw:stroke-linejoin="round" svg:stroke-linecap="round" draw:fill="solid" draw:fill-color="#1f958b" fo:padding-top="0.013cm" fo:padding-bottom="0.013cm" fo:padding-left="0.013cm" fo:padding-right="0.013cm"/>
    </style:style>
    <style:style style:name="gr339" style:family="graphic" style:parent-style-name="standard">
      <style:graphic-properties draw:stroke="solid" svg:stroke-width="0.026cm" svg:stroke-color="#ffffff" draw:stroke-linejoin="round" svg:stroke-linecap="round" draw:fill="solid" draw:fill-color="#37b977" fo:padding-top="0.013cm" fo:padding-bottom="0.013cm" fo:padding-left="0.013cm" fo:padding-right="0.013cm"/>
    </style:style>
    <style:style style:name="gr340" style:family="graphic" style:parent-style-name="standard">
      <style:graphic-properties draw:stroke="solid" svg:stroke-width="0.026cm" svg:stroke-color="#ffffff" draw:stroke-linejoin="round" svg:stroke-linecap="round" draw:fill="solid" draw:fill-color="#8bd646" fo:padding-top="0.013cm" fo:padding-bottom="0.013cm" fo:padding-left="0.013cm" fo:padding-right="0.013cm"/>
    </style:style>
    <style:style style:name="gr341" style:family="graphic" style:parent-style-name="standard">
      <style:graphic-properties draw:stroke="solid" svg:stroke-width="0.026cm" svg:stroke-color="#ffffff" draw:stroke-linejoin="round" svg:stroke-linecap="round" draw:fill="solid" draw:fill-color="#76d154" fo:padding-top="0.013cm" fo:padding-bottom="0.013cm" fo:padding-left="0.013cm" fo:padding-right="0.013cm"/>
    </style:style>
    <style:style style:name="gr342" style:family="graphic" style:parent-style-name="standard">
      <style:graphic-properties draw:stroke="solid" svg:stroke-width="0.026cm" svg:stroke-color="#ffffff" draw:stroke-linejoin="round" svg:stroke-linecap="round" draw:fill="solid" draw:fill-color="#49c16d" fo:padding-top="0.013cm" fo:padding-bottom="0.013cm" fo:padding-left="0.013cm" fo:padding-right="0.013cm"/>
    </style:style>
    <style:style style:name="gr343" style:family="graphic" style:parent-style-name="standard">
      <style:graphic-properties draw:stroke="solid" svg:stroke-width="0.026cm" svg:stroke-color="#ffffff" draw:stroke-linejoin="round" svg:stroke-linecap="round" draw:fill="solid" draw:fill-color="#acdc30" fo:padding-top="0.013cm" fo:padding-bottom="0.013cm" fo:padding-left="0.013cm" fo:padding-right="0.013cm"/>
    </style:style>
    <style:style style:name="gr344" style:family="graphic" style:parent-style-name="standard">
      <style:graphic-properties draw:stroke="solid" svg:stroke-width="0.026cm" svg:stroke-color="#ffffff" draw:stroke-linejoin="round" svg:stroke-linecap="round" draw:fill="solid" draw:fill-color="#a0da3a" fo:padding-top="0.013cm" fo:padding-bottom="0.013cm" fo:padding-left="0.013cm" fo:padding-right="0.013cm"/>
    </style:style>
    <style:style style:name="gr345" style:family="graphic" style:parent-style-name="standard">
      <style:graphic-properties draw:stroke="solid" svg:stroke-width="0.026cm" svg:stroke-color="#ffffff" draw:stroke-linejoin="round" svg:stroke-linecap="round" draw:fill="solid" draw:fill-color="#8ed645" fo:padding-top="0.013cm" fo:padding-bottom="0.013cm" fo:padding-left="0.013cm" fo:padding-right="0.013cm"/>
    </style:style>
    <style:style style:name="gr346" style:family="graphic" style:parent-style-name="standard">
      <style:graphic-properties draw:stroke="solid" svg:stroke-width="0.026cm" svg:stroke-color="#ffffff" draw:stroke-linejoin="round" svg:stroke-linecap="round" draw:fill="solid" draw:fill-color="#dce31a" fo:padding-top="0.013cm" fo:padding-bottom="0.013cm" fo:padding-left="0.013cm" fo:padding-right="0.013cm"/>
    </style:style>
    <style:style style:name="gr347" style:family="graphic" style:parent-style-name="standard">
      <style:graphic-properties draw:stroke="solid" svg:stroke-width="0.026cm" svg:stroke-color="#ffffff" draw:stroke-linejoin="round" svg:stroke-linecap="round" draw:fill="solid" draw:fill-color="#76d153" fo:padding-top="0.013cm" fo:padding-bottom="0.013cm" fo:padding-left="0.013cm" fo:padding-right="0.013cm"/>
    </style:style>
    <style:style style:name="gr348" style:family="graphic" style:parent-style-name="standard">
      <style:graphic-properties draw:stroke="solid" svg:stroke-width="0.026cm" svg:stroke-color="#ffffff" draw:stroke-linejoin="round" svg:stroke-linecap="round" draw:fill="solid" draw:fill-color="#c4df22" fo:padding-top="0.013cm" fo:padding-bottom="0.013cm" fo:padding-left="0.013cm" fo:padding-right="0.013cm"/>
    </style:style>
    <style:style style:name="gr349" style:family="graphic" style:parent-style-name="standard">
      <style:graphic-properties draw:stroke="solid" svg:stroke-width="0.026cm" svg:stroke-color="#ffffff" draw:stroke-linejoin="round" svg:stroke-linecap="round" draw:fill="solid" draw:fill-color="#c7e020" fo:padding-top="0.013cm" fo:padding-bottom="0.013cm" fo:padding-left="0.013cm" fo:padding-right="0.013cm"/>
    </style:style>
    <style:style style:name="gr350" style:family="graphic" style:parent-style-name="standard">
      <style:graphic-properties draw:stroke="solid" svg:stroke-width="0.026cm" svg:stroke-color="#ffffff" draw:stroke-linejoin="round" svg:stroke-linecap="round" draw:fill="solid" draw:fill-color="#b6dd2a" fo:padding-top="0.013cm" fo:padding-bottom="0.013cm" fo:padding-left="0.013cm" fo:padding-right="0.013cm"/>
    </style:style>
    <style:style style:name="gr351" style:family="graphic" style:parent-style-name="standard">
      <style:graphic-properties draw:stroke="solid" svg:stroke-width="0.026cm" svg:stroke-color="#ffffff" draw:stroke-linejoin="round" svg:stroke-linecap="round" draw:fill="solid" draw:fill-color="#22a884" fo:padding-top="0.013cm" fo:padding-bottom="0.013cm" fo:padding-left="0.013cm" fo:padding-right="0.013cm"/>
    </style:style>
    <style:style style:name="gr352" style:family="graphic" style:parent-style-name="standard">
      <style:graphic-properties draw:stroke="solid" svg:stroke-width="0.026cm" svg:stroke-color="#ffffff" draw:stroke-linejoin="round" svg:stroke-linecap="round" draw:fill="solid" draw:fill-color="#24878e" fo:padding-top="0.013cm" fo:padding-bottom="0.013cm" fo:padding-left="0.013cm" fo:padding-right="0.013cm"/>
    </style:style>
    <style:style style:name="gr353" style:family="graphic" style:parent-style-name="standard">
      <style:graphic-properties draw:stroke="solid" svg:stroke-width="0.026cm" svg:stroke-color="#ffffff" draw:stroke-linejoin="round" svg:stroke-linecap="round" draw:fill="solid" draw:fill-color="#94d841" fo:padding-top="0.013cm" fo:padding-bottom="0.013cm" fo:padding-left="0.013cm" fo:padding-right="0.013cm"/>
    </style:style>
    <style:style style:name="gr354" style:family="graphic" style:parent-style-name="standard">
      <style:graphic-properties draw:stroke="solid" svg:stroke-width="0.026cm" svg:stroke-color="#ffffff" draw:stroke-linejoin="round" svg:stroke-linecap="round" draw:fill="solid" draw:fill-color="#6acd5b" fo:padding-top="0.013cm" fo:padding-bottom="0.013cm" fo:padding-left="0.013cm" fo:padding-right="0.013cm"/>
    </style:style>
    <style:style style:name="gr355" style:family="graphic" style:parent-style-name="standard">
      <style:graphic-properties draw:stroke="solid" svg:stroke-width="0.026cm" svg:stroke-color="#ffffff" draw:stroke-linejoin="round" svg:stroke-linecap="round" draw:fill="solid" draw:fill-color="#1e9c8a" fo:padding-top="0.013cm" fo:padding-bottom="0.013cm" fo:padding-left="0.013cm" fo:padding-right="0.013cm"/>
    </style:style>
    <style:style style:name="gr356" style:family="graphic" style:parent-style-name="standard">
      <style:graphic-properties draw:stroke="solid" svg:stroke-width="0.026cm" svg:stroke-color="#ffffff" draw:stroke-linejoin="round" svg:stroke-linecap="round" draw:fill="solid" draw:fill-color="#96d840" fo:padding-top="0.013cm" fo:padding-bottom="0.013cm" fo:padding-left="0.013cm" fo:padding-right="0.013cm"/>
    </style:style>
    <style:style style:name="gr357" style:family="graphic" style:parent-style-name="standard">
      <style:graphic-properties draw:stroke="solid" svg:stroke-width="0.026cm" svg:stroke-color="#ffffff" draw:stroke-linejoin="round" svg:stroke-linecap="round" draw:fill="solid" draw:fill-color="#78d153" fo:padding-top="0.013cm" fo:padding-bottom="0.013cm" fo:padding-left="0.013cm" fo:padding-right="0.013cm"/>
    </style:style>
    <style:style style:name="gr358" style:family="graphic" style:parent-style-name="standard">
      <style:graphic-properties draw:stroke="solid" svg:stroke-width="0.026cm" svg:stroke-color="#ffffff" draw:stroke-linejoin="round" svg:stroke-linecap="round" draw:fill="solid" draw:fill-color="#e5e419" fo:padding-top="0.013cm" fo:padding-bottom="0.013cm" fo:padding-left="0.013cm" fo:padding-right="0.013cm"/>
    </style:style>
    <style:style style:name="gr359" style:family="graphic" style:parent-style-name="standard">
      <style:graphic-properties draw:stroke="solid" svg:stroke-width="0.026cm" svg:stroke-color="#ffffff" draw:stroke-linejoin="round" svg:stroke-linecap="round" draw:fill="solid" draw:fill-color="#3bbb75" fo:padding-top="0.013cm" fo:padding-bottom="0.013cm" fo:padding-left="0.013cm" fo:padding-right="0.013cm"/>
    </style:style>
    <style:style style:name="gr360" style:family="graphic" style:parent-style-name="standard">
      <style:graphic-properties draw:stroke="solid" svg:stroke-width="0.026cm" svg:stroke-color="#ffffff" draw:stroke-linejoin="round" svg:stroke-linecap="round" draw:fill="solid" draw:fill-color="#b0dd2e" fo:padding-top="0.013cm" fo:padding-bottom="0.013cm" fo:padding-left="0.013cm" fo:padding-right="0.013cm"/>
    </style:style>
    <style:style style:name="gr361" style:family="graphic" style:parent-style-name="standard">
      <style:graphic-properties draw:stroke="solid" svg:stroke-width="0.026cm" svg:stroke-color="#ffffff" draw:stroke-linejoin="round" svg:stroke-linecap="round" draw:fill="solid" draw:fill-color="#abdc31" fo:padding-top="0.013cm" fo:padding-bottom="0.013cm" fo:padding-left="0.013cm" fo:padding-right="0.013cm"/>
    </style:style>
    <style:style style:name="gr362" style:family="graphic" style:parent-style-name="standard">
      <style:graphic-properties draw:stroke="solid" svg:stroke-width="0.026cm" svg:stroke-color="#ffffff" draw:stroke-linejoin="round" svg:stroke-linecap="round" draw:fill="solid" draw:fill-color="#f1e51d" fo:padding-top="0.013cm" fo:padding-bottom="0.013cm" fo:padding-left="0.013cm" fo:padding-right="0.013cm"/>
    </style:style>
    <style:style style:name="gr363" style:family="graphic" style:parent-style-name="standard">
      <style:graphic-properties draw:stroke="solid" svg:stroke-width="0.026cm" svg:stroke-color="#ffffff" draw:stroke-linejoin="round" svg:stroke-linecap="round" draw:fill="solid" draw:fill-color="#e9e41b" fo:padding-top="0.013cm" fo:padding-bottom="0.013cm" fo:padding-left="0.013cm" fo:padding-right="0.013cm"/>
    </style:style>
    <style:style style:name="gr364" style:family="graphic" style:parent-style-name="standard">
      <style:graphic-properties draw:stroke="solid" svg:stroke-width="0.026cm" svg:stroke-color="#ffffff" draw:stroke-linejoin="round" svg:stroke-linecap="round" draw:fill="solid" draw:fill-color="#28ae7f" fo:padding-top="0.013cm" fo:padding-bottom="0.013cm" fo:padding-left="0.013cm" fo:padding-right="0.013cm"/>
    </style:style>
    <style:style style:name="gr365" style:family="graphic" style:parent-style-name="standard">
      <style:graphic-properties draw:stroke="solid" svg:stroke-width="0.026cm" svg:stroke-color="#ffffff" draw:stroke-linejoin="round" svg:stroke-linecap="round" draw:fill="solid" draw:fill-color="#2db37d" fo:padding-top="0.013cm" fo:padding-bottom="0.013cm" fo:padding-left="0.013cm" fo:padding-right="0.013cm"/>
    </style:style>
    <style:style style:name="gr366" style:family="graphic" style:parent-style-name="standard">
      <style:graphic-properties draw:stroke="solid" svg:stroke-width="0.026cm" svg:stroke-color="#ffffff" draw:stroke-linejoin="round" svg:stroke-linecap="round" draw:fill="solid" draw:fill-color="#eee51c" fo:padding-top="0.013cm" fo:padding-bottom="0.013cm" fo:padding-left="0.013cm" fo:padding-right="0.013cm"/>
    </style:style>
    <style:style style:name="gr367" style:family="graphic" style:parent-style-name="standard">
      <style:graphic-properties draw:stroke="solid" svg:stroke-width="0.026cm" svg:stroke-color="#ffffff" draw:stroke-linejoin="round" svg:stroke-linecap="round" draw:fill="solid" draw:fill-color="#ece51c" fo:padding-top="0.013cm" fo:padding-bottom="0.013cm" fo:padding-left="0.013cm" fo:padding-right="0.013cm"/>
    </style:style>
    <style:style style:name="gr368" style:family="graphic" style:parent-style-name="standard">
      <style:graphic-properties draw:stroke="solid" svg:stroke-width="0.026cm" svg:stroke-color="#ffffff" draw:stroke-linejoin="round" svg:stroke-linecap="round" draw:fill="solid" draw:fill-color="#6ece58" fo:padding-top="0.013cm" fo:padding-bottom="0.013cm" fo:padding-left="0.013cm" fo:padding-right="0.013cm"/>
    </style:style>
    <style:style style:name="gr369" style:family="graphic" style:parent-style-name="standard">
      <style:graphic-properties draw:stroke="solid" svg:stroke-width="0.026cm" svg:stroke-color="#ffffff" draw:stroke-linejoin="round" svg:stroke-linecap="round" draw:fill="solid" draw:fill-color="#20948c" fo:padding-top="0.013cm" fo:padding-bottom="0.013cm" fo:padding-left="0.013cm" fo:padding-right="0.013cm"/>
    </style:style>
    <style:style style:name="gr370" style:family="graphic" style:parent-style-name="standard">
      <style:graphic-properties draw:stroke="solid" svg:stroke-width="0.026cm" svg:stroke-color="#ffffff" draw:stroke-linejoin="round" svg:stroke-linecap="round" draw:fill="solid" draw:fill-color="#5ac865" fo:padding-top="0.013cm" fo:padding-bottom="0.013cm" fo:padding-left="0.013cm" fo:padding-right="0.013cm"/>
    </style:style>
    <style:style style:name="gr371" style:family="graphic" style:parent-style-name="standard">
      <style:graphic-properties draw:stroke="solid" svg:stroke-width="0.026cm" svg:stroke-color="#ffffff" draw:stroke-linejoin="round" svg:stroke-linecap="round" draw:fill="solid" draw:fill-color="#45bf70" fo:padding-top="0.013cm" fo:padding-bottom="0.013cm" fo:padding-left="0.013cm" fo:padding-right="0.013cm"/>
    </style:style>
    <style:style style:name="gr372" style:family="graphic" style:parent-style-name="standard">
      <style:graphic-properties draw:stroke="solid" svg:stroke-width="0.026cm" svg:stroke-color="#ffffff" draw:stroke-linejoin="round" svg:stroke-linecap="round" draw:fill="solid" draw:fill-color="#3fbd73" fo:padding-top="0.013cm" fo:padding-bottom="0.013cm" fo:padding-left="0.013cm" fo:padding-right="0.013cm"/>
    </style:style>
    <style:style style:name="gr373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8.629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39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888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987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241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08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solid" svg:stroke-width="0.026cm" svg:stroke-color="#440154" draw:stroke-linejoin="round" svg:stroke-linecap="round" draw:fill="solid" draw:fill-color="#440154" fo:padding-top="0.013cm" fo:padding-bottom="0.013cm" fo:padding-left="0.013cm" fo:padding-right="0.013cm"/>
    </style:style>
    <style:style style:name="gr381" style:family="graphic" style:parent-style-name="standard">
      <style:graphic-properties draw:stroke="solid" svg:stroke-width="0.026cm" svg:stroke-color="#450558" draw:stroke-linejoin="round" svg:stroke-linecap="round" draw:fill="solid" draw:fill-color="#450558" fo:padding-top="0.013cm" fo:padding-bottom="0.013cm" fo:padding-left="0.013cm" fo:padding-right="0.013cm"/>
    </style:style>
    <style:style style:name="gr382" style:family="graphic" style:parent-style-name="standard">
      <style:graphic-properties draw:stroke="solid" svg:stroke-width="0.026cm" svg:stroke-color="#46095d" draw:stroke-linejoin="round" svg:stroke-linecap="round" draw:fill="solid" draw:fill-color="#46095d" fo:padding-top="0.013cm" fo:padding-bottom="0.013cm" fo:padding-left="0.013cm" fo:padding-right="0.013cm"/>
    </style:style>
    <style:style style:name="gr383" style:family="graphic" style:parent-style-name="standard">
      <style:graphic-properties draw:stroke="solid" svg:stroke-width="0.026cm" svg:stroke-color="#470d61" draw:stroke-linejoin="round" svg:stroke-linecap="round" draw:fill="solid" draw:fill-color="#470d61" fo:padding-top="0.013cm" fo:padding-bottom="0.013cm" fo:padding-left="0.013cm" fo:padding-right="0.013cm"/>
    </style:style>
    <style:style style:name="gr384" style:family="graphic" style:parent-style-name="standard">
      <style:graphic-properties draw:stroke="solid" svg:stroke-width="0.026cm" svg:stroke-color="#471165" draw:stroke-linejoin="round" svg:stroke-linecap="round" draw:fill="solid" draw:fill-color="#471165" fo:padding-top="0.013cm" fo:padding-bottom="0.013cm" fo:padding-left="0.013cm" fo:padding-right="0.013cm"/>
    </style:style>
    <style:style style:name="gr385" style:family="graphic" style:parent-style-name="standard">
      <style:graphic-properties draw:stroke="solid" svg:stroke-width="0.026cm" svg:stroke-color="#481568" draw:stroke-linejoin="round" svg:stroke-linecap="round" draw:fill="solid" draw:fill-color="#481568" fo:padding-top="0.013cm" fo:padding-bottom="0.013cm" fo:padding-left="0.013cm" fo:padding-right="0.013cm"/>
    </style:style>
    <style:style style:name="gr386" style:family="graphic" style:parent-style-name="standard">
      <style:graphic-properties draw:stroke="solid" svg:stroke-width="0.026cm" svg:stroke-color="#48196b" draw:stroke-linejoin="round" svg:stroke-linecap="round" draw:fill="solid" draw:fill-color="#48196b" fo:padding-top="0.013cm" fo:padding-bottom="0.013cm" fo:padding-left="0.013cm" fo:padding-right="0.013cm"/>
    </style:style>
    <style:style style:name="gr387" style:family="graphic" style:parent-style-name="standard">
      <style:graphic-properties draw:stroke="solid" svg:stroke-width="0.026cm" svg:stroke-color="#481d6e" draw:stroke-linejoin="round" svg:stroke-linecap="round" draw:fill="solid" draw:fill-color="#481d6e" fo:padding-top="0.013cm" fo:padding-bottom="0.013cm" fo:padding-left="0.013cm" fo:padding-right="0.013cm"/>
    </style:style>
    <style:style style:name="gr388" style:family="graphic" style:parent-style-name="standard">
      <style:graphic-properties draw:stroke="solid" svg:stroke-width="0.026cm" svg:stroke-color="#482172" draw:stroke-linejoin="round" svg:stroke-linecap="round" draw:fill="solid" draw:fill-color="#482172" fo:padding-top="0.013cm" fo:padding-bottom="0.013cm" fo:padding-left="0.013cm" fo:padding-right="0.013cm"/>
    </style:style>
    <style:style style:name="gr389" style:family="graphic" style:parent-style-name="standard">
      <style:graphic-properties draw:stroke="solid" svg:stroke-width="0.026cm" svg:stroke-color="#482475" draw:stroke-linejoin="round" svg:stroke-linecap="round" draw:fill="solid" draw:fill-color="#482475" fo:padding-top="0.013cm" fo:padding-bottom="0.013cm" fo:padding-left="0.013cm" fo:padding-right="0.013cm"/>
    </style:style>
    <style:style style:name="gr390" style:family="graphic" style:parent-style-name="standard">
      <style:graphic-properties draw:stroke="solid" svg:stroke-width="0.026cm" svg:stroke-color="#482877" draw:stroke-linejoin="round" svg:stroke-linecap="round" draw:fill="solid" draw:fill-color="#482877" fo:padding-top="0.013cm" fo:padding-bottom="0.013cm" fo:padding-left="0.013cm" fo:padding-right="0.013cm"/>
    </style:style>
    <style:style style:name="gr391" style:family="graphic" style:parent-style-name="standard">
      <style:graphic-properties draw:stroke="solid" svg:stroke-width="0.026cm" svg:stroke-color="#472b7a" draw:stroke-linejoin="round" svg:stroke-linecap="round" draw:fill="solid" draw:fill-color="#472b7a" fo:padding-top="0.013cm" fo:padding-bottom="0.013cm" fo:padding-left="0.013cm" fo:padding-right="0.013cm"/>
    </style:style>
    <style:style style:name="gr392" style:family="graphic" style:parent-style-name="standard">
      <style:graphic-properties draw:stroke="solid" svg:stroke-width="0.026cm" svg:stroke-color="#472f7c" draw:stroke-linejoin="round" svg:stroke-linecap="round" draw:fill="solid" draw:fill-color="#472f7c" fo:padding-top="0.013cm" fo:padding-bottom="0.013cm" fo:padding-left="0.013cm" fo:padding-right="0.013cm"/>
    </style:style>
    <style:style style:name="gr393" style:family="graphic" style:parent-style-name="standard">
      <style:graphic-properties draw:stroke="solid" svg:stroke-width="0.026cm" svg:stroke-color="#46337e" draw:stroke-linejoin="round" svg:stroke-linecap="round" draw:fill="solid" draw:fill-color="#46337e" fo:padding-top="0.013cm" fo:padding-bottom="0.013cm" fo:padding-left="0.013cm" fo:padding-right="0.013cm"/>
    </style:style>
    <style:style style:name="gr394" style:family="graphic" style:parent-style-name="standard">
      <style:graphic-properties draw:stroke="solid" svg:stroke-width="0.026cm" svg:stroke-color="#453680" draw:stroke-linejoin="round" svg:stroke-linecap="round" draw:fill="solid" draw:fill-color="#453680" fo:padding-top="0.013cm" fo:padding-bottom="0.013cm" fo:padding-left="0.013cm" fo:padding-right="0.013cm"/>
    </style:style>
    <style:style style:name="gr395" style:family="graphic" style:parent-style-name="standard">
      <style:graphic-properties draw:stroke="solid" svg:stroke-width="0.026cm" svg:stroke-color="#443983" draw:stroke-linejoin="round" svg:stroke-linecap="round" draw:fill="solid" draw:fill-color="#443983" fo:padding-top="0.013cm" fo:padding-bottom="0.013cm" fo:padding-left="0.013cm" fo:padding-right="0.013cm"/>
    </style:style>
    <style:style style:name="gr396" style:family="graphic" style:parent-style-name="standard">
      <style:graphic-properties draw:stroke="solid" svg:stroke-width="0.026cm" svg:stroke-color="#433c84" draw:stroke-linejoin="round" svg:stroke-linecap="round" draw:fill="solid" draw:fill-color="#433c84" fo:padding-top="0.013cm" fo:padding-bottom="0.013cm" fo:padding-left="0.013cm" fo:padding-right="0.013cm"/>
    </style:style>
    <style:style style:name="gr397" style:family="graphic" style:parent-style-name="standard">
      <style:graphic-properties draw:stroke="solid" svg:stroke-width="0.026cm" svg:stroke-color="#424085" draw:stroke-linejoin="round" svg:stroke-linecap="round" draw:fill="solid" draw:fill-color="#424085" fo:padding-top="0.013cm" fo:padding-bottom="0.013cm" fo:padding-left="0.013cm" fo:padding-right="0.013cm"/>
    </style:style>
    <style:style style:name="gr398" style:family="graphic" style:parent-style-name="standard">
      <style:graphic-properties draw:stroke="solid" svg:stroke-width="0.026cm" svg:stroke-color="#414387" draw:stroke-linejoin="round" svg:stroke-linecap="round" draw:fill="solid" draw:fill-color="#414387" fo:padding-top="0.013cm" fo:padding-bottom="0.013cm" fo:padding-left="0.013cm" fo:padding-right="0.013cm"/>
    </style:style>
    <style:style style:name="gr399" style:family="graphic" style:parent-style-name="standard">
      <style:graphic-properties draw:stroke="solid" svg:stroke-width="0.026cm" svg:stroke-color="#404688" draw:stroke-linejoin="round" svg:stroke-linecap="round" draw:fill="solid" draw:fill-color="#404688" fo:padding-top="0.013cm" fo:padding-bottom="0.013cm" fo:padding-left="0.013cm" fo:padding-right="0.013cm"/>
    </style:style>
    <style:style style:name="gr400" style:family="graphic" style:parent-style-name="standard">
      <style:graphic-properties draw:stroke="solid" svg:stroke-width="0.026cm" svg:stroke-color="#3f4989" draw:stroke-linejoin="round" svg:stroke-linecap="round" draw:fill="solid" draw:fill-color="#3f4989" fo:padding-top="0.013cm" fo:padding-bottom="0.013cm" fo:padding-left="0.013cm" fo:padding-right="0.013cm"/>
    </style:style>
    <style:style style:name="gr401" style:family="graphic" style:parent-style-name="standard">
      <style:graphic-properties draw:stroke="solid" svg:stroke-width="0.026cm" svg:stroke-color="#3e4b89" draw:stroke-linejoin="round" svg:stroke-linecap="round" draw:fill="solid" draw:fill-color="#3e4b89" fo:padding-top="0.013cm" fo:padding-bottom="0.013cm" fo:padding-left="0.013cm" fo:padding-right="0.013cm"/>
    </style:style>
    <style:style style:name="gr402" style:family="graphic" style:parent-style-name="standard">
      <style:graphic-properties draw:stroke="solid" svg:stroke-width="0.026cm" svg:stroke-color="#3c4f8b" draw:stroke-linejoin="round" svg:stroke-linecap="round" draw:fill="solid" draw:fill-color="#3c4f8b" fo:padding-top="0.013cm" fo:padding-bottom="0.013cm" fo:padding-left="0.013cm" fo:padding-right="0.013cm"/>
    </style:style>
    <style:style style:name="gr403" style:family="graphic" style:parent-style-name="standard">
      <style:graphic-properties draw:stroke="solid" svg:stroke-width="0.026cm" svg:stroke-color="#3b528b" draw:stroke-linejoin="round" svg:stroke-linecap="round" draw:fill="solid" draw:fill-color="#3b528b" fo:padding-top="0.013cm" fo:padding-bottom="0.013cm" fo:padding-left="0.013cm" fo:padding-right="0.013cm"/>
    </style:style>
    <style:style style:name="gr404" style:family="graphic" style:parent-style-name="standard">
      <style:graphic-properties draw:stroke="solid" svg:stroke-width="0.026cm" svg:stroke-color="#3a558c" draw:stroke-linejoin="round" svg:stroke-linecap="round" draw:fill="solid" draw:fill-color="#3a558c" fo:padding-top="0.013cm" fo:padding-bottom="0.013cm" fo:padding-left="0.013cm" fo:padding-right="0.013cm"/>
    </style:style>
    <style:style style:name="gr405" style:family="graphic" style:parent-style-name="standard">
      <style:graphic-properties draw:stroke="solid" svg:stroke-width="0.026cm" svg:stroke-color="#38588c" draw:stroke-linejoin="round" svg:stroke-linecap="round" draw:fill="solid" draw:fill-color="#38588c" fo:padding-top="0.013cm" fo:padding-bottom="0.013cm" fo:padding-left="0.013cm" fo:padding-right="0.013cm"/>
    </style:style>
    <style:style style:name="gr406" style:family="graphic" style:parent-style-name="standard">
      <style:graphic-properties draw:stroke="solid" svg:stroke-width="0.026cm" svg:stroke-color="#365b8d" draw:stroke-linejoin="round" svg:stroke-linecap="round" draw:fill="solid" draw:fill-color="#365b8d" fo:padding-top="0.013cm" fo:padding-bottom="0.013cm" fo:padding-left="0.013cm" fo:padding-right="0.013cm"/>
    </style:style>
    <style:style style:name="gr407" style:family="graphic" style:parent-style-name="standard">
      <style:graphic-properties draw:stroke="solid" svg:stroke-width="0.026cm" svg:stroke-color="#355e8d" draw:stroke-linejoin="round" svg:stroke-linecap="round" draw:fill="solid" draw:fill-color="#355e8d" fo:padding-top="0.013cm" fo:padding-bottom="0.013cm" fo:padding-left="0.013cm" fo:padding-right="0.013cm"/>
    </style:style>
    <style:style style:name="gr408" style:family="graphic" style:parent-style-name="standard">
      <style:graphic-properties draw:stroke="solid" svg:stroke-width="0.026cm" svg:stroke-color="#34618d" draw:stroke-linejoin="round" svg:stroke-linecap="round" draw:fill="solid" draw:fill-color="#34618d" fo:padding-top="0.013cm" fo:padding-bottom="0.013cm" fo:padding-left="0.013cm" fo:padding-right="0.013cm"/>
    </style:style>
    <style:style style:name="gr409" style:family="graphic" style:parent-style-name="standard">
      <style:graphic-properties draw:stroke="solid" svg:stroke-width="0.026cm" svg:stroke-color="#33648e" draw:stroke-linejoin="round" svg:stroke-linecap="round" draw:fill="solid" draw:fill-color="#33648e" fo:padding-top="0.013cm" fo:padding-bottom="0.013cm" fo:padding-left="0.013cm" fo:padding-right="0.013cm"/>
    </style:style>
    <style:style style:name="gr410" style:family="graphic" style:parent-style-name="standard">
      <style:graphic-properties draw:stroke="solid" svg:stroke-width="0.026cm" svg:stroke-color="#31668e" draw:stroke-linejoin="round" svg:stroke-linecap="round" draw:fill="solid" draw:fill-color="#31668e" fo:padding-top="0.013cm" fo:padding-bottom="0.013cm" fo:padding-left="0.013cm" fo:padding-right="0.013cm"/>
    </style:style>
    <style:style style:name="gr411" style:family="graphic" style:parent-style-name="standard">
      <style:graphic-properties draw:stroke="solid" svg:stroke-width="0.026cm" svg:stroke-color="#30698e" draw:stroke-linejoin="round" svg:stroke-linecap="round" draw:fill="solid" draw:fill-color="#30698e" fo:padding-top="0.013cm" fo:padding-bottom="0.013cm" fo:padding-left="0.013cm" fo:padding-right="0.013cm"/>
    </style:style>
    <style:style style:name="gr412" style:family="graphic" style:parent-style-name="standard">
      <style:graphic-properties draw:stroke="solid" svg:stroke-width="0.026cm" svg:stroke-color="#2f6c8e" draw:stroke-linejoin="round" svg:stroke-linecap="round" draw:fill="solid" draw:fill-color="#2f6c8e" fo:padding-top="0.013cm" fo:padding-bottom="0.013cm" fo:padding-left="0.013cm" fo:padding-right="0.013cm"/>
    </style:style>
    <style:style style:name="gr413" style:family="graphic" style:parent-style-name="standard">
      <style:graphic-properties draw:stroke="solid" svg:stroke-width="0.026cm" svg:stroke-color="#2e6f8e" draw:stroke-linejoin="round" svg:stroke-linecap="round" draw:fill="solid" draw:fill-color="#2e6f8e" fo:padding-top="0.013cm" fo:padding-bottom="0.013cm" fo:padding-left="0.013cm" fo:padding-right="0.013cm"/>
    </style:style>
    <style:style style:name="gr414" style:family="graphic" style:parent-style-name="standard">
      <style:graphic-properties draw:stroke="solid" svg:stroke-width="0.026cm" svg:stroke-color="#2d728e" draw:stroke-linejoin="round" svg:stroke-linecap="round" draw:fill="solid" draw:fill-color="#2d728e" fo:padding-top="0.013cm" fo:padding-bottom="0.013cm" fo:padding-left="0.013cm" fo:padding-right="0.013cm"/>
    </style:style>
    <style:style style:name="gr415" style:family="graphic" style:parent-style-name="standard">
      <style:graphic-properties draw:stroke="solid" svg:stroke-width="0.026cm" svg:stroke-color="#2c748e" draw:stroke-linejoin="round" svg:stroke-linecap="round" draw:fill="solid" draw:fill-color="#2c748e" fo:padding-top="0.013cm" fo:padding-bottom="0.013cm" fo:padding-left="0.013cm" fo:padding-right="0.013cm"/>
    </style:style>
    <style:style style:name="gr416" style:family="graphic" style:parent-style-name="standard">
      <style:graphic-properties draw:stroke="solid" svg:stroke-width="0.026cm" svg:stroke-color="#2b768e" draw:stroke-linejoin="round" svg:stroke-linecap="round" draw:fill="solid" draw:fill-color="#2b768e" fo:padding-top="0.013cm" fo:padding-bottom="0.013cm" fo:padding-left="0.013cm" fo:padding-right="0.013cm"/>
    </style:style>
    <style:style style:name="gr417" style:family="graphic" style:parent-style-name="standard">
      <style:graphic-properties draw:stroke="solid" svg:stroke-width="0.026cm" svg:stroke-color="#29798e" draw:stroke-linejoin="round" svg:stroke-linecap="round" draw:fill="solid" draw:fill-color="#29798e" fo:padding-top="0.013cm" fo:padding-bottom="0.013cm" fo:padding-left="0.013cm" fo:padding-right="0.013cm"/>
    </style:style>
    <style:style style:name="gr418" style:family="graphic" style:parent-style-name="standard">
      <style:graphic-properties draw:stroke="solid" svg:stroke-width="0.026cm" svg:stroke-color="#287c8e" draw:stroke-linejoin="round" svg:stroke-linecap="round" draw:fill="solid" draw:fill-color="#287c8e" fo:padding-top="0.013cm" fo:padding-bottom="0.013cm" fo:padding-left="0.013cm" fo:padding-right="0.013cm"/>
    </style:style>
    <style:style style:name="gr419" style:family="graphic" style:parent-style-name="standard">
      <style:graphic-properties draw:stroke="solid" svg:stroke-width="0.026cm" svg:stroke-color="#277e8e" draw:stroke-linejoin="round" svg:stroke-linecap="round" draw:fill="solid" draw:fill-color="#277e8e" fo:padding-top="0.013cm" fo:padding-bottom="0.013cm" fo:padding-left="0.013cm" fo:padding-right="0.013cm"/>
    </style:style>
    <style:style style:name="gr420" style:family="graphic" style:parent-style-name="standard">
      <style:graphic-properties draw:stroke="solid" svg:stroke-width="0.026cm" svg:stroke-color="#26818e" draw:stroke-linejoin="round" svg:stroke-linecap="round" draw:fill="solid" draw:fill-color="#26818e" fo:padding-top="0.013cm" fo:padding-bottom="0.013cm" fo:padding-left="0.013cm" fo:padding-right="0.013cm"/>
    </style:style>
    <style:style style:name="gr421" style:family="graphic" style:parent-style-name="standard">
      <style:graphic-properties draw:stroke="solid" svg:stroke-width="0.026cm" svg:stroke-color="#25848e" draw:stroke-linejoin="round" svg:stroke-linecap="round" draw:fill="solid" draw:fill-color="#25848e" fo:padding-top="0.013cm" fo:padding-bottom="0.013cm" fo:padding-left="0.013cm" fo:padding-right="0.013cm"/>
    </style:style>
    <style:style style:name="gr422" style:family="graphic" style:parent-style-name="standard">
      <style:graphic-properties draw:stroke="solid" svg:stroke-width="0.026cm" svg:stroke-color="#24868e" draw:stroke-linejoin="round" svg:stroke-linecap="round" draw:fill="solid" draw:fill-color="#24868e" fo:padding-top="0.013cm" fo:padding-bottom="0.013cm" fo:padding-left="0.013cm" fo:padding-right="0.013cm"/>
    </style:style>
    <style:style style:name="gr423" style:family="graphic" style:parent-style-name="standard">
      <style:graphic-properties draw:stroke="solid" svg:stroke-width="0.026cm" svg:stroke-color="#23898e" draw:stroke-linejoin="round" svg:stroke-linecap="round" draw:fill="solid" draw:fill-color="#23898e" fo:padding-top="0.013cm" fo:padding-bottom="0.013cm" fo:padding-left="0.013cm" fo:padding-right="0.013cm"/>
    </style:style>
    <style:style style:name="gr424" style:family="graphic" style:parent-style-name="standard">
      <style:graphic-properties draw:stroke="solid" svg:stroke-width="0.026cm" svg:stroke-color="#228c8d" draw:stroke-linejoin="round" svg:stroke-linecap="round" draw:fill="solid" draw:fill-color="#228c8d" fo:padding-top="0.013cm" fo:padding-bottom="0.013cm" fo:padding-left="0.013cm" fo:padding-right="0.013cm"/>
    </style:style>
    <style:style style:name="gr425" style:family="graphic" style:parent-style-name="standard">
      <style:graphic-properties draw:stroke="solid" svg:stroke-width="0.026cm" svg:stroke-color="#218e8d" draw:stroke-linejoin="round" svg:stroke-linecap="round" draw:fill="solid" draw:fill-color="#218e8d" fo:padding-top="0.013cm" fo:padding-bottom="0.013cm" fo:padding-left="0.013cm" fo:padding-right="0.013cm"/>
    </style:style>
    <style:style style:name="gr426" style:family="graphic" style:parent-style-name="standard">
      <style:graphic-properties draw:stroke="solid" svg:stroke-width="0.026cm" svg:stroke-color="#20908c" draw:stroke-linejoin="round" svg:stroke-linecap="round" draw:fill="solid" draw:fill-color="#20908c" fo:padding-top="0.013cm" fo:padding-bottom="0.013cm" fo:padding-left="0.013cm" fo:padding-right="0.013cm"/>
    </style:style>
    <style:style style:name="gr427" style:family="graphic" style:parent-style-name="standard">
      <style:graphic-properties draw:stroke="solid" svg:stroke-width="0.026cm" svg:stroke-color="#20938c" draw:stroke-linejoin="round" svg:stroke-linecap="round" draw:fill="solid" draw:fill-color="#20938c" fo:padding-top="0.013cm" fo:padding-bottom="0.013cm" fo:padding-left="0.013cm" fo:padding-right="0.013cm"/>
    </style:style>
    <style:style style:name="gr428" style:family="graphic" style:parent-style-name="standard">
      <style:graphic-properties draw:stroke="solid" svg:stroke-width="0.026cm" svg:stroke-color="#1f958b" draw:stroke-linejoin="round" svg:stroke-linecap="round" draw:fill="solid" draw:fill-color="#1f958b" fo:padding-top="0.013cm" fo:padding-bottom="0.013cm" fo:padding-left="0.013cm" fo:padding-right="0.013cm"/>
    </style:style>
    <style:style style:name="gr429" style:family="graphic" style:parent-style-name="standard">
      <style:graphic-properties draw:stroke="solid" svg:stroke-width="0.026cm" svg:stroke-color="#1f988b" draw:stroke-linejoin="round" svg:stroke-linecap="round" draw:fill="solid" draw:fill-color="#1f988b" fo:padding-top="0.013cm" fo:padding-bottom="0.013cm" fo:padding-left="0.013cm" fo:padding-right="0.013cm"/>
    </style:style>
    <style:style style:name="gr430" style:family="graphic" style:parent-style-name="standard">
      <style:graphic-properties draw:stroke="solid" svg:stroke-width="0.026cm" svg:stroke-color="#1e9c89" draw:stroke-linejoin="round" svg:stroke-linecap="round" draw:fill="solid" draw:fill-color="#1e9c89" fo:padding-top="0.013cm" fo:padding-bottom="0.013cm" fo:padding-left="0.013cm" fo:padding-right="0.013cm"/>
    </style:style>
    <style:style style:name="gr431" style:family="graphic" style:parent-style-name="standard">
      <style:graphic-properties draw:stroke="solid" svg:stroke-width="0.026cm" svg:stroke-color="#1e9e88" draw:stroke-linejoin="round" svg:stroke-linecap="round" draw:fill="solid" draw:fill-color="#1e9e88" fo:padding-top="0.013cm" fo:padding-bottom="0.013cm" fo:padding-left="0.013cm" fo:padding-right="0.013cm"/>
    </style:style>
    <style:style style:name="gr432" style:family="graphic" style:parent-style-name="standard">
      <style:graphic-properties draw:stroke="solid" svg:stroke-width="0.026cm" svg:stroke-color="#1fa087" draw:stroke-linejoin="round" svg:stroke-linecap="round" draw:fill="solid" draw:fill-color="#1fa087" fo:padding-top="0.013cm" fo:padding-bottom="0.013cm" fo:padding-left="0.013cm" fo:padding-right="0.013cm"/>
    </style:style>
    <style:style style:name="gr433" style:family="graphic" style:parent-style-name="standard">
      <style:graphic-properties draw:stroke="solid" svg:stroke-width="0.026cm" svg:stroke-color="#20a386" draw:stroke-linejoin="round" svg:stroke-linecap="round" draw:fill="solid" draw:fill-color="#20a386" fo:padding-top="0.013cm" fo:padding-bottom="0.013cm" fo:padding-left="0.013cm" fo:padding-right="0.013cm"/>
    </style:style>
    <style:style style:name="gr434" style:family="graphic" style:parent-style-name="standard">
      <style:graphic-properties draw:stroke="solid" svg:stroke-width="0.026cm" svg:stroke-color="#21a585" draw:stroke-linejoin="round" svg:stroke-linecap="round" draw:fill="solid" draw:fill-color="#21a585" fo:padding-top="0.013cm" fo:padding-bottom="0.013cm" fo:padding-left="0.013cm" fo:padding-right="0.013cm"/>
    </style:style>
    <style:style style:name="gr435" style:family="graphic" style:parent-style-name="standard">
      <style:graphic-properties draw:stroke="solid" svg:stroke-width="0.026cm" svg:stroke-color="#23a884" draw:stroke-linejoin="round" svg:stroke-linecap="round" draw:fill="solid" draw:fill-color="#23a884" fo:padding-top="0.013cm" fo:padding-bottom="0.013cm" fo:padding-left="0.013cm" fo:padding-right="0.013cm"/>
    </style:style>
    <style:style style:name="gr436" style:family="graphic" style:parent-style-name="standard">
      <style:graphic-properties draw:stroke="solid" svg:stroke-width="0.026cm" svg:stroke-color="#25ab82" draw:stroke-linejoin="round" svg:stroke-linecap="round" draw:fill="solid" draw:fill-color="#25ab82" fo:padding-top="0.013cm" fo:padding-bottom="0.013cm" fo:padding-left="0.013cm" fo:padding-right="0.013cm"/>
    </style:style>
    <style:style style:name="gr437" style:family="graphic" style:parent-style-name="standard">
      <style:graphic-properties draw:stroke="solid" svg:stroke-width="0.026cm" svg:stroke-color="#27ad80" draw:stroke-linejoin="round" svg:stroke-linecap="round" draw:fill="solid" draw:fill-color="#27ad80" fo:padding-top="0.013cm" fo:padding-bottom="0.013cm" fo:padding-left="0.013cm" fo:padding-right="0.013cm"/>
    </style:style>
    <style:style style:name="gr438" style:family="graphic" style:parent-style-name="standard">
      <style:graphic-properties draw:stroke="solid" svg:stroke-width="0.026cm" svg:stroke-color="#29af7f" draw:stroke-linejoin="round" svg:stroke-linecap="round" draw:fill="solid" draw:fill-color="#29af7f" fo:padding-top="0.013cm" fo:padding-bottom="0.013cm" fo:padding-left="0.013cm" fo:padding-right="0.013cm"/>
    </style:style>
    <style:style style:name="gr439" style:family="graphic" style:parent-style-name="standard">
      <style:graphic-properties draw:stroke="solid" svg:stroke-width="0.026cm" svg:stroke-color="#2db27d" draw:stroke-linejoin="round" svg:stroke-linecap="round" draw:fill="solid" draw:fill-color="#2db27d" fo:padding-top="0.013cm" fo:padding-bottom="0.013cm" fo:padding-left="0.013cm" fo:padding-right="0.013cm"/>
    </style:style>
    <style:style style:name="gr440" style:family="graphic" style:parent-style-name="standard">
      <style:graphic-properties draw:stroke="solid" svg:stroke-width="0.026cm" svg:stroke-color="#31b57b" draw:stroke-linejoin="round" svg:stroke-linecap="round" draw:fill="solid" draw:fill-color="#31b57b" fo:padding-top="0.013cm" fo:padding-bottom="0.013cm" fo:padding-left="0.013cm" fo:padding-right="0.013cm"/>
    </style:style>
    <style:style style:name="gr441" style:family="graphic" style:parent-style-name="standard">
      <style:graphic-properties draw:stroke="solid" svg:stroke-width="0.026cm" svg:stroke-color="#35b879" draw:stroke-linejoin="round" svg:stroke-linecap="round" draw:fill="solid" draw:fill-color="#35b879" fo:padding-top="0.013cm" fo:padding-bottom="0.013cm" fo:padding-left="0.013cm" fo:padding-right="0.013cm"/>
    </style:style>
    <style:style style:name="gr442" style:family="graphic" style:parent-style-name="standard">
      <style:graphic-properties draw:stroke="solid" svg:stroke-width="0.026cm" svg:stroke-color="#3aba76" draw:stroke-linejoin="round" svg:stroke-linecap="round" draw:fill="solid" draw:fill-color="#3aba76" fo:padding-top="0.013cm" fo:padding-bottom="0.013cm" fo:padding-left="0.013cm" fo:padding-right="0.013cm"/>
    </style:style>
    <style:style style:name="gr443" style:family="graphic" style:parent-style-name="standard">
      <style:graphic-properties draw:stroke="solid" svg:stroke-width="0.026cm" svg:stroke-color="#3ebc73" draw:stroke-linejoin="round" svg:stroke-linecap="round" draw:fill="solid" draw:fill-color="#3ebc73" fo:padding-top="0.013cm" fo:padding-bottom="0.013cm" fo:padding-left="0.013cm" fo:padding-right="0.013cm"/>
    </style:style>
    <style:style style:name="gr444" style:family="graphic" style:parent-style-name="standard">
      <style:graphic-properties draw:stroke="solid" svg:stroke-width="0.026cm" svg:stroke-color="#43be71" draw:stroke-linejoin="round" svg:stroke-linecap="round" draw:fill="solid" draw:fill-color="#43be71" fo:padding-top="0.013cm" fo:padding-bottom="0.013cm" fo:padding-left="0.013cm" fo:padding-right="0.013cm"/>
    </style:style>
    <style:style style:name="gr445" style:family="graphic" style:parent-style-name="standard">
      <style:graphic-properties draw:stroke="solid" svg:stroke-width="0.026cm" svg:stroke-color="#48c06e" draw:stroke-linejoin="round" svg:stroke-linecap="round" draw:fill="solid" draw:fill-color="#48c06e" fo:padding-top="0.013cm" fo:padding-bottom="0.013cm" fo:padding-left="0.013cm" fo:padding-right="0.013cm"/>
    </style:style>
    <style:style style:name="gr446" style:family="graphic" style:parent-style-name="standard">
      <style:graphic-properties draw:stroke="solid" svg:stroke-width="0.026cm" svg:stroke-color="#4ec26b" draw:stroke-linejoin="round" svg:stroke-linecap="round" draw:fill="solid" draw:fill-color="#4ec26b" fo:padding-top="0.013cm" fo:padding-bottom="0.013cm" fo:padding-left="0.013cm" fo:padding-right="0.013cm"/>
    </style:style>
    <style:style style:name="gr447" style:family="graphic" style:parent-style-name="standard">
      <style:graphic-properties draw:stroke="solid" svg:stroke-width="0.026cm" svg:stroke-color="#54c469" draw:stroke-linejoin="round" svg:stroke-linecap="round" draw:fill="solid" draw:fill-color="#54c469" fo:padding-top="0.013cm" fo:padding-bottom="0.013cm" fo:padding-left="0.013cm" fo:padding-right="0.013cm"/>
    </style:style>
    <style:style style:name="gr448" style:family="graphic" style:parent-style-name="standard">
      <style:graphic-properties draw:stroke="solid" svg:stroke-width="0.026cm" svg:stroke-color="#59c765" draw:stroke-linejoin="round" svg:stroke-linecap="round" draw:fill="solid" draw:fill-color="#59c765" fo:padding-top="0.013cm" fo:padding-bottom="0.013cm" fo:padding-left="0.013cm" fo:padding-right="0.013cm"/>
    </style:style>
    <style:style style:name="gr449" style:family="graphic" style:parent-style-name="standard">
      <style:graphic-properties draw:stroke="solid" svg:stroke-width="0.026cm" svg:stroke-color="#5eca62" draw:stroke-linejoin="round" svg:stroke-linecap="round" draw:fill="solid" draw:fill-color="#5eca62" fo:padding-top="0.013cm" fo:padding-bottom="0.013cm" fo:padding-left="0.013cm" fo:padding-right="0.013cm"/>
    </style:style>
    <style:style style:name="gr450" style:family="graphic" style:parent-style-name="standard">
      <style:graphic-properties draw:stroke="solid" svg:stroke-width="0.026cm" svg:stroke-color="#65cb5e" draw:stroke-linejoin="round" svg:stroke-linecap="round" draw:fill="solid" draw:fill-color="#65cb5e" fo:padding-top="0.013cm" fo:padding-bottom="0.013cm" fo:padding-left="0.013cm" fo:padding-right="0.013cm"/>
    </style:style>
    <style:style style:name="gr451" style:family="graphic" style:parent-style-name="standard">
      <style:graphic-properties draw:stroke="solid" svg:stroke-width="0.026cm" svg:stroke-color="#6bcd5a" draw:stroke-linejoin="round" svg:stroke-linecap="round" draw:fill="solid" draw:fill-color="#6bcd5a" fo:padding-top="0.013cm" fo:padding-bottom="0.013cm" fo:padding-left="0.013cm" fo:padding-right="0.013cm"/>
    </style:style>
    <style:style style:name="gr452" style:family="graphic" style:parent-style-name="standard">
      <style:graphic-properties draw:stroke="solid" svg:stroke-width="0.026cm" svg:stroke-color="#72cf56" draw:stroke-linejoin="round" svg:stroke-linecap="round" draw:fill="solid" draw:fill-color="#72cf56" fo:padding-top="0.013cm" fo:padding-bottom="0.013cm" fo:padding-left="0.013cm" fo:padding-right="0.013cm"/>
    </style:style>
    <style:style style:name="gr453" style:family="graphic" style:parent-style-name="standard">
      <style:graphic-properties draw:stroke="solid" svg:stroke-width="0.026cm" svg:stroke-color="#78d152" draw:stroke-linejoin="round" svg:stroke-linecap="round" draw:fill="solid" draw:fill-color="#78d152" fo:padding-top="0.013cm" fo:padding-bottom="0.013cm" fo:padding-left="0.013cm" fo:padding-right="0.013cm"/>
    </style:style>
    <style:style style:name="gr454" style:family="graphic" style:parent-style-name="standard">
      <style:graphic-properties draw:stroke="solid" svg:stroke-width="0.026cm" svg:stroke-color="#7fd34e" draw:stroke-linejoin="round" svg:stroke-linecap="round" draw:fill="solid" draw:fill-color="#7fd34e" fo:padding-top="0.013cm" fo:padding-bottom="0.013cm" fo:padding-left="0.013cm" fo:padding-right="0.013cm"/>
    </style:style>
    <style:style style:name="gr455" style:family="graphic" style:parent-style-name="standard">
      <style:graphic-properties draw:stroke="solid" svg:stroke-width="0.026cm" svg:stroke-color="#86d44a" draw:stroke-linejoin="round" svg:stroke-linecap="round" draw:fill="solid" draw:fill-color="#86d44a" fo:padding-top="0.013cm" fo:padding-bottom="0.013cm" fo:padding-left="0.013cm" fo:padding-right="0.013cm"/>
    </style:style>
    <style:style style:name="gr456" style:family="graphic" style:parent-style-name="standard">
      <style:graphic-properties draw:stroke="solid" svg:stroke-width="0.026cm" svg:stroke-color="#8dd645" draw:stroke-linejoin="round" svg:stroke-linecap="round" draw:fill="solid" draw:fill-color="#8dd645" fo:padding-top="0.013cm" fo:padding-bottom="0.013cm" fo:padding-left="0.013cm" fo:padding-right="0.013cm"/>
    </style:style>
    <style:style style:name="gr457" style:family="graphic" style:parent-style-name="standard">
      <style:graphic-properties draw:stroke="solid" svg:stroke-width="0.026cm" svg:stroke-color="#94d840" draw:stroke-linejoin="round" svg:stroke-linecap="round" draw:fill="solid" draw:fill-color="#94d840" fo:padding-top="0.013cm" fo:padding-bottom="0.013cm" fo:padding-left="0.013cm" fo:padding-right="0.013cm"/>
    </style:style>
    <style:style style:name="gr458" style:family="graphic" style:parent-style-name="standard">
      <style:graphic-properties draw:stroke="solid" svg:stroke-width="0.026cm" svg:stroke-color="#9bd93c" draw:stroke-linejoin="round" svg:stroke-linecap="round" draw:fill="solid" draw:fill-color="#9bd93c" fo:padding-top="0.013cm" fo:padding-bottom="0.013cm" fo:padding-left="0.013cm" fo:padding-right="0.013cm"/>
    </style:style>
    <style:style style:name="gr459" style:family="graphic" style:parent-style-name="standard">
      <style:graphic-properties draw:stroke="solid" svg:stroke-width="0.026cm" svg:stroke-color="#a3db37" draw:stroke-linejoin="round" svg:stroke-linecap="round" draw:fill="solid" draw:fill-color="#a3db37" fo:padding-top="0.013cm" fo:padding-bottom="0.013cm" fo:padding-left="0.013cm" fo:padding-right="0.013cm"/>
    </style:style>
    <style:style style:name="gr460" style:family="graphic" style:parent-style-name="standard">
      <style:graphic-properties draw:stroke="solid" svg:stroke-width="0.026cm" svg:stroke-color="#aadc32" draw:stroke-linejoin="round" svg:stroke-linecap="round" draw:fill="solid" draw:fill-color="#aadc32" fo:padding-top="0.013cm" fo:padding-bottom="0.013cm" fo:padding-left="0.013cm" fo:padding-right="0.013cm"/>
    </style:style>
    <style:style style:name="gr461" style:family="graphic" style:parent-style-name="standard">
      <style:graphic-properties draw:stroke="solid" svg:stroke-width="0.026cm" svg:stroke-color="#b1dd2d" draw:stroke-linejoin="round" svg:stroke-linecap="round" draw:fill="solid" draw:fill-color="#b1dd2d" fo:padding-top="0.013cm" fo:padding-bottom="0.013cm" fo:padding-left="0.013cm" fo:padding-right="0.013cm"/>
    </style:style>
    <style:style style:name="gr462" style:family="graphic" style:parent-style-name="standard">
      <style:graphic-properties draw:stroke="solid" svg:stroke-width="0.026cm" svg:stroke-color="#b8de29" draw:stroke-linejoin="round" svg:stroke-linecap="round" draw:fill="solid" draw:fill-color="#b8de29" fo:padding-top="0.013cm" fo:padding-bottom="0.013cm" fo:padding-left="0.013cm" fo:padding-right="0.013cm"/>
    </style:style>
    <style:style style:name="gr463" style:family="graphic" style:parent-style-name="standard">
      <style:graphic-properties draw:stroke="solid" svg:stroke-width="0.026cm" svg:stroke-color="#c0df25" draw:stroke-linejoin="round" svg:stroke-linecap="round" draw:fill="solid" draw:fill-color="#c0df25" fo:padding-top="0.013cm" fo:padding-bottom="0.013cm" fo:padding-left="0.013cm" fo:padding-right="0.013cm"/>
    </style:style>
    <style:style style:name="gr464" style:family="graphic" style:parent-style-name="standard">
      <style:graphic-properties draw:stroke="solid" svg:stroke-width="0.026cm" svg:stroke-color="#c7e020" draw:stroke-linejoin="round" svg:stroke-linecap="round" draw:fill="solid" draw:fill-color="#c7e020" fo:padding-top="0.013cm" fo:padding-bottom="0.013cm" fo:padding-left="0.013cm" fo:padding-right="0.013cm"/>
    </style:style>
    <style:style style:name="gr465" style:family="graphic" style:parent-style-name="standard">
      <style:graphic-properties draw:stroke="solid" svg:stroke-width="0.026cm" svg:stroke-color="#cfe11d" draw:stroke-linejoin="round" svg:stroke-linecap="round" draw:fill="solid" draw:fill-color="#cfe11d" fo:padding-top="0.013cm" fo:padding-bottom="0.013cm" fo:padding-left="0.013cm" fo:padding-right="0.013cm"/>
    </style:style>
    <style:style style:name="gr466" style:family="graphic" style:parent-style-name="standard">
      <style:graphic-properties draw:stroke="solid" svg:stroke-width="0.026cm" svg:stroke-color="#d6e21a" draw:stroke-linejoin="round" svg:stroke-linecap="round" draw:fill="solid" draw:fill-color="#d6e21a" fo:padding-top="0.013cm" fo:padding-bottom="0.013cm" fo:padding-left="0.013cm" fo:padding-right="0.013cm"/>
    </style:style>
    <style:style style:name="gr467" style:family="graphic" style:parent-style-name="standard">
      <style:graphic-properties draw:stroke="solid" svg:stroke-width="0.026cm" svg:stroke-color="#dee319" draw:stroke-linejoin="round" svg:stroke-linecap="round" draw:fill="solid" draw:fill-color="#dee319" fo:padding-top="0.013cm" fo:padding-bottom="0.013cm" fo:padding-left="0.013cm" fo:padding-right="0.013cm"/>
    </style:style>
    <style:style style:name="gr468" style:family="graphic" style:parent-style-name="standard">
      <style:graphic-properties draw:stroke="solid" svg:stroke-width="0.026cm" svg:stroke-color="#e5e419" draw:stroke-linejoin="round" svg:stroke-linecap="round" draw:fill="solid" draw:fill-color="#e5e419" fo:padding-top="0.013cm" fo:padding-bottom="0.013cm" fo:padding-left="0.013cm" fo:padding-right="0.013cm"/>
    </style:style>
    <style:style style:name="gr469" style:family="graphic" style:parent-style-name="standard">
      <style:graphic-properties draw:stroke="solid" svg:stroke-width="0.026cm" svg:stroke-color="#ece51c" draw:stroke-linejoin="round" svg:stroke-linecap="round" draw:fill="solid" draw:fill-color="#ece51c" fo:padding-top="0.013cm" fo:padding-bottom="0.013cm" fo:padding-left="0.013cm" fo:padding-right="0.013cm"/>
    </style:style>
    <style:style style:name="gr470" style:family="graphic" style:parent-style-name="standard">
      <style:graphic-properties draw:stroke="solid" svg:stroke-width="0.026cm" svg:stroke-color="#f3e51e" draw:stroke-linejoin="round" svg:stroke-linecap="round" draw:fill="solid" draw:fill-color="#f3e51e" fo:padding-top="0.013cm" fo:padding-bottom="0.013cm" fo:padding-left="0.013cm" fo:padding-right="0.013cm"/>
    </style:style>
    <style:style style:name="gr471" style:family="graphic" style:parent-style-name="standard">
      <style:graphic-properties draw:stroke="solid" svg:stroke-width="0.026cm" svg:stroke-color="#f9e623" draw:stroke-linejoin="round" svg:stroke-linecap="round" draw:fill="solid" draw:fill-color="#f9e623" fo:padding-top="0.013cm" fo:padding-bottom="0.013cm" fo:padding-left="0.013cm" fo:padding-right="0.013cm"/>
    </style:style>
    <style:style style:name="gr472" style:family="graphic" style:parent-style-name="standard">
      <style:graphic-properties draw:stroke="solid" svg:stroke-width="0.026cm" svg:stroke-color="#fde725" draw:stroke-linejoin="round" svg:stroke-linecap="round" draw:fill="solid" draw:fill-color="#fde725" fo:padding-top="0.013cm" fo:padding-bottom="0.013cm" fo:padding-left="0.013cm" fo:padding-right="0.013cm"/>
    </style:style>
    <style:style style:name="gr473" style:family="graphic" style:parent-style-name="standard">
      <style:graphic-properties draw:stroke="solid" svg:stroke-width="0.026cm" svg:stroke-color="#ffffff" draw:stroke-linejoin="round" svg:stroke-linecap="round" draw:fill="none" fo:padding-top="0.013cm" fo:padding-bottom="0.013cm" fo:padding-left="0.013cm" fo:padding-right="0.013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6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2be71"/>
    </style:style>
    <style:style style:name="P2" style:family="paragraph">
      <loext:graphic-properties draw:fill="solid" draw:fill-color="#58c666"/>
    </style:style>
    <style:style style:name="P3" style:family="paragraph">
      <loext:graphic-properties draw:fill="solid" draw:fill-color="#5fca61"/>
    </style:style>
    <style:style style:name="P4" style:family="paragraph">
      <loext:graphic-properties draw:fill="solid" draw:fill-color="#20938c"/>
    </style:style>
    <style:style style:name="P5" style:family="paragraph">
      <loext:graphic-properties draw:fill="solid" draw:fill-color="#1f9a8a"/>
    </style:style>
    <style:style style:name="P6" style:family="paragraph">
      <loext:graphic-properties draw:fill="solid" draw:fill-color="#440154"/>
    </style:style>
    <style:style style:name="P7" style:family="paragraph">
      <loext:graphic-properties draw:fill="solid" draw:fill-color="#481e6f"/>
    </style:style>
    <style:style style:name="P8" style:family="paragraph">
      <loext:graphic-properties draw:fill="solid" draw:fill-color="#3b528b"/>
    </style:style>
    <style:style style:name="P9" style:family="paragraph">
      <loext:graphic-properties draw:fill="solid" draw:fill-color="#423f85"/>
    </style:style>
    <style:style style:name="P10" style:family="paragraph">
      <loext:graphic-properties draw:fill="solid" draw:fill-color="#32658e"/>
    </style:style>
    <style:style style:name="P11" style:family="paragraph">
      <loext:graphic-properties draw:fill="solid" draw:fill-color="#c0df25"/>
    </style:style>
    <style:style style:name="P12" style:family="paragraph">
      <loext:graphic-properties draw:fill="solid" draw:fill-color="#68cc5c"/>
    </style:style>
    <style:style style:name="P13" style:family="paragraph">
      <loext:graphic-properties draw:fill="solid" draw:fill-color="#8cd646"/>
    </style:style>
    <style:style style:name="P14" style:family="paragraph">
      <loext:graphic-properties draw:fill="solid" draw:fill-color="#88d548"/>
    </style:style>
    <style:style style:name="P15" style:family="paragraph">
      <loext:graphic-properties draw:fill="solid" draw:fill-color="#472d7b"/>
    </style:style>
    <style:style style:name="P16" style:family="paragraph">
      <loext:graphic-properties draw:fill="solid" draw:fill-color="#f3e51e"/>
    </style:style>
    <style:style style:name="P17" style:family="paragraph">
      <loext:graphic-properties draw:fill="solid" draw:fill-color="#e0e319"/>
    </style:style>
    <style:style style:name="P18" style:family="paragraph">
      <loext:graphic-properties draw:fill="solid" draw:fill-color="#dae31a"/>
    </style:style>
    <style:style style:name="P19" style:family="paragraph">
      <loext:graphic-properties draw:fill="solid" draw:fill-color="#d3e21c"/>
    </style:style>
    <style:style style:name="P20" style:family="paragraph">
      <loext:graphic-properties draw:fill="solid" draw:fill-color="#d2e11c"/>
    </style:style>
    <style:style style:name="P21" style:family="paragraph">
      <loext:graphic-properties draw:fill="solid" draw:fill-color="#d6e21a"/>
    </style:style>
    <style:style style:name="P22" style:family="paragraph">
      <loext:graphic-properties draw:fill="solid" draw:fill-color="#8ed644"/>
    </style:style>
    <style:style style:name="P23" style:family="paragraph">
      <loext:graphic-properties draw:fill="solid" draw:fill-color="#21908c"/>
    </style:style>
    <style:style style:name="P24" style:family="paragraph">
      <loext:graphic-properties draw:fill="solid" draw:fill-color="#228c8d"/>
    </style:style>
    <style:style style:name="P25" style:family="paragraph">
      <loext:graphic-properties draw:fill="solid" draw:fill-color="#cce11e"/>
    </style:style>
    <style:style style:name="P26" style:family="paragraph">
      <loext:graphic-properties draw:fill="solid" draw:fill-color="#404588"/>
    </style:style>
    <style:style style:name="P27" style:family="paragraph">
      <loext:graphic-properties draw:fill="solid" draw:fill-color="#2c738e"/>
    </style:style>
    <style:style style:name="P28" style:family="paragraph">
      <loext:graphic-properties draw:fill="solid" draw:fill-color="#2a778e"/>
    </style:style>
    <style:style style:name="P29" style:family="paragraph">
      <loext:graphic-properties draw:fill="solid" draw:fill-color="#b3dd2c"/>
    </style:style>
    <style:style style:name="P30" style:family="paragraph">
      <loext:graphic-properties draw:fill="solid" draw:fill-color="#7dd250"/>
    </style:style>
    <style:style style:name="P31" style:family="paragraph">
      <loext:graphic-properties draw:fill="solid" draw:fill-color="#62cb5f"/>
    </style:style>
    <style:style style:name="P32" style:family="paragraph">
      <loext:graphic-properties draw:fill="solid" draw:fill-color="#6ece59"/>
    </style:style>
    <style:style style:name="P33" style:family="paragraph">
      <loext:graphic-properties draw:fill="solid" draw:fill-color="#27ad81"/>
    </style:style>
    <style:style style:name="P34" style:family="paragraph">
      <loext:graphic-properties draw:fill="solid" draw:fill-color="#22a784"/>
    </style:style>
    <style:style style:name="P35" style:family="paragraph">
      <loext:graphic-properties draw:fill="solid" draw:fill-color="#34628d"/>
    </style:style>
    <style:style style:name="P36" style:family="paragraph">
      <loext:graphic-properties draw:fill="solid" draw:fill-color="#2b748e"/>
    </style:style>
    <style:style style:name="P37" style:family="paragraph">
      <loext:graphic-properties draw:fill="solid" draw:fill-color="#33638d"/>
    </style:style>
    <style:style style:name="P38" style:family="paragraph">
      <loext:graphic-properties draw:fill="solid" draw:fill-color="#453782"/>
    </style:style>
    <style:style style:name="P39" style:family="paragraph">
      <loext:graphic-properties draw:fill="solid" draw:fill-color="#aadc32"/>
    </style:style>
    <style:style style:name="P40" style:family="paragraph">
      <loext:graphic-properties draw:fill="solid" draw:fill-color="#82d44c"/>
    </style:style>
    <style:style style:name="P41" style:family="paragraph">
      <loext:graphic-properties draw:fill="solid" draw:fill-color="#60ca60"/>
    </style:style>
    <style:style style:name="P42" style:family="paragraph">
      <loext:graphic-properties draw:fill="solid" draw:fill-color="#75d054"/>
    </style:style>
    <style:style style:name="P43" style:family="paragraph">
      <loext:graphic-properties draw:fill="solid" draw:fill-color="#58c766"/>
    </style:style>
    <style:style style:name="P44" style:family="paragraph">
      <loext:graphic-properties draw:fill="solid" draw:fill-color="#ece51b"/>
    </style:style>
    <style:style style:name="P45" style:family="paragraph">
      <loext:graphic-properties draw:fill="solid" draw:fill-color="#d7e21a"/>
    </style:style>
    <style:style style:name="P46" style:family="paragraph">
      <loext:graphic-properties draw:fill="solid" draw:fill-color="#cee11e"/>
    </style:style>
    <style:style style:name="P47" style:family="paragraph">
      <loext:graphic-properties draw:fill="solid" draw:fill-color="#c9e01f"/>
    </style:style>
    <style:style style:name="P48" style:family="paragraph">
      <loext:graphic-properties draw:fill="solid" draw:fill-color="#b7de2a"/>
    </style:style>
    <style:style style:name="P49" style:family="paragraph">
      <loext:graphic-properties draw:fill="solid" draw:fill-color="#b9de28"/>
    </style:style>
    <style:style style:name="P50" style:family="paragraph">
      <loext:graphic-properties draw:fill="solid" draw:fill-color="#7ad251"/>
    </style:style>
    <style:style style:name="P51" style:family="paragraph">
      <loext:graphic-properties draw:fill="solid" draw:fill-color="#23898e"/>
    </style:style>
    <style:style style:name="P52" style:family="paragraph">
      <loext:graphic-properties draw:fill="solid" draw:fill-color="#297b8e"/>
    </style:style>
    <style:style style:name="P53" style:family="paragraph">
      <loext:graphic-properties draw:fill="solid" draw:fill-color="#277e8e"/>
    </style:style>
    <style:style style:name="P54" style:family="paragraph">
      <loext:graphic-properties draw:fill="solid" draw:fill-color="#38588c"/>
    </style:style>
    <style:style style:name="P55" style:family="paragraph">
      <loext:graphic-properties draw:fill="solid" draw:fill-color="#bade28"/>
    </style:style>
    <style:style style:name="P56" style:family="paragraph">
      <loext:graphic-properties draw:fill="solid" draw:fill-color="#c6e021"/>
    </style:style>
    <style:style style:name="P57" style:family="paragraph">
      <loext:graphic-properties draw:fill="solid" draw:fill-color="#238a8e"/>
    </style:style>
    <style:style style:name="P58" style:family="paragraph">
      <loext:graphic-properties draw:fill="solid" draw:fill-color="#24888e"/>
    </style:style>
    <style:style style:name="P59" style:family="paragraph">
      <loext:graphic-properties draw:fill="solid" draw:fill-color="#64cb5e"/>
    </style:style>
    <style:style style:name="P60" style:family="paragraph">
      <loext:graphic-properties draw:fill="solid" draw:fill-color="#60ca61"/>
    </style:style>
    <style:style style:name="P61" style:family="paragraph">
      <loext:graphic-properties draw:fill="solid" draw:fill-color="#71cf56"/>
    </style:style>
    <style:style style:name="P62" style:family="paragraph">
      <loext:graphic-properties draw:fill="solid" draw:fill-color="#efe51c"/>
    </style:style>
    <style:style style:name="P63" style:family="paragraph">
      <loext:graphic-properties draw:fill="solid" draw:fill-color="#dee319"/>
    </style:style>
    <style:style style:name="P64" style:family="paragraph">
      <loext:graphic-properties draw:fill="solid" draw:fill-color="#d9e21a"/>
    </style:style>
    <style:style style:name="P65" style:family="paragraph">
      <loext:graphic-properties draw:fill="solid" draw:fill-color="#cfe11d"/>
    </style:style>
    <style:style style:name="P66" style:family="paragraph">
      <loext:graphic-properties draw:fill="solid" draw:fill-color="#c7e021"/>
    </style:style>
    <style:style style:name="P67" style:family="paragraph">
      <loext:graphic-properties draw:fill="solid" draw:fill-color="#55c568"/>
    </style:style>
    <style:style style:name="P68" style:family="paragraph">
      <loext:graphic-properties draw:fill="solid" draw:fill-color="#25858e"/>
    </style:style>
    <style:style style:name="P69" style:family="paragraph">
      <loext:graphic-properties draw:fill="solid" draw:fill-color="#287d8e"/>
    </style:style>
    <style:style style:name="P70" style:family="paragraph">
      <loext:graphic-properties draw:fill="solid" draw:fill-color="#25838e"/>
    </style:style>
    <style:style style:name="P71" style:family="paragraph">
      <loext:graphic-properties draw:fill="solid" draw:fill-color="#306a8e"/>
    </style:style>
    <style:style style:name="P72" style:family="paragraph">
      <loext:graphic-properties draw:fill="solid" draw:fill-color="#7dd24f"/>
    </style:style>
    <style:style style:name="P73" style:family="paragraph">
      <loext:graphic-properties draw:fill="solid" draw:fill-color="#7bd250"/>
    </style:style>
    <style:style style:name="P74" style:family="paragraph">
      <loext:graphic-properties draw:fill="solid" draw:fill-color="#4cc26c"/>
    </style:style>
    <style:style style:name="P75" style:family="paragraph">
      <loext:graphic-properties draw:fill="solid" draw:fill-color="#41bd71"/>
    </style:style>
    <style:style style:name="P76" style:family="paragraph">
      <loext:graphic-properties draw:fill="solid" draw:fill-color="#1fa187"/>
    </style:style>
    <style:style style:name="P77" style:family="paragraph">
      <loext:graphic-properties draw:fill="solid" draw:fill-color="#39ba76"/>
    </style:style>
    <style:style style:name="P78" style:family="paragraph">
      <loext:graphic-properties draw:fill="solid" draw:fill-color="#21a586"/>
    </style:style>
    <style:style style:name="P79" style:family="paragraph">
      <loext:graphic-properties draw:fill="solid" draw:fill-color="#1e9c89"/>
    </style:style>
    <style:style style:name="P80" style:family="paragraph">
      <loext:graphic-properties draw:fill="solid" draw:fill-color="#1fa088"/>
    </style:style>
    <style:style style:name="P81" style:family="paragraph">
      <loext:graphic-properties draw:fill="solid" draw:fill-color="#1f988b"/>
    </style:style>
    <style:style style:name="P82" style:family="paragraph">
      <loext:graphic-properties draw:fill="solid" draw:fill-color="#89d548"/>
    </style:style>
    <style:style style:name="P83" style:family="paragraph">
      <loext:graphic-properties draw:fill="solid" draw:fill-color="#37b878"/>
    </style:style>
    <style:style style:name="P84" style:family="paragraph">
      <loext:graphic-properties draw:fill="solid" draw:fill-color="#5eca62"/>
    </style:style>
    <style:style style:name="P85" style:family="paragraph">
      <loext:graphic-properties draw:fill="solid" draw:fill-color="#5cc963"/>
    </style:style>
    <style:style style:name="P86" style:family="paragraph">
      <loext:graphic-properties draw:fill="solid" draw:fill-color="#32b67b"/>
    </style:style>
    <style:style style:name="P87" style:family="paragraph">
      <loext:graphic-properties draw:fill="solid" draw:fill-color="#3a558c"/>
    </style:style>
    <style:style style:name="P88" style:family="paragraph">
      <loext:graphic-properties draw:fill="solid" draw:fill-color="#218e8d"/>
    </style:style>
    <style:style style:name="P89" style:family="paragraph">
      <loext:graphic-properties draw:fill="solid" draw:fill-color="#3e4989"/>
    </style:style>
    <style:style style:name="P90" style:family="paragraph">
      <loext:graphic-properties draw:fill="solid" draw:fill-color="#27808e"/>
    </style:style>
    <style:style style:name="P91" style:family="paragraph">
      <loext:graphic-properties draw:fill="solid" draw:fill-color="#2b758e"/>
    </style:style>
    <style:style style:name="P92" style:family="paragraph">
      <loext:graphic-properties draw:fill="solid" draw:fill-color="#6fce58"/>
    </style:style>
    <style:style style:name="P93" style:family="paragraph">
      <loext:graphic-properties draw:fill="solid" draw:fill-color="#6ccd59"/>
    </style:style>
    <style:style style:name="P94" style:family="paragraph">
      <loext:graphic-properties draw:fill="solid" draw:fill-color="#56c667"/>
    </style:style>
    <style:style style:name="P95" style:family="paragraph">
      <loext:graphic-properties draw:fill="solid" draw:fill-color="#dbe31a"/>
    </style:style>
    <style:style style:name="P96" style:family="paragraph">
      <loext:graphic-properties draw:fill="solid" draw:fill-color="#bedf26"/>
    </style:style>
    <style:style style:name="P97" style:family="paragraph">
      <loext:graphic-properties draw:fill="solid" draw:fill-color="#9eda3b"/>
    </style:style>
    <style:style style:name="P98" style:family="paragraph">
      <loext:graphic-properties draw:fill="solid" draw:fill-color="#a8db33"/>
    </style:style>
    <style:style style:name="P99" style:family="paragraph">
      <loext:graphic-properties draw:fill="solid" draw:fill-color="#3fbc73"/>
    </style:style>
    <style:style style:name="P100" style:family="paragraph">
      <loext:graphic-properties draw:fill="solid" draw:fill-color="#297a8e"/>
    </style:style>
    <style:style style:name="P101" style:family="paragraph">
      <loext:graphic-properties draw:fill="solid" draw:fill-color="#3aba76"/>
    </style:style>
    <style:style style:name="P102" style:family="paragraph">
      <loext:graphic-properties draw:fill="solid" draw:fill-color="#2ab07f"/>
    </style:style>
    <style:style style:name="P103" style:family="paragraph">
      <loext:graphic-properties draw:fill="solid" draw:fill-color="#21a685"/>
    </style:style>
    <style:style style:name="P104" style:family="paragraph">
      <loext:graphic-properties draw:fill="solid" draw:fill-color="#20918c"/>
    </style:style>
    <style:style style:name="P105" style:family="paragraph">
      <loext:graphic-properties draw:fill="solid" draw:fill-color="#1f9f88"/>
    </style:style>
    <style:style style:name="P106" style:family="paragraph">
      <loext:graphic-properties draw:fill="solid" draw:fill-color="#51c36a"/>
    </style:style>
    <style:style style:name="P107" style:family="paragraph">
      <loext:graphic-properties draw:fill="solid" draw:fill-color="#24aa83"/>
    </style:style>
    <style:style style:name="P108" style:family="paragraph">
      <loext:graphic-properties draw:fill="solid" draw:fill-color="#2fb47d"/>
    </style:style>
    <style:style style:name="P109" style:family="paragraph">
      <loext:graphic-properties draw:fill="solid" draw:fill-color="#79d252"/>
    </style:style>
    <style:style style:name="P110" style:family="paragraph">
      <loext:graphic-properties draw:fill="solid" draw:fill-color="#8dd645"/>
    </style:style>
    <style:style style:name="P111" style:family="paragraph">
      <loext:graphic-properties draw:fill="solid" draw:fill-color="#88d549"/>
    </style:style>
    <style:style style:name="P112" style:family="paragraph">
      <loext:graphic-properties draw:fill="solid" draw:fill-color="#50c36a"/>
    </style:style>
    <style:style style:name="P113" style:family="paragraph">
      <loext:graphic-properties draw:fill="solid" draw:fill-color="#50c36b"/>
    </style:style>
    <style:style style:name="P114" style:family="paragraph">
      <loext:graphic-properties draw:fill="solid" draw:fill-color="#1e9f88"/>
    </style:style>
    <style:style style:name="P115" style:family="paragraph">
      <loext:graphic-properties draw:fill="solid" draw:fill-color="#2f6b8e"/>
    </style:style>
    <style:style style:name="P116" style:family="paragraph">
      <loext:graphic-properties draw:fill="solid" draw:fill-color="#2a788e"/>
    </style:style>
    <style:style style:name="P117" style:family="paragraph">
      <loext:graphic-properties draw:fill="solid" draw:fill-color="#41bd72"/>
    </style:style>
    <style:style style:name="P118" style:family="paragraph">
      <loext:graphic-properties draw:fill="solid" draw:fill-color="#35b779"/>
    </style:style>
    <style:style style:name="P119" style:family="paragraph">
      <loext:graphic-properties draw:fill="solid" draw:fill-color="#25ab82"/>
    </style:style>
    <style:style style:name="P120" style:family="paragraph">
      <loext:graphic-properties draw:fill="solid" draw:fill-color="#29798e"/>
    </style:style>
    <style:style style:name="P121" style:family="paragraph">
      <loext:graphic-properties draw:fill="solid" draw:fill-color="#36b878"/>
    </style:style>
    <style:style style:name="P122" style:family="paragraph">
      <loext:graphic-properties draw:fill="solid" draw:fill-color="#3bba75"/>
    </style:style>
    <style:style style:name="P123" style:family="paragraph">
      <loext:graphic-properties draw:fill="solid" draw:fill-color="#38b977"/>
    </style:style>
    <style:style style:name="P124" style:family="paragraph">
      <loext:graphic-properties draw:fill="solid" draw:fill-color="#23a884"/>
    </style:style>
    <style:style style:name="P125" style:family="paragraph">
      <loext:graphic-properties draw:fill="solid" draw:fill-color="#25aa82"/>
    </style:style>
    <style:style style:name="P126" style:family="paragraph">
      <loext:graphic-properties draw:fill="solid" draw:fill-color="#28ae80"/>
    </style:style>
    <style:style style:name="P127" style:family="paragraph">
      <loext:graphic-properties draw:fill="solid" draw:fill-color="#48c06e"/>
    </style:style>
    <style:style style:name="P128" style:family="paragraph">
      <loext:graphic-properties draw:fill="solid" draw:fill-color="#34b779"/>
    </style:style>
    <style:style style:name="P129" style:family="paragraph">
      <loext:graphic-properties draw:fill="solid" draw:fill-color="#ede51c"/>
    </style:style>
    <style:style style:name="P130" style:family="paragraph">
      <loext:graphic-properties draw:fill="solid" draw:fill-color="#d8e21a"/>
    </style:style>
    <style:style style:name="P131" style:family="paragraph">
      <loext:graphic-properties draw:fill="solid" draw:fill-color="#c2df23"/>
    </style:style>
    <style:style style:name="P132" style:family="paragraph">
      <loext:graphic-properties draw:fill="solid" draw:fill-color="#99d93e"/>
    </style:style>
    <style:style style:name="P133" style:family="paragraph">
      <loext:graphic-properties draw:fill="solid" draw:fill-color="#a7db34"/>
    </style:style>
    <style:style style:name="P134" style:family="paragraph">
      <loext:graphic-properties draw:fill="solid" draw:fill-color="#26828e"/>
    </style:style>
    <style:style style:name="P135" style:family="paragraph">
      <loext:graphic-properties draw:fill="solid" draw:fill-color="#26818e"/>
    </style:style>
    <style:style style:name="P136" style:family="paragraph">
      <loext:graphic-properties draw:fill="solid" draw:fill-color="#2eb37d"/>
    </style:style>
    <style:style style:name="P137" style:family="paragraph">
      <loext:graphic-properties draw:fill="solid" draw:fill-color="#3ebc73"/>
    </style:style>
    <style:style style:name="P138" style:family="paragraph">
      <loext:graphic-properties draw:fill="solid" draw:fill-color="#74d055"/>
    </style:style>
    <style:style style:name="P139" style:family="paragraph">
      <loext:graphic-properties draw:fill="solid" draw:fill-color="#21a585"/>
    </style:style>
    <style:style style:name="P140" style:family="paragraph">
      <loext:graphic-properties draw:fill="solid" draw:fill-color="#20908c"/>
    </style:style>
    <style:style style:name="P141" style:family="paragraph">
      <loext:graphic-properties draw:fill="solid" draw:fill-color="#2f6c8e"/>
    </style:style>
    <style:style style:name="P142" style:family="paragraph">
      <loext:graphic-properties draw:fill="solid" draw:fill-color="#3d4e8a"/>
    </style:style>
    <style:style style:name="P143" style:family="paragraph">
      <loext:graphic-properties draw:fill="solid" draw:fill-color="#80d34e"/>
    </style:style>
    <style:style style:name="P144" style:family="paragraph">
      <loext:graphic-properties draw:fill="solid" draw:fill-color="#28ad80"/>
    </style:style>
    <style:style style:name="P145" style:family="paragraph">
      <loext:graphic-properties draw:fill="solid" draw:fill-color="#3cbb75"/>
    </style:style>
    <style:style style:name="P146" style:family="paragraph">
      <loext:graphic-properties draw:fill="solid" draw:fill-color="#23888e"/>
    </style:style>
    <style:style style:name="P147" style:family="paragraph">
      <loext:graphic-properties draw:fill="solid" draw:fill-color="#cde11e"/>
    </style:style>
    <style:style style:name="P148" style:family="paragraph">
      <loext:graphic-properties draw:fill="solid" draw:fill-color="#b4dd2c"/>
    </style:style>
    <style:style style:name="P149" style:family="paragraph">
      <loext:graphic-properties draw:fill="solid" draw:fill-color="#a5db36"/>
    </style:style>
    <style:style style:name="P150" style:family="paragraph">
      <loext:graphic-properties draw:fill="solid" draw:fill-color="#a3db37"/>
    </style:style>
    <style:style style:name="P151" style:family="paragraph">
      <loext:graphic-properties draw:fill="solid" draw:fill-color="#7cd250"/>
    </style:style>
    <style:style style:name="P152" style:family="paragraph">
      <loext:graphic-properties draw:fill="solid" draw:fill-color="#72cf56"/>
    </style:style>
    <style:style style:name="P153" style:family="paragraph">
      <loext:graphic-properties draw:fill="solid" draw:fill-color="#2d728e"/>
    </style:style>
    <style:style style:name="P154" style:family="paragraph">
      <loext:graphic-properties draw:fill="solid" draw:fill-color="#2e6e8e"/>
    </style:style>
    <style:style style:name="P155" style:family="paragraph">
      <loext:graphic-properties draw:fill="solid" draw:fill-color="#31678e"/>
    </style:style>
    <style:style style:name="P156" style:family="paragraph">
      <loext:graphic-properties draw:fill="solid" draw:fill-color="#8bd547"/>
    </style:style>
    <style:style style:name="P157" style:family="paragraph">
      <loext:graphic-properties draw:fill="solid" draw:fill-color="#a4db37"/>
    </style:style>
    <style:style style:name="P158" style:family="paragraph">
      <loext:graphic-properties draw:fill="solid" draw:fill-color="#76d054"/>
    </style:style>
    <style:style style:name="P159" style:family="paragraph">
      <loext:graphic-properties draw:fill="solid" draw:fill-color="#27ad80"/>
    </style:style>
    <style:style style:name="P160" style:family="paragraph">
      <loext:graphic-properties draw:fill="solid" draw:fill-color="#dfe319"/>
    </style:style>
    <style:style style:name="P161" style:family="paragraph">
      <loext:graphic-properties draw:fill="solid" draw:fill-color="#d4e21b"/>
    </style:style>
    <style:style style:name="P162" style:family="paragraph">
      <loext:graphic-properties draw:fill="solid" draw:fill-color="#77d153"/>
    </style:style>
    <style:style style:name="P163" style:family="paragraph">
      <loext:graphic-properties draw:fill="solid" draw:fill-color="#228d8d"/>
    </style:style>
    <style:style style:name="P164" style:family="paragraph">
      <loext:graphic-properties draw:fill="solid" draw:fill-color="#79d152"/>
    </style:style>
    <style:style style:name="P165" style:family="paragraph">
      <loext:graphic-properties draw:fill="solid" draw:fill-color="#7fd34e"/>
    </style:style>
    <style:style style:name="P166" style:family="paragraph">
      <loext:graphic-properties draw:fill="solid" draw:fill-color="#1e9e88"/>
    </style:style>
    <style:style style:name="P167" style:family="paragraph">
      <loext:graphic-properties draw:fill="solid" draw:fill-color="#1e9b8a"/>
    </style:style>
    <style:style style:name="P168" style:family="paragraph">
      <loext:graphic-properties draw:fill="solid" draw:fill-color="#30688e"/>
    </style:style>
    <style:style style:name="P169" style:family="paragraph">
      <loext:graphic-properties draw:fill="solid" draw:fill-color="#20a386"/>
    </style:style>
    <style:style style:name="P170" style:family="paragraph">
      <loext:graphic-properties draw:fill="solid" draw:fill-color="#37b978"/>
    </style:style>
    <style:style style:name="P171" style:family="paragraph">
      <loext:graphic-properties draw:fill="solid" draw:fill-color="#25848e"/>
    </style:style>
    <style:style style:name="P172" style:family="paragraph">
      <loext:graphic-properties draw:fill="solid" draw:fill-color="#b1dd2d"/>
    </style:style>
    <style:style style:name="P173" style:family="paragraph">
      <loext:graphic-properties draw:fill="solid" draw:fill-color="#83d44c"/>
    </style:style>
    <style:style style:name="P174" style:family="paragraph">
      <loext:graphic-properties draw:fill="solid" draw:fill-color="#84d44b"/>
    </style:style>
    <style:style style:name="P175" style:family="paragraph">
      <loext:graphic-properties draw:fill="solid" draw:fill-color="#51c46a"/>
    </style:style>
    <style:style style:name="P176" style:family="paragraph">
      <loext:graphic-properties draw:fill="solid" draw:fill-color="#20a286"/>
    </style:style>
    <style:style style:name="P177" style:family="paragraph">
      <loext:graphic-properties draw:fill="solid" draw:fill-color="#30b57c"/>
    </style:style>
    <style:style style:name="P178" style:family="paragraph">
      <loext:graphic-properties draw:fill="solid" draw:fill-color="#355e8d"/>
    </style:style>
    <style:style style:name="P179" style:family="paragraph">
      <loext:graphic-properties draw:fill="solid" draw:fill-color="#4bc16d"/>
    </style:style>
    <style:style style:name="P180" style:family="paragraph">
      <loext:graphic-properties draw:fill="solid" draw:fill-color="#2bb07e"/>
    </style:style>
    <style:style style:name="P181" style:family="paragraph">
      <loext:graphic-properties draw:fill="solid" draw:fill-color="#57c667"/>
    </style:style>
    <style:style style:name="P182" style:family="paragraph">
      <loext:graphic-properties draw:fill="solid" draw:fill-color="#9fda3a"/>
    </style:style>
    <style:style style:name="P183" style:family="paragraph">
      <loext:graphic-properties draw:fill="solid" draw:fill-color="#b9de29"/>
    </style:style>
    <style:style style:name="P184" style:family="paragraph">
      <loext:graphic-properties draw:fill="solid" draw:fill-color="#93d741"/>
    </style:style>
    <style:style style:name="P185" style:family="paragraph">
      <loext:graphic-properties draw:fill="solid" draw:fill-color="#8cd645"/>
    </style:style>
    <style:style style:name="P186" style:family="paragraph">
      <loext:graphic-properties draw:fill="solid" draw:fill-color="#39b977"/>
    </style:style>
    <style:style style:name="P187" style:family="paragraph">
      <loext:graphic-properties draw:fill="solid" draw:fill-color="#4ec26b"/>
    </style:style>
    <style:style style:name="P188" style:family="paragraph">
      <loext:graphic-properties draw:fill="solid" draw:fill-color="#24a983"/>
    </style:style>
    <style:style style:name="P189" style:family="paragraph">
      <loext:graphic-properties draw:fill="solid" draw:fill-color="#6ccd5a"/>
    </style:style>
    <style:style style:name="P190" style:family="paragraph">
      <loext:graphic-properties draw:fill="solid" draw:fill-color="#7bd251"/>
    </style:style>
    <style:style style:name="P191" style:family="paragraph">
      <loext:graphic-properties draw:fill="solid" draw:fill-color="#65cb5e"/>
    </style:style>
    <style:style style:name="P192" style:family="paragraph">
      <loext:graphic-properties draw:fill="solid" draw:fill-color="#9ad93d"/>
    </style:style>
    <style:style style:name="P193" style:family="paragraph">
      <loext:graphic-properties draw:fill="solid" draw:fill-color="#70cf57"/>
    </style:style>
    <style:style style:name="P194" style:family="paragraph">
      <loext:graphic-properties draw:fill="solid" draw:fill-color="#49c06e"/>
    </style:style>
    <style:style style:name="P195" style:family="paragraph">
      <loext:graphic-properties draw:fill="solid" draw:fill-color="#c2df24"/>
    </style:style>
    <style:style style:name="P196" style:family="paragraph">
      <loext:graphic-properties draw:fill="solid" draw:fill-color="#afdc2e"/>
    </style:style>
    <style:style style:name="P197" style:family="paragraph">
      <loext:graphic-properties draw:fill="solid" draw:fill-color="#20a486"/>
    </style:style>
    <style:style style:name="P198" style:family="paragraph">
      <loext:graphic-properties draw:fill="solid" draw:fill-color="#23a983"/>
    </style:style>
    <style:style style:name="P199" style:family="paragraph">
      <loext:graphic-properties draw:fill="solid" draw:fill-color="#218f8d"/>
    </style:style>
    <style:style style:name="P200" style:family="paragraph">
      <loext:graphic-properties draw:fill="solid" draw:fill-color="#43be70"/>
    </style:style>
    <style:style style:name="P201" style:family="paragraph">
      <loext:graphic-properties draw:fill="solid" draw:fill-color="#e3e419"/>
    </style:style>
    <style:style style:name="P202" style:family="paragraph">
      <loext:graphic-properties draw:fill="solid" draw:fill-color="#c1df24"/>
    </style:style>
    <style:style style:name="P203" style:family="paragraph">
      <loext:graphic-properties draw:fill="solid" draw:fill-color="#b8de29"/>
    </style:style>
    <style:style style:name="P204" style:family="paragraph">
      <loext:graphic-properties draw:fill="solid" draw:fill-color="#9dda3b"/>
    </style:style>
    <style:style style:name="P205" style:family="paragraph">
      <loext:graphic-properties draw:fill="solid" draw:fill-color="#a0da39"/>
    </style:style>
    <style:style style:name="P206" style:family="paragraph">
      <loext:graphic-properties draw:fill="solid" draw:fill-color="#97d83f"/>
    </style:style>
    <style:style style:name="P207" style:family="paragraph">
      <loext:graphic-properties draw:fill="solid" draw:fill-color="#53c469"/>
    </style:style>
    <style:style style:name="P208" style:family="paragraph">
      <loext:graphic-properties draw:fill="solid" draw:fill-color="#45bf6f"/>
    </style:style>
    <style:style style:name="P209" style:family="paragraph">
      <loext:graphic-properties draw:fill="solid" draw:fill-color="#22a785"/>
    </style:style>
    <style:style style:name="P210" style:family="paragraph">
      <loext:graphic-properties draw:fill="solid" draw:fill-color="#287c8e"/>
    </style:style>
    <style:style style:name="P211" style:family="paragraph">
      <loext:graphic-properties draw:fill="solid" draw:fill-color="#b5dd2b"/>
    </style:style>
    <style:style style:name="P212" style:family="paragraph">
      <loext:graphic-properties draw:fill="solid" draw:fill-color="#8ad547"/>
    </style:style>
    <style:style style:name="P213" style:family="paragraph">
      <loext:graphic-properties draw:fill="solid" draw:fill-color="#66cc5d"/>
    </style:style>
    <style:style style:name="P214" style:family="paragraph">
      <loext:graphic-properties draw:fill="solid" draw:fill-color="#35608d"/>
    </style:style>
    <style:style style:name="P215" style:family="paragraph">
      <loext:graphic-properties draw:fill="solid" draw:fill-color="#365b8d"/>
    </style:style>
    <style:style style:name="P216" style:family="paragraph">
      <loext:graphic-properties draw:fill="solid" draw:fill-color="#addc30"/>
    </style:style>
    <style:style style:name="P217" style:family="paragraph">
      <loext:graphic-properties draw:fill="solid" draw:fill-color="#9cd93c"/>
    </style:style>
    <style:style style:name="P218" style:family="paragraph">
      <loext:graphic-properties draw:fill="solid" draw:fill-color="#2e6f8e"/>
    </style:style>
    <style:style style:name="P219" style:family="paragraph">
      <loext:graphic-properties draw:fill="solid" draw:fill-color="#54c568"/>
    </style:style>
    <style:style style:name="P220" style:family="paragraph">
      <loext:graphic-properties draw:fill="solid" draw:fill-color="#29af7f"/>
    </style:style>
    <style:style style:name="P221" style:family="paragraph">
      <loext:graphic-properties draw:fill="solid" draw:fill-color="#46bf6f"/>
    </style:style>
    <style:style style:name="P222" style:family="paragraph">
      <loext:graphic-properties draw:fill="solid" draw:fill-color="#7ed24f"/>
    </style:style>
    <style:style style:name="P223" style:family="paragraph">
      <loext:graphic-properties draw:fill="solid" draw:fill-color="#fde725"/>
    </style:style>
    <style:style style:name="P224" style:family="paragraph">
      <loext:graphic-properties draw:fill="solid" draw:fill-color="#e7e41a"/>
    </style:style>
    <style:style style:name="P225" style:family="paragraph">
      <loext:graphic-properties draw:fill="solid" draw:fill-color="#5bc864"/>
    </style:style>
    <style:style style:name="P226" style:family="paragraph">
      <loext:graphic-properties draw:fill="solid" draw:fill-color="#24868e"/>
    </style:style>
    <style:style style:name="P227" style:family="paragraph">
      <loext:graphic-properties draw:fill="solid" draw:fill-color="#228b8e"/>
    </style:style>
    <style:style style:name="P228" style:family="paragraph">
      <loext:graphic-properties draw:fill="solid" draw:fill-color="#1fa087"/>
    </style:style>
    <style:style style:name="P229" style:family="paragraph">
      <loext:graphic-properties draw:fill="solid" draw:fill-color="#94d840"/>
    </style:style>
    <style:style style:name="P230" style:family="paragraph">
      <loext:graphic-properties draw:fill="solid" draw:fill-color="#71cf57"/>
    </style:style>
    <style:style style:name="P231" style:family="paragraph">
      <loext:graphic-properties draw:fill="solid" draw:fill-color="#cbe01f"/>
    </style:style>
    <style:style style:name="P232" style:family="paragraph">
      <loext:graphic-properties draw:fill="solid" draw:fill-color="#c4e022"/>
    </style:style>
    <style:style style:name="P233" style:family="paragraph">
      <loext:graphic-properties draw:fill="solid" draw:fill-color="#bfdf25"/>
    </style:style>
    <style:style style:name="P234" style:family="paragraph">
      <loext:graphic-properties draw:fill="solid" draw:fill-color="#a9dc32"/>
    </style:style>
    <style:style style:name="P235" style:family="paragraph">
      <loext:graphic-properties draw:fill="solid" draw:fill-color="#3dbb74"/>
    </style:style>
    <style:style style:name="P236" style:family="paragraph">
      <loext:graphic-properties draw:fill="solid" draw:fill-color="#86d44a"/>
    </style:style>
    <style:style style:name="P237" style:family="paragraph">
      <loext:graphic-properties draw:fill="solid" draw:fill-color="#26838e"/>
    </style:style>
    <style:style style:name="P238" style:family="paragraph">
      <loext:graphic-properties draw:fill="solid" draw:fill-color="#ebe51b"/>
    </style:style>
    <style:style style:name="P239" style:family="paragraph">
      <loext:graphic-properties draw:fill="solid" draw:fill-color="#c3df23"/>
    </style:style>
    <style:style style:name="P240" style:family="paragraph">
      <loext:graphic-properties draw:fill="solid" draw:fill-color="#2b768e"/>
    </style:style>
    <style:style style:name="P241" style:family="paragraph">
      <loext:graphic-properties draw:fill="solid" draw:fill-color="#b2dd2d"/>
    </style:style>
    <style:style style:name="P242" style:family="paragraph">
      <loext:graphic-properties draw:fill="solid" draw:fill-color="#fbe724"/>
    </style:style>
    <style:style style:name="P243" style:family="paragraph">
      <loext:graphic-properties draw:fill="solid" draw:fill-color="#e4e419"/>
    </style:style>
    <style:style style:name="P244" style:family="paragraph">
      <loext:graphic-properties draw:fill="solid" draw:fill-color="#e2e419"/>
    </style:style>
    <style:style style:name="P245" style:family="paragraph">
      <loext:graphic-properties draw:fill="solid" draw:fill-color="#56c568"/>
    </style:style>
    <style:style style:name="P246" style:family="paragraph">
      <loext:graphic-properties draw:fill="solid" draw:fill-color="#73d055"/>
    </style:style>
    <style:style style:name="P247" style:family="paragraph">
      <loext:graphic-properties draw:fill="solid" draw:fill-color="#5cc863"/>
    </style:style>
    <style:style style:name="P248" style:family="paragraph">
      <loext:graphic-properties draw:fill="solid" draw:fill-color="#86d54a"/>
    </style:style>
    <style:style style:name="P249" style:family="paragraph">
      <loext:graphic-properties draw:fill="solid" draw:fill-color="#82d34c"/>
    </style:style>
    <style:style style:name="P250" style:family="paragraph">
      <loext:graphic-properties draw:fill="solid" draw:fill-color="#80d34d"/>
    </style:style>
    <style:style style:name="P251" style:family="paragraph">
      <loext:graphic-properties draw:fill="solid" draw:fill-color="#228a8e"/>
    </style:style>
    <style:style style:name="P252" style:family="paragraph">
      <loext:graphic-properties draw:fill="solid" draw:fill-color="#d3e21b"/>
    </style:style>
    <style:style style:name="P253" style:family="paragraph">
      <loext:graphic-properties draw:fill="solid" draw:fill-color="#a1da39"/>
    </style:style>
    <style:style style:name="P254" style:family="paragraph">
      <loext:graphic-properties draw:fill="solid" draw:fill-color="#fce724"/>
    </style:style>
    <style:style style:name="P255" style:family="paragraph">
      <loext:graphic-properties draw:fill="solid" draw:fill-color="#e6e41a"/>
    </style:style>
    <style:style style:name="P256" style:family="paragraph">
      <loext:graphic-properties draw:fill="solid" draw:fill-color="#21908d"/>
    </style:style>
    <style:style style:name="P257" style:family="paragraph">
      <loext:graphic-properties draw:fill="solid" draw:fill-color="#dde319"/>
    </style:style>
    <style:style style:name="P258" style:family="paragraph">
      <loext:graphic-properties draw:fill="solid" draw:fill-color="#287b8e"/>
    </style:style>
    <style:style style:name="P259" style:family="paragraph">
      <loext:graphic-properties draw:fill="solid" draw:fill-color="#63cb5f"/>
    </style:style>
    <style:style style:name="P260" style:family="paragraph">
      <loext:graphic-properties draw:fill="solid" draw:fill-color="#7ed34f"/>
    </style:style>
    <style:style style:name="P261" style:family="paragraph">
      <loext:graphic-properties draw:fill="solid" draw:fill-color="#2cb27e"/>
    </style:style>
    <style:style style:name="P262" style:family="paragraph">
      <loext:graphic-properties draw:fill="solid" draw:fill-color="#86d549"/>
    </style:style>
    <style:style style:name="P263" style:family="paragraph">
      <loext:graphic-properties draw:fill="solid" draw:fill-color="#6bcd5a"/>
    </style:style>
    <style:style style:name="P264" style:family="paragraph">
      <loext:graphic-properties draw:fill="solid" draw:fill-color="#85d44a"/>
    </style:style>
    <style:style style:name="P265" style:family="paragraph">
      <loext:graphic-properties draw:fill="solid" draw:fill-color="#e8e41a"/>
    </style:style>
    <style:style style:name="P266" style:family="paragraph">
      <loext:graphic-properties draw:fill="solid" draw:fill-color="#d0e11d"/>
    </style:style>
    <style:style style:name="P267" style:family="paragraph">
      <loext:graphic-properties draw:fill="solid" draw:fill-color="#c8e020"/>
    </style:style>
    <style:style style:name="P268" style:family="paragraph">
      <loext:graphic-properties draw:fill="solid" draw:fill-color="#c4df23"/>
    </style:style>
    <style:style style:name="P269" style:family="paragraph">
      <loext:graphic-properties draw:fill="solid" draw:fill-color="#aedc2f"/>
    </style:style>
    <style:style style:name="P270" style:family="paragraph">
      <loext:graphic-properties draw:fill="solid" draw:fill-color="#81d34d"/>
    </style:style>
    <style:style style:name="P271" style:family="paragraph">
      <loext:graphic-properties draw:fill="solid" draw:fill-color="#5dc962"/>
    </style:style>
    <style:style style:name="P272" style:family="paragraph">
      <loext:graphic-properties draw:fill="solid" draw:fill-color="#bbde28"/>
    </style:style>
    <style:style style:name="P273" style:family="paragraph">
      <loext:graphic-properties draw:fill="solid" draw:fill-color="#52c469"/>
    </style:style>
    <style:style style:name="P274" style:family="paragraph">
      <loext:graphic-properties draw:fill="solid" draw:fill-color="#fae723"/>
    </style:style>
    <style:style style:name="P275" style:family="paragraph">
      <loext:graphic-properties draw:fill="solid" draw:fill-color="#eae41b"/>
    </style:style>
    <style:style style:name="P276" style:family="paragraph">
      <loext:graphic-properties draw:fill="solid" draw:fill-color="#6dce59"/>
    </style:style>
    <style:style style:name="P277" style:family="paragraph">
      <loext:graphic-properties draw:fill="solid" draw:fill-color="#2db27d"/>
    </style:style>
    <style:style style:name="P278" style:family="paragraph">
      <loext:graphic-properties draw:fill="solid" draw:fill-color="#bddf26"/>
    </style:style>
    <style:style style:name="P279" style:family="paragraph">
      <loext:graphic-properties draw:fill="solid" draw:fill-color="#a1da38"/>
    </style:style>
    <style:style style:name="P280" style:family="paragraph">
      <loext:graphic-properties draw:fill="solid" draw:fill-color="#f7e621"/>
    </style:style>
    <style:style style:name="P281" style:family="paragraph">
      <loext:graphic-properties draw:fill="solid" draw:fill-color="#d1e11c"/>
    </style:style>
    <style:style style:name="P282" style:family="paragraph">
      <loext:graphic-properties draw:fill="solid" draw:fill-color="#d5e21b"/>
    </style:style>
    <style:style style:name="P283" style:family="paragraph">
      <loext:graphic-properties draw:fill="solid" draw:fill-color="#92d741"/>
    </style:style>
    <style:style style:name="P284" style:family="paragraph">
      <loext:graphic-properties draw:fill="solid" draw:fill-color="#287e8e"/>
    </style:style>
    <style:style style:name="P285" style:family="paragraph">
      <loext:graphic-properties draw:fill="solid" draw:fill-color="#96d83f"/>
    </style:style>
    <style:style style:name="P286" style:family="paragraph">
      <loext:graphic-properties draw:fill="solid" draw:fill-color="#26ac81"/>
    </style:style>
    <style:style style:name="P287" style:family="paragraph">
      <loext:graphic-properties draw:fill="solid" draw:fill-color="#70ce57"/>
    </style:style>
    <style:style style:name="P288" style:family="paragraph">
      <loext:graphic-properties draw:fill="solid" draw:fill-color="#bdde26"/>
    </style:style>
    <style:style style:name="P289" style:family="paragraph">
      <loext:graphic-properties draw:fill="solid" draw:fill-color="#9bd93c"/>
    </style:style>
    <style:style style:name="P290" style:family="paragraph">
      <loext:graphic-properties draw:fill="solid" draw:fill-color="#aadc31"/>
    </style:style>
    <style:style style:name="P291" style:family="paragraph">
      <loext:graphic-properties draw:fill="solid" draw:fill-color="#20a586"/>
    </style:style>
    <style:style style:name="P292" style:family="paragraph">
      <loext:graphic-properties draw:fill="solid" draw:fill-color="#5ec962"/>
    </style:style>
    <style:style style:name="P293" style:family="paragraph">
      <loext:graphic-properties draw:fill="solid" draw:fill-color="#e1e419"/>
    </style:style>
    <style:style style:name="P294" style:family="paragraph">
      <loext:graphic-properties draw:fill="solid" draw:fill-color="#bdde27"/>
    </style:style>
    <style:style style:name="P295" style:family="paragraph">
      <loext:graphic-properties draw:fill="solid" draw:fill-color="#43be71"/>
    </style:style>
    <style:style style:name="P296" style:family="paragraph">
      <loext:graphic-properties draw:fill="solid" draw:fill-color="#2d718e"/>
    </style:style>
    <style:style style:name="P297" style:family="paragraph">
      <loext:graphic-properties draw:fill="solid" draw:fill-color="#4ac16d"/>
    </style:style>
    <style:style style:name="P298" style:family="paragraph">
      <loext:graphic-properties draw:fill="solid" draw:fill-color="#59c765"/>
    </style:style>
    <style:style style:name="P299" style:family="paragraph">
      <loext:graphic-properties draw:fill="solid" draw:fill-color="#98d93e"/>
    </style:style>
    <style:style style:name="P300" style:family="paragraph">
      <loext:graphic-properties draw:fill="solid" draw:fill-color="#95d840"/>
    </style:style>
    <style:style style:name="P301" style:family="paragraph">
      <loext:graphic-properties draw:fill="solid" draw:fill-color="#2cb17e"/>
    </style:style>
    <style:style style:name="P302" style:family="paragraph">
      <loext:graphic-properties draw:fill="solid" draw:fill-color="#8fd744"/>
    </style:style>
    <style:style style:name="P303" style:family="paragraph">
      <loext:graphic-properties draw:fill="solid" draw:fill-color="#91d742"/>
    </style:style>
    <style:style style:name="P304" style:family="paragraph">
      <loext:graphic-properties draw:fill="solid" draw:fill-color="#cae01f"/>
    </style:style>
    <style:style style:name="P305" style:family="paragraph">
      <loext:graphic-properties draw:fill="solid" draw:fill-color="#a9db33"/>
    </style:style>
    <style:style style:name="P306" style:family="paragraph">
      <loext:graphic-properties draw:fill="solid" draw:fill-color="#47c06f"/>
    </style:style>
    <style:style style:name="P307" style:family="paragraph">
      <loext:graphic-properties draw:fill="solid" draw:fill-color="#20928c"/>
    </style:style>
    <style:style style:name="P308" style:family="paragraph">
      <loext:graphic-properties draw:fill="solid" draw:fill-color="#c5e022"/>
    </style:style>
    <style:style style:name="P309" style:family="paragraph">
      <loext:graphic-properties draw:fill="solid" draw:fill-color="#cee11d"/>
    </style:style>
    <style:style style:name="P310" style:family="paragraph">
      <loext:graphic-properties draw:fill="solid" draw:fill-color="#9eda3a"/>
    </style:style>
    <style:style style:name="P311" style:family="paragraph">
      <loext:graphic-properties draw:fill="solid" draw:fill-color="#54c569"/>
    </style:style>
    <style:style style:name="P312" style:family="paragraph">
      <loext:graphic-properties draw:fill="solid" draw:fill-color="#a2da38"/>
    </style:style>
    <style:style style:name="P313" style:family="paragraph">
      <loext:graphic-properties draw:fill="solid" draw:fill-color="#1e9d89"/>
    </style:style>
    <style:style style:name="P314" style:family="paragraph">
      <loext:graphic-properties draw:fill="solid" draw:fill-color="#2fb47c"/>
    </style:style>
    <style:style style:name="P315" style:family="paragraph">
      <loext:graphic-properties draw:fill="solid" draw:fill-color="#218d8d"/>
    </style:style>
    <style:style style:name="P316" style:family="paragraph">
      <loext:graphic-properties draw:fill="solid" draw:fill-color="#24aa82"/>
    </style:style>
    <style:style style:name="P317" style:family="paragraph">
      <loext:graphic-properties draw:fill="solid" draw:fill-color="#1f998a"/>
    </style:style>
    <style:style style:name="P318" style:family="paragraph">
      <loext:graphic-properties draw:fill="solid" draw:fill-color="#1f968b"/>
    </style:style>
    <style:style style:name="P319" style:family="paragraph">
      <loext:graphic-properties draw:fill="solid" draw:fill-color="#54c469"/>
    </style:style>
    <style:style style:name="P320" style:family="paragraph">
      <loext:graphic-properties draw:fill="solid" draw:fill-color="#26ac82"/>
    </style:style>
    <style:style style:name="P321" style:family="paragraph">
      <loext:graphic-properties draw:fill="solid" draw:fill-color="#a6db35"/>
    </style:style>
    <style:style style:name="P322" style:family="paragraph">
      <loext:graphic-properties draw:fill="solid" draw:fill-color="#40bd72"/>
    </style:style>
    <style:style style:name="P323" style:family="paragraph">
      <loext:graphic-properties draw:fill="solid" draw:fill-color="#67cc5c"/>
    </style:style>
    <style:style style:name="P324" style:family="paragraph">
      <loext:graphic-properties draw:fill="solid" draw:fill-color="#3ebc74"/>
    </style:style>
    <style:style style:name="P325" style:family="paragraph">
      <loext:graphic-properties draw:fill="solid" draw:fill-color="#33b67b"/>
    </style:style>
    <style:style style:name="P326" style:family="paragraph">
      <loext:graphic-properties draw:fill="solid" draw:fill-color="#a4db36"/>
    </style:style>
    <style:style style:name="P327" style:family="paragraph">
      <loext:graphic-properties draw:fill="solid" draw:fill-color="#56c567"/>
    </style:style>
    <style:style style:name="P328" style:family="paragraph">
      <loext:graphic-properties draw:fill="solid" draw:fill-color="#f5e620"/>
    </style:style>
    <style:style style:name="P329" style:family="paragraph">
      <loext:graphic-properties draw:fill="solid" draw:fill-color="#bcde27"/>
    </style:style>
    <style:style style:name="P330" style:family="paragraph">
      <loext:graphic-properties draw:fill="solid" draw:fill-color="#4fc36b"/>
    </style:style>
    <style:style style:name="P331" style:family="paragraph">
      <loext:graphic-properties draw:fill="solid" draw:fill-color="#87d549"/>
    </style:style>
    <style:style style:name="P332" style:family="paragraph">
      <loext:graphic-properties draw:fill="solid" draw:fill-color="#69cc5b"/>
    </style:style>
    <style:style style:name="P333" style:family="paragraph">
      <loext:graphic-properties draw:fill="solid" draw:fill-color="#69cd5b"/>
    </style:style>
    <style:style style:name="P334" style:family="paragraph">
      <loext:graphic-properties draw:fill="solid" draw:fill-color="#1fa287"/>
    </style:style>
    <style:style style:name="P335" style:family="paragraph">
      <loext:graphic-properties draw:fill="solid" draw:fill-color="#44be70"/>
    </style:style>
    <style:style style:name="P336" style:family="paragraph">
      <loext:graphic-properties draw:fill="solid" draw:fill-color="#addc2f"/>
    </style:style>
    <style:style style:name="P337" style:family="paragraph">
      <loext:graphic-properties draw:fill="solid" draw:fill-color="#5cc864"/>
    </style:style>
    <style:style style:name="P338" style:family="paragraph">
      <loext:graphic-properties draw:fill="solid" draw:fill-color="#1f958b"/>
    </style:style>
    <style:style style:name="P339" style:family="paragraph">
      <loext:graphic-properties draw:fill="solid" draw:fill-color="#37b977"/>
    </style:style>
    <style:style style:name="P340" style:family="paragraph">
      <loext:graphic-properties draw:fill="solid" draw:fill-color="#8bd646"/>
    </style:style>
    <style:style style:name="P341" style:family="paragraph">
      <loext:graphic-properties draw:fill="solid" draw:fill-color="#76d154"/>
    </style:style>
    <style:style style:name="P342" style:family="paragraph">
      <loext:graphic-properties draw:fill="solid" draw:fill-color="#49c16d"/>
    </style:style>
    <style:style style:name="P343" style:family="paragraph">
      <loext:graphic-properties draw:fill="solid" draw:fill-color="#acdc30"/>
    </style:style>
    <style:style style:name="P344" style:family="paragraph">
      <loext:graphic-properties draw:fill="solid" draw:fill-color="#a0da3a"/>
    </style:style>
    <style:style style:name="P345" style:family="paragraph">
      <loext:graphic-properties draw:fill="solid" draw:fill-color="#8ed645"/>
    </style:style>
    <style:style style:name="P346" style:family="paragraph">
      <loext:graphic-properties draw:fill="solid" draw:fill-color="#dce31a"/>
    </style:style>
    <style:style style:name="P347" style:family="paragraph">
      <loext:graphic-properties draw:fill="solid" draw:fill-color="#76d153"/>
    </style:style>
    <style:style style:name="P348" style:family="paragraph">
      <loext:graphic-properties draw:fill="solid" draw:fill-color="#c4df22"/>
    </style:style>
    <style:style style:name="P349" style:family="paragraph">
      <loext:graphic-properties draw:fill="solid" draw:fill-color="#c7e020"/>
    </style:style>
    <style:style style:name="P350" style:family="paragraph">
      <loext:graphic-properties draw:fill="solid" draw:fill-color="#b6dd2a"/>
    </style:style>
    <style:style style:name="P351" style:family="paragraph">
      <loext:graphic-properties draw:fill="solid" draw:fill-color="#22a884"/>
    </style:style>
    <style:style style:name="P352" style:family="paragraph">
      <loext:graphic-properties draw:fill="solid" draw:fill-color="#24878e"/>
    </style:style>
    <style:style style:name="P353" style:family="paragraph">
      <loext:graphic-properties draw:fill="solid" draw:fill-color="#94d841"/>
    </style:style>
    <style:style style:name="P354" style:family="paragraph">
      <loext:graphic-properties draw:fill="solid" draw:fill-color="#6acd5b"/>
    </style:style>
    <style:style style:name="P355" style:family="paragraph">
      <loext:graphic-properties draw:fill="solid" draw:fill-color="#1e9c8a"/>
    </style:style>
    <style:style style:name="P356" style:family="paragraph">
      <loext:graphic-properties draw:fill="solid" draw:fill-color="#96d840"/>
    </style:style>
    <style:style style:name="P357" style:family="paragraph">
      <loext:graphic-properties draw:fill="solid" draw:fill-color="#78d153"/>
    </style:style>
    <style:style style:name="P358" style:family="paragraph">
      <loext:graphic-properties draw:fill="solid" draw:fill-color="#e5e419"/>
    </style:style>
    <style:style style:name="P359" style:family="paragraph">
      <loext:graphic-properties draw:fill="solid" draw:fill-color="#3bbb75"/>
    </style:style>
    <style:style style:name="P360" style:family="paragraph">
      <loext:graphic-properties draw:fill="solid" draw:fill-color="#b0dd2e"/>
    </style:style>
    <style:style style:name="P361" style:family="paragraph">
      <loext:graphic-properties draw:fill="solid" draw:fill-color="#abdc31"/>
    </style:style>
    <style:style style:name="P362" style:family="paragraph">
      <loext:graphic-properties draw:fill="solid" draw:fill-color="#f1e51d"/>
    </style:style>
    <style:style style:name="P363" style:family="paragraph">
      <loext:graphic-properties draw:fill="solid" draw:fill-color="#e9e41b"/>
    </style:style>
    <style:style style:name="P364" style:family="paragraph">
      <loext:graphic-properties draw:fill="solid" draw:fill-color="#28ae7f"/>
    </style:style>
    <style:style style:name="P365" style:family="paragraph">
      <loext:graphic-properties draw:fill="solid" draw:fill-color="#2db37d"/>
    </style:style>
    <style:style style:name="P366" style:family="paragraph">
      <loext:graphic-properties draw:fill="solid" draw:fill-color="#eee51c"/>
    </style:style>
    <style:style style:name="P367" style:family="paragraph">
      <loext:graphic-properties draw:fill="solid" draw:fill-color="#ece51c"/>
    </style:style>
    <style:style style:name="P368" style:family="paragraph">
      <loext:graphic-properties draw:fill="solid" draw:fill-color="#6ece58"/>
    </style:style>
    <style:style style:name="P369" style:family="paragraph">
      <loext:graphic-properties draw:fill="solid" draw:fill-color="#20948c"/>
    </style:style>
    <style:style style:name="P370" style:family="paragraph">
      <loext:graphic-properties draw:fill="solid" draw:fill-color="#5ac865"/>
    </style:style>
    <style:style style:name="P371" style:family="paragraph">
      <loext:graphic-properties draw:fill="solid" draw:fill-color="#45bf70"/>
    </style:style>
    <style:style style:name="P372" style:family="paragraph">
      <loext:graphic-properties draw:fill="solid" draw:fill-color="#3fbd73"/>
    </style:style>
    <style:style style:name="P373" style:family="paragraph">
      <loext:graphic-properties draw:fill="none"/>
    </style:style>
    <style:style style:name="P374" style:family="paragraph">
      <style:paragraph-properties fo:text-align="start" style:writing-mode="lr-tb"/>
      <style:text-properties fo:font-size="28pt"/>
    </style:style>
    <style:style style:name="P375" style:family="paragraph">
      <loext:graphic-properties draw:fill="none"/>
      <style:paragraph-properties fo:text-align="start" style:writing-mode="lr-tb"/>
      <style:text-properties style:font-name="Liberation Mono1" fo:font-size="28pt" fo:font-weight="bold" style:font-size-asian="14pt" style:font-size-complex="14pt"/>
    </style:style>
    <style:style style:name="P376" style:family="paragraph">
      <style:paragraph-properties fo:text-align="start" style:writing-mode="lr-tb"/>
    </style:style>
    <style:style style:name="P377" style:family="paragraph">
      <loext:graphic-properties draw:fill="none"/>
      <style:paragraph-properties fo:text-align="start" style:writing-mode="lr-tb"/>
      <style:text-properties style:font-name="Liberation Sans1" fo:font-size="13pt" fo:font-weight="bold" style:font-size-asian="10pt" style:font-size-complex="10pt"/>
    </style:style>
    <style:style style:name="P378" style:family="paragraph">
      <loext:graphic-properties draw:fill="none"/>
      <style:paragraph-properties fo:text-align="start" style:writing-mode="lr-tb"/>
      <style:text-properties fo:font-size="12pt" fo:font-weight="bold" style:font-size-asian="12pt" style:font-size-complex="12pt"/>
    </style:style>
    <style:style style:name="P379" style:family="paragraph">
      <loext:graphic-properties draw:fill="solid" draw:fill-color="#440154"/>
      <style:text-properties fo:font-size="12pt" fo:font-weight="bold"/>
    </style:style>
    <style:style style:name="P380" style:family="paragraph">
      <loext:graphic-properties draw:fill="solid" draw:fill-color="#450558"/>
      <style:text-properties fo:font-size="12pt" fo:font-weight="bold"/>
    </style:style>
    <style:style style:name="P381" style:family="paragraph">
      <loext:graphic-properties draw:fill="solid" draw:fill-color="#46095d"/>
      <style:text-properties fo:font-size="12pt" fo:font-weight="bold"/>
    </style:style>
    <style:style style:name="P382" style:family="paragraph">
      <loext:graphic-properties draw:fill="solid" draw:fill-color="#470d61"/>
      <style:text-properties fo:font-size="12pt" fo:font-weight="bold"/>
    </style:style>
    <style:style style:name="P383" style:family="paragraph">
      <loext:graphic-properties draw:fill="solid" draw:fill-color="#471165"/>
      <style:text-properties fo:font-size="12pt" fo:font-weight="bold"/>
    </style:style>
    <style:style style:name="P384" style:family="paragraph">
      <loext:graphic-properties draw:fill="solid" draw:fill-color="#481568"/>
      <style:text-properties fo:font-size="12pt" fo:font-weight="bold"/>
    </style:style>
    <style:style style:name="P385" style:family="paragraph">
      <loext:graphic-properties draw:fill="solid" draw:fill-color="#48196b"/>
      <style:text-properties fo:font-size="12pt" fo:font-weight="bold"/>
    </style:style>
    <style:style style:name="P386" style:family="paragraph">
      <loext:graphic-properties draw:fill="solid" draw:fill-color="#481d6e"/>
      <style:text-properties fo:font-size="12pt" fo:font-weight="bold"/>
    </style:style>
    <style:style style:name="P387" style:family="paragraph">
      <loext:graphic-properties draw:fill="solid" draw:fill-color="#482172"/>
      <style:text-properties fo:font-size="12pt" fo:font-weight="bold"/>
    </style:style>
    <style:style style:name="P388" style:family="paragraph">
      <loext:graphic-properties draw:fill="solid" draw:fill-color="#482475"/>
      <style:text-properties fo:font-size="12pt" fo:font-weight="bold"/>
    </style:style>
    <style:style style:name="P389" style:family="paragraph">
      <loext:graphic-properties draw:fill="solid" draw:fill-color="#482877"/>
      <style:text-properties fo:font-size="12pt" fo:font-weight="bold"/>
    </style:style>
    <style:style style:name="P390" style:family="paragraph">
      <loext:graphic-properties draw:fill="solid" draw:fill-color="#472b7a"/>
      <style:text-properties fo:font-size="12pt" fo:font-weight="bold"/>
    </style:style>
    <style:style style:name="P391" style:family="paragraph">
      <loext:graphic-properties draw:fill="solid" draw:fill-color="#472f7c"/>
      <style:text-properties fo:font-size="12pt" fo:font-weight="bold"/>
    </style:style>
    <style:style style:name="P392" style:family="paragraph">
      <loext:graphic-properties draw:fill="solid" draw:fill-color="#46337e"/>
      <style:text-properties fo:font-size="12pt" fo:font-weight="bold"/>
    </style:style>
    <style:style style:name="P393" style:family="paragraph">
      <loext:graphic-properties draw:fill="solid" draw:fill-color="#453680"/>
      <style:text-properties fo:font-size="12pt" fo:font-weight="bold"/>
    </style:style>
    <style:style style:name="P394" style:family="paragraph">
      <loext:graphic-properties draw:fill="solid" draw:fill-color="#443983"/>
      <style:text-properties fo:font-size="12pt" fo:font-weight="bold"/>
    </style:style>
    <style:style style:name="P395" style:family="paragraph">
      <loext:graphic-properties draw:fill="solid" draw:fill-color="#433c84"/>
      <style:text-properties fo:font-size="12pt" fo:font-weight="bold"/>
    </style:style>
    <style:style style:name="P396" style:family="paragraph">
      <loext:graphic-properties draw:fill="solid" draw:fill-color="#424085"/>
      <style:text-properties fo:font-size="12pt" fo:font-weight="bold"/>
    </style:style>
    <style:style style:name="P397" style:family="paragraph">
      <loext:graphic-properties draw:fill="solid" draw:fill-color="#414387"/>
      <style:text-properties fo:font-size="12pt" fo:font-weight="bold"/>
    </style:style>
    <style:style style:name="P398" style:family="paragraph">
      <loext:graphic-properties draw:fill="solid" draw:fill-color="#404688"/>
      <style:text-properties fo:font-size="12pt" fo:font-weight="bold"/>
    </style:style>
    <style:style style:name="P399" style:family="paragraph">
      <loext:graphic-properties draw:fill="solid" draw:fill-color="#3f4989"/>
      <style:text-properties fo:font-size="12pt" fo:font-weight="bold"/>
    </style:style>
    <style:style style:name="P400" style:family="paragraph">
      <loext:graphic-properties draw:fill="solid" draw:fill-color="#3e4b89"/>
      <style:text-properties fo:font-size="12pt" fo:font-weight="bold"/>
    </style:style>
    <style:style style:name="P401" style:family="paragraph">
      <loext:graphic-properties draw:fill="solid" draw:fill-color="#3c4f8b"/>
      <style:text-properties fo:font-size="12pt" fo:font-weight="bold"/>
    </style:style>
    <style:style style:name="P402" style:family="paragraph">
      <loext:graphic-properties draw:fill="solid" draw:fill-color="#3b528b"/>
      <style:text-properties fo:font-size="12pt" fo:font-weight="bold"/>
    </style:style>
    <style:style style:name="P403" style:family="paragraph">
      <loext:graphic-properties draw:fill="solid" draw:fill-color="#3a558c"/>
      <style:text-properties fo:font-size="12pt" fo:font-weight="bold"/>
    </style:style>
    <style:style style:name="P404" style:family="paragraph">
      <loext:graphic-properties draw:fill="solid" draw:fill-color="#38588c"/>
      <style:text-properties fo:font-size="12pt" fo:font-weight="bold"/>
    </style:style>
    <style:style style:name="P405" style:family="paragraph">
      <loext:graphic-properties draw:fill="solid" draw:fill-color="#365b8d"/>
      <style:text-properties fo:font-size="12pt" fo:font-weight="bold"/>
    </style:style>
    <style:style style:name="P406" style:family="paragraph">
      <loext:graphic-properties draw:fill="solid" draw:fill-color="#355e8d"/>
      <style:text-properties fo:font-size="12pt" fo:font-weight="bold"/>
    </style:style>
    <style:style style:name="P407" style:family="paragraph">
      <loext:graphic-properties draw:fill="solid" draw:fill-color="#34618d"/>
      <style:text-properties fo:font-size="12pt" fo:font-weight="bold"/>
    </style:style>
    <style:style style:name="P408" style:family="paragraph">
      <loext:graphic-properties draw:fill="solid" draw:fill-color="#33648e"/>
      <style:text-properties fo:font-size="12pt" fo:font-weight="bold"/>
    </style:style>
    <style:style style:name="P409" style:family="paragraph">
      <loext:graphic-properties draw:fill="solid" draw:fill-color="#31668e"/>
      <style:text-properties fo:font-size="12pt" fo:font-weight="bold"/>
    </style:style>
    <style:style style:name="P410" style:family="paragraph">
      <loext:graphic-properties draw:fill="solid" draw:fill-color="#30698e"/>
      <style:text-properties fo:font-size="12pt" fo:font-weight="bold"/>
    </style:style>
    <style:style style:name="P411" style:family="paragraph">
      <loext:graphic-properties draw:fill="solid" draw:fill-color="#2f6c8e"/>
      <style:text-properties fo:font-size="12pt" fo:font-weight="bold"/>
    </style:style>
    <style:style style:name="P412" style:family="paragraph">
      <loext:graphic-properties draw:fill="solid" draw:fill-color="#2e6f8e"/>
      <style:text-properties fo:font-size="12pt" fo:font-weight="bold"/>
    </style:style>
    <style:style style:name="P413" style:family="paragraph">
      <loext:graphic-properties draw:fill="solid" draw:fill-color="#2d728e"/>
      <style:text-properties fo:font-size="12pt" fo:font-weight="bold"/>
    </style:style>
    <style:style style:name="P414" style:family="paragraph">
      <loext:graphic-properties draw:fill="solid" draw:fill-color="#2c748e"/>
      <style:text-properties fo:font-size="12pt" fo:font-weight="bold"/>
    </style:style>
    <style:style style:name="P415" style:family="paragraph">
      <loext:graphic-properties draw:fill="solid" draw:fill-color="#2b768e"/>
      <style:text-properties fo:font-size="12pt" fo:font-weight="bold"/>
    </style:style>
    <style:style style:name="P416" style:family="paragraph">
      <loext:graphic-properties draw:fill="solid" draw:fill-color="#29798e"/>
      <style:text-properties fo:font-size="12pt" fo:font-weight="bold"/>
    </style:style>
    <style:style style:name="P417" style:family="paragraph">
      <loext:graphic-properties draw:fill="solid" draw:fill-color="#287c8e"/>
      <style:text-properties fo:font-size="12pt" fo:font-weight="bold"/>
    </style:style>
    <style:style style:name="P418" style:family="paragraph">
      <loext:graphic-properties draw:fill="solid" draw:fill-color="#277e8e"/>
      <style:text-properties fo:font-size="12pt" fo:font-weight="bold"/>
    </style:style>
    <style:style style:name="P419" style:family="paragraph">
      <loext:graphic-properties draw:fill="solid" draw:fill-color="#26818e"/>
      <style:text-properties fo:font-size="12pt" fo:font-weight="bold"/>
    </style:style>
    <style:style style:name="P420" style:family="paragraph">
      <loext:graphic-properties draw:fill="solid" draw:fill-color="#25848e"/>
      <style:text-properties fo:font-size="12pt" fo:font-weight="bold"/>
    </style:style>
    <style:style style:name="P421" style:family="paragraph">
      <loext:graphic-properties draw:fill="solid" draw:fill-color="#24868e"/>
      <style:text-properties fo:font-size="12pt" fo:font-weight="bold"/>
    </style:style>
    <style:style style:name="P422" style:family="paragraph">
      <loext:graphic-properties draw:fill="solid" draw:fill-color="#23898e"/>
      <style:text-properties fo:font-size="12pt" fo:font-weight="bold"/>
    </style:style>
    <style:style style:name="P423" style:family="paragraph">
      <loext:graphic-properties draw:fill="solid" draw:fill-color="#228c8d"/>
      <style:text-properties fo:font-size="12pt" fo:font-weight="bold"/>
    </style:style>
    <style:style style:name="P424" style:family="paragraph">
      <loext:graphic-properties draw:fill="solid" draw:fill-color="#218e8d"/>
      <style:text-properties fo:font-size="12pt" fo:font-weight="bold"/>
    </style:style>
    <style:style style:name="P425" style:family="paragraph">
      <loext:graphic-properties draw:fill="solid" draw:fill-color="#20908c"/>
      <style:text-properties fo:font-size="12pt" fo:font-weight="bold"/>
    </style:style>
    <style:style style:name="P426" style:family="paragraph">
      <loext:graphic-properties draw:fill="solid" draw:fill-color="#20938c"/>
      <style:text-properties fo:font-size="12pt" fo:font-weight="bold"/>
    </style:style>
    <style:style style:name="P427" style:family="paragraph">
      <loext:graphic-properties draw:fill="solid" draw:fill-color="#1f958b"/>
      <style:text-properties fo:font-size="12pt" fo:font-weight="bold"/>
    </style:style>
    <style:style style:name="P428" style:family="paragraph">
      <loext:graphic-properties draw:fill="solid" draw:fill-color="#1f988b"/>
      <style:text-properties fo:font-size="12pt" fo:font-weight="bold"/>
    </style:style>
    <style:style style:name="P429" style:family="paragraph">
      <loext:graphic-properties draw:fill="solid" draw:fill-color="#1e9c89"/>
      <style:text-properties fo:font-size="12pt" fo:font-weight="bold"/>
    </style:style>
    <style:style style:name="P430" style:family="paragraph">
      <loext:graphic-properties draw:fill="solid" draw:fill-color="#1e9e88"/>
      <style:text-properties fo:font-size="12pt" fo:font-weight="bold"/>
    </style:style>
    <style:style style:name="P431" style:family="paragraph">
      <loext:graphic-properties draw:fill="solid" draw:fill-color="#1fa087"/>
      <style:text-properties fo:font-size="12pt" fo:font-weight="bold"/>
    </style:style>
    <style:style style:name="P432" style:family="paragraph">
      <loext:graphic-properties draw:fill="solid" draw:fill-color="#20a386"/>
      <style:text-properties fo:font-size="12pt" fo:font-weight="bold"/>
    </style:style>
    <style:style style:name="P433" style:family="paragraph">
      <loext:graphic-properties draw:fill="solid" draw:fill-color="#21a585"/>
      <style:text-properties fo:font-size="12pt" fo:font-weight="bold"/>
    </style:style>
    <style:style style:name="P434" style:family="paragraph">
      <loext:graphic-properties draw:fill="solid" draw:fill-color="#23a884"/>
      <style:text-properties fo:font-size="12pt" fo:font-weight="bold"/>
    </style:style>
    <style:style style:name="P435" style:family="paragraph">
      <loext:graphic-properties draw:fill="solid" draw:fill-color="#25ab82"/>
      <style:text-properties fo:font-size="12pt" fo:font-weight="bold"/>
    </style:style>
    <style:style style:name="P436" style:family="paragraph">
      <loext:graphic-properties draw:fill="solid" draw:fill-color="#27ad80"/>
      <style:text-properties fo:font-size="12pt" fo:font-weight="bold"/>
    </style:style>
    <style:style style:name="P437" style:family="paragraph">
      <loext:graphic-properties draw:fill="solid" draw:fill-color="#29af7f"/>
      <style:text-properties fo:font-size="12pt" fo:font-weight="bold"/>
    </style:style>
    <style:style style:name="P438" style:family="paragraph">
      <loext:graphic-properties draw:fill="solid" draw:fill-color="#2db27d"/>
      <style:text-properties fo:font-size="12pt" fo:font-weight="bold"/>
    </style:style>
    <style:style style:name="P439" style:family="paragraph">
      <loext:graphic-properties draw:fill="solid" draw:fill-color="#31b57b"/>
      <style:text-properties fo:font-size="12pt" fo:font-weight="bold"/>
    </style:style>
    <style:style style:name="P440" style:family="paragraph">
      <loext:graphic-properties draw:fill="solid" draw:fill-color="#35b879"/>
      <style:text-properties fo:font-size="12pt" fo:font-weight="bold"/>
    </style:style>
    <style:style style:name="P441" style:family="paragraph">
      <loext:graphic-properties draw:fill="solid" draw:fill-color="#3aba76"/>
      <style:text-properties fo:font-size="12pt" fo:font-weight="bold"/>
    </style:style>
    <style:style style:name="P442" style:family="paragraph">
      <loext:graphic-properties draw:fill="solid" draw:fill-color="#3ebc73"/>
      <style:text-properties fo:font-size="12pt" fo:font-weight="bold"/>
    </style:style>
    <style:style style:name="P443" style:family="paragraph">
      <loext:graphic-properties draw:fill="solid" draw:fill-color="#43be71"/>
      <style:text-properties fo:font-size="12pt" fo:font-weight="bold"/>
    </style:style>
    <style:style style:name="P444" style:family="paragraph">
      <loext:graphic-properties draw:fill="solid" draw:fill-color="#48c06e"/>
      <style:text-properties fo:font-size="12pt" fo:font-weight="bold"/>
    </style:style>
    <style:style style:name="P445" style:family="paragraph">
      <loext:graphic-properties draw:fill="solid" draw:fill-color="#4ec26b"/>
      <style:text-properties fo:font-size="12pt" fo:font-weight="bold"/>
    </style:style>
    <style:style style:name="P446" style:family="paragraph">
      <loext:graphic-properties draw:fill="solid" draw:fill-color="#54c469"/>
      <style:text-properties fo:font-size="12pt" fo:font-weight="bold"/>
    </style:style>
    <style:style style:name="P447" style:family="paragraph">
      <loext:graphic-properties draw:fill="solid" draw:fill-color="#59c765"/>
      <style:text-properties fo:font-size="12pt" fo:font-weight="bold"/>
    </style:style>
    <style:style style:name="P448" style:family="paragraph">
      <loext:graphic-properties draw:fill="solid" draw:fill-color="#5eca62"/>
      <style:text-properties fo:font-size="12pt" fo:font-weight="bold"/>
    </style:style>
    <style:style style:name="P449" style:family="paragraph">
      <loext:graphic-properties draw:fill="solid" draw:fill-color="#65cb5e"/>
      <style:text-properties fo:font-size="12pt" fo:font-weight="bold"/>
    </style:style>
    <style:style style:name="P450" style:family="paragraph">
      <loext:graphic-properties draw:fill="solid" draw:fill-color="#6bcd5a"/>
      <style:text-properties fo:font-size="12pt" fo:font-weight="bold"/>
    </style:style>
    <style:style style:name="P451" style:family="paragraph">
      <loext:graphic-properties draw:fill="solid" draw:fill-color="#72cf56"/>
      <style:text-properties fo:font-size="12pt" fo:font-weight="bold"/>
    </style:style>
    <style:style style:name="P452" style:family="paragraph">
      <loext:graphic-properties draw:fill="solid" draw:fill-color="#78d152"/>
      <style:text-properties fo:font-size="12pt" fo:font-weight="bold"/>
    </style:style>
    <style:style style:name="P453" style:family="paragraph">
      <loext:graphic-properties draw:fill="solid" draw:fill-color="#7fd34e"/>
      <style:text-properties fo:font-size="12pt" fo:font-weight="bold"/>
    </style:style>
    <style:style style:name="P454" style:family="paragraph">
      <loext:graphic-properties draw:fill="solid" draw:fill-color="#86d44a"/>
      <style:text-properties fo:font-size="12pt" fo:font-weight="bold"/>
    </style:style>
    <style:style style:name="P455" style:family="paragraph">
      <loext:graphic-properties draw:fill="solid" draw:fill-color="#8dd645"/>
      <style:text-properties fo:font-size="12pt" fo:font-weight="bold"/>
    </style:style>
    <style:style style:name="P456" style:family="paragraph">
      <loext:graphic-properties draw:fill="solid" draw:fill-color="#94d840"/>
      <style:text-properties fo:font-size="12pt" fo:font-weight="bold"/>
    </style:style>
    <style:style style:name="P457" style:family="paragraph">
      <loext:graphic-properties draw:fill="solid" draw:fill-color="#9bd93c"/>
      <style:text-properties fo:font-size="12pt" fo:font-weight="bold"/>
    </style:style>
    <style:style style:name="P458" style:family="paragraph">
      <loext:graphic-properties draw:fill="solid" draw:fill-color="#a3db37"/>
      <style:text-properties fo:font-size="12pt" fo:font-weight="bold"/>
    </style:style>
    <style:style style:name="P459" style:family="paragraph">
      <loext:graphic-properties draw:fill="solid" draw:fill-color="#aadc32"/>
      <style:text-properties fo:font-size="12pt" fo:font-weight="bold"/>
    </style:style>
    <style:style style:name="P460" style:family="paragraph">
      <loext:graphic-properties draw:fill="solid" draw:fill-color="#b1dd2d"/>
      <style:text-properties fo:font-size="12pt" fo:font-weight="bold"/>
    </style:style>
    <style:style style:name="P461" style:family="paragraph">
      <loext:graphic-properties draw:fill="solid" draw:fill-color="#b8de29"/>
      <style:text-properties fo:font-size="12pt" fo:font-weight="bold"/>
    </style:style>
    <style:style style:name="P462" style:family="paragraph">
      <loext:graphic-properties draw:fill="solid" draw:fill-color="#c0df25"/>
      <style:text-properties fo:font-size="12pt" fo:font-weight="bold"/>
    </style:style>
    <style:style style:name="P463" style:family="paragraph">
      <loext:graphic-properties draw:fill="solid" draw:fill-color="#c7e020"/>
      <style:text-properties fo:font-size="12pt" fo:font-weight="bold"/>
    </style:style>
    <style:style style:name="P464" style:family="paragraph">
      <loext:graphic-properties draw:fill="solid" draw:fill-color="#cfe11d"/>
      <style:text-properties fo:font-size="12pt" fo:font-weight="bold"/>
    </style:style>
    <style:style style:name="P465" style:family="paragraph">
      <loext:graphic-properties draw:fill="solid" draw:fill-color="#d6e21a"/>
      <style:text-properties fo:font-size="12pt" fo:font-weight="bold"/>
    </style:style>
    <style:style style:name="P466" style:family="paragraph">
      <loext:graphic-properties draw:fill="solid" draw:fill-color="#dee319"/>
      <style:text-properties fo:font-size="12pt" fo:font-weight="bold"/>
    </style:style>
    <style:style style:name="P467" style:family="paragraph">
      <loext:graphic-properties draw:fill="solid" draw:fill-color="#e5e419"/>
      <style:text-properties fo:font-size="12pt" fo:font-weight="bold"/>
    </style:style>
    <style:style style:name="P468" style:family="paragraph">
      <loext:graphic-properties draw:fill="solid" draw:fill-color="#ece51c"/>
      <style:text-properties fo:font-size="12pt" fo:font-weight="bold"/>
    </style:style>
    <style:style style:name="P469" style:family="paragraph">
      <loext:graphic-properties draw:fill="solid" draw:fill-color="#f3e51e"/>
      <style:text-properties fo:font-size="12pt" fo:font-weight="bold"/>
    </style:style>
    <style:style style:name="P470" style:family="paragraph">
      <loext:graphic-properties draw:fill="solid" draw:fill-color="#f9e623"/>
      <style:text-properties fo:font-size="12pt" fo:font-weight="bold"/>
    </style:style>
    <style:style style:name="P471" style:family="paragraph">
      <loext:graphic-properties draw:fill="solid" draw:fill-color="#fde725"/>
      <style:text-properties fo:font-size="12pt" fo:font-weight="bold"/>
    </style:style>
    <style:style style:name="P472" style:family="paragraph">
      <loext:graphic-properties draw:fill="none"/>
      <style:text-properties fo:font-size="12pt" fo:font-weight="bold"/>
    </style:style>
    <style:style style:name="P473" style:family="paragraph">
      <loext:graphic-properties draw:fill="none"/>
      <style:paragraph-properties fo:text-align="start" style:writing-mode="lr-tb"/>
      <style:text-properties fo:font-size="12pt" fo:font-weight="bold" style:font-size-asian="10pt" style:font-size-complex="10pt"/>
    </style:style>
    <style:style style:name="T1" style:family="text">
      <style:text-properties fo:color="#000000" style:font-name="Liberation Mono1" fo:font-weight="bold" style:font-size-asian="14pt" style:font-name-complex="Helvetica1" style:font-size-complex="14pt" style:font-weight-complex="bold"/>
    </style:style>
    <style:style style:name="T2" style:family="text">
      <style:text-properties fo:color="#000000" style:font-name="Liberation Sans1" fo:font-size="13pt" fo:font-weight="bold" style:font-size-asian="10pt" style:font-name-complex="Helvetica1" style:font-size-complex="10pt" style:font-weight-complex="bold"/>
    </style:style>
    <style:style style:name="T3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4" style:family="text">
      <style:text-properties fo:color="#000000" style:font-name="Helvetica1" fo:font-size="12pt" fo:font-weight="bold" style:font-size-asian="10pt" style:font-name-complex="Helvetica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5cm" svg:height="0.499cm" svg:x="2.741cm" svg:y="2.16cm" svg:viewBox="0 0 501 500" draw:points="0,500 501,500 501,0 0,0">
          <text:p/>
        </draw:polygon>
        <draw:polygon draw:style-name="gr2" draw:text-style-name="P2" draw:layer="layout" svg:width="0.5cm" svg:height="0.5cm" svg:x="2.741cm" svg:y="2.659cm" svg:viewBox="0 0 501 501" draw:points="0,501 501,501 501,0 0,0">
          <text:p/>
        </draw:polygon>
        <draw:polygon draw:style-name="gr3" draw:text-style-name="P3" draw:layer="layout" svg:width="0.5cm" svg:height="0.5cm" svg:x="2.741cm" svg:y="3.159cm" svg:viewBox="0 0 501 501" draw:points="0,501 501,501 501,0 0,0">
          <text:p/>
        </draw:polygon>
        <draw:polygon draw:style-name="gr4" draw:text-style-name="P4" draw:layer="layout" svg:width="0.5cm" svg:height="0.499cm" svg:x="2.741cm" svg:y="3.66cm" svg:viewBox="0 0 501 500" draw:points="0,500 501,500 501,0 0,0">
          <text:p/>
        </draw:polygon>
        <draw:polygon draw:style-name="gr5" draw:text-style-name="P5" draw:layer="layout" svg:width="0.5cm" svg:height="0.5cm" svg:x="2.741cm" svg:y="4.159cm" svg:viewBox="0 0 501 501" draw:points="0,501 501,501 501,0 0,0">
          <text:p/>
        </draw:polygon>
        <draw:polygon draw:style-name="gr6" draw:text-style-name="P6" draw:layer="layout" svg:width="0.5cm" svg:height="0.5cm" svg:x="2.741cm" svg:y="4.659cm" svg:viewBox="0 0 501 501" draw:points="0,501 501,501 501,0 0,0">
          <text:p/>
        </draw:polygon>
        <draw:polygon draw:style-name="gr6" draw:text-style-name="P6" draw:layer="layout" svg:width="0.5cm" svg:height="0.499cm" svg:x="2.741cm" svg:y="5.16cm" svg:viewBox="0 0 501 500" draw:points="0,500 501,500 501,0 0,0">
          <text:p/>
        </draw:polygon>
        <draw:polygon draw:style-name="gr7" draw:text-style-name="P7" draw:layer="layout" svg:width="0.5cm" svg:height="0.5cm" svg:x="2.741cm" svg:y="5.659cm" svg:viewBox="0 0 501 501" draw:points="0,501 501,501 501,0 0,0">
          <text:p/>
        </draw:polygon>
        <draw:polygon draw:style-name="gr7" draw:text-style-name="P7" draw:layer="layout" svg:width="0.5cm" svg:height="0.5cm" svg:x="2.741cm" svg:y="6.159cm" svg:viewBox="0 0 501 501" draw:points="0,501 501,501 501,0 0,0">
          <text:p/>
        </draw:polygon>
        <draw:polygon draw:style-name="gr6" draw:text-style-name="P6" draw:layer="layout" svg:width="0.5cm" svg:height="0.5cm" svg:x="2.741cm" svg:y="6.659cm" svg:viewBox="0 0 501 501" draw:points="0,501 501,501 501,0 0,0">
          <text:p/>
        </draw:polygon>
        <draw:polygon draw:style-name="gr7" draw:text-style-name="P7" draw:layer="layout" svg:width="0.5cm" svg:height="0.5cm" svg:x="2.741cm" svg:y="7.159cm" svg:viewBox="0 0 501 501" draw:points="0,501 501,501 501,0 0,0">
          <text:p/>
        </draw:polygon>
        <draw:polygon draw:style-name="gr6" draw:text-style-name="P6" draw:layer="layout" svg:width="0.5cm" svg:height="0.5cm" svg:x="2.741cm" svg:y="7.659cm" svg:viewBox="0 0 501 501" draw:points="0,501 501,501 501,0 0,0">
          <text:p/>
        </draw:polygon>
        <draw:polygon draw:style-name="gr8" draw:text-style-name="P8" draw:layer="layout" svg:width="0.5cm" svg:height="0.5cm" svg:x="2.741cm" svg:y="8.159cm" svg:viewBox="0 0 501 501" draw:points="0,501 501,501 501,0 0,0">
          <text:p/>
        </draw:polygon>
        <draw:polygon draw:style-name="gr9" draw:text-style-name="P9" draw:layer="layout" svg:width="0.5cm" svg:height="0.5cm" svg:x="2.741cm" svg:y="8.659cm" svg:viewBox="0 0 501 501" draw:points="0,501 501,501 501,0 0,0">
          <text:p/>
        </draw:polygon>
        <draw:polygon draw:style-name="gr6" draw:text-style-name="P6" draw:layer="layout" svg:width="0.5cm" svg:height="0.5cm" svg:x="2.741cm" svg:y="9.159cm" svg:viewBox="0 0 501 501" draw:points="0,501 501,501 501,0 0,0">
          <text:p/>
        </draw:polygon>
        <draw:polygon draw:style-name="gr7" draw:text-style-name="P7" draw:layer="layout" svg:width="0.5cm" svg:height="0.5cm" svg:x="2.741cm" svg:y="9.659cm" svg:viewBox="0 0 501 501" draw:points="0,501 501,501 501,0 0,0">
          <text:p/>
        </draw:polygon>
        <draw:polygon draw:style-name="gr7" draw:text-style-name="P7" draw:layer="layout" svg:width="0.5cm" svg:height="0.499cm" svg:x="2.741cm" svg:y="10.16cm" svg:viewBox="0 0 501 500" draw:points="0,500 501,500 501,0 0,0">
          <text:p/>
        </draw:polygon>
        <draw:polygon draw:style-name="gr10" draw:text-style-name="P10" draw:layer="layout" svg:width="0.5cm" svg:height="0.5cm" svg:x="2.741cm" svg:y="10.659cm" svg:viewBox="0 0 501 501" draw:points="0,501 501,501 501,0 0,0">
          <text:p/>
        </draw:polygon>
        <draw:polygon draw:style-name="gr8" draw:text-style-name="P8" draw:layer="layout" svg:width="0.5cm" svg:height="0.5cm" svg:x="2.741cm" svg:y="11.159cm" svg:viewBox="0 0 501 501" draw:points="0,501 501,501 501,0 0,0">
          <text:p/>
        </draw:polygon>
        <draw:polygon draw:style-name="gr6" draw:text-style-name="P6" draw:layer="layout" svg:width="0.5cm" svg:height="0.499cm" svg:x="2.741cm" svg:y="11.66cm" svg:viewBox="0 0 501 500" draw:points="0,500 501,500 501,0 0,0">
          <text:p/>
        </draw:polygon>
        <draw:polygon draw:style-name="gr6" draw:text-style-name="P6" draw:layer="layout" svg:width="0.5cm" svg:height="0.5cm" svg:x="2.741cm" svg:y="12.159cm" svg:viewBox="0 0 501 501" draw:points="0,501 501,501 501,0 0,0">
          <text:p/>
        </draw:polygon>
        <draw:polygon draw:style-name="gr11" draw:text-style-name="P11" draw:layer="layout" svg:width="0.5cm" svg:height="0.499cm" svg:x="3.241cm" svg:y="2.16cm" svg:viewBox="0 0 501 500" draw:points="0,500 501,500 501,0 0,0">
          <text:p/>
        </draw:polygon>
        <draw:polygon draw:style-name="gr12" draw:text-style-name="P12" draw:layer="layout" svg:width="0.5cm" svg:height="0.5cm" svg:x="3.241cm" svg:y="2.659cm" svg:viewBox="0 0 501 501" draw:points="0,501 501,501 501,0 0,0">
          <text:p/>
        </draw:polygon>
        <draw:polygon draw:style-name="gr13" draw:text-style-name="P13" draw:layer="layout" svg:width="0.5cm" svg:height="0.5cm" svg:x="3.241cm" svg:y="3.159cm" svg:viewBox="0 0 501 501" draw:points="0,501 501,501 501,0 0,0">
          <text:p/>
        </draw:polygon>
        <draw:polygon draw:style-name="gr14" draw:text-style-name="P14" draw:layer="layout" svg:width="0.5cm" svg:height="0.499cm" svg:x="3.241cm" svg:y="3.66cm" svg:viewBox="0 0 501 500" draw:points="0,500 501,500 501,0 0,0">
          <text:p/>
        </draw:polygon>
        <draw:polygon draw:style-name="gr15" draw:text-style-name="P15" draw:layer="layout" svg:width="0.5cm" svg:height="0.5cm" svg:x="3.241cm" svg:y="4.159cm" svg:viewBox="0 0 501 501" draw:points="0,501 501,501 501,0 0,0">
          <text:p/>
        </draw:polygon>
        <draw:polygon draw:style-name="gr16" draw:text-style-name="P16" draw:layer="layout" svg:width="0.5cm" svg:height="0.5cm" svg:x="3.241cm" svg:y="4.659cm" svg:viewBox="0 0 501 501" draw:points="0,501 501,501 501,0 0,0">
          <text:p/>
        </draw:polygon>
        <draw:polygon draw:style-name="gr17" draw:text-style-name="P17" draw:layer="layout" svg:width="0.5cm" svg:height="0.499cm" svg:x="3.241cm" svg:y="5.16cm" svg:viewBox="0 0 501 500" draw:points="0,500 501,500 501,0 0,0">
          <text:p/>
        </draw:polygon>
        <draw:polygon draw:style-name="gr18" draw:text-style-name="P18" draw:layer="layout" svg:width="0.5cm" svg:height="0.5cm" svg:x="3.241cm" svg:y="5.659cm" svg:viewBox="0 0 501 501" draw:points="0,501 501,501 501,0 0,0">
          <text:p/>
        </draw:polygon>
        <draw:polygon draw:style-name="gr19" draw:text-style-name="P19" draw:layer="layout" svg:width="0.5cm" svg:height="0.5cm" svg:x="3.241cm" svg:y="6.159cm" svg:viewBox="0 0 501 501" draw:points="0,501 501,501 501,0 0,0">
          <text:p/>
        </draw:polygon>
        <draw:polygon draw:style-name="gr20" draw:text-style-name="P20" draw:layer="layout" svg:width="0.5cm" svg:height="0.5cm" svg:x="3.241cm" svg:y="6.659cm" svg:viewBox="0 0 501 501" draw:points="0,501 501,501 501,0 0,0">
          <text:p/>
        </draw:polygon>
        <draw:polygon draw:style-name="gr21" draw:text-style-name="P21" draw:layer="layout" svg:width="0.5cm" svg:height="0.5cm" svg:x="3.241cm" svg:y="7.159cm" svg:viewBox="0 0 501 501" draw:points="0,501 501,501 501,0 0,0">
          <text:p/>
        </draw:polygon>
        <draw:polygon draw:style-name="gr22" draw:text-style-name="P22" draw:layer="layout" svg:width="0.5cm" svg:height="0.5cm" svg:x="3.241cm" svg:y="7.659cm" svg:viewBox="0 0 501 501" draw:points="0,501 501,501 501,0 0,0">
          <text:p/>
        </draw:polygon>
        <draw:polygon draw:style-name="gr4" draw:text-style-name="P4" draw:layer="layout" svg:width="0.5cm" svg:height="0.5cm" svg:x="3.241cm" svg:y="8.159cm" svg:viewBox="0 0 501 501" draw:points="0,501 501,501 501,0 0,0">
          <text:p/>
        </draw:polygon>
        <draw:polygon draw:style-name="gr23" draw:text-style-name="P23" draw:layer="layout" svg:width="0.5cm" svg:height="0.5cm" svg:x="3.241cm" svg:y="8.659cm" svg:viewBox="0 0 501 501" draw:points="0,501 501,501 501,0 0,0">
          <text:p/>
        </draw:polygon>
        <draw:polygon draw:style-name="gr24" draw:text-style-name="P24" draw:layer="layout" svg:width="0.5cm" svg:height="0.5cm" svg:x="3.241cm" svg:y="9.159cm" svg:viewBox="0 0 501 501" draw:points="0,501 501,501 501,0 0,0">
          <text:p/>
        </draw:polygon>
        <draw:polygon draw:style-name="gr25" draw:text-style-name="P25" draw:layer="layout" svg:width="0.5cm" svg:height="0.5cm" svg:x="3.241cm" svg:y="9.659cm" svg:viewBox="0 0 501 501" draw:points="0,501 501,501 501,0 0,0">
          <text:p/>
        </draw:polygon>
        <draw:polygon draw:style-name="gr26" draw:text-style-name="P26" draw:layer="layout" svg:width="0.5cm" svg:height="0.499cm" svg:x="3.241cm" svg:y="10.16cm" svg:viewBox="0 0 501 500" draw:points="0,500 501,500 501,0 0,0">
          <text:p/>
        </draw:polygon>
        <draw:polygon draw:style-name="gr27" draw:text-style-name="P27" draw:layer="layout" svg:width="0.5cm" svg:height="0.5cm" svg:x="3.241cm" svg:y="10.659cm" svg:viewBox="0 0 501 501" draw:points="0,501 501,501 501,0 0,0">
          <text:p/>
        </draw:polygon>
        <draw:polygon draw:style-name="gr28" draw:text-style-name="P28" draw:layer="layout" svg:width="0.5cm" svg:height="0.5cm" svg:x="3.241cm" svg:y="11.159cm" svg:viewBox="0 0 501 501" draw:points="0,501 501,501 501,0 0,0">
          <text:p/>
        </draw:polygon>
        <draw:polygon draw:style-name="gr15" draw:text-style-name="P15" draw:layer="layout" svg:width="0.5cm" svg:height="0.499cm" svg:x="3.241cm" svg:y="11.66cm" svg:viewBox="0 0 501 500" draw:points="0,500 501,500 501,0 0,0">
          <text:p/>
        </draw:polygon>
        <draw:polygon draw:style-name="gr29" draw:text-style-name="P29" draw:layer="layout" svg:width="0.5cm" svg:height="0.5cm" svg:x="3.241cm" svg:y="12.159cm" svg:viewBox="0 0 501 501" draw:points="0,501 501,501 501,0 0,0">
          <text:p/>
        </draw:polygon>
        <draw:polygon draw:style-name="gr30" draw:text-style-name="P30" draw:layer="layout" svg:width="0.5cm" svg:height="0.499cm" svg:x="3.741cm" svg:y="2.16cm" svg:viewBox="0 0 501 500" draw:points="0,500 501,500 501,0 0,0">
          <text:p/>
        </draw:polygon>
        <draw:polygon draw:style-name="gr31" draw:text-style-name="P31" draw:layer="layout" svg:width="0.5cm" svg:height="0.5cm" svg:x="3.741cm" svg:y="2.659cm" svg:viewBox="0 0 501 501" draw:points="0,501 501,501 501,0 0,0">
          <text:p/>
        </draw:polygon>
        <draw:polygon draw:style-name="gr32" draw:text-style-name="P32" draw:layer="layout" svg:width="0.5cm" svg:height="0.5cm" svg:x="3.741cm" svg:y="3.159cm" svg:viewBox="0 0 501 501" draw:points="0,501 501,501 501,0 0,0">
          <text:p/>
        </draw:polygon>
        <draw:polygon draw:style-name="gr33" draw:text-style-name="P33" draw:layer="layout" svg:width="0.5cm" svg:height="0.499cm" svg:x="3.741cm" svg:y="3.66cm" svg:viewBox="0 0 501 500" draw:points="0,500 501,500 501,0 0,0">
          <text:p/>
        </draw:polygon>
        <draw:polygon draw:style-name="gr34" draw:text-style-name="P34" draw:layer="layout" svg:width="0.5cm" svg:height="0.5cm" svg:x="3.741cm" svg:y="4.159cm" svg:viewBox="0 0 501 501" draw:points="0,501 501,501 501,0 0,0">
          <text:p/>
        </draw:polygon>
        <draw:polygon draw:style-name="gr6" draw:text-style-name="P6" draw:layer="layout" svg:width="0.5cm" svg:height="0.5cm" svg:x="3.741cm" svg:y="4.659cm" svg:viewBox="0 0 501 501" draw:points="0,501 501,501 501,0 0,0">
          <text:p/>
        </draw:polygon>
        <draw:polygon draw:style-name="gr6" draw:text-style-name="P6" draw:layer="layout" svg:width="0.5cm" svg:height="0.499cm" svg:x="3.741cm" svg:y="5.16cm" svg:viewBox="0 0 501 500" draw:points="0,500 501,500 501,0 0,0">
          <text:p/>
        </draw:polygon>
        <draw:polygon draw:style-name="gr6" draw:text-style-name="P6" draw:layer="layout" svg:width="0.5cm" svg:height="0.5cm" svg:x="3.741cm" svg:y="5.659cm" svg:viewBox="0 0 501 501" draw:points="0,501 501,501 501,0 0,0">
          <text:p/>
        </draw:polygon>
        <draw:polygon draw:style-name="gr6" draw:text-style-name="P6" draw:layer="layout" svg:width="0.5cm" svg:height="0.5cm" svg:x="3.741cm" svg:y="6.159cm" svg:viewBox="0 0 501 501" draw:points="0,501 501,501 501,0 0,0">
          <text:p/>
        </draw:polygon>
        <draw:polygon draw:style-name="gr6" draw:text-style-name="P6" draw:layer="layout" svg:width="0.5cm" svg:height="0.5cm" svg:x="3.741cm" svg:y="6.659cm" svg:viewBox="0 0 501 501" draw:points="0,501 501,501 501,0 0,0">
          <text:p/>
        </draw:polygon>
        <draw:polygon draw:style-name="gr6" draw:text-style-name="P6" draw:layer="layout" svg:width="0.5cm" svg:height="0.5cm" svg:x="3.741cm" svg:y="7.159cm" svg:viewBox="0 0 501 501" draw:points="0,501 501,501 501,0 0,0">
          <text:p/>
        </draw:polygon>
        <draw:polygon draw:style-name="gr6" draw:text-style-name="P6" draw:layer="layout" svg:width="0.5cm" svg:height="0.5cm" svg:x="3.741cm" svg:y="7.659cm" svg:viewBox="0 0 501 501" draw:points="0,501 501,501 501,0 0,0">
          <text:p/>
        </draw:polygon>
        <draw:polygon draw:style-name="gr35" draw:text-style-name="P35" draw:layer="layout" svg:width="0.5cm" svg:height="0.5cm" svg:x="3.741cm" svg:y="8.159cm" svg:viewBox="0 0 501 501" draw:points="0,501 501,501 501,0 0,0">
          <text:p/>
        </draw:polygon>
        <draw:polygon draw:style-name="gr36" draw:text-style-name="P36" draw:layer="layout" svg:width="0.5cm" svg:height="0.5cm" svg:x="3.741cm" svg:y="8.659cm" svg:viewBox="0 0 501 501" draw:points="0,501 501,501 501,0 0,0">
          <text:p/>
        </draw:polygon>
        <draw:polygon draw:style-name="gr6" draw:text-style-name="P6" draw:layer="layout" svg:width="0.5cm" svg:height="0.5cm" svg:x="3.741cm" svg:y="9.159cm" svg:viewBox="0 0 501 501" draw:points="0,501 501,501 501,0 0,0">
          <text:p/>
        </draw:polygon>
        <draw:polygon draw:style-name="gr7" draw:text-style-name="P7" draw:layer="layout" svg:width="0.5cm" svg:height="0.5cm" svg:x="3.741cm" svg:y="9.659cm" svg:viewBox="0 0 501 501" draw:points="0,501 501,501 501,0 0,0">
          <text:p/>
        </draw:polygon>
        <draw:polygon draw:style-name="gr9" draw:text-style-name="P9" draw:layer="layout" svg:width="0.5cm" svg:height="0.499cm" svg:x="3.741cm" svg:y="10.16cm" svg:viewBox="0 0 501 500" draw:points="0,500 501,500 501,0 0,0">
          <text:p/>
        </draw:polygon>
        <draw:polygon draw:style-name="gr37" draw:text-style-name="P37" draw:layer="layout" svg:width="0.5cm" svg:height="0.5cm" svg:x="3.741cm" svg:y="10.659cm" svg:viewBox="0 0 501 501" draw:points="0,501 501,501 501,0 0,0">
          <text:p/>
        </draw:polygon>
        <draw:polygon draw:style-name="gr8" draw:text-style-name="P8" draw:layer="layout" svg:width="0.5cm" svg:height="0.5cm" svg:x="3.741cm" svg:y="11.159cm" svg:viewBox="0 0 501 501" draw:points="0,501 501,501 501,0 0,0">
          <text:p/>
        </draw:polygon>
        <draw:polygon draw:style-name="gr38" draw:text-style-name="P38" draw:layer="layout" svg:width="0.5cm" svg:height="0.499cm" svg:x="3.741cm" svg:y="11.66cm" svg:viewBox="0 0 501 500" draw:points="0,500 501,500 501,0 0,0">
          <text:p/>
        </draw:polygon>
        <draw:polygon draw:style-name="gr6" draw:text-style-name="P6" draw:layer="layout" svg:width="0.5cm" svg:height="0.5cm" svg:x="3.741cm" svg:y="12.159cm" svg:viewBox="0 0 501 501" draw:points="0,501 501,501 501,0 0,0">
          <text:p/>
        </draw:polygon>
        <draw:polygon draw:style-name="gr39" draw:text-style-name="P39" draw:layer="layout" svg:width="0.501cm" svg:height="0.499cm" svg:x="4.241cm" svg:y="2.16cm" svg:viewBox="0 0 502 500" draw:points="0,500 502,500 502,0 0,0">
          <text:p/>
        </draw:polygon>
        <draw:polygon draw:style-name="gr40" draw:text-style-name="P40" draw:layer="layout" svg:width="0.501cm" svg:height="0.5cm" svg:x="4.241cm" svg:y="2.659cm" svg:viewBox="0 0 502 501" draw:points="0,501 502,501 502,0 0,0">
          <text:p/>
        </draw:polygon>
        <draw:polygon draw:style-name="gr41" draw:text-style-name="P41" draw:layer="layout" svg:width="0.501cm" svg:height="0.5cm" svg:x="4.241cm" svg:y="3.159cm" svg:viewBox="0 0 502 501" draw:points="0,501 502,501 502,0 0,0">
          <text:p/>
        </draw:polygon>
        <draw:polygon draw:style-name="gr42" draw:text-style-name="P42" draw:layer="layout" svg:width="0.501cm" svg:height="0.499cm" svg:x="4.241cm" svg:y="3.66cm" svg:viewBox="0 0 502 500" draw:points="0,500 502,500 502,0 0,0">
          <text:p/>
        </draw:polygon>
        <draw:polygon draw:style-name="gr43" draw:text-style-name="P43" draw:layer="layout" svg:width="0.501cm" svg:height="0.5cm" svg:x="4.241cm" svg:y="4.159cm" svg:viewBox="0 0 502 501" draw:points="0,501 502,501 502,0 0,0">
          <text:p/>
        </draw:polygon>
        <draw:polygon draw:style-name="gr44" draw:text-style-name="P44" draw:layer="layout" svg:width="0.501cm" svg:height="0.5cm" svg:x="4.241cm" svg:y="4.659cm" svg:viewBox="0 0 502 501" draw:points="0,501 502,501 502,0 0,0">
          <text:p/>
        </draw:polygon>
        <draw:polygon draw:style-name="gr45" draw:text-style-name="P45" draw:layer="layout" svg:width="0.501cm" svg:height="0.499cm" svg:x="4.241cm" svg:y="5.16cm" svg:viewBox="0 0 502 500" draw:points="0,500 502,500 502,0 0,0">
          <text:p/>
        </draw:polygon>
        <draw:polygon draw:style-name="gr46" draw:text-style-name="P46" draw:layer="layout" svg:width="0.501cm" svg:height="0.5cm" svg:x="4.241cm" svg:y="5.659cm" svg:viewBox="0 0 502 501" draw:points="0,501 502,501 502,0 0,0">
          <text:p/>
        </draw:polygon>
        <draw:polygon draw:style-name="gr47" draw:text-style-name="P47" draw:layer="layout" svg:width="0.501cm" svg:height="0.5cm" svg:x="4.241cm" svg:y="6.159cm" svg:viewBox="0 0 502 501" draw:points="0,501 502,501 502,0 0,0">
          <text:p/>
        </draw:polygon>
        <draw:polygon draw:style-name="gr48" draw:text-style-name="P48" draw:layer="layout" svg:width="0.501cm" svg:height="0.5cm" svg:x="4.241cm" svg:y="6.659cm" svg:viewBox="0 0 502 501" draw:points="0,501 502,501 502,0 0,0">
          <text:p/>
        </draw:polygon>
        <draw:polygon draw:style-name="gr49" draw:text-style-name="P49" draw:layer="layout" svg:width="0.501cm" svg:height="0.5cm" svg:x="4.241cm" svg:y="7.159cm" svg:viewBox="0 0 502 501" draw:points="0,501 502,501 502,0 0,0">
          <text:p/>
        </draw:polygon>
        <draw:polygon draw:style-name="gr50" draw:text-style-name="P50" draw:layer="layout" svg:width="0.501cm" svg:height="0.5cm" svg:x="4.241cm" svg:y="7.659cm" svg:viewBox="0 0 502 501" draw:points="0,501 502,501 502,0 0,0">
          <text:p/>
        </draw:polygon>
        <draw:polygon draw:style-name="gr51" draw:text-style-name="P51" draw:layer="layout" svg:width="0.501cm" svg:height="0.5cm" svg:x="4.241cm" svg:y="8.159cm" svg:viewBox="0 0 502 501" draw:points="0,501 502,501 502,0 0,0">
          <text:p/>
        </draw:polygon>
        <draw:polygon draw:style-name="gr52" draw:text-style-name="P52" draw:layer="layout" svg:width="0.501cm" svg:height="0.5cm" svg:x="4.241cm" svg:y="8.659cm" svg:viewBox="0 0 502 501" draw:points="0,501 502,501 502,0 0,0">
          <text:p/>
        </draw:polygon>
        <draw:polygon draw:style-name="gr53" draw:text-style-name="P53" draw:layer="layout" svg:width="0.501cm" svg:height="0.5cm" svg:x="4.241cm" svg:y="9.159cm" svg:viewBox="0 0 502 501" draw:points="0,501 502,501 502,0 0,0">
          <text:p/>
        </draw:polygon>
        <draw:polygon draw:style-name="gr38" draw:text-style-name="P38" draw:layer="layout" svg:width="0.501cm" svg:height="0.5cm" svg:x="4.241cm" svg:y="9.659cm" svg:viewBox="0 0 502 501" draw:points="0,501 502,501 502,0 0,0">
          <text:p/>
        </draw:polygon>
        <draw:polygon draw:style-name="gr26" draw:text-style-name="P26" draw:layer="layout" svg:width="0.501cm" svg:height="0.499cm" svg:x="4.241cm" svg:y="10.16cm" svg:viewBox="0 0 502 500" draw:points="0,500 502,500 502,0 0,0">
          <text:p/>
        </draw:polygon>
        <draw:polygon draw:style-name="gr37" draw:text-style-name="P37" draw:layer="layout" svg:width="0.501cm" svg:height="0.5cm" svg:x="4.241cm" svg:y="10.659cm" svg:viewBox="0 0 502 501" draw:points="0,501 502,501 502,0 0,0">
          <text:p/>
        </draw:polygon>
        <draw:polygon draw:style-name="gr54" draw:text-style-name="P54" draw:layer="layout" svg:width="0.501cm" svg:height="0.5cm" svg:x="4.241cm" svg:y="11.159cm" svg:viewBox="0 0 502 501" draw:points="0,501 502,501 502,0 0,0">
          <text:p/>
        </draw:polygon>
        <draw:polygon draw:style-name="gr55" draw:text-style-name="P55" draw:layer="layout" svg:width="0.501cm" svg:height="0.499cm" svg:x="4.241cm" svg:y="11.66cm" svg:viewBox="0 0 502 500" draw:points="0,500 502,500 502,0 0,0">
          <text:p/>
        </draw:polygon>
        <draw:polygon draw:style-name="gr56" draw:text-style-name="P56" draw:layer="layout" svg:width="0.501cm" svg:height="0.5cm" svg:x="4.241cm" svg:y="12.159cm" svg:viewBox="0 0 502 501" draw:points="0,501 502,501 502,0 0,0">
          <text:p/>
        </draw:polygon>
        <draw:polygon draw:style-name="gr57" draw:text-style-name="P57" draw:layer="layout" svg:width="0.5cm" svg:height="0.499cm" svg:x="4.741cm" svg:y="2.16cm" svg:viewBox="0 0 501 500" draw:points="0,500 501,500 501,0 0,0">
          <text:p/>
        </draw:polygon>
        <draw:polygon draw:style-name="gr52" draw:text-style-name="P52" draw:layer="layout" svg:width="0.5cm" svg:height="0.5cm" svg:x="4.741cm" svg:y="2.659cm" svg:viewBox="0 0 501 501" draw:points="0,501 501,501 501,0 0,0">
          <text:p/>
        </draw:polygon>
        <draw:polygon draw:style-name="gr4" draw:text-style-name="P4" draw:layer="layout" svg:width="0.5cm" svg:height="0.5cm" svg:x="4.741cm" svg:y="3.159cm" svg:viewBox="0 0 501 501" draw:points="0,501 501,501 501,0 0,0">
          <text:p/>
        </draw:polygon>
        <draw:polygon draw:style-name="gr58" draw:text-style-name="P58" draw:layer="layout" svg:width="0.5cm" svg:height="0.499cm" svg:x="4.741cm" svg:y="3.66cm" svg:viewBox="0 0 501 500" draw:points="0,500 501,500 501,0 0,0">
          <text:p/>
        </draw:polygon>
        <draw:polygon draw:style-name="gr27" draw:text-style-name="P27" draw:layer="layout" svg:width="0.5cm" svg:height="0.5cm" svg:x="4.741cm" svg:y="4.159cm" svg:viewBox="0 0 501 501" draw:points="0,501 501,501 501,0 0,0">
          <text:p/>
        </draw:polygon>
        <draw:polygon draw:style-name="gr6" draw:text-style-name="P6" draw:layer="layout" svg:width="0.5cm" svg:height="0.5cm" svg:x="4.741cm" svg:y="4.659cm" svg:viewBox="0 0 501 501" draw:points="0,501 501,501 501,0 0,0">
          <text:p/>
        </draw:polygon>
        <draw:polygon draw:style-name="gr6" draw:text-style-name="P6" draw:layer="layout" svg:width="0.5cm" svg:height="0.499cm" svg:x="4.741cm" svg:y="5.16cm" svg:viewBox="0 0 501 500" draw:points="0,500 501,500 501,0 0,0">
          <text:p/>
        </draw:polygon>
        <draw:polygon draw:style-name="gr6" draw:text-style-name="P6" draw:layer="layout" svg:width="0.5cm" svg:height="0.5cm" svg:x="4.741cm" svg:y="5.659cm" svg:viewBox="0 0 501 501" draw:points="0,501 501,501 501,0 0,0">
          <text:p/>
        </draw:polygon>
        <draw:polygon draw:style-name="gr6" draw:text-style-name="P6" draw:layer="layout" svg:width="0.5cm" svg:height="0.5cm" svg:x="4.741cm" svg:y="6.159cm" svg:viewBox="0 0 501 501" draw:points="0,501 501,501 501,0 0,0">
          <text:p/>
        </draw:polygon>
        <draw:polygon draw:style-name="gr6" draw:text-style-name="P6" draw:layer="layout" svg:width="0.5cm" svg:height="0.5cm" svg:x="4.741cm" svg:y="6.659cm" svg:viewBox="0 0 501 501" draw:points="0,501 501,501 501,0 0,0">
          <text:p/>
        </draw:polygon>
        <draw:polygon draw:style-name="gr6" draw:text-style-name="P6" draw:layer="layout" svg:width="0.5cm" svg:height="0.5cm" svg:x="4.741cm" svg:y="7.159cm" svg:viewBox="0 0 501 501" draw:points="0,501 501,501 501,0 0,0">
          <text:p/>
        </draw:polygon>
        <draw:polygon draw:style-name="gr6" draw:text-style-name="P6" draw:layer="layout" svg:width="0.5cm" svg:height="0.5cm" svg:x="4.741cm" svg:y="7.659cm" svg:viewBox="0 0 501 501" draw:points="0,501 501,501 501,0 0,0">
          <text:p/>
        </draw:polygon>
        <draw:polygon draw:style-name="gr6" draw:text-style-name="P6" draw:layer="layout" svg:width="0.5cm" svg:height="0.5cm" svg:x="4.741cm" svg:y="8.159cm" svg:viewBox="0 0 501 501" draw:points="0,501 501,501 501,0 0,0">
          <text:p/>
        </draw:polygon>
        <draw:polygon draw:style-name="gr6" draw:text-style-name="P6" draw:layer="layout" svg:width="0.5cm" svg:height="0.5cm" svg:x="4.741cm" svg:y="8.659cm" svg:viewBox="0 0 501 501" draw:points="0,501 501,501 501,0 0,0">
          <text:p/>
        </draw:polygon>
        <draw:polygon draw:style-name="gr6" draw:text-style-name="P6" draw:layer="layout" svg:width="0.5cm" svg:height="0.5cm" svg:x="4.741cm" svg:y="9.159cm" svg:viewBox="0 0 501 501" draw:points="0,501 501,501 501,0 0,0">
          <text:p/>
        </draw:polygon>
        <draw:polygon draw:style-name="gr6" draw:text-style-name="P6" draw:layer="layout" svg:width="0.5cm" svg:height="0.5cm" svg:x="4.741cm" svg:y="9.659cm" svg:viewBox="0 0 501 501" draw:points="0,501 501,501 501,0 0,0">
          <text:p/>
        </draw:polygon>
        <draw:polygon draw:style-name="gr15" draw:text-style-name="P15" draw:layer="layout" svg:width="0.5cm" svg:height="0.499cm" svg:x="4.741cm" svg:y="10.16cm" svg:viewBox="0 0 501 500" draw:points="0,500 501,500 501,0 0,0">
          <text:p/>
        </draw:polygon>
        <draw:polygon draw:style-name="gr6" draw:text-style-name="P6" draw:layer="layout" svg:width="0.5cm" svg:height="0.5cm" svg:x="4.741cm" svg:y="10.659cm" svg:viewBox="0 0 501 501" draw:points="0,501 501,501 501,0 0,0">
          <text:p/>
        </draw:polygon>
        <draw:polygon draw:style-name="gr6" draw:text-style-name="P6" draw:layer="layout" svg:width="0.5cm" svg:height="0.5cm" svg:x="4.741cm" svg:y="11.159cm" svg:viewBox="0 0 501 501" draw:points="0,501 501,501 501,0 0,0">
          <text:p/>
        </draw:polygon>
        <draw:polygon draw:style-name="gr6" draw:text-style-name="P6" draw:layer="layout" svg:width="0.5cm" svg:height="0.499cm" svg:x="4.741cm" svg:y="11.66cm" svg:viewBox="0 0 501 500" draw:points="0,500 501,500 501,0 0,0">
          <text:p/>
        </draw:polygon>
        <draw:polygon draw:style-name="gr6" draw:text-style-name="P6" draw:layer="layout" svg:width="0.5cm" svg:height="0.5cm" svg:x="4.741cm" svg:y="12.159cm" svg:viewBox="0 0 501 501" draw:points="0,501 501,501 501,0 0,0">
          <text:p/>
        </draw:polygon>
        <draw:polygon draw:style-name="gr29" draw:text-style-name="P29" draw:layer="layout" svg:width="0.5cm" svg:height="0.499cm" svg:x="5.241cm" svg:y="2.16cm" svg:viewBox="0 0 501 500" draw:points="0,500 501,500 501,0 0,0">
          <text:p/>
        </draw:polygon>
        <draw:polygon draw:style-name="gr59" draw:text-style-name="P59" draw:layer="layout" svg:width="0.5cm" svg:height="0.5cm" svg:x="5.241cm" svg:y="2.659cm" svg:viewBox="0 0 501 501" draw:points="0,501 501,501 501,0 0,0">
          <text:p/>
        </draw:polygon>
        <draw:polygon draw:style-name="gr60" draw:text-style-name="P60" draw:layer="layout" svg:width="0.5cm" svg:height="0.5cm" svg:x="5.241cm" svg:y="3.159cm" svg:viewBox="0 0 501 501" draw:points="0,501 501,501 501,0 0,0">
          <text:p/>
        </draw:polygon>
        <draw:polygon draw:style-name="gr61" draw:text-style-name="P61" draw:layer="layout" svg:width="0.5cm" svg:height="0.499cm" svg:x="5.241cm" svg:y="3.66cm" svg:viewBox="0 0 501 500" draw:points="0,500 501,500 501,0 0,0">
          <text:p/>
        </draw:polygon>
        <draw:polygon draw:style-name="gr31" draw:text-style-name="P31" draw:layer="layout" svg:width="0.5cm" svg:height="0.5cm" svg:x="5.241cm" svg:y="4.159cm" svg:viewBox="0 0 501 501" draw:points="0,501 501,501 501,0 0,0">
          <text:p/>
        </draw:polygon>
        <draw:polygon draw:style-name="gr62" draw:text-style-name="P62" draw:layer="layout" svg:width="0.5cm" svg:height="0.5cm" svg:x="5.241cm" svg:y="4.659cm" svg:viewBox="0 0 501 501" draw:points="0,501 501,501 501,0 0,0">
          <text:p/>
        </draw:polygon>
        <draw:polygon draw:style-name="gr63" draw:text-style-name="P63" draw:layer="layout" svg:width="0.5cm" svg:height="0.499cm" svg:x="5.241cm" svg:y="5.16cm" svg:viewBox="0 0 501 500" draw:points="0,500 501,500 501,0 0,0">
          <text:p/>
        </draw:polygon>
        <draw:polygon draw:style-name="gr64" draw:text-style-name="P64" draw:layer="layout" svg:width="0.5cm" svg:height="0.5cm" svg:x="5.241cm" svg:y="5.659cm" svg:viewBox="0 0 501 501" draw:points="0,501 501,501 501,0 0,0">
          <text:p/>
        </draw:polygon>
        <draw:polygon draw:style-name="gr65" draw:text-style-name="P65" draw:layer="layout" svg:width="0.5cm" svg:height="0.5cm" svg:x="5.241cm" svg:y="6.159cm" svg:viewBox="0 0 501 501" draw:points="0,501 501,501 501,0 0,0">
          <text:p/>
        </draw:polygon>
        <draw:polygon draw:style-name="gr66" draw:text-style-name="P66" draw:layer="layout" svg:width="0.5cm" svg:height="0.5cm" svg:x="5.241cm" svg:y="6.659cm" svg:viewBox="0 0 501 501" draw:points="0,501 501,501 501,0 0,0">
          <text:p/>
        </draw:polygon>
        <draw:polygon draw:style-name="gr65" draw:text-style-name="P65" draw:layer="layout" svg:width="0.5cm" svg:height="0.5cm" svg:x="5.241cm" svg:y="7.159cm" svg:viewBox="0 0 501 501" draw:points="0,501 501,501 501,0 0,0">
          <text:p/>
        </draw:polygon>
        <draw:polygon draw:style-name="gr67" draw:text-style-name="P67" draw:layer="layout" svg:width="0.5cm" svg:height="0.5cm" svg:x="5.241cm" svg:y="7.659cm" svg:viewBox="0 0 501 501" draw:points="0,501 501,501 501,0 0,0">
          <text:p/>
        </draw:polygon>
        <draw:polygon draw:style-name="gr68" draw:text-style-name="P68" draw:layer="layout" svg:width="0.5cm" svg:height="0.5cm" svg:x="5.241cm" svg:y="8.159cm" svg:viewBox="0 0 501 501" draw:points="0,501 501,501 501,0 0,0">
          <text:p/>
        </draw:polygon>
        <draw:polygon draw:style-name="gr69" draw:text-style-name="P69" draw:layer="layout" svg:width="0.5cm" svg:height="0.5cm" svg:x="5.241cm" svg:y="8.659cm" svg:viewBox="0 0 501 501" draw:points="0,501 501,501 501,0 0,0">
          <text:p/>
        </draw:polygon>
        <draw:polygon draw:style-name="gr70" draw:text-style-name="P70" draw:layer="layout" svg:width="0.5cm" svg:height="0.5cm" svg:x="5.241cm" svg:y="9.159cm" svg:viewBox="0 0 501 501" draw:points="0,501 501,501 501,0 0,0">
          <text:p/>
        </draw:polygon>
        <draw:polygon draw:style-name="gr15" draw:text-style-name="P15" draw:layer="layout" svg:width="0.5cm" svg:height="0.5cm" svg:x="5.241cm" svg:y="9.659cm" svg:viewBox="0 0 501 501" draw:points="0,501 501,501 501,0 0,0">
          <text:p/>
        </draw:polygon>
        <draw:polygon draw:style-name="gr9" draw:text-style-name="P9" draw:layer="layout" svg:width="0.5cm" svg:height="0.499cm" svg:x="5.241cm" svg:y="10.16cm" svg:viewBox="0 0 501 500" draw:points="0,500 501,500 501,0 0,0">
          <text:p/>
        </draw:polygon>
        <draw:polygon draw:style-name="gr10" draw:text-style-name="P10" draw:layer="layout" svg:width="0.5cm" svg:height="0.5cm" svg:x="5.241cm" svg:y="10.659cm" svg:viewBox="0 0 501 501" draw:points="0,501 501,501 501,0 0,0">
          <text:p/>
        </draw:polygon>
        <draw:polygon draw:style-name="gr71" draw:text-style-name="P71" draw:layer="layout" svg:width="0.5cm" svg:height="0.5cm" svg:x="5.241cm" svg:y="11.159cm" svg:viewBox="0 0 501 501" draw:points="0,501 501,501 501,0 0,0">
          <text:p/>
        </draw:polygon>
        <draw:polygon draw:style-name="gr72" draw:text-style-name="P72" draw:layer="layout" svg:width="0.5cm" svg:height="0.499cm" svg:x="5.241cm" svg:y="11.66cm" svg:viewBox="0 0 501 500" draw:points="0,500 501,500 501,0 0,0">
          <text:p/>
        </draw:polygon>
        <draw:polygon draw:style-name="gr38" draw:text-style-name="P38" draw:layer="layout" svg:width="0.5cm" svg:height="0.5cm" svg:x="5.241cm" svg:y="12.159cm" svg:viewBox="0 0 501 501" draw:points="0,501 501,501 501,0 0,0">
          <text:p/>
        </draw:polygon>
        <draw:polygon draw:style-name="gr73" draw:text-style-name="P73" draw:layer="layout" svg:width="0.5cm" svg:height="0.499cm" svg:x="5.741cm" svg:y="2.16cm" svg:viewBox="0 0 501 500" draw:points="0,500 501,500 501,0 0,0">
          <text:p/>
        </draw:polygon>
        <draw:polygon draw:style-name="gr74" draw:text-style-name="P74" draw:layer="layout" svg:width="0.5cm" svg:height="0.5cm" svg:x="5.741cm" svg:y="2.659cm" svg:viewBox="0 0 501 501" draw:points="0,501 501,501 501,0 0,0">
          <text:p/>
        </draw:polygon>
        <draw:polygon draw:style-name="gr75" draw:text-style-name="P75" draw:layer="layout" svg:width="0.5cm" svg:height="0.5cm" svg:x="5.741cm" svg:y="3.159cm" svg:viewBox="0 0 501 501" draw:points="0,501 501,501 501,0 0,0">
          <text:p/>
        </draw:polygon>
        <draw:polygon draw:style-name="gr76" draw:text-style-name="P76" draw:layer="layout" svg:width="0.5cm" svg:height="0.499cm" svg:x="5.741cm" svg:y="3.66cm" svg:viewBox="0 0 501 500" draw:points="0,500 501,500 501,0 0,0">
          <text:p/>
        </draw:polygon>
        <draw:polygon draw:style-name="gr57" draw:text-style-name="P57" draw:layer="layout" svg:width="0.5cm" svg:height="0.5cm" svg:x="5.741cm" svg:y="4.159cm" svg:viewBox="0 0 501 501" draw:points="0,501 501,501 501,0 0,0">
          <text:p/>
        </draw:polygon>
        <draw:polygon draw:style-name="gr15" draw:text-style-name="P15" draw:layer="layout" svg:width="0.5cm" svg:height="0.5cm" svg:x="5.741cm" svg:y="4.659cm" svg:viewBox="0 0 501 501" draw:points="0,501 501,501 501,0 0,0">
          <text:p/>
        </draw:polygon>
        <draw:polygon draw:style-name="gr9" draw:text-style-name="P9" draw:layer="layout" svg:width="0.5cm" svg:height="0.499cm" svg:x="5.741cm" svg:y="5.16cm" svg:viewBox="0 0 501 500" draw:points="0,500 501,500 501,0 0,0">
          <text:p/>
        </draw:polygon>
        <draw:polygon draw:style-name="gr15" draw:text-style-name="P15" draw:layer="layout" svg:width="0.5cm" svg:height="0.5cm" svg:x="5.741cm" svg:y="5.659cm" svg:viewBox="0 0 501 501" draw:points="0,501 501,501 501,0 0,0">
          <text:p/>
        </draw:polygon>
        <draw:polygon draw:style-name="gr38" draw:text-style-name="P38" draw:layer="layout" svg:width="0.5cm" svg:height="0.5cm" svg:x="5.741cm" svg:y="6.159cm" svg:viewBox="0 0 501 501" draw:points="0,501 501,501 501,0 0,0">
          <text:p/>
        </draw:polygon>
        <draw:polygon draw:style-name="gr6" draw:text-style-name="P6" draw:layer="layout" svg:width="0.5cm" svg:height="0.5cm" svg:x="5.741cm" svg:y="6.659cm" svg:viewBox="0 0 501 501" draw:points="0,501 501,501 501,0 0,0">
          <text:p/>
        </draw:polygon>
        <draw:polygon draw:style-name="gr6" draw:text-style-name="P6" draw:layer="layout" svg:width="0.5cm" svg:height="0.5cm" svg:x="5.741cm" svg:y="7.159cm" svg:viewBox="0 0 501 501" draw:points="0,501 501,501 501,0 0,0">
          <text:p/>
        </draw:polygon>
        <draw:polygon draw:style-name="gr15" draw:text-style-name="P15" draw:layer="layout" svg:width="0.5cm" svg:height="0.5cm" svg:x="5.741cm" svg:y="7.659cm" svg:viewBox="0 0 501 501" draw:points="0,501 501,501 501,0 0,0">
          <text:p/>
        </draw:polygon>
        <draw:polygon draw:style-name="gr8" draw:text-style-name="P8" draw:layer="layout" svg:width="0.5cm" svg:height="0.5cm" svg:x="5.741cm" svg:y="8.159cm" svg:viewBox="0 0 501 501" draw:points="0,501 501,501 501,0 0,0">
          <text:p/>
        </draw:polygon>
        <draw:polygon draw:style-name="gr15" draw:text-style-name="P15" draw:layer="layout" svg:width="0.5cm" svg:height="0.5cm" svg:x="5.741cm" svg:y="8.659cm" svg:viewBox="0 0 501 501" draw:points="0,501 501,501 501,0 0,0">
          <text:p/>
        </draw:polygon>
        <draw:polygon draw:style-name="gr6" draw:text-style-name="P6" draw:layer="layout" svg:width="0.5cm" svg:height="0.5cm" svg:x="5.741cm" svg:y="9.159cm" svg:viewBox="0 0 501 501" draw:points="0,501 501,501 501,0 0,0">
          <text:p/>
        </draw:polygon>
        <draw:polygon draw:style-name="gr7" draw:text-style-name="P7" draw:layer="layout" svg:width="0.5cm" svg:height="0.5cm" svg:x="5.741cm" svg:y="9.659cm" svg:viewBox="0 0 501 501" draw:points="0,501 501,501 501,0 0,0">
          <text:p/>
        </draw:polygon>
        <draw:polygon draw:style-name="gr38" draw:text-style-name="P38" draw:layer="layout" svg:width="0.5cm" svg:height="0.499cm" svg:x="5.741cm" svg:y="10.16cm" svg:viewBox="0 0 501 500" draw:points="0,500 501,500 501,0 0,0">
          <text:p/>
        </draw:polygon>
        <draw:polygon draw:style-name="gr10" draw:text-style-name="P10" draw:layer="layout" svg:width="0.5cm" svg:height="0.5cm" svg:x="5.741cm" svg:y="10.659cm" svg:viewBox="0 0 501 501" draw:points="0,501 501,501 501,0 0,0">
          <text:p/>
        </draw:polygon>
        <draw:polygon draw:style-name="gr6" draw:text-style-name="P6" draw:layer="layout" svg:width="0.5cm" svg:height="0.5cm" svg:x="5.741cm" svg:y="11.159cm" svg:viewBox="0 0 501 501" draw:points="0,501 501,501 501,0 0,0">
          <text:p/>
        </draw:polygon>
        <draw:polygon draw:style-name="gr77" draw:text-style-name="P77" draw:layer="layout" svg:width="0.5cm" svg:height="0.499cm" svg:x="5.741cm" svg:y="11.66cm" svg:viewBox="0 0 501 500" draw:points="0,500 501,500 501,0 0,0">
          <text:p/>
        </draw:polygon>
        <draw:polygon draw:style-name="gr7" draw:text-style-name="P7" draw:layer="layout" svg:width="0.5cm" svg:height="0.5cm" svg:x="5.741cm" svg:y="12.159cm" svg:viewBox="0 0 501 501" draw:points="0,501 501,501 501,0 0,0">
          <text:p/>
        </draw:polygon>
        <draw:polygon draw:style-name="gr78" draw:text-style-name="P78" draw:layer="layout" svg:width="0.5cm" svg:height="0.499cm" svg:x="6.241cm" svg:y="2.16cm" svg:viewBox="0 0 501 500" draw:points="0,500 501,500 501,0 0,0">
          <text:p/>
        </draw:polygon>
        <draw:polygon draw:style-name="gr79" draw:text-style-name="P79" draw:layer="layout" svg:width="0.5cm" svg:height="0.5cm" svg:x="6.241cm" svg:y="2.659cm" svg:viewBox="0 0 501 501" draw:points="0,501 501,501 501,0 0,0">
          <text:p/>
        </draw:polygon>
        <draw:polygon draw:style-name="gr80" draw:text-style-name="P80" draw:layer="layout" svg:width="0.5cm" svg:height="0.5cm" svg:x="6.241cm" svg:y="3.159cm" svg:viewBox="0 0 501 501" draw:points="0,501 501,501 501,0 0,0">
          <text:p/>
        </draw:polygon>
        <draw:polygon draw:style-name="gr81" draw:text-style-name="P81" draw:layer="layout" svg:width="0.5cm" svg:height="0.499cm" svg:x="6.241cm" svg:y="3.66cm" svg:viewBox="0 0 501 500" draw:points="0,500 501,500 501,0 0,0">
          <text:p/>
        </draw:polygon>
        <draw:polygon draw:style-name="gr15" draw:text-style-name="P15" draw:layer="layout" svg:width="0.5cm" svg:height="0.5cm" svg:x="6.241cm" svg:y="4.159cm" svg:viewBox="0 0 501 501" draw:points="0,501 501,501 501,0 0,0">
          <text:p/>
        </draw:polygon>
        <draw:polygon draw:style-name="gr82" draw:text-style-name="P82" draw:layer="layout" svg:width="0.5cm" svg:height="0.5cm" svg:x="6.241cm" svg:y="4.659cm" svg:viewBox="0 0 501 501" draw:points="0,501 501,501 501,0 0,0">
          <text:p/>
        </draw:polygon>
        <draw:polygon draw:style-name="gr83" draw:text-style-name="P83" draw:layer="layout" svg:width="0.5cm" svg:height="0.499cm" svg:x="6.241cm" svg:y="5.16cm" svg:viewBox="0 0 501 500" draw:points="0,500 501,500 501,0 0,0">
          <text:p/>
        </draw:polygon>
        <draw:polygon draw:style-name="gr84" draw:text-style-name="P84" draw:layer="layout" svg:width="0.5cm" svg:height="0.5cm" svg:x="6.241cm" svg:y="5.659cm" svg:viewBox="0 0 501 501" draw:points="0,501 501,501 501,0 0,0">
          <text:p/>
        </draw:polygon>
        <draw:polygon draw:style-name="gr85" draw:text-style-name="P85" draw:layer="layout" svg:width="0.5cm" svg:height="0.5cm" svg:x="6.241cm" svg:y="6.159cm" svg:viewBox="0 0 501 501" draw:points="0,501 501,501 501,0 0,0">
          <text:p/>
        </draw:polygon>
        <draw:polygon draw:style-name="gr86" draw:text-style-name="P86" draw:layer="layout" svg:width="0.5cm" svg:height="0.5cm" svg:x="6.241cm" svg:y="6.659cm" svg:viewBox="0 0 501 501" draw:points="0,501 501,501 501,0 0,0">
          <text:p/>
        </draw:polygon>
        <draw:polygon draw:style-name="gr87" draw:text-style-name="P87" draw:layer="layout" svg:width="0.5cm" svg:height="0.5cm" svg:x="6.241cm" svg:y="7.159cm" svg:viewBox="0 0 501 501" draw:points="0,501 501,501 501,0 0,0">
          <text:p/>
        </draw:polygon>
        <draw:polygon draw:style-name="gr88" draw:text-style-name="P88" draw:layer="layout" svg:width="0.5cm" svg:height="0.5cm" svg:x="6.241cm" svg:y="7.659cm" svg:viewBox="0 0 501 501" draw:points="0,501 501,501 501,0 0,0">
          <text:p/>
        </draw:polygon>
        <draw:polygon draw:style-name="gr87" draw:text-style-name="P87" draw:layer="layout" svg:width="0.5cm" svg:height="0.5cm" svg:x="6.241cm" svg:y="8.159cm" svg:viewBox="0 0 501 501" draw:points="0,501 501,501 501,0 0,0">
          <text:p/>
        </draw:polygon>
        <draw:polygon draw:style-name="gr89" draw:text-style-name="P89" draw:layer="layout" svg:width="0.5cm" svg:height="0.5cm" svg:x="6.241cm" svg:y="8.659cm" svg:viewBox="0 0 501 501" draw:points="0,501 501,501 501,0 0,0">
          <text:p/>
        </draw:polygon>
        <draw:polygon draw:style-name="gr71" draw:text-style-name="P71" draw:layer="layout" svg:width="0.5cm" svg:height="0.5cm" svg:x="6.241cm" svg:y="9.159cm" svg:viewBox="0 0 501 501" draw:points="0,501 501,501 501,0 0,0">
          <text:p/>
        </draw:polygon>
        <draw:polygon draw:style-name="gr7" draw:text-style-name="P7" draw:layer="layout" svg:width="0.5cm" svg:height="0.5cm" svg:x="6.241cm" svg:y="9.659cm" svg:viewBox="0 0 501 501" draw:points="0,501 501,501 501,0 0,0">
          <text:p/>
        </draw:polygon>
        <draw:polygon draw:style-name="gr6" draw:text-style-name="P6" draw:layer="layout" svg:width="0.5cm" svg:height="0.499cm" svg:x="6.241cm" svg:y="10.16cm" svg:viewBox="0 0 501 500" draw:points="0,500 501,500 501,0 0,0">
          <text:p/>
        </draw:polygon>
        <draw:polygon draw:style-name="gr6" draw:text-style-name="P6" draw:layer="layout" svg:width="0.5cm" svg:height="0.5cm" svg:x="6.241cm" svg:y="10.659cm" svg:viewBox="0 0 501 501" draw:points="0,501 501,501 501,0 0,0">
          <text:p/>
        </draw:polygon>
        <draw:polygon draw:style-name="gr6" draw:text-style-name="P6" draw:layer="layout" svg:width="0.5cm" svg:height="0.5cm" svg:x="6.241cm" svg:y="11.159cm" svg:viewBox="0 0 501 501" draw:points="0,501 501,501 501,0 0,0">
          <text:p/>
        </draw:polygon>
        <draw:polygon draw:style-name="gr6" draw:text-style-name="P6" draw:layer="layout" svg:width="0.5cm" svg:height="0.499cm" svg:x="6.241cm" svg:y="11.66cm" svg:viewBox="0 0 501 500" draw:points="0,500 501,500 501,0 0,0">
          <text:p/>
        </draw:polygon>
        <draw:polygon draw:style-name="gr6" draw:text-style-name="P6" draw:layer="layout" svg:width="0.5cm" svg:height="0.5cm" svg:x="6.241cm" svg:y="12.159cm" svg:viewBox="0 0 501 501" draw:points="0,501 501,501 501,0 0,0">
          <text:p/>
        </draw:polygon>
        <draw:polygon draw:style-name="gr89" draw:text-style-name="P89" draw:layer="layout" svg:width="0.5cm" svg:height="0.499cm" svg:x="6.741cm" svg:y="2.16cm" svg:viewBox="0 0 501 500" draw:points="0,500 501,500 501,0 0,0">
          <text:p/>
        </draw:polygon>
        <draw:polygon draw:style-name="gr90" draw:text-style-name="P90" draw:layer="layout" svg:width="0.5cm" svg:height="0.5cm" svg:x="6.741cm" svg:y="2.659cm" svg:viewBox="0 0 501 501" draw:points="0,501 501,501 501,0 0,0">
          <text:p/>
        </draw:polygon>
        <draw:polygon draw:style-name="gr37" draw:text-style-name="P37" draw:layer="layout" svg:width="0.5cm" svg:height="0.5cm" svg:x="6.741cm" svg:y="3.159cm" svg:viewBox="0 0 501 501" draw:points="0,501 501,501 501,0 0,0">
          <text:p/>
        </draw:polygon>
        <draw:polygon draw:style-name="gr91" draw:text-style-name="P91" draw:layer="layout" svg:width="0.5cm" svg:height="0.499cm" svg:x="6.741cm" svg:y="3.66cm" svg:viewBox="0 0 501 500" draw:points="0,500 501,500 501,0 0,0">
          <text:p/>
        </draw:polygon>
        <draw:polygon draw:style-name="gr15" draw:text-style-name="P15" draw:layer="layout" svg:width="0.5cm" svg:height="0.5cm" svg:x="6.741cm" svg:y="4.159cm" svg:viewBox="0 0 501 501" draw:points="0,501 501,501 501,0 0,0">
          <text:p/>
        </draw:polygon>
        <draw:polygon draw:style-name="gr6" draw:text-style-name="P6" draw:layer="layout" svg:width="0.5cm" svg:height="0.5cm" svg:x="6.741cm" svg:y="4.659cm" svg:viewBox="0 0 501 501" draw:points="0,501 501,501 501,0 0,0">
          <text:p/>
        </draw:polygon>
        <draw:polygon draw:style-name="gr6" draw:text-style-name="P6" draw:layer="layout" svg:width="0.5cm" svg:height="0.499cm" svg:x="6.741cm" svg:y="5.16cm" svg:viewBox="0 0 501 500" draw:points="0,500 501,500 501,0 0,0">
          <text:p/>
        </draw:polygon>
        <draw:polygon draw:style-name="gr6" draw:text-style-name="P6" draw:layer="layout" svg:width="0.5cm" svg:height="0.5cm" svg:x="6.741cm" svg:y="5.659cm" svg:viewBox="0 0 501 501" draw:points="0,501 501,501 501,0 0,0">
          <text:p/>
        </draw:polygon>
        <draw:polygon draw:style-name="gr6" draw:text-style-name="P6" draw:layer="layout" svg:width="0.5cm" svg:height="0.5cm" svg:x="6.741cm" svg:y="6.159cm" svg:viewBox="0 0 501 501" draw:points="0,501 501,501 501,0 0,0">
          <text:p/>
        </draw:polygon>
        <draw:polygon draw:style-name="gr6" draw:text-style-name="P6" draw:layer="layout" svg:width="0.5cm" svg:height="0.5cm" svg:x="6.741cm" svg:y="6.659cm" svg:viewBox="0 0 501 501" draw:points="0,501 501,501 501,0 0,0">
          <text:p/>
        </draw:polygon>
        <draw:polygon draw:style-name="gr6" draw:text-style-name="P6" draw:layer="layout" svg:width="0.5cm" svg:height="0.5cm" svg:x="6.741cm" svg:y="7.159cm" svg:viewBox="0 0 501 501" draw:points="0,501 501,501 501,0 0,0">
          <text:p/>
        </draw:polygon>
        <draw:polygon draw:style-name="gr6" draw:text-style-name="P6" draw:layer="layout" svg:width="0.5cm" svg:height="0.5cm" svg:x="6.741cm" svg:y="7.659cm" svg:viewBox="0 0 501 501" draw:points="0,501 501,501 501,0 0,0">
          <text:p/>
        </draw:polygon>
        <draw:polygon draw:style-name="gr6" draw:text-style-name="P6" draw:layer="layout" svg:width="0.5cm" svg:height="0.5cm" svg:x="6.741cm" svg:y="8.159cm" svg:viewBox="0 0 501 501" draw:points="0,501 501,501 501,0 0,0">
          <text:p/>
        </draw:polygon>
        <draw:polygon draw:style-name="gr6" draw:text-style-name="P6" draw:layer="layout" svg:width="0.5cm" svg:height="0.5cm" svg:x="6.741cm" svg:y="8.659cm" svg:viewBox="0 0 501 501" draw:points="0,501 501,501 501,0 0,0">
          <text:p/>
        </draw:polygon>
        <draw:polygon draw:style-name="gr6" draw:text-style-name="P6" draw:layer="layout" svg:width="0.5cm" svg:height="0.5cm" svg:x="6.741cm" svg:y="9.159cm" svg:viewBox="0 0 501 501" draw:points="0,501 501,501 501,0 0,0">
          <text:p/>
        </draw:polygon>
        <draw:polygon draw:style-name="gr6" draw:text-style-name="P6" draw:layer="layout" svg:width="0.5cm" svg:height="0.5cm" svg:x="6.741cm" svg:y="9.659cm" svg:viewBox="0 0 501 501" draw:points="0,501 501,501 501,0 0,0">
          <text:p/>
        </draw:polygon>
        <draw:polygon draw:style-name="gr7" draw:text-style-name="P7" draw:layer="layout" svg:width="0.5cm" svg:height="0.499cm" svg:x="6.741cm" svg:y="10.16cm" svg:viewBox="0 0 501 500" draw:points="0,500 501,500 501,0 0,0">
          <text:p/>
        </draw:polygon>
        <draw:polygon draw:style-name="gr6" draw:text-style-name="P6" draw:layer="layout" svg:width="0.5cm" svg:height="0.5cm" svg:x="6.741cm" svg:y="10.659cm" svg:viewBox="0 0 501 501" draw:points="0,501 501,501 501,0 0,0">
          <text:p/>
        </draw:polygon>
        <draw:polygon draw:style-name="gr6" draw:text-style-name="P6" draw:layer="layout" svg:width="0.5cm" svg:height="0.5cm" svg:x="6.741cm" svg:y="11.159cm" svg:viewBox="0 0 501 501" draw:points="0,501 501,501 501,0 0,0">
          <text:p/>
        </draw:polygon>
        <draw:polygon draw:style-name="gr6" draw:text-style-name="P6" draw:layer="layout" svg:width="0.5cm" svg:height="0.499cm" svg:x="6.741cm" svg:y="11.66cm" svg:viewBox="0 0 501 500" draw:points="0,500 501,500 501,0 0,0">
          <text:p/>
        </draw:polygon>
        <draw:polygon draw:style-name="gr6" draw:text-style-name="P6" draw:layer="layout" svg:width="0.5cm" svg:height="0.5cm" svg:x="6.741cm" svg:y="12.159cm" svg:viewBox="0 0 501 501" draw:points="0,501 501,501 501,0 0,0">
          <text:p/>
        </draw:polygon>
        <draw:polygon draw:style-name="gr13" draw:text-style-name="P13" draw:layer="layout" svg:width="0.5cm" svg:height="0.499cm" svg:x="7.241cm" svg:y="2.16cm" svg:viewBox="0 0 501 500" draw:points="0,500 501,500 501,0 0,0">
          <text:p/>
        </draw:polygon>
        <draw:polygon draw:style-name="gr92" draw:text-style-name="P92" draw:layer="layout" svg:width="0.5cm" svg:height="0.5cm" svg:x="7.241cm" svg:y="2.659cm" svg:viewBox="0 0 501 501" draw:points="0,501 501,501 501,0 0,0">
          <text:p/>
        </draw:polygon>
        <draw:polygon draw:style-name="gr93" draw:text-style-name="P93" draw:layer="layout" svg:width="0.5cm" svg:height="0.5cm" svg:x="7.241cm" svg:y="3.159cm" svg:viewBox="0 0 501 501" draw:points="0,501 501,501 501,0 0,0">
          <text:p/>
        </draw:polygon>
        <draw:polygon draw:style-name="gr94" draw:text-style-name="P94" draw:layer="layout" svg:width="0.5cm" svg:height="0.499cm" svg:x="7.241cm" svg:y="3.66cm" svg:viewBox="0 0 501 500" draw:points="0,500 501,500 501,0 0,0">
          <text:p/>
        </draw:polygon>
        <draw:polygon draw:style-name="gr15" draw:text-style-name="P15" draw:layer="layout" svg:width="0.5cm" svg:height="0.5cm" svg:x="7.241cm" svg:y="4.159cm" svg:viewBox="0 0 501 501" draw:points="0,501 501,501 501,0 0,0">
          <text:p/>
        </draw:polygon>
        <draw:polygon draw:style-name="gr95" draw:text-style-name="P95" draw:layer="layout" svg:width="0.5cm" svg:height="0.5cm" svg:x="7.241cm" svg:y="4.659cm" svg:viewBox="0 0 501 501" draw:points="0,501 501,501 501,0 0,0">
          <text:p/>
        </draw:polygon>
        <draw:polygon draw:style-name="gr96" draw:text-style-name="P96" draw:layer="layout" svg:width="0.5cm" svg:height="0.499cm" svg:x="7.241cm" svg:y="5.16cm" svg:viewBox="0 0 501 500" draw:points="0,500 501,500 501,0 0,0">
          <text:p/>
        </draw:polygon>
        <draw:polygon draw:style-name="gr11" draw:text-style-name="P11" draw:layer="layout" svg:width="0.5cm" svg:height="0.5cm" svg:x="7.241cm" svg:y="5.659cm" svg:viewBox="0 0 501 501" draw:points="0,501 501,501 501,0 0,0">
          <text:p/>
        </draw:polygon>
        <draw:polygon draw:style-name="gr29" draw:text-style-name="P29" draw:layer="layout" svg:width="0.5cm" svg:height="0.5cm" svg:x="7.241cm" svg:y="6.159cm" svg:viewBox="0 0 501 501" draw:points="0,501 501,501 501,0 0,0">
          <text:p/>
        </draw:polygon>
        <draw:polygon draw:style-name="gr97" draw:text-style-name="P97" draw:layer="layout" svg:width="0.5cm" svg:height="0.5cm" svg:x="7.241cm" svg:y="6.659cm" svg:viewBox="0 0 501 501" draw:points="0,501 501,501 501,0 0,0">
          <text:p/>
        </draw:polygon>
        <draw:polygon draw:style-name="gr98" draw:text-style-name="P98" draw:layer="layout" svg:width="0.5cm" svg:height="0.5cm" svg:x="7.241cm" svg:y="7.159cm" svg:viewBox="0 0 501 501" draw:points="0,501 501,501 501,0 0,0">
          <text:p/>
        </draw:polygon>
        <draw:polygon draw:style-name="gr99" draw:text-style-name="P99" draw:layer="layout" svg:width="0.5cm" svg:height="0.5cm" svg:x="7.241cm" svg:y="7.659cm" svg:viewBox="0 0 501 501" draw:points="0,501 501,501 501,0 0,0">
          <text:p/>
        </draw:polygon>
        <draw:polygon draw:style-name="gr100" draw:text-style-name="P100" draw:layer="layout" svg:width="0.5cm" svg:height="0.5cm" svg:x="7.241cm" svg:y="8.159cm" svg:viewBox="0 0 501 501" draw:points="0,501 501,501 501,0 0,0">
          <text:p/>
        </draw:polygon>
        <draw:polygon draw:style-name="gr91" draw:text-style-name="P91" draw:layer="layout" svg:width="0.5cm" svg:height="0.5cm" svg:x="7.241cm" svg:y="8.659cm" svg:viewBox="0 0 501 501" draw:points="0,501 501,501 501,0 0,0">
          <text:p/>
        </draw:polygon>
        <draw:polygon draw:style-name="gr53" draw:text-style-name="P53" draw:layer="layout" svg:width="0.5cm" svg:height="0.5cm" svg:x="7.241cm" svg:y="9.159cm" svg:viewBox="0 0 501 501" draw:points="0,501 501,501 501,0 0,0">
          <text:p/>
        </draw:polygon>
        <draw:polygon draw:style-name="gr6" draw:text-style-name="P6" draw:layer="layout" svg:width="0.5cm" svg:height="0.5cm" svg:x="7.241cm" svg:y="9.659cm" svg:viewBox="0 0 501 501" draw:points="0,501 501,501 501,0 0,0">
          <text:p/>
        </draw:polygon>
        <draw:polygon draw:style-name="gr15" draw:text-style-name="P15" draw:layer="layout" svg:width="0.5cm" svg:height="0.499cm" svg:x="7.241cm" svg:y="10.16cm" svg:viewBox="0 0 501 500" draw:points="0,500 501,500 501,0 0,0">
          <text:p/>
        </draw:polygon>
        <draw:polygon draw:style-name="gr89" draw:text-style-name="P89" draw:layer="layout" svg:width="0.5cm" svg:height="0.5cm" svg:x="7.241cm" svg:y="10.659cm" svg:viewBox="0 0 501 501" draw:points="0,501 501,501 501,0 0,0">
          <text:p/>
        </draw:polygon>
        <draw:polygon draw:style-name="gr7" draw:text-style-name="P7" draw:layer="layout" svg:width="0.5cm" svg:height="0.5cm" svg:x="7.241cm" svg:y="11.159cm" svg:viewBox="0 0 501 501" draw:points="0,501 501,501 501,0 0,0">
          <text:p/>
        </draw:polygon>
        <draw:polygon draw:style-name="gr38" draw:text-style-name="P38" draw:layer="layout" svg:width="0.5cm" svg:height="0.499cm" svg:x="7.241cm" svg:y="11.66cm" svg:viewBox="0 0 501 500" draw:points="0,500 501,500 501,0 0,0">
          <text:p/>
        </draw:polygon>
        <draw:polygon draw:style-name="gr9" draw:text-style-name="P9" draw:layer="layout" svg:width="0.5cm" svg:height="0.5cm" svg:x="7.241cm" svg:y="12.159cm" svg:viewBox="0 0 501 501" draw:points="0,501 501,501 501,0 0,0">
          <text:p/>
        </draw:polygon>
        <draw:polygon draw:style-name="gr101" draw:text-style-name="P101" draw:layer="layout" svg:width="0.5cm" svg:height="0.499cm" svg:x="7.741cm" svg:y="2.16cm" svg:viewBox="0 0 501 500" draw:points="0,500 501,500 501,0 0,0">
          <text:p/>
        </draw:polygon>
        <draw:polygon draw:style-name="gr102" draw:text-style-name="P102" draw:layer="layout" svg:width="0.5cm" svg:height="0.5cm" svg:x="7.741cm" svg:y="2.659cm" svg:viewBox="0 0 501 501" draw:points="0,501 501,501 501,0 0,0">
          <text:p/>
        </draw:polygon>
        <draw:polygon draw:style-name="gr103" draw:text-style-name="P103" draw:layer="layout" svg:width="0.5cm" svg:height="0.5cm" svg:x="7.741cm" svg:y="3.159cm" svg:viewBox="0 0 501 501" draw:points="0,501 501,501 501,0 0,0">
          <text:p/>
        </draw:polygon>
        <draw:polygon draw:style-name="gr104" draw:text-style-name="P104" draw:layer="layout" svg:width="0.5cm" svg:height="0.499cm" svg:x="7.741cm" svg:y="3.66cm" svg:viewBox="0 0 501 500" draw:points="0,500 501,500 501,0 0,0">
          <text:p/>
        </draw:polygon>
        <draw:polygon draw:style-name="gr105" draw:text-style-name="P105" draw:layer="layout" svg:width="0.5cm" svg:height="0.5cm" svg:x="7.741cm" svg:y="4.159cm" svg:viewBox="0 0 501 501" draw:points="0,501 501,501 501,0 0,0">
          <text:p/>
        </draw:polygon>
        <draw:polygon draw:style-name="gr15" draw:text-style-name="P15" draw:layer="layout" svg:width="0.5cm" svg:height="0.5cm" svg:x="7.741cm" svg:y="4.659cm" svg:viewBox="0 0 501 501" draw:points="0,501 501,501 501,0 0,0">
          <text:p/>
        </draw:polygon>
        <draw:polygon draw:style-name="gr15" draw:text-style-name="P15" draw:layer="layout" svg:width="0.5cm" svg:height="0.499cm" svg:x="7.741cm" svg:y="5.16cm" svg:viewBox="0 0 501 500" draw:points="0,500 501,500 501,0 0,0">
          <text:p/>
        </draw:polygon>
        <draw:polygon draw:style-name="gr6" draw:text-style-name="P6" draw:layer="layout" svg:width="0.5cm" svg:height="0.5cm" svg:x="7.741cm" svg:y="5.659cm" svg:viewBox="0 0 501 501" draw:points="0,501 501,501 501,0 0,0">
          <text:p/>
        </draw:polygon>
        <draw:polygon draw:style-name="gr6" draw:text-style-name="P6" draw:layer="layout" svg:width="0.5cm" svg:height="0.5cm" svg:x="7.741cm" svg:y="6.159cm" svg:viewBox="0 0 501 501" draw:points="0,501 501,501 501,0 0,0">
          <text:p/>
        </draw:polygon>
        <draw:polygon draw:style-name="gr6" draw:text-style-name="P6" draw:layer="layout" svg:width="0.5cm" svg:height="0.5cm" svg:x="7.741cm" svg:y="6.659cm" svg:viewBox="0 0 501 501" draw:points="0,501 501,501 501,0 0,0">
          <text:p/>
        </draw:polygon>
        <draw:polygon draw:style-name="gr6" draw:text-style-name="P6" draw:layer="layout" svg:width="0.5cm" svg:height="0.5cm" svg:x="7.741cm" svg:y="7.159cm" svg:viewBox="0 0 501 501" draw:points="0,501 501,501 501,0 0,0">
          <text:p/>
        </draw:polygon>
        <draw:polygon draw:style-name="gr6" draw:text-style-name="P6" draw:layer="layout" svg:width="0.5cm" svg:height="0.5cm" svg:x="7.741cm" svg:y="7.659cm" svg:viewBox="0 0 501 501" draw:points="0,501 501,501 501,0 0,0">
          <text:p/>
        </draw:polygon>
        <draw:polygon draw:style-name="gr15" draw:text-style-name="P15" draw:layer="layout" svg:width="0.5cm" svg:height="0.5cm" svg:x="7.741cm" svg:y="8.159cm" svg:viewBox="0 0 501 501" draw:points="0,501 501,501 501,0 0,0">
          <text:p/>
        </draw:polygon>
        <draw:polygon draw:style-name="gr6" draw:text-style-name="P6" draw:layer="layout" svg:width="0.5cm" svg:height="0.5cm" svg:x="7.741cm" svg:y="8.659cm" svg:viewBox="0 0 501 501" draw:points="0,501 501,501 501,0 0,0">
          <text:p/>
        </draw:polygon>
        <draw:polygon draw:style-name="gr6" draw:text-style-name="P6" draw:layer="layout" svg:width="0.5cm" svg:height="0.5cm" svg:x="7.741cm" svg:y="9.159cm" svg:viewBox="0 0 501 501" draw:points="0,501 501,501 501,0 0,0">
          <text:p/>
        </draw:polygon>
        <draw:polygon draw:style-name="gr6" draw:text-style-name="P6" draw:layer="layout" svg:width="0.5cm" svg:height="0.5cm" svg:x="7.741cm" svg:y="9.659cm" svg:viewBox="0 0 501 501" draw:points="0,501 501,501 501,0 0,0">
          <text:p/>
        </draw:polygon>
        <draw:polygon draw:style-name="gr7" draw:text-style-name="P7" draw:layer="layout" svg:width="0.5cm" svg:height="0.499cm" svg:x="7.741cm" svg:y="10.16cm" svg:viewBox="0 0 501 500" draw:points="0,500 501,500 501,0 0,0">
          <text:p/>
        </draw:polygon>
        <draw:polygon draw:style-name="gr9" draw:text-style-name="P9" draw:layer="layout" svg:width="0.5cm" svg:height="0.5cm" svg:x="7.741cm" svg:y="10.659cm" svg:viewBox="0 0 501 501" draw:points="0,501 501,501 501,0 0,0">
          <text:p/>
        </draw:polygon>
        <draw:polygon draw:style-name="gr15" draw:text-style-name="P15" draw:layer="layout" svg:width="0.5cm" svg:height="0.5cm" svg:x="7.741cm" svg:y="11.159cm" svg:viewBox="0 0 501 501" draw:points="0,501 501,501 501,0 0,0">
          <text:p/>
        </draw:polygon>
        <draw:polygon draw:style-name="gr6" draw:text-style-name="P6" draw:layer="layout" svg:width="0.5cm" svg:height="0.499cm" svg:x="7.741cm" svg:y="11.66cm" svg:viewBox="0 0 501 500" draw:points="0,500 501,500 501,0 0,0">
          <text:p/>
        </draw:polygon>
        <draw:polygon draw:style-name="gr7" draw:text-style-name="P7" draw:layer="layout" svg:width="0.5cm" svg:height="0.5cm" svg:x="7.741cm" svg:y="12.159cm" svg:viewBox="0 0 501 501" draw:points="0,501 501,501 501,0 0,0">
          <text:p/>
        </draw:polygon>
        <draw:polygon draw:style-name="gr106" draw:text-style-name="P106" draw:layer="layout" svg:width="0.5cm" svg:height="0.499cm" svg:x="8.241cm" svg:y="2.16cm" svg:viewBox="0 0 501 500" draw:points="0,500 501,500 501,0 0,0">
          <text:p/>
        </draw:polygon>
        <draw:polygon draw:style-name="gr107" draw:text-style-name="P107" draw:layer="layout" svg:width="0.5cm" svg:height="0.5cm" svg:x="8.241cm" svg:y="2.659cm" svg:viewBox="0 0 501 501" draw:points="0,501 501,501 501,0 0,0">
          <text:p/>
        </draw:polygon>
        <draw:polygon draw:style-name="gr103" draw:text-style-name="P103" draw:layer="layout" svg:width="0.5cm" svg:height="0.5cm" svg:x="8.241cm" svg:y="3.159cm" svg:viewBox="0 0 501 501" draw:points="0,501 501,501 501,0 0,0">
          <text:p/>
        </draw:polygon>
        <draw:polygon draw:style-name="gr108" draw:text-style-name="P108" draw:layer="layout" svg:width="0.5cm" svg:height="0.499cm" svg:x="8.241cm" svg:y="3.66cm" svg:viewBox="0 0 501 500" draw:points="0,500 501,500 501,0 0,0">
          <text:p/>
        </draw:polygon>
        <draw:polygon draw:style-name="gr105" draw:text-style-name="P105" draw:layer="layout" svg:width="0.5cm" svg:height="0.5cm" svg:x="8.241cm" svg:y="4.159cm" svg:viewBox="0 0 501 501" draw:points="0,501 501,501 501,0 0,0">
          <text:p/>
        </draw:polygon>
        <draw:polygon draw:style-name="gr29" draw:text-style-name="P29" draw:layer="layout" svg:width="0.5cm" svg:height="0.5cm" svg:x="8.241cm" svg:y="4.659cm" svg:viewBox="0 0 501 501" draw:points="0,501 501,501 501,0 0,0">
          <text:p/>
        </draw:polygon>
        <draw:polygon draw:style-name="gr109" draw:text-style-name="P109" draw:layer="layout" svg:width="0.5cm" svg:height="0.499cm" svg:x="8.241cm" svg:y="5.16cm" svg:viewBox="0 0 501 500" draw:points="0,500 501,500 501,0 0,0">
          <text:p/>
        </draw:polygon>
        <draw:polygon draw:style-name="gr110" draw:text-style-name="P110" draw:layer="layout" svg:width="0.5cm" svg:height="0.5cm" svg:x="8.241cm" svg:y="5.659cm" svg:viewBox="0 0 501 501" draw:points="0,501 501,501 501,0 0,0">
          <text:p/>
        </draw:polygon>
        <draw:polygon draw:style-name="gr111" draw:text-style-name="P111" draw:layer="layout" svg:width="0.5cm" svg:height="0.5cm" svg:x="8.241cm" svg:y="6.159cm" svg:viewBox="0 0 501 501" draw:points="0,501 501,501 501,0 0,0">
          <text:p/>
        </draw:polygon>
        <draw:polygon draw:style-name="gr112" draw:text-style-name="P112" draw:layer="layout" svg:width="0.5cm" svg:height="0.5cm" svg:x="8.241cm" svg:y="6.659cm" svg:viewBox="0 0 501 501" draw:points="0,501 501,501 501,0 0,0">
          <text:p/>
        </draw:polygon>
        <draw:polygon draw:style-name="gr113" draw:text-style-name="P113" draw:layer="layout" svg:width="0.5cm" svg:height="0.5cm" svg:x="8.241cm" svg:y="7.159cm" svg:viewBox="0 0 501 501" draw:points="0,501 501,501 501,0 0,0">
          <text:p/>
        </draw:polygon>
        <draw:polygon draw:style-name="gr114" draw:text-style-name="P114" draw:layer="layout" svg:width="0.5cm" svg:height="0.5cm" svg:x="8.241cm" svg:y="7.659cm" svg:viewBox="0 0 501 501" draw:points="0,501 501,501 501,0 0,0">
          <text:p/>
        </draw:polygon>
        <draw:polygon draw:style-name="gr115" draw:text-style-name="P115" draw:layer="layout" svg:width="0.5cm" svg:height="0.5cm" svg:x="8.241cm" svg:y="8.159cm" svg:viewBox="0 0 501 501" draw:points="0,501 501,501 501,0 0,0">
          <text:p/>
        </draw:polygon>
        <draw:polygon draw:style-name="gr115" draw:text-style-name="P115" draw:layer="layout" svg:width="0.5cm" svg:height="0.5cm" svg:x="8.241cm" svg:y="8.659cm" svg:viewBox="0 0 501 501" draw:points="0,501 501,501 501,0 0,0">
          <text:p/>
        </draw:polygon>
        <draw:polygon draw:style-name="gr116" draw:text-style-name="P116" draw:layer="layout" svg:width="0.5cm" svg:height="0.5cm" svg:x="8.241cm" svg:y="9.159cm" svg:viewBox="0 0 501 501" draw:points="0,501 501,501 501,0 0,0">
          <text:p/>
        </draw:polygon>
        <draw:polygon draw:style-name="gr6" draw:text-style-name="P6" draw:layer="layout" svg:width="0.5cm" svg:height="0.5cm" svg:x="8.241cm" svg:y="9.659cm" svg:viewBox="0 0 501 501" draw:points="0,501 501,501 501,0 0,0">
          <text:p/>
        </draw:polygon>
        <draw:polygon draw:style-name="gr7" draw:text-style-name="P7" draw:layer="layout" svg:width="0.5cm" svg:height="0.499cm" svg:x="8.241cm" svg:y="10.16cm" svg:viewBox="0 0 501 500" draw:points="0,500 501,500 501,0 0,0">
          <text:p/>
        </draw:polygon>
        <draw:polygon draw:style-name="gr6" draw:text-style-name="P6" draw:layer="layout" svg:width="0.5cm" svg:height="0.5cm" svg:x="8.241cm" svg:y="10.659cm" svg:viewBox="0 0 501 501" draw:points="0,501 501,501 501,0 0,0">
          <text:p/>
        </draw:polygon>
        <draw:polygon draw:style-name="gr6" draw:text-style-name="P6" draw:layer="layout" svg:width="0.5cm" svg:height="0.5cm" svg:x="8.241cm" svg:y="11.159cm" svg:viewBox="0 0 501 501" draw:points="0,501 501,501 501,0 0,0">
          <text:p/>
        </draw:polygon>
        <draw:polygon draw:style-name="gr6" draw:text-style-name="P6" draw:layer="layout" svg:width="0.5cm" svg:height="0.499cm" svg:x="8.241cm" svg:y="11.66cm" svg:viewBox="0 0 501 500" draw:points="0,500 501,500 501,0 0,0">
          <text:p/>
        </draw:polygon>
        <draw:polygon draw:style-name="gr7" draw:text-style-name="P7" draw:layer="layout" svg:width="0.5cm" svg:height="0.5cm" svg:x="8.241cm" svg:y="12.159cm" svg:viewBox="0 0 501 501" draw:points="0,501 501,501 501,0 0,0">
          <text:p/>
        </draw:polygon>
        <draw:polygon draw:style-name="gr117" draw:text-style-name="P117" draw:layer="layout" svg:width="0.5cm" svg:height="0.499cm" svg:x="8.741cm" svg:y="2.16cm" svg:viewBox="0 0 501 500" draw:points="0,500 501,500 501,0 0,0">
          <text:p/>
        </draw:polygon>
        <draw:polygon draw:style-name="gr118" draw:text-style-name="P118" draw:layer="layout" svg:width="0.5cm" svg:height="0.5cm" svg:x="8.741cm" svg:y="2.659cm" svg:viewBox="0 0 501 501" draw:points="0,501 501,501 501,0 0,0">
          <text:p/>
        </draw:polygon>
        <draw:polygon draw:style-name="gr107" draw:text-style-name="P107" draw:layer="layout" svg:width="0.5cm" svg:height="0.5cm" svg:x="8.741cm" svg:y="3.159cm" svg:viewBox="0 0 501 501" draw:points="0,501 501,501 501,0 0,0">
          <text:p/>
        </draw:polygon>
        <draw:polygon draw:style-name="gr119" draw:text-style-name="P119" draw:layer="layout" svg:width="0.5cm" svg:height="0.499cm" svg:x="8.741cm" svg:y="3.66cm" svg:viewBox="0 0 501 500" draw:points="0,500 501,500 501,0 0,0">
          <text:p/>
        </draw:polygon>
        <draw:polygon draw:style-name="gr120" draw:text-style-name="P120" draw:layer="layout" svg:width="0.5cm" svg:height="0.5cm" svg:x="8.741cm" svg:y="4.159cm" svg:viewBox="0 0 501 501" draw:points="0,501 501,501 501,0 0,0">
          <text:p/>
        </draw:polygon>
        <draw:polygon draw:style-name="gr112" draw:text-style-name="P112" draw:layer="layout" svg:width="0.5cm" svg:height="0.5cm" svg:x="8.741cm" svg:y="4.659cm" svg:viewBox="0 0 501 501" draw:points="0,501 501,501 501,0 0,0">
          <text:p/>
        </draw:polygon>
        <draw:polygon draw:style-name="gr121" draw:text-style-name="P121" draw:layer="layout" svg:width="0.5cm" svg:height="0.499cm" svg:x="8.741cm" svg:y="5.16cm" svg:viewBox="0 0 501 500" draw:points="0,500 501,500 501,0 0,0">
          <text:p/>
        </draw:polygon>
        <draw:polygon draw:style-name="gr122" draw:text-style-name="P122" draw:layer="layout" svg:width="0.5cm" svg:height="0.5cm" svg:x="8.741cm" svg:y="5.659cm" svg:viewBox="0 0 501 501" draw:points="0,501 501,501 501,0 0,0">
          <text:p/>
        </draw:polygon>
        <draw:polygon draw:style-name="gr123" draw:text-style-name="P123" draw:layer="layout" svg:width="0.5cm" svg:height="0.5cm" svg:x="8.741cm" svg:y="6.159cm" svg:viewBox="0 0 501 501" draw:points="0,501 501,501 501,0 0,0">
          <text:p/>
        </draw:polygon>
        <draw:polygon draw:style-name="gr124" draw:text-style-name="P124" draw:layer="layout" svg:width="0.5cm" svg:height="0.5cm" svg:x="8.741cm" svg:y="6.659cm" svg:viewBox="0 0 501 501" draw:points="0,501 501,501 501,0 0,0">
          <text:p/>
        </draw:polygon>
        <draw:polygon draw:style-name="gr125" draw:text-style-name="P125" draw:layer="layout" svg:width="0.5cm" svg:height="0.5cm" svg:x="8.741cm" svg:y="7.159cm" svg:viewBox="0 0 501 501" draw:points="0,501 501,501 501,0 0,0">
          <text:p/>
        </draw:polygon>
        <draw:polygon draw:style-name="gr27" draw:text-style-name="P27" draw:layer="layout" svg:width="0.5cm" svg:height="0.5cm" svg:x="8.741cm" svg:y="7.659cm" svg:viewBox="0 0 501 501" draw:points="0,501 501,501 501,0 0,0">
          <text:p/>
        </draw:polygon>
        <draw:polygon draw:style-name="gr71" draw:text-style-name="P71" draw:layer="layout" svg:width="0.5cm" svg:height="0.5cm" svg:x="8.741cm" svg:y="8.159cm" svg:viewBox="0 0 501 501" draw:points="0,501 501,501 501,0 0,0">
          <text:p/>
        </draw:polygon>
        <draw:polygon draw:style-name="gr71" draw:text-style-name="P71" draw:layer="layout" svg:width="0.5cm" svg:height="0.5cm" svg:x="8.741cm" svg:y="8.659cm" svg:viewBox="0 0 501 501" draw:points="0,501 501,501 501,0 0,0">
          <text:p/>
        </draw:polygon>
        <draw:polygon draw:style-name="gr120" draw:text-style-name="P120" draw:layer="layout" svg:width="0.5cm" svg:height="0.5cm" svg:x="8.741cm" svg:y="9.159cm" svg:viewBox="0 0 501 501" draw:points="0,501 501,501 501,0 0,0">
          <text:p/>
        </draw:polygon>
        <draw:polygon draw:style-name="gr6" draw:text-style-name="P6" draw:layer="layout" svg:width="0.5cm" svg:height="0.5cm" svg:x="8.741cm" svg:y="9.659cm" svg:viewBox="0 0 501 501" draw:points="0,501 501,501 501,0 0,0">
          <text:p/>
        </draw:polygon>
        <draw:polygon draw:style-name="gr126" draw:text-style-name="P126" draw:layer="layout" svg:width="0.5cm" svg:height="0.499cm" svg:x="8.741cm" svg:y="10.16cm" svg:viewBox="0 0 501 500" draw:points="0,500 501,500 501,0 0,0">
          <text:p/>
        </draw:polygon>
        <draw:polygon draw:style-name="gr8" draw:text-style-name="P8" draw:layer="layout" svg:width="0.5cm" svg:height="0.5cm" svg:x="8.741cm" svg:y="10.659cm" svg:viewBox="0 0 501 501" draw:points="0,501 501,501 501,0 0,0">
          <text:p/>
        </draw:polygon>
        <draw:polygon draw:style-name="gr9" draw:text-style-name="P9" draw:layer="layout" svg:width="0.5cm" svg:height="0.5cm" svg:x="8.741cm" svg:y="11.159cm" svg:viewBox="0 0 501 501" draw:points="0,501 501,501 501,0 0,0">
          <text:p/>
        </draw:polygon>
        <draw:polygon draw:style-name="gr6" draw:text-style-name="P6" draw:layer="layout" svg:width="0.5cm" svg:height="0.499cm" svg:x="8.741cm" svg:y="11.66cm" svg:viewBox="0 0 501 500" draw:points="0,500 501,500 501,0 0,0">
          <text:p/>
        </draw:polygon>
        <draw:polygon draw:style-name="gr15" draw:text-style-name="P15" draw:layer="layout" svg:width="0.5cm" svg:height="0.5cm" svg:x="8.741cm" svg:y="12.159cm" svg:viewBox="0 0 501 501" draw:points="0,501 501,501 501,0 0,0">
          <text:p/>
        </draw:polygon>
        <draw:polygon draw:style-name="gr29" draw:text-style-name="P29" draw:layer="layout" svg:width="0.5cm" svg:height="0.499cm" svg:x="9.241cm" svg:y="2.16cm" svg:viewBox="0 0 501 500" draw:points="0,500 501,500 501,0 0,0">
          <text:p/>
        </draw:polygon>
        <draw:polygon draw:style-name="gr127" draw:text-style-name="P127" draw:layer="layout" svg:width="0.5cm" svg:height="0.5cm" svg:x="9.241cm" svg:y="2.659cm" svg:viewBox="0 0 501 501" draw:points="0,501 501,501 501,0 0,0">
          <text:p/>
        </draw:polygon>
        <draw:polygon draw:style-name="gr74" draw:text-style-name="P74" draw:layer="layout" svg:width="0.5cm" svg:height="0.5cm" svg:x="9.241cm" svg:y="3.159cm" svg:viewBox="0 0 501 501" draw:points="0,501 501,501 501,0 0,0">
          <text:p/>
        </draw:polygon>
        <draw:polygon draw:style-name="gr60" draw:text-style-name="P60" draw:layer="layout" svg:width="0.5cm" svg:height="0.499cm" svg:x="9.241cm" svg:y="3.66cm" svg:viewBox="0 0 501 500" draw:points="0,500 501,500 501,0 0,0">
          <text:p/>
        </draw:polygon>
        <draw:polygon draw:style-name="gr128" draw:text-style-name="P128" draw:layer="layout" svg:width="0.5cm" svg:height="0.5cm" svg:x="9.241cm" svg:y="4.159cm" svg:viewBox="0 0 501 501" draw:points="0,501 501,501 501,0 0,0">
          <text:p/>
        </draw:polygon>
        <draw:polygon draw:style-name="gr129" draw:text-style-name="P129" draw:layer="layout" svg:width="0.5cm" svg:height="0.5cm" svg:x="9.241cm" svg:y="4.659cm" svg:viewBox="0 0 501 501" draw:points="0,501 501,501 501,0 0,0">
          <text:p/>
        </draw:polygon>
        <draw:polygon draw:style-name="gr130" draw:text-style-name="P130" draw:layer="layout" svg:width="0.5cm" svg:height="0.499cm" svg:x="9.241cm" svg:y="5.16cm" svg:viewBox="0 0 501 500" draw:points="0,500 501,500 501,0 0,0">
          <text:p/>
        </draw:polygon>
        <draw:polygon draw:style-name="gr45" draw:text-style-name="P45" draw:layer="layout" svg:width="0.5cm" svg:height="0.5cm" svg:x="9.241cm" svg:y="5.659cm" svg:viewBox="0 0 501 501" draw:points="0,501 501,501 501,0 0,0">
          <text:p/>
        </draw:polygon>
        <draw:polygon draw:style-name="gr131" draw:text-style-name="P131" draw:layer="layout" svg:width="0.5cm" svg:height="0.5cm" svg:x="9.241cm" svg:y="6.159cm" svg:viewBox="0 0 501 501" draw:points="0,501 501,501 501,0 0,0">
          <text:p/>
        </draw:polygon>
        <draw:polygon draw:style-name="gr132" draw:text-style-name="P132" draw:layer="layout" svg:width="0.5cm" svg:height="0.5cm" svg:x="9.241cm" svg:y="6.659cm" svg:viewBox="0 0 501 501" draw:points="0,501 501,501 501,0 0,0">
          <text:p/>
        </draw:polygon>
        <draw:polygon draw:style-name="gr133" draw:text-style-name="P133" draw:layer="layout" svg:width="0.5cm" svg:height="0.5cm" svg:x="9.241cm" svg:y="7.159cm" svg:viewBox="0 0 501 501" draw:points="0,501 501,501 501,0 0,0">
          <text:p/>
        </draw:polygon>
        <draw:polygon draw:style-name="gr119" draw:text-style-name="P119" draw:layer="layout" svg:width="0.5cm" svg:height="0.5cm" svg:x="9.241cm" svg:y="7.659cm" svg:viewBox="0 0 501 501" draw:points="0,501 501,501 501,0 0,0">
          <text:p/>
        </draw:polygon>
        <draw:polygon draw:style-name="gr134" draw:text-style-name="P134" draw:layer="layout" svg:width="0.5cm" svg:height="0.5cm" svg:x="9.241cm" svg:y="8.159cm" svg:viewBox="0 0 501 501" draw:points="0,501 501,501 501,0 0,0">
          <text:p/>
        </draw:polygon>
        <draw:polygon draw:style-name="gr135" draw:text-style-name="P135" draw:layer="layout" svg:width="0.5cm" svg:height="0.5cm" svg:x="9.241cm" svg:y="8.659cm" svg:viewBox="0 0 501 501" draw:points="0,501 501,501 501,0 0,0">
          <text:p/>
        </draw:polygon>
        <draw:polygon draw:style-name="gr68" draw:text-style-name="P68" draw:layer="layout" svg:width="0.5cm" svg:height="0.5cm" svg:x="9.241cm" svg:y="9.159cm" svg:viewBox="0 0 501 501" draw:points="0,501 501,501 501,0 0,0">
          <text:p/>
        </draw:polygon>
        <draw:polygon draw:style-name="gr136" draw:text-style-name="P136" draw:layer="layout" svg:width="0.5cm" svg:height="0.5cm" svg:x="9.241cm" svg:y="9.659cm" svg:viewBox="0 0 501 501" draw:points="0,501 501,501 501,0 0,0">
          <text:p/>
        </draw:polygon>
        <draw:polygon draw:style-name="gr137" draw:text-style-name="P137" draw:layer="layout" svg:width="0.5cm" svg:height="0.499cm" svg:x="9.241cm" svg:y="10.16cm" svg:viewBox="0 0 501 500" draw:points="0,500 501,500 501,0 0,0">
          <text:p/>
        </draw:polygon>
        <draw:polygon draw:style-name="gr37" draw:text-style-name="P37" draw:layer="layout" svg:width="0.5cm" svg:height="0.5cm" svg:x="9.241cm" svg:y="10.659cm" svg:viewBox="0 0 501 501" draw:points="0,501 501,501 501,0 0,0">
          <text:p/>
        </draw:polygon>
        <draw:polygon draw:style-name="gr9" draw:text-style-name="P9" draw:layer="layout" svg:width="0.5cm" svg:height="0.5cm" svg:x="9.241cm" svg:y="11.159cm" svg:viewBox="0 0 501 501" draw:points="0,501 501,501 501,0 0,0">
          <text:p/>
        </draw:polygon>
        <draw:polygon draw:style-name="gr38" draw:text-style-name="P38" draw:layer="layout" svg:width="0.5cm" svg:height="0.499cm" svg:x="9.241cm" svg:y="11.66cm" svg:viewBox="0 0 501 500" draw:points="0,500 501,500 501,0 0,0">
          <text:p/>
        </draw:polygon>
        <draw:polygon draw:style-name="gr89" draw:text-style-name="P89" draw:layer="layout" svg:width="0.5cm" svg:height="0.5cm" svg:x="9.241cm" svg:y="12.159cm" svg:viewBox="0 0 501 501" draw:points="0,501 501,501 501,0 0,0">
          <text:p/>
        </draw:polygon>
        <draw:polygon draw:style-name="gr138" draw:text-style-name="P138" draw:layer="layout" svg:width="0.5cm" svg:height="0.499cm" svg:x="9.741cm" svg:y="2.16cm" svg:viewBox="0 0 501 500" draw:points="0,500 501,500 501,0 0,0">
          <text:p/>
        </draw:polygon>
        <draw:polygon draw:style-name="gr139" draw:text-style-name="P139" draw:layer="layout" svg:width="0.5cm" svg:height="0.5cm" svg:x="9.741cm" svg:y="2.659cm" svg:viewBox="0 0 501 501" draw:points="0,501 501,501 501,0 0,0">
          <text:p/>
        </draw:polygon>
        <draw:polygon draw:style-name="gr34" draw:text-style-name="P34" draw:layer="layout" svg:width="0.5cm" svg:height="0.5cm" svg:x="9.741cm" svg:y="3.159cm" svg:viewBox="0 0 501 501" draw:points="0,501 501,501 501,0 0,0">
          <text:p/>
        </draw:polygon>
        <draw:polygon draw:style-name="gr140" draw:text-style-name="P140" draw:layer="layout" svg:width="0.5cm" svg:height="0.499cm" svg:x="9.741cm" svg:y="3.66cm" svg:viewBox="0 0 501 500" draw:points="0,500 501,500 501,0 0,0">
          <text:p/>
        </draw:polygon>
        <draw:polygon draw:style-name="gr6" draw:text-style-name="P6" draw:layer="layout" svg:width="0.5cm" svg:height="0.5cm" svg:x="9.741cm" svg:y="4.159cm" svg:viewBox="0 0 501 501" draw:points="0,501 501,501 501,0 0,0">
          <text:p/>
        </draw:polygon>
        <draw:polygon draw:style-name="gr90" draw:text-style-name="P90" draw:layer="layout" svg:width="0.5cm" svg:height="0.5cm" svg:x="9.741cm" svg:y="4.659cm" svg:viewBox="0 0 501 501" draw:points="0,501 501,501 501,0 0,0">
          <text:p/>
        </draw:polygon>
        <draw:polygon draw:style-name="gr100" draw:text-style-name="P100" draw:layer="layout" svg:width="0.5cm" svg:height="0.499cm" svg:x="9.741cm" svg:y="5.16cm" svg:viewBox="0 0 501 500" draw:points="0,500 501,500 501,0 0,0">
          <text:p/>
        </draw:polygon>
        <draw:polygon draw:style-name="gr52" draw:text-style-name="P52" draw:layer="layout" svg:width="0.5cm" svg:height="0.5cm" svg:x="9.741cm" svg:y="5.659cm" svg:viewBox="0 0 501 501" draw:points="0,501 501,501 501,0 0,0">
          <text:p/>
        </draw:polygon>
        <draw:polygon draw:style-name="gr141" draw:text-style-name="P141" draw:layer="layout" svg:width="0.5cm" svg:height="0.5cm" svg:x="9.741cm" svg:y="6.159cm" svg:viewBox="0 0 501 501" draw:points="0,501 501,501 501,0 0,0">
          <text:p/>
        </draw:polygon>
        <draw:polygon draw:style-name="gr142" draw:text-style-name="P142" draw:layer="layout" svg:width="0.5cm" svg:height="0.5cm" svg:x="9.741cm" svg:y="6.659cm" svg:viewBox="0 0 501 501" draw:points="0,501 501,501 501,0 0,0">
          <text:p/>
        </draw:polygon>
        <draw:polygon draw:style-name="gr10" draw:text-style-name="P10" draw:layer="layout" svg:width="0.5cm" svg:height="0.5cm" svg:x="9.741cm" svg:y="7.159cm" svg:viewBox="0 0 501 501" draw:points="0,501 501,501 501,0 0,0">
          <text:p/>
        </draw:polygon>
        <draw:polygon draw:style-name="gr6" draw:text-style-name="P6" draw:layer="layout" svg:width="0.5cm" svg:height="0.5cm" svg:x="9.741cm" svg:y="7.659cm" svg:viewBox="0 0 501 501" draw:points="0,501 501,501 501,0 0,0">
          <text:p/>
        </draw:polygon>
        <draw:polygon draw:style-name="gr26" draw:text-style-name="P26" draw:layer="layout" svg:width="0.5cm" svg:height="0.5cm" svg:x="9.741cm" svg:y="8.159cm" svg:viewBox="0 0 501 501" draw:points="0,501 501,501 501,0 0,0">
          <text:p/>
        </draw:polygon>
        <draw:polygon draw:style-name="gr142" draw:text-style-name="P142" draw:layer="layout" svg:width="0.5cm" svg:height="0.5cm" svg:x="9.741cm" svg:y="8.659cm" svg:viewBox="0 0 501 501" draw:points="0,501 501,501 501,0 0,0">
          <text:p/>
        </draw:polygon>
        <draw:polygon draw:style-name="gr8" draw:text-style-name="P8" draw:layer="layout" svg:width="0.5cm" svg:height="0.5cm" svg:x="9.741cm" svg:y="9.159cm" svg:viewBox="0 0 501 501" draw:points="0,501 501,501 501,0 0,0">
          <text:p/>
        </draw:polygon>
        <draw:polygon draw:style-name="gr6" draw:text-style-name="P6" draw:layer="layout" svg:width="0.5cm" svg:height="0.5cm" svg:x="9.741cm" svg:y="9.659cm" svg:viewBox="0 0 501 501" draw:points="0,501 501,501 501,0 0,0">
          <text:p/>
        </draw:polygon>
        <draw:polygon draw:style-name="gr15" draw:text-style-name="P15" draw:layer="layout" svg:width="0.5cm" svg:height="0.499cm" svg:x="9.741cm" svg:y="10.16cm" svg:viewBox="0 0 501 500" draw:points="0,500 501,500 501,0 0,0">
          <text:p/>
        </draw:polygon>
        <draw:polygon draw:style-name="gr89" draw:text-style-name="P89" draw:layer="layout" svg:width="0.5cm" svg:height="0.5cm" svg:x="9.741cm" svg:y="10.659cm" svg:viewBox="0 0 501 501" draw:points="0,501 501,501 501,0 0,0">
          <text:p/>
        </draw:polygon>
        <draw:polygon draw:style-name="gr15" draw:text-style-name="P15" draw:layer="layout" svg:width="0.5cm" svg:height="0.5cm" svg:x="9.741cm" svg:y="11.159cm" svg:viewBox="0 0 501 501" draw:points="0,501 501,501 501,0 0,0">
          <text:p/>
        </draw:polygon>
        <draw:polygon draw:style-name="gr6" draw:text-style-name="P6" draw:layer="layout" svg:width="0.5cm" svg:height="0.499cm" svg:x="9.741cm" svg:y="11.66cm" svg:viewBox="0 0 501 500" draw:points="0,500 501,500 501,0 0,0">
          <text:p/>
        </draw:polygon>
        <draw:polygon draw:style-name="gr7" draw:text-style-name="P7" draw:layer="layout" svg:width="0.5cm" svg:height="0.5cm" svg:x="9.741cm" svg:y="12.159cm" svg:viewBox="0 0 501 501" draw:points="0,501 501,501 501,0 0,0">
          <text:p/>
        </draw:polygon>
        <draw:polygon draw:style-name="gr143" draw:text-style-name="P143" draw:layer="layout" svg:width="0.5cm" svg:height="0.499cm" svg:x="10.241cm" svg:y="2.16cm" svg:viewBox="0 0 501 500" draw:points="0,500 501,500 501,0 0,0">
          <text:p/>
        </draw:polygon>
        <draw:polygon draw:style-name="gr144" draw:text-style-name="P144" draw:layer="layout" svg:width="0.5cm" svg:height="0.5cm" svg:x="10.241cm" svg:y="2.659cm" svg:viewBox="0 0 501 501" draw:points="0,501 501,501 501,0 0,0">
          <text:p/>
        </draw:polygon>
        <draw:polygon draw:style-name="gr124" draw:text-style-name="P124" draw:layer="layout" svg:width="0.5cm" svg:height="0.5cm" svg:x="10.241cm" svg:y="3.159cm" svg:viewBox="0 0 501 501" draw:points="0,501 501,501 501,0 0,0">
          <text:p/>
        </draw:polygon>
        <draw:polygon draw:style-name="gr145" draw:text-style-name="P145" draw:layer="layout" svg:width="0.5cm" svg:height="0.499cm" svg:x="10.241cm" svg:y="3.66cm" svg:viewBox="0 0 501 500" draw:points="0,500 501,500 501,0 0,0">
          <text:p/>
        </draw:polygon>
        <draw:polygon draw:style-name="gr146" draw:text-style-name="P146" draw:layer="layout" svg:width="0.5cm" svg:height="0.5cm" svg:x="10.241cm" svg:y="4.159cm" svg:viewBox="0 0 501 501" draw:points="0,501 501,501 501,0 0,0">
          <text:p/>
        </draw:polygon>
        <draw:polygon draw:style-name="gr147" draw:text-style-name="P147" draw:layer="layout" svg:width="0.5cm" svg:height="0.5cm" svg:x="10.241cm" svg:y="4.659cm" svg:viewBox="0 0 501 501" draw:points="0,501 501,501 501,0 0,0">
          <text:p/>
        </draw:polygon>
        <draw:polygon draw:style-name="gr148" draw:text-style-name="P148" draw:layer="layout" svg:width="0.5cm" svg:height="0.499cm" svg:x="10.241cm" svg:y="5.16cm" svg:viewBox="0 0 501 500" draw:points="0,500 501,500 501,0 0,0">
          <text:p/>
        </draw:polygon>
        <draw:polygon draw:style-name="gr149" draw:text-style-name="P149" draw:layer="layout" svg:width="0.5cm" svg:height="0.5cm" svg:x="10.241cm" svg:y="5.659cm" svg:viewBox="0 0 501 501" draw:points="0,501 501,501 501,0 0,0">
          <text:p/>
        </draw:polygon>
        <draw:polygon draw:style-name="gr150" draw:text-style-name="P150" draw:layer="layout" svg:width="0.5cm" svg:height="0.5cm" svg:x="10.241cm" svg:y="6.159cm" svg:viewBox="0 0 501 501" draw:points="0,501 501,501 501,0 0,0">
          <text:p/>
        </draw:polygon>
        <draw:polygon draw:style-name="gr151" draw:text-style-name="P151" draw:layer="layout" svg:width="0.5cm" svg:height="0.5cm" svg:x="10.241cm" svg:y="6.659cm" svg:viewBox="0 0 501 501" draw:points="0,501 501,501 501,0 0,0">
          <text:p/>
        </draw:polygon>
        <draw:polygon draw:style-name="gr152" draw:text-style-name="P152" draw:layer="layout" svg:width="0.5cm" svg:height="0.5cm" svg:x="10.241cm" svg:y="7.159cm" svg:viewBox="0 0 501 501" draw:points="0,501 501,501 501,0 0,0">
          <text:p/>
        </draw:polygon>
        <draw:polygon draw:style-name="gr126" draw:text-style-name="P126" draw:layer="layout" svg:width="0.5cm" svg:height="0.5cm" svg:x="10.241cm" svg:y="7.659cm" svg:viewBox="0 0 501 501" draw:points="0,501 501,501 501,0 0,0">
          <text:p/>
        </draw:polygon>
        <draw:polygon draw:style-name="gr153" draw:text-style-name="P153" draw:layer="layout" svg:width="0.5cm" svg:height="0.5cm" svg:x="10.241cm" svg:y="8.159cm" svg:viewBox="0 0 501 501" draw:points="0,501 501,501 501,0 0,0">
          <text:p/>
        </draw:polygon>
        <draw:polygon draw:style-name="gr154" draw:text-style-name="P154" draw:layer="layout" svg:width="0.5cm" svg:height="0.5cm" svg:x="10.241cm" svg:y="8.659cm" svg:viewBox="0 0 501 501" draw:points="0,501 501,501 501,0 0,0">
          <text:p/>
        </draw:polygon>
        <draw:polygon draw:style-name="gr69" draw:text-style-name="P69" draw:layer="layout" svg:width="0.5cm" svg:height="0.5cm" svg:x="10.241cm" svg:y="9.159cm" svg:viewBox="0 0 501 501" draw:points="0,501 501,501 501,0 0,0">
          <text:p/>
        </draw:polygon>
        <draw:polygon draw:style-name="gr6" draw:text-style-name="P6" draw:layer="layout" svg:width="0.5cm" svg:height="0.5cm" svg:x="10.241cm" svg:y="9.659cm" svg:viewBox="0 0 501 501" draw:points="0,501 501,501 501,0 0,0">
          <text:p/>
        </draw:polygon>
        <draw:polygon draw:style-name="gr15" draw:text-style-name="P15" draw:layer="layout" svg:width="0.5cm" svg:height="0.499cm" svg:x="10.241cm" svg:y="10.16cm" svg:viewBox="0 0 501 500" draw:points="0,500 501,500 501,0 0,0">
          <text:p/>
        </draw:polygon>
        <draw:polygon draw:style-name="gr6" draw:text-style-name="P6" draw:layer="layout" svg:width="0.5cm" svg:height="0.5cm" svg:x="10.241cm" svg:y="10.659cm" svg:viewBox="0 0 501 501" draw:points="0,501 501,501 501,0 0,0">
          <text:p/>
        </draw:polygon>
        <draw:polygon draw:style-name="gr15" draw:text-style-name="P15" draw:layer="layout" svg:width="0.5cm" svg:height="0.5cm" svg:x="10.241cm" svg:y="11.159cm" svg:viewBox="0 0 501 501" draw:points="0,501 501,501 501,0 0,0">
          <text:p/>
        </draw:polygon>
        <draw:polygon draw:style-name="gr6" draw:text-style-name="P6" draw:layer="layout" svg:width="0.5cm" svg:height="0.499cm" svg:x="10.241cm" svg:y="11.66cm" svg:viewBox="0 0 501 500" draw:points="0,500 501,500 501,0 0,0">
          <text:p/>
        </draw:polygon>
        <draw:polygon draw:style-name="gr7" draw:text-style-name="P7" draw:layer="layout" svg:width="0.5cm" svg:height="0.5cm" svg:x="10.241cm" svg:y="12.159cm" svg:viewBox="0 0 501 501" draw:points="0,501 501,501 501,0 0,0">
          <text:p/>
        </draw:polygon>
        <draw:polygon draw:style-name="gr8" draw:text-style-name="P8" draw:layer="layout" svg:width="0.5cm" svg:height="0.499cm" svg:x="10.741cm" svg:y="2.16cm" svg:viewBox="0 0 501 500" draw:points="0,500 501,500 501,0 0,0">
          <text:p/>
        </draw:polygon>
        <draw:polygon draw:style-name="gr135" draw:text-style-name="P135" draw:layer="layout" svg:width="0.5cm" svg:height="0.5cm" svg:x="10.741cm" svg:y="2.659cm" svg:viewBox="0 0 501 501" draw:points="0,501 501,501 501,0 0,0">
          <text:p/>
        </draw:polygon>
        <draw:polygon draw:style-name="gr35" draw:text-style-name="P35" draw:layer="layout" svg:width="0.5cm" svg:height="0.5cm" svg:x="10.741cm" svg:y="3.159cm" svg:viewBox="0 0 501 501" draw:points="0,501 501,501 501,0 0,0">
          <text:p/>
        </draw:polygon>
        <draw:polygon draw:style-name="gr155" draw:text-style-name="P155" draw:layer="layout" svg:width="0.5cm" svg:height="0.499cm" svg:x="10.741cm" svg:y="3.66cm" svg:viewBox="0 0 501 500" draw:points="0,500 501,500 501,0 0,0">
          <text:p/>
        </draw:polygon>
        <draw:polygon draw:style-name="gr9" draw:text-style-name="P9" draw:layer="layout" svg:width="0.5cm" svg:height="0.5cm" svg:x="10.741cm" svg:y="4.159cm" svg:viewBox="0 0 501 501" draw:points="0,501 501,501 501,0 0,0">
          <text:p/>
        </draw:polygon>
        <draw:polygon draw:style-name="gr15" draw:text-style-name="P15" draw:layer="layout" svg:width="0.5cm" svg:height="0.5cm" svg:x="10.741cm" svg:y="4.659cm" svg:viewBox="0 0 501 501" draw:points="0,501 501,501 501,0 0,0">
          <text:p/>
        </draw:polygon>
        <draw:polygon draw:style-name="gr15" draw:text-style-name="P15" draw:layer="layout" svg:width="0.5cm" svg:height="0.499cm" svg:x="10.741cm" svg:y="5.16cm" svg:viewBox="0 0 501 500" draw:points="0,500 501,500 501,0 0,0">
          <text:p/>
        </draw:polygon>
        <draw:polygon draw:style-name="gr15" draw:text-style-name="P15" draw:layer="layout" svg:width="0.5cm" svg:height="0.5cm" svg:x="10.741cm" svg:y="5.659cm" svg:viewBox="0 0 501 501" draw:points="0,501 501,501 501,0 0,0">
          <text:p/>
        </draw:polygon>
        <draw:polygon draw:style-name="gr6" draw:text-style-name="P6" draw:layer="layout" svg:width="0.5cm" svg:height="0.5cm" svg:x="10.741cm" svg:y="6.159cm" svg:viewBox="0 0 501 501" draw:points="0,501 501,501 501,0 0,0">
          <text:p/>
        </draw:polygon>
        <draw:polygon draw:style-name="gr6" draw:text-style-name="P6" draw:layer="layout" svg:width="0.5cm" svg:height="0.5cm" svg:x="10.741cm" svg:y="6.659cm" svg:viewBox="0 0 501 501" draw:points="0,501 501,501 501,0 0,0">
          <text:p/>
        </draw:polygon>
        <draw:polygon draw:style-name="gr6" draw:text-style-name="P6" draw:layer="layout" svg:width="0.5cm" svg:height="0.5cm" svg:x="10.741cm" svg:y="7.159cm" svg:viewBox="0 0 501 501" draw:points="0,501 501,501 501,0 0,0">
          <text:p/>
        </draw:polygon>
        <draw:polygon draw:style-name="gr6" draw:text-style-name="P6" draw:layer="layout" svg:width="0.5cm" svg:height="0.5cm" svg:x="10.741cm" svg:y="7.659cm" svg:viewBox="0 0 501 501" draw:points="0,501 501,501 501,0 0,0">
          <text:p/>
        </draw:polygon>
        <draw:polygon draw:style-name="gr6" draw:text-style-name="P6" draw:layer="layout" svg:width="0.5cm" svg:height="0.5cm" svg:x="10.741cm" svg:y="8.159cm" svg:viewBox="0 0 501 501" draw:points="0,501 501,501 501,0 0,0">
          <text:p/>
        </draw:polygon>
        <draw:polygon draw:style-name="gr6" draw:text-style-name="P6" draw:layer="layout" svg:width="0.5cm" svg:height="0.5cm" svg:x="10.741cm" svg:y="8.659cm" svg:viewBox="0 0 501 501" draw:points="0,501 501,501 501,0 0,0">
          <text:p/>
        </draw:polygon>
        <draw:polygon draw:style-name="gr6" draw:text-style-name="P6" draw:layer="layout" svg:width="0.5cm" svg:height="0.5cm" svg:x="10.741cm" svg:y="9.159cm" svg:viewBox="0 0 501 501" draw:points="0,501 501,501 501,0 0,0">
          <text:p/>
        </draw:polygon>
        <draw:polygon draw:style-name="gr6" draw:text-style-name="P6" draw:layer="layout" svg:width="0.5cm" svg:height="0.5cm" svg:x="10.741cm" svg:y="9.659cm" svg:viewBox="0 0 501 501" draw:points="0,501 501,501 501,0 0,0">
          <text:p/>
        </draw:polygon>
        <draw:polygon draw:style-name="gr6" draw:text-style-name="P6" draw:layer="layout" svg:width="0.5cm" svg:height="0.499cm" svg:x="10.741cm" svg:y="10.16cm" svg:viewBox="0 0 501 500" draw:points="0,500 501,500 501,0 0,0">
          <text:p/>
        </draw:polygon>
        <draw:polygon draw:style-name="gr6" draw:text-style-name="P6" draw:layer="layout" svg:width="0.5cm" svg:height="0.5cm" svg:x="10.741cm" svg:y="10.659cm" svg:viewBox="0 0 501 501" draw:points="0,501 501,501 501,0 0,0">
          <text:p/>
        </draw:polygon>
        <draw:polygon draw:style-name="gr6" draw:text-style-name="P6" draw:layer="layout" svg:width="0.5cm" svg:height="0.5cm" svg:x="10.741cm" svg:y="11.159cm" svg:viewBox="0 0 501 501" draw:points="0,501 501,501 501,0 0,0">
          <text:p/>
        </draw:polygon>
        <draw:polygon draw:style-name="gr6" draw:text-style-name="P6" draw:layer="layout" svg:width="0.5cm" svg:height="0.499cm" svg:x="10.741cm" svg:y="11.66cm" svg:viewBox="0 0 501 500" draw:points="0,500 501,500 501,0 0,0">
          <text:p/>
        </draw:polygon>
        <draw:polygon draw:style-name="gr6" draw:text-style-name="P6" draw:layer="layout" svg:width="0.5cm" svg:height="0.5cm" svg:x="10.741cm" svg:y="12.159cm" svg:viewBox="0 0 501 501" draw:points="0,501 501,501 501,0 0,0">
          <text:p/>
        </draw:polygon>
        <draw:polygon draw:style-name="gr48" draw:text-style-name="P48" draw:layer="layout" svg:width="0.5cm" svg:height="0.499cm" svg:x="11.241cm" svg:y="2.16cm" svg:viewBox="0 0 501 500" draw:points="0,500 501,500 501,0 0,0">
          <text:p/>
        </draw:polygon>
        <draw:polygon draw:style-name="gr156" draw:text-style-name="P156" draw:layer="layout" svg:width="0.5cm" svg:height="0.5cm" svg:x="11.241cm" svg:y="2.659cm" svg:viewBox="0 0 501 501" draw:points="0,501 501,501 501,0 0,0">
          <text:p/>
        </draw:polygon>
        <draw:polygon draw:style-name="gr157" draw:text-style-name="P157" draw:layer="layout" svg:width="0.5cm" svg:height="0.5cm" svg:x="11.241cm" svg:y="3.159cm" svg:viewBox="0 0 501 501" draw:points="0,501 501,501 501,0 0,0">
          <text:p/>
        </draw:polygon>
        <draw:polygon draw:style-name="gr158" draw:text-style-name="P158" draw:layer="layout" svg:width="0.5cm" svg:height="0.499cm" svg:x="11.241cm" svg:y="3.66cm" svg:viewBox="0 0 501 500" draw:points="0,500 501,500 501,0 0,0">
          <text:p/>
        </draw:polygon>
        <draw:polygon draw:style-name="gr159" draw:text-style-name="P159" draw:layer="layout" svg:width="0.5cm" svg:height="0.5cm" svg:x="11.241cm" svg:y="4.159cm" svg:viewBox="0 0 501 501" draw:points="0,501 501,501 501,0 0,0">
          <text:p/>
        </draw:polygon>
        <draw:polygon draw:style-name="gr62" draw:text-style-name="P62" draw:layer="layout" svg:width="0.5cm" svg:height="0.5cm" svg:x="11.241cm" svg:y="4.659cm" svg:viewBox="0 0 501 501" draw:points="0,501 501,501 501,0 0,0">
          <text:p/>
        </draw:polygon>
        <draw:polygon draw:style-name="gr160" draw:text-style-name="P160" draw:layer="layout" svg:width="0.5cm" svg:height="0.499cm" svg:x="11.241cm" svg:y="5.16cm" svg:viewBox="0 0 501 500" draw:points="0,500 501,500 501,0 0,0">
          <text:p/>
        </draw:polygon>
        <draw:polygon draw:style-name="gr161" draw:text-style-name="P161" draw:layer="layout" svg:width="0.5cm" svg:height="0.5cm" svg:x="11.241cm" svg:y="5.659cm" svg:viewBox="0 0 501 501" draw:points="0,501 501,501 501,0 0,0">
          <text:p/>
        </draw:polygon>
        <draw:polygon draw:style-name="gr65" draw:text-style-name="P65" draw:layer="layout" svg:width="0.5cm" svg:height="0.5cm" svg:x="11.241cm" svg:y="6.159cm" svg:viewBox="0 0 501 501" draw:points="0,501 501,501 501,0 0,0">
          <text:p/>
        </draw:polygon>
        <draw:polygon draw:style-name="gr131" draw:text-style-name="P131" draw:layer="layout" svg:width="0.5cm" svg:height="0.5cm" svg:x="11.241cm" svg:y="6.659cm" svg:viewBox="0 0 501 501" draw:points="0,501 501,501 501,0 0,0">
          <text:p/>
        </draw:polygon>
        <draw:polygon draw:style-name="gr65" draw:text-style-name="P65" draw:layer="layout" svg:width="0.5cm" svg:height="0.5cm" svg:x="11.241cm" svg:y="7.159cm" svg:viewBox="0 0 501 501" draw:points="0,501 501,501 501,0 0,0">
          <text:p/>
        </draw:polygon>
        <draw:polygon draw:style-name="gr162" draw:text-style-name="P162" draw:layer="layout" svg:width="0.5cm" svg:height="0.5cm" svg:x="11.241cm" svg:y="7.659cm" svg:viewBox="0 0 501 501" draw:points="0,501 501,501 501,0 0,0">
          <text:p/>
        </draw:polygon>
        <draw:polygon draw:style-name="gr146" draw:text-style-name="P146" draw:layer="layout" svg:width="0.5cm" svg:height="0.5cm" svg:x="11.241cm" svg:y="8.159cm" svg:viewBox="0 0 501 501" draw:points="0,501 501,501 501,0 0,0">
          <text:p/>
        </draw:polygon>
        <draw:polygon draw:style-name="gr90" draw:text-style-name="P90" draw:layer="layout" svg:width="0.5cm" svg:height="0.5cm" svg:x="11.241cm" svg:y="8.659cm" svg:viewBox="0 0 501 501" draw:points="0,501 501,501 501,0 0,0">
          <text:p/>
        </draw:polygon>
        <draw:polygon draw:style-name="gr163" draw:text-style-name="P163" draw:layer="layout" svg:width="0.5cm" svg:height="0.5cm" svg:x="11.241cm" svg:y="9.159cm" svg:viewBox="0 0 501 501" draw:points="0,501 501,501 501,0 0,0">
          <text:p/>
        </draw:polygon>
        <draw:polygon draw:style-name="gr38" draw:text-style-name="P38" draw:layer="layout" svg:width="0.5cm" svg:height="0.5cm" svg:x="11.241cm" svg:y="9.659cm" svg:viewBox="0 0 501 501" draw:points="0,501 501,501 501,0 0,0">
          <text:p/>
        </draw:polygon>
        <draw:polygon draw:style-name="gr26" draw:text-style-name="P26" draw:layer="layout" svg:width="0.5cm" svg:height="0.499cm" svg:x="11.241cm" svg:y="10.16cm" svg:viewBox="0 0 501 500" draw:points="0,500 501,500 501,0 0,0">
          <text:p/>
        </draw:polygon>
        <draw:polygon draw:style-name="gr115" draw:text-style-name="P115" draw:layer="layout" svg:width="0.5cm" svg:height="0.5cm" svg:x="11.241cm" svg:y="10.659cm" svg:viewBox="0 0 501 501" draw:points="0,501 501,501 501,0 0,0">
          <text:p/>
        </draw:polygon>
        <draw:polygon draw:style-name="gr35" draw:text-style-name="P35" draw:layer="layout" svg:width="0.5cm" svg:height="0.5cm" svg:x="11.241cm" svg:y="11.159cm" svg:viewBox="0 0 501 501" draw:points="0,501 501,501 501,0 0,0">
          <text:p/>
        </draw:polygon>
        <draw:polygon draw:style-name="gr111" draw:text-style-name="P111" draw:layer="layout" svg:width="0.5cm" svg:height="0.499cm" svg:x="11.241cm" svg:y="11.66cm" svg:viewBox="0 0 501 500" draw:points="0,500 501,500 501,0 0,0">
          <text:p/>
        </draw:polygon>
        <draw:polygon draw:style-name="gr164" draw:text-style-name="P164" draw:layer="layout" svg:width="0.5cm" svg:height="0.5cm" svg:x="11.241cm" svg:y="12.159cm" svg:viewBox="0 0 501 501" draw:points="0,501 501,501 501,0 0,0">
          <text:p/>
        </draw:polygon>
        <draw:polygon draw:style-name="gr165" draw:text-style-name="P165" draw:layer="layout" svg:width="0.5cm" svg:height="0.499cm" svg:x="11.741cm" svg:y="2.16cm" svg:viewBox="0 0 501 500" draw:points="0,500 501,500 501,0 0,0">
          <text:p/>
        </draw:polygon>
        <draw:polygon draw:style-name="gr12" draw:text-style-name="P12" draw:layer="layout" svg:width="0.5cm" svg:height="0.5cm" svg:x="11.741cm" svg:y="2.659cm" svg:viewBox="0 0 501 501" draw:points="0,501 501,501 501,0 0,0">
          <text:p/>
        </draw:polygon>
        <draw:polygon draw:style-name="gr86" draw:text-style-name="P86" draw:layer="layout" svg:width="0.5cm" svg:height="0.5cm" svg:x="11.741cm" svg:y="3.159cm" svg:viewBox="0 0 501 501" draw:points="0,501 501,501 501,0 0,0">
          <text:p/>
        </draw:polygon>
        <draw:polygon draw:style-name="gr166" draw:text-style-name="P166" draw:layer="layout" svg:width="0.5cm" svg:height="0.499cm" svg:x="11.741cm" svg:y="3.66cm" svg:viewBox="0 0 501 500" draw:points="0,500 501,500 501,0 0,0">
          <text:p/>
        </draw:polygon>
        <draw:polygon draw:style-name="gr167" draw:text-style-name="P167" draw:layer="layout" svg:width="0.5cm" svg:height="0.5cm" svg:x="11.741cm" svg:y="4.159cm" svg:viewBox="0 0 501 501" draw:points="0,501 501,501 501,0 0,0">
          <text:p/>
        </draw:polygon>
        <draw:polygon draw:style-name="gr7" draw:text-style-name="P7" draw:layer="layout" svg:width="0.5cm" svg:height="0.5cm" svg:x="11.741cm" svg:y="4.659cm" svg:viewBox="0 0 501 501" draw:points="0,501 501,501 501,0 0,0">
          <text:p/>
        </draw:polygon>
        <draw:polygon draw:style-name="gr6" draw:text-style-name="P6" draw:layer="layout" svg:width="0.5cm" svg:height="0.499cm" svg:x="11.741cm" svg:y="5.16cm" svg:viewBox="0 0 501 500" draw:points="0,500 501,500 501,0 0,0">
          <text:p/>
        </draw:polygon>
        <draw:polygon draw:style-name="gr15" draw:text-style-name="P15" draw:layer="layout" svg:width="0.5cm" svg:height="0.5cm" svg:x="11.741cm" svg:y="5.659cm" svg:viewBox="0 0 501 501" draw:points="0,501 501,501 501,0 0,0">
          <text:p/>
        </draw:polygon>
        <draw:polygon draw:style-name="gr7" draw:text-style-name="P7" draw:layer="layout" svg:width="0.5cm" svg:height="0.5cm" svg:x="11.741cm" svg:y="6.159cm" svg:viewBox="0 0 501 501" draw:points="0,501 501,501 501,0 0,0">
          <text:p/>
        </draw:polygon>
        <draw:polygon draw:style-name="gr7" draw:text-style-name="P7" draw:layer="layout" svg:width="0.5cm" svg:height="0.5cm" svg:x="11.741cm" svg:y="6.659cm" svg:viewBox="0 0 501 501" draw:points="0,501 501,501 501,0 0,0">
          <text:p/>
        </draw:polygon>
        <draw:polygon draw:style-name="gr15" draw:text-style-name="P15" draw:layer="layout" svg:width="0.5cm" svg:height="0.5cm" svg:x="11.741cm" svg:y="7.159cm" svg:viewBox="0 0 501 501" draw:points="0,501 501,501 501,0 0,0">
          <text:p/>
        </draw:polygon>
        <draw:polygon draw:style-name="gr6" draw:text-style-name="P6" draw:layer="layout" svg:width="0.5cm" svg:height="0.5cm" svg:x="11.741cm" svg:y="7.659cm" svg:viewBox="0 0 501 501" draw:points="0,501 501,501 501,0 0,0">
          <text:p/>
        </draw:polygon>
        <draw:polygon draw:style-name="gr15" draw:text-style-name="P15" draw:layer="layout" svg:width="0.5cm" svg:height="0.5cm" svg:x="11.741cm" svg:y="8.159cm" svg:viewBox="0 0 501 501" draw:points="0,501 501,501 501,0 0,0">
          <text:p/>
        </draw:polygon>
        <draw:polygon draw:style-name="gr6" draw:text-style-name="P6" draw:layer="layout" svg:width="0.5cm" svg:height="0.5cm" svg:x="11.741cm" svg:y="8.659cm" svg:viewBox="0 0 501 501" draw:points="0,501 501,501 501,0 0,0">
          <text:p/>
        </draw:polygon>
        <draw:polygon draw:style-name="gr6" draw:text-style-name="P6" draw:layer="layout" svg:width="0.5cm" svg:height="0.5cm" svg:x="11.741cm" svg:y="9.159cm" svg:viewBox="0 0 501 501" draw:points="0,501 501,501 501,0 0,0">
          <text:p/>
        </draw:polygon>
        <draw:polygon draw:style-name="gr6" draw:text-style-name="P6" draw:layer="layout" svg:width="0.5cm" svg:height="0.5cm" svg:x="11.741cm" svg:y="9.659cm" svg:viewBox="0 0 501 501" draw:points="0,501 501,501 501,0 0,0">
          <text:p/>
        </draw:polygon>
        <draw:polygon draw:style-name="gr15" draw:text-style-name="P15" draw:layer="layout" svg:width="0.5cm" svg:height="0.499cm" svg:x="11.741cm" svg:y="10.16cm" svg:viewBox="0 0 501 500" draw:points="0,500 501,500 501,0 0,0">
          <text:p/>
        </draw:polygon>
        <draw:polygon draw:style-name="gr168" draw:text-style-name="P168" draw:layer="layout" svg:width="0.5cm" svg:height="0.5cm" svg:x="11.741cm" svg:y="10.659cm" svg:viewBox="0 0 501 501" draw:points="0,501 501,501 501,0 0,0">
          <text:p/>
        </draw:polygon>
        <draw:polygon draw:style-name="gr54" draw:text-style-name="P54" draw:layer="layout" svg:width="0.5cm" svg:height="0.5cm" svg:x="11.741cm" svg:y="11.159cm" svg:viewBox="0 0 501 501" draw:points="0,501 501,501 501,0 0,0">
          <text:p/>
        </draw:polygon>
        <draw:polygon draw:style-name="gr6" draw:text-style-name="P6" draw:layer="layout" svg:width="0.5cm" svg:height="0.499cm" svg:x="11.741cm" svg:y="11.66cm" svg:viewBox="0 0 501 500" draw:points="0,500 501,500 501,0 0,0">
          <text:p/>
        </draw:polygon>
        <draw:polygon draw:style-name="gr6" draw:text-style-name="P6" draw:layer="layout" svg:width="0.5cm" svg:height="0.5cm" svg:x="11.741cm" svg:y="12.159cm" svg:viewBox="0 0 501 501" draw:points="0,501 501,501 501,0 0,0">
          <text:p/>
        </draw:polygon>
        <draw:polygon draw:style-name="gr127" draw:text-style-name="P127" draw:layer="layout" svg:width="0.5cm" svg:height="0.499cm" svg:x="12.241cm" svg:y="2.16cm" svg:viewBox="0 0 501 500" draw:points="0,500 501,500 501,0 0,0">
          <text:p/>
        </draw:polygon>
        <draw:polygon draw:style-name="gr169" draw:text-style-name="P169" draw:layer="layout" svg:width="0.5cm" svg:height="0.5cm" svg:x="12.241cm" svg:y="2.659cm" svg:viewBox="0 0 501 501" draw:points="0,501 501,501 501,0 0,0">
          <text:p/>
        </draw:polygon>
        <draw:polygon draw:style-name="gr170" draw:text-style-name="P170" draw:layer="layout" svg:width="0.5cm" svg:height="0.5cm" svg:x="12.241cm" svg:y="3.159cm" svg:viewBox="0 0 501 501" draw:points="0,501 501,501 501,0 0,0">
          <text:p/>
        </draw:polygon>
        <draw:polygon draw:style-name="gr136" draw:text-style-name="P136" draw:layer="layout" svg:width="0.5cm" svg:height="0.499cm" svg:x="12.241cm" svg:y="3.66cm" svg:viewBox="0 0 501 500" draw:points="0,500 501,500 501,0 0,0">
          <text:p/>
        </draw:polygon>
        <draw:polygon draw:style-name="gr171" draw:text-style-name="P171" draw:layer="layout" svg:width="0.5cm" svg:height="0.5cm" svg:x="12.241cm" svg:y="4.159cm" svg:viewBox="0 0 501 501" draw:points="0,501 501,501 501,0 0,0">
          <text:p/>
        </draw:polygon>
        <draw:polygon draw:style-name="gr172" draw:text-style-name="P172" draw:layer="layout" svg:width="0.5cm" svg:height="0.5cm" svg:x="12.241cm" svg:y="4.659cm" svg:viewBox="0 0 501 501" draw:points="0,501 501,501 501,0 0,0">
          <text:p/>
        </draw:polygon>
        <draw:polygon draw:style-name="gr42" draw:text-style-name="P42" draw:layer="layout" svg:width="0.5cm" svg:height="0.499cm" svg:x="12.241cm" svg:y="5.16cm" svg:viewBox="0 0 501 500" draw:points="0,500 501,500 501,0 0,0">
          <text:p/>
        </draw:polygon>
        <draw:polygon draw:style-name="gr173" draw:text-style-name="P173" draw:layer="layout" svg:width="0.5cm" svg:height="0.5cm" svg:x="12.241cm" svg:y="5.659cm" svg:viewBox="0 0 501 501" draw:points="0,501 501,501 501,0 0,0">
          <text:p/>
        </draw:polygon>
        <draw:polygon draw:style-name="gr174" draw:text-style-name="P174" draw:layer="layout" svg:width="0.5cm" svg:height="0.5cm" svg:x="12.241cm" svg:y="6.159cm" svg:viewBox="0 0 501 501" draw:points="0,501 501,501 501,0 0,0">
          <text:p/>
        </draw:polygon>
        <draw:polygon draw:style-name="gr41" draw:text-style-name="P41" draw:layer="layout" svg:width="0.5cm" svg:height="0.5cm" svg:x="12.241cm" svg:y="6.659cm" svg:viewBox="0 0 501 501" draw:points="0,501 501,501 501,0 0,0">
          <text:p/>
        </draw:polygon>
        <draw:polygon draw:style-name="gr175" draw:text-style-name="P175" draw:layer="layout" svg:width="0.5cm" svg:height="0.5cm" svg:x="12.241cm" svg:y="7.159cm" svg:viewBox="0 0 501 501" draw:points="0,501 501,501 501,0 0,0">
          <text:p/>
        </draw:polygon>
        <draw:polygon draw:style-name="gr176" draw:text-style-name="P176" draw:layer="layout" svg:width="0.5cm" svg:height="0.5cm" svg:x="12.241cm" svg:y="7.659cm" svg:viewBox="0 0 501 501" draw:points="0,501 501,501 501,0 0,0">
          <text:p/>
        </draw:polygon>
        <draw:polygon draw:style-name="gr87" draw:text-style-name="P87" draw:layer="layout" svg:width="0.5cm" svg:height="0.5cm" svg:x="12.241cm" svg:y="8.159cm" svg:viewBox="0 0 501 501" draw:points="0,501 501,501 501,0 0,0">
          <text:p/>
        </draw:polygon>
        <draw:polygon draw:style-name="gr142" draw:text-style-name="P142" draw:layer="layout" svg:width="0.5cm" svg:height="0.5cm" svg:x="12.241cm" svg:y="8.659cm" svg:viewBox="0 0 501 501" draw:points="0,501 501,501 501,0 0,0">
          <text:p/>
        </draw:polygon>
        <draw:polygon draw:style-name="gr155" draw:text-style-name="P155" draw:layer="layout" svg:width="0.5cm" svg:height="0.5cm" svg:x="12.241cm" svg:y="9.159cm" svg:viewBox="0 0 501 501" draw:points="0,501 501,501 501,0 0,0">
          <text:p/>
        </draw:polygon>
        <draw:polygon draw:style-name="gr15" draw:text-style-name="P15" draw:layer="layout" svg:width="0.5cm" svg:height="0.5cm" svg:x="12.241cm" svg:y="9.659cm" svg:viewBox="0 0 501 501" draw:points="0,501 501,501 501,0 0,0">
          <text:p/>
        </draw:polygon>
        <draw:polygon draw:style-name="gr15" draw:text-style-name="P15" draw:layer="layout" svg:width="0.5cm" svg:height="0.499cm" svg:x="12.241cm" svg:y="10.16cm" svg:viewBox="0 0 501 500" draw:points="0,500 501,500 501,0 0,0">
          <text:p/>
        </draw:polygon>
        <draw:polygon draw:style-name="gr15" draw:text-style-name="P15" draw:layer="layout" svg:width="0.5cm" svg:height="0.5cm" svg:x="12.241cm" svg:y="10.659cm" svg:viewBox="0 0 501 501" draw:points="0,501 501,501 501,0 0,0">
          <text:p/>
        </draw:polygon>
        <draw:polygon draw:style-name="gr6" draw:text-style-name="P6" draw:layer="layout" svg:width="0.5cm" svg:height="0.5cm" svg:x="12.241cm" svg:y="11.159cm" svg:viewBox="0 0 501 501" draw:points="0,501 501,501 501,0 0,0">
          <text:p/>
        </draw:polygon>
        <draw:polygon draw:style-name="gr6" draw:text-style-name="P6" draw:layer="layout" svg:width="0.5cm" svg:height="0.499cm" svg:x="12.241cm" svg:y="11.66cm" svg:viewBox="0 0 501 500" draw:points="0,500 501,500 501,0 0,0">
          <text:p/>
        </draw:polygon>
        <draw:polygon draw:style-name="gr7" draw:text-style-name="P7" draw:layer="layout" svg:width="0.5cm" svg:height="0.5cm" svg:x="12.241cm" svg:y="12.159cm" svg:viewBox="0 0 501 501" draw:points="0,501 501,501 501,0 0,0">
          <text:p/>
        </draw:polygon>
        <draw:polygon draw:style-name="gr73" draw:text-style-name="P73" draw:layer="layout" svg:width="0.5cm" svg:height="0.499cm" svg:x="12.741cm" svg:y="2.16cm" svg:viewBox="0 0 501 500" draw:points="0,500 501,500 501,0 0,0">
          <text:p/>
        </draw:polygon>
        <draw:polygon draw:style-name="gr127" draw:text-style-name="P127" draw:layer="layout" svg:width="0.5cm" svg:height="0.5cm" svg:x="12.741cm" svg:y="2.659cm" svg:viewBox="0 0 501 501" draw:points="0,501 501,501 501,0 0,0">
          <text:p/>
        </draw:polygon>
        <draw:polygon draw:style-name="gr177" draw:text-style-name="P177" draw:layer="layout" svg:width="0.5cm" svg:height="0.5cm" svg:x="12.741cm" svg:y="3.159cm" svg:viewBox="0 0 501 501" draw:points="0,501 501,501 501,0 0,0">
          <text:p/>
        </draw:polygon>
        <draw:polygon draw:style-name="gr169" draw:text-style-name="P169" draw:layer="layout" svg:width="0.5cm" svg:height="0.499cm" svg:x="12.741cm" svg:y="3.66cm" svg:viewBox="0 0 501 500" draw:points="0,500 501,500 501,0 0,0">
          <text:p/>
        </draw:polygon>
        <draw:polygon draw:style-name="gr4" draw:text-style-name="P4" draw:layer="layout" svg:width="0.5cm" svg:height="0.5cm" svg:x="12.741cm" svg:y="4.159cm" svg:viewBox="0 0 501 501" draw:points="0,501 501,501 501,0 0,0">
          <text:p/>
        </draw:polygon>
        <draw:polygon draw:style-name="gr168" draw:text-style-name="P168" draw:layer="layout" svg:width="0.5cm" svg:height="0.5cm" svg:x="12.741cm" svg:y="4.659cm" svg:viewBox="0 0 501 501" draw:points="0,501 501,501 501,0 0,0">
          <text:p/>
        </draw:polygon>
        <draw:polygon draw:style-name="gr89" draw:text-style-name="P89" draw:layer="layout" svg:width="0.5cm" svg:height="0.499cm" svg:x="12.741cm" svg:y="5.16cm" svg:viewBox="0 0 501 500" draw:points="0,500 501,500 501,0 0,0">
          <text:p/>
        </draw:polygon>
        <draw:polygon draw:style-name="gr178" draw:text-style-name="P178" draw:layer="layout" svg:width="0.5cm" svg:height="0.5cm" svg:x="12.741cm" svg:y="5.659cm" svg:viewBox="0 0 501 501" draw:points="0,501 501,501 501,0 0,0">
          <text:p/>
        </draw:polygon>
        <draw:polygon draw:style-name="gr26" draw:text-style-name="P26" draw:layer="layout" svg:width="0.5cm" svg:height="0.5cm" svg:x="12.741cm" svg:y="6.159cm" svg:viewBox="0 0 501 501" draw:points="0,501 501,501 501,0 0,0">
          <text:p/>
        </draw:polygon>
        <draw:polygon draw:style-name="gr142" draw:text-style-name="P142" draw:layer="layout" svg:width="0.5cm" svg:height="0.5cm" svg:x="12.741cm" svg:y="6.659cm" svg:viewBox="0 0 501 501" draw:points="0,501 501,501 501,0 0,0">
          <text:p/>
        </draw:polygon>
        <draw:polygon draw:style-name="gr89" draw:text-style-name="P89" draw:layer="layout" svg:width="0.5cm" svg:height="0.5cm" svg:x="12.741cm" svg:y="7.159cm" svg:viewBox="0 0 501 501" draw:points="0,501 501,501 501,0 0,0">
          <text:p/>
        </draw:polygon>
        <draw:polygon draw:style-name="gr15" draw:text-style-name="P15" draw:layer="layout" svg:width="0.5cm" svg:height="0.5cm" svg:x="12.741cm" svg:y="7.659cm" svg:viewBox="0 0 501 501" draw:points="0,501 501,501 501,0 0,0">
          <text:p/>
        </draw:polygon>
        <draw:polygon draw:style-name="gr9" draw:text-style-name="P9" draw:layer="layout" svg:width="0.5cm" svg:height="0.5cm" svg:x="12.741cm" svg:y="8.159cm" svg:viewBox="0 0 501 501" draw:points="0,501 501,501 501,0 0,0">
          <text:p/>
        </draw:polygon>
        <draw:polygon draw:style-name="gr6" draw:text-style-name="P6" draw:layer="layout" svg:width="0.5cm" svg:height="0.5cm" svg:x="12.741cm" svg:y="8.659cm" svg:viewBox="0 0 501 501" draw:points="0,501 501,501 501,0 0,0">
          <text:p/>
        </draw:polygon>
        <draw:polygon draw:style-name="gr6" draw:text-style-name="P6" draw:layer="layout" svg:width="0.5cm" svg:height="0.5cm" svg:x="12.741cm" svg:y="9.159cm" svg:viewBox="0 0 501 501" draw:points="0,501 501,501 501,0 0,0">
          <text:p/>
        </draw:polygon>
        <draw:polygon draw:style-name="gr6" draw:text-style-name="P6" draw:layer="layout" svg:width="0.5cm" svg:height="0.5cm" svg:x="12.741cm" svg:y="9.659cm" svg:viewBox="0 0 501 501" draw:points="0,501 501,501 501,0 0,0">
          <text:p/>
        </draw:polygon>
        <draw:polygon draw:style-name="gr26" draw:text-style-name="P26" draw:layer="layout" svg:width="0.5cm" svg:height="0.499cm" svg:x="12.741cm" svg:y="10.16cm" svg:viewBox="0 0 501 500" draw:points="0,500 501,500 501,0 0,0">
          <text:p/>
        </draw:polygon>
        <draw:polygon draw:style-name="gr89" draw:text-style-name="P89" draw:layer="layout" svg:width="0.5cm" svg:height="0.5cm" svg:x="12.741cm" svg:y="10.659cm" svg:viewBox="0 0 501 501" draw:points="0,501 501,501 501,0 0,0">
          <text:p/>
        </draw:polygon>
        <draw:polygon draw:style-name="gr9" draw:text-style-name="P9" draw:layer="layout" svg:width="0.5cm" svg:height="0.5cm" svg:x="12.741cm" svg:y="11.159cm" svg:viewBox="0 0 501 501" draw:points="0,501 501,501 501,0 0,0">
          <text:p/>
        </draw:polygon>
        <draw:polygon draw:style-name="gr179" draw:text-style-name="P179" draw:layer="layout" svg:width="0.5cm" svg:height="0.499cm" svg:x="12.741cm" svg:y="11.66cm" svg:viewBox="0 0 501 500" draw:points="0,500 501,500 501,0 0,0">
          <text:p/>
        </draw:polygon>
        <draw:polygon draw:style-name="gr6" draw:text-style-name="P6" draw:layer="layout" svg:width="0.5cm" svg:height="0.5cm" svg:x="12.741cm" svg:y="12.159cm" svg:viewBox="0 0 501 501" draw:points="0,501 501,501 501,0 0,0">
          <text:p/>
        </draw:polygon>
        <draw:polygon draw:style-name="gr42" draw:text-style-name="P42" draw:layer="layout" svg:width="0.5cm" svg:height="0.499cm" svg:x="13.241cm" svg:y="2.16cm" svg:viewBox="0 0 501 500" draw:points="0,500 501,500 501,0 0,0">
          <text:p/>
        </draw:polygon>
        <draw:polygon draw:style-name="gr180" draw:text-style-name="P180" draw:layer="layout" svg:width="0.5cm" svg:height="0.5cm" svg:x="13.241cm" svg:y="2.659cm" svg:viewBox="0 0 501 501" draw:points="0,501 501,501 501,0 0,0">
          <text:p/>
        </draw:polygon>
        <draw:polygon draw:style-name="gr181" draw:text-style-name="P181" draw:layer="layout" svg:width="0.5cm" svg:height="0.5cm" svg:x="13.241cm" svg:y="3.159cm" svg:viewBox="0 0 501 501" draw:points="0,501 501,501 501,0 0,0">
          <text:p/>
        </draw:polygon>
        <draw:polygon draw:style-name="gr127" draw:text-style-name="P127" draw:layer="layout" svg:width="0.5cm" svg:height="0.499cm" svg:x="13.241cm" svg:y="3.66cm" svg:viewBox="0 0 501 500" draw:points="0,500 501,500 501,0 0,0">
          <text:p/>
        </draw:polygon>
        <draw:polygon draw:style-name="gr6" draw:text-style-name="P6" draw:layer="layout" svg:width="0.5cm" svg:height="0.5cm" svg:x="13.241cm" svg:y="4.159cm" svg:viewBox="0 0 501 501" draw:points="0,501 501,501 501,0 0,0">
          <text:p/>
        </draw:polygon>
        <draw:polygon draw:style-name="gr45" draw:text-style-name="P45" draw:layer="layout" svg:width="0.5cm" svg:height="0.5cm" svg:x="13.241cm" svg:y="4.659cm" svg:viewBox="0 0 501 501" draw:points="0,501 501,501 501,0 0,0">
          <text:p/>
        </draw:polygon>
        <draw:polygon draw:style-name="gr182" draw:text-style-name="P182" draw:layer="layout" svg:width="0.5cm" svg:height="0.499cm" svg:x="13.241cm" svg:y="5.16cm" svg:viewBox="0 0 501 500" draw:points="0,500 501,500 501,0 0,0">
          <text:p/>
        </draw:polygon>
        <draw:polygon draw:style-name="gr183" draw:text-style-name="P183" draw:layer="layout" svg:width="0.5cm" svg:height="0.5cm" svg:x="13.241cm" svg:y="5.659cm" svg:viewBox="0 0 501 501" draw:points="0,501 501,501 501,0 0,0">
          <text:p/>
        </draw:polygon>
        <draw:polygon draw:style-name="gr133" draw:text-style-name="P133" draw:layer="layout" svg:width="0.5cm" svg:height="0.5cm" svg:x="13.241cm" svg:y="6.159cm" svg:viewBox="0 0 501 501" draw:points="0,501 501,501 501,0 0,0">
          <text:p/>
        </draw:polygon>
        <draw:polygon draw:style-name="gr184" draw:text-style-name="P184" draw:layer="layout" svg:width="0.5cm" svg:height="0.5cm" svg:x="13.241cm" svg:y="6.659cm" svg:viewBox="0 0 501 501" draw:points="0,501 501,501 501,0 0,0">
          <text:p/>
        </draw:polygon>
        <draw:polygon draw:style-name="gr185" draw:text-style-name="P185" draw:layer="layout" svg:width="0.5cm" svg:height="0.5cm" svg:x="13.241cm" svg:y="7.159cm" svg:viewBox="0 0 501 501" draw:points="0,501 501,501 501,0 0,0">
          <text:p/>
        </draw:polygon>
        <draw:polygon draw:style-name="gr186" draw:text-style-name="P186" draw:layer="layout" svg:width="0.5cm" svg:height="0.5cm" svg:x="13.241cm" svg:y="7.659cm" svg:viewBox="0 0 501 501" draw:points="0,501 501,501 501,0 0,0">
          <text:p/>
        </draw:polygon>
        <draw:polygon draw:style-name="gr69" draw:text-style-name="P69" draw:layer="layout" svg:width="0.5cm" svg:height="0.5cm" svg:x="13.241cm" svg:y="8.159cm" svg:viewBox="0 0 501 501" draw:points="0,501 501,501 501,0 0,0">
          <text:p/>
        </draw:polygon>
        <draw:polygon draw:style-name="gr27" draw:text-style-name="P27" draw:layer="layout" svg:width="0.5cm" svg:height="0.5cm" svg:x="13.241cm" svg:y="8.659cm" svg:viewBox="0 0 501 501" draw:points="0,501 501,501 501,0 0,0">
          <text:p/>
        </draw:polygon>
        <draw:polygon draw:style-name="gr171" draw:text-style-name="P171" draw:layer="layout" svg:width="0.5cm" svg:height="0.5cm" svg:x="13.241cm" svg:y="9.159cm" svg:viewBox="0 0 501 501" draw:points="0,501 501,501 501,0 0,0">
          <text:p/>
        </draw:polygon>
        <draw:polygon draw:style-name="gr38" draw:text-style-name="P38" draw:layer="layout" svg:width="0.5cm" svg:height="0.5cm" svg:x="13.241cm" svg:y="9.659cm" svg:viewBox="0 0 501 501" draw:points="0,501 501,501 501,0 0,0">
          <text:p/>
        </draw:polygon>
        <draw:polygon draw:style-name="gr15" draw:text-style-name="P15" draw:layer="layout" svg:width="0.5cm" svg:height="0.499cm" svg:x="13.241cm" svg:y="10.16cm" svg:viewBox="0 0 501 500" draw:points="0,500 501,500 501,0 0,0">
          <text:p/>
        </draw:polygon>
        <draw:polygon draw:style-name="gr9" draw:text-style-name="P9" draw:layer="layout" svg:width="0.5cm" svg:height="0.5cm" svg:x="13.241cm" svg:y="10.659cm" svg:viewBox="0 0 501 501" draw:points="0,501 501,501 501,0 0,0">
          <text:p/>
        </draw:polygon>
        <draw:polygon draw:style-name="gr6" draw:text-style-name="P6" draw:layer="layout" svg:width="0.5cm" svg:height="0.5cm" svg:x="13.241cm" svg:y="11.159cm" svg:viewBox="0 0 501 501" draw:points="0,501 501,501 501,0 0,0">
          <text:p/>
        </draw:polygon>
        <draw:polygon draw:style-name="gr7" draw:text-style-name="P7" draw:layer="layout" svg:width="0.5cm" svg:height="0.499cm" svg:x="13.241cm" svg:y="11.66cm" svg:viewBox="0 0 501 500" draw:points="0,500 501,500 501,0 0,0">
          <text:p/>
        </draw:polygon>
        <draw:polygon draw:style-name="gr6" draw:text-style-name="P6" draw:layer="layout" svg:width="0.5cm" svg:height="0.5cm" svg:x="13.241cm" svg:y="12.159cm" svg:viewBox="0 0 501 501" draw:points="0,501 501,501 501,0 0,0">
          <text:p/>
        </draw:polygon>
        <draw:polygon draw:style-name="gr187" draw:text-style-name="P187" draw:layer="layout" svg:width="0.5cm" svg:height="0.499cm" svg:x="13.741cm" svg:y="2.16cm" svg:viewBox="0 0 501 500" draw:points="0,500 501,500 501,0 0,0">
          <text:p/>
        </draw:polygon>
        <draw:polygon draw:style-name="gr188" draw:text-style-name="P188" draw:layer="layout" svg:width="0.5cm" svg:height="0.5cm" svg:x="13.741cm" svg:y="2.659cm" svg:viewBox="0 0 501 501" draw:points="0,501 501,501 501,0 0,0">
          <text:p/>
        </draw:polygon>
        <draw:polygon draw:style-name="gr86" draw:text-style-name="P86" draw:layer="layout" svg:width="0.5cm" svg:height="0.5cm" svg:x="13.741cm" svg:y="3.159cm" svg:viewBox="0 0 501 501" draw:points="0,501 501,501 501,0 0,0">
          <text:p/>
        </draw:polygon>
        <draw:polygon draw:style-name="gr86" draw:text-style-name="P86" draw:layer="layout" svg:width="0.5cm" svg:height="0.499cm" svg:x="13.741cm" svg:y="3.66cm" svg:viewBox="0 0 501 500" draw:points="0,500 501,500 501,0 0,0">
          <text:p/>
        </draw:polygon>
        <draw:polygon draw:style-name="gr15" draw:text-style-name="P15" draw:layer="layout" svg:width="0.5cm" svg:height="0.5cm" svg:x="13.741cm" svg:y="4.159cm" svg:viewBox="0 0 501 501" draw:points="0,501 501,501 501,0 0,0">
          <text:p/>
        </draw:polygon>
        <draw:polygon draw:style-name="gr22" draw:text-style-name="P22" draw:layer="layout" svg:width="0.5cm" svg:height="0.5cm" svg:x="13.741cm" svg:y="4.659cm" svg:viewBox="0 0 501 501" draw:points="0,501 501,501 501,0 0,0">
          <text:p/>
        </draw:polygon>
        <draw:polygon draw:style-name="gr189" draw:text-style-name="P189" draw:layer="layout" svg:width="0.5cm" svg:height="0.499cm" svg:x="13.741cm" svg:y="5.16cm" svg:viewBox="0 0 501 500" draw:points="0,500 501,500 501,0 0,0">
          <text:p/>
        </draw:polygon>
        <draw:polygon draw:style-name="gr190" draw:text-style-name="P190" draw:layer="layout" svg:width="0.5cm" svg:height="0.5cm" svg:x="13.741cm" svg:y="5.659cm" svg:viewBox="0 0 501 501" draw:points="0,501 501,501 501,0 0,0">
          <text:p/>
        </draw:polygon>
        <draw:polygon draw:style-name="gr138" draw:text-style-name="P138" draw:layer="layout" svg:width="0.5cm" svg:height="0.5cm" svg:x="13.741cm" svg:y="6.159cm" svg:viewBox="0 0 501 501" draw:points="0,501 501,501 501,0 0,0">
          <text:p/>
        </draw:polygon>
        <draw:polygon draw:style-name="gr85" draw:text-style-name="P85" draw:layer="layout" svg:width="0.5cm" svg:height="0.5cm" svg:x="13.741cm" svg:y="6.659cm" svg:viewBox="0 0 501 501" draw:points="0,501 501,501 501,0 0,0">
          <text:p/>
        </draw:polygon>
        <draw:polygon draw:style-name="gr191" draw:text-style-name="P191" draw:layer="layout" svg:width="0.5cm" svg:height="0.5cm" svg:x="13.741cm" svg:y="7.159cm" svg:viewBox="0 0 501 501" draw:points="0,501 501,501 501,0 0,0">
          <text:p/>
        </draw:polygon>
        <draw:polygon draw:style-name="gr9" draw:text-style-name="P9" draw:layer="layout" svg:width="0.5cm" svg:height="0.5cm" svg:x="13.741cm" svg:y="7.659cm" svg:viewBox="0 0 501 501" draw:points="0,501 501,501 501,0 0,0">
          <text:p/>
        </draw:polygon>
        <draw:polygon draw:style-name="gr26" draw:text-style-name="P26" draw:layer="layout" svg:width="0.5cm" svg:height="0.5cm" svg:x="13.741cm" svg:y="8.159cm" svg:viewBox="0 0 501 501" draw:points="0,501 501,501 501,0 0,0">
          <text:p/>
        </draw:polygon>
        <draw:polygon draw:style-name="gr153" draw:text-style-name="P153" draw:layer="layout" svg:width="0.5cm" svg:height="0.5cm" svg:x="13.741cm" svg:y="8.659cm" svg:viewBox="0 0 501 501" draw:points="0,501 501,501 501,0 0,0">
          <text:p/>
        </draw:polygon>
        <draw:polygon draw:style-name="gr68" draw:text-style-name="P68" draw:layer="layout" svg:width="0.5cm" svg:height="0.5cm" svg:x="13.741cm" svg:y="9.159cm" svg:viewBox="0 0 501 501" draw:points="0,501 501,501 501,0 0,0">
          <text:p/>
        </draw:polygon>
        <draw:polygon draw:style-name="gr38" draw:text-style-name="P38" draw:layer="layout" svg:width="0.5cm" svg:height="0.5cm" svg:x="13.741cm" svg:y="9.659cm" svg:viewBox="0 0 501 501" draw:points="0,501 501,501 501,0 0,0">
          <text:p/>
        </draw:polygon>
        <draw:polygon draw:style-name="gr15" draw:text-style-name="P15" draw:layer="layout" svg:width="0.5cm" svg:height="0.499cm" svg:x="13.741cm" svg:y="10.16cm" svg:viewBox="0 0 501 500" draw:points="0,500 501,500 501,0 0,0">
          <text:p/>
        </draw:polygon>
        <draw:polygon draw:style-name="gr6" draw:text-style-name="P6" draw:layer="layout" svg:width="0.5cm" svg:height="0.5cm" svg:x="13.741cm" svg:y="10.659cm" svg:viewBox="0 0 501 501" draw:points="0,501 501,501 501,0 0,0">
          <text:p/>
        </draw:polygon>
        <draw:polygon draw:style-name="gr6" draw:text-style-name="P6" draw:layer="layout" svg:width="0.5cm" svg:height="0.5cm" svg:x="13.741cm" svg:y="11.159cm" svg:viewBox="0 0 501 501" draw:points="0,501 501,501 501,0 0,0">
          <text:p/>
        </draw:polygon>
        <draw:polygon draw:style-name="gr6" draw:text-style-name="P6" draw:layer="layout" svg:width="0.5cm" svg:height="0.499cm" svg:x="13.741cm" svg:y="11.66cm" svg:viewBox="0 0 501 500" draw:points="0,500 501,500 501,0 0,0">
          <text:p/>
        </draw:polygon>
        <draw:polygon draw:style-name="gr6" draw:text-style-name="P6" draw:layer="layout" svg:width="0.5cm" svg:height="0.5cm" svg:x="13.741cm" svg:y="12.159cm" svg:viewBox="0 0 501 501" draw:points="0,501 501,501 501,0 0,0">
          <text:p/>
        </draw:polygon>
        <draw:polygon draw:style-name="gr192" draw:text-style-name="P192" draw:layer="layout" svg:width="0.5cm" svg:height="0.499cm" svg:x="14.241cm" svg:y="2.16cm" svg:viewBox="0 0 501 500" draw:points="0,500 501,500 501,0 0,0">
          <text:p/>
        </draw:polygon>
        <draw:polygon draw:style-name="gr162" draw:text-style-name="P162" draw:layer="layout" svg:width="0.5cm" svg:height="0.5cm" svg:x="14.241cm" svg:y="2.659cm" svg:viewBox="0 0 501 501" draw:points="0,501 501,501 501,0 0,0">
          <text:p/>
        </draw:polygon>
        <draw:polygon draw:style-name="gr193" draw:text-style-name="P193" draw:layer="layout" svg:width="0.5cm" svg:height="0.5cm" svg:x="14.241cm" svg:y="3.159cm" svg:viewBox="0 0 501 501" draw:points="0,501 501,501 501,0 0,0">
          <text:p/>
        </draw:polygon>
        <draw:polygon draw:style-name="gr12" draw:text-style-name="P12" draw:layer="layout" svg:width="0.5cm" svg:height="0.499cm" svg:x="14.241cm" svg:y="3.66cm" svg:viewBox="0 0 501 500" draw:points="0,500 501,500 501,0 0,0">
          <text:p/>
        </draw:polygon>
        <draw:polygon draw:style-name="gr194" draw:text-style-name="P194" draw:layer="layout" svg:width="0.5cm" svg:height="0.5cm" svg:x="14.241cm" svg:y="4.159cm" svg:viewBox="0 0 501 501" draw:points="0,501 501,501 501,0 0,0">
          <text:p/>
        </draw:polygon>
        <draw:polygon draw:style-name="gr16" draw:text-style-name="P16" draw:layer="layout" svg:width="0.5cm" svg:height="0.5cm" svg:x="14.241cm" svg:y="4.659cm" svg:viewBox="0 0 501 501" draw:points="0,501 501,501 501,0 0,0">
          <text:p/>
        </draw:polygon>
        <draw:polygon draw:style-name="gr195" draw:text-style-name="P195" draw:layer="layout" svg:width="0.5cm" svg:height="0.499cm" svg:x="14.241cm" svg:y="5.16cm" svg:viewBox="0 0 501 500" draw:points="0,500 501,500 501,0 0,0">
          <text:p/>
        </draw:polygon>
        <draw:polygon draw:style-name="gr95" draw:text-style-name="P95" draw:layer="layout" svg:width="0.5cm" svg:height="0.5cm" svg:x="14.241cm" svg:y="5.659cm" svg:viewBox="0 0 501 501" draw:points="0,501 501,501 501,0 0,0">
          <text:p/>
        </draw:polygon>
        <draw:polygon draw:style-name="gr147" draw:text-style-name="P147" draw:layer="layout" svg:width="0.5cm" svg:height="0.5cm" svg:x="14.241cm" svg:y="6.159cm" svg:viewBox="0 0 501 501" draw:points="0,501 501,501 501,0 0,0">
          <text:p/>
        </draw:polygon>
        <draw:polygon draw:style-name="gr157" draw:text-style-name="P157" draw:layer="layout" svg:width="0.5cm" svg:height="0.5cm" svg:x="14.241cm" svg:y="6.659cm" svg:viewBox="0 0 501 501" draw:points="0,501 501,501 501,0 0,0">
          <text:p/>
        </draw:polygon>
        <draw:polygon draw:style-name="gr196" draw:text-style-name="P196" draw:layer="layout" svg:width="0.5cm" svg:height="0.5cm" svg:x="14.241cm" svg:y="7.159cm" svg:viewBox="0 0 501 501" draw:points="0,501 501,501 501,0 0,0">
          <text:p/>
        </draw:polygon>
        <draw:polygon draw:style-name="gr15" draw:text-style-name="P15" draw:layer="layout" svg:width="0.5cm" svg:height="0.5cm" svg:x="14.241cm" svg:y="7.659cm" svg:viewBox="0 0 501 501" draw:points="0,501 501,501 501,0 0,0">
          <text:p/>
        </draw:polygon>
        <draw:polygon draw:style-name="gr26" draw:text-style-name="P26" draw:layer="layout" svg:width="0.5cm" svg:height="0.5cm" svg:x="14.241cm" svg:y="8.159cm" svg:viewBox="0 0 501 501" draw:points="0,501 501,501 501,0 0,0">
          <text:p/>
        </draw:polygon>
        <draw:polygon draw:style-name="gr91" draw:text-style-name="P91" draw:layer="layout" svg:width="0.5cm" svg:height="0.5cm" svg:x="14.241cm" svg:y="8.659cm" svg:viewBox="0 0 501 501" draw:points="0,501 501,501 501,0 0,0">
          <text:p/>
        </draw:polygon>
        <draw:polygon draw:style-name="gr58" draw:text-style-name="P58" draw:layer="layout" svg:width="0.5cm" svg:height="0.5cm" svg:x="14.241cm" svg:y="9.159cm" svg:viewBox="0 0 501 501" draw:points="0,501 501,501 501,0 0,0">
          <text:p/>
        </draw:polygon>
        <draw:polygon draw:style-name="gr182" draw:text-style-name="P182" draw:layer="layout" svg:width="0.5cm" svg:height="0.5cm" svg:x="14.241cm" svg:y="9.659cm" svg:viewBox="0 0 501 501" draw:points="0,501 501,501 501,0 0,0">
          <text:p/>
        </draw:polygon>
        <draw:polygon draw:style-name="gr38" draw:text-style-name="P38" draw:layer="layout" svg:width="0.5cm" svg:height="0.499cm" svg:x="14.241cm" svg:y="10.16cm" svg:viewBox="0 0 501 500" draw:points="0,500 501,500 501,0 0,0">
          <text:p/>
        </draw:polygon>
        <draw:polygon draw:style-name="gr6" draw:text-style-name="P6" draw:layer="layout" svg:width="0.5cm" svg:height="0.5cm" svg:x="14.241cm" svg:y="10.659cm" svg:viewBox="0 0 501 501" draw:points="0,501 501,501 501,0 0,0">
          <text:p/>
        </draw:polygon>
        <draw:polygon draw:style-name="gr87" draw:text-style-name="P87" draw:layer="layout" svg:width="0.5cm" svg:height="0.5cm" svg:x="14.241cm" svg:y="11.159cm" svg:viewBox="0 0 501 501" draw:points="0,501 501,501 501,0 0,0">
          <text:p/>
        </draw:polygon>
        <draw:polygon draw:style-name="gr6" draw:text-style-name="P6" draw:layer="layout" svg:width="0.5cm" svg:height="0.499cm" svg:x="14.241cm" svg:y="11.66cm" svg:viewBox="0 0 501 500" draw:points="0,500 501,500 501,0 0,0">
          <text:p/>
        </draw:polygon>
        <draw:polygon draw:style-name="gr165" draw:text-style-name="P165" draw:layer="layout" svg:width="0.5cm" svg:height="0.5cm" svg:x="14.241cm" svg:y="12.159cm" svg:viewBox="0 0 501 501" draw:points="0,501 501,501 501,0 0,0">
          <text:p/>
        </draw:polygon>
        <draw:polygon draw:style-name="gr197" draw:text-style-name="P197" draw:layer="layout" svg:width="0.5cm" svg:height="0.499cm" svg:x="14.741cm" svg:y="2.16cm" svg:viewBox="0 0 501 500" draw:points="0,500 501,500 501,0 0,0">
          <text:p/>
        </draw:polygon>
        <draw:polygon draw:style-name="gr118" draw:text-style-name="P118" draw:layer="layout" svg:width="0.5cm" svg:height="0.5cm" svg:x="14.741cm" svg:y="2.659cm" svg:viewBox="0 0 501 501" draw:points="0,501 501,501 501,0 0,0">
          <text:p/>
        </draw:polygon>
        <draw:polygon draw:style-name="gr198" draw:text-style-name="P198" draw:layer="layout" svg:width="0.5cm" svg:height="0.5cm" svg:x="14.741cm" svg:y="3.159cm" svg:viewBox="0 0 501 501" draw:points="0,501 501,501 501,0 0,0">
          <text:p/>
        </draw:polygon>
        <draw:polygon draw:style-name="gr199" draw:text-style-name="P199" draw:layer="layout" svg:width="0.5cm" svg:height="0.499cm" svg:x="14.741cm" svg:y="3.66cm" svg:viewBox="0 0 501 500" draw:points="0,500 501,500 501,0 0,0">
          <text:p/>
        </draw:polygon>
        <draw:polygon draw:style-name="gr90" draw:text-style-name="P90" draw:layer="layout" svg:width="0.5cm" svg:height="0.5cm" svg:x="14.741cm" svg:y="4.159cm" svg:viewBox="0 0 501 501" draw:points="0,501 501,501 501,0 0,0">
          <text:p/>
        </draw:polygon>
        <draw:polygon draw:style-name="gr26" draw:text-style-name="P26" draw:layer="layout" svg:width="0.5cm" svg:height="0.5cm" svg:x="14.741cm" svg:y="4.659cm" svg:viewBox="0 0 501 501" draw:points="0,501 501,501 501,0 0,0">
          <text:p/>
        </draw:polygon>
        <draw:polygon draw:style-name="gr9" draw:text-style-name="P9" draw:layer="layout" svg:width="0.5cm" svg:height="0.499cm" svg:x="14.741cm" svg:y="5.16cm" svg:viewBox="0 0 501 500" draw:points="0,500 501,500 501,0 0,0">
          <text:p/>
        </draw:polygon>
        <draw:polygon draw:style-name="gr15" draw:text-style-name="P15" draw:layer="layout" svg:width="0.5cm" svg:height="0.5cm" svg:x="14.741cm" svg:y="5.659cm" svg:viewBox="0 0 501 501" draw:points="0,501 501,501 501,0 0,0">
          <text:p/>
        </draw:polygon>
        <draw:polygon draw:style-name="gr15" draw:text-style-name="P15" draw:layer="layout" svg:width="0.5cm" svg:height="0.5cm" svg:x="14.741cm" svg:y="6.159cm" svg:viewBox="0 0 501 501" draw:points="0,501 501,501 501,0 0,0">
          <text:p/>
        </draw:polygon>
        <draw:polygon draw:style-name="gr6" draw:text-style-name="P6" draw:layer="layout" svg:width="0.5cm" svg:height="0.5cm" svg:x="14.741cm" svg:y="6.659cm" svg:viewBox="0 0 501 501" draw:points="0,501 501,501 501,0 0,0">
          <text:p/>
        </draw:polygon>
        <draw:polygon draw:style-name="gr15" draw:text-style-name="P15" draw:layer="layout" svg:width="0.5cm" svg:height="0.5cm" svg:x="14.741cm" svg:y="7.159cm" svg:viewBox="0 0 501 501" draw:points="0,501 501,501 501,0 0,0">
          <text:p/>
        </draw:polygon>
        <draw:polygon draw:style-name="gr6" draw:text-style-name="P6" draw:layer="layout" svg:width="0.5cm" svg:height="0.5cm" svg:x="14.741cm" svg:y="7.659cm" svg:viewBox="0 0 501 501" draw:points="0,501 501,501 501,0 0,0">
          <text:p/>
        </draw:polygon>
        <draw:polygon draw:style-name="gr6" draw:text-style-name="P6" draw:layer="layout" svg:width="0.5cm" svg:height="0.5cm" svg:x="14.741cm" svg:y="8.159cm" svg:viewBox="0 0 501 501" draw:points="0,501 501,501 501,0 0,0">
          <text:p/>
        </draw:polygon>
        <draw:polygon draw:style-name="gr15" draw:text-style-name="P15" draw:layer="layout" svg:width="0.5cm" svg:height="0.5cm" svg:x="14.741cm" svg:y="8.659cm" svg:viewBox="0 0 501 501" draw:points="0,501 501,501 501,0 0,0">
          <text:p/>
        </draw:polygon>
        <draw:polygon draw:style-name="gr6" draw:text-style-name="P6" draw:layer="layout" svg:width="0.5cm" svg:height="0.5cm" svg:x="14.741cm" svg:y="9.159cm" svg:viewBox="0 0 501 501" draw:points="0,501 501,501 501,0 0,0">
          <text:p/>
        </draw:polygon>
        <draw:polygon draw:style-name="gr6" draw:text-style-name="P6" draw:layer="layout" svg:width="0.5cm" svg:height="0.5cm" svg:x="14.741cm" svg:y="9.659cm" svg:viewBox="0 0 501 501" draw:points="0,501 501,501 501,0 0,0">
          <text:p/>
        </draw:polygon>
        <draw:polygon draw:style-name="gr38" draw:text-style-name="P38" draw:layer="layout" svg:width="0.5cm" svg:height="0.499cm" svg:x="14.741cm" svg:y="10.16cm" svg:viewBox="0 0 501 500" draw:points="0,500 501,500 501,0 0,0">
          <text:p/>
        </draw:polygon>
        <draw:polygon draw:style-name="gr6" draw:text-style-name="P6" draw:layer="layout" svg:width="0.5cm" svg:height="0.5cm" svg:x="14.741cm" svg:y="10.659cm" svg:viewBox="0 0 501 501" draw:points="0,501 501,501 501,0 0,0">
          <text:p/>
        </draw:polygon>
        <draw:polygon draw:style-name="gr6" draw:text-style-name="P6" draw:layer="layout" svg:width="0.5cm" svg:height="0.5cm" svg:x="14.741cm" svg:y="11.159cm" svg:viewBox="0 0 501 501" draw:points="0,501 501,501 501,0 0,0">
          <text:p/>
        </draw:polygon>
        <draw:polygon draw:style-name="gr6" draw:text-style-name="P6" draw:layer="layout" svg:width="0.5cm" svg:height="0.499cm" svg:x="14.741cm" svg:y="11.66cm" svg:viewBox="0 0 501 500" draw:points="0,500 501,500 501,0 0,0">
          <text:p/>
        </draw:polygon>
        <draw:polygon draw:style-name="gr6" draw:text-style-name="P6" draw:layer="layout" svg:width="0.5cm" svg:height="0.5cm" svg:x="14.741cm" svg:y="12.159cm" svg:viewBox="0 0 501 501" draw:points="0,501 501,501 501,0 0,0">
          <text:p/>
        </draw:polygon>
        <draw:polygon draw:style-name="gr22" draw:text-style-name="P22" draw:layer="layout" svg:width="0.5cm" svg:height="0.499cm" svg:x="15.241cm" svg:y="2.16cm" svg:viewBox="0 0 501 500" draw:points="0,500 501,500 501,0 0,0">
          <text:p/>
        </draw:polygon>
        <draw:polygon draw:style-name="gr194" draw:text-style-name="P194" draw:layer="layout" svg:width="0.5cm" svg:height="0.5cm" svg:x="15.241cm" svg:y="2.659cm" svg:viewBox="0 0 501 501" draw:points="0,501 501,501 501,0 0,0">
          <text:p/>
        </draw:polygon>
        <draw:polygon draw:style-name="gr200" draw:text-style-name="P200" draw:layer="layout" svg:width="0.5cm" svg:height="0.5cm" svg:x="15.241cm" svg:y="3.159cm" svg:viewBox="0 0 501 501" draw:points="0,501 501,501 501,0 0,0">
          <text:p/>
        </draw:polygon>
        <draw:polygon draw:style-name="gr112" draw:text-style-name="P112" draw:layer="layout" svg:width="0.5cm" svg:height="0.499cm" svg:x="15.241cm" svg:y="3.66cm" svg:viewBox="0 0 501 500" draw:points="0,500 501,500 501,0 0,0">
          <text:p/>
        </draw:polygon>
        <draw:polygon draw:style-name="gr33" draw:text-style-name="P33" draw:layer="layout" svg:width="0.5cm" svg:height="0.5cm" svg:x="15.241cm" svg:y="4.159cm" svg:viewBox="0 0 501 501" draw:points="0,501 501,501 501,0 0,0">
          <text:p/>
        </draw:polygon>
        <draw:polygon draw:style-name="gr201" draw:text-style-name="P201" draw:layer="layout" svg:width="0.5cm" svg:height="0.5cm" svg:x="15.241cm" svg:y="4.659cm" svg:viewBox="0 0 501 501" draw:points="0,501 501,501 501,0 0,0">
          <text:p/>
        </draw:polygon>
        <draw:polygon draw:style-name="gr183" draw:text-style-name="P183" draw:layer="layout" svg:width="0.5cm" svg:height="0.499cm" svg:x="15.241cm" svg:y="5.16cm" svg:viewBox="0 0 501 500" draw:points="0,500 501,500 501,0 0,0">
          <text:p/>
        </draw:polygon>
        <draw:polygon draw:style-name="gr202" draw:text-style-name="P202" draw:layer="layout" svg:width="0.5cm" svg:height="0.5cm" svg:x="15.241cm" svg:y="5.659cm" svg:viewBox="0 0 501 501" draw:points="0,501 501,501 501,0 0,0">
          <text:p/>
        </draw:polygon>
        <draw:polygon draw:style-name="gr203" draw:text-style-name="P203" draw:layer="layout" svg:width="0.5cm" svg:height="0.5cm" svg:x="15.241cm" svg:y="6.159cm" svg:viewBox="0 0 501 501" draw:points="0,501 501,501 501,0 0,0">
          <text:p/>
        </draw:polygon>
        <draw:polygon draw:style-name="gr204" draw:text-style-name="P204" draw:layer="layout" svg:width="0.5cm" svg:height="0.5cm" svg:x="15.241cm" svg:y="6.659cm" svg:viewBox="0 0 501 501" draw:points="0,501 501,501 501,0 0,0">
          <text:p/>
        </draw:polygon>
        <draw:polygon draw:style-name="gr205" draw:text-style-name="P205" draw:layer="layout" svg:width="0.5cm" svg:height="0.5cm" svg:x="15.241cm" svg:y="7.159cm" svg:viewBox="0 0 501 501" draw:points="0,501 501,501 501,0 0,0">
          <text:p/>
        </draw:polygon>
        <draw:polygon draw:style-name="gr15" draw:text-style-name="P15" draw:layer="layout" svg:width="0.5cm" svg:height="0.5cm" svg:x="15.241cm" svg:y="7.659cm" svg:viewBox="0 0 501 501" draw:points="0,501 501,501 501,0 0,0">
          <text:p/>
        </draw:polygon>
        <draw:polygon draw:style-name="gr115" draw:text-style-name="P115" draw:layer="layout" svg:width="0.5cm" svg:height="0.5cm" svg:x="15.241cm" svg:y="8.159cm" svg:viewBox="0 0 501 501" draw:points="0,501 501,501 501,0 0,0">
          <text:p/>
        </draw:polygon>
        <draw:polygon draw:style-name="gr87" draw:text-style-name="P87" draw:layer="layout" svg:width="0.5cm" svg:height="0.5cm" svg:x="15.241cm" svg:y="8.659cm" svg:viewBox="0 0 501 501" draw:points="0,501 501,501 501,0 0,0">
          <text:p/>
        </draw:polygon>
        <draw:polygon draw:style-name="gr141" draw:text-style-name="P141" draw:layer="layout" svg:width="0.5cm" svg:height="0.5cm" svg:x="15.241cm" svg:y="9.159cm" svg:viewBox="0 0 501 501" draw:points="0,501 501,501 501,0 0,0">
          <text:p/>
        </draw:polygon>
        <draw:polygon draw:style-name="gr38" draw:text-style-name="P38" draw:layer="layout" svg:width="0.5cm" svg:height="0.5cm" svg:x="15.241cm" svg:y="9.659cm" svg:viewBox="0 0 501 501" draw:points="0,501 501,501 501,0 0,0">
          <text:p/>
        </draw:polygon>
        <draw:polygon draw:style-name="gr206" draw:text-style-name="P206" draw:layer="layout" svg:width="0.5cm" svg:height="0.499cm" svg:x="15.241cm" svg:y="10.16cm" svg:viewBox="0 0 501 500" draw:points="0,500 501,500 501,0 0,0">
          <text:p/>
        </draw:polygon>
        <draw:polygon draw:style-name="gr89" draw:text-style-name="P89" draw:layer="layout" svg:width="0.5cm" svg:height="0.5cm" svg:x="15.241cm" svg:y="10.659cm" svg:viewBox="0 0 501 501" draw:points="0,501 501,501 501,0 0,0">
          <text:p/>
        </draw:polygon>
        <draw:polygon draw:style-name="gr89" draw:text-style-name="P89" draw:layer="layout" svg:width="0.5cm" svg:height="0.5cm" svg:x="15.241cm" svg:y="11.159cm" svg:viewBox="0 0 501 501" draw:points="0,501 501,501 501,0 0,0">
          <text:p/>
        </draw:polygon>
        <draw:polygon draw:style-name="gr6" draw:text-style-name="P6" draw:layer="layout" svg:width="0.5cm" svg:height="0.499cm" svg:x="15.241cm" svg:y="11.66cm" svg:viewBox="0 0 501 500" draw:points="0,500 501,500 501,0 0,0">
          <text:p/>
        </draw:polygon>
        <draw:polygon draw:style-name="gr15" draw:text-style-name="P15" draw:layer="layout" svg:width="0.5cm" svg:height="0.5cm" svg:x="15.241cm" svg:y="12.159cm" svg:viewBox="0 0 501 501" draw:points="0,501 501,501 501,0 0,0">
          <text:p/>
        </draw:polygon>
        <draw:polygon draw:style-name="gr207" draw:text-style-name="P207" draw:layer="layout" svg:width="0.5cm" svg:height="0.499cm" svg:x="15.741cm" svg:y="2.16cm" svg:viewBox="0 0 501 500" draw:points="0,500 501,500 501,0 0,0">
          <text:p/>
        </draw:polygon>
        <draw:polygon draw:style-name="gr51" draw:text-style-name="P51" draw:layer="layout" svg:width="0.5cm" svg:height="0.5cm" svg:x="15.741cm" svg:y="2.659cm" svg:viewBox="0 0 501 501" draw:points="0,501 501,501 501,0 0,0">
          <text:p/>
        </draw:polygon>
        <draw:polygon draw:style-name="gr107" draw:text-style-name="P107" draw:layer="layout" svg:width="0.5cm" svg:height="0.5cm" svg:x="15.741cm" svg:y="3.159cm" svg:viewBox="0 0 501 501" draw:points="0,501 501,501 501,0 0,0">
          <text:p/>
        </draw:polygon>
        <draw:polygon draw:style-name="gr199" draw:text-style-name="P199" draw:layer="layout" svg:width="0.5cm" svg:height="0.499cm" svg:x="15.741cm" svg:y="3.66cm" svg:viewBox="0 0 501 500" draw:points="0,500 501,500 501,0 0,0">
          <text:p/>
        </draw:polygon>
        <draw:polygon draw:style-name="gr199" draw:text-style-name="P199" draw:layer="layout" svg:width="0.5cm" svg:height="0.5cm" svg:x="15.741cm" svg:y="4.159cm" svg:viewBox="0 0 501 501" draw:points="0,501 501,501 501,0 0,0">
          <text:p/>
        </draw:polygon>
        <draw:polygon draw:style-name="gr6" draw:text-style-name="P6" draw:layer="layout" svg:width="0.5cm" svg:height="0.5cm" svg:x="15.741cm" svg:y="4.659cm" svg:viewBox="0 0 501 501" draw:points="0,501 501,501 501,0 0,0">
          <text:p/>
        </draw:polygon>
        <draw:polygon draw:style-name="gr15" draw:text-style-name="P15" draw:layer="layout" svg:width="0.5cm" svg:height="0.499cm" svg:x="15.741cm" svg:y="5.16cm" svg:viewBox="0 0 501 500" draw:points="0,500 501,500 501,0 0,0">
          <text:p/>
        </draw:polygon>
        <draw:polygon draw:style-name="gr6" draw:text-style-name="P6" draw:layer="layout" svg:width="0.5cm" svg:height="0.5cm" svg:x="15.741cm" svg:y="5.659cm" svg:viewBox="0 0 501 501" draw:points="0,501 501,501 501,0 0,0">
          <text:p/>
        </draw:polygon>
        <draw:polygon draw:style-name="gr6" draw:text-style-name="P6" draw:layer="layout" svg:width="0.5cm" svg:height="0.5cm" svg:x="15.741cm" svg:y="6.159cm" svg:viewBox="0 0 501 501" draw:points="0,501 501,501 501,0 0,0">
          <text:p/>
        </draw:polygon>
        <draw:polygon draw:style-name="gr6" draw:text-style-name="P6" draw:layer="layout" svg:width="0.5cm" svg:height="0.5cm" svg:x="15.741cm" svg:y="6.659cm" svg:viewBox="0 0 501 501" draw:points="0,501 501,501 501,0 0,0">
          <text:p/>
        </draw:polygon>
        <draw:polygon draw:style-name="gr6" draw:text-style-name="P6" draw:layer="layout" svg:width="0.5cm" svg:height="0.5cm" svg:x="15.741cm" svg:y="7.159cm" svg:viewBox="0 0 501 501" draw:points="0,501 501,501 501,0 0,0">
          <text:p/>
        </draw:polygon>
        <draw:polygon draw:style-name="gr6" draw:text-style-name="P6" draw:layer="layout" svg:width="0.5cm" svg:height="0.5cm" svg:x="15.741cm" svg:y="7.659cm" svg:viewBox="0 0 501 501" draw:points="0,501 501,501 501,0 0,0">
          <text:p/>
        </draw:polygon>
        <draw:polygon draw:style-name="gr6" draw:text-style-name="P6" draw:layer="layout" svg:width="0.5cm" svg:height="0.5cm" svg:x="15.741cm" svg:y="8.159cm" svg:viewBox="0 0 501 501" draw:points="0,501 501,501 501,0 0,0">
          <text:p/>
        </draw:polygon>
        <draw:polygon draw:style-name="gr89" draw:text-style-name="P89" draw:layer="layout" svg:width="0.5cm" svg:height="0.5cm" svg:x="15.741cm" svg:y="8.659cm" svg:viewBox="0 0 501 501" draw:points="0,501 501,501 501,0 0,0">
          <text:p/>
        </draw:polygon>
        <draw:polygon draw:style-name="gr6" draw:text-style-name="P6" draw:layer="layout" svg:width="0.5cm" svg:height="0.5cm" svg:x="15.741cm" svg:y="9.159cm" svg:viewBox="0 0 501 501" draw:points="0,501 501,501 501,0 0,0">
          <text:p/>
        </draw:polygon>
        <draw:polygon draw:style-name="gr6" draw:text-style-name="P6" draw:layer="layout" svg:width="0.5cm" svg:height="0.5cm" svg:x="15.741cm" svg:y="9.659cm" svg:viewBox="0 0 501 501" draw:points="0,501 501,501 501,0 0,0">
          <text:p/>
        </draw:polygon>
        <draw:polygon draw:style-name="gr86" draw:text-style-name="P86" draw:layer="layout" svg:width="0.5cm" svg:height="0.499cm" svg:x="15.741cm" svg:y="10.16cm" svg:viewBox="0 0 501 500" draw:points="0,500 501,500 501,0 0,0">
          <text:p/>
        </draw:polygon>
        <draw:polygon draw:style-name="gr89" draw:text-style-name="P89" draw:layer="layout" svg:width="0.5cm" svg:height="0.5cm" svg:x="15.741cm" svg:y="10.659cm" svg:viewBox="0 0 501 501" draw:points="0,501 501,501 501,0 0,0">
          <text:p/>
        </draw:polygon>
        <draw:polygon draw:style-name="gr9" draw:text-style-name="P9" draw:layer="layout" svg:width="0.5cm" svg:height="0.5cm" svg:x="15.741cm" svg:y="11.159cm" svg:viewBox="0 0 501 501" draw:points="0,501 501,501 501,0 0,0">
          <text:p/>
        </draw:polygon>
        <draw:polygon draw:style-name="gr6" draw:text-style-name="P6" draw:layer="layout" svg:width="0.5cm" svg:height="0.499cm" svg:x="15.741cm" svg:y="11.66cm" svg:viewBox="0 0 501 500" draw:points="0,500 501,500 501,0 0,0">
          <text:p/>
        </draw:polygon>
        <draw:polygon draw:style-name="gr7" draw:text-style-name="P7" draw:layer="layout" svg:width="0.5cm" svg:height="0.5cm" svg:x="15.741cm" svg:y="12.159cm" svg:viewBox="0 0 501 501" draw:points="0,501 501,501 501,0 0,0">
          <text:p/>
        </draw:polygon>
        <draw:polygon draw:style-name="gr208" draw:text-style-name="P208" draw:layer="layout" svg:width="0.5cm" svg:height="0.499cm" svg:x="16.241cm" svg:y="2.16cm" svg:viewBox="0 0 501 500" draw:points="0,500 501,500 501,0 0,0">
          <text:p/>
        </draw:polygon>
        <draw:polygon draw:style-name="gr146" draw:text-style-name="P146" draw:layer="layout" svg:width="0.5cm" svg:height="0.5cm" svg:x="16.241cm" svg:y="2.659cm" svg:viewBox="0 0 501 501" draw:points="0,501 501,501 501,0 0,0">
          <text:p/>
        </draw:polygon>
        <draw:polygon draw:style-name="gr209" draw:text-style-name="P209" draw:layer="layout" svg:width="0.5cm" svg:height="0.5cm" svg:x="16.241cm" svg:y="3.159cm" svg:viewBox="0 0 501 501" draw:points="0,501 501,501 501,0 0,0">
          <text:p/>
        </draw:polygon>
        <draw:polygon draw:style-name="gr102" draw:text-style-name="P102" draw:layer="layout" svg:width="0.5cm" svg:height="0.499cm" svg:x="16.241cm" svg:y="3.66cm" svg:viewBox="0 0 501 500" draw:points="0,500 501,500 501,0 0,0">
          <text:p/>
        </draw:polygon>
        <draw:polygon draw:style-name="gr210" draw:text-style-name="P210" draw:layer="layout" svg:width="0.5cm" svg:height="0.5cm" svg:x="16.241cm" svg:y="4.159cm" svg:viewBox="0 0 501 501" draw:points="0,501 501,501 501,0 0,0">
          <text:p/>
        </draw:polygon>
        <draw:polygon draw:style-name="gr211" draw:text-style-name="P211" draw:layer="layout" svg:width="0.5cm" svg:height="0.5cm" svg:x="16.241cm" svg:y="4.659cm" svg:viewBox="0 0 501 501" draw:points="0,501 501,501 501,0 0,0">
          <text:p/>
        </draw:polygon>
        <draw:polygon draw:style-name="gr162" draw:text-style-name="P162" draw:layer="layout" svg:width="0.5cm" svg:height="0.499cm" svg:x="16.241cm" svg:y="5.16cm" svg:viewBox="0 0 501 500" draw:points="0,500 501,500 501,0 0,0">
          <text:p/>
        </draw:polygon>
        <draw:polygon draw:style-name="gr110" draw:text-style-name="P110" draw:layer="layout" svg:width="0.5cm" svg:height="0.5cm" svg:x="16.241cm" svg:y="5.659cm" svg:viewBox="0 0 501 501" draw:points="0,501 501,501 501,0 0,0">
          <text:p/>
        </draw:polygon>
        <draw:polygon draw:style-name="gr212" draw:text-style-name="P212" draw:layer="layout" svg:width="0.5cm" svg:height="0.5cm" svg:x="16.241cm" svg:y="6.159cm" svg:viewBox="0 0 501 501" draw:points="0,501 501,501 501,0 0,0">
          <text:p/>
        </draw:polygon>
        <draw:polygon draw:style-name="gr193" draw:text-style-name="P193" draw:layer="layout" svg:width="0.5cm" svg:height="0.5cm" svg:x="16.241cm" svg:y="6.659cm" svg:viewBox="0 0 501 501" draw:points="0,501 501,501 501,0 0,0">
          <text:p/>
        </draw:polygon>
        <draw:polygon draw:style-name="gr213" draw:text-style-name="P213" draw:layer="layout" svg:width="0.5cm" svg:height="0.5cm" svg:x="16.241cm" svg:y="7.159cm" svg:viewBox="0 0 501 501" draw:points="0,501 501,501 501,0 0,0">
          <text:p/>
        </draw:polygon>
        <draw:polygon draw:style-name="gr6" draw:text-style-name="P6" draw:layer="layout" svg:width="0.5cm" svg:height="0.5cm" svg:x="16.241cm" svg:y="7.659cm" svg:viewBox="0 0 501 501" draw:points="0,501 501,501 501,0 0,0">
          <text:p/>
        </draw:polygon>
        <draw:polygon draw:style-name="gr214" draw:text-style-name="P214" draw:layer="layout" svg:width="0.5cm" svg:height="0.5cm" svg:x="16.241cm" svg:y="8.159cm" svg:viewBox="0 0 501 501" draw:points="0,501 501,501 501,0 0,0">
          <text:p/>
        </draw:polygon>
        <draw:polygon draw:style-name="gr215" draw:text-style-name="P215" draw:layer="layout" svg:width="0.5cm" svg:height="0.5cm" svg:x="16.241cm" svg:y="8.659cm" svg:viewBox="0 0 501 501" draw:points="0,501 501,501 501,0 0,0">
          <text:p/>
        </draw:polygon>
        <draw:polygon draw:style-name="gr154" draw:text-style-name="P154" draw:layer="layout" svg:width="0.5cm" svg:height="0.5cm" svg:x="16.241cm" svg:y="9.159cm" svg:viewBox="0 0 501 501" draw:points="0,501 501,501 501,0 0,0">
          <text:p/>
        </draw:polygon>
        <draw:polygon draw:style-name="gr6" draw:text-style-name="P6" draw:layer="layout" svg:width="0.5cm" svg:height="0.5cm" svg:x="16.241cm" svg:y="9.659cm" svg:viewBox="0 0 501 501" draw:points="0,501 501,501 501,0 0,0">
          <text:p/>
        </draw:polygon>
        <draw:polygon draw:style-name="gr7" draw:text-style-name="P7" draw:layer="layout" svg:width="0.5cm" svg:height="0.499cm" svg:x="16.241cm" svg:y="10.16cm" svg:viewBox="0 0 501 500" draw:points="0,500 501,500 501,0 0,0">
          <text:p/>
        </draw:polygon>
        <draw:polygon draw:style-name="gr6" draw:text-style-name="P6" draw:layer="layout" svg:width="0.5cm" svg:height="0.5cm" svg:x="16.241cm" svg:y="10.659cm" svg:viewBox="0 0 501 501" draw:points="0,501 501,501 501,0 0,0">
          <text:p/>
        </draw:polygon>
        <draw:polygon draw:style-name="gr15" draw:text-style-name="P15" draw:layer="layout" svg:width="0.5cm" svg:height="0.5cm" svg:x="16.241cm" svg:y="11.159cm" svg:viewBox="0 0 501 501" draw:points="0,501 501,501 501,0 0,0">
          <text:p/>
        </draw:polygon>
        <draw:polygon draw:style-name="gr6" draw:text-style-name="P6" draw:layer="layout" svg:width="0.5cm" svg:height="0.499cm" svg:x="16.241cm" svg:y="11.66cm" svg:viewBox="0 0 501 500" draw:points="0,500 501,500 501,0 0,0">
          <text:p/>
        </draw:polygon>
        <draw:polygon draw:style-name="gr15" draw:text-style-name="P15" draw:layer="layout" svg:width="0.5cm" svg:height="0.5cm" svg:x="16.241cm" svg:y="12.159cm" svg:viewBox="0 0 501 501" draw:points="0,501 501,501 501,0 0,0">
          <text:p/>
        </draw:polygon>
        <draw:polygon draw:style-name="gr153" draw:text-style-name="P153" draw:layer="layout" svg:width="0.5cm" svg:height="0.499cm" svg:x="16.741cm" svg:y="2.16cm" svg:viewBox="0 0 501 500" draw:points="0,500 501,500 501,0 0,0">
          <text:p/>
        </draw:polygon>
        <draw:polygon draw:style-name="gr10" draw:text-style-name="P10" draw:layer="layout" svg:width="0.5cm" svg:height="0.5cm" svg:x="16.741cm" svg:y="2.659cm" svg:viewBox="0 0 501 501" draw:points="0,501 501,501 501,0 0,0">
          <text:p/>
        </draw:polygon>
        <draw:polygon draw:style-name="gr120" draw:text-style-name="P120" draw:layer="layout" svg:width="0.5cm" svg:height="0.5cm" svg:x="16.741cm" svg:y="3.159cm" svg:viewBox="0 0 501 501" draw:points="0,501 501,501 501,0 0,0">
          <text:p/>
        </draw:polygon>
        <draw:polygon draw:style-name="gr135" draw:text-style-name="P135" draw:layer="layout" svg:width="0.5cm" svg:height="0.499cm" svg:x="16.741cm" svg:y="3.66cm" svg:viewBox="0 0 501 500" draw:points="0,500 501,500 501,0 0,0">
          <text:p/>
        </draw:polygon>
        <draw:polygon draw:style-name="gr15" draw:text-style-name="P15" draw:layer="layout" svg:width="0.5cm" svg:height="0.5cm" svg:x="16.741cm" svg:y="4.159cm" svg:viewBox="0 0 501 501" draw:points="0,501 501,501 501,0 0,0">
          <text:p/>
        </draw:polygon>
        <draw:polygon draw:style-name="gr6" draw:text-style-name="P6" draw:layer="layout" svg:width="0.5cm" svg:height="0.5cm" svg:x="16.741cm" svg:y="4.659cm" svg:viewBox="0 0 501 501" draw:points="0,501 501,501 501,0 0,0">
          <text:p/>
        </draw:polygon>
        <draw:polygon draw:style-name="gr7" draw:text-style-name="P7" draw:layer="layout" svg:width="0.5cm" svg:height="0.499cm" svg:x="16.741cm" svg:y="5.16cm" svg:viewBox="0 0 501 500" draw:points="0,500 501,500 501,0 0,0">
          <text:p/>
        </draw:polygon>
        <draw:polygon draw:style-name="gr15" draw:text-style-name="P15" draw:layer="layout" svg:width="0.5cm" svg:height="0.5cm" svg:x="16.741cm" svg:y="5.659cm" svg:viewBox="0 0 501 501" draw:points="0,501 501,501 501,0 0,0">
          <text:p/>
        </draw:polygon>
        <draw:polygon draw:style-name="gr6" draw:text-style-name="P6" draw:layer="layout" svg:width="0.5cm" svg:height="0.5cm" svg:x="16.741cm" svg:y="6.159cm" svg:viewBox="0 0 501 501" draw:points="0,501 501,501 501,0 0,0">
          <text:p/>
        </draw:polygon>
        <draw:polygon draw:style-name="gr6" draw:text-style-name="P6" draw:layer="layout" svg:width="0.5cm" svg:height="0.5cm" svg:x="16.741cm" svg:y="6.659cm" svg:viewBox="0 0 501 501" draw:points="0,501 501,501 501,0 0,0">
          <text:p/>
        </draw:polygon>
        <draw:polygon draw:style-name="gr6" draw:text-style-name="P6" draw:layer="layout" svg:width="0.5cm" svg:height="0.5cm" svg:x="16.741cm" svg:y="7.159cm" svg:viewBox="0 0 501 501" draw:points="0,501 501,501 501,0 0,0">
          <text:p/>
        </draw:polygon>
        <draw:polygon draw:style-name="gr6" draw:text-style-name="P6" draw:layer="layout" svg:width="0.5cm" svg:height="0.5cm" svg:x="16.741cm" svg:y="7.659cm" svg:viewBox="0 0 501 501" draw:points="0,501 501,501 501,0 0,0">
          <text:p/>
        </draw:polygon>
        <draw:polygon draw:style-name="gr6" draw:text-style-name="P6" draw:layer="layout" svg:width="0.5cm" svg:height="0.5cm" svg:x="16.741cm" svg:y="8.159cm" svg:viewBox="0 0 501 501" draw:points="0,501 501,501 501,0 0,0">
          <text:p/>
        </draw:polygon>
        <draw:polygon draw:style-name="gr6" draw:text-style-name="P6" draw:layer="layout" svg:width="0.5cm" svg:height="0.5cm" svg:x="16.741cm" svg:y="8.659cm" svg:viewBox="0 0 501 501" draw:points="0,501 501,501 501,0 0,0">
          <text:p/>
        </draw:polygon>
        <draw:polygon draw:style-name="gr6" draw:text-style-name="P6" draw:layer="layout" svg:width="0.5cm" svg:height="0.5cm" svg:x="16.741cm" svg:y="9.159cm" svg:viewBox="0 0 501 501" draw:points="0,501 501,501 501,0 0,0">
          <text:p/>
        </draw:polygon>
        <draw:polygon draw:style-name="gr6" draw:text-style-name="P6" draw:layer="layout" svg:width="0.5cm" svg:height="0.5cm" svg:x="16.741cm" svg:y="9.659cm" svg:viewBox="0 0 501 501" draw:points="0,501 501,501 501,0 0,0">
          <text:p/>
        </draw:polygon>
        <draw:polygon draw:style-name="gr7" draw:text-style-name="P7" draw:layer="layout" svg:width="0.5cm" svg:height="0.499cm" svg:x="16.741cm" svg:y="10.16cm" svg:viewBox="0 0 501 500" draw:points="0,500 501,500 501,0 0,0">
          <text:p/>
        </draw:polygon>
        <draw:polygon draw:style-name="gr6" draw:text-style-name="P6" draw:layer="layout" svg:width="0.5cm" svg:height="0.5cm" svg:x="16.741cm" svg:y="10.659cm" svg:viewBox="0 0 501 501" draw:points="0,501 501,501 501,0 0,0">
          <text:p/>
        </draw:polygon>
        <draw:polygon draw:style-name="gr6" draw:text-style-name="P6" draw:layer="layout" svg:width="0.5cm" svg:height="0.5cm" svg:x="16.741cm" svg:y="11.159cm" svg:viewBox="0 0 501 501" draw:points="0,501 501,501 501,0 0,0">
          <text:p/>
        </draw:polygon>
        <draw:polygon draw:style-name="gr6" draw:text-style-name="P6" draw:layer="layout" svg:width="0.5cm" svg:height="0.499cm" svg:x="16.741cm" svg:y="11.66cm" svg:viewBox="0 0 501 500" draw:points="0,500 501,500 501,0 0,0">
          <text:p/>
        </draw:polygon>
        <draw:polygon draw:style-name="gr6" draw:text-style-name="P6" draw:layer="layout" svg:width="0.5cm" svg:height="0.5cm" svg:x="16.741cm" svg:y="12.159cm" svg:viewBox="0 0 501 501" draw:points="0,501 501,501 501,0 0,0">
          <text:p/>
        </draw:polygon>
        <draw:polygon draw:style-name="gr212" draw:text-style-name="P212" draw:layer="layout" svg:width="0.5cm" svg:height="0.499cm" svg:x="17.241cm" svg:y="2.16cm" svg:viewBox="0 0 501 500" draw:points="0,500 501,500 501,0 0,0">
          <text:p/>
        </draw:polygon>
        <draw:polygon draw:style-name="gr127" draw:text-style-name="P127" draw:layer="layout" svg:width="0.5cm" svg:height="0.5cm" svg:x="17.241cm" svg:y="2.659cm" svg:viewBox="0 0 501 501" draw:points="0,501 501,501 501,0 0,0">
          <text:p/>
        </draw:polygon>
        <draw:polygon draw:style-name="gr2" draw:text-style-name="P2" draw:layer="layout" svg:width="0.5cm" svg:height="0.5cm" svg:x="17.241cm" svg:y="3.159cm" svg:viewBox="0 0 501 501" draw:points="0,501 501,501 501,0 0,0">
          <text:p/>
        </draw:polygon>
        <draw:polygon draw:style-name="gr187" draw:text-style-name="P187" draw:layer="layout" svg:width="0.5cm" svg:height="0.499cm" svg:x="17.241cm" svg:y="3.66cm" svg:viewBox="0 0 501 500" draw:points="0,500 501,500 501,0 0,0">
          <text:p/>
        </draw:polygon>
        <draw:polygon draw:style-name="gr15" draw:text-style-name="P15" draw:layer="layout" svg:width="0.5cm" svg:height="0.5cm" svg:x="17.241cm" svg:y="4.159cm" svg:viewBox="0 0 501 501" draw:points="0,501 501,501 501,0 0,0">
          <text:p/>
        </draw:polygon>
        <draw:polygon draw:style-name="gr130" draw:text-style-name="P130" draw:layer="layout" svg:width="0.5cm" svg:height="0.5cm" svg:x="17.241cm" svg:y="4.659cm" svg:viewBox="0 0 501 501" draw:points="0,501 501,501 501,0 0,0">
          <text:p/>
        </draw:polygon>
        <draw:polygon draw:style-name="gr216" draw:text-style-name="P216" draw:layer="layout" svg:width="0.5cm" svg:height="0.499cm" svg:x="17.241cm" svg:y="5.16cm" svg:viewBox="0 0 501 500" draw:points="0,500 501,500 501,0 0,0">
          <text:p/>
        </draw:polygon>
        <draw:polygon draw:style-name="gr202" draw:text-style-name="P202" draw:layer="layout" svg:width="0.5cm" svg:height="0.5cm" svg:x="17.241cm" svg:y="5.659cm" svg:viewBox="0 0 501 501" draw:points="0,501 501,501 501,0 0,0">
          <text:p/>
        </draw:polygon>
        <draw:polygon draw:style-name="gr211" draw:text-style-name="P211" draw:layer="layout" svg:width="0.5cm" svg:height="0.5cm" svg:x="17.241cm" svg:y="6.159cm" svg:viewBox="0 0 501 501" draw:points="0,501 501,501 501,0 0,0">
          <text:p/>
        </draw:polygon>
        <draw:polygon draw:style-name="gr217" draw:text-style-name="P217" draw:layer="layout" svg:width="0.5cm" svg:height="0.5cm" svg:x="17.241cm" svg:y="6.659cm" svg:viewBox="0 0 501 501" draw:points="0,501 501,501 501,0 0,0">
          <text:p/>
        </draw:polygon>
        <draw:polygon draw:style-name="gr204" draw:text-style-name="P204" draw:layer="layout" svg:width="0.5cm" svg:height="0.5cm" svg:x="17.241cm" svg:y="7.159cm" svg:viewBox="0 0 501 501" draw:points="0,501 501,501 501,0 0,0">
          <text:p/>
        </draw:polygon>
        <draw:polygon draw:style-name="gr200" draw:text-style-name="P200" draw:layer="layout" svg:width="0.5cm" svg:height="0.5cm" svg:x="17.241cm" svg:y="7.659cm" svg:viewBox="0 0 501 501" draw:points="0,501 501,501 501,0 0,0">
          <text:p/>
        </draw:polygon>
        <draw:polygon draw:style-name="gr218" draw:text-style-name="P218" draw:layer="layout" svg:width="0.5cm" svg:height="0.5cm" svg:x="17.241cm" svg:y="8.159cm" svg:viewBox="0 0 501 501" draw:points="0,501 501,501 501,0 0,0">
          <text:p/>
        </draw:polygon>
        <draw:polygon draw:style-name="gr141" draw:text-style-name="P141" draw:layer="layout" svg:width="0.5cm" svg:height="0.5cm" svg:x="17.241cm" svg:y="8.659cm" svg:viewBox="0 0 501 501" draw:points="0,501 501,501 501,0 0,0">
          <text:p/>
        </draw:polygon>
        <draw:polygon draw:style-name="gr100" draw:text-style-name="P100" draw:layer="layout" svg:width="0.5cm" svg:height="0.5cm" svg:x="17.241cm" svg:y="9.159cm" svg:viewBox="0 0 501 501" draw:points="0,501 501,501 501,0 0,0">
          <text:p/>
        </draw:polygon>
        <draw:polygon draw:style-name="gr34" draw:text-style-name="P34" draw:layer="layout" svg:width="0.5cm" svg:height="0.5cm" svg:x="17.241cm" svg:y="9.659cm" svg:viewBox="0 0 501 501" draw:points="0,501 501,501 501,0 0,0">
          <text:p/>
        </draw:polygon>
        <draw:polygon draw:style-name="gr7" draw:text-style-name="P7" draw:layer="layout" svg:width="0.5cm" svg:height="0.499cm" svg:x="17.241cm" svg:y="10.16cm" svg:viewBox="0 0 501 500" draw:points="0,500 501,500 501,0 0,0">
          <text:p/>
        </draw:polygon>
        <draw:polygon draw:style-name="gr178" draw:text-style-name="P178" draw:layer="layout" svg:width="0.5cm" svg:height="0.5cm" svg:x="17.241cm" svg:y="10.659cm" svg:viewBox="0 0 501 501" draw:points="0,501 501,501 501,0 0,0">
          <text:p/>
        </draw:polygon>
        <draw:polygon draw:style-name="gr15" draw:text-style-name="P15" draw:layer="layout" svg:width="0.5cm" svg:height="0.5cm" svg:x="17.241cm" svg:y="11.159cm" svg:viewBox="0 0 501 501" draw:points="0,501 501,501 501,0 0,0">
          <text:p/>
        </draw:polygon>
        <draw:polygon draw:style-name="gr7" draw:text-style-name="P7" draw:layer="layout" svg:width="0.5cm" svg:height="0.499cm" svg:x="17.241cm" svg:y="11.66cm" svg:viewBox="0 0 501 500" draw:points="0,500 501,500 501,0 0,0">
          <text:p/>
        </draw:polygon>
        <draw:polygon draw:style-name="gr38" draw:text-style-name="P38" draw:layer="layout" svg:width="0.5cm" svg:height="0.5cm" svg:x="17.241cm" svg:y="12.159cm" svg:viewBox="0 0 501 501" draw:points="0,501 501,501 501,0 0,0">
          <text:p/>
        </draw:polygon>
        <draw:polygon draw:style-name="gr30" draw:text-style-name="P30" draw:layer="layout" svg:width="0.5cm" svg:height="0.499cm" svg:x="17.741cm" svg:y="2.16cm" svg:viewBox="0 0 501 500" draw:points="0,500 501,500 501,0 0,0">
          <text:p/>
        </draw:polygon>
        <draw:polygon draw:style-name="gr219" draw:text-style-name="P219" draw:layer="layout" svg:width="0.5cm" svg:height="0.5cm" svg:x="17.741cm" svg:y="2.659cm" svg:viewBox="0 0 501 501" draw:points="0,501 501,501 501,0 0,0">
          <text:p/>
        </draw:polygon>
        <draw:polygon draw:style-name="gr136" draw:text-style-name="P136" draw:layer="layout" svg:width="0.5cm" svg:height="0.5cm" svg:x="17.741cm" svg:y="3.159cm" svg:viewBox="0 0 501 501" draw:points="0,501 501,501 501,0 0,0">
          <text:p/>
        </draw:polygon>
        <draw:polygon draw:style-name="gr167" draw:text-style-name="P167" draw:layer="layout" svg:width="0.5cm" svg:height="0.499cm" svg:x="17.741cm" svg:y="3.66cm" svg:viewBox="0 0 501 500" draw:points="0,500 501,500 501,0 0,0">
          <text:p/>
        </draw:polygon>
        <draw:polygon draw:style-name="gr220" draw:text-style-name="P220" draw:layer="layout" svg:width="0.5cm" svg:height="0.5cm" svg:x="17.741cm" svg:y="4.159cm" svg:viewBox="0 0 501 501" draw:points="0,501 501,501 501,0 0,0">
          <text:p/>
        </draw:polygon>
        <draw:polygon draw:style-name="gr6" draw:text-style-name="P6" draw:layer="layout" svg:width="0.5cm" svg:height="0.5cm" svg:x="17.741cm" svg:y="4.659cm" svg:viewBox="0 0 501 501" draw:points="0,501 501,501 501,0 0,0">
          <text:p/>
        </draw:polygon>
        <draw:polygon draw:style-name="gr15" draw:text-style-name="P15" draw:layer="layout" svg:width="0.5cm" svg:height="0.499cm" svg:x="17.741cm" svg:y="5.16cm" svg:viewBox="0 0 501 500" draw:points="0,500 501,500 501,0 0,0">
          <text:p/>
        </draw:polygon>
        <draw:polygon draw:style-name="gr9" draw:text-style-name="P9" draw:layer="layout" svg:width="0.5cm" svg:height="0.5cm" svg:x="17.741cm" svg:y="5.659cm" svg:viewBox="0 0 501 501" draw:points="0,501 501,501 501,0 0,0">
          <text:p/>
        </draw:polygon>
        <draw:polygon draw:style-name="gr15" draw:text-style-name="P15" draw:layer="layout" svg:width="0.5cm" svg:height="0.5cm" svg:x="17.741cm" svg:y="6.159cm" svg:viewBox="0 0 501 501" draw:points="0,501 501,501 501,0 0,0">
          <text:p/>
        </draw:polygon>
        <draw:polygon draw:style-name="gr15" draw:text-style-name="P15" draw:layer="layout" svg:width="0.5cm" svg:height="0.5cm" svg:x="17.741cm" svg:y="6.659cm" svg:viewBox="0 0 501 501" draw:points="0,501 501,501 501,0 0,0">
          <text:p/>
        </draw:polygon>
        <draw:polygon draw:style-name="gr6" draw:text-style-name="P6" draw:layer="layout" svg:width="0.5cm" svg:height="0.5cm" svg:x="17.741cm" svg:y="7.159cm" svg:viewBox="0 0 501 501" draw:points="0,501 501,501 501,0 0,0">
          <text:p/>
        </draw:polygon>
        <draw:polygon draw:style-name="gr15" draw:text-style-name="P15" draw:layer="layout" svg:width="0.5cm" svg:height="0.5cm" svg:x="17.741cm" svg:y="7.659cm" svg:viewBox="0 0 501 501" draw:points="0,501 501,501 501,0 0,0">
          <text:p/>
        </draw:polygon>
        <draw:polygon draw:style-name="gr9" draw:text-style-name="P9" draw:layer="layout" svg:width="0.5cm" svg:height="0.5cm" svg:x="17.741cm" svg:y="8.159cm" svg:viewBox="0 0 501 501" draw:points="0,501 501,501 501,0 0,0">
          <text:p/>
        </draw:polygon>
        <draw:polygon draw:style-name="gr6" draw:text-style-name="P6" draw:layer="layout" svg:width="0.5cm" svg:height="0.5cm" svg:x="17.741cm" svg:y="8.659cm" svg:viewBox="0 0 501 501" draw:points="0,501 501,501 501,0 0,0">
          <text:p/>
        </draw:polygon>
        <draw:polygon draw:style-name="gr6" draw:text-style-name="P6" draw:layer="layout" svg:width="0.5cm" svg:height="0.5cm" svg:x="17.741cm" svg:y="9.159cm" svg:viewBox="0 0 501 501" draw:points="0,501 501,501 501,0 0,0">
          <text:p/>
        </draw:polygon>
        <draw:polygon draw:style-name="gr6" draw:text-style-name="P6" draw:layer="layout" svg:width="0.5cm" svg:height="0.5cm" svg:x="17.741cm" svg:y="9.659cm" svg:viewBox="0 0 501 501" draw:points="0,501 501,501 501,0 0,0">
          <text:p/>
        </draw:polygon>
        <draw:polygon draw:style-name="gr9" draw:text-style-name="P9" draw:layer="layout" svg:width="0.5cm" svg:height="0.499cm" svg:x="17.741cm" svg:y="10.16cm" svg:viewBox="0 0 501 500" draw:points="0,500 501,500 501,0 0,0">
          <text:p/>
        </draw:polygon>
        <draw:polygon draw:style-name="gr154" draw:text-style-name="P154" draw:layer="layout" svg:width="0.5cm" svg:height="0.5cm" svg:x="17.741cm" svg:y="10.659cm" svg:viewBox="0 0 501 501" draw:points="0,501 501,501 501,0 0,0">
          <text:p/>
        </draw:polygon>
        <draw:polygon draw:style-name="gr9" draw:text-style-name="P9" draw:layer="layout" svg:width="0.5cm" svg:height="0.5cm" svg:x="17.741cm" svg:y="11.159cm" svg:viewBox="0 0 501 501" draw:points="0,501 501,501 501,0 0,0">
          <text:p/>
        </draw:polygon>
        <draw:polygon draw:style-name="gr6" draw:text-style-name="P6" draw:layer="layout" svg:width="0.5cm" svg:height="0.499cm" svg:x="17.741cm" svg:y="11.66cm" svg:viewBox="0 0 501 500" draw:points="0,500 501,500 501,0 0,0">
          <text:p/>
        </draw:polygon>
        <draw:polygon draw:style-name="gr221" draw:text-style-name="P221" draw:layer="layout" svg:width="0.5cm" svg:height="0.5cm" svg:x="17.741cm" svg:y="12.159cm" svg:viewBox="0 0 501 501" draw:points="0,501 501,501 501,0 0,0">
          <text:p/>
        </draw:polygon>
        <draw:polygon draw:style-name="gr47" draw:text-style-name="P47" draw:layer="layout" svg:width="0.5cm" svg:height="0.499cm" svg:x="18.241cm" svg:y="2.16cm" svg:viewBox="0 0 501 500" draw:points="0,500 501,500 501,0 0,0">
          <text:p/>
        </draw:polygon>
        <draw:polygon draw:style-name="gr222" draw:text-style-name="P222" draw:layer="layout" svg:width="0.5cm" svg:height="0.5cm" svg:x="18.241cm" svg:y="2.659cm" svg:viewBox="0 0 501 501" draw:points="0,501 501,501 501,0 0,0">
          <text:p/>
        </draw:polygon>
        <draw:polygon draw:style-name="gr157" draw:text-style-name="P157" draw:layer="layout" svg:width="0.5cm" svg:height="0.5cm" svg:x="18.241cm" svg:y="3.159cm" svg:viewBox="0 0 501 501" draw:points="0,501 501,501 501,0 0,0">
          <text:p/>
        </draw:polygon>
        <draw:polygon draw:style-name="gr143" draw:text-style-name="P143" draw:layer="layout" svg:width="0.5cm" svg:height="0.499cm" svg:x="18.241cm" svg:y="3.66cm" svg:viewBox="0 0 501 500" draw:points="0,500 501,500 501,0 0,0">
          <text:p/>
        </draw:polygon>
        <draw:polygon draw:style-name="gr26" draw:text-style-name="P26" draw:layer="layout" svg:width="0.5cm" svg:height="0.5cm" svg:x="18.241cm" svg:y="4.159cm" svg:viewBox="0 0 501 501" draw:points="0,501 501,501 501,0 0,0">
          <text:p/>
        </draw:polygon>
        <draw:polygon draw:style-name="gr223" draw:text-style-name="P223" draw:layer="layout" svg:width="0.5cm" svg:height="0.5cm" svg:x="18.241cm" svg:y="4.659cm" svg:viewBox="0 0 501 501" draw:points="0,501 501,501 501,0 0,0">
          <text:p/>
        </draw:polygon>
        <draw:polygon draw:style-name="gr129" draw:text-style-name="P129" draw:layer="layout" svg:width="0.5cm" svg:height="0.499cm" svg:x="18.241cm" svg:y="5.16cm" svg:viewBox="0 0 501 500" draw:points="0,500 501,500 501,0 0,0">
          <text:p/>
        </draw:polygon>
        <draw:polygon draw:style-name="gr224" draw:text-style-name="P224" draw:layer="layout" svg:width="0.5cm" svg:height="0.5cm" svg:x="18.241cm" svg:y="5.659cm" svg:viewBox="0 0 501 501" draw:points="0,501 501,501 501,0 0,0">
          <text:p/>
        </draw:polygon>
        <draw:polygon draw:style-name="gr160" draw:text-style-name="P160" draw:layer="layout" svg:width="0.5cm" svg:height="0.5cm" svg:x="18.241cm" svg:y="6.159cm" svg:viewBox="0 0 501 501" draw:points="0,501 501,501 501,0 0,0">
          <text:p/>
        </draw:polygon>
        <draw:polygon draw:style-name="gr161" draw:text-style-name="P161" draw:layer="layout" svg:width="0.5cm" svg:height="0.5cm" svg:x="18.241cm" svg:y="6.659cm" svg:viewBox="0 0 501 501" draw:points="0,501 501,501 501,0 0,0">
          <text:p/>
        </draw:polygon>
        <draw:polygon draw:style-name="gr18" draw:text-style-name="P18" draw:layer="layout" svg:width="0.5cm" svg:height="0.5cm" svg:x="18.241cm" svg:y="7.159cm" svg:viewBox="0 0 501 501" draw:points="0,501 501,501 501,0 0,0">
          <text:p/>
        </draw:polygon>
        <draw:polygon draw:style-name="gr225" draw:text-style-name="P225" draw:layer="layout" svg:width="0.5cm" svg:height="0.5cm" svg:x="18.241cm" svg:y="7.659cm" svg:viewBox="0 0 501 501" draw:points="0,501 501,501 501,0 0,0">
          <text:p/>
        </draw:polygon>
        <draw:polygon draw:style-name="gr51" draw:text-style-name="P51" draw:layer="layout" svg:width="0.5cm" svg:height="0.5cm" svg:x="18.241cm" svg:y="8.159cm" svg:viewBox="0 0 501 501" draw:points="0,501 501,501 501,0 0,0">
          <text:p/>
        </draw:polygon>
        <draw:polygon draw:style-name="gr226" draw:text-style-name="P226" draw:layer="layout" svg:width="0.5cm" svg:height="0.5cm" svg:x="18.241cm" svg:y="8.659cm" svg:viewBox="0 0 501 501" draw:points="0,501 501,501 501,0 0,0">
          <text:p/>
        </draw:polygon>
        <draw:polygon draw:style-name="gr227" draw:text-style-name="P227" draw:layer="layout" svg:width="0.5cm" svg:height="0.5cm" svg:x="18.241cm" svg:y="9.159cm" svg:viewBox="0 0 501 501" draw:points="0,501 501,501 501,0 0,0">
          <text:p/>
        </draw:polygon>
        <draw:polygon draw:style-name="gr38" draw:text-style-name="P38" draw:layer="layout" svg:width="0.5cm" svg:height="0.5cm" svg:x="18.241cm" svg:y="9.659cm" svg:viewBox="0 0 501 501" draw:points="0,501 501,501 501,0 0,0">
          <text:p/>
        </draw:polygon>
        <draw:polygon draw:style-name="gr122" draw:text-style-name="P122" draw:layer="layout" svg:width="0.5cm" svg:height="0.499cm" svg:x="18.241cm" svg:y="10.16cm" svg:viewBox="0 0 501 500" draw:points="0,500 501,500 501,0 0,0">
          <text:p/>
        </draw:polygon>
        <draw:polygon draw:style-name="gr91" draw:text-style-name="P91" draw:layer="layout" svg:width="0.5cm" svg:height="0.5cm" svg:x="18.241cm" svg:y="10.659cm" svg:viewBox="0 0 501 501" draw:points="0,501 501,501 501,0 0,0">
          <text:p/>
        </draw:polygon>
        <draw:polygon draw:style-name="gr154" draw:text-style-name="P154" draw:layer="layout" svg:width="0.5cm" svg:height="0.5cm" svg:x="18.241cm" svg:y="11.159cm" svg:viewBox="0 0 501 501" draw:points="0,501 501,501 501,0 0,0">
          <text:p/>
        </draw:polygon>
        <draw:polygon draw:style-name="gr9" draw:text-style-name="P9" draw:layer="layout" svg:width="0.5cm" svg:height="0.499cm" svg:x="18.241cm" svg:y="11.66cm" svg:viewBox="0 0 501 500" draw:points="0,500 501,500 501,0 0,0">
          <text:p/>
        </draw:polygon>
        <draw:polygon draw:style-name="gr26" draw:text-style-name="P26" draw:layer="layout" svg:width="0.5cm" svg:height="0.5cm" svg:x="18.241cm" svg:y="12.159cm" svg:viewBox="0 0 501 501" draw:points="0,501 501,501 501,0 0,0">
          <text:p/>
        </draw:polygon>
        <draw:polygon draw:style-name="gr173" draw:text-style-name="P173" draw:layer="layout" svg:width="0.5cm" svg:height="0.499cm" svg:x="18.741cm" svg:y="2.16cm" svg:viewBox="0 0 501 500" draw:points="0,500 501,500 501,0 0,0">
          <text:p/>
        </draw:polygon>
        <draw:polygon draw:style-name="gr138" draw:text-style-name="P138" draw:layer="layout" svg:width="0.5cm" svg:height="0.5cm" svg:x="18.741cm" svg:y="2.659cm" svg:viewBox="0 0 501 501" draw:points="0,501 501,501 501,0 0,0">
          <text:p/>
        </draw:polygon>
        <draw:polygon draw:style-name="gr76" draw:text-style-name="P76" draw:layer="layout" svg:width="0.5cm" svg:height="0.5cm" svg:x="18.741cm" svg:y="3.159cm" svg:viewBox="0 0 501 501" draw:points="0,501 501,501 501,0 0,0">
          <text:p/>
        </draw:polygon>
        <draw:polygon draw:style-name="gr228" draw:text-style-name="P228" draw:layer="layout" svg:width="0.5cm" svg:height="0.499cm" svg:x="18.741cm" svg:y="3.66cm" svg:viewBox="0 0 501 500" draw:points="0,500 501,500 501,0 0,0">
          <text:p/>
        </draw:polygon>
        <draw:polygon draw:style-name="gr177" draw:text-style-name="P177" draw:layer="layout" svg:width="0.5cm" svg:height="0.5cm" svg:x="18.741cm" svg:y="4.159cm" svg:viewBox="0 0 501 501" draw:points="0,501 501,501 501,0 0,0">
          <text:p/>
        </draw:polygon>
        <draw:polygon draw:style-name="gr15" draw:text-style-name="P15" draw:layer="layout" svg:width="0.5cm" svg:height="0.5cm" svg:x="18.741cm" svg:y="4.659cm" svg:viewBox="0 0 501 501" draw:points="0,501 501,501 501,0 0,0">
          <text:p/>
        </draw:polygon>
        <draw:polygon draw:style-name="gr38" draw:text-style-name="P38" draw:layer="layout" svg:width="0.5cm" svg:height="0.499cm" svg:x="18.741cm" svg:y="5.16cm" svg:viewBox="0 0 501 500" draw:points="0,500 501,500 501,0 0,0">
          <text:p/>
        </draw:polygon>
        <draw:polygon draw:style-name="gr38" draw:text-style-name="P38" draw:layer="layout" svg:width="0.5cm" svg:height="0.5cm" svg:x="18.741cm" svg:y="5.659cm" svg:viewBox="0 0 501 501" draw:points="0,501 501,501 501,0 0,0">
          <text:p/>
        </draw:polygon>
        <draw:polygon draw:style-name="gr6" draw:text-style-name="P6" draw:layer="layout" svg:width="0.5cm" svg:height="0.5cm" svg:x="18.741cm" svg:y="6.159cm" svg:viewBox="0 0 501 501" draw:points="0,501 501,501 501,0 0,0">
          <text:p/>
        </draw:polygon>
        <draw:polygon draw:style-name="gr6" draw:text-style-name="P6" draw:layer="layout" svg:width="0.5cm" svg:height="0.5cm" svg:x="18.741cm" svg:y="6.659cm" svg:viewBox="0 0 501 501" draw:points="0,501 501,501 501,0 0,0">
          <text:p/>
        </draw:polygon>
        <draw:polygon draw:style-name="gr6" draw:text-style-name="P6" draw:layer="layout" svg:width="0.5cm" svg:height="0.5cm" svg:x="18.741cm" svg:y="7.159cm" svg:viewBox="0 0 501 501" draw:points="0,501 501,501 501,0 0,0">
          <text:p/>
        </draw:polygon>
        <draw:polygon draw:style-name="gr6" draw:text-style-name="P6" draw:layer="layout" svg:width="0.5cm" svg:height="0.5cm" svg:x="18.741cm" svg:y="7.659cm" svg:viewBox="0 0 501 501" draw:points="0,501 501,501 501,0 0,0">
          <text:p/>
        </draw:polygon>
        <draw:polygon draw:style-name="gr9" draw:text-style-name="P9" draw:layer="layout" svg:width="0.5cm" svg:height="0.5cm" svg:x="18.741cm" svg:y="8.159cm" svg:viewBox="0 0 501 501" draw:points="0,501 501,501 501,0 0,0">
          <text:p/>
        </draw:polygon>
        <draw:polygon draw:style-name="gr6" draw:text-style-name="P6" draw:layer="layout" svg:width="0.5cm" svg:height="0.5cm" svg:x="18.741cm" svg:y="8.659cm" svg:viewBox="0 0 501 501" draw:points="0,501 501,501 501,0 0,0">
          <text:p/>
        </draw:polygon>
        <draw:polygon draw:style-name="gr6" draw:text-style-name="P6" draw:layer="layout" svg:width="0.5cm" svg:height="0.5cm" svg:x="18.741cm" svg:y="9.159cm" svg:viewBox="0 0 501 501" draw:points="0,501 501,501 501,0 0,0">
          <text:p/>
        </draw:polygon>
        <draw:polygon draw:style-name="gr6" draw:text-style-name="P6" draw:layer="layout" svg:width="0.5cm" svg:height="0.5cm" svg:x="18.741cm" svg:y="9.659cm" svg:viewBox="0 0 501 501" draw:points="0,501 501,501 501,0 0,0">
          <text:p/>
        </draw:polygon>
        <draw:polygon draw:style-name="gr38" draw:text-style-name="P38" draw:layer="layout" svg:width="0.5cm" svg:height="0.499cm" svg:x="18.741cm" svg:y="10.16cm" svg:viewBox="0 0 501 500" draw:points="0,500 501,500 501,0 0,0">
          <text:p/>
        </draw:polygon>
        <draw:polygon draw:style-name="gr89" draw:text-style-name="P89" draw:layer="layout" svg:width="0.5cm" svg:height="0.5cm" svg:x="18.741cm" svg:y="10.659cm" svg:viewBox="0 0 501 501" draw:points="0,501 501,501 501,0 0,0">
          <text:p/>
        </draw:polygon>
        <draw:polygon draw:style-name="gr9" draw:text-style-name="P9" draw:layer="layout" svg:width="0.5cm" svg:height="0.5cm" svg:x="18.741cm" svg:y="11.159cm" svg:viewBox="0 0 501 501" draw:points="0,501 501,501 501,0 0,0">
          <text:p/>
        </draw:polygon>
        <draw:polygon draw:style-name="gr15" draw:text-style-name="P15" draw:layer="layout" svg:width="0.5cm" svg:height="0.499cm" svg:x="18.741cm" svg:y="11.66cm" svg:viewBox="0 0 501 500" draw:points="0,500 501,500 501,0 0,0">
          <text:p/>
        </draw:polygon>
        <draw:polygon draw:style-name="gr6" draw:text-style-name="P6" draw:layer="layout" svg:width="0.5cm" svg:height="0.5cm" svg:x="18.741cm" svg:y="12.159cm" svg:viewBox="0 0 501 501" draw:points="0,501 501,501 501,0 0,0">
          <text:p/>
        </draw:polygon>
        <draw:polygon draw:style-name="gr98" draw:text-style-name="P98" draw:layer="layout" svg:width="0.5cm" svg:height="0.499cm" svg:x="19.241cm" svg:y="2.16cm" svg:viewBox="0 0 501 500" draw:points="0,500 501,500 501,0 0,0">
          <text:p/>
        </draw:polygon>
        <draw:polygon draw:style-name="gr59" draw:text-style-name="P59" draw:layer="layout" svg:width="0.5cm" svg:height="0.5cm" svg:x="19.241cm" svg:y="2.659cm" svg:viewBox="0 0 501 501" draw:points="0,501 501,501 501,0 0,0">
          <text:p/>
        </draw:polygon>
        <draw:polygon draw:style-name="gr229" draw:text-style-name="P229" draw:layer="layout" svg:width="0.5cm" svg:height="0.5cm" svg:x="19.241cm" svg:y="3.159cm" svg:viewBox="0 0 501 501" draw:points="0,501 501,501 501,0 0,0">
          <text:p/>
        </draw:polygon>
        <draw:polygon draw:style-name="gr230" draw:text-style-name="P230" draw:layer="layout" svg:width="0.5cm" svg:height="0.499cm" svg:x="19.241cm" svg:y="3.66cm" svg:viewBox="0 0 501 500" draw:points="0,500 501,500 501,0 0,0">
          <text:p/>
        </draw:polygon>
        <draw:polygon draw:style-name="gr115" draw:text-style-name="P115" draw:layer="layout" svg:width="0.5cm" svg:height="0.5cm" svg:x="19.241cm" svg:y="4.159cm" svg:viewBox="0 0 501 501" draw:points="0,501 501,501 501,0 0,0">
          <text:p/>
        </draw:polygon>
        <draw:polygon draw:style-name="gr129" draw:text-style-name="P129" draw:layer="layout" svg:width="0.5cm" svg:height="0.5cm" svg:x="19.241cm" svg:y="4.659cm" svg:viewBox="0 0 501 501" draw:points="0,501 501,501 501,0 0,0">
          <text:p/>
        </draw:polygon>
        <draw:polygon draw:style-name="gr19" draw:text-style-name="P19" draw:layer="layout" svg:width="0.5cm" svg:height="0.499cm" svg:x="19.241cm" svg:y="5.16cm" svg:viewBox="0 0 501 500" draw:points="0,500 501,500 501,0 0,0">
          <text:p/>
        </draw:polygon>
        <draw:polygon draw:style-name="gr21" draw:text-style-name="P21" draw:layer="layout" svg:width="0.5cm" svg:height="0.5cm" svg:x="19.241cm" svg:y="5.659cm" svg:viewBox="0 0 501 501" draw:points="0,501 501,501 501,0 0,0">
          <text:p/>
        </draw:polygon>
        <draw:polygon draw:style-name="gr231" draw:text-style-name="P231" draw:layer="layout" svg:width="0.5cm" svg:height="0.5cm" svg:x="19.241cm" svg:y="6.159cm" svg:viewBox="0 0 501 501" draw:points="0,501 501,501 501,0 0,0">
          <text:p/>
        </draw:polygon>
        <draw:polygon draw:style-name="gr232" draw:text-style-name="P232" draw:layer="layout" svg:width="0.5cm" svg:height="0.5cm" svg:x="19.241cm" svg:y="6.659cm" svg:viewBox="0 0 501 501" draw:points="0,501 501,501 501,0 0,0">
          <text:p/>
        </draw:polygon>
        <draw:polygon draw:style-name="gr233" draw:text-style-name="P233" draw:layer="layout" svg:width="0.5cm" svg:height="0.5cm" svg:x="19.241cm" svg:y="7.159cm" svg:viewBox="0 0 501 501" draw:points="0,501 501,501 501,0 0,0">
          <text:p/>
        </draw:polygon>
        <draw:polygon draw:style-name="gr234" draw:text-style-name="P234" draw:layer="layout" svg:width="0.5cm" svg:height="0.5cm" svg:x="19.241cm" svg:y="7.659cm" svg:viewBox="0 0 501 501" draw:points="0,501 501,501 501,0 0,0">
          <text:p/>
        </draw:polygon>
        <draw:polygon draw:style-name="gr57" draw:text-style-name="P57" draw:layer="layout" svg:width="0.5cm" svg:height="0.5cm" svg:x="19.241cm" svg:y="8.159cm" svg:viewBox="0 0 501 501" draw:points="0,501 501,501 501,0 0,0">
          <text:p/>
        </draw:polygon>
        <draw:polygon draw:style-name="gr226" draw:text-style-name="P226" draw:layer="layout" svg:width="0.5cm" svg:height="0.5cm" svg:x="19.241cm" svg:y="8.659cm" svg:viewBox="0 0 501 501" draw:points="0,501 501,501 501,0 0,0">
          <text:p/>
        </draw:polygon>
        <draw:polygon draw:style-name="gr51" draw:text-style-name="P51" draw:layer="layout" svg:width="0.5cm" svg:height="0.5cm" svg:x="19.241cm" svg:y="9.159cm" svg:viewBox="0 0 501 501" draw:points="0,501 501,501 501,0 0,0">
          <text:p/>
        </draw:polygon>
        <draw:polygon draw:style-name="gr235" draw:text-style-name="P235" draw:layer="layout" svg:width="0.5cm" svg:height="0.5cm" svg:x="19.241cm" svg:y="9.659cm" svg:viewBox="0 0 501 501" draw:points="0,501 501,501 501,0 0,0">
          <text:p/>
        </draw:polygon>
        <draw:polygon draw:style-name="gr15" draw:text-style-name="P15" draw:layer="layout" svg:width="0.5cm" svg:height="0.499cm" svg:x="19.241cm" svg:y="10.16cm" svg:viewBox="0 0 501 500" draw:points="0,500 501,500 501,0 0,0">
          <text:p/>
        </draw:polygon>
        <draw:polygon draw:style-name="gr178" draw:text-style-name="P178" draw:layer="layout" svg:width="0.5cm" svg:height="0.5cm" svg:x="19.241cm" svg:y="10.659cm" svg:viewBox="0 0 501 501" draw:points="0,501 501,501 501,0 0,0">
          <text:p/>
        </draw:polygon>
        <draw:polygon draw:style-name="gr89" draw:text-style-name="P89" draw:layer="layout" svg:width="0.5cm" svg:height="0.5cm" svg:x="19.241cm" svg:y="11.159cm" svg:viewBox="0 0 501 501" draw:points="0,501 501,501 501,0 0,0">
          <text:p/>
        </draw:polygon>
        <draw:polygon draw:style-name="gr38" draw:text-style-name="P38" draw:layer="layout" svg:width="0.5cm" svg:height="0.499cm" svg:x="19.241cm" svg:y="11.66cm" svg:viewBox="0 0 501 500" draw:points="0,500 501,500 501,0 0,0">
          <text:p/>
        </draw:polygon>
        <draw:polygon draw:style-name="gr236" draw:text-style-name="P236" draw:layer="layout" svg:width="0.5cm" svg:height="0.5cm" svg:x="19.241cm" svg:y="12.159cm" svg:viewBox="0 0 501 501" draw:points="0,501 501,501 501,0 0,0">
          <text:p/>
        </draw:polygon>
        <draw:polygon draw:style-name="gr167" draw:text-style-name="P167" draw:layer="layout" svg:width="0.5cm" svg:height="0.499cm" svg:x="19.741cm" svg:y="2.16cm" svg:viewBox="0 0 501 500" draw:points="0,500 501,500 501,0 0,0">
          <text:p/>
        </draw:polygon>
        <draw:polygon draw:style-name="gr220" draw:text-style-name="P220" draw:layer="layout" svg:width="0.5cm" svg:height="0.5cm" svg:x="19.741cm" svg:y="2.659cm" svg:viewBox="0 0 501 501" draw:points="0,501 501,501 501,0 0,0">
          <text:p/>
        </draw:polygon>
        <draw:polygon draw:style-name="gr9" draw:text-style-name="P9" draw:layer="layout" svg:width="0.5cm" svg:height="0.5cm" svg:x="19.741cm" svg:y="3.159cm" svg:viewBox="0 0 501 501" draw:points="0,501 501,501 501,0 0,0">
          <text:p/>
        </draw:polygon>
        <draw:polygon draw:style-name="gr104" draw:text-style-name="P104" draw:layer="layout" svg:width="0.5cm" svg:height="0.499cm" svg:x="19.741cm" svg:y="3.66cm" svg:viewBox="0 0 501 500" draw:points="0,500 501,500 501,0 0,0">
          <text:p/>
        </draw:polygon>
        <draw:polygon draw:style-name="gr237" draw:text-style-name="P237" draw:layer="layout" svg:width="0.5cm" svg:height="0.5cm" svg:x="19.741cm" svg:y="4.159cm" svg:viewBox="0 0 501 501" draw:points="0,501 501,501 501,0 0,0">
          <text:p/>
        </draw:polygon>
        <draw:polygon draw:style-name="gr10" draw:text-style-name="P10" draw:layer="layout" svg:width="0.5cm" svg:height="0.5cm" svg:x="19.741cm" svg:y="4.659cm" svg:viewBox="0 0 501 501" draw:points="0,501 501,501 501,0 0,0">
          <text:p/>
        </draw:polygon>
        <draw:polygon draw:style-name="gr35" draw:text-style-name="P35" draw:layer="layout" svg:width="0.5cm" svg:height="0.499cm" svg:x="19.741cm" svg:y="5.16cm" svg:viewBox="0 0 501 500" draw:points="0,500 501,500 501,0 0,0">
          <text:p/>
        </draw:polygon>
        <draw:polygon draw:style-name="gr89" draw:text-style-name="P89" draw:layer="layout" svg:width="0.5cm" svg:height="0.5cm" svg:x="19.741cm" svg:y="5.659cm" svg:viewBox="0 0 501 501" draw:points="0,501 501,501 501,0 0,0">
          <text:p/>
        </draw:polygon>
        <draw:polygon draw:style-name="gr54" draw:text-style-name="P54" draw:layer="layout" svg:width="0.5cm" svg:height="0.5cm" svg:x="19.741cm" svg:y="6.159cm" svg:viewBox="0 0 501 501" draw:points="0,501 501,501 501,0 0,0">
          <text:p/>
        </draw:polygon>
        <draw:polygon draw:style-name="gr9" draw:text-style-name="P9" draw:layer="layout" svg:width="0.5cm" svg:height="0.5cm" svg:x="19.741cm" svg:y="6.659cm" svg:viewBox="0 0 501 501" draw:points="0,501 501,501 501,0 0,0">
          <text:p/>
        </draw:polygon>
        <draw:polygon draw:style-name="gr178" draw:text-style-name="P178" draw:layer="layout" svg:width="0.5cm" svg:height="0.5cm" svg:x="19.741cm" svg:y="7.159cm" svg:viewBox="0 0 501 501" draw:points="0,501 501,501 501,0 0,0">
          <text:p/>
        </draw:polygon>
        <draw:polygon draw:style-name="gr6" draw:text-style-name="P6" draw:layer="layout" svg:width="0.5cm" svg:height="0.5cm" svg:x="19.741cm" svg:y="7.659cm" svg:viewBox="0 0 501 501" draw:points="0,501 501,501 501,0 0,0">
          <text:p/>
        </draw:polygon>
        <draw:polygon draw:style-name="gr15" draw:text-style-name="P15" draw:layer="layout" svg:width="0.5cm" svg:height="0.5cm" svg:x="19.741cm" svg:y="8.159cm" svg:viewBox="0 0 501 501" draw:points="0,501 501,501 501,0 0,0">
          <text:p/>
        </draw:polygon>
        <draw:polygon draw:style-name="gr15" draw:text-style-name="P15" draw:layer="layout" svg:width="0.5cm" svg:height="0.5cm" svg:x="19.741cm" svg:y="8.659cm" svg:viewBox="0 0 501 501" draw:points="0,501 501,501 501,0 0,0">
          <text:p/>
        </draw:polygon>
        <draw:polygon draw:style-name="gr6" draw:text-style-name="P6" draw:layer="layout" svg:width="0.5cm" svg:height="0.5cm" svg:x="19.741cm" svg:y="9.159cm" svg:viewBox="0 0 501 501" draw:points="0,501 501,501 501,0 0,0">
          <text:p/>
        </draw:polygon>
        <draw:polygon draw:style-name="gr6" draw:text-style-name="P6" draw:layer="layout" svg:width="0.5cm" svg:height="0.5cm" svg:x="19.741cm" svg:y="9.659cm" svg:viewBox="0 0 501 501" draw:points="0,501 501,501 501,0 0,0">
          <text:p/>
        </draw:polygon>
        <draw:polygon draw:style-name="gr15" draw:text-style-name="P15" draw:layer="layout" svg:width="0.5cm" svg:height="0.499cm" svg:x="19.741cm" svg:y="10.16cm" svg:viewBox="0 0 501 500" draw:points="0,500 501,500 501,0 0,0">
          <text:p/>
        </draw:polygon>
        <draw:polygon draw:style-name="gr89" draw:text-style-name="P89" draw:layer="layout" svg:width="0.5cm" svg:height="0.5cm" svg:x="19.741cm" svg:y="10.659cm" svg:viewBox="0 0 501 501" draw:points="0,501 501,501 501,0 0,0">
          <text:p/>
        </draw:polygon>
        <draw:polygon draw:style-name="gr6" draw:text-style-name="P6" draw:layer="layout" svg:width="0.5cm" svg:height="0.5cm" svg:x="19.741cm" svg:y="11.159cm" svg:viewBox="0 0 501 501" draw:points="0,501 501,501 501,0 0,0">
          <text:p/>
        </draw:polygon>
        <draw:polygon draw:style-name="gr6" draw:text-style-name="P6" draw:layer="layout" svg:width="0.5cm" svg:height="0.499cm" svg:x="19.741cm" svg:y="11.66cm" svg:viewBox="0 0 501 500" draw:points="0,500 501,500 501,0 0,0">
          <text:p/>
        </draw:polygon>
        <draw:polygon draw:style-name="gr77" draw:text-style-name="P77" draw:layer="layout" svg:width="0.5cm" svg:height="0.5cm" svg:x="19.741cm" svg:y="12.159cm" svg:viewBox="0 0 501 501" draw:points="0,501 501,501 501,0 0,0">
          <text:p/>
        </draw:polygon>
        <draw:polygon draw:style-name="gr204" draw:text-style-name="P204" draw:layer="layout" svg:width="0.5cm" svg:height="0.499cm" svg:x="20.241cm" svg:y="2.16cm" svg:viewBox="0 0 501 500" draw:points="0,500 501,500 501,0 0,0">
          <text:p/>
        </draw:polygon>
        <draw:polygon draw:style-name="gr121" draw:text-style-name="P121" draw:layer="layout" svg:width="0.5cm" svg:height="0.5cm" svg:x="20.241cm" svg:y="2.659cm" svg:viewBox="0 0 501 501" draw:points="0,501 501,501 501,0 0,0">
          <text:p/>
        </draw:polygon>
        <draw:polygon draw:style-name="gr119" draw:text-style-name="P119" draw:layer="layout" svg:width="0.5cm" svg:height="0.5cm" svg:x="20.241cm" svg:y="3.159cm" svg:viewBox="0 0 501 501" draw:points="0,501 501,501 501,0 0,0">
          <text:p/>
        </draw:polygon>
        <draw:polygon draw:style-name="gr67" draw:text-style-name="P67" draw:layer="layout" svg:width="0.5cm" svg:height="0.499cm" svg:x="20.241cm" svg:y="3.66cm" svg:viewBox="0 0 501 500" draw:points="0,500 501,500 501,0 0,0">
          <text:p/>
        </draw:polygon>
        <draw:polygon draw:style-name="gr104" draw:text-style-name="P104" draw:layer="layout" svg:width="0.5cm" svg:height="0.5cm" svg:x="20.241cm" svg:y="4.159cm" svg:viewBox="0 0 501 501" draw:points="0,501 501,501 501,0 0,0">
          <text:p/>
        </draw:polygon>
        <draw:polygon draw:style-name="gr238" draw:text-style-name="P238" draw:layer="layout" svg:width="0.5cm" svg:height="0.5cm" svg:x="20.241cm" svg:y="4.659cm" svg:viewBox="0 0 501 501" draw:points="0,501 501,501 501,0 0,0">
          <text:p/>
        </draw:polygon>
        <draw:polygon draw:style-name="gr202" draw:text-style-name="P202" draw:layer="layout" svg:width="0.5cm" svg:height="0.499cm" svg:x="20.241cm" svg:y="5.16cm" svg:viewBox="0 0 501 500" draw:points="0,500 501,500 501,0 0,0">
          <text:p/>
        </draw:polygon>
        <draw:polygon draw:style-name="gr21" draw:text-style-name="P21" draw:layer="layout" svg:width="0.5cm" svg:height="0.5cm" svg:x="20.241cm" svg:y="5.659cm" svg:viewBox="0 0 501 501" draw:points="0,501 501,501 501,0 0,0">
          <text:p/>
        </draw:polygon>
        <draw:polygon draw:style-name="gr239" draw:text-style-name="P239" draw:layer="layout" svg:width="0.5cm" svg:height="0.5cm" svg:x="20.241cm" svg:y="6.159cm" svg:viewBox="0 0 501 501" draw:points="0,501 501,501 501,0 0,0">
          <text:p/>
        </draw:polygon>
        <draw:polygon draw:style-name="gr206" draw:text-style-name="P206" draw:layer="layout" svg:width="0.5cm" svg:height="0.5cm" svg:x="20.241cm" svg:y="6.659cm" svg:viewBox="0 0 501 501" draw:points="0,501 501,501 501,0 0,0">
          <text:p/>
        </draw:polygon>
        <draw:polygon draw:style-name="gr182" draw:text-style-name="P182" draw:layer="layout" svg:width="0.5cm" svg:height="0.5cm" svg:x="20.241cm" svg:y="7.159cm" svg:viewBox="0 0 501 501" draw:points="0,501 501,501 501,0 0,0">
          <text:p/>
        </draw:polygon>
        <draw:polygon draw:style-name="gr6" draw:text-style-name="P6" draw:layer="layout" svg:width="0.5cm" svg:height="0.5cm" svg:x="20.241cm" svg:y="7.659cm" svg:viewBox="0 0 501 501" draw:points="0,501 501,501 501,0 0,0">
          <text:p/>
        </draw:polygon>
        <draw:polygon draw:style-name="gr240" draw:text-style-name="P240" draw:layer="layout" svg:width="0.5cm" svg:height="0.5cm" svg:x="20.241cm" svg:y="8.159cm" svg:viewBox="0 0 501 501" draw:points="0,501 501,501 501,0 0,0">
          <text:p/>
        </draw:polygon>
        <draw:polygon draw:style-name="gr141" draw:text-style-name="P141" draw:layer="layout" svg:width="0.5cm" svg:height="0.5cm" svg:x="20.241cm" svg:y="8.659cm" svg:viewBox="0 0 501 501" draw:points="0,501 501,501 501,0 0,0">
          <text:p/>
        </draw:polygon>
        <draw:polygon draw:style-name="gr100" draw:text-style-name="P100" draw:layer="layout" svg:width="0.5cm" svg:height="0.5cm" svg:x="20.241cm" svg:y="9.159cm" svg:viewBox="0 0 501 501" draw:points="0,501 501,501 501,0 0,0">
          <text:p/>
        </draw:polygon>
        <draw:polygon draw:style-name="gr38" draw:text-style-name="P38" draw:layer="layout" svg:width="0.5cm" svg:height="0.5cm" svg:x="20.241cm" svg:y="9.659cm" svg:viewBox="0 0 501 501" draw:points="0,501 501,501 501,0 0,0">
          <text:p/>
        </draw:polygon>
        <draw:polygon draw:style-name="gr117" draw:text-style-name="P117" draw:layer="layout" svg:width="0.5cm" svg:height="0.499cm" svg:x="20.241cm" svg:y="10.16cm" svg:viewBox="0 0 501 500" draw:points="0,500 501,500 501,0 0,0">
          <text:p/>
        </draw:polygon>
        <draw:polygon draw:style-name="gr54" draw:text-style-name="P54" draw:layer="layout" svg:width="0.5cm" svg:height="0.5cm" svg:x="20.241cm" svg:y="10.659cm" svg:viewBox="0 0 501 501" draw:points="0,501 501,501 501,0 0,0">
          <text:p/>
        </draw:polygon>
        <draw:polygon draw:style-name="gr38" draw:text-style-name="P38" draw:layer="layout" svg:width="0.5cm" svg:height="0.5cm" svg:x="20.241cm" svg:y="11.159cm" svg:viewBox="0 0 501 501" draw:points="0,501 501,501 501,0 0,0">
          <text:p/>
        </draw:polygon>
        <draw:polygon draw:style-name="gr15" draw:text-style-name="P15" draw:layer="layout" svg:width="0.5cm" svg:height="0.499cm" svg:x="20.241cm" svg:y="11.66cm" svg:viewBox="0 0 501 500" draw:points="0,500 501,500 501,0 0,0">
          <text:p/>
        </draw:polygon>
        <draw:polygon draw:style-name="gr9" draw:text-style-name="P9" draw:layer="layout" svg:width="0.5cm" svg:height="0.5cm" svg:x="20.241cm" svg:y="12.159cm" svg:viewBox="0 0 501 501" draw:points="0,501 501,501 501,0 0,0">
          <text:p/>
        </draw:polygon>
        <draw:polygon draw:style-name="gr51" draw:text-style-name="P51" draw:layer="layout" svg:width="0.5cm" svg:height="0.499cm" svg:x="20.741cm" svg:y="2.16cm" svg:viewBox="0 0 501 500" draw:points="0,500 501,500 501,0 0,0">
          <text:p/>
        </draw:polygon>
        <draw:polygon draw:style-name="gr105" draw:text-style-name="P105" draw:layer="layout" svg:width="0.5cm" svg:height="0.5cm" svg:x="20.741cm" svg:y="2.659cm" svg:viewBox="0 0 501 501" draw:points="0,501 501,501 501,0 0,0">
          <text:p/>
        </draw:polygon>
        <draw:polygon draw:style-name="gr90" draw:text-style-name="P90" draw:layer="layout" svg:width="0.5cm" svg:height="0.5cm" svg:x="20.741cm" svg:y="3.159cm" svg:viewBox="0 0 501 501" draw:points="0,501 501,501 501,0 0,0">
          <text:p/>
        </draw:polygon>
        <draw:polygon draw:style-name="gr227" draw:text-style-name="P227" draw:layer="layout" svg:width="0.5cm" svg:height="0.499cm" svg:x="20.741cm" svg:y="3.66cm" svg:viewBox="0 0 501 500" draw:points="0,500 501,500 501,0 0,0">
          <text:p/>
        </draw:polygon>
        <draw:polygon draw:style-name="gr6" draw:text-style-name="P6" draw:layer="layout" svg:width="0.5cm" svg:height="0.5cm" svg:x="20.741cm" svg:y="4.159cm" svg:viewBox="0 0 501 501" draw:points="0,501 501,501 501,0 0,0">
          <text:p/>
        </draw:polygon>
        <draw:polygon draw:style-name="gr6" draw:text-style-name="P6" draw:layer="layout" svg:width="0.5cm" svg:height="0.5cm" svg:x="20.741cm" svg:y="4.659cm" svg:viewBox="0 0 501 501" draw:points="0,501 501,501 501,0 0,0">
          <text:p/>
        </draw:polygon>
        <draw:polygon draw:style-name="gr6" draw:text-style-name="P6" draw:layer="layout" svg:width="0.5cm" svg:height="0.499cm" svg:x="20.741cm" svg:y="5.16cm" svg:viewBox="0 0 501 500" draw:points="0,500 501,500 501,0 0,0">
          <text:p/>
        </draw:polygon>
        <draw:polygon draw:style-name="gr7" draw:text-style-name="P7" draw:layer="layout" svg:width="0.5cm" svg:height="0.5cm" svg:x="20.741cm" svg:y="5.659cm" svg:viewBox="0 0 501 501" draw:points="0,501 501,501 501,0 0,0">
          <text:p/>
        </draw:polygon>
        <draw:polygon draw:style-name="gr6" draw:text-style-name="P6" draw:layer="layout" svg:width="0.5cm" svg:height="0.5cm" svg:x="20.741cm" svg:y="6.159cm" svg:viewBox="0 0 501 501" draw:points="0,501 501,501 501,0 0,0">
          <text:p/>
        </draw:polygon>
        <draw:polygon draw:style-name="gr6" draw:text-style-name="P6" draw:layer="layout" svg:width="0.5cm" svg:height="0.5cm" svg:x="20.741cm" svg:y="6.659cm" svg:viewBox="0 0 501 501" draw:points="0,501 501,501 501,0 0,0">
          <text:p/>
        </draw:polygon>
        <draw:polygon draw:style-name="gr6" draw:text-style-name="P6" draw:layer="layout" svg:width="0.5cm" svg:height="0.5cm" svg:x="20.741cm" svg:y="7.159cm" svg:viewBox="0 0 501 501" draw:points="0,501 501,501 501,0 0,0">
          <text:p/>
        </draw:polygon>
        <draw:polygon draw:style-name="gr6" draw:text-style-name="P6" draw:layer="layout" svg:width="0.5cm" svg:height="0.5cm" svg:x="20.741cm" svg:y="7.659cm" svg:viewBox="0 0 501 501" draw:points="0,501 501,501 501,0 0,0">
          <text:p/>
        </draw:polygon>
        <draw:polygon draw:style-name="gr89" draw:text-style-name="P89" draw:layer="layout" svg:width="0.5cm" svg:height="0.5cm" svg:x="20.741cm" svg:y="8.159cm" svg:viewBox="0 0 501 501" draw:points="0,501 501,501 501,0 0,0">
          <text:p/>
        </draw:polygon>
        <draw:polygon draw:style-name="gr15" draw:text-style-name="P15" draw:layer="layout" svg:width="0.5cm" svg:height="0.5cm" svg:x="20.741cm" svg:y="8.659cm" svg:viewBox="0 0 501 501" draw:points="0,501 501,501 501,0 0,0">
          <text:p/>
        </draw:polygon>
        <draw:polygon draw:style-name="gr6" draw:text-style-name="P6" draw:layer="layout" svg:width="0.5cm" svg:height="0.5cm" svg:x="20.741cm" svg:y="9.159cm" svg:viewBox="0 0 501 501" draw:points="0,501 501,501 501,0 0,0">
          <text:p/>
        </draw:polygon>
        <draw:polygon draw:style-name="gr15" draw:text-style-name="P15" draw:layer="layout" svg:width="0.5cm" svg:height="0.5cm" svg:x="20.741cm" svg:y="9.659cm" svg:viewBox="0 0 501 501" draw:points="0,501 501,501 501,0 0,0">
          <text:p/>
        </draw:polygon>
        <draw:polygon draw:style-name="gr38" draw:text-style-name="P38" draw:layer="layout" svg:width="0.5cm" svg:height="0.499cm" svg:x="20.741cm" svg:y="10.16cm" svg:viewBox="0 0 501 500" draw:points="0,500 501,500 501,0 0,0">
          <text:p/>
        </draw:polygon>
        <draw:polygon draw:style-name="gr9" draw:text-style-name="P9" draw:layer="layout" svg:width="0.5cm" svg:height="0.5cm" svg:x="20.741cm" svg:y="10.659cm" svg:viewBox="0 0 501 501" draw:points="0,501 501,501 501,0 0,0">
          <text:p/>
        </draw:polygon>
        <draw:polygon draw:style-name="gr6" draw:text-style-name="P6" draw:layer="layout" svg:width="0.5cm" svg:height="0.5cm" svg:x="20.741cm" svg:y="11.159cm" svg:viewBox="0 0 501 501" draw:points="0,501 501,501 501,0 0,0">
          <text:p/>
        </draw:polygon>
        <draw:polygon draw:style-name="gr166" draw:text-style-name="P166" draw:layer="layout" svg:width="0.5cm" svg:height="0.499cm" svg:x="20.741cm" svg:y="11.66cm" svg:viewBox="0 0 501 500" draw:points="0,500 501,500 501,0 0,0">
          <text:p/>
        </draw:polygon>
        <draw:polygon draw:style-name="gr6" draw:text-style-name="P6" draw:layer="layout" svg:width="0.5cm" svg:height="0.5cm" svg:x="20.741cm" svg:y="12.159cm" svg:viewBox="0 0 501 501" draw:points="0,501 501,501 501,0 0,0">
          <text:p/>
        </draw:polygon>
        <draw:polygon draw:style-name="gr239" draw:text-style-name="P239" draw:layer="layout" svg:width="0.5cm" svg:height="0.499cm" svg:x="21.241cm" svg:y="2.16cm" svg:viewBox="0 0 501 500" draw:points="0,500 501,500 501,0 0,0">
          <text:p/>
        </draw:polygon>
        <draw:polygon draw:style-name="gr241" draw:text-style-name="P241" draw:layer="layout" svg:width="0.5cm" svg:height="0.5cm" svg:x="21.241cm" svg:y="2.659cm" svg:viewBox="0 0 501 501" draw:points="0,501 501,501 501,0 0,0">
          <text:p/>
        </draw:polygon>
        <draw:polygon draw:style-name="gr234" draw:text-style-name="P234" draw:layer="layout" svg:width="0.5cm" svg:height="0.5cm" svg:x="21.241cm" svg:y="3.159cm" svg:viewBox="0 0 501 501" draw:points="0,501 501,501 501,0 0,0">
          <text:p/>
        </draw:polygon>
        <draw:polygon draw:style-name="gr222" draw:text-style-name="P222" draw:layer="layout" svg:width="0.5cm" svg:height="0.499cm" svg:x="21.241cm" svg:y="3.66cm" svg:viewBox="0 0 501 500" draw:points="0,500 501,500 501,0 0,0">
          <text:p/>
        </draw:polygon>
        <draw:polygon draw:style-name="gr229" draw:text-style-name="P229" draw:layer="layout" svg:width="0.5cm" svg:height="0.5cm" svg:x="21.241cm" svg:y="4.159cm" svg:viewBox="0 0 501 501" draw:points="0,501 501,501 501,0 0,0">
          <text:p/>
        </draw:polygon>
        <draw:polygon draw:style-name="gr242" draw:text-style-name="P242" draw:layer="layout" svg:width="0.5cm" svg:height="0.5cm" svg:x="21.241cm" svg:y="4.659cm" svg:viewBox="0 0 501 501" draw:points="0,501 501,501 501,0 0,0">
          <text:p/>
        </draw:polygon>
        <draw:polygon draw:style-name="gr243" draw:text-style-name="P243" draw:layer="layout" svg:width="0.5cm" svg:height="0.499cm" svg:x="21.241cm" svg:y="5.16cm" svg:viewBox="0 0 501 500" draw:points="0,500 501,500 501,0 0,0">
          <text:p/>
        </draw:polygon>
        <draw:polygon draw:style-name="gr244" draw:text-style-name="P244" draw:layer="layout" svg:width="0.5cm" svg:height="0.5cm" svg:x="21.241cm" svg:y="5.659cm" svg:viewBox="0 0 501 501" draw:points="0,501 501,501 501,0 0,0">
          <text:p/>
        </draw:polygon>
        <draw:polygon draw:style-name="gr95" draw:text-style-name="P95" draw:layer="layout" svg:width="0.5cm" svg:height="0.5cm" svg:x="21.241cm" svg:y="6.159cm" svg:viewBox="0 0 501 501" draw:points="0,501 501,501 501,0 0,0">
          <text:p/>
        </draw:polygon>
        <draw:polygon draw:style-name="gr20" draw:text-style-name="P20" draw:layer="layout" svg:width="0.5cm" svg:height="0.5cm" svg:x="21.241cm" svg:y="6.659cm" svg:viewBox="0 0 501 501" draw:points="0,501 501,501 501,0 0,0">
          <text:p/>
        </draw:polygon>
        <draw:polygon draw:style-name="gr21" draw:text-style-name="P21" draw:layer="layout" svg:width="0.5cm" svg:height="0.5cm" svg:x="21.241cm" svg:y="7.159cm" svg:viewBox="0 0 501 501" draw:points="0,501 501,501 501,0 0,0">
          <text:p/>
        </draw:polygon>
        <draw:polygon draw:style-name="gr38" draw:text-style-name="P38" draw:layer="layout" svg:width="0.5cm" svg:height="0.5cm" svg:x="21.241cm" svg:y="7.659cm" svg:viewBox="0 0 501 501" draw:points="0,501 501,501 501,0 0,0">
          <text:p/>
        </draw:polygon>
        <draw:polygon draw:style-name="gr23" draw:text-style-name="P23" draw:layer="layout" svg:width="0.5cm" svg:height="0.5cm" svg:x="21.241cm" svg:y="8.159cm" svg:viewBox="0 0 501 501" draw:points="0,501 501,501 501,0 0,0">
          <text:p/>
        </draw:polygon>
        <draw:polygon draw:style-name="gr199" draw:text-style-name="P199" draw:layer="layout" svg:width="0.5cm" svg:height="0.5cm" svg:x="21.241cm" svg:y="8.659cm" svg:viewBox="0 0 501 501" draw:points="0,501 501,501 501,0 0,0">
          <text:p/>
        </draw:polygon>
        <draw:polygon draw:style-name="gr24" draw:text-style-name="P24" draw:layer="layout" svg:width="0.5cm" svg:height="0.5cm" svg:x="21.241cm" svg:y="9.159cm" svg:viewBox="0 0 501 501" draw:points="0,501 501,501 501,0 0,0">
          <text:p/>
        </draw:polygon>
        <draw:polygon draw:style-name="gr245" draw:text-style-name="P245" draw:layer="layout" svg:width="0.5cm" svg:height="0.5cm" svg:x="21.241cm" svg:y="9.659cm" svg:viewBox="0 0 501 501" draw:points="0,501 501,501 501,0 0,0">
          <text:p/>
        </draw:polygon>
        <draw:polygon draw:style-name="gr89" draw:text-style-name="P89" draw:layer="layout" svg:width="0.5cm" svg:height="0.499cm" svg:x="21.241cm" svg:y="10.16cm" svg:viewBox="0 0 501 500" draw:points="0,500 501,500 501,0 0,0">
          <text:p/>
        </draw:polygon>
        <draw:polygon draw:style-name="gr218" draw:text-style-name="P218" draw:layer="layout" svg:width="0.5cm" svg:height="0.5cm" svg:x="21.241cm" svg:y="10.659cm" svg:viewBox="0 0 501 501" draw:points="0,501 501,501 501,0 0,0">
          <text:p/>
        </draw:polygon>
        <draw:polygon draw:style-name="gr8" draw:text-style-name="P8" draw:layer="layout" svg:width="0.5cm" svg:height="0.5cm" svg:x="21.241cm" svg:y="11.159cm" svg:viewBox="0 0 501 501" draw:points="0,501 501,501 501,0 0,0">
          <text:p/>
        </draw:polygon>
        <draw:polygon draw:style-name="gr38" draw:text-style-name="P38" draw:layer="layout" svg:width="0.5cm" svg:height="0.499cm" svg:x="21.241cm" svg:y="11.66cm" svg:viewBox="0 0 501 500" draw:points="0,500 501,500 501,0 0,0">
          <text:p/>
        </draw:polygon>
        <draw:polygon draw:style-name="gr38" draw:text-style-name="P38" draw:layer="layout" svg:width="0.5cm" svg:height="0.5cm" svg:x="21.241cm" svg:y="12.159cm" svg:viewBox="0 0 501 501" draw:points="0,501 501,501 501,0 0,0">
          <text:p/>
        </draw:polygon>
        <draw:polygon draw:style-name="gr246" draw:text-style-name="P246" draw:layer="layout" svg:width="0.5cm" svg:height="0.499cm" svg:x="21.741cm" svg:y="2.16cm" svg:viewBox="0 0 501 500" draw:points="0,500 501,500 501,0 0,0">
          <text:p/>
        </draw:polygon>
        <draw:polygon draw:style-name="gr152" draw:text-style-name="P152" draw:layer="layout" svg:width="0.5cm" svg:height="0.5cm" svg:x="21.741cm" svg:y="2.659cm" svg:viewBox="0 0 501 501" draw:points="0,501 501,501 501,0 0,0">
          <text:p/>
        </draw:polygon>
        <draw:polygon draw:style-name="gr247" draw:text-style-name="P247" draw:layer="layout" svg:width="0.5cm" svg:height="0.5cm" svg:x="21.741cm" svg:y="3.159cm" svg:viewBox="0 0 501 501" draw:points="0,501 501,501 501,0 0,0">
          <text:p/>
        </draw:polygon>
        <draw:polygon draw:style-name="gr67" draw:text-style-name="P67" draw:layer="layout" svg:width="0.5cm" svg:height="0.499cm" svg:x="21.741cm" svg:y="3.66cm" svg:viewBox="0 0 501 500" draw:points="0,500 501,500 501,0 0,0">
          <text:p/>
        </draw:polygon>
        <draw:polygon draw:style-name="gr74" draw:text-style-name="P74" draw:layer="layout" svg:width="0.5cm" svg:height="0.5cm" svg:x="21.741cm" svg:y="4.159cm" svg:viewBox="0 0 501 501" draw:points="0,501 501,501 501,0 0,0">
          <text:p/>
        </draw:polygon>
        <draw:polygon draw:style-name="gr204" draw:text-style-name="P204" draw:layer="layout" svg:width="0.5cm" svg:height="0.5cm" svg:x="21.741cm" svg:y="4.659cm" svg:viewBox="0 0 501 501" draw:points="0,501 501,501 501,0 0,0">
          <text:p/>
        </draw:polygon>
        <draw:polygon draw:style-name="gr248" draw:text-style-name="P248" draw:layer="layout" svg:width="0.5cm" svg:height="0.499cm" svg:x="21.741cm" svg:y="5.16cm" svg:viewBox="0 0 501 500" draw:points="0,500 501,500 501,0 0,0">
          <text:p/>
        </draw:polygon>
        <draw:polygon draw:style-name="gr249" draw:text-style-name="P249" draw:layer="layout" svg:width="0.5cm" svg:height="0.5cm" svg:x="21.741cm" svg:y="5.659cm" svg:viewBox="0 0 501 501" draw:points="0,501 501,501 501,0 0,0">
          <text:p/>
        </draw:polygon>
        <draw:polygon draw:style-name="gr250" draw:text-style-name="P250" draw:layer="layout" svg:width="0.5cm" svg:height="0.5cm" svg:x="21.741cm" svg:y="6.159cm" svg:viewBox="0 0 501 501" draw:points="0,501 501,501 501,0 0,0">
          <text:p/>
        </draw:polygon>
        <draw:polygon draw:style-name="gr190" draw:text-style-name="P190" draw:layer="layout" svg:width="0.5cm" svg:height="0.5cm" svg:x="21.741cm" svg:y="6.659cm" svg:viewBox="0 0 501 501" draw:points="0,501 501,501 501,0 0,0">
          <text:p/>
        </draw:polygon>
        <draw:polygon draw:style-name="gr173" draw:text-style-name="P173" draw:layer="layout" svg:width="0.5cm" svg:height="0.5cm" svg:x="21.741cm" svg:y="7.159cm" svg:viewBox="0 0 501 501" draw:points="0,501 501,501 501,0 0,0">
          <text:p/>
        </draw:polygon>
        <draw:polygon draw:style-name="gr7" draw:text-style-name="P7" draw:layer="layout" svg:width="0.5cm" svg:height="0.5cm" svg:x="21.741cm" svg:y="7.659cm" svg:viewBox="0 0 501 501" draw:points="0,501 501,501 501,0 0,0">
          <text:p/>
        </draw:polygon>
        <draw:polygon draw:style-name="gr23" draw:text-style-name="P23" draw:layer="layout" svg:width="0.5cm" svg:height="0.5cm" svg:x="21.741cm" svg:y="8.159cm" svg:viewBox="0 0 501 501" draw:points="0,501 501,501 501,0 0,0">
          <text:p/>
        </draw:polygon>
        <draw:polygon draw:style-name="gr251" draw:text-style-name="P251" draw:layer="layout" svg:width="0.5cm" svg:height="0.5cm" svg:x="21.741cm" svg:y="8.659cm" svg:viewBox="0 0 501 501" draw:points="0,501 501,501 501,0 0,0">
          <text:p/>
        </draw:polygon>
        <draw:polygon draw:style-name="gr251" draw:text-style-name="P251" draw:layer="layout" svg:width="0.5cm" svg:height="0.5cm" svg:x="21.741cm" svg:y="9.159cm" svg:viewBox="0 0 501 501" draw:points="0,501 501,501 501,0 0,0">
          <text:p/>
        </draw:polygon>
        <draw:polygon draw:style-name="gr83" draw:text-style-name="P83" draw:layer="layout" svg:width="0.5cm" svg:height="0.5cm" svg:x="21.741cm" svg:y="9.659cm" svg:viewBox="0 0 501 501" draw:points="0,501 501,501 501,0 0,0">
          <text:p/>
        </draw:polygon>
        <draw:polygon draw:style-name="gr38" draw:text-style-name="P38" draw:layer="layout" svg:width="0.5cm" svg:height="0.499cm" svg:x="21.741cm" svg:y="10.16cm" svg:viewBox="0 0 501 500" draw:points="0,500 501,500 501,0 0,0">
          <text:p/>
        </draw:polygon>
        <draw:polygon draw:style-name="gr37" draw:text-style-name="P37" draw:layer="layout" svg:width="0.5cm" svg:height="0.5cm" svg:x="21.741cm" svg:y="10.659cm" svg:viewBox="0 0 501 501" draw:points="0,501 501,501 501,0 0,0">
          <text:p/>
        </draw:polygon>
        <draw:polygon draw:style-name="gr9" draw:text-style-name="P9" draw:layer="layout" svg:width="0.5cm" svg:height="0.5cm" svg:x="21.741cm" svg:y="11.159cm" svg:viewBox="0 0 501 501" draw:points="0,501 501,501 501,0 0,0">
          <text:p/>
        </draw:polygon>
        <draw:polygon draw:style-name="gr6" draw:text-style-name="P6" draw:layer="layout" svg:width="0.5cm" svg:height="0.499cm" svg:x="21.741cm" svg:y="11.66cm" svg:viewBox="0 0 501 500" draw:points="0,500 501,500 501,0 0,0">
          <text:p/>
        </draw:polygon>
        <draw:polygon draw:style-name="gr7" draw:text-style-name="P7" draw:layer="layout" svg:width="0.5cm" svg:height="0.5cm" svg:x="21.741cm" svg:y="12.159cm" svg:viewBox="0 0 501 501" draw:points="0,501 501,501 501,0 0,0">
          <text:p/>
        </draw:polygon>
        <draw:polygon draw:style-name="gr252" draw:text-style-name="P252" draw:layer="layout" svg:width="0.5cm" svg:height="0.499cm" svg:x="22.241cm" svg:y="2.16cm" svg:viewBox="0 0 501 500" draw:points="0,500 501,500 501,0 0,0">
          <text:p/>
        </draw:polygon>
        <draw:polygon draw:style-name="gr148" draw:text-style-name="P148" draw:layer="layout" svg:width="0.5cm" svg:height="0.5cm" svg:x="22.241cm" svg:y="2.659cm" svg:viewBox="0 0 501 501" draw:points="0,501 501,501 501,0 0,0">
          <text:p/>
        </draw:polygon>
        <draw:polygon draw:style-name="gr48" draw:text-style-name="P48" draw:layer="layout" svg:width="0.5cm" svg:height="0.5cm" svg:x="22.241cm" svg:y="3.159cm" svg:viewBox="0 0 501 501" draw:points="0,501 501,501 501,0 0,0">
          <text:p/>
        </draw:polygon>
        <draw:polygon draw:style-name="gr253" draw:text-style-name="P253" draw:layer="layout" svg:width="0.5cm" svg:height="0.499cm" svg:x="22.241cm" svg:y="3.66cm" svg:viewBox="0 0 501 500" draw:points="0,500 501,500 501,0 0,0">
          <text:p/>
        </draw:polygon>
        <draw:polygon draw:style-name="gr150" draw:text-style-name="P150" draw:layer="layout" svg:width="0.5cm" svg:height="0.5cm" svg:x="22.241cm" svg:y="4.159cm" svg:viewBox="0 0 501 501" draw:points="0,501 501,501 501,0 0,0">
          <text:p/>
        </draw:polygon>
        <draw:polygon draw:style-name="gr254" draw:text-style-name="P254" draw:layer="layout" svg:width="0.5cm" svg:height="0.5cm" svg:x="22.241cm" svg:y="4.659cm" svg:viewBox="0 0 501 501" draw:points="0,501 501,501 501,0 0,0">
          <text:p/>
        </draw:polygon>
        <draw:polygon draw:style-name="gr238" draw:text-style-name="P238" draw:layer="layout" svg:width="0.5cm" svg:height="0.499cm" svg:x="22.241cm" svg:y="5.16cm" svg:viewBox="0 0 501 500" draw:points="0,500 501,500 501,0 0,0">
          <text:p/>
        </draw:polygon>
        <draw:polygon draw:style-name="gr255" draw:text-style-name="P255" draw:layer="layout" svg:width="0.5cm" svg:height="0.5cm" svg:x="22.241cm" svg:y="5.659cm" svg:viewBox="0 0 501 501" draw:points="0,501 501,501 501,0 0,0">
          <text:p/>
        </draw:polygon>
        <draw:polygon draw:style-name="gr160" draw:text-style-name="P160" draw:layer="layout" svg:width="0.5cm" svg:height="0.5cm" svg:x="22.241cm" svg:y="6.159cm" svg:viewBox="0 0 501 501" draw:points="0,501 501,501 501,0 0,0">
          <text:p/>
        </draw:polygon>
        <draw:polygon draw:style-name="gr63" draw:text-style-name="P63" draw:layer="layout" svg:width="0.5cm" svg:height="0.5cm" svg:x="22.241cm" svg:y="6.659cm" svg:viewBox="0 0 501 501" draw:points="0,501 501,501 501,0 0,0">
          <text:p/>
        </draw:polygon>
        <draw:polygon draw:style-name="gr224" draw:text-style-name="P224" draw:layer="layout" svg:width="0.5cm" svg:height="0.5cm" svg:x="22.241cm" svg:y="7.159cm" svg:viewBox="0 0 501 501" draw:points="0,501 501,501 501,0 0,0">
          <text:p/>
        </draw:polygon>
        <draw:polygon draw:style-name="gr30" draw:text-style-name="P30" draw:layer="layout" svg:width="0.5cm" svg:height="0.5cm" svg:x="22.241cm" svg:y="7.659cm" svg:viewBox="0 0 501 501" draw:points="0,501 501,501 501,0 0,0">
          <text:p/>
        </draw:polygon>
        <draw:polygon draw:style-name="gr256" draw:text-style-name="P256" draw:layer="layout" svg:width="0.5cm" svg:height="0.5cm" svg:x="22.241cm" svg:y="8.159cm" svg:viewBox="0 0 501 501" draw:points="0,501 501,501 501,0 0,0">
          <text:p/>
        </draw:polygon>
        <draw:polygon draw:style-name="gr251" draw:text-style-name="P251" draw:layer="layout" svg:width="0.5cm" svg:height="0.5cm" svg:x="22.241cm" svg:y="8.659cm" svg:viewBox="0 0 501 501" draw:points="0,501 501,501 501,0 0,0">
          <text:p/>
        </draw:polygon>
        <draw:polygon draw:style-name="gr57" draw:text-style-name="P57" draw:layer="layout" svg:width="0.5cm" svg:height="0.5cm" svg:x="22.241cm" svg:y="9.159cm" svg:viewBox="0 0 501 501" draw:points="0,501 501,501 501,0 0,0">
          <text:p/>
        </draw:polygon>
        <draw:polygon draw:style-name="gr257" draw:text-style-name="P257" draw:layer="layout" svg:width="0.5cm" svg:height="0.5cm" svg:x="22.241cm" svg:y="9.659cm" svg:viewBox="0 0 501 501" draw:points="0,501 501,501 501,0 0,0">
          <text:p/>
        </draw:polygon>
        <draw:polygon draw:style-name="gr26" draw:text-style-name="P26" draw:layer="layout" svg:width="0.5cm" svg:height="0.499cm" svg:x="22.241cm" svg:y="10.16cm" svg:viewBox="0 0 501 500" draw:points="0,500 501,500 501,0 0,0">
          <text:p/>
        </draw:polygon>
        <draw:polygon draw:style-name="gr258" draw:text-style-name="P258" draw:layer="layout" svg:width="0.5cm" svg:height="0.5cm" svg:x="22.241cm" svg:y="10.659cm" svg:viewBox="0 0 501 501" draw:points="0,501 501,501 501,0 0,0">
          <text:p/>
        </draw:polygon>
        <draw:polygon draw:style-name="gr53" draw:text-style-name="P53" draw:layer="layout" svg:width="0.5cm" svg:height="0.5cm" svg:x="22.241cm" svg:y="11.159cm" svg:viewBox="0 0 501 501" draw:points="0,501 501,501 501,0 0,0">
          <text:p/>
        </draw:polygon>
        <draw:polygon draw:style-name="gr15" draw:text-style-name="P15" draw:layer="layout" svg:width="0.5cm" svg:height="0.499cm" svg:x="22.241cm" svg:y="11.66cm" svg:viewBox="0 0 501 500" draw:points="0,500 501,500 501,0 0,0">
          <text:p/>
        </draw:polygon>
        <draw:polygon draw:style-name="gr54" draw:text-style-name="P54" draw:layer="layout" svg:width="0.5cm" svg:height="0.5cm" svg:x="22.241cm" svg:y="12.159cm" svg:viewBox="0 0 501 501" draw:points="0,501 501,501 501,0 0,0">
          <text:p/>
        </draw:polygon>
        <draw:polygon draw:style-name="gr204" draw:text-style-name="P204" draw:layer="layout" svg:width="0.5cm" svg:height="0.499cm" svg:x="22.741cm" svg:y="2.16cm" svg:viewBox="0 0 501 500" draw:points="0,500 501,500 501,0 0,0">
          <text:p/>
        </draw:polygon>
        <draw:polygon draw:style-name="gr111" draw:text-style-name="P111" draw:layer="layout" svg:width="0.5cm" svg:height="0.5cm" svg:x="22.741cm" svg:y="2.659cm" svg:viewBox="0 0 501 501" draw:points="0,501 501,501 501,0 0,0">
          <text:p/>
        </draw:polygon>
        <draw:polygon draw:style-name="gr109" draw:text-style-name="P109" draw:layer="layout" svg:width="0.5cm" svg:height="0.5cm" svg:x="22.741cm" svg:y="3.159cm" svg:viewBox="0 0 501 501" draw:points="0,501 501,501 501,0 0,0">
          <text:p/>
        </draw:polygon>
        <draw:polygon draw:style-name="gr67" draw:text-style-name="P67" draw:layer="layout" svg:width="0.5cm" svg:height="0.499cm" svg:x="22.741cm" svg:y="3.66cm" svg:viewBox="0 0 501 500" draw:points="0,500 501,500 501,0 0,0">
          <text:p/>
        </draw:polygon>
        <draw:polygon draw:style-name="gr259" draw:text-style-name="P259" draw:layer="layout" svg:width="0.5cm" svg:height="0.5cm" svg:x="22.741cm" svg:y="4.159cm" svg:viewBox="0 0 501 501" draw:points="0,501 501,501 501,0 0,0">
          <text:p/>
        </draw:polygon>
        <draw:polygon draw:style-name="gr192" draw:text-style-name="P192" draw:layer="layout" svg:width="0.5cm" svg:height="0.5cm" svg:x="22.741cm" svg:y="4.659cm" svg:viewBox="0 0 501 501" draw:points="0,501 501,501 501,0 0,0">
          <text:p/>
        </draw:polygon>
        <draw:polygon draw:style-name="gr227" draw:text-style-name="P227" draw:layer="layout" svg:width="0.5cm" svg:height="0.499cm" svg:x="22.741cm" svg:y="5.16cm" svg:viewBox="0 0 501 500" draw:points="0,500 501,500 501,0 0,0">
          <text:p/>
        </draw:polygon>
        <draw:polygon draw:style-name="gr260" draw:text-style-name="P260" draw:layer="layout" svg:width="0.5cm" svg:height="0.5cm" svg:x="22.741cm" svg:y="5.659cm" svg:viewBox="0 0 501 501" draw:points="0,501 501,501 501,0 0,0">
          <text:p/>
        </draw:polygon>
        <draw:polygon draw:style-name="gr158" draw:text-style-name="P158" draw:layer="layout" svg:width="0.5cm" svg:height="0.5cm" svg:x="22.741cm" svg:y="6.159cm" svg:viewBox="0 0 501 501" draw:points="0,501 501,501 501,0 0,0">
          <text:p/>
        </draw:polygon>
        <draw:polygon draw:style-name="gr152" draw:text-style-name="P152" draw:layer="layout" svg:width="0.5cm" svg:height="0.5cm" svg:x="22.741cm" svg:y="6.659cm" svg:viewBox="0 0 501 501" draw:points="0,501 501,501 501,0 0,0">
          <text:p/>
        </draw:polygon>
        <draw:polygon draw:style-name="gr169" draw:text-style-name="P169" draw:layer="layout" svg:width="0.5cm" svg:height="0.5cm" svg:x="22.741cm" svg:y="7.159cm" svg:viewBox="0 0 501 501" draw:points="0,501 501,501 501,0 0,0">
          <text:p/>
        </draw:polygon>
        <draw:polygon draw:style-name="gr261" draw:text-style-name="P261" draw:layer="layout" svg:width="0.5cm" svg:height="0.5cm" svg:x="22.741cm" svg:y="7.659cm" svg:viewBox="0 0 501 501" draw:points="0,501 501,501 501,0 0,0">
          <text:p/>
        </draw:polygon>
        <draw:polygon draw:style-name="gr90" draw:text-style-name="P90" draw:layer="layout" svg:width="0.5cm" svg:height="0.5cm" svg:x="22.741cm" svg:y="8.159cm" svg:viewBox="0 0 501 501" draw:points="0,501 501,501 501,0 0,0">
          <text:p/>
        </draw:polygon>
        <draw:polygon draw:style-name="gr116" draw:text-style-name="P116" draw:layer="layout" svg:width="0.5cm" svg:height="0.5cm" svg:x="22.741cm" svg:y="8.659cm" svg:viewBox="0 0 501 501" draw:points="0,501 501,501 501,0 0,0">
          <text:p/>
        </draw:polygon>
        <draw:polygon draw:style-name="gr90" draw:text-style-name="P90" draw:layer="layout" svg:width="0.5cm" svg:height="0.5cm" svg:x="22.741cm" svg:y="9.159cm" svg:viewBox="0 0 501 501" draw:points="0,501 501,501 501,0 0,0">
          <text:p/>
        </draw:polygon>
        <draw:polygon draw:style-name="gr179" draw:text-style-name="P179" draw:layer="layout" svg:width="0.5cm" svg:height="0.5cm" svg:x="22.741cm" svg:y="9.659cm" svg:viewBox="0 0 501 501" draw:points="0,501 501,501 501,0 0,0">
          <text:p/>
        </draw:polygon>
        <draw:polygon draw:style-name="gr110" draw:text-style-name="P110" draw:layer="layout" svg:width="0.5cm" svg:height="0.499cm" svg:x="22.741cm" svg:y="10.16cm" svg:viewBox="0 0 501 500" draw:points="0,500 501,500 501,0 0,0">
          <text:p/>
        </draw:polygon>
        <draw:polygon draw:style-name="gr141" draw:text-style-name="P141" draw:layer="layout" svg:width="0.5cm" svg:height="0.5cm" svg:x="22.741cm" svg:y="10.659cm" svg:viewBox="0 0 501 501" draw:points="0,501 501,501 501,0 0,0">
          <text:p/>
        </draw:polygon>
        <draw:polygon draw:style-name="gr8" draw:text-style-name="P8" draw:layer="layout" svg:width="0.5cm" svg:height="0.5cm" svg:x="22.741cm" svg:y="11.159cm" svg:viewBox="0 0 501 501" draw:points="0,501 501,501 501,0 0,0">
          <text:p/>
        </draw:polygon>
        <draw:polygon draw:style-name="gr15" draw:text-style-name="P15" draw:layer="layout" svg:width="0.5cm" svg:height="0.499cm" svg:x="22.741cm" svg:y="11.66cm" svg:viewBox="0 0 501 500" draw:points="0,500 501,500 501,0 0,0">
          <text:p/>
        </draw:polygon>
        <draw:polygon draw:style-name="gr15" draw:text-style-name="P15" draw:layer="layout" svg:width="0.5cm" svg:height="0.5cm" svg:x="22.741cm" svg:y="12.159cm" svg:viewBox="0 0 501 501" draw:points="0,501 501,501 501,0 0,0">
          <text:p/>
        </draw:polygon>
        <draw:polygon draw:style-name="gr149" draw:text-style-name="P149" draw:layer="layout" svg:width="0.5cm" svg:height="0.499cm" svg:x="23.241cm" svg:y="2.16cm" svg:viewBox="0 0 501 500" draw:points="0,500 501,500 501,0 0,0">
          <text:p/>
        </draw:polygon>
        <draw:polygon draw:style-name="gr143" draw:text-style-name="P143" draw:layer="layout" svg:width="0.5cm" svg:height="0.5cm" svg:x="23.241cm" svg:y="2.659cm" svg:viewBox="0 0 501 501" draw:points="0,501 501,501 501,0 0,0">
          <text:p/>
        </draw:polygon>
        <draw:polygon draw:style-name="gr164" draw:text-style-name="P164" draw:layer="layout" svg:width="0.5cm" svg:height="0.5cm" svg:x="23.241cm" svg:y="3.159cm" svg:viewBox="0 0 501 501" draw:points="0,501 501,501 501,0 0,0">
          <text:p/>
        </draw:polygon>
        <draw:polygon draw:style-name="gr2" draw:text-style-name="P2" draw:layer="layout" svg:width="0.5cm" svg:height="0.499cm" svg:x="23.241cm" svg:y="3.66cm" svg:viewBox="0 0 501 500" draw:points="0,500 501,500 501,0 0,0">
          <text:p/>
        </draw:polygon>
        <draw:polygon draw:style-name="gr72" draw:text-style-name="P72" draw:layer="layout" svg:width="0.5cm" svg:height="0.5cm" svg:x="23.241cm" svg:y="4.159cm" svg:viewBox="0 0 501 501" draw:points="0,501 501,501 501,0 0,0">
          <text:p/>
        </draw:polygon>
        <draw:polygon draw:style-name="gr244" draw:text-style-name="P244" draw:layer="layout" svg:width="0.5cm" svg:height="0.5cm" svg:x="23.241cm" svg:y="4.659cm" svg:viewBox="0 0 501 501" draw:points="0,501 501,501 501,0 0,0">
          <text:p/>
        </draw:polygon>
        <draw:polygon draw:style-name="gr155" draw:text-style-name="P155" draw:layer="layout" svg:width="0.5cm" svg:height="0.499cm" svg:x="23.241cm" svg:y="5.16cm" svg:viewBox="0 0 501 500" draw:points="0,500 501,500 501,0 0,0">
          <text:p/>
        </draw:polygon>
        <draw:polygon draw:style-name="gr56" draw:text-style-name="P56" draw:layer="layout" svg:width="0.5cm" svg:height="0.5cm" svg:x="23.241cm" svg:y="5.659cm" svg:viewBox="0 0 501 501" draw:points="0,501 501,501 501,0 0,0">
          <text:p/>
        </draw:polygon>
        <draw:polygon draw:style-name="gr11" draw:text-style-name="P11" draw:layer="layout" svg:width="0.5cm" svg:height="0.5cm" svg:x="23.241cm" svg:y="6.159cm" svg:viewBox="0 0 501 501" draw:points="0,501 501,501 501,0 0,0">
          <text:p/>
        </draw:polygon>
        <draw:polygon draw:style-name="gr241" draw:text-style-name="P241" draw:layer="layout" svg:width="0.5cm" svg:height="0.5cm" svg:x="23.241cm" svg:y="6.659cm" svg:viewBox="0 0 501 501" draw:points="0,501 501,501 501,0 0,0">
          <text:p/>
        </draw:polygon>
        <draw:polygon draw:style-name="gr107" draw:text-style-name="P107" draw:layer="layout" svg:width="0.5cm" svg:height="0.5cm" svg:x="23.241cm" svg:y="7.159cm" svg:viewBox="0 0 501 501" draw:points="0,501 501,501 501,0 0,0">
          <text:p/>
        </draw:polygon>
        <draw:polygon draw:style-name="gr123" draw:text-style-name="P123" draw:layer="layout" svg:width="0.5cm" svg:height="0.5cm" svg:x="23.241cm" svg:y="7.659cm" svg:viewBox="0 0 501 501" draw:points="0,501 501,501 501,0 0,0">
          <text:p/>
        </draw:polygon>
        <draw:polygon draw:style-name="gr146" draw:text-style-name="P146" draw:layer="layout" svg:width="0.5cm" svg:height="0.5cm" svg:x="23.241cm" svg:y="8.159cm" svg:viewBox="0 0 501 501" draw:points="0,501 501,501 501,0 0,0">
          <text:p/>
        </draw:polygon>
        <draw:polygon draw:style-name="gr52" draw:text-style-name="P52" draw:layer="layout" svg:width="0.5cm" svg:height="0.5cm" svg:x="23.241cm" svg:y="8.659cm" svg:viewBox="0 0 501 501" draw:points="0,501 501,501 501,0 0,0">
          <text:p/>
        </draw:polygon>
        <draw:polygon draw:style-name="gr135" draw:text-style-name="P135" draw:layer="layout" svg:width="0.5cm" svg:height="0.5cm" svg:x="23.241cm" svg:y="9.159cm" svg:viewBox="0 0 501 501" draw:points="0,501 501,501 501,0 0,0">
          <text:p/>
        </draw:polygon>
        <draw:polygon draw:style-name="gr191" draw:text-style-name="P191" draw:layer="layout" svg:width="0.5cm" svg:height="0.5cm" svg:x="23.241cm" svg:y="9.659cm" svg:viewBox="0 0 501 501" draw:points="0,501 501,501 501,0 0,0">
          <text:p/>
        </draw:polygon>
        <draw:polygon draw:style-name="gr38" draw:text-style-name="P38" draw:layer="layout" svg:width="0.5cm" svg:height="0.499cm" svg:x="23.241cm" svg:y="10.16cm" svg:viewBox="0 0 501 500" draw:points="0,500 501,500 501,0 0,0">
          <text:p/>
        </draw:polygon>
        <draw:polygon draw:style-name="gr37" draw:text-style-name="P37" draw:layer="layout" svg:width="0.5cm" svg:height="0.5cm" svg:x="23.241cm" svg:y="10.659cm" svg:viewBox="0 0 501 501" draw:points="0,501 501,501 501,0 0,0">
          <text:p/>
        </draw:polygon>
        <draw:polygon draw:style-name="gr89" draw:text-style-name="P89" draw:layer="layout" svg:width="0.5cm" svg:height="0.5cm" svg:x="23.241cm" svg:y="11.159cm" svg:viewBox="0 0 501 501" draw:points="0,501 501,501 501,0 0,0">
          <text:p/>
        </draw:polygon>
        <draw:polygon draw:style-name="gr38" draw:text-style-name="P38" draw:layer="layout" svg:width="0.5cm" svg:height="0.499cm" svg:x="23.241cm" svg:y="11.66cm" svg:viewBox="0 0 501 500" draw:points="0,500 501,500 501,0 0,0">
          <text:p/>
        </draw:polygon>
        <draw:polygon draw:style-name="gr38" draw:text-style-name="P38" draw:layer="layout" svg:width="0.5cm" svg:height="0.5cm" svg:x="23.241cm" svg:y="12.159cm" svg:viewBox="0 0 501 501" draw:points="0,501 501,501 501,0 0,0">
          <text:p/>
        </draw:polygon>
        <draw:polygon draw:style-name="gr202" draw:text-style-name="P202" draw:layer="layout" svg:width="0.5cm" svg:height="0.499cm" svg:x="23.741cm" svg:y="2.16cm" svg:viewBox="0 0 501 500" draw:points="0,500 501,500 501,0 0,0">
          <text:p/>
        </draw:polygon>
        <draw:polygon draw:style-name="gr262" draw:text-style-name="P262" draw:layer="layout" svg:width="0.5cm" svg:height="0.5cm" svg:x="23.741cm" svg:y="2.659cm" svg:viewBox="0 0 501 501" draw:points="0,501 501,501 501,0 0,0">
          <text:p/>
        </draw:polygon>
        <draw:polygon draw:style-name="gr165" draw:text-style-name="P165" draw:layer="layout" svg:width="0.5cm" svg:height="0.5cm" svg:x="23.741cm" svg:y="3.159cm" svg:viewBox="0 0 501 501" draw:points="0,501 501,501 501,0 0,0">
          <text:p/>
        </draw:polygon>
        <draw:polygon draw:style-name="gr220" draw:text-style-name="P220" draw:layer="layout" svg:width="0.5cm" svg:height="0.499cm" svg:x="23.741cm" svg:y="3.66cm" svg:viewBox="0 0 501 500" draw:points="0,500 501,500 501,0 0,0">
          <text:p/>
        </draw:polygon>
        <draw:polygon draw:style-name="gr263" draw:text-style-name="P263" draw:layer="layout" svg:width="0.5cm" svg:height="0.5cm" svg:x="23.741cm" svg:y="4.159cm" svg:viewBox="0 0 501 501" draw:points="0,501 501,501 501,0 0,0">
          <text:p/>
        </draw:polygon>
        <draw:polygon draw:style-name="gr26" draw:text-style-name="P26" draw:layer="layout" svg:width="0.5cm" svg:height="0.5cm" svg:x="23.741cm" svg:y="4.659cm" svg:viewBox="0 0 501 501" draw:points="0,501 501,501 501,0 0,0">
          <text:p/>
        </draw:polygon>
        <draw:polygon draw:style-name="gr9" draw:text-style-name="P9" draw:layer="layout" svg:width="0.5cm" svg:height="0.499cm" svg:x="23.741cm" svg:y="5.16cm" svg:viewBox="0 0 501 500" draw:points="0,500 501,500 501,0 0,0">
          <text:p/>
        </draw:polygon>
        <draw:polygon draw:style-name="gr26" draw:text-style-name="P26" draw:layer="layout" svg:width="0.5cm" svg:height="0.5cm" svg:x="23.741cm" svg:y="5.659cm" svg:viewBox="0 0 501 501" draw:points="0,501 501,501 501,0 0,0">
          <text:p/>
        </draw:polygon>
        <draw:polygon draw:style-name="gr9" draw:text-style-name="P9" draw:layer="layout" svg:width="0.5cm" svg:height="0.5cm" svg:x="23.741cm" svg:y="6.159cm" svg:viewBox="0 0 501 501" draw:points="0,501 501,501 501,0 0,0">
          <text:p/>
        </draw:polygon>
        <draw:polygon draw:style-name="gr15" draw:text-style-name="P15" draw:layer="layout" svg:width="0.5cm" svg:height="0.5cm" svg:x="23.741cm" svg:y="6.659cm" svg:viewBox="0 0 501 501" draw:points="0,501 501,501 501,0 0,0">
          <text:p/>
        </draw:polygon>
        <draw:polygon draw:style-name="gr6" draw:text-style-name="P6" draw:layer="layout" svg:width="0.5cm" svg:height="0.5cm" svg:x="23.741cm" svg:y="7.159cm" svg:viewBox="0 0 501 501" draw:points="0,501 501,501 501,0 0,0">
          <text:p/>
        </draw:polygon>
        <draw:polygon draw:style-name="gr7" draw:text-style-name="P7" draw:layer="layout" svg:width="0.5cm" svg:height="0.5cm" svg:x="23.741cm" svg:y="7.659cm" svg:viewBox="0 0 501 501" draw:points="0,501 501,501 501,0 0,0">
          <text:p/>
        </draw:polygon>
        <draw:polygon draw:style-name="gr36" draw:text-style-name="P36" draw:layer="layout" svg:width="0.5cm" svg:height="0.5cm" svg:x="23.741cm" svg:y="8.159cm" svg:viewBox="0 0 501 501" draw:points="0,501 501,501 501,0 0,0">
          <text:p/>
        </draw:polygon>
        <draw:polygon draw:style-name="gr168" draw:text-style-name="P168" draw:layer="layout" svg:width="0.5cm" svg:height="0.5cm" svg:x="23.741cm" svg:y="8.659cm" svg:viewBox="0 0 501 501" draw:points="0,501 501,501 501,0 0,0">
          <text:p/>
        </draw:polygon>
        <draw:polygon draw:style-name="gr6" draw:text-style-name="P6" draw:layer="layout" svg:width="0.5cm" svg:height="0.5cm" svg:x="23.741cm" svg:y="9.159cm" svg:viewBox="0 0 501 501" draw:points="0,501 501,501 501,0 0,0">
          <text:p/>
        </draw:polygon>
        <draw:polygon draw:style-name="gr7" draw:text-style-name="P7" draw:layer="layout" svg:width="0.5cm" svg:height="0.5cm" svg:x="23.741cm" svg:y="9.659cm" svg:viewBox="0 0 501 501" draw:points="0,501 501,501 501,0 0,0">
          <text:p/>
        </draw:polygon>
        <draw:polygon draw:style-name="gr38" draw:text-style-name="P38" draw:layer="layout" svg:width="0.5cm" svg:height="0.499cm" svg:x="23.741cm" svg:y="10.16cm" svg:viewBox="0 0 501 500" draw:points="0,500 501,500 501,0 0,0">
          <text:p/>
        </draw:polygon>
        <draw:polygon draw:style-name="gr120" draw:text-style-name="P120" draw:layer="layout" svg:width="0.5cm" svg:height="0.5cm" svg:x="23.741cm" svg:y="10.659cm" svg:viewBox="0 0 501 501" draw:points="0,501 501,501 501,0 0,0">
          <text:p/>
        </draw:polygon>
        <draw:polygon draw:style-name="gr115" draw:text-style-name="P115" draw:layer="layout" svg:width="0.5cm" svg:height="0.5cm" svg:x="23.741cm" svg:y="11.159cm" svg:viewBox="0 0 501 501" draw:points="0,501 501,501 501,0 0,0">
          <text:p/>
        </draw:polygon>
        <draw:polygon draw:style-name="gr7" draw:text-style-name="P7" draw:layer="layout" svg:width="0.5cm" svg:height="0.499cm" svg:x="23.741cm" svg:y="11.66cm" svg:viewBox="0 0 501 500" draw:points="0,500 501,500 501,0 0,0">
          <text:p/>
        </draw:polygon>
        <draw:polygon draw:style-name="gr6" draw:text-style-name="P6" draw:layer="layout" svg:width="0.5cm" svg:height="0.5cm" svg:x="23.741cm" svg:y="12.159cm" svg:viewBox="0 0 501 501" draw:points="0,501 501,501 501,0 0,0">
          <text:p/>
        </draw:polygon>
        <draw:polygon draw:style-name="gr241" draw:text-style-name="P241" draw:layer="layout" svg:width="0.5cm" svg:height="0.499cm" svg:x="24.241cm" svg:y="2.16cm" svg:viewBox="0 0 501 500" draw:points="0,500 501,500 501,0 0,0">
          <text:p/>
        </draw:polygon>
        <draw:polygon draw:style-name="gr183" draw:text-style-name="P183" draw:layer="layout" svg:width="0.5cm" svg:height="0.5cm" svg:x="24.241cm" svg:y="2.659cm" svg:viewBox="0 0 501 501" draw:points="0,501 501,501 501,0 0,0">
          <text:p/>
        </draw:polygon>
        <draw:polygon draw:style-name="gr150" draw:text-style-name="P150" draw:layer="layout" svg:width="0.5cm" svg:height="0.5cm" svg:x="24.241cm" svg:y="3.159cm" svg:viewBox="0 0 501 501" draw:points="0,501 501,501 501,0 0,0">
          <text:p/>
        </draw:polygon>
        <draw:polygon draw:style-name="gr264" draw:text-style-name="P264" draw:layer="layout" svg:width="0.5cm" svg:height="0.499cm" svg:x="24.241cm" svg:y="3.66cm" svg:viewBox="0 0 501 500" draw:points="0,500 501,500 501,0 0,0">
          <text:p/>
        </draw:polygon>
        <draw:polygon draw:style-name="gr8" draw:text-style-name="P8" draw:layer="layout" svg:width="0.5cm" svg:height="0.5cm" svg:x="24.241cm" svg:y="4.159cm" svg:viewBox="0 0 501 501" draw:points="0,501 501,501 501,0 0,0">
          <text:p/>
        </draw:polygon>
        <draw:polygon draw:style-name="gr265" draw:text-style-name="P265" draw:layer="layout" svg:width="0.5cm" svg:height="0.5cm" svg:x="24.241cm" svg:y="4.659cm" svg:viewBox="0 0 501 501" draw:points="0,501 501,501 501,0 0,0">
          <text:p/>
        </draw:polygon>
        <draw:polygon draw:style-name="gr95" draw:text-style-name="P95" draw:layer="layout" svg:width="0.5cm" svg:height="0.499cm" svg:x="24.241cm" svg:y="5.16cm" svg:viewBox="0 0 501 500" draw:points="0,500 501,500 501,0 0,0">
          <text:p/>
        </draw:polygon>
        <draw:polygon draw:style-name="gr266" draw:text-style-name="P266" draw:layer="layout" svg:width="0.5cm" svg:height="0.5cm" svg:x="24.241cm" svg:y="5.659cm" svg:viewBox="0 0 501 501" draw:points="0,501 501,501 501,0 0,0">
          <text:p/>
        </draw:polygon>
        <draw:polygon draw:style-name="gr267" draw:text-style-name="P267" draw:layer="layout" svg:width="0.5cm" svg:height="0.5cm" svg:x="24.241cm" svg:y="6.159cm" svg:viewBox="0 0 501 501" draw:points="0,501 501,501 501,0 0,0">
          <text:p/>
        </draw:polygon>
        <draw:polygon draw:style-name="gr268" draw:text-style-name="P268" draw:layer="layout" svg:width="0.5cm" svg:height="0.5cm" svg:x="24.241cm" svg:y="6.659cm" svg:viewBox="0 0 501 501" draw:points="0,501 501,501 501,0 0,0">
          <text:p/>
        </draw:polygon>
        <draw:polygon draw:style-name="gr25" draw:text-style-name="P25" draw:layer="layout" svg:width="0.5cm" svg:height="0.5cm" svg:x="24.241cm" svg:y="7.159cm" svg:viewBox="0 0 501 501" draw:points="0,501 501,501 501,0 0,0">
          <text:p/>
        </draw:polygon>
        <draw:polygon draw:style-name="gr205" draw:text-style-name="P205" draw:layer="layout" svg:width="0.5cm" svg:height="0.5cm" svg:x="24.241cm" svg:y="7.659cm" svg:viewBox="0 0 501 501" draw:points="0,501 501,501 501,0 0,0">
          <text:p/>
        </draw:polygon>
        <draw:polygon draw:style-name="gr88" draw:text-style-name="P88" draw:layer="layout" svg:width="0.5cm" svg:height="0.5cm" svg:x="24.241cm" svg:y="8.159cm" svg:viewBox="0 0 501 501" draw:points="0,501 501,501 501,0 0,0">
          <text:p/>
        </draw:polygon>
        <draw:polygon draw:style-name="gr171" draw:text-style-name="P171" draw:layer="layout" svg:width="0.5cm" svg:height="0.5cm" svg:x="24.241cm" svg:y="8.659cm" svg:viewBox="0 0 501 501" draw:points="0,501 501,501 501,0 0,0">
          <text:p/>
        </draw:polygon>
        <draw:polygon draw:style-name="gr51" draw:text-style-name="P51" draw:layer="layout" svg:width="0.5cm" svg:height="0.5cm" svg:x="24.241cm" svg:y="9.159cm" svg:viewBox="0 0 501 501" draw:points="0,501 501,501 501,0 0,0">
          <text:p/>
        </draw:polygon>
        <draw:polygon draw:style-name="gr38" draw:text-style-name="P38" draw:layer="layout" svg:width="0.5cm" svg:height="0.5cm" svg:x="24.241cm" svg:y="9.659cm" svg:viewBox="0 0 501 501" draw:points="0,501 501,501 501,0 0,0">
          <text:p/>
        </draw:polygon>
        <draw:polygon draw:style-name="gr269" draw:text-style-name="P269" draw:layer="layout" svg:width="0.5cm" svg:height="0.499cm" svg:x="24.241cm" svg:y="10.16cm" svg:viewBox="0 0 501 500" draw:points="0,500 501,500 501,0 0,0">
          <text:p/>
        </draw:polygon>
        <draw:polygon draw:style-name="gr10" draw:text-style-name="P10" draw:layer="layout" svg:width="0.5cm" svg:height="0.5cm" svg:x="24.241cm" svg:y="10.659cm" svg:viewBox="0 0 501 501" draw:points="0,501 501,501 501,0 0,0">
          <text:p/>
        </draw:polygon>
        <draw:polygon draw:style-name="gr171" draw:text-style-name="P171" draw:layer="layout" svg:width="0.5cm" svg:height="0.5cm" svg:x="24.241cm" svg:y="11.159cm" svg:viewBox="0 0 501 501" draw:points="0,501 501,501 501,0 0,0">
          <text:p/>
        </draw:polygon>
        <draw:polygon draw:style-name="gr204" draw:text-style-name="P204" draw:layer="layout" svg:width="0.5cm" svg:height="0.499cm" svg:x="24.241cm" svg:y="11.66cm" svg:viewBox="0 0 501 500" draw:points="0,500 501,500 501,0 0,0">
          <text:p/>
        </draw:polygon>
        <draw:polygon draw:style-name="gr38" draw:text-style-name="P38" draw:layer="layout" svg:width="0.5cm" svg:height="0.5cm" svg:x="24.241cm" svg:y="12.159cm" svg:viewBox="0 0 501 501" draw:points="0,501 501,501 501,0 0,0">
          <text:p/>
        </draw:polygon>
        <draw:polygon draw:style-name="gr270" draw:text-style-name="P270" draw:layer="layout" svg:width="0.5cm" svg:height="0.499cm" svg:x="24.741cm" svg:y="2.16cm" svg:viewBox="0 0 501 500" draw:points="0,500 501,500 501,0 0,0">
          <text:p/>
        </draw:polygon>
        <draw:polygon draw:style-name="gr94" draw:text-style-name="P94" draw:layer="layout" svg:width="0.5cm" svg:height="0.5cm" svg:x="24.741cm" svg:y="2.659cm" svg:viewBox="0 0 501 501" draw:points="0,501 501,501 501,0 0,0">
          <text:p/>
        </draw:polygon>
        <draw:polygon draw:style-name="gr271" draw:text-style-name="P271" draw:layer="layout" svg:width="0.5cm" svg:height="0.5cm" svg:x="24.741cm" svg:y="3.159cm" svg:viewBox="0 0 501 501" draw:points="0,501 501,501 501,0 0,0">
          <text:p/>
        </draw:polygon>
        <draw:polygon draw:style-name="gr166" draw:text-style-name="P166" draw:layer="layout" svg:width="0.5cm" svg:height="0.499cm" svg:x="24.741cm" svg:y="3.66cm" svg:viewBox="0 0 501 500" draw:points="0,500 501,500 501,0 0,0">
          <text:p/>
        </draw:polygon>
        <draw:polygon draw:style-name="gr159" draw:text-style-name="P159" draw:layer="layout" svg:width="0.5cm" svg:height="0.5cm" svg:x="24.741cm" svg:y="4.159cm" svg:viewBox="0 0 501 501" draw:points="0,501 501,501 501,0 0,0">
          <text:p/>
        </draw:polygon>
        <draw:polygon draw:style-name="gr154" draw:text-style-name="P154" draw:layer="layout" svg:width="0.5cm" svg:height="0.5cm" svg:x="24.741cm" svg:y="4.659cm" svg:viewBox="0 0 501 501" draw:points="0,501 501,501 501,0 0,0">
          <text:p/>
        </draw:polygon>
        <draw:polygon draw:style-name="gr141" draw:text-style-name="P141" draw:layer="layout" svg:width="0.5cm" svg:height="0.499cm" svg:x="24.741cm" svg:y="5.16cm" svg:viewBox="0 0 501 500" draw:points="0,500 501,500 501,0 0,0">
          <text:p/>
        </draw:polygon>
        <draw:polygon draw:style-name="gr154" draw:text-style-name="P154" draw:layer="layout" svg:width="0.5cm" svg:height="0.5cm" svg:x="24.741cm" svg:y="5.659cm" svg:viewBox="0 0 501 501" draw:points="0,501 501,501 501,0 0,0">
          <text:p/>
        </draw:polygon>
        <draw:polygon draw:style-name="gr8" draw:text-style-name="P8" draw:layer="layout" svg:width="0.5cm" svg:height="0.5cm" svg:x="24.741cm" svg:y="6.159cm" svg:viewBox="0 0 501 501" draw:points="0,501 501,501 501,0 0,0">
          <text:p/>
        </draw:polygon>
        <draw:polygon draw:style-name="gr9" draw:text-style-name="P9" draw:layer="layout" svg:width="0.5cm" svg:height="0.5cm" svg:x="24.741cm" svg:y="6.659cm" svg:viewBox="0 0 501 501" draw:points="0,501 501,501 501,0 0,0">
          <text:p/>
        </draw:polygon>
        <draw:polygon draw:style-name="gr214" draw:text-style-name="P214" draw:layer="layout" svg:width="0.5cm" svg:height="0.5cm" svg:x="24.741cm" svg:y="7.159cm" svg:viewBox="0 0 501 501" draw:points="0,501 501,501 501,0 0,0">
          <text:p/>
        </draw:polygon>
        <draw:polygon draw:style-name="gr38" draw:text-style-name="P38" draw:layer="layout" svg:width="0.5cm" svg:height="0.5cm" svg:x="24.741cm" svg:y="7.659cm" svg:viewBox="0 0 501 501" draw:points="0,501 501,501 501,0 0,0">
          <text:p/>
        </draw:polygon>
        <draw:polygon draw:style-name="gr8" draw:text-style-name="P8" draw:layer="layout" svg:width="0.5cm" svg:height="0.5cm" svg:x="24.741cm" svg:y="8.159cm" svg:viewBox="0 0 501 501" draw:points="0,501 501,501 501,0 0,0">
          <text:p/>
        </draw:polygon>
        <draw:polygon draw:style-name="gr178" draw:text-style-name="P178" draw:layer="layout" svg:width="0.5cm" svg:height="0.5cm" svg:x="24.741cm" svg:y="8.659cm" svg:viewBox="0 0 501 501" draw:points="0,501 501,501 501,0 0,0">
          <text:p/>
        </draw:polygon>
        <draw:polygon draw:style-name="gr7" draw:text-style-name="P7" draw:layer="layout" svg:width="0.5cm" svg:height="0.5cm" svg:x="24.741cm" svg:y="9.159cm" svg:viewBox="0 0 501 501" draw:points="0,501 501,501 501,0 0,0">
          <text:p/>
        </draw:polygon>
        <draw:polygon draw:style-name="gr6" draw:text-style-name="P6" draw:layer="layout" svg:width="0.5cm" svg:height="0.5cm" svg:x="24.741cm" svg:y="9.659cm" svg:viewBox="0 0 501 501" draw:points="0,501 501,501 501,0 0,0">
          <text:p/>
        </draw:polygon>
        <draw:polygon draw:style-name="gr8" draw:text-style-name="P8" draw:layer="layout" svg:width="0.5cm" svg:height="0.499cm" svg:x="24.741cm" svg:y="10.16cm" svg:viewBox="0 0 501 500" draw:points="0,500 501,500 501,0 0,0">
          <text:p/>
        </draw:polygon>
        <draw:polygon draw:style-name="gr10" draw:text-style-name="P10" draw:layer="layout" svg:width="0.5cm" svg:height="0.5cm" svg:x="24.741cm" svg:y="10.659cm" svg:viewBox="0 0 501 501" draw:points="0,501 501,501 501,0 0,0">
          <text:p/>
        </draw:polygon>
        <draw:polygon draw:style-name="gr35" draw:text-style-name="P35" draw:layer="layout" svg:width="0.5cm" svg:height="0.5cm" svg:x="24.741cm" svg:y="11.159cm" svg:viewBox="0 0 501 501" draw:points="0,501 501,501 501,0 0,0">
          <text:p/>
        </draw:polygon>
        <draw:polygon draw:style-name="gr6" draw:text-style-name="P6" draw:layer="layout" svg:width="0.5cm" svg:height="0.499cm" svg:x="24.741cm" svg:y="11.66cm" svg:viewBox="0 0 501 500" draw:points="0,500 501,500 501,0 0,0">
          <text:p/>
        </draw:polygon>
        <draw:polygon draw:style-name="gr15" draw:text-style-name="P15" draw:layer="layout" svg:width="0.5cm" svg:height="0.5cm" svg:x="24.741cm" svg:y="12.159cm" svg:viewBox="0 0 501 501" draw:points="0,501 501,501 501,0 0,0">
          <text:p/>
        </draw:polygon>
        <draw:polygon draw:style-name="gr272" draw:text-style-name="P272" draw:layer="layout" svg:width="0.5cm" svg:height="0.499cm" svg:x="25.241cm" svg:y="2.16cm" svg:viewBox="0 0 501 500" draw:points="0,500 501,500 501,0 0,0">
          <text:p/>
        </draw:polygon>
        <draw:polygon draw:style-name="gr273" draw:text-style-name="P273" draw:layer="layout" svg:width="0.5cm" svg:height="0.5cm" svg:x="25.241cm" svg:y="2.659cm" svg:viewBox="0 0 501 501" draw:points="0,501 501,501 501,0 0,0">
          <text:p/>
        </draw:polygon>
        <draw:polygon draw:style-name="gr22" draw:text-style-name="P22" draw:layer="layout" svg:width="0.5cm" svg:height="0.5cm" svg:x="25.241cm" svg:y="3.159cm" svg:viewBox="0 0 501 501" draw:points="0,501 501,501 501,0 0,0">
          <text:p/>
        </draw:polygon>
        <draw:polygon draw:style-name="gr151" draw:text-style-name="P151" draw:layer="layout" svg:width="0.5cm" svg:height="0.499cm" svg:x="25.241cm" svg:y="3.66cm" svg:viewBox="0 0 501 500" draw:points="0,500 501,500 501,0 0,0">
          <text:p/>
        </draw:polygon>
        <draw:polygon draw:style-name="gr89" draw:text-style-name="P89" draw:layer="layout" svg:width="0.5cm" svg:height="0.5cm" svg:x="25.241cm" svg:y="4.159cm" svg:viewBox="0 0 501 501" draw:points="0,501 501,501 501,0 0,0">
          <text:p/>
        </draw:polygon>
        <draw:polygon draw:style-name="gr274" draw:text-style-name="P274" draw:layer="layout" svg:width="0.5cm" svg:height="0.5cm" svg:x="25.241cm" svg:y="4.659cm" svg:viewBox="0 0 501 501" draw:points="0,501 501,501 501,0 0,0">
          <text:p/>
        </draw:polygon>
        <draw:polygon draw:style-name="gr161" draw:text-style-name="P161" draw:layer="layout" svg:width="0.5cm" svg:height="0.499cm" svg:x="25.241cm" svg:y="5.16cm" svg:viewBox="0 0 501 500" draw:points="0,500 501,500 501,0 0,0">
          <text:p/>
        </draw:polygon>
        <draw:polygon draw:style-name="gr275" draw:text-style-name="P275" draw:layer="layout" svg:width="0.5cm" svg:height="0.5cm" svg:x="25.241cm" svg:y="5.659cm" svg:viewBox="0 0 501 501" draw:points="0,501 501,501 501,0 0,0">
          <text:p/>
        </draw:polygon>
        <draw:polygon draw:style-name="gr45" draw:text-style-name="P45" draw:layer="layout" svg:width="0.5cm" svg:height="0.5cm" svg:x="25.241cm" svg:y="6.159cm" svg:viewBox="0 0 501 501" draw:points="0,501 501,501 501,0 0,0">
          <text:p/>
        </draw:polygon>
        <draw:polygon draw:style-name="gr202" draw:text-style-name="P202" draw:layer="layout" svg:width="0.5cm" svg:height="0.5cm" svg:x="25.241cm" svg:y="6.659cm" svg:viewBox="0 0 501 501" draw:points="0,501 501,501 501,0 0,0">
          <text:p/>
        </draw:polygon>
        <draw:polygon draw:style-name="gr46" draw:text-style-name="P46" draw:layer="layout" svg:width="0.5cm" svg:height="0.5cm" svg:x="25.241cm" svg:y="7.159cm" svg:viewBox="0 0 501 501" draw:points="0,501 501,501 501,0 0,0">
          <text:p/>
        </draw:polygon>
        <draw:polygon draw:style-name="gr236" draw:text-style-name="P236" draw:layer="layout" svg:width="0.5cm" svg:height="0.5cm" svg:x="25.241cm" svg:y="7.659cm" svg:viewBox="0 0 501 501" draw:points="0,501 501,501 501,0 0,0">
          <text:p/>
        </draw:polygon>
        <draw:polygon draw:style-name="gr199" draw:text-style-name="P199" draw:layer="layout" svg:width="0.5cm" svg:height="0.5cm" svg:x="25.241cm" svg:y="8.159cm" svg:viewBox="0 0 501 501" draw:points="0,501 501,501 501,0 0,0">
          <text:p/>
        </draw:polygon>
        <draw:polygon draw:style-name="gr171" draw:text-style-name="P171" draw:layer="layout" svg:width="0.5cm" svg:height="0.5cm" svg:x="25.241cm" svg:y="8.659cm" svg:viewBox="0 0 501 501" draw:points="0,501 501,501 501,0 0,0">
          <text:p/>
        </draw:polygon>
        <draw:polygon draw:style-name="gr226" draw:text-style-name="P226" draw:layer="layout" svg:width="0.5cm" svg:height="0.5cm" svg:x="25.241cm" svg:y="9.159cm" svg:viewBox="0 0 501 501" draw:points="0,501 501,501 501,0 0,0">
          <text:p/>
        </draw:polygon>
        <draw:polygon draw:style-name="gr6" draw:text-style-name="P6" draw:layer="layout" svg:width="0.5cm" svg:height="0.5cm" svg:x="25.241cm" svg:y="9.659cm" svg:viewBox="0 0 501 501" draw:points="0,501 501,501 501,0 0,0">
          <text:p/>
        </draw:polygon>
        <draw:polygon draw:style-name="gr8" draw:text-style-name="P8" draw:layer="layout" svg:width="0.5cm" svg:height="0.499cm" svg:x="25.241cm" svg:y="10.16cm" svg:viewBox="0 0 501 500" draw:points="0,500 501,500 501,0 0,0">
          <text:p/>
        </draw:polygon>
        <draw:polygon draw:style-name="gr168" draw:text-style-name="P168" draw:layer="layout" svg:width="0.5cm" svg:height="0.5cm" svg:x="25.241cm" svg:y="10.659cm" svg:viewBox="0 0 501 501" draw:points="0,501 501,501 501,0 0,0">
          <text:p/>
        </draw:polygon>
        <draw:polygon draw:style-name="gr35" draw:text-style-name="P35" draw:layer="layout" svg:width="0.5cm" svg:height="0.5cm" svg:x="25.241cm" svg:y="11.159cm" svg:viewBox="0 0 501 501" draw:points="0,501 501,501 501,0 0,0">
          <text:p/>
        </draw:polygon>
        <draw:polygon draw:style-name="gr7" draw:text-style-name="P7" draw:layer="layout" svg:width="0.5cm" svg:height="0.499cm" svg:x="25.241cm" svg:y="11.66cm" svg:viewBox="0 0 501 500" draw:points="0,500 501,500 501,0 0,0">
          <text:p/>
        </draw:polygon>
        <draw:polygon draw:style-name="gr143" draw:text-style-name="P143" draw:layer="layout" svg:width="0.5cm" svg:height="0.5cm" svg:x="25.241cm" svg:y="12.159cm" svg:viewBox="0 0 501 501" draw:points="0,501 501,501 501,0 0,0">
          <text:p/>
        </draw:polygon>
        <draw:polygon draw:style-name="gr82" draw:text-style-name="P82" draw:layer="layout" svg:width="0.5cm" svg:height="0.499cm" svg:x="25.741cm" svg:y="2.16cm" svg:viewBox="0 0 501 500" draw:points="0,500 501,500 501,0 0,0">
          <text:p/>
        </draw:polygon>
        <draw:polygon draw:style-name="gr213" draw:text-style-name="P213" draw:layer="layout" svg:width="0.5cm" svg:height="0.5cm" svg:x="25.741cm" svg:y="2.659cm" svg:viewBox="0 0 501 501" draw:points="0,501 501,501 501,0 0,0">
          <text:p/>
        </draw:polygon>
        <draw:polygon draw:style-name="gr276" draw:text-style-name="P276" draw:layer="layout" svg:width="0.5cm" svg:height="0.5cm" svg:x="25.741cm" svg:y="3.159cm" svg:viewBox="0 0 501 501" draw:points="0,501 501,501 501,0 0,0">
          <text:p/>
        </draw:polygon>
        <draw:polygon draw:style-name="gr119" draw:text-style-name="P119" draw:layer="layout" svg:width="0.5cm" svg:height="0.499cm" svg:x="25.741cm" svg:y="3.66cm" svg:viewBox="0 0 501 500" draw:points="0,500 501,500 501,0 0,0">
          <text:p/>
        </draw:polygon>
        <draw:polygon draw:style-name="gr277" draw:text-style-name="P277" draw:layer="layout" svg:width="0.5cm" svg:height="0.5cm" svg:x="25.741cm" svg:y="4.159cm" svg:viewBox="0 0 501 501" draw:points="0,501 501,501 501,0 0,0">
          <text:p/>
        </draw:polygon>
        <draw:polygon draw:style-name="gr15" draw:text-style-name="P15" draw:layer="layout" svg:width="0.5cm" svg:height="0.5cm" svg:x="25.741cm" svg:y="4.659cm" svg:viewBox="0 0 501 501" draw:points="0,501 501,501 501,0 0,0">
          <text:p/>
        </draw:polygon>
        <draw:polygon draw:style-name="gr38" draw:text-style-name="P38" draw:layer="layout" svg:width="0.5cm" svg:height="0.499cm" svg:x="25.741cm" svg:y="5.16cm" svg:viewBox="0 0 501 500" draw:points="0,500 501,500 501,0 0,0">
          <text:p/>
        </draw:polygon>
        <draw:polygon draw:style-name="gr38" draw:text-style-name="P38" draw:layer="layout" svg:width="0.5cm" svg:height="0.5cm" svg:x="25.741cm" svg:y="5.659cm" svg:viewBox="0 0 501 501" draw:points="0,501 501,501 501,0 0,0">
          <text:p/>
        </draw:polygon>
        <draw:polygon draw:style-name="gr6" draw:text-style-name="P6" draw:layer="layout" svg:width="0.5cm" svg:height="0.5cm" svg:x="25.741cm" svg:y="6.159cm" svg:viewBox="0 0 501 501" draw:points="0,501 501,501 501,0 0,0">
          <text:p/>
        </draw:polygon>
        <draw:polygon draw:style-name="gr15" draw:text-style-name="P15" draw:layer="layout" svg:width="0.5cm" svg:height="0.5cm" svg:x="25.741cm" svg:y="6.659cm" svg:viewBox="0 0 501 501" draw:points="0,501 501,501 501,0 0,0">
          <text:p/>
        </draw:polygon>
        <draw:polygon draw:style-name="gr6" draw:text-style-name="P6" draw:layer="layout" svg:width="0.5cm" svg:height="0.5cm" svg:x="25.741cm" svg:y="7.159cm" svg:viewBox="0 0 501 501" draw:points="0,501 501,501 501,0 0,0">
          <text:p/>
        </draw:polygon>
        <draw:polygon draw:style-name="gr6" draw:text-style-name="P6" draw:layer="layout" svg:width="0.5cm" svg:height="0.5cm" svg:x="25.741cm" svg:y="7.659cm" svg:viewBox="0 0 501 501" draw:points="0,501 501,501 501,0 0,0">
          <text:p/>
        </draw:polygon>
        <draw:polygon draw:style-name="gr9" draw:text-style-name="P9" draw:layer="layout" svg:width="0.5cm" svg:height="0.5cm" svg:x="25.741cm" svg:y="8.159cm" svg:viewBox="0 0 501 501" draw:points="0,501 501,501 501,0 0,0">
          <text:p/>
        </draw:polygon>
        <draw:polygon draw:style-name="gr6" draw:text-style-name="P6" draw:layer="layout" svg:width="0.5cm" svg:height="0.5cm" svg:x="25.741cm" svg:y="8.659cm" svg:viewBox="0 0 501 501" draw:points="0,501 501,501 501,0 0,0">
          <text:p/>
        </draw:polygon>
        <draw:polygon draw:style-name="gr6" draw:text-style-name="P6" draw:layer="layout" svg:width="0.5cm" svg:height="0.5cm" svg:x="25.741cm" svg:y="9.159cm" svg:viewBox="0 0 501 501" draw:points="0,501 501,501 501,0 0,0">
          <text:p/>
        </draw:polygon>
        <draw:polygon draw:style-name="gr6" draw:text-style-name="P6" draw:layer="layout" svg:width="0.5cm" svg:height="0.5cm" svg:x="25.741cm" svg:y="9.659cm" svg:viewBox="0 0 501 501" draw:points="0,501 501,501 501,0 0,0">
          <text:p/>
        </draw:polygon>
        <draw:polygon draw:style-name="gr225" draw:text-style-name="P225" draw:layer="layout" svg:width="0.5cm" svg:height="0.499cm" svg:x="25.741cm" svg:y="10.16cm" svg:viewBox="0 0 501 500" draw:points="0,500 501,500 501,0 0,0">
          <text:p/>
        </draw:polygon>
        <draw:polygon draw:style-name="gr214" draw:text-style-name="P214" draw:layer="layout" svg:width="0.5cm" svg:height="0.5cm" svg:x="25.741cm" svg:y="10.659cm" svg:viewBox="0 0 501 501" draw:points="0,501 501,501 501,0 0,0">
          <text:p/>
        </draw:polygon>
        <draw:polygon draw:style-name="gr15" draw:text-style-name="P15" draw:layer="layout" svg:width="0.5cm" svg:height="0.5cm" svg:x="25.741cm" svg:y="11.159cm" svg:viewBox="0 0 501 501" draw:points="0,501 501,501 501,0 0,0">
          <text:p/>
        </draw:polygon>
        <draw:polygon draw:style-name="gr6" draw:text-style-name="P6" draw:layer="layout" svg:width="0.5cm" svg:height="0.499cm" svg:x="25.741cm" svg:y="11.66cm" svg:viewBox="0 0 501 500" draw:points="0,500 501,500 501,0 0,0">
          <text:p/>
        </draw:polygon>
        <draw:polygon draw:style-name="gr38" draw:text-style-name="P38" draw:layer="layout" svg:width="0.5cm" svg:height="0.5cm" svg:x="25.741cm" svg:y="12.159cm" svg:viewBox="0 0 501 501" draw:points="0,501 501,501 501,0 0,0">
          <text:p/>
        </draw:polygon>
        <draw:polygon draw:style-name="gr278" draw:text-style-name="P278" draw:layer="layout" svg:width="0.5cm" svg:height="0.499cm" svg:x="26.241cm" svg:y="2.16cm" svg:viewBox="0 0 501 500" draw:points="0,500 501,500 501,0 0,0">
          <text:p/>
        </draw:polygon>
        <draw:polygon draw:style-name="gr31" draw:text-style-name="P31" draw:layer="layout" svg:width="0.5cm" svg:height="0.5cm" svg:x="26.241cm" svg:y="2.659cm" svg:viewBox="0 0 501 501" draw:points="0,501 501,501 501,0 0,0">
          <text:p/>
        </draw:polygon>
        <draw:polygon draw:style-name="gr279" draw:text-style-name="P279" draw:layer="layout" svg:width="0.5cm" svg:height="0.5cm" svg:x="26.241cm" svg:y="3.159cm" svg:viewBox="0 0 501 501" draw:points="0,501 501,501 501,0 0,0">
          <text:p/>
        </draw:polygon>
        <draw:polygon draw:style-name="gr270" draw:text-style-name="P270" draw:layer="layout" svg:width="0.5cm" svg:height="0.499cm" svg:x="26.241cm" svg:y="3.66cm" svg:viewBox="0 0 501 500" draw:points="0,500 501,500 501,0 0,0">
          <text:p/>
        </draw:polygon>
        <draw:polygon draw:style-name="gr112" draw:text-style-name="P112" draw:layer="layout" svg:width="0.5cm" svg:height="0.5cm" svg:x="26.241cm" svg:y="4.159cm" svg:viewBox="0 0 501 501" draw:points="0,501 501,501 501,0 0,0">
          <text:p/>
        </draw:polygon>
        <draw:polygon draw:style-name="gr280" draw:text-style-name="P280" draw:layer="layout" svg:width="0.5cm" svg:height="0.5cm" svg:x="26.241cm" svg:y="4.659cm" svg:viewBox="0 0 501 501" draw:points="0,501 501,501 501,0 0,0">
          <text:p/>
        </draw:polygon>
        <draw:polygon draw:style-name="gr281" draw:text-style-name="P281" draw:layer="layout" svg:width="0.5cm" svg:height="0.499cm" svg:x="26.241cm" svg:y="5.16cm" svg:viewBox="0 0 501 500" draw:points="0,500 501,500 501,0 0,0">
          <text:p/>
        </draw:polygon>
        <draw:polygon draw:style-name="gr201" draw:text-style-name="P201" draw:layer="layout" svg:width="0.5cm" svg:height="0.5cm" svg:x="26.241cm" svg:y="5.659cm" svg:viewBox="0 0 501 501" draw:points="0,501 501,501 501,0 0,0">
          <text:p/>
        </draw:polygon>
        <draw:polygon draw:style-name="gr95" draw:text-style-name="P95" draw:layer="layout" svg:width="0.5cm" svg:height="0.5cm" svg:x="26.241cm" svg:y="6.159cm" svg:viewBox="0 0 501 501" draw:points="0,501 501,501 501,0 0,0">
          <text:p/>
        </draw:polygon>
        <draw:polygon draw:style-name="gr65" draw:text-style-name="P65" draw:layer="layout" svg:width="0.5cm" svg:height="0.5cm" svg:x="26.241cm" svg:y="6.659cm" svg:viewBox="0 0 501 501" draw:points="0,501 501,501 501,0 0,0">
          <text:p/>
        </draw:polygon>
        <draw:polygon draw:style-name="gr282" draw:text-style-name="P282" draw:layer="layout" svg:width="0.5cm" svg:height="0.5cm" svg:x="26.241cm" svg:y="7.159cm" svg:viewBox="0 0 501 501" draw:points="0,501 501,501 501,0 0,0">
          <text:p/>
        </draw:polygon>
        <draw:polygon draw:style-name="gr283" draw:text-style-name="P283" draw:layer="layout" svg:width="0.5cm" svg:height="0.5cm" svg:x="26.241cm" svg:y="7.659cm" svg:viewBox="0 0 501 501" draw:points="0,501 501,501 501,0 0,0">
          <text:p/>
        </draw:polygon>
        <draw:polygon draw:style-name="gr135" draw:text-style-name="P135" draw:layer="layout" svg:width="0.5cm" svg:height="0.5cm" svg:x="26.241cm" svg:y="8.159cm" svg:viewBox="0 0 501 501" draw:points="0,501 501,501 501,0 0,0">
          <text:p/>
        </draw:polygon>
        <draw:polygon draw:style-name="gr284" draw:text-style-name="P284" draw:layer="layout" svg:width="0.5cm" svg:height="0.5cm" svg:x="26.241cm" svg:y="8.659cm" svg:viewBox="0 0 501 501" draw:points="0,501 501,501 501,0 0,0">
          <text:p/>
        </draw:polygon>
        <draw:polygon draw:style-name="gr171" draw:text-style-name="P171" draw:layer="layout" svg:width="0.5cm" svg:height="0.5cm" svg:x="26.241cm" svg:y="9.159cm" svg:viewBox="0 0 501 501" draw:points="0,501 501,501 501,0 0,0">
          <text:p/>
        </draw:polygon>
        <draw:polygon draw:style-name="gr15" draw:text-style-name="P15" draw:layer="layout" svg:width="0.5cm" svg:height="0.5cm" svg:x="26.241cm" svg:y="9.659cm" svg:viewBox="0 0 501 501" draw:points="0,501 501,501 501,0 0,0">
          <text:p/>
        </draw:polygon>
        <draw:polygon draw:style-name="gr7" draw:text-style-name="P7" draw:layer="layout" svg:width="0.5cm" svg:height="0.499cm" svg:x="26.241cm" svg:y="10.16cm" svg:viewBox="0 0 501 500" draw:points="0,500 501,500 501,0 0,0">
          <text:p/>
        </draw:polygon>
        <draw:polygon draw:style-name="gr168" draw:text-style-name="P168" draw:layer="layout" svg:width="0.5cm" svg:height="0.5cm" svg:x="26.241cm" svg:y="10.659cm" svg:viewBox="0 0 501 501" draw:points="0,501 501,501 501,0 0,0">
          <text:p/>
        </draw:polygon>
        <draw:polygon draw:style-name="gr7" draw:text-style-name="P7" draw:layer="layout" svg:width="0.5cm" svg:height="0.5cm" svg:x="26.241cm" svg:y="11.159cm" svg:viewBox="0 0 501 501" draw:points="0,501 501,501 501,0 0,0">
          <text:p/>
        </draw:polygon>
        <draw:polygon draw:style-name="gr6" draw:text-style-name="P6" draw:layer="layout" svg:width="0.5cm" svg:height="0.499cm" svg:x="26.241cm" svg:y="11.66cm" svg:viewBox="0 0 501 500" draw:points="0,500 501,500 501,0 0,0">
          <text:p/>
        </draw:polygon>
        <draw:polygon draw:style-name="gr38" draw:text-style-name="P38" draw:layer="layout" svg:width="0.5cm" svg:height="0.5cm" svg:x="26.241cm" svg:y="12.159cm" svg:viewBox="0 0 501 501" draw:points="0,501 501,501 501,0 0,0">
          <text:p/>
        </draw:polygon>
        <draw:polygon draw:style-name="gr241" draw:text-style-name="P241" draw:layer="layout" svg:width="0.5cm" svg:height="0.499cm" svg:x="26.741cm" svg:y="2.16cm" svg:viewBox="0 0 501 500" draw:points="0,500 501,500 501,0 0,0">
          <text:p/>
        </draw:polygon>
        <draw:polygon draw:style-name="gr285" draw:text-style-name="P285" draw:layer="layout" svg:width="0.5cm" svg:height="0.5cm" svg:x="26.741cm" svg:y="2.659cm" svg:viewBox="0 0 501 501" draw:points="0,501 501,501 501,0 0,0">
          <text:p/>
        </draw:polygon>
        <draw:polygon draw:style-name="gr31" draw:text-style-name="P31" draw:layer="layout" svg:width="0.5cm" svg:height="0.5cm" svg:x="26.741cm" svg:y="3.159cm" svg:viewBox="0 0 501 501" draw:points="0,501 501,501 501,0 0,0">
          <text:p/>
        </draw:polygon>
        <draw:polygon draw:style-name="gr286" draw:text-style-name="P286" draw:layer="layout" svg:width="0.5cm" svg:height="0.499cm" svg:x="26.741cm" svg:y="3.66cm" svg:viewBox="0 0 501 500" draw:points="0,500 501,500 501,0 0,0">
          <text:p/>
        </draw:polygon>
        <draw:polygon draw:style-name="gr101" draw:text-style-name="P101" draw:layer="layout" svg:width="0.5cm" svg:height="0.5cm" svg:x="26.741cm" svg:y="4.159cm" svg:viewBox="0 0 501 501" draw:points="0,501 501,501 501,0 0,0">
          <text:p/>
        </draw:polygon>
        <draw:polygon draw:style-name="gr15" draw:text-style-name="P15" draw:layer="layout" svg:width="0.5cm" svg:height="0.5cm" svg:x="26.741cm" svg:y="4.659cm" svg:viewBox="0 0 501 501" draw:points="0,501 501,501 501,0 0,0">
          <text:p/>
        </draw:polygon>
        <draw:polygon draw:style-name="gr38" draw:text-style-name="P38" draw:layer="layout" svg:width="0.5cm" svg:height="0.499cm" svg:x="26.741cm" svg:y="5.16cm" svg:viewBox="0 0 501 500" draw:points="0,500 501,500 501,0 0,0">
          <text:p/>
        </draw:polygon>
        <draw:polygon draw:style-name="gr7" draw:text-style-name="P7" draw:layer="layout" svg:width="0.5cm" svg:height="0.5cm" svg:x="26.741cm" svg:y="5.659cm" svg:viewBox="0 0 501 501" draw:points="0,501 501,501 501,0 0,0">
          <text:p/>
        </draw:polygon>
        <draw:polygon draw:style-name="gr15" draw:text-style-name="P15" draw:layer="layout" svg:width="0.5cm" svg:height="0.5cm" svg:x="26.741cm" svg:y="6.159cm" svg:viewBox="0 0 501 501" draw:points="0,501 501,501 501,0 0,0">
          <text:p/>
        </draw:polygon>
        <draw:polygon draw:style-name="gr6" draw:text-style-name="P6" draw:layer="layout" svg:width="0.5cm" svg:height="0.5cm" svg:x="26.741cm" svg:y="6.659cm" svg:viewBox="0 0 501 501" draw:points="0,501 501,501 501,0 0,0">
          <text:p/>
        </draw:polygon>
        <draw:polygon draw:style-name="gr6" draw:text-style-name="P6" draw:layer="layout" svg:width="0.5cm" svg:height="0.5cm" svg:x="26.741cm" svg:y="7.159cm" svg:viewBox="0 0 501 501" draw:points="0,501 501,501 501,0 0,0">
          <text:p/>
        </draw:polygon>
        <draw:polygon draw:style-name="gr6" draw:text-style-name="P6" draw:layer="layout" svg:width="0.5cm" svg:height="0.5cm" svg:x="26.741cm" svg:y="7.659cm" svg:viewBox="0 0 501 501" draw:points="0,501 501,501 501,0 0,0">
          <text:p/>
        </draw:polygon>
        <draw:polygon draw:style-name="gr89" draw:text-style-name="P89" draw:layer="layout" svg:width="0.5cm" svg:height="0.5cm" svg:x="26.741cm" svg:y="8.159cm" svg:viewBox="0 0 501 501" draw:points="0,501 501,501 501,0 0,0">
          <text:p/>
        </draw:polygon>
        <draw:polygon draw:style-name="gr6" draw:text-style-name="P6" draw:layer="layout" svg:width="0.5cm" svg:height="0.5cm" svg:x="26.741cm" svg:y="8.659cm" svg:viewBox="0 0 501 501" draw:points="0,501 501,501 501,0 0,0">
          <text:p/>
        </draw:polygon>
        <draw:polygon draw:style-name="gr6" draw:text-style-name="P6" draw:layer="layout" svg:width="0.5cm" svg:height="0.5cm" svg:x="26.741cm" svg:y="9.159cm" svg:viewBox="0 0 501 501" draw:points="0,501 501,501 501,0 0,0">
          <text:p/>
        </draw:polygon>
        <draw:polygon draw:style-name="gr6" draw:text-style-name="P6" draw:layer="layout" svg:width="0.5cm" svg:height="0.5cm" svg:x="26.741cm" svg:y="9.659cm" svg:viewBox="0 0 501 501" draw:points="0,501 501,501 501,0 0,0">
          <text:p/>
        </draw:polygon>
        <draw:polygon draw:style-name="gr9" draw:text-style-name="P9" draw:layer="layout" svg:width="0.5cm" svg:height="0.499cm" svg:x="26.741cm" svg:y="10.16cm" svg:viewBox="0 0 501 500" draw:points="0,500 501,500 501,0 0,0">
          <text:p/>
        </draw:polygon>
        <draw:polygon draw:style-name="gr27" draw:text-style-name="P27" draw:layer="layout" svg:width="0.5cm" svg:height="0.5cm" svg:x="26.741cm" svg:y="10.659cm" svg:viewBox="0 0 501 501" draw:points="0,501 501,501 501,0 0,0">
          <text:p/>
        </draw:polygon>
        <draw:polygon draw:style-name="gr168" draw:text-style-name="P168" draw:layer="layout" svg:width="0.5cm" svg:height="0.5cm" svg:x="26.741cm" svg:y="11.159cm" svg:viewBox="0 0 501 501" draw:points="0,501 501,501 501,0 0,0">
          <text:p/>
        </draw:polygon>
        <draw:polygon draw:style-name="gr6" draw:text-style-name="P6" draw:layer="layout" svg:width="0.5cm" svg:height="0.499cm" svg:x="26.741cm" svg:y="11.66cm" svg:viewBox="0 0 501 500" draw:points="0,500 501,500 501,0 0,0">
          <text:p/>
        </draw:polygon>
        <draw:polygon draw:style-name="gr7" draw:text-style-name="P7" draw:layer="layout" svg:width="0.5cm" svg:height="0.5cm" svg:x="26.741cm" svg:y="12.159cm" svg:viewBox="0 0 501 501" draw:points="0,501 501,501 501,0 0,0">
          <text:p/>
        </draw:polygon>
        <draw:polygon draw:style-name="gr204" draw:text-style-name="P204" draw:layer="layout" svg:width="0.5cm" svg:height="0.499cm" svg:x="27.241cm" svg:y="2.16cm" svg:viewBox="0 0 501 500" draw:points="0,500 501,500 501,0 0,0">
          <text:p/>
        </draw:polygon>
        <draw:polygon draw:style-name="gr33" draw:text-style-name="P33" draw:layer="layout" svg:width="0.5cm" svg:height="0.5cm" svg:x="27.241cm" svg:y="2.659cm" svg:viewBox="0 0 501 501" draw:points="0,501 501,501 501,0 0,0">
          <text:p/>
        </draw:polygon>
        <draw:polygon draw:style-name="gr287" draw:text-style-name="P287" draw:layer="layout" svg:width="0.5cm" svg:height="0.5cm" svg:x="27.241cm" svg:y="3.159cm" svg:viewBox="0 0 501 501" draw:points="0,501 501,501 501,0 0,0">
          <text:p/>
        </draw:polygon>
        <draw:polygon draw:style-name="gr219" draw:text-style-name="P219" draw:layer="layout" svg:width="0.5cm" svg:height="0.499cm" svg:x="27.241cm" svg:y="3.66cm" svg:viewBox="0 0 501 500" draw:points="0,500 501,500 501,0 0,0">
          <text:p/>
        </draw:polygon>
        <draw:polygon draw:style-name="gr43" draw:text-style-name="P43" draw:layer="layout" svg:width="0.5cm" svg:height="0.5cm" svg:x="27.241cm" svg:y="4.159cm" svg:viewBox="0 0 501 501" draw:points="0,501 501,501 501,0 0,0">
          <text:p/>
        </draw:polygon>
        <draw:polygon draw:style-name="gr266" draw:text-style-name="P266" draw:layer="layout" svg:width="0.5cm" svg:height="0.5cm" svg:x="27.241cm" svg:y="4.659cm" svg:viewBox="0 0 501 501" draw:points="0,501 501,501 501,0 0,0">
          <text:p/>
        </draw:polygon>
        <draw:polygon draw:style-name="gr172" draw:text-style-name="P172" draw:layer="layout" svg:width="0.5cm" svg:height="0.499cm" svg:x="27.241cm" svg:y="5.16cm" svg:viewBox="0 0 501 500" draw:points="0,500 501,500 501,0 0,0">
          <text:p/>
        </draw:polygon>
        <draw:polygon draw:style-name="gr288" draw:text-style-name="P288" draw:layer="layout" svg:width="0.5cm" svg:height="0.5cm" svg:x="27.241cm" svg:y="5.659cm" svg:viewBox="0 0 501 501" draw:points="0,501 501,501 501,0 0,0">
          <text:p/>
        </draw:polygon>
        <draw:polygon draw:style-name="gr98" draw:text-style-name="P98" draw:layer="layout" svg:width="0.5cm" svg:height="0.5cm" svg:x="27.241cm" svg:y="6.159cm" svg:viewBox="0 0 501 501" draw:points="0,501 501,501 501,0 0,0">
          <text:p/>
        </draw:polygon>
        <draw:polygon draw:style-name="gr149" draw:text-style-name="P149" draw:layer="layout" svg:width="0.5cm" svg:height="0.5cm" svg:x="27.241cm" svg:y="6.659cm" svg:viewBox="0 0 501 501" draw:points="0,501 501,501 501,0 0,0">
          <text:p/>
        </draw:polygon>
        <draw:polygon draw:style-name="gr289" draw:text-style-name="P289" draw:layer="layout" svg:width="0.5cm" svg:height="0.5cm" svg:x="27.241cm" svg:y="7.159cm" svg:viewBox="0 0 501 501" draw:points="0,501 501,501 501,0 0,0">
          <text:p/>
        </draw:polygon>
        <draw:polygon draw:style-name="gr181" draw:text-style-name="P181" draw:layer="layout" svg:width="0.5cm" svg:height="0.5cm" svg:x="27.241cm" svg:y="7.659cm" svg:viewBox="0 0 501 501" draw:points="0,501 501,501 501,0 0,0">
          <text:p/>
        </draw:polygon>
        <draw:polygon draw:style-name="gr36" draw:text-style-name="P36" draw:layer="layout" svg:width="0.5cm" svg:height="0.5cm" svg:x="27.241cm" svg:y="8.159cm" svg:viewBox="0 0 501 501" draw:points="0,501 501,501 501,0 0,0">
          <text:p/>
        </draw:polygon>
        <draw:polygon draw:style-name="gr36" draw:text-style-name="P36" draw:layer="layout" svg:width="0.5cm" svg:height="0.5cm" svg:x="27.241cm" svg:y="8.659cm" svg:viewBox="0 0 501 501" draw:points="0,501 501,501 501,0 0,0">
          <text:p/>
        </draw:polygon>
        <draw:polygon draw:style-name="gr116" draw:text-style-name="P116" draw:layer="layout" svg:width="0.5cm" svg:height="0.5cm" svg:x="27.241cm" svg:y="9.159cm" svg:viewBox="0 0 501 501" draw:points="0,501 501,501 501,0 0,0">
          <text:p/>
        </draw:polygon>
        <draw:polygon draw:style-name="gr112" draw:text-style-name="P112" draw:layer="layout" svg:width="0.5cm" svg:height="0.5cm" svg:x="27.241cm" svg:y="9.659cm" svg:viewBox="0 0 501 501" draw:points="0,501 501,501 501,0 0,0">
          <text:p/>
        </draw:polygon>
        <draw:polygon draw:style-name="gr7" draw:text-style-name="P7" draw:layer="layout" svg:width="0.5cm" svg:height="0.499cm" svg:x="27.241cm" svg:y="10.16cm" svg:viewBox="0 0 501 500" draw:points="0,500 501,500 501,0 0,0">
          <text:p/>
        </draw:polygon>
        <draw:polygon draw:style-name="gr8" draw:text-style-name="P8" draw:layer="layout" svg:width="0.5cm" svg:height="0.5cm" svg:x="27.241cm" svg:y="10.659cm" svg:viewBox="0 0 501 501" draw:points="0,501 501,501 501,0 0,0">
          <text:p/>
        </draw:polygon>
        <draw:polygon draw:style-name="gr142" draw:text-style-name="P142" draw:layer="layout" svg:width="0.5cm" svg:height="0.5cm" svg:x="27.241cm" svg:y="11.159cm" svg:viewBox="0 0 501 501" draw:points="0,501 501,501 501,0 0,0">
          <text:p/>
        </draw:polygon>
        <draw:polygon draw:style-name="gr7" draw:text-style-name="P7" draw:layer="layout" svg:width="0.5cm" svg:height="0.499cm" svg:x="27.241cm" svg:y="11.66cm" svg:viewBox="0 0 501 500" draw:points="0,500 501,500 501,0 0,0">
          <text:p/>
        </draw:polygon>
        <draw:polygon draw:style-name="gr6" draw:text-style-name="P6" draw:layer="layout" svg:width="0.5cm" svg:height="0.5cm" svg:x="27.241cm" svg:y="12.159cm" svg:viewBox="0 0 501 501" draw:points="0,501 501,501 501,0 0,0">
          <text:p/>
        </draw:polygon>
        <draw:polygon draw:style-name="gr290" draw:text-style-name="P290" draw:layer="layout" svg:width="0.5cm" svg:height="0.499cm" svg:x="27.741cm" svg:y="2.16cm" svg:viewBox="0 0 501 500" draw:points="0,500 501,500 501,0 0,0">
          <text:p/>
        </draw:polygon>
        <draw:polygon draw:style-name="gr112" draw:text-style-name="P112" draw:layer="layout" svg:width="0.5cm" svg:height="0.5cm" svg:x="27.741cm" svg:y="2.659cm" svg:viewBox="0 0 501 501" draw:points="0,501 501,501 501,0 0,0">
          <text:p/>
        </draw:polygon>
        <draw:polygon draw:style-name="gr191" draw:text-style-name="P191" draw:layer="layout" svg:width="0.5cm" svg:height="0.5cm" svg:x="27.741cm" svg:y="3.159cm" svg:viewBox="0 0 501 501" draw:points="0,501 501,501 501,0 0,0">
          <text:p/>
        </draw:polygon>
        <draw:polygon draw:style-name="gr291" draw:text-style-name="P291" draw:layer="layout" svg:width="0.5cm" svg:height="0.499cm" svg:x="27.741cm" svg:y="3.66cm" svg:viewBox="0 0 501 500" draw:points="0,500 501,500 501,0 0,0">
          <text:p/>
        </draw:polygon>
        <draw:polygon draw:style-name="gr15" draw:text-style-name="P15" draw:layer="layout" svg:width="0.5cm" svg:height="0.5cm" svg:x="27.741cm" svg:y="4.159cm" svg:viewBox="0 0 501 501" draw:points="0,501 501,501 501,0 0,0">
          <text:p/>
        </draw:polygon>
        <draw:polygon draw:style-name="gr26" draw:text-style-name="P26" draw:layer="layout" svg:width="0.5cm" svg:height="0.5cm" svg:x="27.741cm" svg:y="4.659cm" svg:viewBox="0 0 501 501" draw:points="0,501 501,501 501,0 0,0">
          <text:p/>
        </draw:polygon>
        <draw:polygon draw:style-name="gr38" draw:text-style-name="P38" draw:layer="layout" svg:width="0.5cm" svg:height="0.499cm" svg:x="27.741cm" svg:y="5.16cm" svg:viewBox="0 0 501 500" draw:points="0,500 501,500 501,0 0,0">
          <text:p/>
        </draw:polygon>
        <draw:polygon draw:style-name="gr6" draw:text-style-name="P6" draw:layer="layout" svg:width="0.5cm" svg:height="0.5cm" svg:x="27.741cm" svg:y="5.659cm" svg:viewBox="0 0 501 501" draw:points="0,501 501,501 501,0 0,0">
          <text:p/>
        </draw:polygon>
        <draw:polygon draw:style-name="gr6" draw:text-style-name="P6" draw:layer="layout" svg:width="0.5cm" svg:height="0.5cm" svg:x="27.741cm" svg:y="6.159cm" svg:viewBox="0 0 501 501" draw:points="0,501 501,501 501,0 0,0">
          <text:p/>
        </draw:polygon>
        <draw:polygon draw:style-name="gr6" draw:text-style-name="P6" draw:layer="layout" svg:width="0.5cm" svg:height="0.5cm" svg:x="27.741cm" svg:y="6.659cm" svg:viewBox="0 0 501 501" draw:points="0,501 501,501 501,0 0,0">
          <text:p/>
        </draw:polygon>
        <draw:polygon draw:style-name="gr7" draw:text-style-name="P7" draw:layer="layout" svg:width="0.5cm" svg:height="0.5cm" svg:x="27.741cm" svg:y="7.159cm" svg:viewBox="0 0 501 501" draw:points="0,501 501,501 501,0 0,0">
          <text:p/>
        </draw:polygon>
        <draw:polygon draw:style-name="gr6" draw:text-style-name="P6" draw:layer="layout" svg:width="0.5cm" svg:height="0.5cm" svg:x="27.741cm" svg:y="7.659cm" svg:viewBox="0 0 501 501" draw:points="0,501 501,501 501,0 0,0">
          <text:p/>
        </draw:polygon>
        <draw:polygon draw:style-name="gr54" draw:text-style-name="P54" draw:layer="layout" svg:width="0.5cm" svg:height="0.5cm" svg:x="27.741cm" svg:y="8.159cm" svg:viewBox="0 0 501 501" draw:points="0,501 501,501 501,0 0,0">
          <text:p/>
        </draw:polygon>
        <draw:polygon draw:style-name="gr7" draw:text-style-name="P7" draw:layer="layout" svg:width="0.5cm" svg:height="0.5cm" svg:x="27.741cm" svg:y="8.659cm" svg:viewBox="0 0 501 501" draw:points="0,501 501,501 501,0 0,0">
          <text:p/>
        </draw:polygon>
        <draw:polygon draw:style-name="gr15" draw:text-style-name="P15" draw:layer="layout" svg:width="0.5cm" svg:height="0.5cm" svg:x="27.741cm" svg:y="9.159cm" svg:viewBox="0 0 501 501" draw:points="0,501 501,501 501,0 0,0">
          <text:p/>
        </draw:polygon>
        <draw:polygon draw:style-name="gr6" draw:text-style-name="P6" draw:layer="layout" svg:width="0.5cm" svg:height="0.5cm" svg:x="27.741cm" svg:y="9.659cm" svg:viewBox="0 0 501 501" draw:points="0,501 501,501 501,0 0,0">
          <text:p/>
        </draw:polygon>
        <draw:polygon draw:style-name="gr292" draw:text-style-name="P292" draw:layer="layout" svg:width="0.5cm" svg:height="0.499cm" svg:x="27.741cm" svg:y="10.16cm" svg:viewBox="0 0 501 500" draw:points="0,500 501,500 501,0 0,0">
          <text:p/>
        </draw:polygon>
        <draw:polygon draw:style-name="gr35" draw:text-style-name="P35" draw:layer="layout" svg:width="0.5cm" svg:height="0.5cm" svg:x="27.741cm" svg:y="10.659cm" svg:viewBox="0 0 501 501" draw:points="0,501 501,501 501,0 0,0">
          <text:p/>
        </draw:polygon>
        <draw:polygon draw:style-name="gr89" draw:text-style-name="P89" draw:layer="layout" svg:width="0.5cm" svg:height="0.5cm" svg:x="27.741cm" svg:y="11.159cm" svg:viewBox="0 0 501 501" draw:points="0,501 501,501 501,0 0,0">
          <text:p/>
        </draw:polygon>
        <draw:polygon draw:style-name="gr15" draw:text-style-name="P15" draw:layer="layout" svg:width="0.5cm" svg:height="0.499cm" svg:x="27.741cm" svg:y="11.66cm" svg:viewBox="0 0 501 500" draw:points="0,500 501,500 501,0 0,0">
          <text:p/>
        </draw:polygon>
        <draw:polygon draw:style-name="gr6" draw:text-style-name="P6" draw:layer="layout" svg:width="0.5cm" svg:height="0.5cm" svg:x="27.741cm" svg:y="12.159cm" svg:viewBox="0 0 501 501" draw:points="0,501 501,501 501,0 0,0">
          <text:p/>
        </draw:polygon>
        <draw:polygon draw:style-name="gr39" draw:text-style-name="P39" draw:layer="layout" svg:width="0.5cm" svg:height="0.499cm" svg:x="28.241cm" svg:y="2.16cm" svg:viewBox="0 0 501 500" draw:points="0,500 501,500 501,0 0,0">
          <text:p/>
        </draw:polygon>
        <draw:polygon draw:style-name="gr165" draw:text-style-name="P165" draw:layer="layout" svg:width="0.5cm" svg:height="0.5cm" svg:x="28.241cm" svg:y="2.659cm" svg:viewBox="0 0 501 501" draw:points="0,501 501,501 501,0 0,0">
          <text:p/>
        </draw:polygon>
        <draw:polygon draw:style-name="gr276" draw:text-style-name="P276" draw:layer="layout" svg:width="0.5cm" svg:height="0.5cm" svg:x="28.241cm" svg:y="3.159cm" svg:viewBox="0 0 501 501" draw:points="0,501 501,501 501,0 0,0">
          <text:p/>
        </draw:polygon>
        <draw:polygon draw:style-name="gr263" draw:text-style-name="P263" draw:layer="layout" svg:width="0.5cm" svg:height="0.499cm" svg:x="28.241cm" svg:y="3.66cm" svg:viewBox="0 0 501 500" draw:points="0,500 501,500 501,0 0,0">
          <text:p/>
        </draw:polygon>
        <draw:polygon draw:style-name="gr136" draw:text-style-name="P136" draw:layer="layout" svg:width="0.5cm" svg:height="0.5cm" svg:x="28.241cm" svg:y="4.159cm" svg:viewBox="0 0 501 501" draw:points="0,501 501,501 501,0 0,0">
          <text:p/>
        </draw:polygon>
        <draw:polygon draw:style-name="gr293" draw:text-style-name="P293" draw:layer="layout" svg:width="0.5cm" svg:height="0.5cm" svg:x="28.241cm" svg:y="4.659cm" svg:viewBox="0 0 501 501" draw:points="0,501 501,501 501,0 0,0">
          <text:p/>
        </draw:polygon>
        <draw:polygon draw:style-name="gr147" draw:text-style-name="P147" draw:layer="layout" svg:width="0.5cm" svg:height="0.499cm" svg:x="28.241cm" svg:y="5.16cm" svg:viewBox="0 0 501 500" draw:points="0,500 501,500 501,0 0,0">
          <text:p/>
        </draw:polygon>
        <draw:polygon draw:style-name="gr231" draw:text-style-name="P231" draw:layer="layout" svg:width="0.5cm" svg:height="0.5cm" svg:x="28.241cm" svg:y="5.659cm" svg:viewBox="0 0 501 501" draw:points="0,501 501,501 501,0 0,0">
          <text:p/>
        </draw:polygon>
        <draw:polygon draw:style-name="gr11" draw:text-style-name="P11" draw:layer="layout" svg:width="0.5cm" svg:height="0.5cm" svg:x="28.241cm" svg:y="6.159cm" svg:viewBox="0 0 501 501" draw:points="0,501 501,501 501,0 0,0">
          <text:p/>
        </draw:polygon>
        <draw:polygon draw:style-name="gr239" draw:text-style-name="P239" draw:layer="layout" svg:width="0.5cm" svg:height="0.5cm" svg:x="28.241cm" svg:y="6.659cm" svg:viewBox="0 0 501 501" draw:points="0,501 501,501 501,0 0,0">
          <text:p/>
        </draw:polygon>
        <draw:polygon draw:style-name="gr294" draw:text-style-name="P294" draw:layer="layout" svg:width="0.5cm" svg:height="0.5cm" svg:x="28.241cm" svg:y="7.159cm" svg:viewBox="0 0 501 501" draw:points="0,501 501,501 501,0 0,0">
          <text:p/>
        </draw:polygon>
        <draw:polygon draw:style-name="gr295" draw:text-style-name="P295" draw:layer="layout" svg:width="0.5cm" svg:height="0.5cm" svg:x="28.241cm" svg:y="7.659cm" svg:viewBox="0 0 501 501" draw:points="0,501 501,501 501,0 0,0">
          <text:p/>
        </draw:polygon>
        <draw:polygon draw:style-name="gr227" draw:text-style-name="P227" draw:layer="layout" svg:width="0.5cm" svg:height="0.5cm" svg:x="28.241cm" svg:y="8.159cm" svg:viewBox="0 0 501 501" draw:points="0,501 501,501 501,0 0,0">
          <text:p/>
        </draw:polygon>
        <draw:polygon draw:style-name="gr68" draw:text-style-name="P68" draw:layer="layout" svg:width="0.5cm" svg:height="0.5cm" svg:x="28.241cm" svg:y="8.659cm" svg:viewBox="0 0 501 501" draw:points="0,501 501,501 501,0 0,0">
          <text:p/>
        </draw:polygon>
        <draw:polygon draw:style-name="gr24" draw:text-style-name="P24" draw:layer="layout" svg:width="0.5cm" svg:height="0.5cm" svg:x="28.241cm" svg:y="9.159cm" svg:viewBox="0 0 501 501" draw:points="0,501 501,501 501,0 0,0">
          <text:p/>
        </draw:polygon>
        <draw:polygon draw:style-name="gr72" draw:text-style-name="P72" draw:layer="layout" svg:width="0.5cm" svg:height="0.5cm" svg:x="28.241cm" svg:y="9.659cm" svg:viewBox="0 0 501 501" draw:points="0,501 501,501 501,0 0,0">
          <text:p/>
        </draw:polygon>
        <draw:polygon draw:style-name="gr38" draw:text-style-name="P38" draw:layer="layout" svg:width="0.5cm" svg:height="0.499cm" svg:x="28.241cm" svg:y="10.16cm" svg:viewBox="0 0 501 500" draw:points="0,500 501,500 501,0 0,0">
          <text:p/>
        </draw:polygon>
        <draw:polygon draw:style-name="gr296" draw:text-style-name="P296" draw:layer="layout" svg:width="0.5cm" svg:height="0.5cm" svg:x="28.241cm" svg:y="10.659cm" svg:viewBox="0 0 501 501" draw:points="0,501 501,501 501,0 0,0">
          <text:p/>
        </draw:polygon>
        <draw:polygon draw:style-name="gr37" draw:text-style-name="P37" draw:layer="layout" svg:width="0.5cm" svg:height="0.5cm" svg:x="28.241cm" svg:y="11.159cm" svg:viewBox="0 0 501 501" draw:points="0,501 501,501 501,0 0,0">
          <text:p/>
        </draw:polygon>
        <draw:polygon draw:style-name="gr225" draw:text-style-name="P225" draw:layer="layout" svg:width="0.5cm" svg:height="0.499cm" svg:x="28.241cm" svg:y="11.66cm" svg:viewBox="0 0 501 500" draw:points="0,500 501,500 501,0 0,0">
          <text:p/>
        </draw:polygon>
        <draw:polygon draw:style-name="gr9" draw:text-style-name="P9" draw:layer="layout" svg:width="0.5cm" svg:height="0.5cm" svg:x="28.241cm" svg:y="12.159cm" svg:viewBox="0 0 501 501" draw:points="0,501 501,501 501,0 0,0">
          <text:p/>
        </draw:polygon>
        <draw:polygon draw:style-name="gr203" draw:text-style-name="P203" draw:layer="layout" svg:width="0.5cm" svg:height="0.499cm" svg:x="28.741cm" svg:y="2.16cm" svg:viewBox="0 0 501 500" draw:points="0,500 501,500 501,0 0,0">
          <text:p/>
        </draw:polygon>
        <draw:polygon draw:style-name="gr14" draw:text-style-name="P14" draw:layer="layout" svg:width="0.5cm" svg:height="0.5cm" svg:x="28.741cm" svg:y="2.659cm" svg:viewBox="0 0 501 501" draw:points="0,501 501,501 501,0 0,0">
          <text:p/>
        </draw:polygon>
        <draw:polygon draw:style-name="gr150" draw:text-style-name="P150" draw:layer="layout" svg:width="0.5cm" svg:height="0.5cm" svg:x="28.741cm" svg:y="3.159cm" svg:viewBox="0 0 501 501" draw:points="0,501 501,501 501,0 0,0">
          <text:p/>
        </draw:polygon>
        <draw:polygon draw:style-name="gr1" draw:text-style-name="P1" draw:layer="layout" svg:width="0.5cm" svg:height="0.499cm" svg:x="28.741cm" svg:y="3.66cm" svg:viewBox="0 0 501 500" draw:points="0,500 501,500 501,0 0,0">
          <text:p/>
        </draw:polygon>
        <draw:polygon draw:style-name="gr59" draw:text-style-name="P59" draw:layer="layout" svg:width="0.5cm" svg:height="0.5cm" svg:x="28.741cm" svg:y="4.159cm" svg:viewBox="0 0 501 501" draw:points="0,501 501,501 501,0 0,0">
          <text:p/>
        </draw:polygon>
        <draw:polygon draw:style-name="gr15" draw:text-style-name="P15" draw:layer="layout" svg:width="0.5cm" svg:height="0.5cm" svg:x="28.741cm" svg:y="4.659cm" svg:viewBox="0 0 501 501" draw:points="0,501 501,501 501,0 0,0">
          <text:p/>
        </draw:polygon>
        <draw:polygon draw:style-name="gr7" draw:text-style-name="P7" draw:layer="layout" svg:width="0.5cm" svg:height="0.499cm" svg:x="28.741cm" svg:y="5.16cm" svg:viewBox="0 0 501 500" draw:points="0,500 501,500 501,0 0,0">
          <text:p/>
        </draw:polygon>
        <draw:polygon draw:style-name="gr38" draw:text-style-name="P38" draw:layer="layout" svg:width="0.5cm" svg:height="0.5cm" svg:x="28.741cm" svg:y="5.659cm" svg:viewBox="0 0 501 501" draw:points="0,501 501,501 501,0 0,0">
          <text:p/>
        </draw:polygon>
        <draw:polygon draw:style-name="gr6" draw:text-style-name="P6" draw:layer="layout" svg:width="0.5cm" svg:height="0.5cm" svg:x="28.741cm" svg:y="6.159cm" svg:viewBox="0 0 501 501" draw:points="0,501 501,501 501,0 0,0">
          <text:p/>
        </draw:polygon>
        <draw:polygon draw:style-name="gr7" draw:text-style-name="P7" draw:layer="layout" svg:width="0.5cm" svg:height="0.5cm" svg:x="28.741cm" svg:y="6.659cm" svg:viewBox="0 0 501 501" draw:points="0,501 501,501 501,0 0,0">
          <text:p/>
        </draw:polygon>
        <draw:polygon draw:style-name="gr7" draw:text-style-name="P7" draw:layer="layout" svg:width="0.5cm" svg:height="0.5cm" svg:x="28.741cm" svg:y="7.159cm" svg:viewBox="0 0 501 501" draw:points="0,501 501,501 501,0 0,0">
          <text:p/>
        </draw:polygon>
        <draw:polygon draw:style-name="gr7" draw:text-style-name="P7" draw:layer="layout" svg:width="0.5cm" svg:height="0.5cm" svg:x="28.741cm" svg:y="7.659cm" svg:viewBox="0 0 501 501" draw:points="0,501 501,501 501,0 0,0">
          <text:p/>
        </draw:polygon>
        <draw:polygon draw:style-name="gr178" draw:text-style-name="P178" draw:layer="layout" svg:width="0.5cm" svg:height="0.5cm" svg:x="28.741cm" svg:y="8.159cm" svg:viewBox="0 0 501 501" draw:points="0,501 501,501 501,0 0,0">
          <text:p/>
        </draw:polygon>
        <draw:polygon draw:style-name="gr296" draw:text-style-name="P296" draw:layer="layout" svg:width="0.5cm" svg:height="0.5cm" svg:x="28.741cm" svg:y="8.659cm" svg:viewBox="0 0 501 501" draw:points="0,501 501,501 501,0 0,0">
          <text:p/>
        </draw:polygon>
        <draw:polygon draw:style-name="gr89" draw:text-style-name="P89" draw:layer="layout" svg:width="0.5cm" svg:height="0.5cm" svg:x="28.741cm" svg:y="9.159cm" svg:viewBox="0 0 501 501" draw:points="0,501 501,501 501,0 0,0">
          <text:p/>
        </draw:polygon>
        <draw:polygon draw:style-name="gr7" draw:text-style-name="P7" draw:layer="layout" svg:width="0.5cm" svg:height="0.5cm" svg:x="28.741cm" svg:y="9.659cm" svg:viewBox="0 0 501 501" draw:points="0,501 501,501 501,0 0,0">
          <text:p/>
        </draw:polygon>
        <draw:polygon draw:style-name="gr7" draw:text-style-name="P7" draw:layer="layout" svg:width="0.5cm" svg:height="0.499cm" svg:x="28.741cm" svg:y="10.16cm" svg:viewBox="0 0 501 500" draw:points="0,500 501,500 501,0 0,0">
          <text:p/>
        </draw:polygon>
        <draw:polygon draw:style-name="gr36" draw:text-style-name="P36" draw:layer="layout" svg:width="0.5cm" svg:height="0.5cm" svg:x="28.741cm" svg:y="10.659cm" svg:viewBox="0 0 501 501" draw:points="0,501 501,501 501,0 0,0">
          <text:p/>
        </draw:polygon>
        <draw:polygon draw:style-name="gr87" draw:text-style-name="P87" draw:layer="layout" svg:width="0.5cm" svg:height="0.5cm" svg:x="28.741cm" svg:y="11.159cm" svg:viewBox="0 0 501 501" draw:points="0,501 501,501 501,0 0,0">
          <text:p/>
        </draw:polygon>
        <draw:polygon draw:style-name="gr6" draw:text-style-name="P6" draw:layer="layout" svg:width="0.5cm" svg:height="0.499cm" svg:x="28.741cm" svg:y="11.66cm" svg:viewBox="0 0 501 500" draw:points="0,500 501,500 501,0 0,0">
          <text:p/>
        </draw:polygon>
        <draw:polygon draw:style-name="gr7" draw:text-style-name="P7" draw:layer="layout" svg:width="0.5cm" svg:height="0.5cm" svg:x="28.741cm" svg:y="12.159cm" svg:viewBox="0 0 501 501" draw:points="0,501 501,501 501,0 0,0">
          <text:p/>
        </draw:polygon>
        <draw:polygon draw:style-name="gr182" draw:text-style-name="P182" draw:layer="layout" svg:width="0.5cm" svg:height="0.499cm" svg:x="29.241cm" svg:y="2.16cm" svg:viewBox="0 0 501 500" draw:points="0,500 501,500 501,0 0,0">
          <text:p/>
        </draw:polygon>
        <draw:polygon draw:style-name="gr286" draw:text-style-name="P286" draw:layer="layout" svg:width="0.5cm" svg:height="0.5cm" svg:x="29.241cm" svg:y="2.659cm" svg:viewBox="0 0 501 501" draw:points="0,501 501,501 501,0 0,0">
          <text:p/>
        </draw:polygon>
        <draw:polygon draw:style-name="gr297" draw:text-style-name="P297" draw:layer="layout" svg:width="0.5cm" svg:height="0.5cm" svg:x="29.241cm" svg:y="3.159cm" svg:viewBox="0 0 501 501" draw:points="0,501 501,501 501,0 0,0">
          <text:p/>
        </draw:polygon>
        <draw:polygon draw:style-name="gr298" draw:text-style-name="P298" draw:layer="layout" svg:width="0.5cm" svg:height="0.499cm" svg:x="29.241cm" svg:y="3.66cm" svg:viewBox="0 0 501 500" draw:points="0,500 501,500 501,0 0,0">
          <text:p/>
        </draw:polygon>
        <draw:polygon draw:style-name="gr107" draw:text-style-name="P107" draw:layer="layout" svg:width="0.5cm" svg:height="0.5cm" svg:x="29.241cm" svg:y="4.159cm" svg:viewBox="0 0 501 501" draw:points="0,501 501,501 501,0 0,0">
          <text:p/>
        </draw:polygon>
        <draw:polygon draw:style-name="gr95" draw:text-style-name="P95" draw:layer="layout" svg:width="0.5cm" svg:height="0.5cm" svg:x="29.241cm" svg:y="4.659cm" svg:viewBox="0 0 501 501" draw:points="0,501 501,501 501,0 0,0">
          <text:p/>
        </draw:polygon>
        <draw:polygon draw:style-name="gr294" draw:text-style-name="P294" draw:layer="layout" svg:width="0.5cm" svg:height="0.499cm" svg:x="29.241cm" svg:y="5.16cm" svg:viewBox="0 0 501 500" draw:points="0,500 501,500 501,0 0,0">
          <text:p/>
        </draw:polygon>
        <draw:polygon draw:style-name="gr239" draw:text-style-name="P239" draw:layer="layout" svg:width="0.5cm" svg:height="0.5cm" svg:x="29.241cm" svg:y="5.659cm" svg:viewBox="0 0 501 501" draw:points="0,501 501,501 501,0 0,0">
          <text:p/>
        </draw:polygon>
        <draw:polygon draw:style-name="gr241" draw:text-style-name="P241" draw:layer="layout" svg:width="0.5cm" svg:height="0.5cm" svg:x="29.241cm" svg:y="6.159cm" svg:viewBox="0 0 501 501" draw:points="0,501 501,501 501,0 0,0">
          <text:p/>
        </draw:polygon>
        <draw:polygon draw:style-name="gr299" draw:text-style-name="P299" draw:layer="layout" svg:width="0.5cm" svg:height="0.5cm" svg:x="29.241cm" svg:y="6.659cm" svg:viewBox="0 0 501 501" draw:points="0,501 501,501 501,0 0,0">
          <text:p/>
        </draw:polygon>
        <draw:polygon draw:style-name="gr300" draw:text-style-name="P300" draw:layer="layout" svg:width="0.5cm" svg:height="0.5cm" svg:x="29.241cm" svg:y="7.159cm" svg:viewBox="0 0 501 501" draw:points="0,501 501,501 501,0 0,0">
          <text:p/>
        </draw:polygon>
        <draw:polygon draw:style-name="gr6" draw:text-style-name="P6" draw:layer="layout" svg:width="0.5cm" svg:height="0.5cm" svg:x="29.241cm" svg:y="7.659cm" svg:viewBox="0 0 501 501" draw:points="0,501 501,501 501,0 0,0">
          <text:p/>
        </draw:polygon>
        <draw:polygon draw:style-name="gr52" draw:text-style-name="P52" draw:layer="layout" svg:width="0.5cm" svg:height="0.5cm" svg:x="29.241cm" svg:y="8.159cm" svg:viewBox="0 0 501 501" draw:points="0,501 501,501 501,0 0,0">
          <text:p/>
        </draw:polygon>
        <draw:polygon draw:style-name="gr69" draw:text-style-name="P69" draw:layer="layout" svg:width="0.5cm" svg:height="0.5cm" svg:x="29.241cm" svg:y="8.659cm" svg:viewBox="0 0 501 501" draw:points="0,501 501,501 501,0 0,0">
          <text:p/>
        </draw:polygon>
        <draw:polygon draw:style-name="gr284" draw:text-style-name="P284" draw:layer="layout" svg:width="0.5cm" svg:height="0.5cm" svg:x="29.241cm" svg:y="9.159cm" svg:viewBox="0 0 501 501" draw:points="0,501 501,501 501,0 0,0">
          <text:p/>
        </draw:polygon>
        <draw:polygon draw:style-name="gr9" draw:text-style-name="P9" draw:layer="layout" svg:width="0.5cm" svg:height="0.5cm" svg:x="29.241cm" svg:y="9.659cm" svg:viewBox="0 0 501 501" draw:points="0,501 501,501 501,0 0,0">
          <text:p/>
        </draw:polygon>
        <draw:polygon draw:style-name="gr15" draw:text-style-name="P15" draw:layer="layout" svg:width="0.5cm" svg:height="0.499cm" svg:x="29.241cm" svg:y="10.16cm" svg:viewBox="0 0 501 500" draw:points="0,500 501,500 501,0 0,0">
          <text:p/>
        </draw:polygon>
        <draw:polygon draw:style-name="gr89" draw:text-style-name="P89" draw:layer="layout" svg:width="0.5cm" svg:height="0.5cm" svg:x="29.241cm" svg:y="10.659cm" svg:viewBox="0 0 501 501" draw:points="0,501 501,501 501,0 0,0">
          <text:p/>
        </draw:polygon>
        <draw:polygon draw:style-name="gr9" draw:text-style-name="P9" draw:layer="layout" svg:width="0.5cm" svg:height="0.5cm" svg:x="29.241cm" svg:y="11.159cm" svg:viewBox="0 0 501 501" draw:points="0,501 501,501 501,0 0,0">
          <text:p/>
        </draw:polygon>
        <draw:polygon draw:style-name="gr15" draw:text-style-name="P15" draw:layer="layout" svg:width="0.5cm" svg:height="0.499cm" svg:x="29.241cm" svg:y="11.66cm" svg:viewBox="0 0 501 500" draw:points="0,500 501,500 501,0 0,0">
          <text:p/>
        </draw:polygon>
        <draw:polygon draw:style-name="gr38" draw:text-style-name="P38" draw:layer="layout" svg:width="0.5cm" svg:height="0.5cm" svg:x="29.241cm" svg:y="12.159cm" svg:viewBox="0 0 501 501" draw:points="0,501 501,501 501,0 0,0">
          <text:p/>
        </draw:polygon>
        <draw:polygon draw:style-name="gr8" draw:text-style-name="P8" draw:layer="layout" svg:width="0.5cm" svg:height="0.499cm" svg:x="29.741cm" svg:y="2.16cm" svg:viewBox="0 0 501 500" draw:points="0,500 501,500 501,0 0,0">
          <text:p/>
        </draw:polygon>
        <draw:polygon draw:style-name="gr116" draw:text-style-name="P116" draw:layer="layout" svg:width="0.5cm" svg:height="0.5cm" svg:x="29.741cm" svg:y="2.659cm" svg:viewBox="0 0 501 501" draw:points="0,501 501,501 501,0 0,0">
          <text:p/>
        </draw:polygon>
        <draw:polygon draw:style-name="gr10" draw:text-style-name="P10" draw:layer="layout" svg:width="0.5cm" svg:height="0.5cm" svg:x="29.741cm" svg:y="3.159cm" svg:viewBox="0 0 501 501" draw:points="0,501 501,501 501,0 0,0">
          <text:p/>
        </draw:polygon>
        <draw:polygon draw:style-name="gr115" draw:text-style-name="P115" draw:layer="layout" svg:width="0.5cm" svg:height="0.499cm" svg:x="29.741cm" svg:y="3.66cm" svg:viewBox="0 0 501 500" draw:points="0,500 501,500 501,0 0,0">
          <text:p/>
        </draw:polygon>
        <draw:polygon draw:style-name="gr35" draw:text-style-name="P35" draw:layer="layout" svg:width="0.5cm" svg:height="0.5cm" svg:x="29.741cm" svg:y="4.159cm" svg:viewBox="0 0 501 501" draw:points="0,501 501,501 501,0 0,0">
          <text:p/>
        </draw:polygon>
        <draw:polygon draw:style-name="gr15" draw:text-style-name="P15" draw:layer="layout" svg:width="0.5cm" svg:height="0.5cm" svg:x="29.741cm" svg:y="4.659cm" svg:viewBox="0 0 501 501" draw:points="0,501 501,501 501,0 0,0">
          <text:p/>
        </draw:polygon>
        <draw:polygon draw:style-name="gr6" draw:text-style-name="P6" draw:layer="layout" svg:width="0.5cm" svg:height="0.499cm" svg:x="29.741cm" svg:y="5.16cm" svg:viewBox="0 0 501 500" draw:points="0,500 501,500 501,0 0,0">
          <text:p/>
        </draw:polygon>
        <draw:polygon draw:style-name="gr6" draw:text-style-name="P6" draw:layer="layout" svg:width="0.5cm" svg:height="0.5cm" svg:x="29.741cm" svg:y="5.659cm" svg:viewBox="0 0 501 501" draw:points="0,501 501,501 501,0 0,0">
          <text:p/>
        </draw:polygon>
        <draw:polygon draw:style-name="gr6" draw:text-style-name="P6" draw:layer="layout" svg:width="0.5cm" svg:height="0.5cm" svg:x="29.741cm" svg:y="6.159cm" svg:viewBox="0 0 501 501" draw:points="0,501 501,501 501,0 0,0">
          <text:p/>
        </draw:polygon>
        <draw:polygon draw:style-name="gr6" draw:text-style-name="P6" draw:layer="layout" svg:width="0.5cm" svg:height="0.5cm" svg:x="29.741cm" svg:y="6.659cm" svg:viewBox="0 0 501 501" draw:points="0,501 501,501 501,0 0,0">
          <text:p/>
        </draw:polygon>
        <draw:polygon draw:style-name="gr6" draw:text-style-name="P6" draw:layer="layout" svg:width="0.5cm" svg:height="0.5cm" svg:x="29.741cm" svg:y="7.159cm" svg:viewBox="0 0 501 501" draw:points="0,501 501,501 501,0 0,0">
          <text:p/>
        </draw:polygon>
        <draw:polygon draw:style-name="gr6" draw:text-style-name="P6" draw:layer="layout" svg:width="0.5cm" svg:height="0.5cm" svg:x="29.741cm" svg:y="7.659cm" svg:viewBox="0 0 501 501" draw:points="0,501 501,501 501,0 0,0">
          <text:p/>
        </draw:polygon>
        <draw:polygon draw:style-name="gr15" draw:text-style-name="P15" draw:layer="layout" svg:width="0.5cm" svg:height="0.5cm" svg:x="29.741cm" svg:y="8.159cm" svg:viewBox="0 0 501 501" draw:points="0,501 501,501 501,0 0,0">
          <text:p/>
        </draw:polygon>
        <draw:polygon draw:style-name="gr6" draw:text-style-name="P6" draw:layer="layout" svg:width="0.5cm" svg:height="0.5cm" svg:x="29.741cm" svg:y="8.659cm" svg:viewBox="0 0 501 501" draw:points="0,501 501,501 501,0 0,0">
          <text:p/>
        </draw:polygon>
        <draw:polygon draw:style-name="gr6" draw:text-style-name="P6" draw:layer="layout" svg:width="0.5cm" svg:height="0.5cm" svg:x="29.741cm" svg:y="9.159cm" svg:viewBox="0 0 501 501" draw:points="0,501 501,501 501,0 0,0">
          <text:p/>
        </draw:polygon>
        <draw:polygon draw:style-name="gr6" draw:text-style-name="P6" draw:layer="layout" svg:width="0.5cm" svg:height="0.5cm" svg:x="29.741cm" svg:y="9.659cm" svg:viewBox="0 0 501 501" draw:points="0,501 501,501 501,0 0,0">
          <text:p/>
        </draw:polygon>
        <draw:polygon draw:style-name="gr6" draw:text-style-name="P6" draw:layer="layout" svg:width="0.5cm" svg:height="0.499cm" svg:x="29.741cm" svg:y="10.16cm" svg:viewBox="0 0 501 500" draw:points="0,500 501,500 501,0 0,0">
          <text:p/>
        </draw:polygon>
        <draw:polygon draw:style-name="gr6" draw:text-style-name="P6" draw:layer="layout" svg:width="0.5cm" svg:height="0.5cm" svg:x="29.741cm" svg:y="10.659cm" svg:viewBox="0 0 501 501" draw:points="0,501 501,501 501,0 0,0">
          <text:p/>
        </draw:polygon>
        <draw:polygon draw:style-name="gr6" draw:text-style-name="P6" draw:layer="layout" svg:width="0.5cm" svg:height="0.5cm" svg:x="29.741cm" svg:y="11.159cm" svg:viewBox="0 0 501 501" draw:points="0,501 501,501 501,0 0,0">
          <text:p/>
        </draw:polygon>
        <draw:polygon draw:style-name="gr6" draw:text-style-name="P6" draw:layer="layout" svg:width="0.5cm" svg:height="0.499cm" svg:x="29.741cm" svg:y="11.66cm" svg:viewBox="0 0 501 500" draw:points="0,500 501,500 501,0 0,0">
          <text:p/>
        </draw:polygon>
        <draw:polygon draw:style-name="gr6" draw:text-style-name="P6" draw:layer="layout" svg:width="0.5cm" svg:height="0.5cm" svg:x="29.741cm" svg:y="12.159cm" svg:viewBox="0 0 501 501" draw:points="0,501 501,501 501,0 0,0">
          <text:p/>
        </draw:polygon>
        <draw:polygon draw:style-name="gr72" draw:text-style-name="P72" draw:layer="layout" svg:width="0.5cm" svg:height="0.499cm" svg:x="30.241cm" svg:y="2.16cm" svg:viewBox="0 0 501 500" draw:points="0,500 501,500 501,0 0,0">
          <text:p/>
        </draw:polygon>
        <draw:polygon draw:style-name="gr34" draw:text-style-name="P34" draw:layer="layout" svg:width="0.5cm" svg:height="0.5cm" svg:x="30.241cm" svg:y="2.659cm" svg:viewBox="0 0 501 501" draw:points="0,501 501,501 501,0 0,0">
          <text:p/>
        </draw:polygon>
        <draw:polygon draw:style-name="gr301" draw:text-style-name="P301" draw:layer="layout" svg:width="0.5cm" svg:height="0.5cm" svg:x="30.241cm" svg:y="3.159cm" svg:viewBox="0 0 501 501" draw:points="0,501 501,501 501,0 0,0">
          <text:p/>
        </draw:polygon>
        <draw:polygon draw:style-name="gr86" draw:text-style-name="P86" draw:layer="layout" svg:width="0.5cm" svg:height="0.499cm" svg:x="30.241cm" svg:y="3.66cm" svg:viewBox="0 0 501 500" draw:points="0,500 501,500 501,0 0,0">
          <text:p/>
        </draw:polygon>
        <draw:polygon draw:style-name="gr199" draw:text-style-name="P199" draw:layer="layout" svg:width="0.5cm" svg:height="0.5cm" svg:x="30.241cm" svg:y="4.159cm" svg:viewBox="0 0 501 501" draw:points="0,501 501,501 501,0 0,0">
          <text:p/>
        </draw:polygon>
        <draw:polygon draw:style-name="gr241" draw:text-style-name="P241" draw:layer="layout" svg:width="0.5cm" svg:height="0.5cm" svg:x="30.241cm" svg:y="4.659cm" svg:viewBox="0 0 501 501" draw:points="0,501 501,501 501,0 0,0">
          <text:p/>
        </draw:polygon>
        <draw:polygon draw:style-name="gr192" draw:text-style-name="P192" draw:layer="layout" svg:width="0.5cm" svg:height="0.499cm" svg:x="30.241cm" svg:y="5.16cm" svg:viewBox="0 0 501 500" draw:points="0,500 501,500 501,0 0,0">
          <text:p/>
        </draw:polygon>
        <draw:polygon draw:style-name="gr302" draw:text-style-name="P302" draw:layer="layout" svg:width="0.5cm" svg:height="0.5cm" svg:x="30.241cm" svg:y="5.659cm" svg:viewBox="0 0 501 501" draw:points="0,501 501,501 501,0 0,0">
          <text:p/>
        </draw:polygon>
        <draw:polygon draw:style-name="gr303" draw:text-style-name="P303" draw:layer="layout" svg:width="0.5cm" svg:height="0.5cm" svg:x="30.241cm" svg:y="6.159cm" svg:viewBox="0 0 501 501" draw:points="0,501 501,501 501,0 0,0">
          <text:p/>
        </draw:polygon>
        <draw:polygon draw:style-name="gr50" draw:text-style-name="P50" draw:layer="layout" svg:width="0.5cm" svg:height="0.5cm" svg:x="30.241cm" svg:y="6.659cm" svg:viewBox="0 0 501 501" draw:points="0,501 501,501 501,0 0,0">
          <text:p/>
        </draw:polygon>
        <draw:polygon draw:style-name="gr74" draw:text-style-name="P74" draw:layer="layout" svg:width="0.5cm" svg:height="0.5cm" svg:x="30.241cm" svg:y="7.159cm" svg:viewBox="0 0 501 501" draw:points="0,501 501,501 501,0 0,0">
          <text:p/>
        </draw:polygon>
        <draw:polygon draw:style-name="gr79" draw:text-style-name="P79" draw:layer="layout" svg:width="0.5cm" svg:height="0.5cm" svg:x="30.241cm" svg:y="7.659cm" svg:viewBox="0 0 501 501" draw:points="0,501 501,501 501,0 0,0">
          <text:p/>
        </draw:polygon>
        <draw:polygon draw:style-name="gr115" draw:text-style-name="P115" draw:layer="layout" svg:width="0.5cm" svg:height="0.5cm" svg:x="30.241cm" svg:y="8.159cm" svg:viewBox="0 0 501 501" draw:points="0,501 501,501 501,0 0,0">
          <text:p/>
        </draw:polygon>
        <draw:polygon draw:style-name="gr218" draw:text-style-name="P218" draw:layer="layout" svg:width="0.5cm" svg:height="0.5cm" svg:x="30.241cm" svg:y="8.659cm" svg:viewBox="0 0 501 501" draw:points="0,501 501,501 501,0 0,0">
          <text:p/>
        </draw:polygon>
        <draw:polygon draw:style-name="gr135" draw:text-style-name="P135" draw:layer="layout" svg:width="0.5cm" svg:height="0.5cm" svg:x="30.241cm" svg:y="9.159cm" svg:viewBox="0 0 501 501" draw:points="0,501 501,501 501,0 0,0">
          <text:p/>
        </draw:polygon>
        <draw:polygon draw:style-name="gr284" draw:text-style-name="P284" draw:layer="layout" svg:width="0.5cm" svg:height="0.5cm" svg:x="30.241cm" svg:y="9.659cm" svg:viewBox="0 0 501 501" draw:points="0,501 501,501 501,0 0,0">
          <text:p/>
        </draw:polygon>
        <draw:polygon draw:style-name="gr7" draw:text-style-name="P7" draw:layer="layout" svg:width="0.5cm" svg:height="0.499cm" svg:x="30.241cm" svg:y="10.16cm" svg:viewBox="0 0 501 500" draw:points="0,500 501,500 501,0 0,0">
          <text:p/>
        </draw:polygon>
        <draw:polygon draw:style-name="gr6" draw:text-style-name="P6" draw:layer="layout" svg:width="0.5cm" svg:height="0.5cm" svg:x="30.241cm" svg:y="10.659cm" svg:viewBox="0 0 501 501" draw:points="0,501 501,501 501,0 0,0">
          <text:p/>
        </draw:polygon>
        <draw:polygon draw:style-name="gr15" draw:text-style-name="P15" draw:layer="layout" svg:width="0.5cm" svg:height="0.5cm" svg:x="30.241cm" svg:y="11.159cm" svg:viewBox="0 0 501 501" draw:points="0,501 501,501 501,0 0,0">
          <text:p/>
        </draw:polygon>
        <draw:polygon draw:style-name="gr15" draw:text-style-name="P15" draw:layer="layout" svg:width="0.5cm" svg:height="0.499cm" svg:x="30.241cm" svg:y="11.66cm" svg:viewBox="0 0 501 500" draw:points="0,500 501,500 501,0 0,0">
          <text:p/>
        </draw:polygon>
        <draw:polygon draw:style-name="gr7" draw:text-style-name="P7" draw:layer="layout" svg:width="0.5cm" svg:height="0.5cm" svg:x="30.241cm" svg:y="12.159cm" svg:viewBox="0 0 501 501" draw:points="0,501 501,501 501,0 0,0">
          <text:p/>
        </draw:polygon>
        <draw:polygon draw:style-name="gr304" draw:text-style-name="P304" draw:layer="layout" svg:width="0.5cm" svg:height="0.499cm" svg:x="30.741cm" svg:y="2.16cm" svg:viewBox="0 0 501 500" draw:points="0,500 501,500 501,0 0,0">
          <text:p/>
        </draw:polygon>
        <draw:polygon draw:style-name="gr20" draw:text-style-name="P20" draw:layer="layout" svg:width="0.5cm" svg:height="0.5cm" svg:x="30.741cm" svg:y="2.659cm" svg:viewBox="0 0 501 501" draw:points="0,501 501,501 501,0 0,0">
          <text:p/>
        </draw:polygon>
        <draw:polygon draw:style-name="gr305" draw:text-style-name="P305" draw:layer="layout" svg:width="0.5cm" svg:height="0.5cm" svg:x="30.741cm" svg:y="3.159cm" svg:viewBox="0 0 501 501" draw:points="0,501 501,501 501,0 0,0">
          <text:p/>
        </draw:polygon>
        <draw:polygon draw:style-name="gr306" draw:text-style-name="P306" draw:layer="layout" svg:width="0.5cm" svg:height="0.499cm" svg:x="30.741cm" svg:y="3.66cm" svg:viewBox="0 0 501 500" draw:points="0,500 501,500 501,0 0,0">
          <text:p/>
        </draw:polygon>
        <draw:polygon draw:style-name="gr162" draw:text-style-name="P162" draw:layer="layout" svg:width="0.5cm" svg:height="0.5cm" svg:x="30.741cm" svg:y="4.159cm" svg:viewBox="0 0 501 501" draw:points="0,501 501,501 501,0 0,0">
          <text:p/>
        </draw:polygon>
        <draw:polygon draw:style-name="gr38" draw:text-style-name="P38" draw:layer="layout" svg:width="0.5cm" svg:height="0.5cm" svg:x="30.741cm" svg:y="4.659cm" svg:viewBox="0 0 501 501" draw:points="0,501 501,501 501,0 0,0">
          <text:p/>
        </draw:polygon>
        <draw:polygon draw:style-name="gr9" draw:text-style-name="P9" draw:layer="layout" svg:width="0.5cm" svg:height="0.499cm" svg:x="30.741cm" svg:y="5.16cm" svg:viewBox="0 0 501 500" draw:points="0,500 501,500 501,0 0,0">
          <text:p/>
        </draw:polygon>
        <draw:polygon draw:style-name="gr6" draw:text-style-name="P6" draw:layer="layout" svg:width="0.5cm" svg:height="0.5cm" svg:x="30.741cm" svg:y="5.659cm" svg:viewBox="0 0 501 501" draw:points="0,501 501,501 501,0 0,0">
          <text:p/>
        </draw:polygon>
        <draw:polygon draw:style-name="gr9" draw:text-style-name="P9" draw:layer="layout" svg:width="0.5cm" svg:height="0.5cm" svg:x="30.741cm" svg:y="6.159cm" svg:viewBox="0 0 501 501" draw:points="0,501 501,501 501,0 0,0">
          <text:p/>
        </draw:polygon>
        <draw:polygon draw:style-name="gr6" draw:text-style-name="P6" draw:layer="layout" svg:width="0.5cm" svg:height="0.5cm" svg:x="30.741cm" svg:y="6.659cm" svg:viewBox="0 0 501 501" draw:points="0,501 501,501 501,0 0,0">
          <text:p/>
        </draw:polygon>
        <draw:polygon draw:style-name="gr7" draw:text-style-name="P7" draw:layer="layout" svg:width="0.5cm" svg:height="0.5cm" svg:x="30.741cm" svg:y="7.159cm" svg:viewBox="0 0 501 501" draw:points="0,501 501,501 501,0 0,0">
          <text:p/>
        </draw:polygon>
        <draw:polygon draw:style-name="gr6" draw:text-style-name="P6" draw:layer="layout" svg:width="0.5cm" svg:height="0.5cm" svg:x="30.741cm" svg:y="7.659cm" svg:viewBox="0 0 501 501" draw:points="0,501 501,501 501,0 0,0">
          <text:p/>
        </draw:polygon>
        <draw:polygon draw:style-name="gr27" draw:text-style-name="P27" draw:layer="layout" svg:width="0.5cm" svg:height="0.5cm" svg:x="30.741cm" svg:y="8.159cm" svg:viewBox="0 0 501 501" draw:points="0,501 501,501 501,0 0,0">
          <text:p/>
        </draw:polygon>
        <draw:polygon draw:style-name="gr71" draw:text-style-name="P71" draw:layer="layout" svg:width="0.5cm" svg:height="0.5cm" svg:x="30.741cm" svg:y="8.659cm" svg:viewBox="0 0 501 501" draw:points="0,501 501,501 501,0 0,0">
          <text:p/>
        </draw:polygon>
        <draw:polygon draw:style-name="gr15" draw:text-style-name="P15" draw:layer="layout" svg:width="0.5cm" svg:height="0.5cm" svg:x="30.741cm" svg:y="9.159cm" svg:viewBox="0 0 501 501" draw:points="0,501 501,501 501,0 0,0">
          <text:p/>
        </draw:polygon>
        <draw:polygon draw:style-name="gr38" draw:text-style-name="P38" draw:layer="layout" svg:width="0.5cm" svg:height="0.5cm" svg:x="30.741cm" svg:y="9.659cm" svg:viewBox="0 0 501 501" draw:points="0,501 501,501 501,0 0,0">
          <text:p/>
        </draw:polygon>
        <draw:polygon draw:style-name="gr38" draw:text-style-name="P38" draw:layer="layout" svg:width="0.5cm" svg:height="0.499cm" svg:x="30.741cm" svg:y="10.16cm" svg:viewBox="0 0 501 500" draw:points="0,500 501,500 501,0 0,0">
          <text:p/>
        </draw:polygon>
        <draw:polygon draw:style-name="gr120" draw:text-style-name="P120" draw:layer="layout" svg:width="0.5cm" svg:height="0.5cm" svg:x="30.741cm" svg:y="10.659cm" svg:viewBox="0 0 501 501" draw:points="0,501 501,501 501,0 0,0">
          <text:p/>
        </draw:polygon>
        <draw:polygon draw:style-name="gr120" draw:text-style-name="P120" draw:layer="layout" svg:width="0.5cm" svg:height="0.5cm" svg:x="30.741cm" svg:y="11.159cm" svg:viewBox="0 0 501 501" draw:points="0,501 501,501 501,0 0,0">
          <text:p/>
        </draw:polygon>
        <draw:polygon draw:style-name="gr9" draw:text-style-name="P9" draw:layer="layout" svg:width="0.5cm" svg:height="0.499cm" svg:x="30.741cm" svg:y="11.66cm" svg:viewBox="0 0 501 500" draw:points="0,500 501,500 501,0 0,0">
          <text:p/>
        </draw:polygon>
        <draw:polygon draw:style-name="gr15" draw:text-style-name="P15" draw:layer="layout" svg:width="0.5cm" svg:height="0.5cm" svg:x="30.741cm" svg:y="12.159cm" svg:viewBox="0 0 501 501" draw:points="0,501 501,501 501,0 0,0">
          <text:p/>
        </draw:polygon>
        <draw:polygon draw:style-name="gr148" draw:text-style-name="P148" draw:layer="layout" svg:width="0.5cm" svg:height="0.499cm" svg:x="31.241cm" svg:y="2.16cm" svg:viewBox="0 0 501 500" draw:points="0,500 501,500 501,0 0,0">
          <text:p/>
        </draw:polygon>
        <draw:polygon draw:style-name="gr96" draw:text-style-name="P96" draw:layer="layout" svg:width="0.5cm" svg:height="0.5cm" svg:x="31.241cm" svg:y="2.659cm" svg:viewBox="0 0 501 501" draw:points="0,501 501,501 501,0 0,0">
          <text:p/>
        </draw:polygon>
        <draw:polygon draw:style-name="gr23" draw:text-style-name="P23" draw:layer="layout" svg:width="0.5cm" svg:height="0.5cm" svg:x="31.241cm" svg:y="3.159cm" svg:viewBox="0 0 501 501" draw:points="0,501 501,501 501,0 0,0">
          <text:p/>
        </draw:polygon>
        <draw:polygon draw:style-name="gr276" draw:text-style-name="P276" draw:layer="layout" svg:width="0.5cm" svg:height="0.499cm" svg:x="31.241cm" svg:y="3.66cm" svg:viewBox="0 0 501 500" draw:points="0,500 501,500 501,0 0,0">
          <text:p/>
        </draw:polygon>
        <draw:polygon draw:style-name="gr196" draw:text-style-name="P196" draw:layer="layout" svg:width="0.5cm" svg:height="0.5cm" svg:x="31.241cm" svg:y="4.159cm" svg:viewBox="0 0 501 501" draw:points="0,501 501,501 501,0 0,0">
          <text:p/>
        </draw:polygon>
        <draw:polygon draw:style-name="gr238" draw:text-style-name="P238" draw:layer="layout" svg:width="0.5cm" svg:height="0.5cm" svg:x="31.241cm" svg:y="4.659cm" svg:viewBox="0 0 501 501" draw:points="0,501 501,501 501,0 0,0">
          <text:p/>
        </draw:polygon>
        <draw:polygon draw:style-name="gr64" draw:text-style-name="P64" draw:layer="layout" svg:width="0.5cm" svg:height="0.499cm" svg:x="31.241cm" svg:y="5.16cm" svg:viewBox="0 0 501 500" draw:points="0,500 501,500 501,0 0,0">
          <text:p/>
        </draw:polygon>
        <draw:polygon draw:style-name="gr199" draw:text-style-name="P199" draw:layer="layout" svg:width="0.5cm" svg:height="0.5cm" svg:x="31.241cm" svg:y="5.659cm" svg:viewBox="0 0 501 501" draw:points="0,501 501,501 501,0 0,0">
          <text:p/>
        </draw:polygon>
        <draw:polygon draw:style-name="gr307" draw:text-style-name="P307" draw:layer="layout" svg:width="0.5cm" svg:height="0.5cm" svg:x="31.241cm" svg:y="6.159cm" svg:viewBox="0 0 501 501" draw:points="0,501 501,501 501,0 0,0">
          <text:p/>
        </draw:polygon>
        <draw:polygon draw:style-name="gr308" draw:text-style-name="P308" draw:layer="layout" svg:width="0.5cm" svg:height="0.5cm" svg:x="31.241cm" svg:y="6.659cm" svg:viewBox="0 0 501 501" draw:points="0,501 501,501 501,0 0,0">
          <text:p/>
        </draw:polygon>
        <draw:polygon draw:style-name="gr309" draw:text-style-name="P309" draw:layer="layout" svg:width="0.5cm" svg:height="0.5cm" svg:x="31.241cm" svg:y="7.159cm" svg:viewBox="0 0 501 501" draw:points="0,501 501,501 501,0 0,0">
          <text:p/>
        </draw:polygon>
        <draw:polygon draw:style-name="gr84" draw:text-style-name="P84" draw:layer="layout" svg:width="0.5cm" svg:height="0.5cm" svg:x="31.241cm" svg:y="7.659cm" svg:viewBox="0 0 501 501" draw:points="0,501 501,501 501,0 0,0">
          <text:p/>
        </draw:polygon>
        <draw:polygon draw:style-name="gr251" draw:text-style-name="P251" draw:layer="layout" svg:width="0.5cm" svg:height="0.5cm" svg:x="31.241cm" svg:y="8.159cm" svg:viewBox="0 0 501 501" draw:points="0,501 501,501 501,0 0,0">
          <text:p/>
        </draw:polygon>
        <draw:polygon draw:style-name="gr70" draw:text-style-name="P70" draw:layer="layout" svg:width="0.5cm" svg:height="0.5cm" svg:x="31.241cm" svg:y="8.659cm" svg:viewBox="0 0 501 501" draw:points="0,501 501,501 501,0 0,0">
          <text:p/>
        </draw:polygon>
        <draw:polygon draw:style-name="gr226" draw:text-style-name="P226" draw:layer="layout" svg:width="0.5cm" svg:height="0.5cm" svg:x="31.241cm" svg:y="9.159cm" svg:viewBox="0 0 501 501" draw:points="0,501 501,501 501,0 0,0">
          <text:p/>
        </draw:polygon>
        <draw:polygon draw:style-name="gr164" draw:text-style-name="P164" draw:layer="layout" svg:width="0.5cm" svg:height="0.5cm" svg:x="31.241cm" svg:y="9.659cm" svg:viewBox="0 0 501 501" draw:points="0,501 501,501 501,0 0,0">
          <text:p/>
        </draw:polygon>
        <draw:polygon draw:style-name="gr89" draw:text-style-name="P89" draw:layer="layout" svg:width="0.5cm" svg:height="0.499cm" svg:x="31.241cm" svg:y="10.16cm" svg:viewBox="0 0 501 500" draw:points="0,500 501,500 501,0 0,0">
          <text:p/>
        </draw:polygon>
        <draw:polygon draw:style-name="gr154" draw:text-style-name="P154" draw:layer="layout" svg:width="0.5cm" svg:height="0.5cm" svg:x="31.241cm" svg:y="10.659cm" svg:viewBox="0 0 501 501" draw:points="0,501 501,501 501,0 0,0">
          <text:p/>
        </draw:polygon>
        <draw:polygon draw:style-name="gr154" draw:text-style-name="P154" draw:layer="layout" svg:width="0.5cm" svg:height="0.5cm" svg:x="31.241cm" svg:y="11.159cm" svg:viewBox="0 0 501 501" draw:points="0,501 501,501 501,0 0,0">
          <text:p/>
        </draw:polygon>
        <draw:polygon draw:style-name="gr7" draw:text-style-name="P7" draw:layer="layout" svg:width="0.5cm" svg:height="0.499cm" svg:x="31.241cm" svg:y="11.66cm" svg:viewBox="0 0 501 500" draw:points="0,500 501,500 501,0 0,0">
          <text:p/>
        </draw:polygon>
        <draw:polygon draw:style-name="gr38" draw:text-style-name="P38" draw:layer="layout" svg:width="0.5cm" svg:height="0.5cm" svg:x="31.241cm" svg:y="12.159cm" svg:viewBox="0 0 501 501" draw:points="0,501 501,501 501,0 0,0">
          <text:p/>
        </draw:polygon>
        <draw:polygon draw:style-name="gr213" draw:text-style-name="P213" draw:layer="layout" svg:width="0.5cm" svg:height="0.499cm" svg:x="31.741cm" svg:y="2.16cm" svg:viewBox="0 0 501 500" draw:points="0,500 501,500 501,0 0,0">
          <text:p/>
        </draw:polygon>
        <draw:polygon draw:style-name="gr173" draw:text-style-name="P173" draw:layer="layout" svg:width="0.5cm" svg:height="0.5cm" svg:x="31.741cm" svg:y="2.659cm" svg:viewBox="0 0 501 501" draw:points="0,501 501,501 501,0 0,0">
          <text:p/>
        </draw:polygon>
        <draw:polygon draw:style-name="gr213" draw:text-style-name="P213" draw:layer="layout" svg:width="0.5cm" svg:height="0.5cm" svg:x="31.741cm" svg:y="3.159cm" svg:viewBox="0 0 501 501" draw:points="0,501 501,501 501,0 0,0">
          <text:p/>
        </draw:polygon>
        <draw:polygon draw:style-name="gr139" draw:text-style-name="P139" draw:layer="layout" svg:width="0.5cm" svg:height="0.499cm" svg:x="31.741cm" svg:y="3.66cm" svg:viewBox="0 0 501 500" draw:points="0,500 501,500 501,0 0,0">
          <text:p/>
        </draw:polygon>
        <draw:polygon draw:style-name="gr119" draw:text-style-name="P119" draw:layer="layout" svg:width="0.5cm" svg:height="0.5cm" svg:x="31.741cm" svg:y="4.159cm" svg:viewBox="0 0 501 501" draw:points="0,501 501,501 501,0 0,0">
          <text:p/>
        </draw:polygon>
        <draw:polygon draw:style-name="gr89" draw:text-style-name="P89" draw:layer="layout" svg:width="0.5cm" svg:height="0.5cm" svg:x="31.741cm" svg:y="4.659cm" svg:viewBox="0 0 501 501" draw:points="0,501 501,501 501,0 0,0">
          <text:p/>
        </draw:polygon>
        <draw:polygon draw:style-name="gr142" draw:text-style-name="P142" draw:layer="layout" svg:width="0.5cm" svg:height="0.499cm" svg:x="31.741cm" svg:y="5.16cm" svg:viewBox="0 0 501 500" draw:points="0,500 501,500 501,0 0,0">
          <text:p/>
        </draw:polygon>
        <draw:polygon draw:style-name="gr6" draw:text-style-name="P6" draw:layer="layout" svg:width="0.5cm" svg:height="0.5cm" svg:x="31.741cm" svg:y="5.659cm" svg:viewBox="0 0 501 501" draw:points="0,501 501,501 501,0 0,0">
          <text:p/>
        </draw:polygon>
        <draw:polygon draw:style-name="gr26" draw:text-style-name="P26" draw:layer="layout" svg:width="0.5cm" svg:height="0.5cm" svg:x="31.741cm" svg:y="6.159cm" svg:viewBox="0 0 501 501" draw:points="0,501 501,501 501,0 0,0">
          <text:p/>
        </draw:polygon>
        <draw:polygon draw:style-name="gr6" draw:text-style-name="P6" draw:layer="layout" svg:width="0.5cm" svg:height="0.5cm" svg:x="31.741cm" svg:y="6.659cm" svg:viewBox="0 0 501 501" draw:points="0,501 501,501 501,0 0,0">
          <text:p/>
        </draw:polygon>
        <draw:polygon draw:style-name="gr38" draw:text-style-name="P38" draw:layer="layout" svg:width="0.5cm" svg:height="0.5cm" svg:x="31.741cm" svg:y="7.159cm" svg:viewBox="0 0 501 501" draw:points="0,501 501,501 501,0 0,0">
          <text:p/>
        </draw:polygon>
        <draw:polygon draw:style-name="gr9" draw:text-style-name="P9" draw:layer="layout" svg:width="0.5cm" svg:height="0.5cm" svg:x="31.741cm" svg:y="7.659cm" svg:viewBox="0 0 501 501" draw:points="0,501 501,501 501,0 0,0">
          <text:p/>
        </draw:polygon>
        <draw:polygon draw:style-name="gr89" draw:text-style-name="P89" draw:layer="layout" svg:width="0.5cm" svg:height="0.5cm" svg:x="31.741cm" svg:y="8.159cm" svg:viewBox="0 0 501 501" draw:points="0,501 501,501 501,0 0,0">
          <text:p/>
        </draw:polygon>
        <draw:polygon draw:style-name="gr35" draw:text-style-name="P35" draw:layer="layout" svg:width="0.5cm" svg:height="0.5cm" svg:x="31.741cm" svg:y="8.659cm" svg:viewBox="0 0 501 501" draw:points="0,501 501,501 501,0 0,0">
          <text:p/>
        </draw:polygon>
        <draw:polygon draw:style-name="gr6" draw:text-style-name="P6" draw:layer="layout" svg:width="0.5cm" svg:height="0.5cm" svg:x="31.741cm" svg:y="9.159cm" svg:viewBox="0 0 501 501" draw:points="0,501 501,501 501,0 0,0">
          <text:p/>
        </draw:polygon>
        <draw:polygon draw:style-name="gr6" draw:text-style-name="P6" draw:layer="layout" svg:width="0.5cm" svg:height="0.5cm" svg:x="31.741cm" svg:y="9.659cm" svg:viewBox="0 0 501 501" draw:points="0,501 501,501 501,0 0,0">
          <text:p/>
        </draw:polygon>
        <draw:polygon draw:style-name="gr9" draw:text-style-name="P9" draw:layer="layout" svg:width="0.5cm" svg:height="0.499cm" svg:x="31.741cm" svg:y="10.16cm" svg:viewBox="0 0 501 500" draw:points="0,500 501,500 501,0 0,0">
          <text:p/>
        </draw:polygon>
        <draw:polygon draw:style-name="gr10" draw:text-style-name="P10" draw:layer="layout" svg:width="0.5cm" svg:height="0.5cm" svg:x="31.741cm" svg:y="10.659cm" svg:viewBox="0 0 501 501" draw:points="0,501 501,501 501,0 0,0">
          <text:p/>
        </draw:polygon>
        <draw:polygon draw:style-name="gr15" draw:text-style-name="P15" draw:layer="layout" svg:width="0.5cm" svg:height="0.5cm" svg:x="31.741cm" svg:y="11.159cm" svg:viewBox="0 0 501 501" draw:points="0,501 501,501 501,0 0,0">
          <text:p/>
        </draw:polygon>
        <draw:polygon draw:style-name="gr6" draw:text-style-name="P6" draw:layer="layout" svg:width="0.5cm" svg:height="0.499cm" svg:x="31.741cm" svg:y="11.66cm" svg:viewBox="0 0 501 500" draw:points="0,500 501,500 501,0 0,0">
          <text:p/>
        </draw:polygon>
        <draw:polygon draw:style-name="gr7" draw:text-style-name="P7" draw:layer="layout" svg:width="0.5cm" svg:height="0.5cm" svg:x="31.741cm" svg:y="12.159cm" svg:viewBox="0 0 501 501" draw:points="0,501 501,501 501,0 0,0">
          <text:p/>
        </draw:polygon>
        <draw:polygon draw:style-name="gr149" draw:text-style-name="P149" draw:layer="layout" svg:width="0.5cm" svg:height="0.499cm" svg:x="32.241cm" svg:y="2.16cm" svg:viewBox="0 0 501 500" draw:points="0,500 501,500 501,0 0,0">
          <text:p/>
        </draw:polygon>
        <draw:polygon draw:style-name="gr253" draw:text-style-name="P253" draw:layer="layout" svg:width="0.5cm" svg:height="0.5cm" svg:x="32.241cm" svg:y="2.659cm" svg:viewBox="0 0 501 501" draw:points="0,501 501,501 501,0 0,0">
          <text:p/>
        </draw:polygon>
        <draw:polygon draw:style-name="gr236" draw:text-style-name="P236" draw:layer="layout" svg:width="0.5cm" svg:height="0.5cm" svg:x="32.241cm" svg:y="3.159cm" svg:viewBox="0 0 501 501" draw:points="0,501 501,501 501,0 0,0">
          <text:p/>
        </draw:polygon>
        <draw:polygon draw:style-name="gr230" draw:text-style-name="P230" draw:layer="layout" svg:width="0.5cm" svg:height="0.499cm" svg:x="32.241cm" svg:y="3.66cm" svg:viewBox="0 0 501 500" draw:points="0,500 501,500 501,0 0,0">
          <text:p/>
        </draw:polygon>
        <draw:polygon draw:style-name="gr108" draw:text-style-name="P108" draw:layer="layout" svg:width="0.5cm" svg:height="0.5cm" svg:x="32.241cm" svg:y="4.159cm" svg:viewBox="0 0 501 501" draw:points="0,501 501,501 501,0 0,0">
          <text:p/>
        </draw:polygon>
        <draw:polygon draw:style-name="gr201" draw:text-style-name="P201" draw:layer="layout" svg:width="0.5cm" svg:height="0.5cm" svg:x="32.241cm" svg:y="4.659cm" svg:viewBox="0 0 501 501" draw:points="0,501 501,501 501,0 0,0">
          <text:p/>
        </draw:polygon>
        <draw:polygon draw:style-name="gr252" draw:text-style-name="P252" draw:layer="layout" svg:width="0.5cm" svg:height="0.499cm" svg:x="32.241cm" svg:y="5.16cm" svg:viewBox="0 0 501 500" draw:points="0,500 501,500 501,0 0,0">
          <text:p/>
        </draw:polygon>
        <draw:polygon draw:style-name="gr147" draw:text-style-name="P147" draw:layer="layout" svg:width="0.5cm" svg:height="0.5cm" svg:x="32.241cm" svg:y="5.659cm" svg:viewBox="0 0 501 501" draw:points="0,501 501,501 501,0 0,0">
          <text:p/>
        </draw:polygon>
        <draw:polygon draw:style-name="gr268" draw:text-style-name="P268" draw:layer="layout" svg:width="0.5cm" svg:height="0.5cm" svg:x="32.241cm" svg:y="6.159cm" svg:viewBox="0 0 501 501" draw:points="0,501 501,501 501,0 0,0">
          <text:p/>
        </draw:polygon>
        <draw:polygon draw:style-name="gr55" draw:text-style-name="P55" draw:layer="layout" svg:width="0.5cm" svg:height="0.5cm" svg:x="32.241cm" svg:y="6.659cm" svg:viewBox="0 0 501 501" draw:points="0,501 501,501 501,0 0,0">
          <text:p/>
        </draw:polygon>
        <draw:polygon draw:style-name="gr294" draw:text-style-name="P294" draw:layer="layout" svg:width="0.5cm" svg:height="0.5cm" svg:x="32.241cm" svg:y="7.159cm" svg:viewBox="0 0 501 501" draw:points="0,501 501,501 501,0 0,0">
          <text:p/>
        </draw:polygon>
        <draw:polygon draw:style-name="gr127" draw:text-style-name="P127" draw:layer="layout" svg:width="0.5cm" svg:height="0.5cm" svg:x="32.241cm" svg:y="7.659cm" svg:viewBox="0 0 501 501" draw:points="0,501 501,501 501,0 0,0">
          <text:p/>
        </draw:polygon>
        <draw:polygon draw:style-name="gr146" draw:text-style-name="P146" draw:layer="layout" svg:width="0.5cm" svg:height="0.5cm" svg:x="32.241cm" svg:y="8.159cm" svg:viewBox="0 0 501 501" draw:points="0,501 501,501 501,0 0,0">
          <text:p/>
        </draw:polygon>
        <draw:polygon draw:style-name="gr100" draw:text-style-name="P100" draw:layer="layout" svg:width="0.5cm" svg:height="0.5cm" svg:x="32.241cm" svg:y="8.659cm" svg:viewBox="0 0 501 501" draw:points="0,501 501,501 501,0 0,0">
          <text:p/>
        </draw:polygon>
        <draw:polygon draw:style-name="gr171" draw:text-style-name="P171" draw:layer="layout" svg:width="0.5cm" svg:height="0.5cm" svg:x="32.241cm" svg:y="9.159cm" svg:viewBox="0 0 501 501" draw:points="0,501 501,501 501,0 0,0">
          <text:p/>
        </draw:polygon>
        <draw:polygon draw:style-name="gr310" draw:text-style-name="P310" draw:layer="layout" svg:width="0.5cm" svg:height="0.5cm" svg:x="32.241cm" svg:y="9.659cm" svg:viewBox="0 0 501 501" draw:points="0,501 501,501 501,0 0,0">
          <text:p/>
        </draw:polygon>
        <draw:polygon draw:style-name="gr9" draw:text-style-name="P9" draw:layer="layout" svg:width="0.5cm" svg:height="0.499cm" svg:x="32.241cm" svg:y="10.16cm" svg:viewBox="0 0 501 500" draw:points="0,500 501,500 501,0 0,0">
          <text:p/>
        </draw:polygon>
        <draw:polygon draw:style-name="gr54" draw:text-style-name="P54" draw:layer="layout" svg:width="0.5cm" svg:height="0.5cm" svg:x="32.241cm" svg:y="10.659cm" svg:viewBox="0 0 501 501" draw:points="0,501 501,501 501,0 0,0">
          <text:p/>
        </draw:polygon>
        <draw:polygon draw:style-name="gr178" draw:text-style-name="P178" draw:layer="layout" svg:width="0.5cm" svg:height="0.5cm" svg:x="32.241cm" svg:y="11.159cm" svg:viewBox="0 0 501 501" draw:points="0,501 501,501 501,0 0,0">
          <text:p/>
        </draw:polygon>
        <draw:polygon draw:style-name="gr7" draw:text-style-name="P7" draw:layer="layout" svg:width="0.5cm" svg:height="0.499cm" svg:x="32.241cm" svg:y="11.66cm" svg:viewBox="0 0 501 500" draw:points="0,500 501,500 501,0 0,0">
          <text:p/>
        </draw:polygon>
        <draw:polygon draw:style-name="gr9" draw:text-style-name="P9" draw:layer="layout" svg:width="0.5cm" svg:height="0.5cm" svg:x="32.241cm" svg:y="12.159cm" svg:viewBox="0 0 501 501" draw:points="0,501 501,501 501,0 0,0">
          <text:p/>
        </draw:polygon>
        <draw:polygon draw:style-name="gr311" draw:text-style-name="P311" draw:layer="layout" svg:width="0.5cm" svg:height="0.499cm" svg:x="32.741cm" svg:y="2.16cm" svg:viewBox="0 0 501 500" draw:points="0,500 501,500 501,0 0,0">
          <text:p/>
        </draw:polygon>
        <draw:polygon draw:style-name="gr270" draw:text-style-name="P270" draw:layer="layout" svg:width="0.5cm" svg:height="0.5cm" svg:x="32.741cm" svg:y="2.659cm" svg:viewBox="0 0 501 501" draw:points="0,501 501,501 501,0 0,0">
          <text:p/>
        </draw:polygon>
        <draw:polygon draw:style-name="gr286" draw:text-style-name="P286" draw:layer="layout" svg:width="0.5cm" svg:height="0.5cm" svg:x="32.741cm" svg:y="3.159cm" svg:viewBox="0 0 501 501" draw:points="0,501 501,501 501,0 0,0">
          <text:p/>
        </draw:polygon>
        <draw:polygon draw:style-name="gr119" draw:text-style-name="P119" draw:layer="layout" svg:width="0.5cm" svg:height="0.499cm" svg:x="32.741cm" svg:y="3.66cm" svg:viewBox="0 0 501 500" draw:points="0,500 501,500 501,0 0,0">
          <text:p/>
        </draw:polygon>
        <draw:polygon draw:style-name="gr76" draw:text-style-name="P76" draw:layer="layout" svg:width="0.5cm" svg:height="0.5cm" svg:x="32.741cm" svg:y="4.159cm" svg:viewBox="0 0 501 501" draw:points="0,501 501,501 501,0 0,0">
          <text:p/>
        </draw:polygon>
        <draw:polygon draw:style-name="gr6" draw:text-style-name="P6" draw:layer="layout" svg:width="0.5cm" svg:height="0.5cm" svg:x="32.741cm" svg:y="4.659cm" svg:viewBox="0 0 501 501" draw:points="0,501 501,501 501,0 0,0">
          <text:p/>
        </draw:polygon>
        <draw:polygon draw:style-name="gr15" draw:text-style-name="P15" draw:layer="layout" svg:width="0.5cm" svg:height="0.499cm" svg:x="32.741cm" svg:y="5.16cm" svg:viewBox="0 0 501 500" draw:points="0,500 501,500 501,0 0,0">
          <text:p/>
        </draw:polygon>
        <draw:polygon draw:style-name="gr6" draw:text-style-name="P6" draw:layer="layout" svg:width="0.5cm" svg:height="0.5cm" svg:x="32.741cm" svg:y="5.659cm" svg:viewBox="0 0 501 501" draw:points="0,501 501,501 501,0 0,0">
          <text:p/>
        </draw:polygon>
        <draw:polygon draw:style-name="gr6" draw:text-style-name="P6" draw:layer="layout" svg:width="0.5cm" svg:height="0.5cm" svg:x="32.741cm" svg:y="6.159cm" svg:viewBox="0 0 501 501" draw:points="0,501 501,501 501,0 0,0">
          <text:p/>
        </draw:polygon>
        <draw:polygon draw:style-name="gr15" draw:text-style-name="P15" draw:layer="layout" svg:width="0.5cm" svg:height="0.5cm" svg:x="32.741cm" svg:y="6.659cm" svg:viewBox="0 0 501 501" draw:points="0,501 501,501 501,0 0,0">
          <text:p/>
        </draw:polygon>
        <draw:polygon draw:style-name="gr6" draw:text-style-name="P6" draw:layer="layout" svg:width="0.5cm" svg:height="0.5cm" svg:x="32.741cm" svg:y="7.159cm" svg:viewBox="0 0 501 501" draw:points="0,501 501,501 501,0 0,0">
          <text:p/>
        </draw:polygon>
        <draw:polygon draw:style-name="gr6" draw:text-style-name="P6" draw:layer="layout" svg:width="0.5cm" svg:height="0.5cm" svg:x="32.741cm" svg:y="7.659cm" svg:viewBox="0 0 501 501" draw:points="0,501 501,501 501,0 0,0">
          <text:p/>
        </draw:polygon>
        <draw:polygon draw:style-name="gr9" draw:text-style-name="P9" draw:layer="layout" svg:width="0.5cm" svg:height="0.5cm" svg:x="32.741cm" svg:y="8.159cm" svg:viewBox="0 0 501 501" draw:points="0,501 501,501 501,0 0,0">
          <text:p/>
        </draw:polygon>
        <draw:polygon draw:style-name="gr54" draw:text-style-name="P54" draw:layer="layout" svg:width="0.5cm" svg:height="0.5cm" svg:x="32.741cm" svg:y="8.659cm" svg:viewBox="0 0 501 501" draw:points="0,501 501,501 501,0 0,0">
          <text:p/>
        </draw:polygon>
        <draw:polygon draw:style-name="gr38" draw:text-style-name="P38" draw:layer="layout" svg:width="0.5cm" svg:height="0.5cm" svg:x="32.741cm" svg:y="9.159cm" svg:viewBox="0 0 501 501" draw:points="0,501 501,501 501,0 0,0">
          <text:p/>
        </draw:polygon>
        <draw:polygon draw:style-name="gr6" draw:text-style-name="P6" draw:layer="layout" svg:width="0.5cm" svg:height="0.5cm" svg:x="32.741cm" svg:y="9.659cm" svg:viewBox="0 0 501 501" draw:points="0,501 501,501 501,0 0,0">
          <text:p/>
        </draw:polygon>
        <draw:polygon draw:style-name="gr38" draw:text-style-name="P38" draw:layer="layout" svg:width="0.5cm" svg:height="0.499cm" svg:x="32.741cm" svg:y="10.16cm" svg:viewBox="0 0 501 500" draw:points="0,500 501,500 501,0 0,0">
          <text:p/>
        </draw:polygon>
        <draw:polygon draw:style-name="gr8" draw:text-style-name="P8" draw:layer="layout" svg:width="0.5cm" svg:height="0.5cm" svg:x="32.741cm" svg:y="10.659cm" svg:viewBox="0 0 501 501" draw:points="0,501 501,501 501,0 0,0">
          <text:p/>
        </draw:polygon>
        <draw:polygon draw:style-name="gr15" draw:text-style-name="P15" draw:layer="layout" svg:width="0.5cm" svg:height="0.5cm" svg:x="32.741cm" svg:y="11.159cm" svg:viewBox="0 0 501 501" draw:points="0,501 501,501 501,0 0,0">
          <text:p/>
        </draw:polygon>
        <draw:polygon draw:style-name="gr7" draw:text-style-name="P7" draw:layer="layout" svg:width="0.5cm" svg:height="0.499cm" svg:x="32.741cm" svg:y="11.66cm" svg:viewBox="0 0 501 500" draw:points="0,500 501,500 501,0 0,0">
          <text:p/>
        </draw:polygon>
        <draw:polygon draw:style-name="gr6" draw:text-style-name="P6" draw:layer="layout" svg:width="0.5cm" svg:height="0.5cm" svg:x="32.741cm" svg:y="12.159cm" svg:viewBox="0 0 501 501" draw:points="0,501 501,501 501,0 0,0">
          <text:p/>
        </draw:polygon>
        <draw:polygon draw:style-name="gr312" draw:text-style-name="P312" draw:layer="layout" svg:width="0.5cm" svg:height="0.499cm" svg:x="33.241cm" svg:y="2.16cm" svg:viewBox="0 0 501 500" draw:points="0,500 501,500 501,0 0,0">
          <text:p/>
        </draw:polygon>
        <draw:polygon draw:style-name="gr270" draw:text-style-name="P270" draw:layer="layout" svg:width="0.5cm" svg:height="0.5cm" svg:x="33.241cm" svg:y="2.659cm" svg:viewBox="0 0 501 501" draw:points="0,501 501,501 501,0 0,0">
          <text:p/>
        </draw:polygon>
        <draw:polygon draw:style-name="gr174" draw:text-style-name="P174" draw:layer="layout" svg:width="0.5cm" svg:height="0.5cm" svg:x="33.241cm" svg:y="3.159cm" svg:viewBox="0 0 501 501" draw:points="0,501 501,501 501,0 0,0">
          <text:p/>
        </draw:polygon>
        <draw:polygon draw:style-name="gr92" draw:text-style-name="P92" draw:layer="layout" svg:width="0.5cm" svg:height="0.499cm" svg:x="33.241cm" svg:y="3.66cm" svg:viewBox="0 0 501 500" draw:points="0,500 501,500 501,0 0,0">
          <text:p/>
        </draw:polygon>
        <draw:polygon draw:style-name="gr9" draw:text-style-name="P9" draw:layer="layout" svg:width="0.5cm" svg:height="0.5cm" svg:x="33.241cm" svg:y="4.159cm" svg:viewBox="0 0 501 501" draw:points="0,501 501,501 501,0 0,0">
          <text:p/>
        </draw:polygon>
        <draw:polygon draw:style-name="gr63" draw:text-style-name="P63" draw:layer="layout" svg:width="0.5cm" svg:height="0.5cm" svg:x="33.241cm" svg:y="4.659cm" svg:viewBox="0 0 501 501" draw:points="0,501 501,501 501,0 0,0">
          <text:p/>
        </draw:polygon>
        <draw:polygon draw:style-name="gr308" draw:text-style-name="P308" draw:layer="layout" svg:width="0.5cm" svg:height="0.499cm" svg:x="33.241cm" svg:y="5.16cm" svg:viewBox="0 0 501 500" draw:points="0,500 501,500 501,0 0,0">
          <text:p/>
        </draw:polygon>
        <draw:polygon draw:style-name="gr308" draw:text-style-name="P308" draw:layer="layout" svg:width="0.5cm" svg:height="0.5cm" svg:x="33.241cm" svg:y="5.659cm" svg:viewBox="0 0 501 501" draw:points="0,501 501,501 501,0 0,0">
          <text:p/>
        </draw:polygon>
        <draw:polygon draw:style-name="gr288" draw:text-style-name="P288" draw:layer="layout" svg:width="0.5cm" svg:height="0.5cm" svg:x="33.241cm" svg:y="6.159cm" svg:viewBox="0 0 501 501" draw:points="0,501 501,501 501,0 0,0">
          <text:p/>
        </draw:polygon>
        <draw:polygon draw:style-name="gr29" draw:text-style-name="P29" draw:layer="layout" svg:width="0.5cm" svg:height="0.5cm" svg:x="33.241cm" svg:y="6.659cm" svg:viewBox="0 0 501 501" draw:points="0,501 501,501 501,0 0,0">
          <text:p/>
        </draw:polygon>
        <draw:polygon draw:style-name="gr183" draw:text-style-name="P183" draw:layer="layout" svg:width="0.5cm" svg:height="0.5cm" svg:x="33.241cm" svg:y="7.159cm" svg:viewBox="0 0 501 501" draw:points="0,501 501,501 501,0 0,0">
          <text:p/>
        </draw:polygon>
        <draw:polygon draw:style-name="gr6" draw:text-style-name="P6" draw:layer="layout" svg:width="0.5cm" svg:height="0.5cm" svg:x="33.241cm" svg:y="7.659cm" svg:viewBox="0 0 501 501" draw:points="0,501 501,501 501,0 0,0">
          <text:p/>
        </draw:polygon>
        <draw:polygon draw:style-name="gr120" draw:text-style-name="P120" draw:layer="layout" svg:width="0.5cm" svg:height="0.5cm" svg:x="33.241cm" svg:y="8.159cm" svg:viewBox="0 0 501 501" draw:points="0,501 501,501 501,0 0,0">
          <text:p/>
        </draw:polygon>
        <draw:polygon draw:style-name="gr153" draw:text-style-name="P153" draw:layer="layout" svg:width="0.5cm" svg:height="0.5cm" svg:x="33.241cm" svg:y="8.659cm" svg:viewBox="0 0 501 501" draw:points="0,501 501,501 501,0 0,0">
          <text:p/>
        </draw:polygon>
        <draw:polygon draw:style-name="gr90" draw:text-style-name="P90" draw:layer="layout" svg:width="0.5cm" svg:height="0.5cm" svg:x="33.241cm" svg:y="9.159cm" svg:viewBox="0 0 501 501" draw:points="0,501 501,501 501,0 0,0">
          <text:p/>
        </draw:polygon>
        <draw:polygon draw:style-name="gr38" draw:text-style-name="P38" draw:layer="layout" svg:width="0.5cm" svg:height="0.5cm" svg:x="33.241cm" svg:y="9.659cm" svg:viewBox="0 0 501 501" draw:points="0,501 501,501 501,0 0,0">
          <text:p/>
        </draw:polygon>
        <draw:polygon draw:style-name="gr15" draw:text-style-name="P15" draw:layer="layout" svg:width="0.5cm" svg:height="0.499cm" svg:x="33.241cm" svg:y="10.16cm" svg:viewBox="0 0 501 500" draw:points="0,500 501,500 501,0 0,0">
          <text:p/>
        </draw:polygon>
        <draw:polygon draw:style-name="gr168" draw:text-style-name="P168" draw:layer="layout" svg:width="0.5cm" svg:height="0.5cm" svg:x="33.241cm" svg:y="10.659cm" svg:viewBox="0 0 501 501" draw:points="0,501 501,501 501,0 0,0">
          <text:p/>
        </draw:polygon>
        <draw:polygon draw:style-name="gr142" draw:text-style-name="P142" draw:layer="layout" svg:width="0.5cm" svg:height="0.5cm" svg:x="33.241cm" svg:y="11.159cm" svg:viewBox="0 0 501 501" draw:points="0,501 501,501 501,0 0,0">
          <text:p/>
        </draw:polygon>
        <draw:polygon draw:style-name="gr7" draw:text-style-name="P7" draw:layer="layout" svg:width="0.5cm" svg:height="0.499cm" svg:x="33.241cm" svg:y="11.66cm" svg:viewBox="0 0 501 500" draw:points="0,500 501,500 501,0 0,0">
          <text:p/>
        </draw:polygon>
        <draw:polygon draw:style-name="gr173" draw:text-style-name="P173" draw:layer="layout" svg:width="0.5cm" svg:height="0.5cm" svg:x="33.241cm" svg:y="12.159cm" svg:viewBox="0 0 501 501" draw:points="0,501 501,501 501,0 0,0">
          <text:p/>
        </draw:polygon>
        <draw:polygon draw:style-name="gr1" draw:text-style-name="P1" draw:layer="layout" svg:width="0.5cm" svg:height="0.499cm" svg:x="33.741cm" svg:y="2.16cm" svg:viewBox="0 0 501 500" draw:points="0,500 501,500 501,0 0,0">
          <text:p/>
        </draw:polygon>
        <draw:polygon draw:style-name="gr93" draw:text-style-name="P93" draw:layer="layout" svg:width="0.5cm" svg:height="0.5cm" svg:x="33.741cm" svg:y="2.659cm" svg:viewBox="0 0 501 501" draw:points="0,501 501,501 501,0 0,0">
          <text:p/>
        </draw:polygon>
        <draw:polygon draw:style-name="gr200" draw:text-style-name="P200" draw:layer="layout" svg:width="0.5cm" svg:height="0.5cm" svg:x="33.741cm" svg:y="3.159cm" svg:viewBox="0 0 501 501" draw:points="0,501 501,501 501,0 0,0">
          <text:p/>
        </draw:polygon>
        <draw:polygon draw:style-name="gr307" draw:text-style-name="P307" draw:layer="layout" svg:width="0.5cm" svg:height="0.499cm" svg:x="33.741cm" svg:y="3.66cm" svg:viewBox="0 0 501 500" draw:points="0,500 501,500 501,0 0,0">
          <text:p/>
        </draw:polygon>
        <draw:polygon draw:style-name="gr313" draw:text-style-name="P313" draw:layer="layout" svg:width="0.5cm" svg:height="0.5cm" svg:x="33.741cm" svg:y="4.159cm" svg:viewBox="0 0 501 501" draw:points="0,501 501,501 501,0 0,0">
          <text:p/>
        </draw:polygon>
        <draw:polygon draw:style-name="gr6" draw:text-style-name="P6" draw:layer="layout" svg:width="0.5cm" svg:height="0.5cm" svg:x="33.741cm" svg:y="4.659cm" svg:viewBox="0 0 501 501" draw:points="0,501 501,501 501,0 0,0">
          <text:p/>
        </draw:polygon>
        <draw:polygon draw:style-name="gr6" draw:text-style-name="P6" draw:layer="layout" svg:width="0.5cm" svg:height="0.499cm" svg:x="33.741cm" svg:y="5.16cm" svg:viewBox="0 0 501 500" draw:points="0,500 501,500 501,0 0,0">
          <text:p/>
        </draw:polygon>
        <draw:polygon draw:style-name="gr6" draw:text-style-name="P6" draw:layer="layout" svg:width="0.5cm" svg:height="0.5cm" svg:x="33.741cm" svg:y="5.659cm" svg:viewBox="0 0 501 501" draw:points="0,501 501,501 501,0 0,0">
          <text:p/>
        </draw:polygon>
        <draw:polygon draw:style-name="gr15" draw:text-style-name="P15" draw:layer="layout" svg:width="0.5cm" svg:height="0.5cm" svg:x="33.741cm" svg:y="6.159cm" svg:viewBox="0 0 501 501" draw:points="0,501 501,501 501,0 0,0">
          <text:p/>
        </draw:polygon>
        <draw:polygon draw:style-name="gr7" draw:text-style-name="P7" draw:layer="layout" svg:width="0.5cm" svg:height="0.5cm" svg:x="33.741cm" svg:y="6.659cm" svg:viewBox="0 0 501 501" draw:points="0,501 501,501 501,0 0,0">
          <text:p/>
        </draw:polygon>
        <draw:polygon draw:style-name="gr6" draw:text-style-name="P6" draw:layer="layout" svg:width="0.5cm" svg:height="0.5cm" svg:x="33.741cm" svg:y="7.159cm" svg:viewBox="0 0 501 501" draw:points="0,501 501,501 501,0 0,0">
          <text:p/>
        </draw:polygon>
        <draw:polygon draw:style-name="gr6" draw:text-style-name="P6" draw:layer="layout" svg:width="0.5cm" svg:height="0.5cm" svg:x="33.741cm" svg:y="7.659cm" svg:viewBox="0 0 501 501" draw:points="0,501 501,501 501,0 0,0">
          <text:p/>
        </draw:polygon>
        <draw:polygon draw:style-name="gr89" draw:text-style-name="P89" draw:layer="layout" svg:width="0.5cm" svg:height="0.5cm" svg:x="33.741cm" svg:y="8.159cm" svg:viewBox="0 0 501 501" draw:points="0,501 501,501 501,0 0,0">
          <text:p/>
        </draw:polygon>
        <draw:polygon draw:style-name="gr8" draw:text-style-name="P8" draw:layer="layout" svg:width="0.5cm" svg:height="0.5cm" svg:x="33.741cm" svg:y="8.659cm" svg:viewBox="0 0 501 501" draw:points="0,501 501,501 501,0 0,0">
          <text:p/>
        </draw:polygon>
        <draw:polygon draw:style-name="gr6" draw:text-style-name="P6" draw:layer="layout" svg:width="0.5cm" svg:height="0.5cm" svg:x="33.741cm" svg:y="9.159cm" svg:viewBox="0 0 501 501" draw:points="0,501 501,501 501,0 0,0">
          <text:p/>
        </draw:polygon>
        <draw:polygon draw:style-name="gr6" draw:text-style-name="P6" draw:layer="layout" svg:width="0.5cm" svg:height="0.5cm" svg:x="33.741cm" svg:y="9.659cm" svg:viewBox="0 0 501 501" draw:points="0,501 501,501 501,0 0,0">
          <text:p/>
        </draw:polygon>
        <draw:polygon draw:style-name="gr7" draw:text-style-name="P7" draw:layer="layout" svg:width="0.5cm" svg:height="0.499cm" svg:x="33.741cm" svg:y="10.16cm" svg:viewBox="0 0 501 500" draw:points="0,500 501,500 501,0 0,0">
          <text:p/>
        </draw:polygon>
        <draw:polygon draw:style-name="gr89" draw:text-style-name="P89" draw:layer="layout" svg:width="0.5cm" svg:height="0.5cm" svg:x="33.741cm" svg:y="10.659cm" svg:viewBox="0 0 501 501" draw:points="0,501 501,501 501,0 0,0">
          <text:p/>
        </draw:polygon>
        <draw:polygon draw:style-name="gr15" draw:text-style-name="P15" draw:layer="layout" svg:width="0.5cm" svg:height="0.5cm" svg:x="33.741cm" svg:y="11.159cm" svg:viewBox="0 0 501 501" draw:points="0,501 501,501 501,0 0,0">
          <text:p/>
        </draw:polygon>
        <draw:polygon draw:style-name="gr6" draw:text-style-name="P6" draw:layer="layout" svg:width="0.5cm" svg:height="0.499cm" svg:x="33.741cm" svg:y="11.66cm" svg:viewBox="0 0 501 500" draw:points="0,500 501,500 501,0 0,0">
          <text:p/>
        </draw:polygon>
        <draw:polygon draw:style-name="gr7" draw:text-style-name="P7" draw:layer="layout" svg:width="0.5cm" svg:height="0.5cm" svg:x="33.741cm" svg:y="12.159cm" svg:viewBox="0 0 501 501" draw:points="0,501 501,501 501,0 0,0">
          <text:p/>
        </draw:polygon>
        <draw:polygon draw:style-name="gr68" draw:text-style-name="P68" draw:layer="layout" svg:width="0.5cm" svg:height="0.499cm" svg:x="34.241cm" svg:y="2.16cm" svg:viewBox="0 0 501 500" draw:points="0,500 501,500 501,0 0,0">
          <text:p/>
        </draw:polygon>
        <draw:polygon draw:style-name="gr54" draw:text-style-name="P54" draw:layer="layout" svg:width="0.5cm" svg:height="0.5cm" svg:x="34.241cm" svg:y="2.659cm" svg:viewBox="0 0 501 501" draw:points="0,501 501,501 501,0 0,0">
          <text:p/>
        </draw:polygon>
        <draw:polygon draw:style-name="gr35" draw:text-style-name="P35" draw:layer="layout" svg:width="0.5cm" svg:height="0.5cm" svg:x="34.241cm" svg:y="3.159cm" svg:viewBox="0 0 501 501" draw:points="0,501 501,501 501,0 0,0">
          <text:p/>
        </draw:polygon>
        <draw:polygon draw:style-name="gr284" draw:text-style-name="P284" draw:layer="layout" svg:width="0.5cm" svg:height="0.499cm" svg:x="34.241cm" svg:y="3.66cm" svg:viewBox="0 0 501 500" draw:points="0,500 501,500 501,0 0,0">
          <text:p/>
        </draw:polygon>
        <draw:polygon draw:style-name="gr6" draw:text-style-name="P6" draw:layer="layout" svg:width="0.5cm" svg:height="0.5cm" svg:x="34.241cm" svg:y="4.159cm" svg:viewBox="0 0 501 501" draw:points="0,501 501,501 501,0 0,0">
          <text:p/>
        </draw:polygon>
        <draw:polygon draw:style-name="gr314" draw:text-style-name="P314" draw:layer="layout" svg:width="0.5cm" svg:height="0.5cm" svg:x="34.241cm" svg:y="4.659cm" svg:viewBox="0 0 501 501" draw:points="0,501 501,501 501,0 0,0">
          <text:p/>
        </draw:polygon>
        <draw:polygon draw:style-name="gr315" draw:text-style-name="P315" draw:layer="layout" svg:width="0.5cm" svg:height="0.499cm" svg:x="34.241cm" svg:y="5.16cm" svg:viewBox="0 0 501 500" draw:points="0,500 501,500 501,0 0,0">
          <text:p/>
        </draw:polygon>
        <draw:polygon draw:style-name="gr313" draw:text-style-name="P313" draw:layer="layout" svg:width="0.5cm" svg:height="0.5cm" svg:x="34.241cm" svg:y="5.659cm" svg:viewBox="0 0 501 501" draw:points="0,501 501,501 501,0 0,0">
          <text:p/>
        </draw:polygon>
        <draw:polygon draw:style-name="gr316" draw:text-style-name="P316" draw:layer="layout" svg:width="0.5cm" svg:height="0.5cm" svg:x="34.241cm" svg:y="6.159cm" svg:viewBox="0 0 501 501" draw:points="0,501 501,501 501,0 0,0">
          <text:p/>
        </draw:polygon>
        <draw:polygon draw:style-name="gr317" draw:text-style-name="P317" draw:layer="layout" svg:width="0.5cm" svg:height="0.5cm" svg:x="34.241cm" svg:y="6.659cm" svg:viewBox="0 0 501 501" draw:points="0,501 501,501 501,0 0,0">
          <text:p/>
        </draw:polygon>
        <draw:polygon draw:style-name="gr116" draw:text-style-name="P116" draw:layer="layout" svg:width="0.5cm" svg:height="0.5cm" svg:x="34.241cm" svg:y="7.159cm" svg:viewBox="0 0 501 501" draw:points="0,501 501,501 501,0 0,0">
          <text:p/>
        </draw:polygon>
        <draw:polygon draw:style-name="gr89" draw:text-style-name="P89" draw:layer="layout" svg:width="0.5cm" svg:height="0.5cm" svg:x="34.241cm" svg:y="7.659cm" svg:viewBox="0 0 501 501" draw:points="0,501 501,501 501,0 0,0">
          <text:p/>
        </draw:polygon>
        <draw:polygon draw:style-name="gr38" draw:text-style-name="P38" draw:layer="layout" svg:width="0.5cm" svg:height="0.5cm" svg:x="34.241cm" svg:y="8.159cm" svg:viewBox="0 0 501 501" draw:points="0,501 501,501 501,0 0,0">
          <text:p/>
        </draw:polygon>
        <draw:polygon draw:style-name="gr9" draw:text-style-name="P9" draw:layer="layout" svg:width="0.5cm" svg:height="0.5cm" svg:x="34.241cm" svg:y="8.659cm" svg:viewBox="0 0 501 501" draw:points="0,501 501,501 501,0 0,0">
          <text:p/>
        </draw:polygon>
        <draw:polygon draw:style-name="gr54" draw:text-style-name="P54" draw:layer="layout" svg:width="0.5cm" svg:height="0.5cm" svg:x="34.241cm" svg:y="9.159cm" svg:viewBox="0 0 501 501" draw:points="0,501 501,501 501,0 0,0">
          <text:p/>
        </draw:polygon>
        <draw:polygon draw:style-name="gr6" draw:text-style-name="P6" draw:layer="layout" svg:width="0.5cm" svg:height="0.5cm" svg:x="34.241cm" svg:y="9.659cm" svg:viewBox="0 0 501 501" draw:points="0,501 501,501 501,0 0,0">
          <text:p/>
        </draw:polygon>
        <draw:polygon draw:style-name="gr7" draw:text-style-name="P7" draw:layer="layout" svg:width="0.5cm" svg:height="0.499cm" svg:x="34.241cm" svg:y="10.16cm" svg:viewBox="0 0 501 500" draw:points="0,500 501,500 501,0 0,0">
          <text:p/>
        </draw:polygon>
        <draw:polygon draw:style-name="gr6" draw:text-style-name="P6" draw:layer="layout" svg:width="0.5cm" svg:height="0.5cm" svg:x="34.241cm" svg:y="10.659cm" svg:viewBox="0 0 501 501" draw:points="0,501 501,501 501,0 0,0">
          <text:p/>
        </draw:polygon>
        <draw:polygon draw:style-name="gr6" draw:text-style-name="P6" draw:layer="layout" svg:width="0.5cm" svg:height="0.5cm" svg:x="34.241cm" svg:y="11.159cm" svg:viewBox="0 0 501 501" draw:points="0,501 501,501 501,0 0,0">
          <text:p/>
        </draw:polygon>
        <draw:polygon draw:style-name="gr6" draw:text-style-name="P6" draw:layer="layout" svg:width="0.5cm" svg:height="0.499cm" svg:x="34.241cm" svg:y="11.66cm" svg:viewBox="0 0 501 500" draw:points="0,500 501,500 501,0 0,0">
          <text:p/>
        </draw:polygon>
        <draw:polygon draw:style-name="gr6" draw:text-style-name="P6" draw:layer="layout" svg:width="0.5cm" svg:height="0.5cm" svg:x="34.241cm" svg:y="12.159cm" svg:viewBox="0 0 501 501" draw:points="0,501 501,501 501,0 0,0">
          <text:p/>
        </draw:polygon>
        <draw:polygon draw:style-name="gr115" draw:text-style-name="P115" draw:layer="layout" svg:width="0.5cm" svg:height="0.499cm" svg:x="34.741cm" svg:y="2.16cm" svg:viewBox="0 0 501 500" draw:points="0,500 501,500 501,0 0,0">
          <text:p/>
        </draw:polygon>
        <draw:polygon draw:style-name="gr199" draw:text-style-name="P199" draw:layer="layout" svg:width="0.5cm" svg:height="0.5cm" svg:x="34.741cm" svg:y="2.659cm" svg:viewBox="0 0 501 501" draw:points="0,501 501,501 501,0 0,0">
          <text:p/>
        </draw:polygon>
        <draw:polygon draw:style-name="gr226" draw:text-style-name="P226" draw:layer="layout" svg:width="0.5cm" svg:height="0.5cm" svg:x="34.741cm" svg:y="3.159cm" svg:viewBox="0 0 501 501" draw:points="0,501 501,501 501,0 0,0">
          <text:p/>
        </draw:polygon>
        <draw:polygon draw:style-name="gr210" draw:text-style-name="P210" draw:layer="layout" svg:width="0.5cm" svg:height="0.499cm" svg:x="34.741cm" svg:y="3.66cm" svg:viewBox="0 0 501 500" draw:points="0,500 501,500 501,0 0,0">
          <text:p/>
        </draw:polygon>
        <draw:polygon draw:style-name="gr6" draw:text-style-name="P6" draw:layer="layout" svg:width="0.5cm" svg:height="0.5cm" svg:x="34.741cm" svg:y="4.159cm" svg:viewBox="0 0 501 501" draw:points="0,501 501,501 501,0 0,0">
          <text:p/>
        </draw:polygon>
        <draw:polygon draw:style-name="gr6" draw:text-style-name="P6" draw:layer="layout" svg:width="0.5cm" svg:height="0.5cm" svg:x="34.741cm" svg:y="4.659cm" svg:viewBox="0 0 501 501" draw:points="0,501 501,501 501,0 0,0">
          <text:p/>
        </draw:polygon>
        <draw:polygon draw:style-name="gr6" draw:text-style-name="P6" draw:layer="layout" svg:width="0.5cm" svg:height="0.499cm" svg:x="34.741cm" svg:y="5.16cm" svg:viewBox="0 0 501 500" draw:points="0,500 501,500 501,0 0,0">
          <text:p/>
        </draw:polygon>
        <draw:polygon draw:style-name="gr15" draw:text-style-name="P15" draw:layer="layout" svg:width="0.5cm" svg:height="0.5cm" svg:x="34.741cm" svg:y="5.659cm" svg:viewBox="0 0 501 501" draw:points="0,501 501,501 501,0 0,0">
          <text:p/>
        </draw:polygon>
        <draw:polygon draw:style-name="gr6" draw:text-style-name="P6" draw:layer="layout" svg:width="0.5cm" svg:height="0.5cm" svg:x="34.741cm" svg:y="6.159cm" svg:viewBox="0 0 501 501" draw:points="0,501 501,501 501,0 0,0">
          <text:p/>
        </draw:polygon>
        <draw:polygon draw:style-name="gr6" draw:text-style-name="P6" draw:layer="layout" svg:width="0.5cm" svg:height="0.5cm" svg:x="34.741cm" svg:y="6.659cm" svg:viewBox="0 0 501 501" draw:points="0,501 501,501 501,0 0,0">
          <text:p/>
        </draw:polygon>
        <draw:polygon draw:style-name="gr6" draw:text-style-name="P6" draw:layer="layout" svg:width="0.5cm" svg:height="0.5cm" svg:x="34.741cm" svg:y="7.159cm" svg:viewBox="0 0 501 501" draw:points="0,501 501,501 501,0 0,0">
          <text:p/>
        </draw:polygon>
        <draw:polygon draw:style-name="gr6" draw:text-style-name="P6" draw:layer="layout" svg:width="0.5cm" svg:height="0.5cm" svg:x="34.741cm" svg:y="7.659cm" svg:viewBox="0 0 501 501" draw:points="0,501 501,501 501,0 0,0">
          <text:p/>
        </draw:polygon>
        <draw:polygon draw:style-name="gr15" draw:text-style-name="P15" draw:layer="layout" svg:width="0.5cm" svg:height="0.5cm" svg:x="34.741cm" svg:y="8.159cm" svg:viewBox="0 0 501 501" draw:points="0,501 501,501 501,0 0,0">
          <text:p/>
        </draw:polygon>
        <draw:polygon draw:style-name="gr15" draw:text-style-name="P15" draw:layer="layout" svg:width="0.5cm" svg:height="0.5cm" svg:x="34.741cm" svg:y="8.659cm" svg:viewBox="0 0 501 501" draw:points="0,501 501,501 501,0 0,0">
          <text:p/>
        </draw:polygon>
        <draw:polygon draw:style-name="gr6" draw:text-style-name="P6" draw:layer="layout" svg:width="0.5cm" svg:height="0.5cm" svg:x="34.741cm" svg:y="9.159cm" svg:viewBox="0 0 501 501" draw:points="0,501 501,501 501,0 0,0">
          <text:p/>
        </draw:polygon>
        <draw:polygon draw:style-name="gr6" draw:text-style-name="P6" draw:layer="layout" svg:width="0.5cm" svg:height="0.5cm" svg:x="34.741cm" svg:y="9.659cm" svg:viewBox="0 0 501 501" draw:points="0,501 501,501 501,0 0,0">
          <text:p/>
        </draw:polygon>
        <draw:polygon draw:style-name="gr15" draw:text-style-name="P15" draw:layer="layout" svg:width="0.5cm" svg:height="0.499cm" svg:x="34.741cm" svg:y="10.16cm" svg:viewBox="0 0 501 500" draw:points="0,500 501,500 501,0 0,0">
          <text:p/>
        </draw:polygon>
        <draw:polygon draw:style-name="gr6" draw:text-style-name="P6" draw:layer="layout" svg:width="0.5cm" svg:height="0.5cm" svg:x="34.741cm" svg:y="10.659cm" svg:viewBox="0 0 501 501" draw:points="0,501 501,501 501,0 0,0">
          <text:p/>
        </draw:polygon>
        <draw:polygon draw:style-name="gr6" draw:text-style-name="P6" draw:layer="layout" svg:width="0.5cm" svg:height="0.5cm" svg:x="34.741cm" svg:y="11.159cm" svg:viewBox="0 0 501 501" draw:points="0,501 501,501 501,0 0,0">
          <text:p/>
        </draw:polygon>
        <draw:polygon draw:style-name="gr6" draw:text-style-name="P6" draw:layer="layout" svg:width="0.5cm" svg:height="0.499cm" svg:x="34.741cm" svg:y="11.66cm" svg:viewBox="0 0 501 500" draw:points="0,500 501,500 501,0 0,0">
          <text:p/>
        </draw:polygon>
        <draw:polygon draw:style-name="gr6" draw:text-style-name="P6" draw:layer="layout" svg:width="0.5cm" svg:height="0.5cm" svg:x="34.741cm" svg:y="12.159cm" svg:viewBox="0 0 501 501" draw:points="0,501 501,501 501,0 0,0">
          <text:p/>
        </draw:polygon>
        <draw:polygon draw:style-name="gr104" draw:text-style-name="P104" draw:layer="layout" svg:width="0.5cm" svg:height="0.499cm" svg:x="35.241cm" svg:y="2.16cm" svg:viewBox="0 0 501 500" draw:points="0,500 501,500 501,0 0,0">
          <text:p/>
        </draw:polygon>
        <draw:polygon draw:style-name="gr6" draw:text-style-name="P6" draw:layer="layout" svg:width="0.5cm" svg:height="0.5cm" svg:x="35.241cm" svg:y="2.659cm" svg:viewBox="0 0 501 501" draw:points="0,501 501,501 501,0 0,0">
          <text:p/>
        </draw:polygon>
        <draw:polygon draw:style-name="gr210" draw:text-style-name="P210" draw:layer="layout" svg:width="0.5cm" svg:height="0.5cm" svg:x="35.241cm" svg:y="3.159cm" svg:viewBox="0 0 501 501" draw:points="0,501 501,501 501,0 0,0">
          <text:p/>
        </draw:polygon>
        <draw:polygon draw:style-name="gr318" draw:text-style-name="P318" draw:layer="layout" svg:width="0.5cm" svg:height="0.499cm" svg:x="35.241cm" svg:y="3.66cm" svg:viewBox="0 0 501 500" draw:points="0,500 501,500 501,0 0,0">
          <text:p/>
        </draw:polygon>
        <draw:polygon draw:style-name="gr35" draw:text-style-name="P35" draw:layer="layout" svg:width="0.5cm" svg:height="0.5cm" svg:x="35.241cm" svg:y="4.159cm" svg:viewBox="0 0 501 501" draw:points="0,501 501,501 501,0 0,0">
          <text:p/>
        </draw:polygon>
        <draw:polygon draw:style-name="gr138" draw:text-style-name="P138" draw:layer="layout" svg:width="0.5cm" svg:height="0.5cm" svg:x="35.241cm" svg:y="4.659cm" svg:viewBox="0 0 501 501" draw:points="0,501 501,501 501,0 0,0">
          <text:p/>
        </draw:polygon>
        <draw:polygon draw:style-name="gr4" draw:text-style-name="P4" draw:layer="layout" svg:width="0.5cm" svg:height="0.499cm" svg:x="35.241cm" svg:y="5.16cm" svg:viewBox="0 0 501 500" draw:points="0,500 501,500 501,0 0,0">
          <text:p/>
        </draw:polygon>
        <draw:polygon draw:style-name="gr194" draw:text-style-name="P194" draw:layer="layout" svg:width="0.5cm" svg:height="0.5cm" svg:x="35.241cm" svg:y="5.659cm" svg:viewBox="0 0 501 501" draw:points="0,501 501,501 501,0 0,0">
          <text:p/>
        </draw:polygon>
        <draw:polygon draw:style-name="gr319" draw:text-style-name="P319" draw:layer="layout" svg:width="0.5cm" svg:height="0.5cm" svg:x="35.241cm" svg:y="6.159cm" svg:viewBox="0 0 501 501" draw:points="0,501 501,501 501,0 0,0">
          <text:p/>
        </draw:polygon>
        <draw:polygon draw:style-name="gr320" draw:text-style-name="P320" draw:layer="layout" svg:width="0.5cm" svg:height="0.5cm" svg:x="35.241cm" svg:y="6.659cm" svg:viewBox="0 0 501 501" draw:points="0,501 501,501 501,0 0,0">
          <text:p/>
        </draw:polygon>
        <draw:polygon draw:style-name="gr251" draw:text-style-name="P251" draw:layer="layout" svg:width="0.5cm" svg:height="0.5cm" svg:x="35.241cm" svg:y="7.159cm" svg:viewBox="0 0 501 501" draw:points="0,501 501,501 501,0 0,0">
          <text:p/>
        </draw:polygon>
        <draw:polygon draw:style-name="gr15" draw:text-style-name="P15" draw:layer="layout" svg:width="0.5cm" svg:height="0.5cm" svg:x="35.241cm" svg:y="7.659cm" svg:viewBox="0 0 501 501" draw:points="0,501 501,501 501,0 0,0">
          <text:p/>
        </draw:polygon>
        <draw:polygon draw:style-name="gr38" draw:text-style-name="P38" draw:layer="layout" svg:width="0.5cm" svg:height="0.5cm" svg:x="35.241cm" svg:y="8.159cm" svg:viewBox="0 0 501 501" draw:points="0,501 501,501 501,0 0,0">
          <text:p/>
        </draw:polygon>
        <draw:polygon draw:style-name="gr26" draw:text-style-name="P26" draw:layer="layout" svg:width="0.5cm" svg:height="0.5cm" svg:x="35.241cm" svg:y="8.659cm" svg:viewBox="0 0 501 501" draw:points="0,501 501,501 501,0 0,0">
          <text:p/>
        </draw:polygon>
        <draw:polygon draw:style-name="gr35" draw:text-style-name="P35" draw:layer="layout" svg:width="0.5cm" svg:height="0.5cm" svg:x="35.241cm" svg:y="9.159cm" svg:viewBox="0 0 501 501" draw:points="0,501 501,501 501,0 0,0">
          <text:p/>
        </draw:polygon>
        <draw:polygon draw:style-name="gr6" draw:text-style-name="P6" draw:layer="layout" svg:width="0.5cm" svg:height="0.5cm" svg:x="35.241cm" svg:y="9.659cm" svg:viewBox="0 0 501 501" draw:points="0,501 501,501 501,0 0,0">
          <text:p/>
        </draw:polygon>
        <draw:polygon draw:style-name="gr15" draw:text-style-name="P15" draw:layer="layout" svg:width="0.5cm" svg:height="0.499cm" svg:x="35.241cm" svg:y="10.16cm" svg:viewBox="0 0 501 500" draw:points="0,500 501,500 501,0 0,0">
          <text:p/>
        </draw:polygon>
        <draw:polygon draw:style-name="gr6" draw:text-style-name="P6" draw:layer="layout" svg:width="0.5cm" svg:height="0.5cm" svg:x="35.241cm" svg:y="10.659cm" svg:viewBox="0 0 501 501" draw:points="0,501 501,501 501,0 0,0">
          <text:p/>
        </draw:polygon>
        <draw:polygon draw:style-name="gr6" draw:text-style-name="P6" draw:layer="layout" svg:width="0.5cm" svg:height="0.5cm" svg:x="35.241cm" svg:y="11.159cm" svg:viewBox="0 0 501 501" draw:points="0,501 501,501 501,0 0,0">
          <text:p/>
        </draw:polygon>
        <draw:polygon draw:style-name="gr6" draw:text-style-name="P6" draw:layer="layout" svg:width="0.5cm" svg:height="0.499cm" svg:x="35.241cm" svg:y="11.66cm" svg:viewBox="0 0 501 500" draw:points="0,500 501,500 501,0 0,0">
          <text:p/>
        </draw:polygon>
        <draw:polygon draw:style-name="gr6" draw:text-style-name="P6" draw:layer="layout" svg:width="0.5cm" svg:height="0.5cm" svg:x="35.241cm" svg:y="12.159cm" svg:viewBox="0 0 501 501" draw:points="0,501 501,501 501,0 0,0">
          <text:p/>
        </draw:polygon>
        <draw:polygon draw:style-name="gr26" draw:text-style-name="P26" draw:layer="layout" svg:width="0.5cm" svg:height="0.499cm" svg:x="35.741cm" svg:y="2.16cm" svg:viewBox="0 0 501 500" draw:points="0,500 501,500 501,0 0,0">
          <text:p/>
        </draw:polygon>
        <draw:polygon draw:style-name="gr163" draw:text-style-name="P163" draw:layer="layout" svg:width="0.5cm" svg:height="0.5cm" svg:x="35.741cm" svg:y="2.659cm" svg:viewBox="0 0 501 501" draw:points="0,501 501,501 501,0 0,0">
          <text:p/>
        </draw:polygon>
        <draw:polygon draw:style-name="gr10" draw:text-style-name="P10" draw:layer="layout" svg:width="0.5cm" svg:height="0.5cm" svg:x="35.741cm" svg:y="3.159cm" svg:viewBox="0 0 501 501" draw:points="0,501 501,501 501,0 0,0">
          <text:p/>
        </draw:polygon>
        <draw:polygon draw:style-name="gr71" draw:text-style-name="P71" draw:layer="layout" svg:width="0.5cm" svg:height="0.499cm" svg:x="35.741cm" svg:y="3.66cm" svg:viewBox="0 0 501 500" draw:points="0,500 501,500 501,0 0,0">
          <text:p/>
        </draw:polygon>
        <draw:polygon draw:style-name="gr154" draw:text-style-name="P154" draw:layer="layout" svg:width="0.5cm" svg:height="0.5cm" svg:x="35.741cm" svg:y="4.159cm" svg:viewBox="0 0 501 501" draw:points="0,501 501,501 501,0 0,0">
          <text:p/>
        </draw:polygon>
        <draw:polygon draw:style-name="gr6" draw:text-style-name="P6" draw:layer="layout" svg:width="0.5cm" svg:height="0.5cm" svg:x="35.741cm" svg:y="4.659cm" svg:viewBox="0 0 501 501" draw:points="0,501 501,501 501,0 0,0">
          <text:p/>
        </draw:polygon>
        <draw:polygon draw:style-name="gr15" draw:text-style-name="P15" draw:layer="layout" svg:width="0.5cm" svg:height="0.499cm" svg:x="35.741cm" svg:y="5.16cm" svg:viewBox="0 0 501 500" draw:points="0,500 501,500 501,0 0,0">
          <text:p/>
        </draw:polygon>
        <draw:polygon draw:style-name="gr6" draw:text-style-name="P6" draw:layer="layout" svg:width="0.5cm" svg:height="0.5cm" svg:x="35.741cm" svg:y="5.659cm" svg:viewBox="0 0 501 501" draw:points="0,501 501,501 501,0 0,0">
          <text:p/>
        </draw:polygon>
        <draw:polygon draw:style-name="gr7" draw:text-style-name="P7" draw:layer="layout" svg:width="0.5cm" svg:height="0.5cm" svg:x="35.741cm" svg:y="6.159cm" svg:viewBox="0 0 501 501" draw:points="0,501 501,501 501,0 0,0">
          <text:p/>
        </draw:polygon>
        <draw:polygon draw:style-name="gr15" draw:text-style-name="P15" draw:layer="layout" svg:width="0.5cm" svg:height="0.5cm" svg:x="35.741cm" svg:y="6.659cm" svg:viewBox="0 0 501 501" draw:points="0,501 501,501 501,0 0,0">
          <text:p/>
        </draw:polygon>
        <draw:polygon draw:style-name="gr6" draw:text-style-name="P6" draw:layer="layout" svg:width="0.5cm" svg:height="0.5cm" svg:x="35.741cm" svg:y="7.159cm" svg:viewBox="0 0 501 501" draw:points="0,501 501,501 501,0 0,0">
          <text:p/>
        </draw:polygon>
        <draw:polygon draw:style-name="gr6" draw:text-style-name="P6" draw:layer="layout" svg:width="0.5cm" svg:height="0.5cm" svg:x="35.741cm" svg:y="7.659cm" svg:viewBox="0 0 501 501" draw:points="0,501 501,501 501,0 0,0">
          <text:p/>
        </draw:polygon>
        <draw:polygon draw:style-name="gr6" draw:text-style-name="P6" draw:layer="layout" svg:width="0.5cm" svg:height="0.5cm" svg:x="35.741cm" svg:y="8.159cm" svg:viewBox="0 0 501 501" draw:points="0,501 501,501 501,0 0,0">
          <text:p/>
        </draw:polygon>
        <draw:polygon draw:style-name="gr6" draw:text-style-name="P6" draw:layer="layout" svg:width="0.5cm" svg:height="0.5cm" svg:x="35.741cm" svg:y="8.659cm" svg:viewBox="0 0 501 501" draw:points="0,501 501,501 501,0 0,0">
          <text:p/>
        </draw:polygon>
        <draw:polygon draw:style-name="gr7" draw:text-style-name="P7" draw:layer="layout" svg:width="0.5cm" svg:height="0.5cm" svg:x="35.741cm" svg:y="9.159cm" svg:viewBox="0 0 501 501" draw:points="0,501 501,501 501,0 0,0">
          <text:p/>
        </draw:polygon>
        <draw:polygon draw:style-name="gr6" draw:text-style-name="P6" draw:layer="layout" svg:width="0.5cm" svg:height="0.5cm" svg:x="35.741cm" svg:y="9.659cm" svg:viewBox="0 0 501 501" draw:points="0,501 501,501 501,0 0,0">
          <text:p/>
        </draw:polygon>
        <draw:polygon draw:style-name="gr7" draw:text-style-name="P7" draw:layer="layout" svg:width="0.5cm" svg:height="0.499cm" svg:x="35.741cm" svg:y="10.16cm" svg:viewBox="0 0 501 500" draw:points="0,500 501,500 501,0 0,0">
          <text:p/>
        </draw:polygon>
        <draw:polygon draw:style-name="gr6" draw:text-style-name="P6" draw:layer="layout" svg:width="0.5cm" svg:height="0.5cm" svg:x="35.741cm" svg:y="10.659cm" svg:viewBox="0 0 501 501" draw:points="0,501 501,501 501,0 0,0">
          <text:p/>
        </draw:polygon>
        <draw:polygon draw:style-name="gr6" draw:text-style-name="P6" draw:layer="layout" svg:width="0.5cm" svg:height="0.5cm" svg:x="35.741cm" svg:y="11.159cm" svg:viewBox="0 0 501 501" draw:points="0,501 501,501 501,0 0,0">
          <text:p/>
        </draw:polygon>
        <draw:polygon draw:style-name="gr6" draw:text-style-name="P6" draw:layer="layout" svg:width="0.5cm" svg:height="0.499cm" svg:x="35.741cm" svg:y="11.66cm" svg:viewBox="0 0 501 500" draw:points="0,500 501,500 501,0 0,0">
          <text:p/>
        </draw:polygon>
        <draw:polygon draw:style-name="gr6" draw:text-style-name="P6" draw:layer="layout" svg:width="0.5cm" svg:height="0.5cm" svg:x="35.741cm" svg:y="12.159cm" svg:viewBox="0 0 501 501" draw:points="0,501 501,501 501,0 0,0">
          <text:p/>
        </draw:polygon>
        <draw:polygon draw:style-name="gr93" draw:text-style-name="P93" draw:layer="layout" svg:width="0.5cm" svg:height="0.499cm" svg:x="36.241cm" svg:y="2.16cm" svg:viewBox="0 0 501 500" draw:points="0,500 501,500 501,0 0,0">
          <text:p/>
        </draw:polygon>
        <draw:polygon draw:style-name="gr139" draw:text-style-name="P139" draw:layer="layout" svg:width="0.5cm" svg:height="0.5cm" svg:x="36.241cm" svg:y="2.659cm" svg:viewBox="0 0 501 501" draw:points="0,501 501,501 501,0 0,0">
          <text:p/>
        </draw:polygon>
        <draw:polygon draw:style-name="gr86" draw:text-style-name="P86" draw:layer="layout" svg:width="0.5cm" svg:height="0.5cm" svg:x="36.241cm" svg:y="3.159cm" svg:viewBox="0 0 501 501" draw:points="0,501 501,501 501,0 0,0">
          <text:p/>
        </draw:polygon>
        <draw:polygon draw:style-name="gr128" draw:text-style-name="P128" draw:layer="layout" svg:width="0.5cm" svg:height="0.499cm" svg:x="36.241cm" svg:y="3.66cm" svg:viewBox="0 0 501 500" draw:points="0,500 501,500 501,0 0,0">
          <text:p/>
        </draw:polygon>
        <draw:polygon draw:style-name="gr177" draw:text-style-name="P177" draw:layer="layout" svg:width="0.5cm" svg:height="0.5cm" svg:x="36.241cm" svg:y="4.159cm" svg:viewBox="0 0 501 501" draw:points="0,501 501,501 501,0 0,0">
          <text:p/>
        </draw:polygon>
        <draw:polygon draw:style-name="gr96" draw:text-style-name="P96" draw:layer="layout" svg:width="0.5cm" svg:height="0.5cm" svg:x="36.241cm" svg:y="4.659cm" svg:viewBox="0 0 501 501" draw:points="0,501 501,501 501,0 0,0">
          <text:p/>
        </draw:polygon>
        <draw:polygon draw:style-name="gr162" draw:text-style-name="P162" draw:layer="layout" svg:width="0.5cm" svg:height="0.499cm" svg:x="36.241cm" svg:y="5.16cm" svg:viewBox="0 0 501 500" draw:points="0,500 501,500 501,0 0,0">
          <text:p/>
        </draw:polygon>
        <draw:polygon draw:style-name="gr321" draw:text-style-name="P321" draw:layer="layout" svg:width="0.5cm" svg:height="0.5cm" svg:x="36.241cm" svg:y="5.659cm" svg:viewBox="0 0 501 501" draw:points="0,501 501,501 501,0 0,0">
          <text:p/>
        </draw:polygon>
        <draw:polygon draw:style-name="gr204" draw:text-style-name="P204" draw:layer="layout" svg:width="0.5cm" svg:height="0.5cm" svg:x="36.241cm" svg:y="6.159cm" svg:viewBox="0 0 501 501" draw:points="0,501 501,501 501,0 0,0">
          <text:p/>
        </draw:polygon>
        <draw:polygon draw:style-name="gr73" draw:text-style-name="P73" draw:layer="layout" svg:width="0.5cm" svg:height="0.5cm" svg:x="36.241cm" svg:y="6.659cm" svg:viewBox="0 0 501 501" draw:points="0,501 501,501 501,0 0,0">
          <text:p/>
        </draw:polygon>
        <draw:polygon draw:style-name="gr32" draw:text-style-name="P32" draw:layer="layout" svg:width="0.5cm" svg:height="0.5cm" svg:x="36.241cm" svg:y="7.159cm" svg:viewBox="0 0 501 501" draw:points="0,501 501,501 501,0 0,0">
          <text:p/>
        </draw:polygon>
        <draw:polygon draw:style-name="gr6" draw:text-style-name="P6" draw:layer="layout" svg:width="0.5cm" svg:height="0.5cm" svg:x="36.241cm" svg:y="7.659cm" svg:viewBox="0 0 501 501" draw:points="0,501 501,501 501,0 0,0">
          <text:p/>
        </draw:polygon>
        <draw:polygon draw:style-name="gr218" draw:text-style-name="P218" draw:layer="layout" svg:width="0.5cm" svg:height="0.5cm" svg:x="36.241cm" svg:y="8.159cm" svg:viewBox="0 0 501 501" draw:points="0,501 501,501 501,0 0,0">
          <text:p/>
        </draw:polygon>
        <draw:polygon draw:style-name="gr218" draw:text-style-name="P218" draw:layer="layout" svg:width="0.5cm" svg:height="0.5cm" svg:x="36.241cm" svg:y="8.659cm" svg:viewBox="0 0 501 501" draw:points="0,501 501,501 501,0 0,0">
          <text:p/>
        </draw:polygon>
        <draw:polygon draw:style-name="gr240" draw:text-style-name="P240" draw:layer="layout" svg:width="0.5cm" svg:height="0.5cm" svg:x="36.241cm" svg:y="9.159cm" svg:viewBox="0 0 501 501" draw:points="0,501 501,501 501,0 0,0">
          <text:p/>
        </draw:polygon>
        <draw:polygon draw:style-name="gr6" draw:text-style-name="P6" draw:layer="layout" svg:width="0.5cm" svg:height="0.5cm" svg:x="36.241cm" svg:y="9.659cm" svg:viewBox="0 0 501 501" draw:points="0,501 501,501 501,0 0,0">
          <text:p/>
        </draw:polygon>
        <draw:polygon draw:style-name="gr322" draw:text-style-name="P322" draw:layer="layout" svg:width="0.5cm" svg:height="0.499cm" svg:x="36.241cm" svg:y="10.16cm" svg:viewBox="0 0 501 500" draw:points="0,500 501,500 501,0 0,0">
          <text:p/>
        </draw:polygon>
        <draw:polygon draw:style-name="gr15" draw:text-style-name="P15" draw:layer="layout" svg:width="0.5cm" svg:height="0.5cm" svg:x="36.241cm" svg:y="10.659cm" svg:viewBox="0 0 501 501" draw:points="0,501 501,501 501,0 0,0">
          <text:p/>
        </draw:polygon>
        <draw:polygon draw:style-name="gr6" draw:text-style-name="P6" draw:layer="layout" svg:width="0.5cm" svg:height="0.5cm" svg:x="36.241cm" svg:y="11.159cm" svg:viewBox="0 0 501 501" draw:points="0,501 501,501 501,0 0,0">
          <text:p/>
        </draw:polygon>
        <draw:polygon draw:style-name="gr7" draw:text-style-name="P7" draw:layer="layout" svg:width="0.5cm" svg:height="0.499cm" svg:x="36.241cm" svg:y="11.66cm" svg:viewBox="0 0 501 500" draw:points="0,500 501,500 501,0 0,0">
          <text:p/>
        </draw:polygon>
        <draw:polygon draw:style-name="gr7" draw:text-style-name="P7" draw:layer="layout" svg:width="0.5cm" svg:height="0.5cm" svg:x="36.241cm" svg:y="12.159cm" svg:viewBox="0 0 501 501" draw:points="0,501 501,501 501,0 0,0">
          <text:p/>
        </draw:polygon>
        <draw:polygon draw:style-name="gr323" draw:text-style-name="P323" draw:layer="layout" svg:width="0.5cm" svg:height="0.499cm" svg:x="36.741cm" svg:y="2.16cm" svg:viewBox="0 0 501 500" draw:points="0,500 501,500 501,0 0,0">
          <text:p/>
        </draw:polygon>
        <draw:polygon draw:style-name="gr297" draw:text-style-name="P297" draw:layer="layout" svg:width="0.5cm" svg:height="0.5cm" svg:x="36.741cm" svg:y="2.659cm" svg:viewBox="0 0 501 501" draw:points="0,501 501,501 501,0 0,0">
          <text:p/>
        </draw:polygon>
        <draw:polygon draw:style-name="gr324" draw:text-style-name="P324" draw:layer="layout" svg:width="0.5cm" svg:height="0.5cm" svg:x="36.741cm" svg:y="3.159cm" svg:viewBox="0 0 501 501" draw:points="0,501 501,501 501,0 0,0">
          <text:p/>
        </draw:polygon>
        <draw:polygon draw:style-name="gr33" draw:text-style-name="P33" draw:layer="layout" svg:width="0.5cm" svg:height="0.499cm" svg:x="36.741cm" svg:y="3.66cm" svg:viewBox="0 0 501 500" draw:points="0,500 501,500 501,0 0,0">
          <text:p/>
        </draw:polygon>
        <draw:polygon draw:style-name="gr114" draw:text-style-name="P114" draw:layer="layout" svg:width="0.5cm" svg:height="0.5cm" svg:x="36.741cm" svg:y="4.159cm" svg:viewBox="0 0 501 501" draw:points="0,501 501,501 501,0 0,0">
          <text:p/>
        </draw:polygon>
        <draw:polygon draw:style-name="gr59" draw:text-style-name="P59" draw:layer="layout" svg:width="0.5cm" svg:height="0.5cm" svg:x="36.741cm" svg:y="4.659cm" svg:viewBox="0 0 501 501" draw:points="0,501 501,501 501,0 0,0">
          <text:p/>
        </draw:polygon>
        <draw:polygon draw:style-name="gr122" draw:text-style-name="P122" draw:layer="layout" svg:width="0.5cm" svg:height="0.499cm" svg:x="36.741cm" svg:y="5.16cm" svg:viewBox="0 0 501 500" draw:points="0,500 501,500 501,0 0,0">
          <text:p/>
        </draw:polygon>
        <draw:polygon draw:style-name="gr112" draw:text-style-name="P112" draw:layer="layout" svg:width="0.5cm" svg:height="0.5cm" svg:x="36.741cm" svg:y="5.659cm" svg:viewBox="0 0 501 501" draw:points="0,501 501,501 501,0 0,0">
          <text:p/>
        </draw:polygon>
        <draw:polygon draw:style-name="gr297" draw:text-style-name="P297" draw:layer="layout" svg:width="0.5cm" svg:height="0.5cm" svg:x="36.741cm" svg:y="6.159cm" svg:viewBox="0 0 501 501" draw:points="0,501 501,501 501,0 0,0">
          <text:p/>
        </draw:polygon>
        <draw:polygon draw:style-name="gr325" draw:text-style-name="P325" draw:layer="layout" svg:width="0.5cm" svg:height="0.5cm" svg:x="36.741cm" svg:y="6.659cm" svg:viewBox="0 0 501 501" draw:points="0,501 501,501 501,0 0,0">
          <text:p/>
        </draw:polygon>
        <draw:polygon draw:style-name="gr118" draw:text-style-name="P118" draw:layer="layout" svg:width="0.5cm" svg:height="0.5cm" svg:x="36.741cm" svg:y="7.159cm" svg:viewBox="0 0 501 501" draw:points="0,501 501,501 501,0 0,0">
          <text:p/>
        </draw:polygon>
        <draw:polygon draw:style-name="gr6" draw:text-style-name="P6" draw:layer="layout" svg:width="0.5cm" svg:height="0.5cm" svg:x="36.741cm" svg:y="7.659cm" svg:viewBox="0 0 501 501" draw:points="0,501 501,501 501,0 0,0">
          <text:p/>
        </draw:polygon>
        <draw:polygon draw:style-name="gr27" draw:text-style-name="P27" draw:layer="layout" svg:width="0.5cm" svg:height="0.5cm" svg:x="36.741cm" svg:y="8.159cm" svg:viewBox="0 0 501 501" draw:points="0,501 501,501 501,0 0,0">
          <text:p/>
        </draw:polygon>
        <draw:polygon draw:style-name="gr36" draw:text-style-name="P36" draw:layer="layout" svg:width="0.5cm" svg:height="0.5cm" svg:x="36.741cm" svg:y="8.659cm" svg:viewBox="0 0 501 501" draw:points="0,501 501,501 501,0 0,0">
          <text:p/>
        </draw:polygon>
        <draw:polygon draw:style-name="gr120" draw:text-style-name="P120" draw:layer="layout" svg:width="0.5cm" svg:height="0.5cm" svg:x="36.741cm" svg:y="9.159cm" svg:viewBox="0 0 501 501" draw:points="0,501 501,501 501,0 0,0">
          <text:p/>
        </draw:polygon>
        <draw:polygon draw:style-name="gr6" draw:text-style-name="P6" draw:layer="layout" svg:width="0.5cm" svg:height="0.5cm" svg:x="36.741cm" svg:y="9.659cm" svg:viewBox="0 0 501 501" draw:points="0,501 501,501 501,0 0,0">
          <text:p/>
        </draw:polygon>
        <draw:polygon draw:style-name="gr9" draw:text-style-name="P9" draw:layer="layout" svg:width="0.5cm" svg:height="0.499cm" svg:x="36.741cm" svg:y="10.16cm" svg:viewBox="0 0 501 500" draw:points="0,500 501,500 501,0 0,0">
          <text:p/>
        </draw:polygon>
        <draw:polygon draw:style-name="gr89" draw:text-style-name="P89" draw:layer="layout" svg:width="0.5cm" svg:height="0.5cm" svg:x="36.741cm" svg:y="10.659cm" svg:viewBox="0 0 501 501" draw:points="0,501 501,501 501,0 0,0">
          <text:p/>
        </draw:polygon>
        <draw:polygon draw:style-name="gr6" draw:text-style-name="P6" draw:layer="layout" svg:width="0.5cm" svg:height="0.5cm" svg:x="36.741cm" svg:y="11.159cm" svg:viewBox="0 0 501 501" draw:points="0,501 501,501 501,0 0,0">
          <text:p/>
        </draw:polygon>
        <draw:polygon draw:style-name="gr7" draw:text-style-name="P7" draw:layer="layout" svg:width="0.5cm" svg:height="0.499cm" svg:x="36.741cm" svg:y="11.66cm" svg:viewBox="0 0 501 500" draw:points="0,500 501,500 501,0 0,0">
          <text:p/>
        </draw:polygon>
        <draw:polygon draw:style-name="gr6" draw:text-style-name="P6" draw:layer="layout" svg:width="0.5cm" svg:height="0.5cm" svg:x="36.741cm" svg:y="12.159cm" svg:viewBox="0 0 501 501" draw:points="0,501 501,501 501,0 0,0">
          <text:p/>
        </draw:polygon>
        <draw:polygon draw:style-name="gr326" draw:text-style-name="P326" draw:layer="layout" svg:width="0.5cm" svg:height="0.499cm" svg:x="37.241cm" svg:y="2.16cm" svg:viewBox="0 0 501 500" draw:points="0,500 501,500 501,0 0,0">
          <text:p/>
        </draw:polygon>
        <draw:polygon draw:style-name="gr1" draw:text-style-name="P1" draw:layer="layout" svg:width="0.5cm" svg:height="0.5cm" svg:x="37.241cm" svg:y="2.659cm" svg:viewBox="0 0 501 501" draw:points="0,501 501,501 501,0 0,0">
          <text:p/>
        </draw:polygon>
        <draw:polygon draw:style-name="gr221" draw:text-style-name="P221" draw:layer="layout" svg:width="0.5cm" svg:height="0.5cm" svg:x="37.241cm" svg:y="3.159cm" svg:viewBox="0 0 501 501" draw:points="0,501 501,501 501,0 0,0">
          <text:p/>
        </draw:polygon>
        <draw:polygon draw:style-name="gr327" draw:text-style-name="P327" draw:layer="layout" svg:width="0.5cm" svg:height="0.499cm" svg:x="37.241cm" svg:y="3.66cm" svg:viewBox="0 0 501 500" draw:points="0,500 501,500 501,0 0,0">
          <text:p/>
        </draw:polygon>
        <draw:polygon draw:style-name="gr139" draw:text-style-name="P139" draw:layer="layout" svg:width="0.5cm" svg:height="0.5cm" svg:x="37.241cm" svg:y="4.159cm" svg:viewBox="0 0 501 501" draw:points="0,501 501,501 501,0 0,0">
          <text:p/>
        </draw:polygon>
        <draw:polygon draw:style-name="gr95" draw:text-style-name="P95" draw:layer="layout" svg:width="0.5cm" svg:height="0.5cm" svg:x="37.241cm" svg:y="4.659cm" svg:viewBox="0 0 501 501" draw:points="0,501 501,501 501,0 0,0">
          <text:p/>
        </draw:polygon>
        <draw:polygon draw:style-name="gr281" draw:text-style-name="P281" draw:layer="layout" svg:width="0.5cm" svg:height="0.499cm" svg:x="37.241cm" svg:y="5.16cm" svg:viewBox="0 0 501 500" draw:points="0,500 501,500 501,0 0,0">
          <text:p/>
        </draw:polygon>
        <draw:polygon draw:style-name="gr11" draw:text-style-name="P11" draw:layer="layout" svg:width="0.5cm" svg:height="0.5cm" svg:x="37.241cm" svg:y="5.659cm" svg:viewBox="0 0 501 501" draw:points="0,501 501,501 501,0 0,0">
          <text:p/>
        </draw:polygon>
        <draw:polygon draw:style-name="gr203" draw:text-style-name="P203" draw:layer="layout" svg:width="0.5cm" svg:height="0.5cm" svg:x="37.241cm" svg:y="6.159cm" svg:viewBox="0 0 501 501" draw:points="0,501 501,501 501,0 0,0">
          <text:p/>
        </draw:polygon>
        <draw:polygon draw:style-name="gr39" draw:text-style-name="P39" draw:layer="layout" svg:width="0.5cm" svg:height="0.5cm" svg:x="37.241cm" svg:y="6.659cm" svg:viewBox="0 0 501 501" draw:points="0,501 501,501 501,0 0,0">
          <text:p/>
        </draw:polygon>
        <draw:polygon draw:style-name="gr326" draw:text-style-name="P326" draw:layer="layout" svg:width="0.5cm" svg:height="0.5cm" svg:x="37.241cm" svg:y="7.159cm" svg:viewBox="0 0 501 501" draw:points="0,501 501,501 501,0 0,0">
          <text:p/>
        </draw:polygon>
        <draw:polygon draw:style-name="gr277" draw:text-style-name="P277" draw:layer="layout" svg:width="0.5cm" svg:height="0.5cm" svg:x="37.241cm" svg:y="7.659cm" svg:viewBox="0 0 501 501" draw:points="0,501 501,501 501,0 0,0">
          <text:p/>
        </draw:polygon>
        <draw:polygon draw:style-name="gr57" draw:text-style-name="P57" draw:layer="layout" svg:width="0.5cm" svg:height="0.5cm" svg:x="37.241cm" svg:y="8.159cm" svg:viewBox="0 0 501 501" draw:points="0,501 501,501 501,0 0,0">
          <text:p/>
        </draw:polygon>
        <draw:polygon draw:style-name="gr90" draw:text-style-name="P90" draw:layer="layout" svg:width="0.5cm" svg:height="0.5cm" svg:x="37.241cm" svg:y="8.659cm" svg:viewBox="0 0 501 501" draw:points="0,501 501,501 501,0 0,0">
          <text:p/>
        </draw:polygon>
        <draw:polygon draw:style-name="gr227" draw:text-style-name="P227" draw:layer="layout" svg:width="0.5cm" svg:height="0.5cm" svg:x="37.241cm" svg:y="9.159cm" svg:viewBox="0 0 501 501" draw:points="0,501 501,501 501,0 0,0">
          <text:p/>
        </draw:polygon>
        <draw:polygon draw:style-name="gr38" draw:text-style-name="P38" draw:layer="layout" svg:width="0.5cm" svg:height="0.5cm" svg:x="37.241cm" svg:y="9.659cm" svg:viewBox="0 0 501 501" draw:points="0,501 501,501 501,0 0,0">
          <text:p/>
        </draw:polygon>
        <draw:polygon draw:style-name="gr9" draw:text-style-name="P9" draw:layer="layout" svg:width="0.5cm" svg:height="0.499cm" svg:x="37.241cm" svg:y="10.16cm" svg:viewBox="0 0 501 500" draw:points="0,500 501,500 501,0 0,0">
          <text:p/>
        </draw:polygon>
        <draw:polygon draw:style-name="gr54" draw:text-style-name="P54" draw:layer="layout" svg:width="0.5cm" svg:height="0.5cm" svg:x="37.241cm" svg:y="10.659cm" svg:viewBox="0 0 501 501" draw:points="0,501 501,501 501,0 0,0">
          <text:p/>
        </draw:polygon>
        <draw:polygon draw:style-name="gr9" draw:text-style-name="P9" draw:layer="layout" svg:width="0.5cm" svg:height="0.5cm" svg:x="37.241cm" svg:y="11.159cm" svg:viewBox="0 0 501 501" draw:points="0,501 501,501 501,0 0,0">
          <text:p/>
        </draw:polygon>
        <draw:polygon draw:style-name="gr7" draw:text-style-name="P7" draw:layer="layout" svg:width="0.5cm" svg:height="0.499cm" svg:x="37.241cm" svg:y="11.66cm" svg:viewBox="0 0 501 500" draw:points="0,500 501,500 501,0 0,0">
          <text:p/>
        </draw:polygon>
        <draw:polygon draw:style-name="gr6" draw:text-style-name="P6" draw:layer="layout" svg:width="0.5cm" svg:height="0.5cm" svg:x="37.241cm" svg:y="12.159cm" svg:viewBox="0 0 501 501" draw:points="0,501 501,501 501,0 0,0">
          <text:p/>
        </draw:polygon>
        <draw:polygon draw:style-name="gr317" draw:text-style-name="P317" draw:layer="layout" svg:width="0.5cm" svg:height="0.499cm" svg:x="37.741cm" svg:y="2.16cm" svg:viewBox="0 0 501 500" draw:points="0,500 501,500 501,0 0,0">
          <text:p/>
        </draw:polygon>
        <draw:polygon draw:style-name="gr36" draw:text-style-name="P36" draw:layer="layout" svg:width="0.5cm" svg:height="0.5cm" svg:x="37.741cm" svg:y="2.659cm" svg:viewBox="0 0 501 501" draw:points="0,501 501,501 501,0 0,0">
          <text:p/>
        </draw:polygon>
        <draw:polygon draw:style-name="gr226" draw:text-style-name="P226" draw:layer="layout" svg:width="0.5cm" svg:height="0.5cm" svg:x="37.741cm" svg:y="3.159cm" svg:viewBox="0 0 501 501" draw:points="0,501 501,501 501,0 0,0">
          <text:p/>
        </draw:polygon>
        <draw:polygon draw:style-name="gr210" draw:text-style-name="P210" draw:layer="layout" svg:width="0.5cm" svg:height="0.499cm" svg:x="37.741cm" svg:y="3.66cm" svg:viewBox="0 0 501 500" draw:points="0,500 501,500 501,0 0,0">
          <text:p/>
        </draw:polygon>
        <draw:polygon draw:style-name="gr6" draw:text-style-name="P6" draw:layer="layout" svg:width="0.5cm" svg:height="0.5cm" svg:x="37.741cm" svg:y="4.159cm" svg:viewBox="0 0 501 501" draw:points="0,501 501,501 501,0 0,0">
          <text:p/>
        </draw:polygon>
        <draw:polygon draw:style-name="gr9" draw:text-style-name="P9" draw:layer="layout" svg:width="0.5cm" svg:height="0.5cm" svg:x="37.741cm" svg:y="4.659cm" svg:viewBox="0 0 501 501" draw:points="0,501 501,501 501,0 0,0">
          <text:p/>
        </draw:polygon>
        <draw:polygon draw:style-name="gr15" draw:text-style-name="P15" draw:layer="layout" svg:width="0.5cm" svg:height="0.499cm" svg:x="37.741cm" svg:y="5.16cm" svg:viewBox="0 0 501 500" draw:points="0,500 501,500 501,0 0,0">
          <text:p/>
        </draw:polygon>
        <draw:polygon draw:style-name="gr6" draw:text-style-name="P6" draw:layer="layout" svg:width="0.5cm" svg:height="0.5cm" svg:x="37.741cm" svg:y="5.659cm" svg:viewBox="0 0 501 501" draw:points="0,501 501,501 501,0 0,0">
          <text:p/>
        </draw:polygon>
        <draw:polygon draw:style-name="gr15" draw:text-style-name="P15" draw:layer="layout" svg:width="0.5cm" svg:height="0.5cm" svg:x="37.741cm" svg:y="6.159cm" svg:viewBox="0 0 501 501" draw:points="0,501 501,501 501,0 0,0">
          <text:p/>
        </draw:polygon>
        <draw:polygon draw:style-name="gr6" draw:text-style-name="P6" draw:layer="layout" svg:width="0.5cm" svg:height="0.5cm" svg:x="37.741cm" svg:y="6.659cm" svg:viewBox="0 0 501 501" draw:points="0,501 501,501 501,0 0,0">
          <text:p/>
        </draw:polygon>
        <draw:polygon draw:style-name="gr6" draw:text-style-name="P6" draw:layer="layout" svg:width="0.5cm" svg:height="0.5cm" svg:x="37.741cm" svg:y="7.159cm" svg:viewBox="0 0 501 501" draw:points="0,501 501,501 501,0 0,0">
          <text:p/>
        </draw:polygon>
        <draw:polygon draw:style-name="gr6" draw:text-style-name="P6" draw:layer="layout" svg:width="0.5cm" svg:height="0.5cm" svg:x="37.741cm" svg:y="7.659cm" svg:viewBox="0 0 501 501" draw:points="0,501 501,501 501,0 0,0">
          <text:p/>
        </draw:polygon>
        <draw:polygon draw:style-name="gr6" draw:text-style-name="P6" draw:layer="layout" svg:width="0.5cm" svg:height="0.5cm" svg:x="37.741cm" svg:y="8.159cm" svg:viewBox="0 0 501 501" draw:points="0,501 501,501 501,0 0,0">
          <text:p/>
        </draw:polygon>
        <draw:polygon draw:style-name="gr6" draw:text-style-name="P6" draw:layer="layout" svg:width="0.5cm" svg:height="0.5cm" svg:x="37.741cm" svg:y="8.659cm" svg:viewBox="0 0 501 501" draw:points="0,501 501,501 501,0 0,0">
          <text:p/>
        </draw:polygon>
        <draw:polygon draw:style-name="gr6" draw:text-style-name="P6" draw:layer="layout" svg:width="0.5cm" svg:height="0.5cm" svg:x="37.741cm" svg:y="9.159cm" svg:viewBox="0 0 501 501" draw:points="0,501 501,501 501,0 0,0">
          <text:p/>
        </draw:polygon>
        <draw:polygon draw:style-name="gr6" draw:text-style-name="P6" draw:layer="layout" svg:width="0.5cm" svg:height="0.5cm" svg:x="37.741cm" svg:y="9.659cm" svg:viewBox="0 0 501 501" draw:points="0,501 501,501 501,0 0,0">
          <text:p/>
        </draw:polygon>
        <draw:polygon draw:style-name="gr15" draw:text-style-name="P15" draw:layer="layout" svg:width="0.5cm" svg:height="0.499cm" svg:x="37.741cm" svg:y="10.16cm" svg:viewBox="0 0 501 500" draw:points="0,500 501,500 501,0 0,0">
          <text:p/>
        </draw:polygon>
        <draw:polygon draw:style-name="gr15" draw:text-style-name="P15" draw:layer="layout" svg:width="0.5cm" svg:height="0.5cm" svg:x="37.741cm" svg:y="10.659cm" svg:viewBox="0 0 501 501" draw:points="0,501 501,501 501,0 0,0">
          <text:p/>
        </draw:polygon>
        <draw:polygon draw:style-name="gr15" draw:text-style-name="P15" draw:layer="layout" svg:width="0.5cm" svg:height="0.5cm" svg:x="37.741cm" svg:y="11.159cm" svg:viewBox="0 0 501 501" draw:points="0,501 501,501 501,0 0,0">
          <text:p/>
        </draw:polygon>
        <draw:polygon draw:style-name="gr6" draw:text-style-name="P6" draw:layer="layout" svg:width="0.5cm" svg:height="0.499cm" svg:x="37.741cm" svg:y="11.66cm" svg:viewBox="0 0 501 500" draw:points="0,500 501,500 501,0 0,0">
          <text:p/>
        </draw:polygon>
        <draw:polygon draw:style-name="gr6" draw:text-style-name="P6" draw:layer="layout" svg:width="0.5cm" svg:height="0.5cm" svg:x="37.741cm" svg:y="12.159cm" svg:viewBox="0 0 501 501" draw:points="0,501 501,501 501,0 0,0">
          <text:p/>
        </draw:polygon>
        <draw:polygon draw:style-name="gr136" draw:text-style-name="P136" draw:layer="layout" svg:width="0.5cm" svg:height="0.499cm" svg:x="38.241cm" svg:y="2.16cm" svg:viewBox="0 0 501 500" draw:points="0,500 501,500 501,0 0,0">
          <text:p/>
        </draw:polygon>
        <draw:polygon draw:style-name="gr199" draw:text-style-name="P199" draw:layer="layout" svg:width="0.5cm" svg:height="0.5cm" svg:x="38.241cm" svg:y="2.659cm" svg:viewBox="0 0 501 501" draw:points="0,501 501,501 501,0 0,0">
          <text:p/>
        </draw:polygon>
        <draw:polygon draw:style-name="gr6" draw:text-style-name="P6" draw:layer="layout" svg:width="0.5cm" svg:height="0.5cm" svg:x="38.241cm" svg:y="3.159cm" svg:viewBox="0 0 501 501" draw:points="0,501 501,501 501,0 0,0">
          <text:p/>
        </draw:polygon>
        <draw:polygon draw:style-name="gr318" draw:text-style-name="P318" draw:layer="layout" svg:width="0.5cm" svg:height="0.499cm" svg:x="38.241cm" svg:y="3.66cm" svg:viewBox="0 0 501 500" draw:points="0,500 501,500 501,0 0,0">
          <text:p/>
        </draw:polygon>
        <draw:polygon draw:style-name="gr296" draw:text-style-name="P296" draw:layer="layout" svg:width="0.5cm" svg:height="0.5cm" svg:x="38.241cm" svg:y="4.159cm" svg:viewBox="0 0 501 501" draw:points="0,501 501,501 501,0 0,0">
          <text:p/>
        </draw:polygon>
        <draw:polygon draw:style-name="gr82" draw:text-style-name="P82" draw:layer="layout" svg:width="0.5cm" svg:height="0.5cm" svg:x="38.241cm" svg:y="4.659cm" svg:viewBox="0 0 501 501" draw:points="0,501 501,501 501,0 0,0">
          <text:p/>
        </draw:polygon>
        <draw:polygon draw:style-name="gr145" draw:text-style-name="P145" draw:layer="layout" svg:width="0.5cm" svg:height="0.499cm" svg:x="38.241cm" svg:y="5.16cm" svg:viewBox="0 0 501 500" draw:points="0,500 501,500 501,0 0,0">
          <text:p/>
        </draw:polygon>
        <draw:polygon draw:style-name="gr6" draw:text-style-name="P6" draw:layer="layout" svg:width="0.5cm" svg:height="0.5cm" svg:x="38.241cm" svg:y="5.659cm" svg:viewBox="0 0 501 501" draw:points="0,501 501,501 501,0 0,0">
          <text:p/>
        </draw:polygon>
        <draw:polygon draw:style-name="gr89" draw:text-style-name="P89" draw:layer="layout" svg:width="0.5cm" svg:height="0.5cm" svg:x="38.241cm" svg:y="6.159cm" svg:viewBox="0 0 501 501" draw:points="0,501 501,501 501,0 0,0">
          <text:p/>
        </draw:polygon>
        <draw:polygon draw:style-name="gr128" draw:text-style-name="P128" draw:layer="layout" svg:width="0.5cm" svg:height="0.5cm" svg:x="38.241cm" svg:y="6.659cm" svg:viewBox="0 0 501 501" draw:points="0,501 501,501 501,0 0,0">
          <text:p/>
        </draw:polygon>
        <draw:polygon draw:style-name="gr35" draw:text-style-name="P35" draw:layer="layout" svg:width="0.5cm" svg:height="0.5cm" svg:x="38.241cm" svg:y="7.159cm" svg:viewBox="0 0 501 501" draw:points="0,501 501,501 501,0 0,0">
          <text:p/>
        </draw:polygon>
        <draw:polygon draw:style-name="gr115" draw:text-style-name="P115" draw:layer="layout" svg:width="0.5cm" svg:height="0.5cm" svg:x="38.241cm" svg:y="7.659cm" svg:viewBox="0 0 501 501" draw:points="0,501 501,501 501,0 0,0">
          <text:p/>
        </draw:polygon>
        <draw:polygon draw:style-name="gr89" draw:text-style-name="P89" draw:layer="layout" svg:width="0.5cm" svg:height="0.5cm" svg:x="38.241cm" svg:y="8.159cm" svg:viewBox="0 0 501 501" draw:points="0,501 501,501 501,0 0,0">
          <text:p/>
        </draw:polygon>
        <draw:polygon draw:style-name="gr26" draw:text-style-name="P26" draw:layer="layout" svg:width="0.5cm" svg:height="0.5cm" svg:x="38.241cm" svg:y="8.659cm" svg:viewBox="0 0 501 501" draw:points="0,501 501,501 501,0 0,0">
          <text:p/>
        </draw:polygon>
        <draw:polygon draw:style-name="gr35" draw:text-style-name="P35" draw:layer="layout" svg:width="0.5cm" svg:height="0.5cm" svg:x="38.241cm" svg:y="9.159cm" svg:viewBox="0 0 501 501" draw:points="0,501 501,501 501,0 0,0">
          <text:p/>
        </draw:polygon>
        <draw:polygon draw:style-name="gr6" draw:text-style-name="P6" draw:layer="layout" svg:width="0.5cm" svg:height="0.5cm" svg:x="38.241cm" svg:y="9.659cm" svg:viewBox="0 0 501 501" draw:points="0,501 501,501 501,0 0,0">
          <text:p/>
        </draw:polygon>
        <draw:polygon draw:style-name="gr15" draw:text-style-name="P15" draw:layer="layout" svg:width="0.5cm" svg:height="0.499cm" svg:x="38.241cm" svg:y="10.16cm" svg:viewBox="0 0 501 500" draw:points="0,500 501,500 501,0 0,0">
          <text:p/>
        </draw:polygon>
        <draw:polygon draw:style-name="gr6" draw:text-style-name="P6" draw:layer="layout" svg:width="0.5cm" svg:height="0.5cm" svg:x="38.241cm" svg:y="10.659cm" svg:viewBox="0 0 501 501" draw:points="0,501 501,501 501,0 0,0">
          <text:p/>
        </draw:polygon>
        <draw:polygon draw:style-name="gr6" draw:text-style-name="P6" draw:layer="layout" svg:width="0.5cm" svg:height="0.5cm" svg:x="38.241cm" svg:y="11.159cm" svg:viewBox="0 0 501 501" draw:points="0,501 501,501 501,0 0,0">
          <text:p/>
        </draw:polygon>
        <draw:polygon draw:style-name="gr6" draw:text-style-name="P6" draw:layer="layout" svg:width="0.5cm" svg:height="0.499cm" svg:x="38.241cm" svg:y="11.66cm" svg:viewBox="0 0 501 500" draw:points="0,500 501,500 501,0 0,0">
          <text:p/>
        </draw:polygon>
        <draw:polygon draw:style-name="gr6" draw:text-style-name="P6" draw:layer="layout" svg:width="0.5cm" svg:height="0.5cm" svg:x="38.241cm" svg:y="12.159cm" svg:viewBox="0 0 501 501" draw:points="0,501 501,501 501,0 0,0">
          <text:p/>
        </draw:polygon>
        <draw:polygon draw:style-name="gr27" draw:text-style-name="P27" draw:layer="layout" svg:width="0.5cm" svg:height="0.499cm" svg:x="38.741cm" svg:y="2.16cm" svg:viewBox="0 0 501 500" draw:points="0,500 501,500 501,0 0,0">
          <text:p/>
        </draw:polygon>
        <draw:polygon draw:style-name="gr126" draw:text-style-name="P126" draw:layer="layout" svg:width="0.5cm" svg:height="0.5cm" svg:x="38.741cm" svg:y="2.659cm" svg:viewBox="0 0 501 501" draw:points="0,501 501,501 501,0 0,0">
          <text:p/>
        </draw:polygon>
        <draw:polygon draw:style-name="gr210" draw:text-style-name="P210" draw:layer="layout" svg:width="0.5cm" svg:height="0.5cm" svg:x="38.741cm" svg:y="3.159cm" svg:viewBox="0 0 501 501" draw:points="0,501 501,501 501,0 0,0">
          <text:p/>
        </draw:polygon>
        <draw:polygon draw:style-name="gr171" draw:text-style-name="P171" draw:layer="layout" svg:width="0.5cm" svg:height="0.499cm" svg:x="38.741cm" svg:y="3.66cm" svg:viewBox="0 0 501 500" draw:points="0,500 501,500 501,0 0,0">
          <text:p/>
        </draw:polygon>
        <draw:polygon draw:style-name="gr54" draw:text-style-name="P54" draw:layer="layout" svg:width="0.5cm" svg:height="0.5cm" svg:x="38.741cm" svg:y="4.159cm" svg:viewBox="0 0 501 501" draw:points="0,501 501,501 501,0 0,0">
          <text:p/>
        </draw:polygon>
        <draw:polygon draw:style-name="gr7" draw:text-style-name="P7" draw:layer="layout" svg:width="0.5cm" svg:height="0.5cm" svg:x="38.741cm" svg:y="4.659cm" svg:viewBox="0 0 501 501" draw:points="0,501 501,501 501,0 0,0">
          <text:p/>
        </draw:polygon>
        <draw:polygon draw:style-name="gr7" draw:text-style-name="P7" draw:layer="layout" svg:width="0.5cm" svg:height="0.499cm" svg:x="38.741cm" svg:y="5.16cm" svg:viewBox="0 0 501 500" draw:points="0,500 501,500 501,0 0,0">
          <text:p/>
        </draw:polygon>
        <draw:polygon draw:style-name="gr7" draw:text-style-name="P7" draw:layer="layout" svg:width="0.5cm" svg:height="0.5cm" svg:x="38.741cm" svg:y="5.659cm" svg:viewBox="0 0 501 501" draw:points="0,501 501,501 501,0 0,0">
          <text:p/>
        </draw:polygon>
        <draw:polygon draw:style-name="gr6" draw:text-style-name="P6" draw:layer="layout" svg:width="0.5cm" svg:height="0.5cm" svg:x="38.741cm" svg:y="6.159cm" svg:viewBox="0 0 501 501" draw:points="0,501 501,501 501,0 0,0">
          <text:p/>
        </draw:polygon>
        <draw:polygon draw:style-name="gr6" draw:text-style-name="P6" draw:layer="layout" svg:width="0.5cm" svg:height="0.5cm" svg:x="38.741cm" svg:y="6.659cm" svg:viewBox="0 0 501 501" draw:points="0,501 501,501 501,0 0,0">
          <text:p/>
        </draw:polygon>
        <draw:polygon draw:style-name="gr6" draw:text-style-name="P6" draw:layer="layout" svg:width="0.5cm" svg:height="0.5cm" svg:x="38.741cm" svg:y="7.159cm" svg:viewBox="0 0 501 501" draw:points="0,501 501,501 501,0 0,0">
          <text:p/>
        </draw:polygon>
        <draw:polygon draw:style-name="gr6" draw:text-style-name="P6" draw:layer="layout" svg:width="0.5cm" svg:height="0.5cm" svg:x="38.741cm" svg:y="7.659cm" svg:viewBox="0 0 501 501" draw:points="0,501 501,501 501,0 0,0">
          <text:p/>
        </draw:polygon>
        <draw:polygon draw:style-name="gr6" draw:text-style-name="P6" draw:layer="layout" svg:width="0.5cm" svg:height="0.5cm" svg:x="38.741cm" svg:y="8.159cm" svg:viewBox="0 0 501 501" draw:points="0,501 501,501 501,0 0,0">
          <text:p/>
        </draw:polygon>
        <draw:polygon draw:style-name="gr6" draw:text-style-name="P6" draw:layer="layout" svg:width="0.5cm" svg:height="0.5cm" svg:x="38.741cm" svg:y="8.659cm" svg:viewBox="0 0 501 501" draw:points="0,501 501,501 501,0 0,0">
          <text:p/>
        </draw:polygon>
        <draw:polygon draw:style-name="gr6" draw:text-style-name="P6" draw:layer="layout" svg:width="0.5cm" svg:height="0.5cm" svg:x="38.741cm" svg:y="9.159cm" svg:viewBox="0 0 501 501" draw:points="0,501 501,501 501,0 0,0">
          <text:p/>
        </draw:polygon>
        <draw:polygon draw:style-name="gr6" draw:text-style-name="P6" draw:layer="layout" svg:width="0.5cm" svg:height="0.5cm" svg:x="38.741cm" svg:y="9.659cm" svg:viewBox="0 0 501 501" draw:points="0,501 501,501 501,0 0,0">
          <text:p/>
        </draw:polygon>
        <draw:polygon draw:style-name="gr7" draw:text-style-name="P7" draw:layer="layout" svg:width="0.5cm" svg:height="0.499cm" svg:x="38.741cm" svg:y="10.16cm" svg:viewBox="0 0 501 500" draw:points="0,500 501,500 501,0 0,0">
          <text:p/>
        </draw:polygon>
        <draw:polygon draw:style-name="gr6" draw:text-style-name="P6" draw:layer="layout" svg:width="0.5cm" svg:height="0.5cm" svg:x="38.741cm" svg:y="10.659cm" svg:viewBox="0 0 501 501" draw:points="0,501 501,501 501,0 0,0">
          <text:p/>
        </draw:polygon>
        <draw:polygon draw:style-name="gr6" draw:text-style-name="P6" draw:layer="layout" svg:width="0.5cm" svg:height="0.5cm" svg:x="38.741cm" svg:y="11.159cm" svg:viewBox="0 0 501 501" draw:points="0,501 501,501 501,0 0,0">
          <text:p/>
        </draw:polygon>
        <draw:polygon draw:style-name="gr7" draw:text-style-name="P7" draw:layer="layout" svg:width="0.5cm" svg:height="0.499cm" svg:x="38.741cm" svg:y="11.66cm" svg:viewBox="0 0 501 500" draw:points="0,500 501,500 501,0 0,0">
          <text:p/>
        </draw:polygon>
        <draw:polygon draw:style-name="gr6" draw:text-style-name="P6" draw:layer="layout" svg:width="0.5cm" svg:height="0.5cm" svg:x="38.741cm" svg:y="12.159cm" svg:viewBox="0 0 501 501" draw:points="0,501 501,501 501,0 0,0">
          <text:p/>
        </draw:polygon>
        <draw:polygon draw:style-name="gr202" draw:text-style-name="P202" draw:layer="layout" svg:width="0.5cm" svg:height="0.499cm" svg:x="39.241cm" svg:y="2.16cm" svg:viewBox="0 0 501 500" draw:points="0,500 501,500 501,0 0,0">
          <text:p/>
        </draw:polygon>
        <draw:polygon draw:style-name="gr204" draw:text-style-name="P204" draw:layer="layout" svg:width="0.5cm" svg:height="0.5cm" svg:x="39.241cm" svg:y="2.659cm" svg:viewBox="0 0 501 501" draw:points="0,501 501,501 501,0 0,0">
          <text:p/>
        </draw:polygon>
        <draw:polygon draw:style-name="gr220" draw:text-style-name="P220" draw:layer="layout" svg:width="0.5cm" svg:height="0.5cm" svg:x="39.241cm" svg:y="3.159cm" svg:viewBox="0 0 501 501" draw:points="0,501 501,501 501,0 0,0">
          <text:p/>
        </draw:polygon>
        <draw:polygon draw:style-name="gr93" draw:text-style-name="P93" draw:layer="layout" svg:width="0.5cm" svg:height="0.499cm" svg:x="39.241cm" svg:y="3.66cm" svg:viewBox="0 0 501 500" draw:points="0,500 501,500 501,0 0,0">
          <text:p/>
        </draw:polygon>
        <draw:polygon draw:style-name="gr86" draw:text-style-name="P86" draw:layer="layout" svg:width="0.5cm" svg:height="0.5cm" svg:x="39.241cm" svg:y="4.159cm" svg:viewBox="0 0 501 501" draw:points="0,501 501,501 501,0 0,0">
          <text:p/>
        </draw:polygon>
        <draw:polygon draw:style-name="gr328" draw:text-style-name="P328" draw:layer="layout" svg:width="0.5cm" svg:height="0.5cm" svg:x="39.241cm" svg:y="4.659cm" svg:viewBox="0 0 501 501" draw:points="0,501 501,501 501,0 0,0">
          <text:p/>
        </draw:polygon>
        <draw:polygon draw:style-name="gr243" draw:text-style-name="P243" draw:layer="layout" svg:width="0.5cm" svg:height="0.499cm" svg:x="39.241cm" svg:y="5.16cm" svg:viewBox="0 0 501 500" draw:points="0,500 501,500 501,0 0,0">
          <text:p/>
        </draw:polygon>
        <draw:polygon draw:style-name="gr265" draw:text-style-name="P265" draw:layer="layout" svg:width="0.5cm" svg:height="0.5cm" svg:x="39.241cm" svg:y="5.659cm" svg:viewBox="0 0 501 501" draw:points="0,501 501,501 501,0 0,0">
          <text:p/>
        </draw:polygon>
        <draw:polygon draw:style-name="gr20" draw:text-style-name="P20" draw:layer="layout" svg:width="0.5cm" svg:height="0.5cm" svg:x="39.241cm" svg:y="6.159cm" svg:viewBox="0 0 501 501" draw:points="0,501 501,501 501,0 0,0">
          <text:p/>
        </draw:polygon>
        <draw:polygon draw:style-name="gr329" draw:text-style-name="P329" draw:layer="layout" svg:width="0.5cm" svg:height="0.5cm" svg:x="39.241cm" svg:y="6.659cm" svg:viewBox="0 0 501 501" draw:points="0,501 501,501 501,0 0,0">
          <text:p/>
        </draw:polygon>
        <draw:polygon draw:style-name="gr231" draw:text-style-name="P231" draw:layer="layout" svg:width="0.5cm" svg:height="0.5cm" svg:x="39.241cm" svg:y="7.159cm" svg:viewBox="0 0 501 501" draw:points="0,501 501,501 501,0 0,0">
          <text:p/>
        </draw:polygon>
        <draw:polygon draw:style-name="gr86" draw:text-style-name="P86" draw:layer="layout" svg:width="0.5cm" svg:height="0.5cm" svg:x="39.241cm" svg:y="7.659cm" svg:viewBox="0 0 501 501" draw:points="0,501 501,501 501,0 0,0">
          <text:p/>
        </draw:polygon>
        <draw:polygon draw:style-name="gr70" draw:text-style-name="P70" draw:layer="layout" svg:width="0.5cm" svg:height="0.5cm" svg:x="39.241cm" svg:y="8.159cm" svg:viewBox="0 0 501 501" draw:points="0,501 501,501 501,0 0,0">
          <text:p/>
        </draw:polygon>
        <draw:polygon draw:style-name="gr135" draw:text-style-name="P135" draw:layer="layout" svg:width="0.5cm" svg:height="0.5cm" svg:x="39.241cm" svg:y="8.659cm" svg:viewBox="0 0 501 501" draw:points="0,501 501,501 501,0 0,0">
          <text:p/>
        </draw:polygon>
        <draw:polygon draw:style-name="gr226" draw:text-style-name="P226" draw:layer="layout" svg:width="0.5cm" svg:height="0.5cm" svg:x="39.241cm" svg:y="9.159cm" svg:viewBox="0 0 501 501" draw:points="0,501 501,501 501,0 0,0">
          <text:p/>
        </draw:polygon>
        <draw:polygon draw:style-name="gr9" draw:text-style-name="P9" draw:layer="layout" svg:width="0.5cm" svg:height="0.5cm" svg:x="39.241cm" svg:y="9.659cm" svg:viewBox="0 0 501 501" draw:points="0,501 501,501 501,0 0,0">
          <text:p/>
        </draw:polygon>
        <draw:polygon draw:style-name="gr38" draw:text-style-name="P38" draw:layer="layout" svg:width="0.5cm" svg:height="0.499cm" svg:x="39.241cm" svg:y="10.16cm" svg:viewBox="0 0 501 500" draw:points="0,500 501,500 501,0 0,0">
          <text:p/>
        </draw:polygon>
        <draw:polygon draw:style-name="gr35" draw:text-style-name="P35" draw:layer="layout" svg:width="0.5cm" svg:height="0.5cm" svg:x="39.241cm" svg:y="10.659cm" svg:viewBox="0 0 501 501" draw:points="0,501 501,501 501,0 0,0">
          <text:p/>
        </draw:polygon>
        <draw:polygon draw:style-name="gr214" draw:text-style-name="P214" draw:layer="layout" svg:width="0.5cm" svg:height="0.5cm" svg:x="39.241cm" svg:y="11.159cm" svg:viewBox="0 0 501 501" draw:points="0,501 501,501 501,0 0,0">
          <text:p/>
        </draw:polygon>
        <draw:polygon draw:style-name="gr38" draw:text-style-name="P38" draw:layer="layout" svg:width="0.5cm" svg:height="0.499cm" svg:x="39.241cm" svg:y="11.66cm" svg:viewBox="0 0 501 500" draw:points="0,500 501,500 501,0 0,0">
          <text:p/>
        </draw:polygon>
        <draw:polygon draw:style-name="gr15" draw:text-style-name="P15" draw:layer="layout" svg:width="0.5cm" svg:height="0.5cm" svg:x="39.241cm" svg:y="12.159cm" svg:viewBox="0 0 501 501" draw:points="0,501 501,501 501,0 0,0">
          <text:p/>
        </draw:polygon>
        <draw:polygon draw:style-name="gr191" draw:text-style-name="P191" draw:layer="layout" svg:width="0.5cm" svg:height="0.499cm" svg:x="39.741cm" svg:y="2.16cm" svg:viewBox="0 0 501 500" draw:points="0,500 501,500 501,0 0,0">
          <text:p/>
        </draw:polygon>
        <draw:polygon draw:style-name="gr330" draw:text-style-name="P330" draw:layer="layout" svg:width="0.5cm" svg:height="0.5cm" svg:x="39.741cm" svg:y="2.659cm" svg:viewBox="0 0 501 501" draw:points="0,501 501,501 501,0 0,0">
          <text:p/>
        </draw:polygon>
        <draw:polygon draw:style-name="gr180" draw:text-style-name="P180" draw:layer="layout" svg:width="0.5cm" svg:height="0.5cm" svg:x="39.741cm" svg:y="3.159cm" svg:viewBox="0 0 501 501" draw:points="0,501 501,501 501,0 0,0">
          <text:p/>
        </draw:polygon>
        <draw:polygon draw:style-name="gr137" draw:text-style-name="P137" draw:layer="layout" svg:width="0.5cm" svg:height="0.499cm" svg:x="39.741cm" svg:y="3.66cm" svg:viewBox="0 0 501 500" draw:points="0,500 501,500 501,0 0,0">
          <text:p/>
        </draw:polygon>
        <draw:polygon draw:style-name="gr78" draw:text-style-name="P78" draw:layer="layout" svg:width="0.5cm" svg:height="0.5cm" svg:x="39.741cm" svg:y="4.159cm" svg:viewBox="0 0 501 501" draw:points="0,501 501,501 501,0 0,0">
          <text:p/>
        </draw:polygon>
        <draw:polygon draw:style-name="gr285" draw:text-style-name="P285" draw:layer="layout" svg:width="0.5cm" svg:height="0.5cm" svg:x="39.741cm" svg:y="4.659cm" svg:viewBox="0 0 501 501" draw:points="0,501 501,501 501,0 0,0">
          <text:p/>
        </draw:polygon>
        <draw:polygon draw:style-name="gr331" draw:text-style-name="P331" draw:layer="layout" svg:width="0.5cm" svg:height="0.499cm" svg:x="39.741cm" svg:y="5.16cm" svg:viewBox="0 0 501 500" draw:points="0,500 501,500 501,0 0,0">
          <text:p/>
        </draw:polygon>
        <draw:polygon draw:style-name="gr302" draw:text-style-name="P302" draw:layer="layout" svg:width="0.5cm" svg:height="0.5cm" svg:x="39.741cm" svg:y="5.659cm" svg:viewBox="0 0 501 501" draw:points="0,501 501,501 501,0 0,0">
          <text:p/>
        </draw:polygon>
        <draw:polygon draw:style-name="gr50" draw:text-style-name="P50" draw:layer="layout" svg:width="0.5cm" svg:height="0.5cm" svg:x="39.741cm" svg:y="6.159cm" svg:viewBox="0 0 501 501" draw:points="0,501 501,501 501,0 0,0">
          <text:p/>
        </draw:polygon>
        <draw:polygon draw:style-name="gr332" draw:text-style-name="P332" draw:layer="layout" svg:width="0.5cm" svg:height="0.5cm" svg:x="39.741cm" svg:y="6.659cm" svg:viewBox="0 0 501 501" draw:points="0,501 501,501 501,0 0,0">
          <text:p/>
        </draw:polygon>
        <draw:polygon draw:style-name="gr333" draw:text-style-name="P333" draw:layer="layout" svg:width="0.5cm" svg:height="0.5cm" svg:x="39.741cm" svg:y="7.159cm" svg:viewBox="0 0 501 501" draw:points="0,501 501,501 501,0 0,0">
          <text:p/>
        </draw:polygon>
        <draw:polygon draw:style-name="gr334" draw:text-style-name="P334" draw:layer="layout" svg:width="0.5cm" svg:height="0.5cm" svg:x="39.741cm" svg:y="7.659cm" svg:viewBox="0 0 501 501" draw:points="0,501 501,501 501,0 0,0">
          <text:p/>
        </draw:polygon>
        <draw:polygon draw:style-name="gr91" draw:text-style-name="P91" draw:layer="layout" svg:width="0.5cm" svg:height="0.5cm" svg:x="39.741cm" svg:y="8.159cm" svg:viewBox="0 0 501 501" draw:points="0,501 501,501 501,0 0,0">
          <text:p/>
        </draw:polygon>
        <draw:polygon draw:style-name="gr69" draw:text-style-name="P69" draw:layer="layout" svg:width="0.5cm" svg:height="0.5cm" svg:x="39.741cm" svg:y="8.659cm" svg:viewBox="0 0 501 501" draw:points="0,501 501,501 501,0 0,0">
          <text:p/>
        </draw:polygon>
        <draw:polygon draw:style-name="gr52" draw:text-style-name="P52" draw:layer="layout" svg:width="0.5cm" svg:height="0.5cm" svg:x="39.741cm" svg:y="9.159cm" svg:viewBox="0 0 501 501" draw:points="0,501 501,501 501,0 0,0">
          <text:p/>
        </draw:polygon>
        <draw:polygon draw:style-name="gr9" draw:text-style-name="P9" draw:layer="layout" svg:width="0.5cm" svg:height="0.5cm" svg:x="39.741cm" svg:y="9.659cm" svg:viewBox="0 0 501 501" draw:points="0,501 501,501 501,0 0,0">
          <text:p/>
        </draw:polygon>
        <draw:polygon draw:style-name="gr15" draw:text-style-name="P15" draw:layer="layout" svg:width="0.5cm" svg:height="0.499cm" svg:x="39.741cm" svg:y="10.16cm" svg:viewBox="0 0 501 500" draw:points="0,500 501,500 501,0 0,0">
          <text:p/>
        </draw:polygon>
        <draw:polygon draw:style-name="gr89" draw:text-style-name="P89" draw:layer="layout" svg:width="0.5cm" svg:height="0.5cm" svg:x="39.741cm" svg:y="10.659cm" svg:viewBox="0 0 501 501" draw:points="0,501 501,501 501,0 0,0">
          <text:p/>
        </draw:polygon>
        <draw:polygon draw:style-name="gr15" draw:text-style-name="P15" draw:layer="layout" svg:width="0.5cm" svg:height="0.5cm" svg:x="39.741cm" svg:y="11.159cm" svg:viewBox="0 0 501 501" draw:points="0,501 501,501 501,0 0,0">
          <text:p/>
        </draw:polygon>
        <draw:polygon draw:style-name="gr15" draw:text-style-name="P15" draw:layer="layout" svg:width="0.5cm" svg:height="0.499cm" svg:x="39.741cm" svg:y="11.66cm" svg:viewBox="0 0 501 500" draw:points="0,500 501,500 501,0 0,0">
          <text:p/>
        </draw:polygon>
        <draw:polygon draw:style-name="gr7" draw:text-style-name="P7" draw:layer="layout" svg:width="0.5cm" svg:height="0.5cm" svg:x="39.741cm" svg:y="12.159cm" svg:viewBox="0 0 501 501" draw:points="0,501 501,501 501,0 0,0">
          <text:p/>
        </draw:polygon>
        <draw:polygon draw:style-name="gr165" draw:text-style-name="P165" draw:layer="layout" svg:width="0.5cm" svg:height="0.499cm" svg:x="40.241cm" svg:y="2.16cm" svg:viewBox="0 0 501 500" draw:points="0,500 501,500 501,0 0,0">
          <text:p/>
        </draw:polygon>
        <draw:polygon draw:style-name="gr179" draw:text-style-name="P179" draw:layer="layout" svg:width="0.5cm" svg:height="0.5cm" svg:x="40.241cm" svg:y="2.659cm" svg:viewBox="0 0 501 501" draw:points="0,501 501,501 501,0 0,0">
          <text:p/>
        </draw:polygon>
        <draw:polygon draw:style-name="gr295" draw:text-style-name="P295" draw:layer="layout" svg:width="0.5cm" svg:height="0.5cm" svg:x="40.241cm" svg:y="3.159cm" svg:viewBox="0 0 501 501" draw:points="0,501 501,501 501,0 0,0">
          <text:p/>
        </draw:polygon>
        <draw:polygon draw:style-name="gr335" draw:text-style-name="P335" draw:layer="layout" svg:width="0.5cm" svg:height="0.499cm" svg:x="40.241cm" svg:y="3.66cm" svg:viewBox="0 0 501 500" draw:points="0,500 501,500 501,0 0,0">
          <text:p/>
        </draw:polygon>
        <draw:polygon draw:style-name="gr33" draw:text-style-name="P33" draw:layer="layout" svg:width="0.5cm" svg:height="0.5cm" svg:x="40.241cm" svg:y="4.159cm" svg:viewBox="0 0 501 501" draw:points="0,501 501,501 501,0 0,0">
          <text:p/>
        </draw:polygon>
        <draw:polygon draw:style-name="gr294" draw:text-style-name="P294" draw:layer="layout" svg:width="0.5cm" svg:height="0.5cm" svg:x="40.241cm" svg:y="4.659cm" svg:viewBox="0 0 501 501" draw:points="0,501 501,501 501,0 0,0">
          <text:p/>
        </draw:polygon>
        <draw:polygon draw:style-name="gr150" draw:text-style-name="P150" draw:layer="layout" svg:width="0.5cm" svg:height="0.499cm" svg:x="40.241cm" svg:y="5.16cm" svg:viewBox="0 0 501 500" draw:points="0,500 501,500 501,0 0,0">
          <text:p/>
        </draw:polygon>
        <draw:polygon draw:style-name="gr336" draw:text-style-name="P336" draw:layer="layout" svg:width="0.5cm" svg:height="0.5cm" svg:x="40.241cm" svg:y="5.659cm" svg:viewBox="0 0 501 501" draw:points="0,501 501,501 501,0 0,0">
          <text:p/>
        </draw:polygon>
        <draw:polygon draw:style-name="gr205" draw:text-style-name="P205" draw:layer="layout" svg:width="0.5cm" svg:height="0.5cm" svg:x="40.241cm" svg:y="6.159cm" svg:viewBox="0 0 501 501" draw:points="0,501 501,501 501,0 0,0">
          <text:p/>
        </draw:polygon>
        <draw:polygon draw:style-name="gr212" draw:text-style-name="P212" draw:layer="layout" svg:width="0.5cm" svg:height="0.5cm" svg:x="40.241cm" svg:y="6.659cm" svg:viewBox="0 0 501 501" draw:points="0,501 501,501 501,0 0,0">
          <text:p/>
        </draw:polygon>
        <draw:polygon draw:style-name="gr174" draw:text-style-name="P174" draw:layer="layout" svg:width="0.5cm" svg:height="0.5cm" svg:x="40.241cm" svg:y="7.159cm" svg:viewBox="0 0 501 501" draw:points="0,501 501,501 501,0 0,0">
          <text:p/>
        </draw:polygon>
        <draw:polygon draw:style-name="gr119" draw:text-style-name="P119" draw:layer="layout" svg:width="0.5cm" svg:height="0.5cm" svg:x="40.241cm" svg:y="7.659cm" svg:viewBox="0 0 501 501" draw:points="0,501 501,501 501,0 0,0">
          <text:p/>
        </draw:polygon>
        <draw:polygon draw:style-name="gr28" draw:text-style-name="P28" draw:layer="layout" svg:width="0.5cm" svg:height="0.5cm" svg:x="40.241cm" svg:y="8.159cm" svg:viewBox="0 0 501 501" draw:points="0,501 501,501 501,0 0,0">
          <text:p/>
        </draw:polygon>
        <draw:polygon draw:style-name="gr153" draw:text-style-name="P153" draw:layer="layout" svg:width="0.5cm" svg:height="0.5cm" svg:x="40.241cm" svg:y="8.659cm" svg:viewBox="0 0 501 501" draw:points="0,501 501,501 501,0 0,0">
          <text:p/>
        </draw:polygon>
        <draw:polygon draw:style-name="gr52" draw:text-style-name="P52" draw:layer="layout" svg:width="0.5cm" svg:height="0.5cm" svg:x="40.241cm" svg:y="9.159cm" svg:viewBox="0 0 501 501" draw:points="0,501 501,501 501,0 0,0">
          <text:p/>
        </draw:polygon>
        <draw:polygon draw:style-name="gr145" draw:text-style-name="P145" draw:layer="layout" svg:width="0.5cm" svg:height="0.5cm" svg:x="40.241cm" svg:y="9.659cm" svg:viewBox="0 0 501 501" draw:points="0,501 501,501 501,0 0,0">
          <text:p/>
        </draw:polygon>
        <draw:polygon draw:style-name="gr9" draw:text-style-name="P9" draw:layer="layout" svg:width="0.5cm" svg:height="0.499cm" svg:x="40.241cm" svg:y="10.16cm" svg:viewBox="0 0 501 500" draw:points="0,500 501,500 501,0 0,0">
          <text:p/>
        </draw:polygon>
        <draw:polygon draw:style-name="gr9" draw:text-style-name="P9" draw:layer="layout" svg:width="0.5cm" svg:height="0.5cm" svg:x="40.241cm" svg:y="10.659cm" svg:viewBox="0 0 501 501" draw:points="0,501 501,501 501,0 0,0">
          <text:p/>
        </draw:polygon>
        <draw:polygon draw:style-name="gr15" draw:text-style-name="P15" draw:layer="layout" svg:width="0.5cm" svg:height="0.5cm" svg:x="40.241cm" svg:y="11.159cm" svg:viewBox="0 0 501 501" draw:points="0,501 501,501 501,0 0,0">
          <text:p/>
        </draw:polygon>
        <draw:polygon draw:style-name="gr6" draw:text-style-name="P6" draw:layer="layout" svg:width="0.5cm" svg:height="0.499cm" svg:x="40.241cm" svg:y="11.66cm" svg:viewBox="0 0 501 500" draw:points="0,500 501,500 501,0 0,0">
          <text:p/>
        </draw:polygon>
        <draw:polygon draw:style-name="gr15" draw:text-style-name="P15" draw:layer="layout" svg:width="0.5cm" svg:height="0.5cm" svg:x="40.241cm" svg:y="12.159cm" svg:viewBox="0 0 501 501" draw:points="0,501 501,501 501,0 0,0">
          <text:p/>
        </draw:polygon>
        <draw:polygon draw:style-name="gr137" draw:text-style-name="P137" draw:layer="layout" svg:width="0.5cm" svg:height="0.499cm" svg:x="40.741cm" svg:y="2.16cm" svg:viewBox="0 0 501 500" draw:points="0,500 501,500 501,0 0,0">
          <text:p/>
        </draw:polygon>
        <draw:polygon draw:style-name="gr42" draw:text-style-name="P42" draw:layer="layout" svg:width="0.5cm" svg:height="0.5cm" svg:x="40.741cm" svg:y="2.659cm" svg:viewBox="0 0 501 501" draw:points="0,501 501,501 501,0 0,0">
          <text:p/>
        </draw:polygon>
        <draw:polygon draw:style-name="gr337" draw:text-style-name="P337" draw:layer="layout" svg:width="0.5cm" svg:height="0.5cm" svg:x="40.741cm" svg:y="3.159cm" svg:viewBox="0 0 501 501" draw:points="0,501 501,501 501,0 0,0">
          <text:p/>
        </draw:polygon>
        <draw:polygon draw:style-name="gr5" draw:text-style-name="P5" draw:layer="layout" svg:width="0.5cm" svg:height="0.499cm" svg:x="40.741cm" svg:y="3.66cm" svg:viewBox="0 0 501 500" draw:points="0,500 501,500 501,0 0,0">
          <text:p/>
        </draw:polygon>
        <draw:polygon draw:style-name="gr338" draw:text-style-name="P338" draw:layer="layout" svg:width="0.5cm" svg:height="0.5cm" svg:x="40.741cm" svg:y="4.159cm" svg:viewBox="0 0 501 501" draw:points="0,501 501,501 501,0 0,0">
          <text:p/>
        </draw:polygon>
        <draw:polygon draw:style-name="gr15" draw:text-style-name="P15" draw:layer="layout" svg:width="0.5cm" svg:height="0.5cm" svg:x="40.741cm" svg:y="4.659cm" svg:viewBox="0 0 501 501" draw:points="0,501 501,501 501,0 0,0">
          <text:p/>
        </draw:polygon>
        <draw:polygon draw:style-name="gr38" draw:text-style-name="P38" draw:layer="layout" svg:width="0.5cm" svg:height="0.499cm" svg:x="40.741cm" svg:y="5.16cm" svg:viewBox="0 0 501 500" draw:points="0,500 501,500 501,0 0,0">
          <text:p/>
        </draw:polygon>
        <draw:polygon draw:style-name="gr15" draw:text-style-name="P15" draw:layer="layout" svg:width="0.5cm" svg:height="0.5cm" svg:x="40.741cm" svg:y="5.659cm" svg:viewBox="0 0 501 501" draw:points="0,501 501,501 501,0 0,0">
          <text:p/>
        </draw:polygon>
        <draw:polygon draw:style-name="gr7" draw:text-style-name="P7" draw:layer="layout" svg:width="0.5cm" svg:height="0.5cm" svg:x="40.741cm" svg:y="6.159cm" svg:viewBox="0 0 501 501" draw:points="0,501 501,501 501,0 0,0">
          <text:p/>
        </draw:polygon>
        <draw:polygon draw:style-name="gr6" draw:text-style-name="P6" draw:layer="layout" svg:width="0.5cm" svg:height="0.5cm" svg:x="40.741cm" svg:y="6.659cm" svg:viewBox="0 0 501 501" draw:points="0,501 501,501 501,0 0,0">
          <text:p/>
        </draw:polygon>
        <draw:polygon draw:style-name="gr6" draw:text-style-name="P6" draw:layer="layout" svg:width="0.5cm" svg:height="0.5cm" svg:x="40.741cm" svg:y="7.159cm" svg:viewBox="0 0 501 501" draw:points="0,501 501,501 501,0 0,0">
          <text:p/>
        </draw:polygon>
        <draw:polygon draw:style-name="gr6" draw:text-style-name="P6" draw:layer="layout" svg:width="0.5cm" svg:height="0.5cm" svg:x="40.741cm" svg:y="7.659cm" svg:viewBox="0 0 501 501" draw:points="0,501 501,501 501,0 0,0">
          <text:p/>
        </draw:polygon>
        <draw:polygon draw:style-name="gr8" draw:text-style-name="P8" draw:layer="layout" svg:width="0.5cm" svg:height="0.5cm" svg:x="40.741cm" svg:y="8.159cm" svg:viewBox="0 0 501 501" draw:points="0,501 501,501 501,0 0,0">
          <text:p/>
        </draw:polygon>
        <draw:polygon draw:style-name="gr15" draw:text-style-name="P15" draw:layer="layout" svg:width="0.5cm" svg:height="0.5cm" svg:x="40.741cm" svg:y="8.659cm" svg:viewBox="0 0 501 501" draw:points="0,501 501,501 501,0 0,0">
          <text:p/>
        </draw:polygon>
        <draw:polygon draw:style-name="gr6" draw:text-style-name="P6" draw:layer="layout" svg:width="0.5cm" svg:height="0.5cm" svg:x="40.741cm" svg:y="9.159cm" svg:viewBox="0 0 501 501" draw:points="0,501 501,501 501,0 0,0">
          <text:p/>
        </draw:polygon>
        <draw:polygon draw:style-name="gr6" draw:text-style-name="P6" draw:layer="layout" svg:width="0.5cm" svg:height="0.5cm" svg:x="40.741cm" svg:y="9.659cm" svg:viewBox="0 0 501 501" draw:points="0,501 501,501 501,0 0,0">
          <text:p/>
        </draw:polygon>
        <draw:polygon draw:style-name="gr15" draw:text-style-name="P15" draw:layer="layout" svg:width="0.5cm" svg:height="0.499cm" svg:x="40.741cm" svg:y="10.16cm" svg:viewBox="0 0 501 500" draw:points="0,500 501,500 501,0 0,0">
          <text:p/>
        </draw:polygon>
        <draw:polygon draw:style-name="gr89" draw:text-style-name="P89" draw:layer="layout" svg:width="0.5cm" svg:height="0.5cm" svg:x="40.741cm" svg:y="10.659cm" svg:viewBox="0 0 501 501" draw:points="0,501 501,501 501,0 0,0">
          <text:p/>
        </draw:polygon>
        <draw:polygon draw:style-name="gr9" draw:text-style-name="P9" draw:layer="layout" svg:width="0.5cm" svg:height="0.5cm" svg:x="40.741cm" svg:y="11.159cm" svg:viewBox="0 0 501 501" draw:points="0,501 501,501 501,0 0,0">
          <text:p/>
        </draw:polygon>
        <draw:polygon draw:style-name="gr6" draw:text-style-name="P6" draw:layer="layout" svg:width="0.5cm" svg:height="0.499cm" svg:x="40.741cm" svg:y="11.66cm" svg:viewBox="0 0 501 500" draw:points="0,500 501,500 501,0 0,0">
          <text:p/>
        </draw:polygon>
        <draw:polygon draw:style-name="gr6" draw:text-style-name="P6" draw:layer="layout" svg:width="0.5cm" svg:height="0.5cm" svg:x="40.741cm" svg:y="12.159cm" svg:viewBox="0 0 501 501" draw:points="0,501 501,501 501,0 0,0">
          <text:p/>
        </draw:polygon>
        <draw:polygon draw:style-name="gr92" draw:text-style-name="P92" draw:layer="layout" svg:width="0.5cm" svg:height="0.499cm" svg:x="41.241cm" svg:y="2.16cm" svg:viewBox="0 0 501 500" draw:points="0,500 501,500 501,0 0,0">
          <text:p/>
        </draw:polygon>
        <draw:polygon draw:style-name="gr67" draw:text-style-name="P67" draw:layer="layout" svg:width="0.5cm" svg:height="0.5cm" svg:x="41.241cm" svg:y="2.659cm" svg:viewBox="0 0 501 501" draw:points="0,501 501,501 501,0 0,0">
          <text:p/>
        </draw:polygon>
        <draw:polygon draw:style-name="gr208" draw:text-style-name="P208" draw:layer="layout" svg:width="0.5cm" svg:height="0.5cm" svg:x="41.241cm" svg:y="3.159cm" svg:viewBox="0 0 501 501" draw:points="0,501 501,501 501,0 0,0">
          <text:p/>
        </draw:polygon>
        <draw:polygon draw:style-name="gr322" draw:text-style-name="P322" draw:layer="layout" svg:width="0.5cm" svg:height="0.499cm" svg:x="41.241cm" svg:y="3.66cm" svg:viewBox="0 0 501 500" draw:points="0,500 501,500 501,0 0,0">
          <text:p/>
        </draw:polygon>
        <draw:polygon draw:style-name="gr325" draw:text-style-name="P325" draw:layer="layout" svg:width="0.5cm" svg:height="0.5cm" svg:x="41.241cm" svg:y="4.159cm" svg:viewBox="0 0 501 501" draw:points="0,501 501,501 501,0 0,0">
          <text:p/>
        </draw:polygon>
        <draw:polygon draw:style-name="gr96" draw:text-style-name="P96" draw:layer="layout" svg:width="0.5cm" svg:height="0.5cm" svg:x="41.241cm" svg:y="4.659cm" svg:viewBox="0 0 501 501" draw:points="0,501 501,501 501,0 0,0">
          <text:p/>
        </draw:polygon>
        <draw:polygon draw:style-name="gr97" draw:text-style-name="P97" draw:layer="layout" svg:width="0.5cm" svg:height="0.499cm" svg:x="41.241cm" svg:y="5.16cm" svg:viewBox="0 0 501 500" draw:points="0,500 501,500 501,0 0,0">
          <text:p/>
        </draw:polygon>
        <draw:polygon draw:style-name="gr39" draw:text-style-name="P39" draw:layer="layout" svg:width="0.5cm" svg:height="0.5cm" svg:x="41.241cm" svg:y="5.659cm" svg:viewBox="0 0 501 501" draw:points="0,501 501,501 501,0 0,0">
          <text:p/>
        </draw:polygon>
        <draw:polygon draw:style-name="gr217" draw:text-style-name="P217" draw:layer="layout" svg:width="0.5cm" svg:height="0.5cm" svg:x="41.241cm" svg:y="6.159cm" svg:viewBox="0 0 501 501" draw:points="0,501 501,501 501,0 0,0">
          <text:p/>
        </draw:polygon>
        <draw:polygon draw:style-name="gr174" draw:text-style-name="P174" draw:layer="layout" svg:width="0.5cm" svg:height="0.5cm" svg:x="41.241cm" svg:y="6.659cm" svg:viewBox="0 0 501 501" draw:points="0,501 501,501 501,0 0,0">
          <text:p/>
        </draw:polygon>
        <draw:polygon draw:style-name="gr174" draw:text-style-name="P174" draw:layer="layout" svg:width="0.5cm" svg:height="0.5cm" svg:x="41.241cm" svg:y="7.159cm" svg:viewBox="0 0 501 501" draw:points="0,501 501,501 501,0 0,0">
          <text:p/>
        </draw:polygon>
        <draw:polygon draw:style-name="gr339" draw:text-style-name="P339" draw:layer="layout" svg:width="0.5cm" svg:height="0.5cm" svg:x="41.241cm" svg:y="7.659cm" svg:viewBox="0 0 501 501" draw:points="0,501 501,501 501,0 0,0">
          <text:p/>
        </draw:polygon>
        <draw:polygon draw:style-name="gr154" draw:text-style-name="P154" draw:layer="layout" svg:width="0.5cm" svg:height="0.5cm" svg:x="41.241cm" svg:y="8.159cm" svg:viewBox="0 0 501 501" draw:points="0,501 501,501 501,0 0,0">
          <text:p/>
        </draw:polygon>
        <draw:polygon draw:style-name="gr214" draw:text-style-name="P214" draw:layer="layout" svg:width="0.5cm" svg:height="0.5cm" svg:x="41.241cm" svg:y="8.659cm" svg:viewBox="0 0 501 501" draw:points="0,501 501,501 501,0 0,0">
          <text:p/>
        </draw:polygon>
        <draw:polygon draw:style-name="gr71" draw:text-style-name="P71" draw:layer="layout" svg:width="0.5cm" svg:height="0.5cm" svg:x="41.241cm" svg:y="9.159cm" svg:viewBox="0 0 501 501" draw:points="0,501 501,501 501,0 0,0">
          <text:p/>
        </draw:polygon>
        <draw:polygon draw:style-name="gr316" draw:text-style-name="P316" draw:layer="layout" svg:width="0.5cm" svg:height="0.5cm" svg:x="41.241cm" svg:y="9.659cm" svg:viewBox="0 0 501 501" draw:points="0,501 501,501 501,0 0,0">
          <text:p/>
        </draw:polygon>
        <draw:polygon draw:style-name="gr38" draw:text-style-name="P38" draw:layer="layout" svg:width="0.5cm" svg:height="0.499cm" svg:x="41.241cm" svg:y="10.16cm" svg:viewBox="0 0 501 500" draw:points="0,500 501,500 501,0 0,0">
          <text:p/>
        </draw:polygon>
        <draw:polygon draw:style-name="gr9" draw:text-style-name="P9" draw:layer="layout" svg:width="0.5cm" svg:height="0.5cm" svg:x="41.241cm" svg:y="10.659cm" svg:viewBox="0 0 501 501" draw:points="0,501 501,501 501,0 0,0">
          <text:p/>
        </draw:polygon>
        <draw:polygon draw:style-name="gr8" draw:text-style-name="P8" draw:layer="layout" svg:width="0.5cm" svg:height="0.5cm" svg:x="41.241cm" svg:y="11.159cm" svg:viewBox="0 0 501 501" draw:points="0,501 501,501 501,0 0,0">
          <text:p/>
        </draw:polygon>
        <draw:polygon draw:style-name="gr6" draw:text-style-name="P6" draw:layer="layout" svg:width="0.5cm" svg:height="0.499cm" svg:x="41.241cm" svg:y="11.66cm" svg:viewBox="0 0 501 500" draw:points="0,500 501,500 501,0 0,0">
          <text:p/>
        </draw:polygon>
        <draw:polygon draw:style-name="gr123" draw:text-style-name="P123" draw:layer="layout" svg:width="0.5cm" svg:height="0.5cm" svg:x="41.241cm" svg:y="12.159cm" svg:viewBox="0 0 501 501" draw:points="0,501 501,501 501,0 0,0">
          <text:p/>
        </draw:polygon>
        <draw:polygon draw:style-name="gr330" draw:text-style-name="P330" draw:layer="layout" svg:width="0.5cm" svg:height="0.499cm" svg:x="41.741cm" svg:y="2.16cm" svg:viewBox="0 0 501 500" draw:points="0,500 501,500 501,0 0,0">
          <text:p/>
        </draw:polygon>
        <draw:polygon draw:style-name="gr154" draw:text-style-name="P154" draw:layer="layout" svg:width="0.5cm" svg:height="0.5cm" svg:x="41.741cm" svg:y="2.659cm" svg:viewBox="0 0 501 501" draw:points="0,501 501,501 501,0 0,0">
          <text:p/>
        </draw:polygon>
        <draw:polygon draw:style-name="gr6" draw:text-style-name="P6" draw:layer="layout" svg:width="0.5cm" svg:height="0.5cm" svg:x="41.741cm" svg:y="3.159cm" svg:viewBox="0 0 501 501" draw:points="0,501 501,501 501,0 0,0">
          <text:p/>
        </draw:polygon>
        <draw:polygon draw:style-name="gr24" draw:text-style-name="P24" draw:layer="layout" svg:width="0.5cm" svg:height="0.499cm" svg:x="41.741cm" svg:y="3.66cm" svg:viewBox="0 0 501 500" draw:points="0,500 501,500 501,0 0,0">
          <text:p/>
        </draw:polygon>
        <draw:polygon draw:style-name="gr6" draw:text-style-name="P6" draw:layer="layout" svg:width="0.5cm" svg:height="0.5cm" svg:x="41.741cm" svg:y="4.159cm" svg:viewBox="0 0 501 501" draw:points="0,501 501,501 501,0 0,0">
          <text:p/>
        </draw:polygon>
        <draw:polygon draw:style-name="gr6" draw:text-style-name="P6" draw:layer="layout" svg:width="0.5cm" svg:height="0.5cm" svg:x="41.741cm" svg:y="4.659cm" svg:viewBox="0 0 501 501" draw:points="0,501 501,501 501,0 0,0">
          <text:p/>
        </draw:polygon>
        <draw:polygon draw:style-name="gr6" draw:text-style-name="P6" draw:layer="layout" svg:width="0.5cm" svg:height="0.499cm" svg:x="41.741cm" svg:y="5.16cm" svg:viewBox="0 0 501 500" draw:points="0,500 501,500 501,0 0,0">
          <text:p/>
        </draw:polygon>
        <draw:polygon draw:style-name="gr6" draw:text-style-name="P6" draw:layer="layout" svg:width="0.5cm" svg:height="0.5cm" svg:x="41.741cm" svg:y="5.659cm" svg:viewBox="0 0 501 501" draw:points="0,501 501,501 501,0 0,0">
          <text:p/>
        </draw:polygon>
        <draw:polygon draw:style-name="gr7" draw:text-style-name="P7" draw:layer="layout" svg:width="0.5cm" svg:height="0.5cm" svg:x="41.741cm" svg:y="6.159cm" svg:viewBox="0 0 501 501" draw:points="0,501 501,501 501,0 0,0">
          <text:p/>
        </draw:polygon>
        <draw:polygon draw:style-name="gr6" draw:text-style-name="P6" draw:layer="layout" svg:width="0.5cm" svg:height="0.5cm" svg:x="41.741cm" svg:y="6.659cm" svg:viewBox="0 0 501 501" draw:points="0,501 501,501 501,0 0,0">
          <text:p/>
        </draw:polygon>
        <draw:polygon draw:style-name="gr6" draw:text-style-name="P6" draw:layer="layout" svg:width="0.5cm" svg:height="0.5cm" svg:x="41.741cm" svg:y="7.159cm" svg:viewBox="0 0 501 501" draw:points="0,501 501,501 501,0 0,0">
          <text:p/>
        </draw:polygon>
        <draw:polygon draw:style-name="gr7" draw:text-style-name="P7" draw:layer="layout" svg:width="0.5cm" svg:height="0.5cm" svg:x="41.741cm" svg:y="7.659cm" svg:viewBox="0 0 501 501" draw:points="0,501 501,501 501,0 0,0">
          <text:p/>
        </draw:polygon>
        <draw:polygon draw:style-name="gr6" draw:text-style-name="P6" draw:layer="layout" svg:width="0.5cm" svg:height="0.5cm" svg:x="41.741cm" svg:y="8.159cm" svg:viewBox="0 0 501 501" draw:points="0,501 501,501 501,0 0,0">
          <text:p/>
        </draw:polygon>
        <draw:polygon draw:style-name="gr6" draw:text-style-name="P6" draw:layer="layout" svg:width="0.5cm" svg:height="0.5cm" svg:x="41.741cm" svg:y="8.659cm" svg:viewBox="0 0 501 501" draw:points="0,501 501,501 501,0 0,0">
          <text:p/>
        </draw:polygon>
        <draw:polygon draw:style-name="gr6" draw:text-style-name="P6" draw:layer="layout" svg:width="0.5cm" svg:height="0.5cm" svg:x="41.741cm" svg:y="9.159cm" svg:viewBox="0 0 501 501" draw:points="0,501 501,501 501,0 0,0">
          <text:p/>
        </draw:polygon>
        <draw:polygon draw:style-name="gr6" draw:text-style-name="P6" draw:layer="layout" svg:width="0.5cm" svg:height="0.5cm" svg:x="41.741cm" svg:y="9.659cm" svg:viewBox="0 0 501 501" draw:points="0,501 501,501 501,0 0,0">
          <text:p/>
        </draw:polygon>
        <draw:polygon draw:style-name="gr88" draw:text-style-name="P88" draw:layer="layout" svg:width="0.5cm" svg:height="0.499cm" svg:x="41.741cm" svg:y="10.16cm" svg:viewBox="0 0 501 500" draw:points="0,500 501,500 501,0 0,0">
          <text:p/>
        </draw:polygon>
        <draw:polygon draw:style-name="gr9" draw:text-style-name="P9" draw:layer="layout" svg:width="0.5cm" svg:height="0.5cm" svg:x="41.741cm" svg:y="10.659cm" svg:viewBox="0 0 501 501" draw:points="0,501 501,501 501,0 0,0">
          <text:p/>
        </draw:polygon>
        <draw:polygon draw:style-name="gr6" draw:text-style-name="P6" draw:layer="layout" svg:width="0.5cm" svg:height="0.5cm" svg:x="41.741cm" svg:y="11.159cm" svg:viewBox="0 0 501 501" draw:points="0,501 501,501 501,0 0,0">
          <text:p/>
        </draw:polygon>
        <draw:polygon draw:style-name="gr6" draw:text-style-name="P6" draw:layer="layout" svg:width="0.5cm" svg:height="0.499cm" svg:x="41.741cm" svg:y="11.66cm" svg:viewBox="0 0 501 500" draw:points="0,500 501,500 501,0 0,0">
          <text:p/>
        </draw:polygon>
        <draw:polygon draw:style-name="gr6" draw:text-style-name="P6" draw:layer="layout" svg:width="0.5cm" svg:height="0.5cm" svg:x="41.741cm" svg:y="12.159cm" svg:viewBox="0 0 501 501" draw:points="0,501 501,501 501,0 0,0">
          <text:p/>
        </draw:polygon>
        <draw:polygon draw:style-name="gr340" draw:text-style-name="P340" draw:layer="layout" svg:width="0.5cm" svg:height="0.499cm" svg:x="42.241cm" svg:y="2.16cm" svg:viewBox="0 0 501 500" draw:points="0,500 501,500 501,0 0,0">
          <text:p/>
        </draw:polygon>
        <draw:polygon draw:style-name="gr124" draw:text-style-name="P124" draw:layer="layout" svg:width="0.5cm" svg:height="0.5cm" svg:x="42.241cm" svg:y="2.659cm" svg:viewBox="0 0 501 501" draw:points="0,501 501,501 501,0 0,0">
          <text:p/>
        </draw:polygon>
        <draw:polygon draw:style-name="gr134" draw:text-style-name="P134" draw:layer="layout" svg:width="0.5cm" svg:height="0.5cm" svg:x="42.241cm" svg:y="3.159cm" svg:viewBox="0 0 501 501" draw:points="0,501 501,501 501,0 0,0">
          <text:p/>
        </draw:polygon>
        <draw:polygon draw:style-name="gr186" draw:text-style-name="P186" draw:layer="layout" svg:width="0.5cm" svg:height="0.499cm" svg:x="42.241cm" svg:y="3.66cm" svg:viewBox="0 0 501 500" draw:points="0,500 501,500 501,0 0,0">
          <text:p/>
        </draw:polygon>
        <draw:polygon draw:style-name="gr6" draw:text-style-name="P6" draw:layer="layout" svg:width="0.5cm" svg:height="0.5cm" svg:x="42.241cm" svg:y="4.159cm" svg:viewBox="0 0 501 501" draw:points="0,501 501,501 501,0 0,0">
          <text:p/>
        </draw:polygon>
        <draw:polygon draw:style-name="gr21" draw:text-style-name="P21" draw:layer="layout" svg:width="0.5cm" svg:height="0.5cm" svg:x="42.241cm" svg:y="4.659cm" svg:viewBox="0 0 501 501" draw:points="0,501 501,501 501,0 0,0">
          <text:p/>
        </draw:polygon>
        <draw:polygon draw:style-name="gr211" draw:text-style-name="P211" draw:layer="layout" svg:width="0.5cm" svg:height="0.499cm" svg:x="42.241cm" svg:y="5.16cm" svg:viewBox="0 0 501 500" draw:points="0,500 501,500 501,0 0,0">
          <text:p/>
        </draw:polygon>
        <draw:polygon draw:style-name="gr82" draw:text-style-name="P82" draw:layer="layout" svg:width="0.5cm" svg:height="0.5cm" svg:x="42.241cm" svg:y="5.659cm" svg:viewBox="0 0 501 501" draw:points="0,501 501,501 501,0 0,0">
          <text:p/>
        </draw:polygon>
        <draw:polygon draw:style-name="gr341" draw:text-style-name="P341" draw:layer="layout" svg:width="0.5cm" svg:height="0.5cm" svg:x="42.241cm" svg:y="6.159cm" svg:viewBox="0 0 501 501" draw:points="0,501 501,501 501,0 0,0">
          <text:p/>
        </draw:polygon>
        <draw:polygon draw:style-name="gr42" draw:text-style-name="P42" draw:layer="layout" svg:width="0.5cm" svg:height="0.5cm" svg:x="42.241cm" svg:y="6.659cm" svg:viewBox="0 0 501 501" draw:points="0,501 501,501 501,0 0,0">
          <text:p/>
        </draw:polygon>
        <draw:polygon draw:style-name="gr162" draw:text-style-name="P162" draw:layer="layout" svg:width="0.5cm" svg:height="0.5cm" svg:x="42.241cm" svg:y="7.159cm" svg:viewBox="0 0 501 501" draw:points="0,501 501,501 501,0 0,0">
          <text:p/>
        </draw:polygon>
        <draw:polygon draw:style-name="gr167" draw:text-style-name="P167" draw:layer="layout" svg:width="0.5cm" svg:height="0.5cm" svg:x="42.241cm" svg:y="7.659cm" svg:viewBox="0 0 501 501" draw:points="0,501 501,501 501,0 0,0">
          <text:p/>
        </draw:polygon>
        <draw:polygon draw:style-name="gr168" draw:text-style-name="P168" draw:layer="layout" svg:width="0.5cm" svg:height="0.5cm" svg:x="42.241cm" svg:y="8.159cm" svg:viewBox="0 0 501 501" draw:points="0,501 501,501 501,0 0,0">
          <text:p/>
        </draw:polygon>
        <draw:polygon draw:style-name="gr214" draw:text-style-name="P214" draw:layer="layout" svg:width="0.5cm" svg:height="0.5cm" svg:x="42.241cm" svg:y="8.659cm" svg:viewBox="0 0 501 501" draw:points="0,501 501,501 501,0 0,0">
          <text:p/>
        </draw:polygon>
        <draw:polygon draw:style-name="gr91" draw:text-style-name="P91" draw:layer="layout" svg:width="0.5cm" svg:height="0.5cm" svg:x="42.241cm" svg:y="9.159cm" svg:viewBox="0 0 501 501" draw:points="0,501 501,501 501,0 0,0">
          <text:p/>
        </draw:polygon>
        <draw:polygon draw:style-name="gr6" draw:text-style-name="P6" draw:layer="layout" svg:width="0.5cm" svg:height="0.5cm" svg:x="42.241cm" svg:y="9.659cm" svg:viewBox="0 0 501 501" draw:points="0,501 501,501 501,0 0,0">
          <text:p/>
        </draw:polygon>
        <draw:polygon draw:style-name="gr26" draw:text-style-name="P26" draw:layer="layout" svg:width="0.5cm" svg:height="0.499cm" svg:x="42.241cm" svg:y="10.16cm" svg:viewBox="0 0 501 500" draw:points="0,500 501,500 501,0 0,0">
          <text:p/>
        </draw:polygon>
        <draw:polygon draw:style-name="gr8" draw:text-style-name="P8" draw:layer="layout" svg:width="0.5cm" svg:height="0.5cm" svg:x="42.241cm" svg:y="10.659cm" svg:viewBox="0 0 501 501" draw:points="0,501 501,501 501,0 0,0">
          <text:p/>
        </draw:polygon>
        <draw:polygon draw:style-name="gr38" draw:text-style-name="P38" draw:layer="layout" svg:width="0.5cm" svg:height="0.5cm" svg:x="42.241cm" svg:y="11.159cm" svg:viewBox="0 0 501 501" draw:points="0,501 501,501 501,0 0,0">
          <text:p/>
        </draw:polygon>
        <draw:polygon draw:style-name="gr6" draw:text-style-name="P6" draw:layer="layout" svg:width="0.5cm" svg:height="0.499cm" svg:x="42.241cm" svg:y="11.66cm" svg:viewBox="0 0 501 500" draw:points="0,500 501,500 501,0 0,0">
          <text:p/>
        </draw:polygon>
        <draw:polygon draw:style-name="gr7" draw:text-style-name="P7" draw:layer="layout" svg:width="0.5cm" svg:height="0.5cm" svg:x="42.241cm" svg:y="12.159cm" svg:viewBox="0 0 501 501" draw:points="0,501 501,501 501,0 0,0">
          <text:p/>
        </draw:polygon>
        <draw:polygon draw:style-name="gr213" draw:text-style-name="P213" draw:layer="layout" svg:width="0.5cm" svg:height="0.499cm" svg:x="42.741cm" svg:y="2.16cm" svg:viewBox="0 0 501 500" draw:points="0,500 501,500 501,0 0,0">
          <text:p/>
        </draw:polygon>
        <draw:polygon draw:style-name="gr342" draw:text-style-name="P342" draw:layer="layout" svg:width="0.5cm" svg:height="0.5cm" svg:x="42.741cm" svg:y="2.659cm" svg:viewBox="0 0 501 501" draw:points="0,501 501,501 501,0 0,0">
          <text:p/>
        </draw:polygon>
        <draw:polygon draw:style-name="gr34" draw:text-style-name="P34" draw:layer="layout" svg:width="0.5cm" svg:height="0.5cm" svg:x="42.741cm" svg:y="3.159cm" svg:viewBox="0 0 501 501" draw:points="0,501 501,501 501,0 0,0">
          <text:p/>
        </draw:polygon>
        <draw:polygon draw:style-name="gr105" draw:text-style-name="P105" draw:layer="layout" svg:width="0.5cm" svg:height="0.499cm" svg:x="42.741cm" svg:y="3.66cm" svg:viewBox="0 0 501 500" draw:points="0,500 501,500 501,0 0,0">
          <text:p/>
        </draw:polygon>
        <draw:polygon draw:style-name="gr33" draw:text-style-name="P33" draw:layer="layout" svg:width="0.5cm" svg:height="0.5cm" svg:x="42.741cm" svg:y="4.159cm" svg:viewBox="0 0 501 501" draw:points="0,501 501,501 501,0 0,0">
          <text:p/>
        </draw:polygon>
        <draw:polygon draw:style-name="gr6" draw:text-style-name="P6" draw:layer="layout" svg:width="0.5cm" svg:height="0.5cm" svg:x="42.741cm" svg:y="4.659cm" svg:viewBox="0 0 501 501" draw:points="0,501 501,501 501,0 0,0">
          <text:p/>
        </draw:polygon>
        <draw:polygon draw:style-name="gr38" draw:text-style-name="P38" draw:layer="layout" svg:width="0.5cm" svg:height="0.499cm" svg:x="42.741cm" svg:y="5.16cm" svg:viewBox="0 0 501 500" draw:points="0,500 501,500 501,0 0,0">
          <text:p/>
        </draw:polygon>
        <draw:polygon draw:style-name="gr6" draw:text-style-name="P6" draw:layer="layout" svg:width="0.5cm" svg:height="0.5cm" svg:x="42.741cm" svg:y="5.659cm" svg:viewBox="0 0 501 501" draw:points="0,501 501,501 501,0 0,0">
          <text:p/>
        </draw:polygon>
        <draw:polygon draw:style-name="gr15" draw:text-style-name="P15" draw:layer="layout" svg:width="0.5cm" svg:height="0.5cm" svg:x="42.741cm" svg:y="6.159cm" svg:viewBox="0 0 501 501" draw:points="0,501 501,501 501,0 0,0">
          <text:p/>
        </draw:polygon>
        <draw:polygon draw:style-name="gr6" draw:text-style-name="P6" draw:layer="layout" svg:width="0.5cm" svg:height="0.5cm" svg:x="42.741cm" svg:y="6.659cm" svg:viewBox="0 0 501 501" draw:points="0,501 501,501 501,0 0,0">
          <text:p/>
        </draw:polygon>
        <draw:polygon draw:style-name="gr6" draw:text-style-name="P6" draw:layer="layout" svg:width="0.5cm" svg:height="0.5cm" svg:x="42.741cm" svg:y="7.159cm" svg:viewBox="0 0 501 501" draw:points="0,501 501,501 501,0 0,0">
          <text:p/>
        </draw:polygon>
        <draw:polygon draw:style-name="gr6" draw:text-style-name="P6" draw:layer="layout" svg:width="0.5cm" svg:height="0.5cm" svg:x="42.741cm" svg:y="7.659cm" svg:viewBox="0 0 501 501" draw:points="0,501 501,501 501,0 0,0">
          <text:p/>
        </draw:polygon>
        <draw:polygon draw:style-name="gr8" draw:text-style-name="P8" draw:layer="layout" svg:width="0.5cm" svg:height="0.5cm" svg:x="42.741cm" svg:y="8.159cm" svg:viewBox="0 0 501 501" draw:points="0,501 501,501 501,0 0,0">
          <text:p/>
        </draw:polygon>
        <draw:polygon draw:style-name="gr6" draw:text-style-name="P6" draw:layer="layout" svg:width="0.5cm" svg:height="0.5cm" svg:x="42.741cm" svg:y="8.659cm" svg:viewBox="0 0 501 501" draw:points="0,501 501,501 501,0 0,0">
          <text:p/>
        </draw:polygon>
        <draw:polygon draw:style-name="gr6" draw:text-style-name="P6" draw:layer="layout" svg:width="0.5cm" svg:height="0.5cm" svg:x="42.741cm" svg:y="9.159cm" svg:viewBox="0 0 501 501" draw:points="0,501 501,501 501,0 0,0">
          <text:p/>
        </draw:polygon>
        <draw:polygon draw:style-name="gr6" draw:text-style-name="P6" draw:layer="layout" svg:width="0.5cm" svg:height="0.5cm" svg:x="42.741cm" svg:y="9.659cm" svg:viewBox="0 0 501 501" draw:points="0,501 501,501 501,0 0,0">
          <text:p/>
        </draw:polygon>
        <draw:polygon draw:style-name="gr7" draw:text-style-name="P7" draw:layer="layout" svg:width="0.5cm" svg:height="0.499cm" svg:x="42.741cm" svg:y="10.16cm" svg:viewBox="0 0 501 500" draw:points="0,500 501,500 501,0 0,0">
          <text:p/>
        </draw:polygon>
        <draw:polygon draw:style-name="gr54" draw:text-style-name="P54" draw:layer="layout" svg:width="0.5cm" svg:height="0.5cm" svg:x="42.741cm" svg:y="10.659cm" svg:viewBox="0 0 501 501" draw:points="0,501 501,501 501,0 0,0">
          <text:p/>
        </draw:polygon>
        <draw:polygon draw:style-name="gr6" draw:text-style-name="P6" draw:layer="layout" svg:width="0.5cm" svg:height="0.5cm" svg:x="42.741cm" svg:y="11.159cm" svg:viewBox="0 0 501 501" draw:points="0,501 501,501 501,0 0,0">
          <text:p/>
        </draw:polygon>
        <draw:polygon draw:style-name="gr6" draw:text-style-name="P6" draw:layer="layout" svg:width="0.5cm" svg:height="0.499cm" svg:x="42.741cm" svg:y="11.66cm" svg:viewBox="0 0 501 500" draw:points="0,500 501,500 501,0 0,0">
          <text:p/>
        </draw:polygon>
        <draw:polygon draw:style-name="gr6" draw:text-style-name="P6" draw:layer="layout" svg:width="0.5cm" svg:height="0.5cm" svg:x="42.741cm" svg:y="12.159cm" svg:viewBox="0 0 501 501" draw:points="0,501 501,501 501,0 0,0">
          <text:p/>
        </draw:polygon>
        <draw:polygon draw:style-name="gr239" draw:text-style-name="P239" draw:layer="layout" svg:width="0.5cm" svg:height="0.499cm" svg:x="43.241cm" svg:y="2.16cm" svg:viewBox="0 0 501 500" draw:points="0,500 501,500 501,0 0,0">
          <text:p/>
        </draw:polygon>
        <draw:polygon draw:style-name="gr343" draw:text-style-name="P343" draw:layer="layout" svg:width="0.5cm" svg:height="0.5cm" svg:x="43.241cm" svg:y="2.659cm" svg:viewBox="0 0 501 501" draw:points="0,501 501,501 501,0 0,0">
          <text:p/>
        </draw:polygon>
        <draw:polygon draw:style-name="gr344" draw:text-style-name="P344" draw:layer="layout" svg:width="0.5cm" svg:height="0.5cm" svg:x="43.241cm" svg:y="3.159cm" svg:viewBox="0 0 501 501" draw:points="0,501 501,501 501,0 0,0">
          <text:p/>
        </draw:polygon>
        <draw:polygon draw:style-name="gr345" draw:text-style-name="P345" draw:layer="layout" svg:width="0.5cm" svg:height="0.499cm" svg:x="43.241cm" svg:y="3.66cm" svg:viewBox="0 0 501 500" draw:points="0,500 501,500 501,0 0,0">
          <text:p/>
        </draw:polygon>
        <draw:polygon draw:style-name="gr43" draw:text-style-name="P43" draw:layer="layout" svg:width="0.5cm" svg:height="0.5cm" svg:x="43.241cm" svg:y="4.159cm" svg:viewBox="0 0 501 501" draw:points="0,501 501,501 501,0 0,0">
          <text:p/>
        </draw:polygon>
        <draw:polygon draw:style-name="gr328" draw:text-style-name="P328" draw:layer="layout" svg:width="0.5cm" svg:height="0.5cm" svg:x="43.241cm" svg:y="4.659cm" svg:viewBox="0 0 501 501" draw:points="0,501 501,501 501,0 0,0">
          <text:p/>
        </draw:polygon>
        <draw:polygon draw:style-name="gr160" draw:text-style-name="P160" draw:layer="layout" svg:width="0.5cm" svg:height="0.499cm" svg:x="43.241cm" svg:y="5.16cm" svg:viewBox="0 0 501 500" draw:points="0,500 501,500 501,0 0,0">
          <text:p/>
        </draw:polygon>
        <draw:polygon draw:style-name="gr201" draw:text-style-name="P201" draw:layer="layout" svg:width="0.5cm" svg:height="0.5cm" svg:x="43.241cm" svg:y="5.659cm" svg:viewBox="0 0 501 501" draw:points="0,501 501,501 501,0 0,0">
          <text:p/>
        </draw:polygon>
        <draw:polygon draw:style-name="gr346" draw:text-style-name="P346" draw:layer="layout" svg:width="0.5cm" svg:height="0.5cm" svg:x="43.241cm" svg:y="6.159cm" svg:viewBox="0 0 501 501" draw:points="0,501 501,501 501,0 0,0">
          <text:p/>
        </draw:polygon>
        <draw:polygon draw:style-name="gr231" draw:text-style-name="P231" draw:layer="layout" svg:width="0.5cm" svg:height="0.5cm" svg:x="43.241cm" svg:y="6.659cm" svg:viewBox="0 0 501 501" draw:points="0,501 501,501 501,0 0,0">
          <text:p/>
        </draw:polygon>
        <draw:polygon draw:style-name="gr252" draw:text-style-name="P252" draw:layer="layout" svg:width="0.5cm" svg:height="0.5cm" svg:x="43.241cm" svg:y="7.159cm" svg:viewBox="0 0 501 501" draw:points="0,501 501,501 501,0 0,0">
          <text:p/>
        </draw:polygon>
        <draw:polygon draw:style-name="gr305" draw:text-style-name="P305" draw:layer="layout" svg:width="0.5cm" svg:height="0.5cm" svg:x="43.241cm" svg:y="7.659cm" svg:viewBox="0 0 501 501" draw:points="0,501 501,501 501,0 0,0">
          <text:p/>
        </draw:polygon>
        <draw:polygon draw:style-name="gr68" draw:text-style-name="P68" draw:layer="layout" svg:width="0.5cm" svg:height="0.5cm" svg:x="43.241cm" svg:y="8.159cm" svg:viewBox="0 0 501 501" draw:points="0,501 501,501 501,0 0,0">
          <text:p/>
        </draw:polygon>
        <draw:polygon draw:style-name="gr69" draw:text-style-name="P69" draw:layer="layout" svg:width="0.5cm" svg:height="0.5cm" svg:x="43.241cm" svg:y="8.659cm" svg:viewBox="0 0 501 501" draw:points="0,501 501,501 501,0 0,0">
          <text:p/>
        </draw:polygon>
        <draw:polygon draw:style-name="gr135" draw:text-style-name="P135" draw:layer="layout" svg:width="0.5cm" svg:height="0.5cm" svg:x="43.241cm" svg:y="9.159cm" svg:viewBox="0 0 501 501" draw:points="0,501 501,501 501,0 0,0">
          <text:p/>
        </draw:polygon>
        <draw:polygon draw:style-name="gr82" draw:text-style-name="P82" draw:layer="layout" svg:width="0.5cm" svg:height="0.5cm" svg:x="43.241cm" svg:y="9.659cm" svg:viewBox="0 0 501 501" draw:points="0,501 501,501 501,0 0,0">
          <text:p/>
        </draw:polygon>
        <draw:polygon draw:style-name="gr15" draw:text-style-name="P15" draw:layer="layout" svg:width="0.5cm" svg:height="0.499cm" svg:x="43.241cm" svg:y="10.16cm" svg:viewBox="0 0 501 500" draw:points="0,500 501,500 501,0 0,0">
          <text:p/>
        </draw:polygon>
        <draw:polygon draw:style-name="gr116" draw:text-style-name="P116" draw:layer="layout" svg:width="0.5cm" svg:height="0.5cm" svg:x="43.241cm" svg:y="10.659cm" svg:viewBox="0 0 501 501" draw:points="0,501 501,501 501,0 0,0">
          <text:p/>
        </draw:polygon>
        <draw:polygon draw:style-name="gr10" draw:text-style-name="P10" draw:layer="layout" svg:width="0.5cm" svg:height="0.5cm" svg:x="43.241cm" svg:y="11.159cm" svg:viewBox="0 0 501 501" draw:points="0,501 501,501 501,0 0,0">
          <text:p/>
        </draw:polygon>
        <draw:polygon draw:style-name="gr281" draw:text-style-name="P281" draw:layer="layout" svg:width="0.5cm" svg:height="0.499cm" svg:x="43.241cm" svg:y="11.66cm" svg:viewBox="0 0 501 500" draw:points="0,500 501,500 501,0 0,0">
          <text:p/>
        </draw:polygon>
        <draw:polygon draw:style-name="gr89" draw:text-style-name="P89" draw:layer="layout" svg:width="0.5cm" svg:height="0.5cm" svg:x="43.241cm" svg:y="12.159cm" svg:viewBox="0 0 501 501" draw:points="0,501 501,501 501,0 0,0">
          <text:p/>
        </draw:polygon>
        <draw:polygon draw:style-name="gr344" draw:text-style-name="P344" draw:layer="layout" svg:width="0.5cm" svg:height="0.499cm" svg:x="43.741cm" svg:y="2.16cm" svg:viewBox="0 0 501 500" draw:points="0,500 501,500 501,0 0,0">
          <text:p/>
        </draw:polygon>
        <draw:polygon draw:style-name="gr92" draw:text-style-name="P92" draw:layer="layout" svg:width="0.5cm" svg:height="0.5cm" svg:x="43.741cm" svg:y="2.659cm" svg:viewBox="0 0 501 501" draw:points="0,501 501,501 501,0 0,0">
          <text:p/>
        </draw:polygon>
        <draw:polygon draw:style-name="gr3" draw:text-style-name="P3" draw:layer="layout" svg:width="0.5cm" svg:height="0.5cm" svg:x="43.741cm" svg:y="3.159cm" svg:viewBox="0 0 501 501" draw:points="0,501 501,501 501,0 0,0">
          <text:p/>
        </draw:polygon>
        <draw:polygon draw:style-name="gr33" draw:text-style-name="P33" draw:layer="layout" svg:width="0.5cm" svg:height="0.499cm" svg:x="43.741cm" svg:y="3.66cm" svg:viewBox="0 0 501 500" draw:points="0,500 501,500 501,0 0,0">
          <text:p/>
        </draw:polygon>
        <draw:polygon draw:style-name="gr119" draw:text-style-name="P119" draw:layer="layout" svg:width="0.5cm" svg:height="0.5cm" svg:x="43.741cm" svg:y="4.159cm" svg:viewBox="0 0 501 501" draw:points="0,501 501,501 501,0 0,0">
          <text:p/>
        </draw:polygon>
        <draw:polygon draw:style-name="gr142" draw:text-style-name="P142" draw:layer="layout" svg:width="0.5cm" svg:height="0.5cm" svg:x="43.741cm" svg:y="4.659cm" svg:viewBox="0 0 501 501" draw:points="0,501 501,501 501,0 0,0">
          <text:p/>
        </draw:polygon>
        <draw:polygon draw:style-name="gr142" draw:text-style-name="P142" draw:layer="layout" svg:width="0.5cm" svg:height="0.499cm" svg:x="43.741cm" svg:y="5.16cm" svg:viewBox="0 0 501 500" draw:points="0,500 501,500 501,0 0,0">
          <text:p/>
        </draw:polygon>
        <draw:polygon draw:style-name="gr15" draw:text-style-name="P15" draw:layer="layout" svg:width="0.5cm" svg:height="0.5cm" svg:x="43.741cm" svg:y="5.659cm" svg:viewBox="0 0 501 501" draw:points="0,501 501,501 501,0 0,0">
          <text:p/>
        </draw:polygon>
        <draw:polygon draw:style-name="gr15" draw:text-style-name="P15" draw:layer="layout" svg:width="0.5cm" svg:height="0.5cm" svg:x="43.741cm" svg:y="6.159cm" svg:viewBox="0 0 501 501" draw:points="0,501 501,501 501,0 0,0">
          <text:p/>
        </draw:polygon>
        <draw:polygon draw:style-name="gr15" draw:text-style-name="P15" draw:layer="layout" svg:width="0.5cm" svg:height="0.5cm" svg:x="43.741cm" svg:y="6.659cm" svg:viewBox="0 0 501 501" draw:points="0,501 501,501 501,0 0,0">
          <text:p/>
        </draw:polygon>
        <draw:polygon draw:style-name="gr9" draw:text-style-name="P9" draw:layer="layout" svg:width="0.5cm" svg:height="0.5cm" svg:x="43.741cm" svg:y="7.159cm" svg:viewBox="0 0 501 501" draw:points="0,501 501,501 501,0 0,0">
          <text:p/>
        </draw:polygon>
        <draw:polygon draw:style-name="gr38" draw:text-style-name="P38" draw:layer="layout" svg:width="0.5cm" svg:height="0.5cm" svg:x="43.741cm" svg:y="7.659cm" svg:viewBox="0 0 501 501" draw:points="0,501 501,501 501,0 0,0">
          <text:p/>
        </draw:polygon>
        <draw:polygon draw:style-name="gr8" draw:text-style-name="P8" draw:layer="layout" svg:width="0.5cm" svg:height="0.5cm" svg:x="43.741cm" svg:y="8.159cm" svg:viewBox="0 0 501 501" draw:points="0,501 501,501 501,0 0,0">
          <text:p/>
        </draw:polygon>
        <draw:polygon draw:style-name="gr89" draw:text-style-name="P89" draw:layer="layout" svg:width="0.5cm" svg:height="0.5cm" svg:x="43.741cm" svg:y="8.659cm" svg:viewBox="0 0 501 501" draw:points="0,501 501,501 501,0 0,0">
          <text:p/>
        </draw:polygon>
        <draw:polygon draw:style-name="gr6" draw:text-style-name="P6" draw:layer="layout" svg:width="0.5cm" svg:height="0.5cm" svg:x="43.741cm" svg:y="9.159cm" svg:viewBox="0 0 501 501" draw:points="0,501 501,501 501,0 0,0">
          <text:p/>
        </draw:polygon>
        <draw:polygon draw:style-name="gr6" draw:text-style-name="P6" draw:layer="layout" svg:width="0.5cm" svg:height="0.5cm" svg:x="43.741cm" svg:y="9.659cm" svg:viewBox="0 0 501 501" draw:points="0,501 501,501 501,0 0,0">
          <text:p/>
        </draw:polygon>
        <draw:polygon draw:style-name="gr139" draw:text-style-name="P139" draw:layer="layout" svg:width="0.5cm" svg:height="0.499cm" svg:x="43.741cm" svg:y="10.16cm" svg:viewBox="0 0 501 500" draw:points="0,500 501,500 501,0 0,0">
          <text:p/>
        </draw:polygon>
        <draw:polygon draw:style-name="gr27" draw:text-style-name="P27" draw:layer="layout" svg:width="0.5cm" svg:height="0.5cm" svg:x="43.741cm" svg:y="10.659cm" svg:viewBox="0 0 501 501" draw:points="0,501 501,501 501,0 0,0">
          <text:p/>
        </draw:polygon>
        <draw:polygon draw:style-name="gr15" draw:text-style-name="P15" draw:layer="layout" svg:width="0.5cm" svg:height="0.5cm" svg:x="43.741cm" svg:y="11.159cm" svg:viewBox="0 0 501 501" draw:points="0,501 501,501 501,0 0,0">
          <text:p/>
        </draw:polygon>
        <draw:polygon draw:style-name="gr26" draw:text-style-name="P26" draw:layer="layout" svg:width="0.5cm" svg:height="0.499cm" svg:x="43.741cm" svg:y="11.66cm" svg:viewBox="0 0 501 500" draw:points="0,500 501,500 501,0 0,0">
          <text:p/>
        </draw:polygon>
        <draw:polygon draw:style-name="gr6" draw:text-style-name="P6" draw:layer="layout" svg:width="0.5cm" svg:height="0.5cm" svg:x="43.741cm" svg:y="12.159cm" svg:viewBox="0 0 501 501" draw:points="0,501 501,501 501,0 0,0">
          <text:p/>
        </draw:polygon>
        <draw:polygon draw:style-name="gr48" draw:text-style-name="P48" draw:layer="layout" svg:width="0.5cm" svg:height="0.499cm" svg:x="44.241cm" svg:y="2.16cm" svg:viewBox="0 0 501 500" draw:points="0,500 501,500 501,0 0,0">
          <text:p/>
        </draw:polygon>
        <draw:polygon draw:style-name="gr22" draw:text-style-name="P22" draw:layer="layout" svg:width="0.5cm" svg:height="0.5cm" svg:x="44.241cm" svg:y="2.659cm" svg:viewBox="0 0 501 501" draw:points="0,501 501,501 501,0 0,0">
          <text:p/>
        </draw:polygon>
        <draw:polygon draw:style-name="gr127" draw:text-style-name="P127" draw:layer="layout" svg:width="0.5cm" svg:height="0.5cm" svg:x="44.241cm" svg:y="3.159cm" svg:viewBox="0 0 501 501" draw:points="0,501 501,501 501,0 0,0">
          <text:p/>
        </draw:polygon>
        <draw:polygon draw:style-name="gr347" draw:text-style-name="P347" draw:layer="layout" svg:width="0.5cm" svg:height="0.499cm" svg:x="44.241cm" svg:y="3.66cm" svg:viewBox="0 0 501 500" draw:points="0,500 501,500 501,0 0,0">
          <text:p/>
        </draw:polygon>
        <draw:polygon draw:style-name="gr67" draw:text-style-name="P67" draw:layer="layout" svg:width="0.5cm" svg:height="0.5cm" svg:x="44.241cm" svg:y="4.159cm" svg:viewBox="0 0 501 501" draw:points="0,501 501,501 501,0 0,0">
          <text:p/>
        </draw:polygon>
        <draw:polygon draw:style-name="gr275" draw:text-style-name="P275" draw:layer="layout" svg:width="0.5cm" svg:height="0.5cm" svg:x="44.241cm" svg:y="4.659cm" svg:viewBox="0 0 501 501" draw:points="0,501 501,501 501,0 0,0">
          <text:p/>
        </draw:polygon>
        <draw:polygon draw:style-name="gr19" draw:text-style-name="P19" draw:layer="layout" svg:width="0.5cm" svg:height="0.499cm" svg:x="44.241cm" svg:y="5.16cm" svg:viewBox="0 0 501 500" draw:points="0,500 501,500 501,0 0,0">
          <text:p/>
        </draw:polygon>
        <draw:polygon draw:style-name="gr130" draw:text-style-name="P130" draw:layer="layout" svg:width="0.5cm" svg:height="0.5cm" svg:x="44.241cm" svg:y="5.659cm" svg:viewBox="0 0 501 501" draw:points="0,501 501,501 501,0 0,0">
          <text:p/>
        </draw:polygon>
        <draw:polygon draw:style-name="gr20" draw:text-style-name="P20" draw:layer="layout" svg:width="0.5cm" svg:height="0.5cm" svg:x="44.241cm" svg:y="6.159cm" svg:viewBox="0 0 501 501" draw:points="0,501 501,501 501,0 0,0">
          <text:p/>
        </draw:polygon>
        <draw:polygon draw:style-name="gr348" draw:text-style-name="P348" draw:layer="layout" svg:width="0.5cm" svg:height="0.5cm" svg:x="44.241cm" svg:y="6.659cm" svg:viewBox="0 0 501 501" draw:points="0,501 501,501 501,0 0,0">
          <text:p/>
        </draw:polygon>
        <draw:polygon draw:style-name="gr349" draw:text-style-name="P349" draw:layer="layout" svg:width="0.5cm" svg:height="0.5cm" svg:x="44.241cm" svg:y="7.159cm" svg:viewBox="0 0 501 501" draw:points="0,501 501,501 501,0 0,0">
          <text:p/>
        </draw:polygon>
        <draw:polygon draw:style-name="gr67" draw:text-style-name="P67" draw:layer="layout" svg:width="0.5cm" svg:height="0.5cm" svg:x="44.241cm" svg:y="7.659cm" svg:viewBox="0 0 501 501" draw:points="0,501 501,501 501,0 0,0">
          <text:p/>
        </draw:polygon>
        <draw:polygon draw:style-name="gr90" draw:text-style-name="P90" draw:layer="layout" svg:width="0.5cm" svg:height="0.5cm" svg:x="44.241cm" svg:y="8.159cm" svg:viewBox="0 0 501 501" draw:points="0,501 501,501 501,0 0,0">
          <text:p/>
        </draw:polygon>
        <draw:polygon draw:style-name="gr116" draw:text-style-name="P116" draw:layer="layout" svg:width="0.5cm" svg:height="0.5cm" svg:x="44.241cm" svg:y="8.659cm" svg:viewBox="0 0 501 501" draw:points="0,501 501,501 501,0 0,0">
          <text:p/>
        </draw:polygon>
        <draw:polygon draw:style-name="gr135" draw:text-style-name="P135" draw:layer="layout" svg:width="0.5cm" svg:height="0.5cm" svg:x="44.241cm" svg:y="9.159cm" svg:viewBox="0 0 501 501" draw:points="0,501 501,501 501,0 0,0">
          <text:p/>
        </draw:polygon>
        <draw:polygon draw:style-name="gr217" draw:text-style-name="P217" draw:layer="layout" svg:width="0.5cm" svg:height="0.5cm" svg:x="44.241cm" svg:y="9.659cm" svg:viewBox="0 0 501 501" draw:points="0,501 501,501 501,0 0,0">
          <text:p/>
        </draw:polygon>
        <draw:polygon draw:style-name="gr204" draw:text-style-name="P204" draw:layer="layout" svg:width="0.5cm" svg:height="0.499cm" svg:x="44.241cm" svg:y="10.16cm" svg:viewBox="0 0 501 500" draw:points="0,500 501,500 501,0 0,0">
          <text:p/>
        </draw:polygon>
        <draw:polygon draw:style-name="gr115" draw:text-style-name="P115" draw:layer="layout" svg:width="0.5cm" svg:height="0.5cm" svg:x="44.241cm" svg:y="10.659cm" svg:viewBox="0 0 501 501" draw:points="0,501 501,501 501,0 0,0">
          <text:p/>
        </draw:polygon>
        <draw:polygon draw:style-name="gr28" draw:text-style-name="P28" draw:layer="layout" svg:width="0.5cm" svg:height="0.5cm" svg:x="44.241cm" svg:y="11.159cm" svg:viewBox="0 0 501 501" draw:points="0,501 501,501 501,0 0,0">
          <text:p/>
        </draw:polygon>
        <draw:polygon draw:style-name="gr350" draw:text-style-name="P350" draw:layer="layout" svg:width="0.5cm" svg:height="0.499cm" svg:x="44.241cm" svg:y="11.66cm" svg:viewBox="0 0 501 500" draw:points="0,500 501,500 501,0 0,0">
          <text:p/>
        </draw:polygon>
        <draw:polygon draw:style-name="gr38" draw:text-style-name="P38" draw:layer="layout" svg:width="0.5cm" svg:height="0.5cm" svg:x="44.241cm" svg:y="12.159cm" svg:viewBox="0 0 501 501" draw:points="0,501 501,501 501,0 0,0">
          <text:p/>
        </draw:polygon>
        <draw:polygon draw:style-name="gr134" draw:text-style-name="P134" draw:layer="layout" svg:width="0.5cm" svg:height="0.499cm" svg:x="44.741cm" svg:y="2.16cm" svg:viewBox="0 0 501 500" draw:points="0,500 501,500 501,0 0,0">
          <text:p/>
        </draw:polygon>
        <draw:polygon draw:style-name="gr351" draw:text-style-name="P351" draw:layer="layout" svg:width="0.5cm" svg:height="0.5cm" svg:x="44.741cm" svg:y="2.659cm" svg:viewBox="0 0 501 501" draw:points="0,501 501,501 501,0 0,0">
          <text:p/>
        </draw:polygon>
        <draw:polygon draw:style-name="gr27" draw:text-style-name="P27" draw:layer="layout" svg:width="0.5cm" svg:height="0.5cm" svg:x="44.741cm" svg:y="3.159cm" svg:viewBox="0 0 501 501" draw:points="0,501 501,501 501,0 0,0">
          <text:p/>
        </draw:polygon>
        <draw:polygon draw:style-name="gr352" draw:text-style-name="P352" draw:layer="layout" svg:width="0.5cm" svg:height="0.499cm" svg:x="44.741cm" svg:y="3.66cm" svg:viewBox="0 0 501 500" draw:points="0,500 501,500 501,0 0,0">
          <text:p/>
        </draw:polygon>
        <draw:polygon draw:style-name="gr10" draw:text-style-name="P10" draw:layer="layout" svg:width="0.5cm" svg:height="0.5cm" svg:x="44.741cm" svg:y="4.159cm" svg:viewBox="0 0 501 501" draw:points="0,501 501,501 501,0 0,0">
          <text:p/>
        </draw:polygon>
        <draw:polygon draw:style-name="gr6" draw:text-style-name="P6" draw:layer="layout" svg:width="0.5cm" svg:height="0.5cm" svg:x="44.741cm" svg:y="4.659cm" svg:viewBox="0 0 501 501" draw:points="0,501 501,501 501,0 0,0">
          <text:p/>
        </draw:polygon>
        <draw:polygon draw:style-name="gr6" draw:text-style-name="P6" draw:layer="layout" svg:width="0.5cm" svg:height="0.499cm" svg:x="44.741cm" svg:y="5.16cm" svg:viewBox="0 0 501 500" draw:points="0,500 501,500 501,0 0,0">
          <text:p/>
        </draw:polygon>
        <draw:polygon draw:style-name="gr15" draw:text-style-name="P15" draw:layer="layout" svg:width="0.5cm" svg:height="0.5cm" svg:x="44.741cm" svg:y="5.659cm" svg:viewBox="0 0 501 501" draw:points="0,501 501,501 501,0 0,0">
          <text:p/>
        </draw:polygon>
        <draw:polygon draw:style-name="gr38" draw:text-style-name="P38" draw:layer="layout" svg:width="0.5cm" svg:height="0.5cm" svg:x="44.741cm" svg:y="6.159cm" svg:viewBox="0 0 501 501" draw:points="0,501 501,501 501,0 0,0">
          <text:p/>
        </draw:polygon>
        <draw:polygon draw:style-name="gr6" draw:text-style-name="P6" draw:layer="layout" svg:width="0.5cm" svg:height="0.5cm" svg:x="44.741cm" svg:y="6.659cm" svg:viewBox="0 0 501 501" draw:points="0,501 501,501 501,0 0,0">
          <text:p/>
        </draw:polygon>
        <draw:polygon draw:style-name="gr6" draw:text-style-name="P6" draw:layer="layout" svg:width="0.5cm" svg:height="0.5cm" svg:x="44.741cm" svg:y="7.159cm" svg:viewBox="0 0 501 501" draw:points="0,501 501,501 501,0 0,0">
          <text:p/>
        </draw:polygon>
        <draw:polygon draw:style-name="gr6" draw:text-style-name="P6" draw:layer="layout" svg:width="0.5cm" svg:height="0.5cm" svg:x="44.741cm" svg:y="7.659cm" svg:viewBox="0 0 501 501" draw:points="0,501 501,501 501,0 0,0">
          <text:p/>
        </draw:polygon>
        <draw:polygon draw:style-name="gr9" draw:text-style-name="P9" draw:layer="layout" svg:width="0.5cm" svg:height="0.5cm" svg:x="44.741cm" svg:y="8.159cm" svg:viewBox="0 0 501 501" draw:points="0,501 501,501 501,0 0,0">
          <text:p/>
        </draw:polygon>
        <draw:polygon draw:style-name="gr6" draw:text-style-name="P6" draw:layer="layout" svg:width="0.5cm" svg:height="0.5cm" svg:x="44.741cm" svg:y="8.659cm" svg:viewBox="0 0 501 501" draw:points="0,501 501,501 501,0 0,0">
          <text:p/>
        </draw:polygon>
        <draw:polygon draw:style-name="gr6" draw:text-style-name="P6" draw:layer="layout" svg:width="0.5cm" svg:height="0.5cm" svg:x="44.741cm" svg:y="9.159cm" svg:viewBox="0 0 501 501" draw:points="0,501 501,501 501,0 0,0">
          <text:p/>
        </draw:polygon>
        <draw:polygon draw:style-name="gr6" draw:text-style-name="P6" draw:layer="layout" svg:width="0.5cm" svg:height="0.5cm" svg:x="44.741cm" svg:y="9.659cm" svg:viewBox="0 0 501 501" draw:points="0,501 501,501 501,0 0,0">
          <text:p/>
        </draw:polygon>
        <draw:polygon draw:style-name="gr38" draw:text-style-name="P38" draw:layer="layout" svg:width="0.5cm" svg:height="0.499cm" svg:x="44.741cm" svg:y="10.16cm" svg:viewBox="0 0 501 500" draw:points="0,500 501,500 501,0 0,0">
          <text:p/>
        </draw:polygon>
        <draw:polygon draw:style-name="gr15" draw:text-style-name="P15" draw:layer="layout" svg:width="0.5cm" svg:height="0.5cm" svg:x="44.741cm" svg:y="10.659cm" svg:viewBox="0 0 501 501" draw:points="0,501 501,501 501,0 0,0">
          <text:p/>
        </draw:polygon>
        <draw:polygon draw:style-name="gr6" draw:text-style-name="P6" draw:layer="layout" svg:width="0.5cm" svg:height="0.5cm" svg:x="44.741cm" svg:y="11.159cm" svg:viewBox="0 0 501 501" draw:points="0,501 501,501 501,0 0,0">
          <text:p/>
        </draw:polygon>
        <draw:polygon draw:style-name="gr115" draw:text-style-name="P115" draw:layer="layout" svg:width="0.5cm" svg:height="0.499cm" svg:x="44.741cm" svg:y="11.66cm" svg:viewBox="0 0 501 500" draw:points="0,500 501,500 501,0 0,0">
          <text:p/>
        </draw:polygon>
        <draw:polygon draw:style-name="gr90" draw:text-style-name="P90" draw:layer="layout" svg:width="0.5cm" svg:height="0.5cm" svg:x="44.741cm" svg:y="12.159cm" svg:viewBox="0 0 501 501" draw:points="0,501 501,501 501,0 0,0">
          <text:p/>
        </draw:polygon>
        <draw:polygon draw:style-name="gr151" draw:text-style-name="P151" draw:layer="layout" svg:width="0.5cm" svg:height="0.499cm" svg:x="45.241cm" svg:y="2.16cm" svg:viewBox="0 0 501 500" draw:points="0,500 501,500 501,0 0,0">
          <text:p/>
        </draw:polygon>
        <draw:polygon draw:style-name="gr107" draw:text-style-name="P107" draw:layer="layout" svg:width="0.5cm" svg:height="0.5cm" svg:x="45.241cm" svg:y="2.659cm" svg:viewBox="0 0 501 501" draw:points="0,501 501,501 501,0 0,0">
          <text:p/>
        </draw:polygon>
        <draw:polygon draw:style-name="gr307" draw:text-style-name="P307" draw:layer="layout" svg:width="0.5cm" svg:height="0.5cm" svg:x="45.241cm" svg:y="3.159cm" svg:viewBox="0 0 501 501" draw:points="0,501 501,501 501,0 0,0">
          <text:p/>
        </draw:polygon>
        <draw:polygon draw:style-name="gr122" draw:text-style-name="P122" draw:layer="layout" svg:width="0.5cm" svg:height="0.499cm" svg:x="45.241cm" svg:y="3.66cm" svg:viewBox="0 0 501 500" draw:points="0,500 501,500 501,0 0,0">
          <text:p/>
        </draw:polygon>
        <draw:polygon draw:style-name="gr307" draw:text-style-name="P307" draw:layer="layout" svg:width="0.5cm" svg:height="0.5cm" svg:x="45.241cm" svg:y="4.159cm" svg:viewBox="0 0 501 501" draw:points="0,501 501,501 501,0 0,0">
          <text:p/>
        </draw:polygon>
        <draw:polygon draw:style-name="gr55" draw:text-style-name="P55" draw:layer="layout" svg:width="0.5cm" svg:height="0.5cm" svg:x="45.241cm" svg:y="4.659cm" svg:viewBox="0 0 501 501" draw:points="0,501 501,501 501,0 0,0">
          <text:p/>
        </draw:polygon>
        <draw:polygon draw:style-name="gr98" draw:text-style-name="P98" draw:layer="layout" svg:width="0.5cm" svg:height="0.499cm" svg:x="45.241cm" svg:y="5.16cm" svg:viewBox="0 0 501 500" draw:points="0,500 501,500 501,0 0,0">
          <text:p/>
        </draw:polygon>
        <draw:polygon draw:style-name="gr336" draw:text-style-name="P336" draw:layer="layout" svg:width="0.5cm" svg:height="0.5cm" svg:x="45.241cm" svg:y="5.659cm" svg:viewBox="0 0 501 501" draw:points="0,501 501,501 501,0 0,0">
          <text:p/>
        </draw:polygon>
        <draw:polygon draw:style-name="gr353" draw:text-style-name="P353" draw:layer="layout" svg:width="0.5cm" svg:height="0.5cm" svg:x="45.241cm" svg:y="6.159cm" svg:viewBox="0 0 501 501" draw:points="0,501 501,501 501,0 0,0">
          <text:p/>
        </draw:polygon>
        <draw:polygon draw:style-name="gr354" draw:text-style-name="P354" draw:layer="layout" svg:width="0.5cm" svg:height="0.5cm" svg:x="45.241cm" svg:y="6.659cm" svg:viewBox="0 0 501 501" draw:points="0,501 501,501 501,0 0,0">
          <text:p/>
        </draw:polygon>
        <draw:polygon draw:style-name="gr85" draw:text-style-name="P85" draw:layer="layout" svg:width="0.5cm" svg:height="0.5cm" svg:x="45.241cm" svg:y="7.159cm" svg:viewBox="0 0 501 501" draw:points="0,501 501,501 501,0 0,0">
          <text:p/>
        </draw:polygon>
        <draw:polygon draw:style-name="gr240" draw:text-style-name="P240" draw:layer="layout" svg:width="0.5cm" svg:height="0.5cm" svg:x="45.241cm" svg:y="7.659cm" svg:viewBox="0 0 501 501" draw:points="0,501 501,501 501,0 0,0">
          <text:p/>
        </draw:polygon>
        <draw:polygon draw:style-name="gr35" draw:text-style-name="P35" draw:layer="layout" svg:width="0.5cm" svg:height="0.5cm" svg:x="45.241cm" svg:y="8.159cm" svg:viewBox="0 0 501 501" draw:points="0,501 501,501 501,0 0,0">
          <text:p/>
        </draw:polygon>
        <draw:polygon draw:style-name="gr54" draw:text-style-name="P54" draw:layer="layout" svg:width="0.5cm" svg:height="0.5cm" svg:x="45.241cm" svg:y="8.659cm" svg:viewBox="0 0 501 501" draw:points="0,501 501,501 501,0 0,0">
          <text:p/>
        </draw:polygon>
        <draw:polygon draw:style-name="gr27" draw:text-style-name="P27" draw:layer="layout" svg:width="0.5cm" svg:height="0.5cm" svg:x="45.241cm" svg:y="9.159cm" svg:viewBox="0 0 501 501" draw:points="0,501 501,501 501,0 0,0">
          <text:p/>
        </draw:polygon>
        <draw:polygon draw:style-name="gr76" draw:text-style-name="P76" draw:layer="layout" svg:width="0.5cm" svg:height="0.5cm" svg:x="45.241cm" svg:y="9.659cm" svg:viewBox="0 0 501 501" draw:points="0,501 501,501 501,0 0,0">
          <text:p/>
        </draw:polygon>
        <draw:polygon draw:style-name="gr38" draw:text-style-name="P38" draw:layer="layout" svg:width="0.5cm" svg:height="0.499cm" svg:x="45.241cm" svg:y="10.16cm" svg:viewBox="0 0 501 500" draw:points="0,500 501,500 501,0 0,0">
          <text:p/>
        </draw:polygon>
        <draw:polygon draw:style-name="gr15" draw:text-style-name="P15" draw:layer="layout" svg:width="0.5cm" svg:height="0.5cm" svg:x="45.241cm" svg:y="10.659cm" svg:viewBox="0 0 501 501" draw:points="0,501 501,501 501,0 0,0">
          <text:p/>
        </draw:polygon>
        <draw:polygon draw:style-name="gr6" draw:text-style-name="P6" draw:layer="layout" svg:width="0.5cm" svg:height="0.5cm" svg:x="45.241cm" svg:y="11.159cm" svg:viewBox="0 0 501 501" draw:points="0,501 501,501 501,0 0,0">
          <text:p/>
        </draw:polygon>
        <draw:polygon draw:style-name="gr38" draw:text-style-name="P38" draw:layer="layout" svg:width="0.5cm" svg:height="0.499cm" svg:x="45.241cm" svg:y="11.66cm" svg:viewBox="0 0 501 500" draw:points="0,500 501,500 501,0 0,0">
          <text:p/>
        </draw:polygon>
        <draw:polygon draw:style-name="gr15" draw:text-style-name="P15" draw:layer="layout" svg:width="0.5cm" svg:height="0.5cm" svg:x="45.241cm" svg:y="12.159cm" svg:viewBox="0 0 501 501" draw:points="0,501 501,501 501,0 0,0">
          <text:p/>
        </draw:polygon>
        <draw:polygon draw:style-name="gr74" draw:text-style-name="P74" draw:layer="layout" svg:width="0.5cm" svg:height="0.499cm" svg:x="45.741cm" svg:y="2.16cm" svg:viewBox="0 0 501 500" draw:points="0,500 501,500 501,0 0,0">
          <text:p/>
        </draw:polygon>
        <draw:polygon draw:style-name="gr235" draw:text-style-name="P235" draw:layer="layout" svg:width="0.5cm" svg:height="0.5cm" svg:x="45.741cm" svg:y="2.659cm" svg:viewBox="0 0 501 501" draw:points="0,501 501,501 501,0 0,0">
          <text:p/>
        </draw:polygon>
        <draw:polygon draw:style-name="gr105" draw:text-style-name="P105" draw:layer="layout" svg:width="0.5cm" svg:height="0.5cm" svg:x="45.741cm" svg:y="3.159cm" svg:viewBox="0 0 501 501" draw:points="0,501 501,501 501,0 0,0">
          <text:p/>
        </draw:polygon>
        <draw:polygon draw:style-name="gr166" draw:text-style-name="P166" draw:layer="layout" svg:width="0.5cm" svg:height="0.499cm" svg:x="45.741cm" svg:y="3.66cm" svg:viewBox="0 0 501 500" draw:points="0,500 501,500 501,0 0,0">
          <text:p/>
        </draw:polygon>
        <draw:polygon draw:style-name="gr103" draw:text-style-name="P103" draw:layer="layout" svg:width="0.5cm" svg:height="0.5cm" svg:x="45.741cm" svg:y="4.159cm" svg:viewBox="0 0 501 501" draw:points="0,501 501,501 501,0 0,0">
          <text:p/>
        </draw:polygon>
        <draw:polygon draw:style-name="gr9" draw:text-style-name="P9" draw:layer="layout" svg:width="0.5cm" svg:height="0.5cm" svg:x="45.741cm" svg:y="4.659cm" svg:viewBox="0 0 501 501" draw:points="0,501 501,501 501,0 0,0">
          <text:p/>
        </draw:polygon>
        <draw:polygon draw:style-name="gr142" draw:text-style-name="P142" draw:layer="layout" svg:width="0.5cm" svg:height="0.499cm" svg:x="45.741cm" svg:y="5.16cm" svg:viewBox="0 0 501 500" draw:points="0,500 501,500 501,0 0,0">
          <text:p/>
        </draw:polygon>
        <draw:polygon draw:style-name="gr9" draw:text-style-name="P9" draw:layer="layout" svg:width="0.5cm" svg:height="0.5cm" svg:x="45.741cm" svg:y="5.659cm" svg:viewBox="0 0 501 501" draw:points="0,501 501,501 501,0 0,0">
          <text:p/>
        </draw:polygon>
        <draw:polygon draw:style-name="gr9" draw:text-style-name="P9" draw:layer="layout" svg:width="0.5cm" svg:height="0.5cm" svg:x="45.741cm" svg:y="6.159cm" svg:viewBox="0 0 501 501" draw:points="0,501 501,501 501,0 0,0">
          <text:p/>
        </draw:polygon>
        <draw:polygon draw:style-name="gr6" draw:text-style-name="P6" draw:layer="layout" svg:width="0.5cm" svg:height="0.5cm" svg:x="45.741cm" svg:y="6.659cm" svg:viewBox="0 0 501 501" draw:points="0,501 501,501 501,0 0,0">
          <text:p/>
        </draw:polygon>
        <draw:polygon draw:style-name="gr15" draw:text-style-name="P15" draw:layer="layout" svg:width="0.5cm" svg:height="0.5cm" svg:x="45.741cm" svg:y="7.159cm" svg:viewBox="0 0 501 501" draw:points="0,501 501,501 501,0 0,0">
          <text:p/>
        </draw:polygon>
        <draw:polygon draw:style-name="gr6" draw:text-style-name="P6" draw:layer="layout" svg:width="0.5cm" svg:height="0.5cm" svg:x="45.741cm" svg:y="7.659cm" svg:viewBox="0 0 501 501" draw:points="0,501 501,501 501,0 0,0">
          <text:p/>
        </draw:polygon>
        <draw:polygon draw:style-name="gr9" draw:text-style-name="P9" draw:layer="layout" svg:width="0.5cm" svg:height="0.5cm" svg:x="45.741cm" svg:y="8.159cm" svg:viewBox="0 0 501 501" draw:points="0,501 501,501 501,0 0,0">
          <text:p/>
        </draw:polygon>
        <draw:polygon draw:style-name="gr89" draw:text-style-name="P89" draw:layer="layout" svg:width="0.5cm" svg:height="0.5cm" svg:x="45.741cm" svg:y="8.659cm" svg:viewBox="0 0 501 501" draw:points="0,501 501,501 501,0 0,0">
          <text:p/>
        </draw:polygon>
        <draw:polygon draw:style-name="gr6" draw:text-style-name="P6" draw:layer="layout" svg:width="0.5cm" svg:height="0.5cm" svg:x="45.741cm" svg:y="9.159cm" svg:viewBox="0 0 501 501" draw:points="0,501 501,501 501,0 0,0">
          <text:p/>
        </draw:polygon>
        <draw:polygon draw:style-name="gr6" draw:text-style-name="P6" draw:layer="layout" svg:width="0.5cm" svg:height="0.5cm" svg:x="45.741cm" svg:y="9.659cm" svg:viewBox="0 0 501 501" draw:points="0,501 501,501 501,0 0,0">
          <text:p/>
        </draw:polygon>
        <draw:polygon draw:style-name="gr26" draw:text-style-name="P26" draw:layer="layout" svg:width="0.5cm" svg:height="0.499cm" svg:x="45.741cm" svg:y="10.16cm" svg:viewBox="0 0 501 500" draw:points="0,500 501,500 501,0 0,0">
          <text:p/>
        </draw:polygon>
        <draw:polygon draw:style-name="gr89" draw:text-style-name="P89" draw:layer="layout" svg:width="0.5cm" svg:height="0.5cm" svg:x="45.741cm" svg:y="10.659cm" svg:viewBox="0 0 501 501" draw:points="0,501 501,501 501,0 0,0">
          <text:p/>
        </draw:polygon>
        <draw:polygon draw:style-name="gr6" draw:text-style-name="P6" draw:layer="layout" svg:width="0.5cm" svg:height="0.5cm" svg:x="45.741cm" svg:y="11.159cm" svg:viewBox="0 0 501 501" draw:points="0,501 501,501 501,0 0,0">
          <text:p/>
        </draw:polygon>
        <draw:polygon draw:style-name="gr355" draw:text-style-name="P355" draw:layer="layout" svg:width="0.5cm" svg:height="0.499cm" svg:x="45.741cm" svg:y="11.66cm" svg:viewBox="0 0 501 500" draw:points="0,500 501,500 501,0 0,0">
          <text:p/>
        </draw:polygon>
        <draw:polygon draw:style-name="gr6" draw:text-style-name="P6" draw:layer="layout" svg:width="0.5cm" svg:height="0.5cm" svg:x="45.741cm" svg:y="12.159cm" svg:viewBox="0 0 501 501" draw:points="0,501 501,501 501,0 0,0">
          <text:p/>
        </draw:polygon>
        <draw:polygon draw:style-name="gr147" draw:text-style-name="P147" draw:layer="layout" svg:width="0.5cm" svg:height="0.499cm" svg:x="46.241cm" svg:y="2.16cm" svg:viewBox="0 0 501 500" draw:points="0,500 501,500 501,0 0,0">
          <text:p/>
        </draw:polygon>
        <draw:polygon draw:style-name="gr321" draw:text-style-name="P321" draw:layer="layout" svg:width="0.5cm" svg:height="0.5cm" svg:x="46.241cm" svg:y="2.659cm" svg:viewBox="0 0 501 501" draw:points="0,501 501,501 501,0 0,0">
          <text:p/>
        </draw:polygon>
        <draw:polygon draw:style-name="gr356" draw:text-style-name="P356" draw:layer="layout" svg:width="0.5cm" svg:height="0.5cm" svg:x="46.241cm" svg:y="3.159cm" svg:viewBox="0 0 501 501" draw:points="0,501 501,501 501,0 0,0">
          <text:p/>
        </draw:polygon>
        <draw:polygon draw:style-name="gr357" draw:text-style-name="P357" draw:layer="layout" svg:width="0.5cm" svg:height="0.499cm" svg:x="46.241cm" svg:y="3.66cm" svg:viewBox="0 0 501 500" draw:points="0,500 501,500 501,0 0,0">
          <text:p/>
        </draw:polygon>
        <draw:polygon draw:style-name="gr59" draw:text-style-name="P59" draw:layer="layout" svg:width="0.5cm" svg:height="0.5cm" svg:x="46.241cm" svg:y="4.159cm" svg:viewBox="0 0 501 501" draw:points="0,501 501,501 501,0 0,0">
          <text:p/>
        </draw:polygon>
        <draw:polygon draw:style-name="gr358" draw:text-style-name="P358" draw:layer="layout" svg:width="0.5cm" svg:height="0.5cm" svg:x="46.241cm" svg:y="4.659cm" svg:viewBox="0 0 501 501" draw:points="0,501 501,501 501,0 0,0">
          <text:p/>
        </draw:polygon>
        <draw:polygon draw:style-name="gr130" draw:text-style-name="P130" draw:layer="layout" svg:width="0.5cm" svg:height="0.499cm" svg:x="46.241cm" svg:y="5.16cm" svg:viewBox="0 0 501 500" draw:points="0,500 501,500 501,0 0,0">
          <text:p/>
        </draw:polygon>
        <draw:polygon draw:style-name="gr130" draw:text-style-name="P130" draw:layer="layout" svg:width="0.5cm" svg:height="0.5cm" svg:x="46.241cm" svg:y="5.659cm" svg:viewBox="0 0 501 501" draw:points="0,501 501,501 501,0 0,0">
          <text:p/>
        </draw:polygon>
        <draw:polygon draw:style-name="gr21" draw:text-style-name="P21" draw:layer="layout" svg:width="0.5cm" svg:height="0.5cm" svg:x="46.241cm" svg:y="6.159cm" svg:viewBox="0 0 501 501" draw:points="0,501 501,501 501,0 0,0">
          <text:p/>
        </draw:polygon>
        <draw:polygon draw:style-name="gr46" draw:text-style-name="P46" draw:layer="layout" svg:width="0.5cm" svg:height="0.5cm" svg:x="46.241cm" svg:y="6.659cm" svg:viewBox="0 0 501 501" draw:points="0,501 501,501 501,0 0,0">
          <text:p/>
        </draw:polygon>
        <draw:polygon draw:style-name="gr350" draw:text-style-name="P350" draw:layer="layout" svg:width="0.5cm" svg:height="0.5cm" svg:x="46.241cm" svg:y="7.159cm" svg:viewBox="0 0 501 501" draw:points="0,501 501,501 501,0 0,0">
          <text:p/>
        </draw:polygon>
        <draw:polygon draw:style-name="gr6" draw:text-style-name="P6" draw:layer="layout" svg:width="0.5cm" svg:height="0.5cm" svg:x="46.241cm" svg:y="7.659cm" svg:viewBox="0 0 501 501" draw:points="0,501 501,501 501,0 0,0">
          <text:p/>
        </draw:polygon>
        <draw:polygon draw:style-name="gr146" draw:text-style-name="P146" draw:layer="layout" svg:width="0.5cm" svg:height="0.5cm" svg:x="46.241cm" svg:y="8.159cm" svg:viewBox="0 0 501 501" draw:points="0,501 501,501 501,0 0,0">
          <text:p/>
        </draw:polygon>
        <draw:polygon draw:style-name="gr116" draw:text-style-name="P116" draw:layer="layout" svg:width="0.5cm" svg:height="0.5cm" svg:x="46.241cm" svg:y="8.659cm" svg:viewBox="0 0 501 501" draw:points="0,501 501,501 501,0 0,0">
          <text:p/>
        </draw:polygon>
        <draw:polygon draw:style-name="gr68" draw:text-style-name="P68" draw:layer="layout" svg:width="0.5cm" svg:height="0.5cm" svg:x="46.241cm" svg:y="9.159cm" svg:viewBox="0 0 501 501" draw:points="0,501 501,501 501,0 0,0">
          <text:p/>
        </draw:polygon>
        <draw:polygon draw:style-name="gr359" draw:text-style-name="P359" draw:layer="layout" svg:width="0.5cm" svg:height="0.5cm" svg:x="46.241cm" svg:y="9.659cm" svg:viewBox="0 0 501 501" draw:points="0,501 501,501 501,0 0,0">
          <text:p/>
        </draw:polygon>
        <draw:polygon draw:style-name="gr38" draw:text-style-name="P38" draw:layer="layout" svg:width="0.5cm" svg:height="0.499cm" svg:x="46.241cm" svg:y="10.16cm" svg:viewBox="0 0 501 500" draw:points="0,500 501,500 501,0 0,0">
          <text:p/>
        </draw:polygon>
        <draw:polygon draw:style-name="gr154" draw:text-style-name="P154" draw:layer="layout" svg:width="0.5cm" svg:height="0.5cm" svg:x="46.241cm" svg:y="10.659cm" svg:viewBox="0 0 501 501" draw:points="0,501 501,501 501,0 0,0">
          <text:p/>
        </draw:polygon>
        <draw:polygon draw:style-name="gr87" draw:text-style-name="P87" draw:layer="layout" svg:width="0.5cm" svg:height="0.5cm" svg:x="46.241cm" svg:y="11.159cm" svg:viewBox="0 0 501 501" draw:points="0,501 501,501 501,0 0,0">
          <text:p/>
        </draw:polygon>
        <draw:polygon draw:style-name="gr26" draw:text-style-name="P26" draw:layer="layout" svg:width="0.5cm" svg:height="0.499cm" svg:x="46.241cm" svg:y="11.66cm" svg:viewBox="0 0 501 500" draw:points="0,500 501,500 501,0 0,0">
          <text:p/>
        </draw:polygon>
        <draw:polygon draw:style-name="gr332" draw:text-style-name="P332" draw:layer="layout" svg:width="0.5cm" svg:height="0.5cm" svg:x="46.241cm" svg:y="12.159cm" svg:viewBox="0 0 501 501" draw:points="0,501 501,501 501,0 0,0">
          <text:p/>
        </draw:polygon>
        <draw:polygon draw:style-name="gr281" draw:text-style-name="P281" draw:layer="layout" svg:width="0.5cm" svg:height="0.499cm" svg:x="46.741cm" svg:y="2.16cm" svg:viewBox="0 0 501 500" draw:points="0,500 501,500 501,0 0,0">
          <text:p/>
        </draw:polygon>
        <draw:polygon draw:style-name="gr253" draw:text-style-name="P253" draw:layer="layout" svg:width="0.5cm" svg:height="0.5cm" svg:x="46.741cm" svg:y="2.659cm" svg:viewBox="0 0 501 501" draw:points="0,501 501,501 501,0 0,0">
          <text:p/>
        </draw:polygon>
        <draw:polygon draw:style-name="gr360" draw:text-style-name="P360" draw:layer="layout" svg:width="0.5cm" svg:height="0.5cm" svg:x="46.741cm" svg:y="3.159cm" svg:viewBox="0 0 501 501" draw:points="0,501 501,501 501,0 0,0">
          <text:p/>
        </draw:polygon>
        <draw:polygon draw:style-name="gr67" draw:text-style-name="P67" draw:layer="layout" svg:width="0.5cm" svg:height="0.499cm" svg:x="46.741cm" svg:y="3.66cm" svg:viewBox="0 0 501 500" draw:points="0,500 501,500 501,0 0,0">
          <text:p/>
        </draw:polygon>
        <draw:polygon draw:style-name="gr162" draw:text-style-name="P162" draw:layer="layout" svg:width="0.5cm" svg:height="0.5cm" svg:x="46.741cm" svg:y="4.159cm" svg:viewBox="0 0 501 501" draw:points="0,501 501,501 501,0 0,0">
          <text:p/>
        </draw:polygon>
        <draw:polygon draw:style-name="gr15" draw:text-style-name="P15" draw:layer="layout" svg:width="0.5cm" svg:height="0.5cm" svg:x="46.741cm" svg:y="4.659cm" svg:viewBox="0 0 501 501" draw:points="0,501 501,501 501,0 0,0">
          <text:p/>
        </draw:polygon>
        <draw:polygon draw:style-name="gr89" draw:text-style-name="P89" draw:layer="layout" svg:width="0.5cm" svg:height="0.499cm" svg:x="46.741cm" svg:y="5.16cm" svg:viewBox="0 0 501 500" draw:points="0,500 501,500 501,0 0,0">
          <text:p/>
        </draw:polygon>
        <draw:polygon draw:style-name="gr9" draw:text-style-name="P9" draw:layer="layout" svg:width="0.5cm" svg:height="0.5cm" svg:x="46.741cm" svg:y="5.659cm" svg:viewBox="0 0 501 501" draw:points="0,501 501,501 501,0 0,0">
          <text:p/>
        </draw:polygon>
        <draw:polygon draw:style-name="gr38" draw:text-style-name="P38" draw:layer="layout" svg:width="0.5cm" svg:height="0.5cm" svg:x="46.741cm" svg:y="6.159cm" svg:viewBox="0 0 501 501" draw:points="0,501 501,501 501,0 0,0">
          <text:p/>
        </draw:polygon>
        <draw:polygon draw:style-name="gr6" draw:text-style-name="P6" draw:layer="layout" svg:width="0.5cm" svg:height="0.5cm" svg:x="46.741cm" svg:y="6.659cm" svg:viewBox="0 0 501 501" draw:points="0,501 501,501 501,0 0,0">
          <text:p/>
        </draw:polygon>
        <draw:polygon draw:style-name="gr6" draw:text-style-name="P6" draw:layer="layout" svg:width="0.5cm" svg:height="0.5cm" svg:x="46.741cm" svg:y="7.159cm" svg:viewBox="0 0 501 501" draw:points="0,501 501,501 501,0 0,0">
          <text:p/>
        </draw:polygon>
        <draw:polygon draw:style-name="gr15" draw:text-style-name="P15" draw:layer="layout" svg:width="0.5cm" svg:height="0.5cm" svg:x="46.741cm" svg:y="7.659cm" svg:viewBox="0 0 501 501" draw:points="0,501 501,501 501,0 0,0">
          <text:p/>
        </draw:polygon>
        <draw:polygon draw:style-name="gr8" draw:text-style-name="P8" draw:layer="layout" svg:width="0.5cm" svg:height="0.5cm" svg:x="46.741cm" svg:y="8.159cm" svg:viewBox="0 0 501 501" draw:points="0,501 501,501 501,0 0,0">
          <text:p/>
        </draw:polygon>
        <draw:polygon draw:style-name="gr115" draw:text-style-name="P115" draw:layer="layout" svg:width="0.5cm" svg:height="0.5cm" svg:x="46.741cm" svg:y="8.659cm" svg:viewBox="0 0 501 501" draw:points="0,501 501,501 501,0 0,0">
          <text:p/>
        </draw:polygon>
        <draw:polygon draw:style-name="gr6" draw:text-style-name="P6" draw:layer="layout" svg:width="0.5cm" svg:height="0.5cm" svg:x="46.741cm" svg:y="9.159cm" svg:viewBox="0 0 501 501" draw:points="0,501 501,501 501,0 0,0">
          <text:p/>
        </draw:polygon>
        <draw:polygon draw:style-name="gr6" draw:text-style-name="P6" draw:layer="layout" svg:width="0.5cm" svg:height="0.5cm" svg:x="46.741cm" svg:y="9.659cm" svg:viewBox="0 0 501 501" draw:points="0,501 501,501 501,0 0,0">
          <text:p/>
        </draw:polygon>
        <draw:polygon draw:style-name="gr142" draw:text-style-name="P142" draw:layer="layout" svg:width="0.5cm" svg:height="0.499cm" svg:x="46.741cm" svg:y="10.16cm" svg:viewBox="0 0 501 500" draw:points="0,500 501,500 501,0 0,0">
          <text:p/>
        </draw:polygon>
        <draw:polygon draw:style-name="gr69" draw:text-style-name="P69" draw:layer="layout" svg:width="0.5cm" svg:height="0.5cm" svg:x="46.741cm" svg:y="10.659cm" svg:viewBox="0 0 501 501" draw:points="0,501 501,501 501,0 0,0">
          <text:p/>
        </draw:polygon>
        <draw:polygon draw:style-name="gr26" draw:text-style-name="P26" draw:layer="layout" svg:width="0.5cm" svg:height="0.5cm" svg:x="46.741cm" svg:y="11.159cm" svg:viewBox="0 0 501 501" draw:points="0,501 501,501 501,0 0,0">
          <text:p/>
        </draw:polygon>
        <draw:polygon draw:style-name="gr361" draw:text-style-name="P361" draw:layer="layout" svg:width="0.5cm" svg:height="0.499cm" svg:x="46.741cm" svg:y="11.66cm" svg:viewBox="0 0 501 500" draw:points="0,500 501,500 501,0 0,0">
          <text:p/>
        </draw:polygon>
        <draw:polygon draw:style-name="gr6" draw:text-style-name="P6" draw:layer="layout" svg:width="0.5cm" svg:height="0.5cm" svg:x="46.741cm" svg:y="12.159cm" svg:viewBox="0 0 501 501" draw:points="0,501 501,501 501,0 0,0">
          <text:p/>
        </draw:polygon>
        <draw:polygon draw:style-name="gr63" draw:text-style-name="P63" draw:layer="layout" svg:width="0.5cm" svg:height="0.499cm" svg:x="47.241cm" svg:y="2.16cm" svg:viewBox="0 0 501 500" draw:points="0,500 501,500 501,0 0,0">
          <text:p/>
        </draw:polygon>
        <draw:polygon draw:style-name="gr14" draw:text-style-name="P14" draw:layer="layout" svg:width="0.5cm" svg:height="0.5cm" svg:x="47.241cm" svg:y="2.659cm" svg:viewBox="0 0 501 501" draw:points="0,501 501,501 501,0 0,0">
          <text:p/>
        </draw:polygon>
        <draw:polygon draw:style-name="gr22" draw:text-style-name="P22" draw:layer="layout" svg:width="0.5cm" svg:height="0.5cm" svg:x="47.241cm" svg:y="3.159cm" svg:viewBox="0 0 501 501" draw:points="0,501 501,501 501,0 0,0">
          <text:p/>
        </draw:polygon>
        <draw:polygon draw:style-name="gr151" draw:text-style-name="P151" draw:layer="layout" svg:width="0.5cm" svg:height="0.499cm" svg:x="47.241cm" svg:y="3.66cm" svg:viewBox="0 0 501 500" draw:points="0,500 501,500 501,0 0,0">
          <text:p/>
        </draw:polygon>
        <draw:polygon draw:style-name="gr6" draw:text-style-name="P6" draw:layer="layout" svg:width="0.5cm" svg:height="0.5cm" svg:x="47.241cm" svg:y="4.159cm" svg:viewBox="0 0 501 501" draw:points="0,501 501,501 501,0 0,0">
          <text:p/>
        </draw:polygon>
        <draw:polygon draw:style-name="gr362" draw:text-style-name="P362" draw:layer="layout" svg:width="0.5cm" svg:height="0.5cm" svg:x="47.241cm" svg:y="4.659cm" svg:viewBox="0 0 501 501" draw:points="0,501 501,501 501,0 0,0">
          <text:p/>
        </draw:polygon>
        <draw:polygon draw:style-name="gr63" draw:text-style-name="P63" draw:layer="layout" svg:width="0.5cm" svg:height="0.499cm" svg:x="47.241cm" svg:y="5.16cm" svg:viewBox="0 0 501 500" draw:points="0,500 501,500 501,0 0,0">
          <text:p/>
        </draw:polygon>
        <draw:polygon draw:style-name="gr363" draw:text-style-name="P363" draw:layer="layout" svg:width="0.5cm" svg:height="0.5cm" svg:x="47.241cm" svg:y="5.659cm" svg:viewBox="0 0 501 501" draw:points="0,501 501,501 501,0 0,0">
          <text:p/>
        </draw:polygon>
        <draw:polygon draw:style-name="gr63" draw:text-style-name="P63" draw:layer="layout" svg:width="0.5cm" svg:height="0.5cm" svg:x="47.241cm" svg:y="6.159cm" svg:viewBox="0 0 501 501" draw:points="0,501 501,501 501,0 0,0">
          <text:p/>
        </draw:polygon>
        <draw:polygon draw:style-name="gr304" draw:text-style-name="P304" draw:layer="layout" svg:width="0.5cm" svg:height="0.5cm" svg:x="47.241cm" svg:y="6.659cm" svg:viewBox="0 0 501 501" draw:points="0,501 501,501 501,0 0,0">
          <text:p/>
        </draw:polygon>
        <draw:polygon draw:style-name="gr216" draw:text-style-name="P216" draw:layer="layout" svg:width="0.5cm" svg:height="0.5cm" svg:x="47.241cm" svg:y="7.159cm" svg:viewBox="0 0 501 501" draw:points="0,501 501,501 501,0 0,0">
          <text:p/>
        </draw:polygon>
        <draw:polygon draw:style-name="gr107" draw:text-style-name="P107" draw:layer="layout" svg:width="0.5cm" svg:height="0.5cm" svg:x="47.241cm" svg:y="7.659cm" svg:viewBox="0 0 501 501" draw:points="0,501 501,501 501,0 0,0">
          <text:p/>
        </draw:polygon>
        <draw:polygon draw:style-name="gr352" draw:text-style-name="P352" draw:layer="layout" svg:width="0.5cm" svg:height="0.5cm" svg:x="47.241cm" svg:y="8.159cm" svg:viewBox="0 0 501 501" draw:points="0,501 501,501 501,0 0,0">
          <text:p/>
        </draw:polygon>
        <draw:polygon draw:style-name="gr58" draw:text-style-name="P58" draw:layer="layout" svg:width="0.5cm" svg:height="0.5cm" svg:x="47.241cm" svg:y="8.659cm" svg:viewBox="0 0 501 501" draw:points="0,501 501,501 501,0 0,0">
          <text:p/>
        </draw:polygon>
        <draw:polygon draw:style-name="gr199" draw:text-style-name="P199" draw:layer="layout" svg:width="0.5cm" svg:height="0.5cm" svg:x="47.241cm" svg:y="9.159cm" svg:viewBox="0 0 501 501" draw:points="0,501 501,501 501,0 0,0">
          <text:p/>
        </draw:polygon>
        <draw:polygon draw:style-name="gr192" draw:text-style-name="P192" draw:layer="layout" svg:width="0.5cm" svg:height="0.5cm" svg:x="47.241cm" svg:y="9.659cm" svg:viewBox="0 0 501 501" draw:points="0,501 501,501 501,0 0,0">
          <text:p/>
        </draw:polygon>
        <draw:polygon draw:style-name="gr15" draw:text-style-name="P15" draw:layer="layout" svg:width="0.5cm" svg:height="0.499cm" svg:x="47.241cm" svg:y="10.16cm" svg:viewBox="0 0 501 500" draw:points="0,500 501,500 501,0 0,0">
          <text:p/>
        </draw:polygon>
        <draw:polygon draw:style-name="gr71" draw:text-style-name="P71" draw:layer="layout" svg:width="0.5cm" svg:height="0.5cm" svg:x="47.241cm" svg:y="10.659cm" svg:viewBox="0 0 501 501" draw:points="0,501 501,501 501,0 0,0">
          <text:p/>
        </draw:polygon>
        <draw:polygon draw:style-name="gr15" draw:text-style-name="P15" draw:layer="layout" svg:width="0.5cm" svg:height="0.5cm" svg:x="47.241cm" svg:y="11.159cm" svg:viewBox="0 0 501 501" draw:points="0,501 501,501 501,0 0,0">
          <text:p/>
        </draw:polygon>
        <draw:polygon draw:style-name="gr89" draw:text-style-name="P89" draw:layer="layout" svg:width="0.5cm" svg:height="0.499cm" svg:x="47.241cm" svg:y="11.66cm" svg:viewBox="0 0 501 500" draw:points="0,500 501,500 501,0 0,0">
          <text:p/>
        </draw:polygon>
        <draw:polygon draw:style-name="gr38" draw:text-style-name="P38" draw:layer="layout" svg:width="0.5cm" svg:height="0.5cm" svg:x="47.241cm" svg:y="12.159cm" svg:viewBox="0 0 501 501" draw:points="0,501 501,501 501,0 0,0">
          <text:p/>
        </draw:polygon>
        <draw:polygon draw:style-name="gr342" draw:text-style-name="P342" draw:layer="layout" svg:width="0.5cm" svg:height="0.499cm" svg:x="47.741cm" svg:y="2.16cm" svg:viewBox="0 0 501 500" draw:points="0,500 501,500 501,0 0,0">
          <text:p/>
        </draw:polygon>
        <draw:polygon draw:style-name="gr228" draw:text-style-name="P228" draw:layer="layout" svg:width="0.5cm" svg:height="0.5cm" svg:x="47.741cm" svg:y="2.659cm" svg:viewBox="0 0 501 501" draw:points="0,501 501,501 501,0 0,0">
          <text:p/>
        </draw:polygon>
        <draw:polygon draw:style-name="gr318" draw:text-style-name="P318" draw:layer="layout" svg:width="0.5cm" svg:height="0.5cm" svg:x="47.741cm" svg:y="3.159cm" svg:viewBox="0 0 501 501" draw:points="0,501 501,501 501,0 0,0">
          <text:p/>
        </draw:polygon>
        <draw:polygon draw:style-name="gr58" draw:text-style-name="P58" draw:layer="layout" svg:width="0.5cm" svg:height="0.499cm" svg:x="47.741cm" svg:y="3.66cm" svg:viewBox="0 0 501 500" draw:points="0,500 501,500 501,0 0,0">
          <text:p/>
        </draw:polygon>
        <draw:polygon draw:style-name="gr8" draw:text-style-name="P8" draw:layer="layout" svg:width="0.5cm" svg:height="0.5cm" svg:x="47.741cm" svg:y="4.159cm" svg:viewBox="0 0 501 501" draw:points="0,501 501,501 501,0 0,0">
          <text:p/>
        </draw:polygon>
        <draw:polygon draw:style-name="gr15" draw:text-style-name="P15" draw:layer="layout" svg:width="0.5cm" svg:height="0.5cm" svg:x="47.741cm" svg:y="4.659cm" svg:viewBox="0 0 501 501" draw:points="0,501 501,501 501,0 0,0">
          <text:p/>
        </draw:polygon>
        <draw:polygon draw:style-name="gr6" draw:text-style-name="P6" draw:layer="layout" svg:width="0.5cm" svg:height="0.499cm" svg:x="47.741cm" svg:y="5.16cm" svg:viewBox="0 0 501 500" draw:points="0,500 501,500 501,0 0,0">
          <text:p/>
        </draw:polygon>
        <draw:polygon draw:style-name="gr6" draw:text-style-name="P6" draw:layer="layout" svg:width="0.5cm" svg:height="0.5cm" svg:x="47.741cm" svg:y="5.659cm" svg:viewBox="0 0 501 501" draw:points="0,501 501,501 501,0 0,0">
          <text:p/>
        </draw:polygon>
        <draw:polygon draw:style-name="gr7" draw:text-style-name="P7" draw:layer="layout" svg:width="0.5cm" svg:height="0.5cm" svg:x="47.741cm" svg:y="6.159cm" svg:viewBox="0 0 501 501" draw:points="0,501 501,501 501,0 0,0">
          <text:p/>
        </draw:polygon>
        <draw:polygon draw:style-name="gr7" draw:text-style-name="P7" draw:layer="layout" svg:width="0.5cm" svg:height="0.5cm" svg:x="47.741cm" svg:y="6.659cm" svg:viewBox="0 0 501 501" draw:points="0,501 501,501 501,0 0,0">
          <text:p/>
        </draw:polygon>
        <draw:polygon draw:style-name="gr6" draw:text-style-name="P6" draw:layer="layout" svg:width="0.5cm" svg:height="0.5cm" svg:x="47.741cm" svg:y="7.159cm" svg:viewBox="0 0 501 501" draw:points="0,501 501,501 501,0 0,0">
          <text:p/>
        </draw:polygon>
        <draw:polygon draw:style-name="gr6" draw:text-style-name="P6" draw:layer="layout" svg:width="0.5cm" svg:height="0.5cm" svg:x="47.741cm" svg:y="7.659cm" svg:viewBox="0 0 501 501" draw:points="0,501 501,501 501,0 0,0">
          <text:p/>
        </draw:polygon>
        <draw:polygon draw:style-name="gr6" draw:text-style-name="P6" draw:layer="layout" svg:width="0.5cm" svg:height="0.5cm" svg:x="47.741cm" svg:y="8.159cm" svg:viewBox="0 0 501 501" draw:points="0,501 501,501 501,0 0,0">
          <text:p/>
        </draw:polygon>
        <draw:polygon draw:style-name="gr6" draw:text-style-name="P6" draw:layer="layout" svg:width="0.5cm" svg:height="0.5cm" svg:x="47.741cm" svg:y="8.659cm" svg:viewBox="0 0 501 501" draw:points="0,501 501,501 501,0 0,0">
          <text:p/>
        </draw:polygon>
        <draw:polygon draw:style-name="gr6" draw:text-style-name="P6" draw:layer="layout" svg:width="0.5cm" svg:height="0.5cm" svg:x="47.741cm" svg:y="9.159cm" svg:viewBox="0 0 501 501" draw:points="0,501 501,501 501,0 0,0">
          <text:p/>
        </draw:polygon>
        <draw:polygon draw:style-name="gr6" draw:text-style-name="P6" draw:layer="layout" svg:width="0.5cm" svg:height="0.5cm" svg:x="47.741cm" svg:y="9.659cm" svg:viewBox="0 0 501 501" draw:points="0,501 501,501 501,0 0,0">
          <text:p/>
        </draw:polygon>
        <draw:polygon draw:style-name="gr7" draw:text-style-name="P7" draw:layer="layout" svg:width="0.5cm" svg:height="0.499cm" svg:x="47.741cm" svg:y="10.16cm" svg:viewBox="0 0 501 500" draw:points="0,500 501,500 501,0 0,0">
          <text:p/>
        </draw:polygon>
        <draw:polygon draw:style-name="gr6" draw:text-style-name="P6" draw:layer="layout" svg:width="0.5cm" svg:height="0.5cm" svg:x="47.741cm" svg:y="10.659cm" svg:viewBox="0 0 501 501" draw:points="0,501 501,501 501,0 0,0">
          <text:p/>
        </draw:polygon>
        <draw:polygon draw:style-name="gr15" draw:text-style-name="P15" draw:layer="layout" svg:width="0.5cm" svg:height="0.5cm" svg:x="47.741cm" svg:y="11.159cm" svg:viewBox="0 0 501 501" draw:points="0,501 501,501 501,0 0,0">
          <text:p/>
        </draw:polygon>
        <draw:polygon draw:style-name="gr141" draw:text-style-name="P141" draw:layer="layout" svg:width="0.5cm" svg:height="0.499cm" svg:x="47.741cm" svg:y="11.66cm" svg:viewBox="0 0 501 500" draw:points="0,500 501,500 501,0 0,0">
          <text:p/>
        </draw:polygon>
        <draw:polygon draw:style-name="gr7" draw:text-style-name="P7" draw:layer="layout" svg:width="0.5cm" svg:height="0.5cm" svg:x="47.741cm" svg:y="12.159cm" svg:viewBox="0 0 501 501" draw:points="0,501 501,501 501,0 0,0">
          <text:p/>
        </draw:polygon>
        <draw:polygon draw:style-name="gr303" draw:text-style-name="P303" draw:layer="layout" svg:width="0.5cm" svg:height="0.499cm" svg:x="48.241cm" svg:y="2.16cm" svg:viewBox="0 0 501 500" draw:points="0,500 501,500 501,0 0,0">
          <text:p/>
        </draw:polygon>
        <draw:polygon draw:style-name="gr364" draw:text-style-name="P364" draw:layer="layout" svg:width="0.5cm" svg:height="0.5cm" svg:x="48.241cm" svg:y="2.659cm" svg:viewBox="0 0 501 501" draw:points="0,501 501,501 501,0 0,0">
          <text:p/>
        </draw:polygon>
        <draw:polygon draw:style-name="gr210" draw:text-style-name="P210" draw:layer="layout" svg:width="0.5cm" svg:height="0.5cm" svg:x="48.241cm" svg:y="3.159cm" svg:viewBox="0 0 501 501" draw:points="0,501 501,501 501,0 0,0">
          <text:p/>
        </draw:polygon>
        <draw:polygon draw:style-name="gr365" draw:text-style-name="P365" draw:layer="layout" svg:width="0.5cm" svg:height="0.499cm" svg:x="48.241cm" svg:y="3.66cm" svg:viewBox="0 0 501 500" draw:points="0,500 501,500 501,0 0,0">
          <text:p/>
        </draw:polygon>
        <draw:polygon draw:style-name="gr15" draw:text-style-name="P15" draw:layer="layout" svg:width="0.5cm" svg:height="0.5cm" svg:x="48.241cm" svg:y="4.159cm" svg:viewBox="0 0 501 501" draw:points="0,501 501,501 501,0 0,0">
          <text:p/>
        </draw:polygon>
        <draw:polygon draw:style-name="gr312" draw:text-style-name="P312" draw:layer="layout" svg:width="0.5cm" svg:height="0.5cm" svg:x="48.241cm" svg:y="4.659cm" svg:viewBox="0 0 501 501" draw:points="0,501 501,501 501,0 0,0">
          <text:p/>
        </draw:polygon>
        <draw:polygon draw:style-name="gr262" draw:text-style-name="P262" draw:layer="layout" svg:width="0.5cm" svg:height="0.499cm" svg:x="48.241cm" svg:y="5.16cm" svg:viewBox="0 0 501 500" draw:points="0,500 501,500 501,0 0,0">
          <text:p/>
        </draw:polygon>
        <draw:polygon draw:style-name="gr27" draw:text-style-name="P27" draw:layer="layout" svg:width="0.5cm" svg:height="0.5cm" svg:x="48.241cm" svg:y="5.659cm" svg:viewBox="0 0 501 501" draw:points="0,501 501,501 501,0 0,0">
          <text:p/>
        </draw:polygon>
        <draw:polygon draw:style-name="gr91" draw:text-style-name="P91" draw:layer="layout" svg:width="0.5cm" svg:height="0.5cm" svg:x="48.241cm" svg:y="6.159cm" svg:viewBox="0 0 501 501" draw:points="0,501 501,501 501,0 0,0">
          <text:p/>
        </draw:polygon>
        <draw:polygon draw:style-name="gr14" draw:text-style-name="P14" draw:layer="layout" svg:width="0.5cm" svg:height="0.5cm" svg:x="48.241cm" svg:y="6.659cm" svg:viewBox="0 0 501 501" draw:points="0,501 501,501 501,0 0,0">
          <text:p/>
        </draw:polygon>
        <draw:polygon draw:style-name="gr342" draw:text-style-name="P342" draw:layer="layout" svg:width="0.5cm" svg:height="0.5cm" svg:x="48.241cm" svg:y="7.159cm" svg:viewBox="0 0 501 501" draw:points="0,501 501,501 501,0 0,0">
          <text:p/>
        </draw:polygon>
        <draw:polygon draw:style-name="gr226" draw:text-style-name="P226" draw:layer="layout" svg:width="0.5cm" svg:height="0.5cm" svg:x="48.241cm" svg:y="7.659cm" svg:viewBox="0 0 501 501" draw:points="0,501 501,501 501,0 0,0">
          <text:p/>
        </draw:polygon>
        <draw:polygon draw:style-name="gr168" draw:text-style-name="P168" draw:layer="layout" svg:width="0.5cm" svg:height="0.5cm" svg:x="48.241cm" svg:y="8.159cm" svg:viewBox="0 0 501 501" draw:points="0,501 501,501 501,0 0,0">
          <text:p/>
        </draw:polygon>
        <draw:polygon draw:style-name="gr178" draw:text-style-name="P178" draw:layer="layout" svg:width="0.5cm" svg:height="0.5cm" svg:x="48.241cm" svg:y="8.659cm" svg:viewBox="0 0 501 501" draw:points="0,501 501,501 501,0 0,0">
          <text:p/>
        </draw:polygon>
        <draw:polygon draw:style-name="gr27" draw:text-style-name="P27" draw:layer="layout" svg:width="0.5cm" svg:height="0.5cm" svg:x="48.241cm" svg:y="9.159cm" svg:viewBox="0 0 501 501" draw:points="0,501 501,501 501,0 0,0">
          <text:p/>
        </draw:polygon>
        <draw:polygon draw:style-name="gr27" draw:text-style-name="P27" draw:layer="layout" svg:width="0.5cm" svg:height="0.5cm" svg:x="48.241cm" svg:y="9.659cm" svg:viewBox="0 0 501 501" draw:points="0,501 501,501 501,0 0,0">
          <text:p/>
        </draw:polygon>
        <draw:polygon draw:style-name="gr26" draw:text-style-name="P26" draw:layer="layout" svg:width="0.5cm" svg:height="0.499cm" svg:x="48.241cm" svg:y="10.16cm" svg:viewBox="0 0 501 500" draw:points="0,500 501,500 501,0 0,0">
          <text:p/>
        </draw:polygon>
        <draw:polygon draw:style-name="gr15" draw:text-style-name="P15" draw:layer="layout" svg:width="0.5cm" svg:height="0.5cm" svg:x="48.241cm" svg:y="10.659cm" svg:viewBox="0 0 501 501" draw:points="0,501 501,501 501,0 0,0">
          <text:p/>
        </draw:polygon>
        <draw:polygon draw:style-name="gr6" draw:text-style-name="P6" draw:layer="layout" svg:width="0.5cm" svg:height="0.5cm" svg:x="48.241cm" svg:y="11.159cm" svg:viewBox="0 0 501 501" draw:points="0,501 501,501 501,0 0,0">
          <text:p/>
        </draw:polygon>
        <draw:polygon draw:style-name="gr6" draw:text-style-name="P6" draw:layer="layout" svg:width="0.5cm" svg:height="0.499cm" svg:x="48.241cm" svg:y="11.66cm" svg:viewBox="0 0 501 500" draw:points="0,500 501,500 501,0 0,0">
          <text:p/>
        </draw:polygon>
        <draw:polygon draw:style-name="gr6" draw:text-style-name="P6" draw:layer="layout" svg:width="0.5cm" svg:height="0.5cm" svg:x="48.241cm" svg:y="12.159cm" svg:viewBox="0 0 501 501" draw:points="0,501 501,501 501,0 0,0">
          <text:p/>
        </draw:polygon>
        <draw:polygon draw:style-name="gr300" draw:text-style-name="P300" draw:layer="layout" svg:width="0.5cm" svg:height="0.499cm" svg:x="48.741cm" svg:y="2.16cm" svg:viewBox="0 0 501 500" draw:points="0,500 501,500 501,0 0,0">
          <text:p/>
        </draw:polygon>
        <draw:polygon draw:style-name="gr49" draw:text-style-name="P49" draw:layer="layout" svg:width="0.5cm" svg:height="0.5cm" svg:x="48.741cm" svg:y="2.659cm" svg:viewBox="0 0 501 501" draw:points="0,501 501,501 501,0 0,0">
          <text:p/>
        </draw:polygon>
        <draw:polygon draw:style-name="gr267" draw:text-style-name="P267" draw:layer="layout" svg:width="0.5cm" svg:height="0.5cm" svg:x="48.741cm" svg:y="3.159cm" svg:viewBox="0 0 501 501" draw:points="0,501 501,501 501,0 0,0">
          <text:p/>
        </draw:polygon>
        <draw:polygon draw:style-name="gr2" draw:text-style-name="P2" draw:layer="layout" svg:width="0.5cm" svg:height="0.499cm" svg:x="48.741cm" svg:y="3.66cm" svg:viewBox="0 0 501 500" draw:points="0,500 501,500 501,0 0,0">
          <text:p/>
        </draw:polygon>
        <draw:polygon draw:style-name="gr97" draw:text-style-name="P97" draw:layer="layout" svg:width="0.5cm" svg:height="0.5cm" svg:x="48.741cm" svg:y="4.159cm" svg:viewBox="0 0 501 501" draw:points="0,501 501,501 501,0 0,0">
          <text:p/>
        </draw:polygon>
        <draw:polygon draw:style-name="gr89" draw:text-style-name="P89" draw:layer="layout" svg:width="0.5cm" svg:height="0.5cm" svg:x="48.741cm" svg:y="4.659cm" svg:viewBox="0 0 501 501" draw:points="0,501 501,501 501,0 0,0">
          <text:p/>
        </draw:polygon>
        <draw:polygon draw:style-name="gr154" draw:text-style-name="P154" draw:layer="layout" svg:width="0.5cm" svg:height="0.499cm" svg:x="48.741cm" svg:y="5.16cm" svg:viewBox="0 0 501 500" draw:points="0,500 501,500 501,0 0,0">
          <text:p/>
        </draw:polygon>
        <draw:polygon draw:style-name="gr296" draw:text-style-name="P296" draw:layer="layout" svg:width="0.5cm" svg:height="0.5cm" svg:x="48.741cm" svg:y="5.659cm" svg:viewBox="0 0 501 501" draw:points="0,501 501,501 501,0 0,0">
          <text:p/>
        </draw:polygon>
        <draw:polygon draw:style-name="gr89" draw:text-style-name="P89" draw:layer="layout" svg:width="0.5cm" svg:height="0.5cm" svg:x="48.741cm" svg:y="6.159cm" svg:viewBox="0 0 501 501" draw:points="0,501 501,501 501,0 0,0">
          <text:p/>
        </draw:polygon>
        <draw:polygon draw:style-name="gr6" draw:text-style-name="P6" draw:layer="layout" svg:width="0.5cm" svg:height="0.5cm" svg:x="48.741cm" svg:y="6.659cm" svg:viewBox="0 0 501 501" draw:points="0,501 501,501 501,0 0,0">
          <text:p/>
        </draw:polygon>
        <draw:polygon draw:style-name="gr9" draw:text-style-name="P9" draw:layer="layout" svg:width="0.5cm" svg:height="0.5cm" svg:x="48.741cm" svg:y="7.159cm" svg:viewBox="0 0 501 501" draw:points="0,501 501,501 501,0 0,0">
          <text:p/>
        </draw:polygon>
        <draw:polygon draw:style-name="gr38" draw:text-style-name="P38" draw:layer="layout" svg:width="0.5cm" svg:height="0.5cm" svg:x="48.741cm" svg:y="7.659cm" svg:viewBox="0 0 501 501" draw:points="0,501 501,501 501,0 0,0">
          <text:p/>
        </draw:polygon>
        <draw:polygon draw:style-name="gr240" draw:text-style-name="P240" draw:layer="layout" svg:width="0.5cm" svg:height="0.5cm" svg:x="48.741cm" svg:y="8.159cm" svg:viewBox="0 0 501 501" draw:points="0,501 501,501 501,0 0,0">
          <text:p/>
        </draw:polygon>
        <draw:polygon draw:style-name="gr10" draw:text-style-name="P10" draw:layer="layout" svg:width="0.5cm" svg:height="0.5cm" svg:x="48.741cm" svg:y="8.659cm" svg:viewBox="0 0 501 501" draw:points="0,501 501,501 501,0 0,0">
          <text:p/>
        </draw:polygon>
        <draw:polygon draw:style-name="gr7" draw:text-style-name="P7" draw:layer="layout" svg:width="0.5cm" svg:height="0.5cm" svg:x="48.741cm" svg:y="9.159cm" svg:viewBox="0 0 501 501" draw:points="0,501 501,501 501,0 0,0">
          <text:p/>
        </draw:polygon>
        <draw:polygon draw:style-name="gr15" draw:text-style-name="P15" draw:layer="layout" svg:width="0.5cm" svg:height="0.5cm" svg:x="48.741cm" svg:y="9.659cm" svg:viewBox="0 0 501 501" draw:points="0,501 501,501 501,0 0,0">
          <text:p/>
        </draw:polygon>
        <draw:polygon draw:style-name="gr89" draw:text-style-name="P89" draw:layer="layout" svg:width="0.5cm" svg:height="0.499cm" svg:x="48.741cm" svg:y="10.16cm" svg:viewBox="0 0 501 500" draw:points="0,500 501,500 501,0 0,0">
          <text:p/>
        </draw:polygon>
        <draw:polygon draw:style-name="gr100" draw:text-style-name="P100" draw:layer="layout" svg:width="0.5cm" svg:height="0.5cm" svg:x="48.741cm" svg:y="10.659cm" svg:viewBox="0 0 501 501" draw:points="0,501 501,501 501,0 0,0">
          <text:p/>
        </draw:polygon>
        <draw:polygon draw:style-name="gr116" draw:text-style-name="P116" draw:layer="layout" svg:width="0.5cm" svg:height="0.5cm" svg:x="48.741cm" svg:y="11.159cm" svg:viewBox="0 0 501 501" draw:points="0,501 501,501 501,0 0,0">
          <text:p/>
        </draw:polygon>
        <draw:polygon draw:style-name="gr15" draw:text-style-name="P15" draw:layer="layout" svg:width="0.5cm" svg:height="0.499cm" svg:x="48.741cm" svg:y="11.66cm" svg:viewBox="0 0 501 500" draw:points="0,500 501,500 501,0 0,0">
          <text:p/>
        </draw:polygon>
        <draw:polygon draw:style-name="gr6" draw:text-style-name="P6" draw:layer="layout" svg:width="0.5cm" svg:height="0.5cm" svg:x="48.741cm" svg:y="12.159cm" svg:viewBox="0 0 501 501" draw:points="0,501 501,501 501,0 0,0">
          <text:p/>
        </draw:polygon>
        <draw:polygon draw:style-name="gr343" draw:text-style-name="P343" draw:layer="layout" svg:width="0.5cm" svg:height="0.499cm" svg:x="49.241cm" svg:y="2.16cm" svg:viewBox="0 0 501 500" draw:points="0,500 501,500 501,0 0,0">
          <text:p/>
        </draw:polygon>
        <draw:polygon draw:style-name="gr230" draw:text-style-name="P230" draw:layer="layout" svg:width="0.5cm" svg:height="0.5cm" svg:x="49.241cm" svg:y="2.659cm" svg:viewBox="0 0 501 501" draw:points="0,501 501,501 501,0 0,0">
          <text:p/>
        </draw:polygon>
        <draw:polygon draw:style-name="gr109" draw:text-style-name="P109" draw:layer="layout" svg:width="0.5cm" svg:height="0.5cm" svg:x="49.241cm" svg:y="3.159cm" svg:viewBox="0 0 501 501" draw:points="0,501 501,501 501,0 0,0">
          <text:p/>
        </draw:polygon>
        <draw:polygon draw:style-name="gr127" draw:text-style-name="P127" draw:layer="layout" svg:width="0.5cm" svg:height="0.499cm" svg:x="49.241cm" svg:y="3.66cm" svg:viewBox="0 0 501 500" draw:points="0,500 501,500 501,0 0,0">
          <text:p/>
        </draw:polygon>
        <draw:polygon draw:style-name="gr226" draw:text-style-name="P226" draw:layer="layout" svg:width="0.5cm" svg:height="0.5cm" svg:x="49.241cm" svg:y="4.159cm" svg:viewBox="0 0 501 501" draw:points="0,501 501,501 501,0 0,0">
          <text:p/>
        </draw:polygon>
        <draw:polygon draw:style-name="gr343" draw:text-style-name="P343" draw:layer="layout" svg:width="0.5cm" svg:height="0.5cm" svg:x="49.241cm" svg:y="4.659cm" svg:viewBox="0 0 501 501" draw:points="0,501 501,501 501,0 0,0">
          <text:p/>
        </draw:polygon>
        <draw:polygon draw:style-name="gr133" draw:text-style-name="P133" draw:layer="layout" svg:width="0.5cm" svg:height="0.499cm" svg:x="49.241cm" svg:y="5.16cm" svg:viewBox="0 0 501 500" draw:points="0,500 501,500 501,0 0,0">
          <text:p/>
        </draw:polygon>
        <draw:polygon draw:style-name="gr205" draw:text-style-name="P205" draw:layer="layout" svg:width="0.5cm" svg:height="0.5cm" svg:x="49.241cm" svg:y="5.659cm" svg:viewBox="0 0 501 501" draw:points="0,501 501,501 501,0 0,0">
          <text:p/>
        </draw:polygon>
        <draw:polygon draw:style-name="gr204" draw:text-style-name="P204" draw:layer="layout" svg:width="0.5cm" svg:height="0.5cm" svg:x="49.241cm" svg:y="6.159cm" svg:viewBox="0 0 501 501" draw:points="0,501 501,501 501,0 0,0">
          <text:p/>
        </draw:polygon>
        <draw:polygon draw:style-name="gr149" draw:text-style-name="P149" draw:layer="layout" svg:width="0.5cm" svg:height="0.5cm" svg:x="49.241cm" svg:y="6.659cm" svg:viewBox="0 0 501 501" draw:points="0,501 501,501 501,0 0,0">
          <text:p/>
        </draw:polygon>
        <draw:polygon draw:style-name="gr92" draw:text-style-name="P92" draw:layer="layout" svg:width="0.5cm" svg:height="0.5cm" svg:x="49.241cm" svg:y="7.159cm" svg:viewBox="0 0 501 501" draw:points="0,501 501,501 501,0 0,0">
          <text:p/>
        </draw:polygon>
        <draw:polygon draw:style-name="gr27" draw:text-style-name="P27" draw:layer="layout" svg:width="0.5cm" svg:height="0.5cm" svg:x="49.241cm" svg:y="7.659cm" svg:viewBox="0 0 501 501" draw:points="0,501 501,501 501,0 0,0">
          <text:p/>
        </draw:polygon>
        <draw:polygon draw:style-name="gr115" draw:text-style-name="P115" draw:layer="layout" svg:width="0.5cm" svg:height="0.5cm" svg:x="49.241cm" svg:y="8.159cm" svg:viewBox="0 0 501 501" draw:points="0,501 501,501 501,0 0,0">
          <text:p/>
        </draw:polygon>
        <draw:polygon draw:style-name="gr54" draw:text-style-name="P54" draw:layer="layout" svg:width="0.5cm" svg:height="0.5cm" svg:x="49.241cm" svg:y="8.659cm" svg:viewBox="0 0 501 501" draw:points="0,501 501,501 501,0 0,0">
          <text:p/>
        </draw:polygon>
        <draw:polygon draw:style-name="gr218" draw:text-style-name="P218" draw:layer="layout" svg:width="0.5cm" svg:height="0.5cm" svg:x="49.241cm" svg:y="9.159cm" svg:viewBox="0 0 501 501" draw:points="0,501 501,501 501,0 0,0">
          <text:p/>
        </draw:polygon>
        <draw:polygon draw:style-name="gr197" draw:text-style-name="P197" draw:layer="layout" svg:width="0.5cm" svg:height="0.5cm" svg:x="49.241cm" svg:y="9.659cm" svg:viewBox="0 0 501 501" draw:points="0,501 501,501 501,0 0,0">
          <text:p/>
        </draw:polygon>
        <draw:polygon draw:style-name="gr15" draw:text-style-name="P15" draw:layer="layout" svg:width="0.5cm" svg:height="0.499cm" svg:x="49.241cm" svg:y="10.16cm" svg:viewBox="0 0 501 500" draw:points="0,500 501,500 501,0 0,0">
          <text:p/>
        </draw:polygon>
        <draw:polygon draw:style-name="gr6" draw:text-style-name="P6" draw:layer="layout" svg:width="0.5cm" svg:height="0.5cm" svg:x="49.241cm" svg:y="10.659cm" svg:viewBox="0 0 501 501" draw:points="0,501 501,501 501,0 0,0">
          <text:p/>
        </draw:polygon>
        <draw:polygon draw:style-name="gr38" draw:text-style-name="P38" draw:layer="layout" svg:width="0.5cm" svg:height="0.5cm" svg:x="49.241cm" svg:y="11.159cm" svg:viewBox="0 0 501 501" draw:points="0,501 501,501 501,0 0,0">
          <text:p/>
        </draw:polygon>
        <draw:polygon draw:style-name="gr107" draw:text-style-name="P107" draw:layer="layout" svg:width="0.5cm" svg:height="0.499cm" svg:x="49.241cm" svg:y="11.66cm" svg:viewBox="0 0 501 500" draw:points="0,500 501,500 501,0 0,0">
          <text:p/>
        </draw:polygon>
        <draw:polygon draw:style-name="gr6" draw:text-style-name="P6" draw:layer="layout" svg:width="0.5cm" svg:height="0.5cm" svg:x="49.241cm" svg:y="12.159cm" svg:viewBox="0 0 501 501" draw:points="0,501 501,501 501,0 0,0">
          <text:p/>
        </draw:polygon>
        <draw:polygon draw:style-name="gr189" draw:text-style-name="P189" draw:layer="layout" svg:width="0.5cm" svg:height="0.499cm" svg:x="49.741cm" svg:y="2.16cm" svg:viewBox="0 0 501 500" draw:points="0,500 501,500 501,0 0,0">
          <text:p/>
        </draw:polygon>
        <draw:polygon draw:style-name="gr86" draw:text-style-name="P86" draw:layer="layout" svg:width="0.5cm" svg:height="0.5cm" svg:x="49.741cm" svg:y="2.659cm" svg:viewBox="0 0 501 501" draw:points="0,501 501,501 501,0 0,0">
          <text:p/>
        </draw:polygon>
        <draw:polygon draw:style-name="gr80" draw:text-style-name="P80" draw:layer="layout" svg:width="0.5cm" svg:height="0.5cm" svg:x="49.741cm" svg:y="3.159cm" svg:viewBox="0 0 501 501" draw:points="0,501 501,501 501,0 0,0">
          <text:p/>
        </draw:polygon>
        <draw:polygon draw:style-name="gr140" draw:text-style-name="P140" draw:layer="layout" svg:width="0.5cm" svg:height="0.499cm" svg:x="49.741cm" svg:y="3.66cm" svg:viewBox="0 0 501 500" draw:points="0,500 501,500 501,0 0,0">
          <text:p/>
        </draw:polygon>
        <draw:polygon draw:style-name="gr154" draw:text-style-name="P154" draw:layer="layout" svg:width="0.5cm" svg:height="0.5cm" svg:x="49.741cm" svg:y="4.159cm" svg:viewBox="0 0 501 501" draw:points="0,501 501,501 501,0 0,0">
          <text:p/>
        </draw:polygon>
        <draw:polygon draw:style-name="gr15" draw:text-style-name="P15" draw:layer="layout" svg:width="0.5cm" svg:height="0.5cm" svg:x="49.741cm" svg:y="4.659cm" svg:viewBox="0 0 501 501" draw:points="0,501 501,501 501,0 0,0">
          <text:p/>
        </draw:polygon>
        <draw:polygon draw:style-name="gr6" draw:text-style-name="P6" draw:layer="layout" svg:width="0.5cm" svg:height="0.499cm" svg:x="49.741cm" svg:y="5.16cm" svg:viewBox="0 0 501 500" draw:points="0,500 501,500 501,0 0,0">
          <text:p/>
        </draw:polygon>
        <draw:polygon draw:style-name="gr15" draw:text-style-name="P15" draw:layer="layout" svg:width="0.5cm" svg:height="0.5cm" svg:x="49.741cm" svg:y="5.659cm" svg:viewBox="0 0 501 501" draw:points="0,501 501,501 501,0 0,0">
          <text:p/>
        </draw:polygon>
        <draw:polygon draw:style-name="gr6" draw:text-style-name="P6" draw:layer="layout" svg:width="0.5cm" svg:height="0.5cm" svg:x="49.741cm" svg:y="6.159cm" svg:viewBox="0 0 501 501" draw:points="0,501 501,501 501,0 0,0">
          <text:p/>
        </draw:polygon>
        <draw:polygon draw:style-name="gr15" draw:text-style-name="P15" draw:layer="layout" svg:width="0.5cm" svg:height="0.5cm" svg:x="49.741cm" svg:y="6.659cm" svg:viewBox="0 0 501 501" draw:points="0,501 501,501 501,0 0,0">
          <text:p/>
        </draw:polygon>
        <draw:polygon draw:style-name="gr6" draw:text-style-name="P6" draw:layer="layout" svg:width="0.5cm" svg:height="0.5cm" svg:x="49.741cm" svg:y="7.159cm" svg:viewBox="0 0 501 501" draw:points="0,501 501,501 501,0 0,0">
          <text:p/>
        </draw:polygon>
        <draw:polygon draw:style-name="gr6" draw:text-style-name="P6" draw:layer="layout" svg:width="0.5cm" svg:height="0.5cm" svg:x="49.741cm" svg:y="7.659cm" svg:viewBox="0 0 501 501" draw:points="0,501 501,501 501,0 0,0">
          <text:p/>
        </draw:polygon>
        <draw:polygon draw:style-name="gr15" draw:text-style-name="P15" draw:layer="layout" svg:width="0.5cm" svg:height="0.5cm" svg:x="49.741cm" svg:y="8.159cm" svg:viewBox="0 0 501 501" draw:points="0,501 501,501 501,0 0,0">
          <text:p/>
        </draw:polygon>
        <draw:polygon draw:style-name="gr6" draw:text-style-name="P6" draw:layer="layout" svg:width="0.5cm" svg:height="0.5cm" svg:x="49.741cm" svg:y="8.659cm" svg:viewBox="0 0 501 501" draw:points="0,501 501,501 501,0 0,0">
          <text:p/>
        </draw:polygon>
        <draw:polygon draw:style-name="gr15" draw:text-style-name="P15" draw:layer="layout" svg:width="0.5cm" svg:height="0.5cm" svg:x="49.741cm" svg:y="9.159cm" svg:viewBox="0 0 501 501" draw:points="0,501 501,501 501,0 0,0">
          <text:p/>
        </draw:polygon>
        <draw:polygon draw:style-name="gr6" draw:text-style-name="P6" draw:layer="layout" svg:width="0.5cm" svg:height="0.5cm" svg:x="49.741cm" svg:y="9.659cm" svg:viewBox="0 0 501 501" draw:points="0,501 501,501 501,0 0,0">
          <text:p/>
        </draw:polygon>
        <draw:polygon draw:style-name="gr9" draw:text-style-name="P9" draw:layer="layout" svg:width="0.5cm" svg:height="0.499cm" svg:x="49.741cm" svg:y="10.16cm" svg:viewBox="0 0 501 500" draw:points="0,500 501,500 501,0 0,0">
          <text:p/>
        </draw:polygon>
        <draw:polygon draw:style-name="gr15" draw:text-style-name="P15" draw:layer="layout" svg:width="0.5cm" svg:height="0.5cm" svg:x="49.741cm" svg:y="10.659cm" svg:viewBox="0 0 501 501" draw:points="0,501 501,501 501,0 0,0">
          <text:p/>
        </draw:polygon>
        <draw:polygon draw:style-name="gr9" draw:text-style-name="P9" draw:layer="layout" svg:width="0.5cm" svg:height="0.5cm" svg:x="49.741cm" svg:y="11.159cm" svg:viewBox="0 0 501 501" draw:points="0,501 501,501 501,0 0,0">
          <text:p/>
        </draw:polygon>
        <draw:polygon draw:style-name="gr9" draw:text-style-name="P9" draw:layer="layout" svg:width="0.5cm" svg:height="0.499cm" svg:x="49.741cm" svg:y="11.66cm" svg:viewBox="0 0 501 500" draw:points="0,500 501,500 501,0 0,0">
          <text:p/>
        </draw:polygon>
        <draw:polygon draw:style-name="gr27" draw:text-style-name="P27" draw:layer="layout" svg:width="0.5cm" svg:height="0.5cm" svg:x="49.741cm" svg:y="12.159cm" svg:viewBox="0 0 501 501" draw:points="0,501 501,501 501,0 0,0">
          <text:p/>
        </draw:polygon>
        <draw:polygon draw:style-name="gr201" draw:text-style-name="P201" draw:layer="layout" svg:width="0.5cm" svg:height="0.499cm" svg:x="50.241cm" svg:y="2.16cm" svg:viewBox="0 0 501 500" draw:points="0,500 501,500 501,0 0,0">
          <text:p/>
        </draw:polygon>
        <draw:polygon draw:style-name="gr266" draw:text-style-name="P266" draw:layer="layout" svg:width="0.5cm" svg:height="0.5cm" svg:x="50.241cm" svg:y="2.659cm" svg:viewBox="0 0 501 501" draw:points="0,501 501,501 501,0 0,0">
          <text:p/>
        </draw:polygon>
        <draw:polygon draw:style-name="gr147" draw:text-style-name="P147" draw:layer="layout" svg:width="0.5cm" svg:height="0.5cm" svg:x="50.241cm" svg:y="3.159cm" svg:viewBox="0 0 501 501" draw:points="0,501 501,501 501,0 0,0">
          <text:p/>
        </draw:polygon>
        <draw:polygon draw:style-name="gr283" draw:text-style-name="P283" draw:layer="layout" svg:width="0.5cm" svg:height="0.499cm" svg:x="50.241cm" svg:y="3.66cm" svg:viewBox="0 0 501 500" draw:points="0,500 501,500 501,0 0,0">
          <text:p/>
        </draw:polygon>
        <draw:polygon draw:style-name="gr97" draw:text-style-name="P97" draw:layer="layout" svg:width="0.5cm" svg:height="0.5cm" svg:x="50.241cm" svg:y="4.159cm" svg:viewBox="0 0 501 501" draw:points="0,501 501,501 501,0 0,0">
          <text:p/>
        </draw:polygon>
        <draw:polygon draw:style-name="gr280" draw:text-style-name="P280" draw:layer="layout" svg:width="0.5cm" svg:height="0.5cm" svg:x="50.241cm" svg:y="4.659cm" svg:viewBox="0 0 501 501" draw:points="0,501 501,501 501,0 0,0">
          <text:p/>
        </draw:polygon>
        <draw:polygon draw:style-name="gr366" draw:text-style-name="P366" draw:layer="layout" svg:width="0.5cm" svg:height="0.499cm" svg:x="50.241cm" svg:y="5.16cm" svg:viewBox="0 0 501 500" draw:points="0,500 501,500 501,0 0,0">
          <text:p/>
        </draw:polygon>
        <draw:polygon draw:style-name="gr363" draw:text-style-name="P363" draw:layer="layout" svg:width="0.5cm" svg:height="0.5cm" svg:x="50.241cm" svg:y="5.659cm" svg:viewBox="0 0 501 501" draw:points="0,501 501,501 501,0 0,0">
          <text:p/>
        </draw:polygon>
        <draw:polygon draw:style-name="gr255" draw:text-style-name="P255" draw:layer="layout" svg:width="0.5cm" svg:height="0.5cm" svg:x="50.241cm" svg:y="6.159cm" svg:viewBox="0 0 501 501" draw:points="0,501 501,501 501,0 0,0">
          <text:p/>
        </draw:polygon>
        <draw:polygon draw:style-name="gr367" draw:text-style-name="P367" draw:layer="layout" svg:width="0.5cm" svg:height="0.5cm" svg:x="50.241cm" svg:y="6.659cm" svg:viewBox="0 0 501 501" draw:points="0,501 501,501 501,0 0,0">
          <text:p/>
        </draw:polygon>
        <draw:polygon draw:style-name="gr18" draw:text-style-name="P18" draw:layer="layout" svg:width="0.5cm" svg:height="0.5cm" svg:x="50.241cm" svg:y="7.159cm" svg:viewBox="0 0 501 501" draw:points="0,501 501,501 501,0 0,0">
          <text:p/>
        </draw:polygon>
        <draw:polygon draw:style-name="gr164" draw:text-style-name="P164" draw:layer="layout" svg:width="0.5cm" svg:height="0.5cm" svg:x="50.241cm" svg:y="7.659cm" svg:viewBox="0 0 501 501" draw:points="0,501 501,501 501,0 0,0">
          <text:p/>
        </draw:polygon>
        <draw:polygon draw:style-name="gr88" draw:text-style-name="P88" draw:layer="layout" svg:width="0.5cm" svg:height="0.5cm" svg:x="50.241cm" svg:y="8.159cm" svg:viewBox="0 0 501 501" draw:points="0,501 501,501 501,0 0,0">
          <text:p/>
        </draw:polygon>
        <draw:polygon draw:style-name="gr226" draw:text-style-name="P226" draw:layer="layout" svg:width="0.5cm" svg:height="0.5cm" svg:x="50.241cm" svg:y="8.659cm" svg:viewBox="0 0 501 501" draw:points="0,501 501,501 501,0 0,0">
          <text:p/>
        </draw:polygon>
        <draw:polygon draw:style-name="gr88" draw:text-style-name="P88" draw:layer="layout" svg:width="0.5cm" svg:height="0.5cm" svg:x="50.241cm" svg:y="9.159cm" svg:viewBox="0 0 501 501" draw:points="0,501 501,501 501,0 0,0">
          <text:p/>
        </draw:polygon>
        <draw:polygon draw:style-name="gr18" draw:text-style-name="P18" draw:layer="layout" svg:width="0.5cm" svg:height="0.5cm" svg:x="50.241cm" svg:y="9.659cm" svg:viewBox="0 0 501 501" draw:points="0,501 501,501 501,0 0,0">
          <text:p/>
        </draw:polygon>
        <draw:polygon draw:style-name="gr38" draw:text-style-name="P38" draw:layer="layout" svg:width="0.5cm" svg:height="0.499cm" svg:x="50.241cm" svg:y="10.16cm" svg:viewBox="0 0 501 500" draw:points="0,500 501,500 501,0 0,0">
          <text:p/>
        </draw:polygon>
        <draw:polygon draw:style-name="gr27" draw:text-style-name="P27" draw:layer="layout" svg:width="0.5cm" svg:height="0.5cm" svg:x="50.241cm" svg:y="10.659cm" svg:viewBox="0 0 501 501" draw:points="0,501 501,501 501,0 0,0">
          <text:p/>
        </draw:polygon>
        <draw:polygon draw:style-name="gr69" draw:text-style-name="P69" draw:layer="layout" svg:width="0.5cm" svg:height="0.5cm" svg:x="50.241cm" svg:y="11.159cm" svg:viewBox="0 0 501 501" draw:points="0,501 501,501 501,0 0,0">
          <text:p/>
        </draw:polygon>
        <draw:polygon draw:style-name="gr271" draw:text-style-name="P271" draw:layer="layout" svg:width="0.5cm" svg:height="0.499cm" svg:x="50.241cm" svg:y="11.66cm" svg:viewBox="0 0 501 500" draw:points="0,500 501,500 501,0 0,0">
          <text:p/>
        </draw:polygon>
        <draw:polygon draw:style-name="gr59" draw:text-style-name="P59" draw:layer="layout" svg:width="0.5cm" svg:height="0.5cm" svg:x="50.241cm" svg:y="12.159cm" svg:viewBox="0 0 501 501" draw:points="0,501 501,501 501,0 0,0">
          <text:p/>
        </draw:polygon>
        <draw:polygon draw:style-name="gr161" draw:text-style-name="P161" draw:layer="layout" svg:width="0.5cm" svg:height="0.499cm" svg:x="50.741cm" svg:y="2.16cm" svg:viewBox="0 0 501 500" draw:points="0,500 501,500 501,0 0,0">
          <text:p/>
        </draw:polygon>
        <draw:polygon draw:style-name="gr166" draw:text-style-name="P166" draw:layer="layout" svg:width="0.5cm" svg:height="0.5cm" svg:x="50.741cm" svg:y="2.659cm" svg:viewBox="0 0 501 501" draw:points="0,501 501,501 501,0 0,0">
          <text:p/>
        </draw:polygon>
        <draw:polygon draw:style-name="gr196" draw:text-style-name="P196" draw:layer="layout" svg:width="0.5cm" svg:height="0.5cm" svg:x="50.741cm" svg:y="3.159cm" svg:viewBox="0 0 501 501" draw:points="0,501 501,501 501,0 0,0">
          <text:p/>
        </draw:polygon>
        <draw:polygon draw:style-name="gr165" draw:text-style-name="P165" draw:layer="layout" svg:width="0.5cm" svg:height="0.499cm" svg:x="50.741cm" svg:y="3.66cm" svg:viewBox="0 0 501 500" draw:points="0,500 501,500 501,0 0,0">
          <text:p/>
        </draw:polygon>
        <draw:polygon draw:style-name="gr292" draw:text-style-name="P292" draw:layer="layout" svg:width="0.5cm" svg:height="0.5cm" svg:x="50.741cm" svg:y="4.159cm" svg:viewBox="0 0 501 501" draw:points="0,501 501,501 501,0 0,0">
          <text:p/>
        </draw:polygon>
        <draw:polygon draw:style-name="gr20" draw:text-style-name="P20" draw:layer="layout" svg:width="0.5cm" svg:height="0.5cm" svg:x="50.741cm" svg:y="4.659cm" svg:viewBox="0 0 501 501" draw:points="0,501 501,501 501,0 0,0">
          <text:p/>
        </draw:polygon>
        <draw:polygon draw:style-name="gr45" draw:text-style-name="P45" draw:layer="layout" svg:width="0.5cm" svg:height="0.499cm" svg:x="50.741cm" svg:y="5.16cm" svg:viewBox="0 0 501 500" draw:points="0,500 501,500 501,0 0,0">
          <text:p/>
        </draw:polygon>
        <draw:polygon draw:style-name="gr66" draw:text-style-name="P66" draw:layer="layout" svg:width="0.5cm" svg:height="0.5cm" svg:x="50.741cm" svg:y="5.659cm" svg:viewBox="0 0 501 501" draw:points="0,501 501,501 501,0 0,0">
          <text:p/>
        </draw:polygon>
        <draw:polygon draw:style-name="gr233" draw:text-style-name="P233" draw:layer="layout" svg:width="0.5cm" svg:height="0.5cm" svg:x="50.741cm" svg:y="6.159cm" svg:viewBox="0 0 501 501" draw:points="0,501 501,501 501,0 0,0">
          <text:p/>
        </draw:polygon>
        <draw:polygon draw:style-name="gr65" draw:text-style-name="P65" draw:layer="layout" svg:width="0.5cm" svg:height="0.5cm" svg:x="50.741cm" svg:y="6.659cm" svg:viewBox="0 0 501 501" draw:points="0,501 501,501 501,0 0,0">
          <text:p/>
        </draw:polygon>
        <draw:polygon draw:style-name="gr203" draw:text-style-name="P203" draw:layer="layout" svg:width="0.5cm" svg:height="0.5cm" svg:x="50.741cm" svg:y="7.159cm" svg:viewBox="0 0 501 501" draw:points="0,501 501,501 501,0 0,0">
          <text:p/>
        </draw:polygon>
        <draw:polygon draw:style-name="gr368" draw:text-style-name="P368" draw:layer="layout" svg:width="0.5cm" svg:height="0.5cm" svg:x="50.741cm" svg:y="7.659cm" svg:viewBox="0 0 501 501" draw:points="0,501 501,501 501,0 0,0">
          <text:p/>
        </draw:polygon>
        <draw:polygon draw:style-name="gr104" draw:text-style-name="P104" draw:layer="layout" svg:width="0.5cm" svg:height="0.5cm" svg:x="50.741cm" svg:y="8.159cm" svg:viewBox="0 0 501 501" draw:points="0,501 501,501 501,0 0,0">
          <text:p/>
        </draw:polygon>
        <draw:polygon draw:style-name="gr88" draw:text-style-name="P88" draw:layer="layout" svg:width="0.5cm" svg:height="0.5cm" svg:x="50.741cm" svg:y="8.659cm" svg:viewBox="0 0 501 501" draw:points="0,501 501,501 501,0 0,0">
          <text:p/>
        </draw:polygon>
        <draw:polygon draw:style-name="gr369" draw:text-style-name="P369" draw:layer="layout" svg:width="0.5cm" svg:height="0.5cm" svg:x="50.741cm" svg:y="9.159cm" svg:viewBox="0 0 501 501" draw:points="0,501 501,501 501,0 0,0">
          <text:p/>
        </draw:polygon>
        <draw:polygon draw:style-name="gr262" draw:text-style-name="P262" draw:layer="layout" svg:width="0.5cm" svg:height="0.5cm" svg:x="50.741cm" svg:y="9.659cm" svg:viewBox="0 0 501 501" draw:points="0,501 501,501 501,0 0,0">
          <text:p/>
        </draw:polygon>
        <draw:polygon draw:style-name="gr9" draw:text-style-name="P9" draw:layer="layout" svg:width="0.5cm" svg:height="0.499cm" svg:x="50.741cm" svg:y="10.16cm" svg:viewBox="0 0 501 500" draw:points="0,500 501,500 501,0 0,0">
          <text:p/>
        </draw:polygon>
        <draw:polygon draw:style-name="gr87" draw:text-style-name="P87" draw:layer="layout" svg:width="0.5cm" svg:height="0.5cm" svg:x="50.741cm" svg:y="10.659cm" svg:viewBox="0 0 501 501" draw:points="0,501 501,501 501,0 0,0">
          <text:p/>
        </draw:polygon>
        <draw:polygon draw:style-name="gr69" draw:text-style-name="P69" draw:layer="layout" svg:width="0.5cm" svg:height="0.5cm" svg:x="50.741cm" svg:y="11.159cm" svg:viewBox="0 0 501 501" draw:points="0,501 501,501 501,0 0,0">
          <text:p/>
        </draw:polygon>
        <draw:polygon draw:style-name="gr370" draw:text-style-name="P370" draw:layer="layout" svg:width="0.5cm" svg:height="0.499cm" svg:x="50.741cm" svg:y="11.66cm" svg:viewBox="0 0 501 500" draw:points="0,500 501,500 501,0 0,0">
          <text:p/>
        </draw:polygon>
        <draw:polygon draw:style-name="gr371" draw:text-style-name="P371" draw:layer="layout" svg:width="0.5cm" svg:height="0.5cm" svg:x="50.741cm" svg:y="12.159cm" svg:viewBox="0 0 501 501" draw:points="0,501 501,501 501,0 0,0">
          <text:p/>
        </draw:polygon>
        <draw:polygon draw:style-name="gr129" draw:text-style-name="P129" draw:layer="layout" svg:width="0.5cm" svg:height="0.499cm" svg:x="51.241cm" svg:y="2.16cm" svg:viewBox="0 0 501 500" draw:points="0,500 501,500 501,0 0,0">
          <text:p/>
        </draw:polygon>
        <draw:polygon draw:style-name="gr171" draw:text-style-name="P171" draw:layer="layout" svg:width="0.5cm" svg:height="0.5cm" svg:x="51.241cm" svg:y="2.659cm" svg:viewBox="0 0 501 501" draw:points="0,501 501,501 501,0 0,0">
          <text:p/>
        </draw:polygon>
        <draw:polygon draw:style-name="gr202" draw:text-style-name="P202" draw:layer="layout" svg:width="0.5cm" svg:height="0.5cm" svg:x="51.241cm" svg:y="3.159cm" svg:viewBox="0 0 501 501" draw:points="0,501 501,501 501,0 0,0">
          <text:p/>
        </draw:polygon>
        <draw:polygon draw:style-name="gr270" draw:text-style-name="P270" draw:layer="layout" svg:width="0.5cm" svg:height="0.499cm" svg:x="51.241cm" svg:y="3.66cm" svg:viewBox="0 0 501 500" draw:points="0,500 501,500 501,0 0,0">
          <text:p/>
        </draw:polygon>
        <draw:polygon draw:style-name="gr3" draw:text-style-name="P3" draw:layer="layout" svg:width="0.5cm" svg:height="0.5cm" svg:x="51.241cm" svg:y="4.159cm" svg:viewBox="0 0 501 501" draw:points="0,501 501,501 501,0 0,0">
          <text:p/>
        </draw:polygon>
        <draw:polygon draw:style-name="gr63" draw:text-style-name="P63" draw:layer="layout" svg:width="0.5cm" svg:height="0.5cm" svg:x="51.241cm" svg:y="4.659cm" svg:viewBox="0 0 501 501" draw:points="0,501 501,501 501,0 0,0">
          <text:p/>
        </draw:polygon>
        <draw:polygon draw:style-name="gr129" draw:text-style-name="P129" draw:layer="layout" svg:width="0.5cm" svg:height="0.499cm" svg:x="51.241cm" svg:y="5.16cm" svg:viewBox="0 0 501 500" draw:points="0,500 501,500 501,0 0,0">
          <text:p/>
        </draw:polygon>
        <draw:polygon draw:style-name="gr95" draw:text-style-name="P95" draw:layer="layout" svg:width="0.5cm" svg:height="0.5cm" svg:x="51.241cm" svg:y="5.659cm" svg:viewBox="0 0 501 501" draw:points="0,501 501,501 501,0 0,0">
          <text:p/>
        </draw:polygon>
        <draw:polygon draw:style-name="gr46" draw:text-style-name="P46" draw:layer="layout" svg:width="0.5cm" svg:height="0.5cm" svg:x="51.241cm" svg:y="6.159cm" svg:viewBox="0 0 501 501" draw:points="0,501 501,501 501,0 0,0">
          <text:p/>
        </draw:polygon>
        <draw:polygon draw:style-name="gr244" draw:text-style-name="P244" draw:layer="layout" svg:width="0.5cm" svg:height="0.5cm" svg:x="51.241cm" svg:y="6.659cm" svg:viewBox="0 0 501 501" draw:points="0,501 501,501 501,0 0,0">
          <text:p/>
        </draw:polygon>
        <draw:polygon draw:style-name="gr239" draw:text-style-name="P239" draw:layer="layout" svg:width="0.5cm" svg:height="0.5cm" svg:x="51.241cm" svg:y="7.159cm" svg:viewBox="0 0 501 501" draw:points="0,501 501,501 501,0 0,0">
          <text:p/>
        </draw:polygon>
        <draw:polygon draw:style-name="gr138" draw:text-style-name="P138" draw:layer="layout" svg:width="0.5cm" svg:height="0.5cm" svg:x="51.241cm" svg:y="7.659cm" svg:viewBox="0 0 501 501" draw:points="0,501 501,501 501,0 0,0">
          <text:p/>
        </draw:polygon>
        <draw:polygon draw:style-name="gr140" draw:text-style-name="P140" draw:layer="layout" svg:width="0.5cm" svg:height="0.5cm" svg:x="51.241cm" svg:y="8.159cm" svg:viewBox="0 0 501 501" draw:points="0,501 501,501 501,0 0,0">
          <text:p/>
        </draw:polygon>
        <draw:polygon draw:style-name="gr24" draw:text-style-name="P24" draw:layer="layout" svg:width="0.5cm" svg:height="0.5cm" svg:x="51.241cm" svg:y="8.659cm" svg:viewBox="0 0 501 501" draw:points="0,501 501,501 501,0 0,0">
          <text:p/>
        </draw:polygon>
        <draw:polygon draw:style-name="gr140" draw:text-style-name="P140" draw:layer="layout" svg:width="0.5cm" svg:height="0.5cm" svg:x="51.241cm" svg:y="9.159cm" svg:viewBox="0 0 501 501" draw:points="0,501 501,501 501,0 0,0">
          <text:p/>
        </draw:polygon>
        <draw:polygon draw:style-name="gr156" draw:text-style-name="P156" draw:layer="layout" svg:width="0.5cm" svg:height="0.5cm" svg:x="51.241cm" svg:y="9.659cm" svg:viewBox="0 0 501 501" draw:points="0,501 501,501 501,0 0,0">
          <text:p/>
        </draw:polygon>
        <draw:polygon draw:style-name="gr38" draw:text-style-name="P38" draw:layer="layout" svg:width="0.5cm" svg:height="0.499cm" svg:x="51.241cm" svg:y="10.16cm" svg:viewBox="0 0 501 500" draw:points="0,500 501,500 501,0 0,0">
          <text:p/>
        </draw:polygon>
        <draw:polygon draw:style-name="gr215" draw:text-style-name="P215" draw:layer="layout" svg:width="0.5cm" svg:height="0.5cm" svg:x="51.241cm" svg:y="10.659cm" svg:viewBox="0 0 501 501" draw:points="0,501 501,501 501,0 0,0">
          <text:p/>
        </draw:polygon>
        <draw:polygon draw:style-name="gr153" draw:text-style-name="P153" draw:layer="layout" svg:width="0.5cm" svg:height="0.5cm" svg:x="51.241cm" svg:y="11.159cm" svg:viewBox="0 0 501 501" draw:points="0,501 501,501 501,0 0,0">
          <text:p/>
        </draw:polygon>
        <draw:polygon draw:style-name="gr59" draw:text-style-name="P59" draw:layer="layout" svg:width="0.5cm" svg:height="0.499cm" svg:x="51.241cm" svg:y="11.66cm" svg:viewBox="0 0 501 500" draw:points="0,500 501,500 501,0 0,0">
          <text:p/>
        </draw:polygon>
        <draw:polygon draw:style-name="gr372" draw:text-style-name="P372" draw:layer="layout" svg:width="0.5cm" svg:height="0.5cm" svg:x="51.241cm" svg:y="12.159cm" svg:viewBox="0 0 501 501" draw:points="0,501 501,501 501,0 0,0">
          <text:p/>
        </draw:polygon>
        <draw:line draw:style-name="gr373" draw:text-style-name="P373" draw:layer="layout" svg:x1="1.976cm" svg:y1="4.769cm" svg:x2="1.691cm" svg:y2="4.769cm">
          <text:p/>
        </draw:line>
        <draw:line draw:style-name="gr373" draw:text-style-name="P373" draw:layer="layout" svg:x1="1.691cm" svg:y1="4.769cm" svg:x2="1.691cm" svg:y2="7.55cm">
          <text:p/>
        </draw:line>
        <draw:line draw:style-name="gr373" draw:text-style-name="P373" draw:layer="layout" svg:x1="2.09cm" svg:y1="10.331cm" svg:x2="1.691cm" svg:y2="10.331cm">
          <text:p/>
        </draw:line>
        <draw:line draw:style-name="gr373" draw:text-style-name="P373" draw:layer="layout" svg:x1="1.691cm" svg:y1="10.331cm" svg:x2="1.691cm" svg:y2="7.55cm">
          <text:p/>
        </draw:line>
        <draw:line draw:style-name="gr373" draw:text-style-name="P373" draw:layer="layout" svg:x1="2.126cm" svg:y1="3.628cm" svg:x2="1.976cm" svg:y2="3.628cm">
          <text:p/>
        </draw:line>
        <draw:line draw:style-name="gr373" draw:text-style-name="P373" draw:layer="layout" svg:x1="1.976cm" svg:y1="3.628cm" svg:x2="1.976cm" svg:y2="4.769cm">
          <text:p/>
        </draw:line>
        <draw:line draw:style-name="gr373" draw:text-style-name="P373" draw:layer="layout" svg:x1="2.483cm" svg:y1="5.909cm" svg:x2="1.976cm" svg:y2="5.909cm">
          <text:p/>
        </draw:line>
        <draw:line draw:style-name="gr373" draw:text-style-name="P373" draw:layer="layout" svg:x1="1.976cm" svg:y1="5.909cm" svg:x2="1.976cm" svg:y2="4.769cm">
          <text:p/>
        </draw:line>
        <draw:line draw:style-name="gr373" draw:text-style-name="P373" draw:layer="layout" svg:x1="2.432cm" svg:y1="2.847cm" svg:x2="2.126cm" svg:y2="2.847cm">
          <text:p/>
        </draw:line>
        <draw:line draw:style-name="gr373" draw:text-style-name="P373" draw:layer="layout" svg:x1="2.126cm" svg:y1="2.847cm" svg:x2="2.126cm" svg:y2="3.628cm">
          <text:p/>
        </draw:line>
        <draw:line draw:style-name="gr373" draw:text-style-name="P373" draw:layer="layout" svg:x1="2.691cm" svg:y1="4.409cm" svg:x2="2.126cm" svg:y2="4.409cm">
          <text:p/>
        </draw:line>
        <draw:line draw:style-name="gr373" draw:text-style-name="P373" draw:layer="layout" svg:x1="2.126cm" svg:y1="4.409cm" svg:x2="2.126cm" svg:y2="3.628cm">
          <text:p/>
        </draw:line>
        <draw:line draw:style-name="gr373" draw:text-style-name="P373" draw:layer="layout" svg:x1="2.691cm" svg:y1="2.409cm" svg:x2="2.432cm" svg:y2="2.409cm">
          <text:p/>
        </draw:line>
        <draw:line draw:style-name="gr373" draw:text-style-name="P373" draw:layer="layout" svg:x1="2.432cm" svg:y1="2.409cm" svg:x2="2.432cm" svg:y2="2.847cm">
          <text:p/>
        </draw:line>
        <draw:line draw:style-name="gr373" draw:text-style-name="P373" draw:layer="layout" svg:x1="2.472cm" svg:y1="3.284cm" svg:x2="2.432cm" svg:y2="3.284cm">
          <text:p/>
        </draw:line>
        <draw:line draw:style-name="gr373" draw:text-style-name="P373" draw:layer="layout" svg:x1="2.432cm" svg:y1="3.284cm" svg:x2="2.432cm" svg:y2="2.847cm">
          <text:p/>
        </draw:line>
        <draw:line draw:style-name="gr373" draw:text-style-name="P373" draw:layer="layout" svg:x1="2.691cm" svg:y1="2.909cm" svg:x2="2.472cm" svg:y2="2.909cm">
          <text:p/>
        </draw:line>
        <draw:line draw:style-name="gr373" draw:text-style-name="P373" draw:layer="layout" svg:x1="2.472cm" svg:y1="2.909cm" svg:x2="2.472cm" svg:y2="3.284cm">
          <text:p/>
        </draw:line>
        <draw:line draw:style-name="gr373" draw:text-style-name="P373" draw:layer="layout" svg:x1="2.493cm" svg:y1="3.659cm" svg:x2="2.472cm" svg:y2="3.659cm">
          <text:p/>
        </draw:line>
        <draw:line draw:style-name="gr373" draw:text-style-name="P373" draw:layer="layout" svg:x1="2.472cm" svg:y1="3.659cm" svg:x2="2.472cm" svg:y2="3.284cm">
          <text:p/>
        </draw:line>
        <draw:line draw:style-name="gr373" draw:text-style-name="P373" draw:layer="layout" svg:x1="2.691cm" svg:y1="3.409cm" svg:x2="2.493cm" svg:y2="3.409cm">
          <text:p/>
        </draw:line>
        <draw:line draw:style-name="gr373" draw:text-style-name="P373" draw:layer="layout" svg:x1="2.493cm" svg:y1="3.409cm" svg:x2="2.493cm" svg:y2="3.659cm">
          <text:p/>
        </draw:line>
        <draw:line draw:style-name="gr373" draw:text-style-name="P373" draw:layer="layout" svg:x1="2.691cm" svg:y1="3.909cm" svg:x2="2.493cm" svg:y2="3.909cm">
          <text:p/>
        </draw:line>
        <draw:line draw:style-name="gr373" draw:text-style-name="P373" draw:layer="layout" svg:x1="2.493cm" svg:y1="3.909cm" svg:x2="2.493cm" svg:y2="3.659cm">
          <text:p/>
        </draw:line>
        <draw:line draw:style-name="gr373" draw:text-style-name="P373" draw:layer="layout" svg:x1="2.533cm" svg:y1="5.159cm" svg:x2="2.483cm" svg:y2="5.159cm">
          <text:p/>
        </draw:line>
        <draw:line draw:style-name="gr373" draw:text-style-name="P373" draw:layer="layout" svg:x1="2.483cm" svg:y1="5.159cm" svg:x2="2.483cm" svg:y2="5.909cm">
          <text:p/>
        </draw:line>
        <draw:line draw:style-name="gr373" draw:text-style-name="P373" draw:layer="layout" svg:x1="2.501cm" svg:y1="6.659cm" svg:x2="2.483cm" svg:y2="6.659cm">
          <text:p/>
        </draw:line>
        <draw:line draw:style-name="gr373" draw:text-style-name="P373" draw:layer="layout" svg:x1="2.483cm" svg:y1="6.659cm" svg:x2="2.483cm" svg:y2="5.909cm">
          <text:p/>
        </draw:line>
        <draw:line draw:style-name="gr373" draw:text-style-name="P373" draw:layer="layout" svg:x1="2.691cm" svg:y1="4.909cm" svg:x2="2.533cm" svg:y2="4.909cm">
          <text:p/>
        </draw:line>
        <draw:line draw:style-name="gr373" draw:text-style-name="P373" draw:layer="layout" svg:x1="2.533cm" svg:y1="4.909cm" svg:x2="2.533cm" svg:y2="5.159cm">
          <text:p/>
        </draw:line>
        <draw:line draw:style-name="gr373" draw:text-style-name="P373" draw:layer="layout" svg:x1="2.691cm" svg:y1="5.409cm" svg:x2="2.533cm" svg:y2="5.409cm">
          <text:p/>
        </draw:line>
        <draw:line draw:style-name="gr373" draw:text-style-name="P373" draw:layer="layout" svg:x1="2.533cm" svg:y1="5.409cm" svg:x2="2.533cm" svg:y2="5.159cm">
          <text:p/>
        </draw:line>
        <draw:line draw:style-name="gr373" draw:text-style-name="P373" draw:layer="layout" svg:x1="2.589cm" svg:y1="6.159cm" svg:x2="2.501cm" svg:y2="6.159cm">
          <text:p/>
        </draw:line>
        <draw:line draw:style-name="gr373" draw:text-style-name="P373" draw:layer="layout" svg:x1="2.501cm" svg:y1="6.159cm" svg:x2="2.501cm" svg:y2="6.659cm">
          <text:p/>
        </draw:line>
        <draw:line draw:style-name="gr373" draw:text-style-name="P373" draw:layer="layout" svg:x1="2.555cm" svg:y1="7.159cm" svg:x2="2.501cm" svg:y2="7.159cm">
          <text:p/>
        </draw:line>
        <draw:line draw:style-name="gr373" draw:text-style-name="P373" draw:layer="layout" svg:x1="2.501cm" svg:y1="7.159cm" svg:x2="2.501cm" svg:y2="6.659cm">
          <text:p/>
        </draw:line>
        <draw:line draw:style-name="gr373" draw:text-style-name="P373" draw:layer="layout" svg:x1="2.691cm" svg:y1="5.909cm" svg:x2="2.589cm" svg:y2="5.909cm">
          <text:p/>
        </draw:line>
        <draw:line draw:style-name="gr373" draw:text-style-name="P373" draw:layer="layout" svg:x1="2.589cm" svg:y1="5.909cm" svg:x2="2.589cm" svg:y2="6.159cm">
          <text:p/>
        </draw:line>
        <draw:line draw:style-name="gr373" draw:text-style-name="P373" draw:layer="layout" svg:x1="2.691cm" svg:y1="6.409cm" svg:x2="2.589cm" svg:y2="6.409cm">
          <text:p/>
        </draw:line>
        <draw:line draw:style-name="gr373" draw:text-style-name="P373" draw:layer="layout" svg:x1="2.589cm" svg:y1="6.409cm" svg:x2="2.589cm" svg:y2="6.159cm">
          <text:p/>
        </draw:line>
        <draw:line draw:style-name="gr373" draw:text-style-name="P373" draw:layer="layout" svg:x1="2.691cm" svg:y1="6.909cm" svg:x2="2.555cm" svg:y2="6.909cm">
          <text:p/>
        </draw:line>
        <draw:line draw:style-name="gr373" draw:text-style-name="P373" draw:layer="layout" svg:x1="2.555cm" svg:y1="6.909cm" svg:x2="2.555cm" svg:y2="7.159cm">
          <text:p/>
        </draw:line>
        <draw:line draw:style-name="gr373" draw:text-style-name="P373" draw:layer="layout" svg:x1="2.691cm" svg:y1="7.409cm" svg:x2="2.555cm" svg:y2="7.409cm">
          <text:p/>
        </draw:line>
        <draw:line draw:style-name="gr373" draw:text-style-name="P373" draw:layer="layout" svg:x1="2.555cm" svg:y1="7.409cm" svg:x2="2.555cm" svg:y2="7.159cm">
          <text:p/>
        </draw:line>
        <draw:line draw:style-name="gr373" draw:text-style-name="P373" draw:layer="layout" svg:x1="2.229cm" svg:y1="9.19cm" svg:x2="2.09cm" svg:y2="9.19cm">
          <text:p/>
        </draw:line>
        <draw:line draw:style-name="gr373" draw:text-style-name="P373" draw:layer="layout" svg:x1="2.09cm" svg:y1="9.19cm" svg:x2="2.09cm" svg:y2="10.331cm">
          <text:p/>
        </draw:line>
        <draw:line draw:style-name="gr373" draw:text-style-name="P373" draw:layer="layout" svg:x1="2.161cm" svg:y1="11.472cm" svg:x2="2.09cm" svg:y2="11.472cm">
          <text:p/>
        </draw:line>
        <draw:line draw:style-name="gr373" draw:text-style-name="P373" draw:layer="layout" svg:x1="2.09cm" svg:y1="11.472cm" svg:x2="2.09cm" svg:y2="10.331cm">
          <text:p/>
        </draw:line>
        <draw:line draw:style-name="gr373" draw:text-style-name="P373" draw:layer="layout" svg:x1="2.307cm" svg:y1="8.472cm" svg:x2="2.229cm" svg:y2="8.472cm">
          <text:p/>
        </draw:line>
        <draw:line draw:style-name="gr373" draw:text-style-name="P373" draw:layer="layout" svg:x1="2.229cm" svg:y1="8.472cm" svg:x2="2.229cm" svg:y2="9.19cm">
          <text:p/>
        </draw:line>
        <draw:line draw:style-name="gr373" draw:text-style-name="P373" draw:layer="layout" svg:x1="2.691cm" svg:y1="9.909cm" svg:x2="2.229cm" svg:y2="9.909cm">
          <text:p/>
        </draw:line>
        <draw:line draw:style-name="gr373" draw:text-style-name="P373" draw:layer="layout" svg:x1="2.229cm" svg:y1="9.909cm" svg:x2="2.229cm" svg:y2="9.19cm">
          <text:p/>
        </draw:line>
        <draw:line draw:style-name="gr373" draw:text-style-name="P373" draw:layer="layout" svg:x1="2.691cm" svg:y1="7.909cm" svg:x2="2.307cm" svg:y2="7.909cm">
          <text:p/>
        </draw:line>
        <draw:line draw:style-name="gr373" draw:text-style-name="P373" draw:layer="layout" svg:x1="2.307cm" svg:y1="7.909cm" svg:x2="2.307cm" svg:y2="8.472cm">
          <text:p/>
        </draw:line>
        <draw:line draw:style-name="gr373" draw:text-style-name="P373" draw:layer="layout" svg:x1="2.494cm" svg:y1="9.034cm" svg:x2="2.307cm" svg:y2="9.034cm">
          <text:p/>
        </draw:line>
        <draw:line draw:style-name="gr373" draw:text-style-name="P373" draw:layer="layout" svg:x1="2.307cm" svg:y1="9.034cm" svg:x2="2.307cm" svg:y2="8.472cm">
          <text:p/>
        </draw:line>
        <draw:line draw:style-name="gr373" draw:text-style-name="P373" draw:layer="layout" svg:x1="2.562cm" svg:y1="8.659cm" svg:x2="2.494cm" svg:y2="8.659cm">
          <text:p/>
        </draw:line>
        <draw:line draw:style-name="gr373" draw:text-style-name="P373" draw:layer="layout" svg:x1="2.494cm" svg:y1="8.659cm" svg:x2="2.494cm" svg:y2="9.034cm">
          <text:p/>
        </draw:line>
        <draw:line draw:style-name="gr373" draw:text-style-name="P373" draw:layer="layout" svg:x1="2.691cm" svg:y1="9.409cm" svg:x2="2.494cm" svg:y2="9.409cm">
          <text:p/>
        </draw:line>
        <draw:line draw:style-name="gr373" draw:text-style-name="P373" draw:layer="layout" svg:x1="2.494cm" svg:y1="9.409cm" svg:x2="2.494cm" svg:y2="9.034cm">
          <text:p/>
        </draw:line>
        <draw:line draw:style-name="gr373" draw:text-style-name="P373" draw:layer="layout" svg:x1="2.691cm" svg:y1="8.409cm" svg:x2="2.562cm" svg:y2="8.409cm">
          <text:p/>
        </draw:line>
        <draw:line draw:style-name="gr373" draw:text-style-name="P373" draw:layer="layout" svg:x1="2.562cm" svg:y1="8.409cm" svg:x2="2.562cm" svg:y2="8.659cm">
          <text:p/>
        </draw:line>
        <draw:line draw:style-name="gr373" draw:text-style-name="P373" draw:layer="layout" svg:x1="2.691cm" svg:y1="8.909cm" svg:x2="2.562cm" svg:y2="8.909cm">
          <text:p/>
        </draw:line>
        <draw:line draw:style-name="gr373" draw:text-style-name="P373" draw:layer="layout" svg:x1="2.562cm" svg:y1="8.909cm" svg:x2="2.562cm" svg:y2="8.659cm">
          <text:p/>
        </draw:line>
        <draw:line draw:style-name="gr373" draw:text-style-name="P373" draw:layer="layout" svg:x1="2.339cm" svg:y1="10.784cm" svg:x2="2.161cm" svg:y2="10.784cm">
          <text:p/>
        </draw:line>
        <draw:line draw:style-name="gr373" draw:text-style-name="P373" draw:layer="layout" svg:x1="2.161cm" svg:y1="10.784cm" svg:x2="2.161cm" svg:y2="11.472cm">
          <text:p/>
        </draw:line>
        <draw:line draw:style-name="gr373" draw:text-style-name="P373" draw:layer="layout" svg:x1="2.194cm" svg:y1="12.159cm" svg:x2="2.161cm" svg:y2="12.159cm">
          <text:p/>
        </draw:line>
        <draw:line draw:style-name="gr373" draw:text-style-name="P373" draw:layer="layout" svg:x1="2.161cm" svg:y1="12.159cm" svg:x2="2.161cm" svg:y2="11.472cm">
          <text:p/>
        </draw:line>
        <draw:line draw:style-name="gr373" draw:text-style-name="P373" draw:layer="layout" svg:x1="2.691cm" svg:y1="10.409cm" svg:x2="2.339cm" svg:y2="10.409cm">
          <text:p/>
        </draw:line>
        <draw:line draw:style-name="gr373" draw:text-style-name="P373" draw:layer="layout" svg:x1="2.339cm" svg:y1="10.409cm" svg:x2="2.339cm" svg:y2="10.784cm">
          <text:p/>
        </draw:line>
        <draw:line draw:style-name="gr373" draw:text-style-name="P373" draw:layer="layout" svg:x1="2.509cm" svg:y1="11.159cm" svg:x2="2.339cm" svg:y2="11.159cm">
          <text:p/>
        </draw:line>
        <draw:line draw:style-name="gr373" draw:text-style-name="P373" draw:layer="layout" svg:x1="2.339cm" svg:y1="11.159cm" svg:x2="2.339cm" svg:y2="10.784cm">
          <text:p/>
        </draw:line>
        <draw:line draw:style-name="gr373" draw:text-style-name="P373" draw:layer="layout" svg:x1="2.691cm" svg:y1="10.909cm" svg:x2="2.509cm" svg:y2="10.909cm">
          <text:p/>
        </draw:line>
        <draw:line draw:style-name="gr373" draw:text-style-name="P373" draw:layer="layout" svg:x1="2.509cm" svg:y1="10.909cm" svg:x2="2.509cm" svg:y2="11.159cm">
          <text:p/>
        </draw:line>
        <draw:line draw:style-name="gr373" draw:text-style-name="P373" draw:layer="layout" svg:x1="2.691cm" svg:y1="11.409cm" svg:x2="2.509cm" svg:y2="11.409cm">
          <text:p/>
        </draw:line>
        <draw:line draw:style-name="gr373" draw:text-style-name="P373" draw:layer="layout" svg:x1="2.509cm" svg:y1="11.409cm" svg:x2="2.509cm" svg:y2="11.159cm">
          <text:p/>
        </draw:line>
        <draw:line draw:style-name="gr373" draw:text-style-name="P373" draw:layer="layout" svg:x1="2.691cm" svg:y1="11.909cm" svg:x2="2.194cm" svg:y2="11.909cm">
          <text:p/>
        </draw:line>
        <draw:line draw:style-name="gr373" draw:text-style-name="P373" draw:layer="layout" svg:x1="2.194cm" svg:y1="11.909cm" svg:x2="2.194cm" svg:y2="12.159cm">
          <text:p/>
        </draw:line>
        <draw:line draw:style-name="gr373" draw:text-style-name="P373" draw:layer="layout" svg:x1="2.691cm" svg:y1="12.409cm" svg:x2="2.194cm" svg:y2="12.409cm">
          <text:p/>
        </draw:line>
        <draw:line draw:style-name="gr373" draw:text-style-name="P373" draw:layer="layout" svg:x1="2.194cm" svg:y1="12.409cm" svg:x2="2.194cm" svg:y2="12.159cm">
          <text:p/>
        </draw:line>
        <draw:frame draw:style-name="gr374" draw:text-style-name="P375" draw:layer="layout" svg:width="32.599cm" svg:height="1.119cm" svg:x="12.05cm" svg:y="1.15cm">
          <draw:text-box>
            <text:p text:style-name="P374"><text:span text:style-name="T1">Heatmap showing median amplicon coverage across samples</text:span></text:p>
          </draw:text-box>
        </draw:frame>
        <draw:frame draw:style-name="gr375" draw:text-style-name="P377" draw:layer="layout" svg:width="2.39cm" svg:height="0.513cm" svg:x="51.841cm" svg:y="2.279cm">
          <draw:text-box>
            <text:p text:style-name="P376"><text:span text:style-name="T2">Sample_08</text:span></text:p>
          </draw:text-box>
        </draw:frame>
        <draw:frame draw:style-name="gr375" draw:text-style-name="P377" draw:layer="layout" svg:width="2.39cm" svg:height="0.513cm" svg:x="51.841cm" svg:y="2.779cm">
          <draw:text-box>
            <text:p text:style-name="P376"><text:span text:style-name="T2">Sample_02</text:span></text:p>
          </draw:text-box>
        </draw:frame>
        <draw:frame draw:style-name="gr375" draw:text-style-name="P377" draw:layer="layout" svg:width="2.39cm" svg:height="0.513cm" svg:x="51.841cm" svg:y="3.279cm">
          <draw:text-box>
            <text:p text:style-name="P376"><text:span text:style-name="T2">Sample_19</text:span></text:p>
          </draw:text-box>
        </draw:frame>
        <draw:frame draw:style-name="gr376" draw:text-style-name="P377" draw:layer="layout" svg:width="3.888cm" svg:height="0.513cm" svg:x="51.841cm" svg:y="3.779cm">
          <draw:text-box>
            <text:p text:style-name="P376"><text:span text:style-name="T2">Undetermined_S0</text:span></text:p>
          </draw:text-box>
        </draw:frame>
        <draw:frame draw:style-name="gr375" draw:text-style-name="P377" draw:layer="layout" svg:width="2.39cm" svg:height="0.513cm" svg:x="51.841cm" svg:y="4.279cm">
          <draw:text-box>
            <text:p text:style-name="P376"><text:span text:style-name="T2">Sample_04</text:span></text:p>
          </draw:text-box>
        </draw:frame>
        <draw:frame draw:style-name="gr375" draw:text-style-name="P377" draw:layer="layout" svg:width="2.39cm" svg:height="0.513cm" svg:x="51.841cm" svg:y="4.779cm">
          <draw:text-box>
            <text:p text:style-name="P376"><text:span text:style-name="T2">Sample_15</text:span></text:p>
          </draw:text-box>
        </draw:frame>
        <draw:frame draw:style-name="gr375" draw:text-style-name="P377" draw:layer="layout" svg:width="2.39cm" svg:height="0.513cm" svg:x="51.841cm" svg:y="5.279cm">
          <draw:text-box>
            <text:p text:style-name="P376"><text:span text:style-name="T2">Sample_13</text:span></text:p>
          </draw:text-box>
        </draw:frame>
        <draw:frame draw:style-name="gr375" draw:text-style-name="P377" draw:layer="layout" svg:width="2.39cm" svg:height="0.513cm" svg:x="51.841cm" svg:y="5.779cm">
          <draw:text-box>
            <text:p text:style-name="P376"><text:span text:style-name="T2">Sample_18</text:span></text:p>
          </draw:text-box>
        </draw:frame>
        <draw:frame draw:style-name="gr375" draw:text-style-name="P377" draw:layer="layout" svg:width="2.39cm" svg:height="0.513cm" svg:x="51.841cm" svg:y="6.279cm">
          <draw:text-box>
            <text:p text:style-name="P376"><text:span text:style-name="T2">Sample_01</text:span></text:p>
          </draw:text-box>
        </draw:frame>
        <draw:frame draw:style-name="gr375" draw:text-style-name="P377" draw:layer="layout" svg:width="2.39cm" svg:height="0.513cm" svg:x="51.841cm" svg:y="6.779cm">
          <draw:text-box>
            <text:p text:style-name="P376"><text:span text:style-name="T2">Sample_09</text:span></text:p>
          </draw:text-box>
        </draw:frame>
        <draw:frame draw:style-name="gr375" draw:text-style-name="P377" draw:layer="layout" svg:width="2.39cm" svg:height="0.513cm" svg:x="51.841cm" svg:y="7.279cm">
          <draw:text-box>
            <text:p text:style-name="P376"><text:span text:style-name="T2">Sample_20</text:span></text:p>
          </draw:text-box>
        </draw:frame>
        <draw:frame draw:style-name="gr375" draw:text-style-name="P377" draw:layer="layout" svg:width="2.39cm" svg:height="0.513cm" svg:x="51.841cm" svg:y="7.779cm">
          <draw:text-box>
            <text:p text:style-name="P376"><text:span text:style-name="T2">Sample_11</text:span></text:p>
          </draw:text-box>
        </draw:frame>
        <draw:frame draw:style-name="gr375" draw:text-style-name="P377" draw:layer="layout" svg:width="2.39cm" svg:height="0.513cm" svg:x="51.841cm" svg:y="8.279cm">
          <draw:text-box>
            <text:p text:style-name="P376"><text:span text:style-name="T2">Sample_03</text:span></text:p>
          </draw:text-box>
        </draw:frame>
        <draw:frame draw:style-name="gr375" draw:text-style-name="P377" draw:layer="layout" svg:width="2.39cm" svg:height="0.513cm" svg:x="51.841cm" svg:y="8.779cm">
          <draw:text-box>
            <text:p text:style-name="P376"><text:span text:style-name="T2">Sample_14</text:span></text:p>
          </draw:text-box>
        </draw:frame>
        <draw:frame draw:style-name="gr375" draw:text-style-name="P377" draw:layer="layout" svg:width="2.39cm" svg:height="0.513cm" svg:x="51.841cm" svg:y="9.279cm">
          <draw:text-box>
            <text:p text:style-name="P376"><text:span text:style-name="T2">Sample_05</text:span></text:p>
          </draw:text-box>
        </draw:frame>
        <draw:frame draw:style-name="gr375" draw:text-style-name="P377" draw:layer="layout" svg:width="2.39cm" svg:height="0.513cm" svg:x="51.841cm" svg:y="9.779cm">
          <draw:text-box>
            <text:p text:style-name="P376"><text:span text:style-name="T2">Sample_17</text:span></text:p>
          </draw:text-box>
        </draw:frame>
        <draw:frame draw:style-name="gr375" draw:text-style-name="P377" draw:layer="layout" svg:width="2.39cm" svg:height="0.513cm" svg:x="51.841cm" svg:y="10.279cm">
          <draw:text-box>
            <text:p text:style-name="P376"><text:span text:style-name="T2">Sample_07</text:span></text:p>
          </draw:text-box>
        </draw:frame>
        <draw:frame draw:style-name="gr375" draw:text-style-name="P377" draw:layer="layout" svg:width="2.39cm" svg:height="0.513cm" svg:x="51.841cm" svg:y="10.779cm">
          <draw:text-box>
            <text:p text:style-name="P376"><text:span text:style-name="T2">Sample_12</text:span></text:p>
          </draw:text-box>
        </draw:frame>
        <draw:frame draw:style-name="gr375" draw:text-style-name="P377" draw:layer="layout" svg:width="2.39cm" svg:height="0.513cm" svg:x="51.841cm" svg:y="11.279cm">
          <draw:text-box>
            <text:p text:style-name="P376"><text:span text:style-name="T2">Sample_06</text:span></text:p>
          </draw:text-box>
        </draw:frame>
        <draw:frame draw:style-name="gr375" draw:text-style-name="P377" draw:layer="layout" svg:width="2.39cm" svg:height="0.513cm" svg:x="51.841cm" svg:y="11.779cm">
          <draw:text-box>
            <text:p text:style-name="P376"><text:span text:style-name="T2">Sample_16</text:span></text:p>
          </draw:text-box>
        </draw:frame>
        <draw:frame draw:style-name="gr375" draw:text-style-name="P377" draw:layer="layout" svg:width="2.39cm" svg:height="0.513cm" svg:x="51.841cm" svg:y="12.279cm">
          <draw:text-box>
            <text:p text:style-name="P376"><text:span text:style-name="T2">Sample_10</text:span></text:p>
          </draw:text-box>
        </draw:frame>
        <draw:frame draw:style-name="gr377" draw:text-style-name="P377" draw:layer="layout" svg:width="2.987cm" svg:height="0.513cm" draw:transform="rotate (1.5707963267949) translate (2.761cm 15.664cm)">
          <draw:text-box>
            <text:p text:style-name="P376"><text:span text:style-name="T2">nCoV−2019_1</text:span></text:p>
          </draw:text-box>
        </draw:frame>
        <draw:frame draw:style-name="gr377" draw:text-style-name="P377" draw:layer="layout" svg:width="2.987cm" svg:height="0.513cm" draw:transform="rotate (1.5707963267949) translate (3.261cm 15.664cm)">
          <draw:text-box>
            <text:p text:style-name="P376"><text:span text:style-name="T2">nCoV−2019_2</text:span></text:p>
          </draw:text-box>
        </draw:frame>
        <draw:frame draw:style-name="gr377" draw:text-style-name="P377" draw:layer="layout" svg:width="2.987cm" svg:height="0.513cm" draw:transform="rotate (1.5707963267949) translate (3.761cm 15.664cm)">
          <draw:text-box>
            <text:p text:style-name="P376"><text:span text:style-name="T2">nCoV−2019_3</text:span></text:p>
          </draw:text-box>
        </draw:frame>
        <draw:frame draw:style-name="gr377" draw:text-style-name="P377" draw:layer="layout" svg:width="2.987cm" svg:height="0.513cm" draw:transform="rotate (1.5707963267949) translate (4.261cm 15.664cm)">
          <draw:text-box>
            <text:p text:style-name="P376"><text:span text:style-name="T2">nCoV−2019_4</text:span></text:p>
          </draw:text-box>
        </draw:frame>
        <draw:frame draw:style-name="gr377" draw:text-style-name="P377" draw:layer="layout" svg:width="2.987cm" svg:height="0.513cm" draw:transform="rotate (1.5707963267949) translate (4.761cm 15.664cm)">
          <draw:text-box>
            <text:p text:style-name="P376"><text:span text:style-name="T2">nCoV−2019_5</text:span></text:p>
          </draw:text-box>
        </draw:frame>
        <draw:frame draw:style-name="gr377" draw:text-style-name="P377" draw:layer="layout" svg:width="2.987cm" svg:height="0.513cm" draw:transform="rotate (1.5707963267949) translate (5.261cm 15.664cm)">
          <draw:text-box>
            <text:p text:style-name="P376"><text:span text:style-name="T2">nCoV−2019_6</text:span></text:p>
          </draw:text-box>
        </draw:frame>
        <draw:frame draw:style-name="gr377" draw:text-style-name="P377" draw:layer="layout" svg:width="2.987cm" svg:height="0.513cm" draw:transform="rotate (1.5707963267949) translate (5.761cm 15.664cm)">
          <draw:text-box>
            <text:p text:style-name="P376"><text:span text:style-name="T2">nCoV−2019_7</text:span></text:p>
          </draw:text-box>
        </draw:frame>
        <draw:frame draw:style-name="gr377" draw:text-style-name="P377" draw:layer="layout" svg:width="2.987cm" svg:height="0.513cm" draw:transform="rotate (1.5707963267949) translate (6.261cm 15.664cm)">
          <draw:text-box>
            <text:p text:style-name="P376"><text:span text:style-name="T2">nCoV−2019_8</text:span></text:p>
          </draw:text-box>
        </draw:frame>
        <draw:frame draw:style-name="gr377" draw:text-style-name="P377" draw:layer="layout" svg:width="2.987cm" svg:height="0.513cm" draw:transform="rotate (1.5707963267949) translate (6.761cm 15.664cm)">
          <draw:text-box>
            <text:p text:style-name="P376"><text:span text:style-name="T2">nCoV−2019_9</text:span></text:p>
          </draw:text-box>
        </draw:frame>
        <draw:frame draw:style-name="gr378" draw:text-style-name="P377" draw:layer="layout" svg:width="3.241cm" svg:height="0.513cm" draw:transform="rotate (1.5707963267949) translate (7.261cm 15.86cm)">
          <draw:text-box>
            <text:p text:style-name="P376"><text:span text:style-name="T2">nCoV−2019_10</text:span></text:p>
          </draw:text-box>
        </draw:frame>
        <draw:frame draw:style-name="gr378" draw:text-style-name="P377" draw:layer="layout" svg:width="3.241cm" svg:height="0.513cm" draw:transform="rotate (1.5707963267949) translate (7.761cm 15.86cm)">
          <draw:text-box>
            <text:p text:style-name="P376"><text:span text:style-name="T2">nCoV−2019_11</text:span></text:p>
          </draw:text-box>
        </draw:frame>
        <draw:frame draw:style-name="gr378" draw:text-style-name="P377" draw:layer="layout" svg:width="3.241cm" svg:height="0.513cm" draw:transform="rotate (1.5707963267949) translate (8.261cm 15.86cm)">
          <draw:text-box>
            <text:p text:style-name="P376"><text:span text:style-name="T2">nCoV−2019_12</text:span></text:p>
          </draw:text-box>
        </draw:frame>
        <draw:frame draw:style-name="gr378" draw:text-style-name="P377" draw:layer="layout" svg:width="3.241cm" svg:height="0.513cm" draw:transform="rotate (1.5707963267949) translate (8.761cm 15.86cm)">
          <draw:text-box>
            <text:p text:style-name="P376"><text:span text:style-name="T2">nCoV−2019_13</text:span></text:p>
          </draw:text-box>
        </draw:frame>
        <draw:frame draw:style-name="gr378" draw:text-style-name="P377" draw:layer="layout" svg:width="3.241cm" svg:height="0.513cm" draw:transform="rotate (1.5707963267949) translate (9.261cm 15.86cm)">
          <draw:text-box>
            <text:p text:style-name="P376"><text:span text:style-name="T2">nCoV−2019_14</text:span></text:p>
          </draw:text-box>
        </draw:frame>
        <draw:frame draw:style-name="gr378" draw:text-style-name="P377" draw:layer="layout" svg:width="3.241cm" svg:height="0.513cm" draw:transform="rotate (1.5707963267949) translate (9.761cm 15.86cm)">
          <draw:text-box>
            <text:p text:style-name="P376"><text:span text:style-name="T2">nCoV−2019_15</text:span></text:p>
          </draw:text-box>
        </draw:frame>
        <draw:frame draw:style-name="gr378" draw:text-style-name="P377" draw:layer="layout" svg:width="3.241cm" svg:height="0.513cm" draw:transform="rotate (1.5707963267949) translate (10.261cm 15.86cm)">
          <draw:text-box>
            <text:p text:style-name="P376"><text:span text:style-name="T2">nCoV−2019_16</text:span></text:p>
          </draw:text-box>
        </draw:frame>
        <draw:frame draw:style-name="gr378" draw:text-style-name="P377" draw:layer="layout" svg:width="3.241cm" svg:height="0.513cm" draw:transform="rotate (1.5707963267949) translate (10.761cm 15.86cm)">
          <draw:text-box>
            <text:p text:style-name="P376"><text:span text:style-name="T2">nCoV−2019_17</text:span></text:p>
          </draw:text-box>
        </draw:frame>
        <draw:frame draw:style-name="gr378" draw:text-style-name="P377" draw:layer="layout" svg:width="3.241cm" svg:height="0.513cm" draw:transform="rotate (1.5707963267949) translate (11.261cm 15.86cm)">
          <draw:text-box>
            <text:p text:style-name="P376"><text:span text:style-name="T2">nCoV−2019_18</text:span></text:p>
          </draw:text-box>
        </draw:frame>
        <draw:frame draw:style-name="gr378" draw:text-style-name="P377" draw:layer="layout" svg:width="3.241cm" svg:height="0.513cm" draw:transform="rotate (1.5707963267949) translate (11.761cm 15.86cm)">
          <draw:text-box>
            <text:p text:style-name="P376"><text:span text:style-name="T2">nCoV−2019_19</text:span></text:p>
          </draw:text-box>
        </draw:frame>
        <draw:frame draw:style-name="gr378" draw:text-style-name="P377" draw:layer="layout" svg:width="3.241cm" svg:height="0.513cm" draw:transform="rotate (1.5707963267949) translate (12.261cm 15.86cm)">
          <draw:text-box>
            <text:p text:style-name="P376"><text:span text:style-name="T2">nCoV−2019_20</text:span></text:p>
          </draw:text-box>
        </draw:frame>
        <draw:frame draw:style-name="gr378" draw:text-style-name="P377" draw:layer="layout" svg:width="3.241cm" svg:height="0.513cm" draw:transform="rotate (1.5707963267949) translate (12.761cm 15.86cm)">
          <draw:text-box>
            <text:p text:style-name="P376"><text:span text:style-name="T2">nCoV−2019_21</text:span></text:p>
          </draw:text-box>
        </draw:frame>
        <draw:frame draw:style-name="gr378" draw:text-style-name="P377" draw:layer="layout" svg:width="3.241cm" svg:height="0.513cm" draw:transform="rotate (1.5707963267949) translate (13.261cm 15.86cm)">
          <draw:text-box>
            <text:p text:style-name="P376"><text:span text:style-name="T2">nCoV−2019_22</text:span></text:p>
          </draw:text-box>
        </draw:frame>
        <draw:frame draw:style-name="gr378" draw:text-style-name="P377" draw:layer="layout" svg:width="3.241cm" svg:height="0.513cm" draw:transform="rotate (1.5707963267949) translate (13.761cm 15.86cm)">
          <draw:text-box>
            <text:p text:style-name="P376"><text:span text:style-name="T2">nCoV−2019_23</text:span></text:p>
          </draw:text-box>
        </draw:frame>
        <draw:frame draw:style-name="gr378" draw:text-style-name="P377" draw:layer="layout" svg:width="3.241cm" svg:height="0.513cm" draw:transform="rotate (1.5707963267949) translate (14.261cm 15.86cm)">
          <draw:text-box>
            <text:p text:style-name="P376"><text:span text:style-name="T2">nCoV−2019_24</text:span></text:p>
          </draw:text-box>
        </draw:frame>
        <draw:frame draw:style-name="gr378" draw:text-style-name="P377" draw:layer="layout" svg:width="3.241cm" svg:height="0.513cm" draw:transform="rotate (1.5707963267949) translate (14.761cm 15.86cm)">
          <draw:text-box>
            <text:p text:style-name="P376"><text:span text:style-name="T2">nCoV−2019_25</text:span></text:p>
          </draw:text-box>
        </draw:frame>
        <draw:frame draw:style-name="gr378" draw:text-style-name="P377" draw:layer="layout" svg:width="3.241cm" svg:height="0.513cm" draw:transform="rotate (1.5707963267949) translate (15.261cm 15.86cm)">
          <draw:text-box>
            <text:p text:style-name="P376"><text:span text:style-name="T2">nCoV−2019_26</text:span></text:p>
          </draw:text-box>
        </draw:frame>
        <draw:frame draw:style-name="gr378" draw:text-style-name="P377" draw:layer="layout" svg:width="3.241cm" svg:height="0.513cm" draw:transform="rotate (1.5707963267949) translate (15.761cm 15.86cm)">
          <draw:text-box>
            <text:p text:style-name="P376"><text:span text:style-name="T2">nCoV−2019_27</text:span></text:p>
          </draw:text-box>
        </draw:frame>
        <draw:frame draw:style-name="gr378" draw:text-style-name="P377" draw:layer="layout" svg:width="3.241cm" svg:height="0.513cm" draw:transform="rotate (1.5707963267949) translate (16.261cm 15.86cm)">
          <draw:text-box>
            <text:p text:style-name="P376"><text:span text:style-name="T2">nCoV−2019_28</text:span></text:p>
          </draw:text-box>
        </draw:frame>
        <draw:frame draw:style-name="gr378" draw:text-style-name="P377" draw:layer="layout" svg:width="3.241cm" svg:height="0.513cm" draw:transform="rotate (1.5707963267949) translate (16.761cm 15.86cm)">
          <draw:text-box>
            <text:p text:style-name="P376"><text:span text:style-name="T2">nCoV−2019_29</text:span></text:p>
          </draw:text-box>
        </draw:frame>
        <draw:frame draw:style-name="gr378" draw:text-style-name="P377" draw:layer="layout" svg:width="3.241cm" svg:height="0.513cm" draw:transform="rotate (1.5707963267949) translate (17.261cm 15.86cm)">
          <draw:text-box>
            <text:p text:style-name="P376"><text:span text:style-name="T2">nCoV−2019_30</text:span></text:p>
          </draw:text-box>
        </draw:frame>
        <draw:frame draw:style-name="gr378" draw:text-style-name="P377" draw:layer="layout" svg:width="3.241cm" svg:height="0.513cm" draw:transform="rotate (1.5707963267949) translate (17.761cm 15.86cm)">
          <draw:text-box>
            <text:p text:style-name="P376"><text:span text:style-name="T2">nCoV−2019_31</text:span></text:p>
          </draw:text-box>
        </draw:frame>
        <draw:frame draw:style-name="gr378" draw:text-style-name="P377" draw:layer="layout" svg:width="3.241cm" svg:height="0.513cm" draw:transform="rotate (1.5707963267949) translate (18.261cm 15.86cm)">
          <draw:text-box>
            <text:p text:style-name="P376"><text:span text:style-name="T2">nCoV−2019_32</text:span></text:p>
          </draw:text-box>
        </draw:frame>
        <draw:frame draw:style-name="gr378" draw:text-style-name="P377" draw:layer="layout" svg:width="3.241cm" svg:height="0.513cm" draw:transform="rotate (1.5707963267949) translate (18.761cm 15.86cm)">
          <draw:text-box>
            <text:p text:style-name="P376"><text:span text:style-name="T2">nCoV−2019_33</text:span></text:p>
          </draw:text-box>
        </draw:frame>
        <draw:frame draw:style-name="gr378" draw:text-style-name="P377" draw:layer="layout" svg:width="3.241cm" svg:height="0.513cm" draw:transform="rotate (1.5707963267949) translate (19.261cm 15.86cm)">
          <draw:text-box>
            <text:p text:style-name="P376"><text:span text:style-name="T2">nCoV−2019_34</text:span></text:p>
          </draw:text-box>
        </draw:frame>
        <draw:frame draw:style-name="gr378" draw:text-style-name="P377" draw:layer="layout" svg:width="3.241cm" svg:height="0.513cm" draw:transform="rotate (1.5707963267949) translate (19.761cm 15.86cm)">
          <draw:text-box>
            <text:p text:style-name="P376"><text:span text:style-name="T2">nCoV−2019_35</text:span></text:p>
          </draw:text-box>
        </draw:frame>
        <draw:frame draw:style-name="gr378" draw:text-style-name="P377" draw:layer="layout" svg:width="3.241cm" svg:height="0.513cm" draw:transform="rotate (1.5707963267949) translate (20.261cm 15.86cm)">
          <draw:text-box>
            <text:p text:style-name="P376"><text:span text:style-name="T2">nCoV−2019_36</text:span></text:p>
          </draw:text-box>
        </draw:frame>
        <draw:frame draw:style-name="gr378" draw:text-style-name="P377" draw:layer="layout" svg:width="3.241cm" svg:height="0.513cm" draw:transform="rotate (1.5707963267949) translate (20.761cm 15.86cm)">
          <draw:text-box>
            <text:p text:style-name="P376"><text:span text:style-name="T2">nCoV−2019_37</text:span></text:p>
          </draw:text-box>
        </draw:frame>
        <draw:frame draw:style-name="gr378" draw:text-style-name="P377" draw:layer="layout" svg:width="3.241cm" svg:height="0.513cm" draw:transform="rotate (1.5707963267949) translate (21.261cm 15.86cm)">
          <draw:text-box>
            <text:p text:style-name="P376"><text:span text:style-name="T2">nCoV−2019_38</text:span></text:p>
          </draw:text-box>
        </draw:frame>
        <draw:frame draw:style-name="gr378" draw:text-style-name="P377" draw:layer="layout" svg:width="3.241cm" svg:height="0.513cm" draw:transform="rotate (1.5707963267949) translate (21.761cm 15.86cm)">
          <draw:text-box>
            <text:p text:style-name="P376"><text:span text:style-name="T2">nCoV−2019_39</text:span></text:p>
          </draw:text-box>
        </draw:frame>
        <draw:frame draw:style-name="gr378" draw:text-style-name="P377" draw:layer="layout" svg:width="3.241cm" svg:height="0.513cm" draw:transform="rotate (1.5707963267949) translate (22.261cm 15.86cm)">
          <draw:text-box>
            <text:p text:style-name="P376"><text:span text:style-name="T2">nCoV−2019_40</text:span></text:p>
          </draw:text-box>
        </draw:frame>
        <draw:frame draw:style-name="gr378" draw:text-style-name="P377" draw:layer="layout" svg:width="3.241cm" svg:height="0.513cm" draw:transform="rotate (1.5707963267949) translate (22.761cm 15.86cm)">
          <draw:text-box>
            <text:p text:style-name="P376"><text:span text:style-name="T2">nCoV−2019_41</text:span></text:p>
          </draw:text-box>
        </draw:frame>
        <draw:frame draw:style-name="gr378" draw:text-style-name="P377" draw:layer="layout" svg:width="3.241cm" svg:height="0.513cm" draw:transform="rotate (1.5707963267949) translate (23.261cm 15.86cm)">
          <draw:text-box>
            <text:p text:style-name="P376"><text:span text:style-name="T2">nCoV−2019_42</text:span></text:p>
          </draw:text-box>
        </draw:frame>
        <draw:frame draw:style-name="gr378" draw:text-style-name="P377" draw:layer="layout" svg:width="3.241cm" svg:height="0.513cm" draw:transform="rotate (1.5707963267949) translate (23.761cm 15.86cm)">
          <draw:text-box>
            <text:p text:style-name="P376"><text:span text:style-name="T2">nCoV−2019_43</text:span></text:p>
          </draw:text-box>
        </draw:frame>
        <draw:frame draw:style-name="gr378" draw:text-style-name="P377" draw:layer="layout" svg:width="3.241cm" svg:height="0.513cm" draw:transform="rotate (1.5707963267949) translate (24.261cm 15.86cm)">
          <draw:text-box>
            <text:p text:style-name="P376"><text:span text:style-name="T2">nCoV−2019_44</text:span></text:p>
          </draw:text-box>
        </draw:frame>
        <draw:frame draw:style-name="gr378" draw:text-style-name="P377" draw:layer="layout" svg:width="3.241cm" svg:height="0.513cm" draw:transform="rotate (1.5707963267949) translate (24.761cm 15.86cm)">
          <draw:text-box>
            <text:p text:style-name="P376"><text:span text:style-name="T2">nCoV−2019_45</text:span></text:p>
          </draw:text-box>
        </draw:frame>
        <draw:frame draw:style-name="gr378" draw:text-style-name="P377" draw:layer="layout" svg:width="3.241cm" svg:height="0.513cm" draw:transform="rotate (1.5707963267949) translate (25.261cm 15.86cm)">
          <draw:text-box>
            <text:p text:style-name="P376"><text:span text:style-name="T2">nCoV−2019_46</text:span></text:p>
          </draw:text-box>
        </draw:frame>
        <draw:frame draw:style-name="gr378" draw:text-style-name="P377" draw:layer="layout" svg:width="3.241cm" svg:height="0.513cm" draw:transform="rotate (1.5707963267949) translate (25.761cm 15.86cm)">
          <draw:text-box>
            <text:p text:style-name="P376"><text:span text:style-name="T2">nCoV−2019_47</text:span></text:p>
          </draw:text-box>
        </draw:frame>
        <draw:frame draw:style-name="gr378" draw:text-style-name="P377" draw:layer="layout" svg:width="3.241cm" svg:height="0.513cm" draw:transform="rotate (1.5707963267949) translate (26.261cm 15.86cm)">
          <draw:text-box>
            <text:p text:style-name="P376"><text:span text:style-name="T2">nCoV−2019_48</text:span></text:p>
          </draw:text-box>
        </draw:frame>
        <draw:frame draw:style-name="gr378" draw:text-style-name="P377" draw:layer="layout" svg:width="3.241cm" svg:height="0.513cm" draw:transform="rotate (1.5707963267949) translate (26.761cm 15.86cm)">
          <draw:text-box>
            <text:p text:style-name="P376"><text:span text:style-name="T2">nCoV−2019_49</text:span></text:p>
          </draw:text-box>
        </draw:frame>
        <draw:frame draw:style-name="gr378" draw:text-style-name="P377" draw:layer="layout" svg:width="3.241cm" svg:height="0.513cm" draw:transform="rotate (1.5707963267949) translate (27.261cm 15.86cm)">
          <draw:text-box>
            <text:p text:style-name="P376"><text:span text:style-name="T2">nCoV−2019_50</text:span></text:p>
          </draw:text-box>
        </draw:frame>
        <draw:frame draw:style-name="gr378" draw:text-style-name="P377" draw:layer="layout" svg:width="3.241cm" svg:height="0.513cm" draw:transform="rotate (1.5707963267949) translate (27.761cm 15.86cm)">
          <draw:text-box>
            <text:p text:style-name="P376"><text:span text:style-name="T2">nCoV−2019_51</text:span></text:p>
          </draw:text-box>
        </draw:frame>
        <draw:frame draw:style-name="gr378" draw:text-style-name="P377" draw:layer="layout" svg:width="3.241cm" svg:height="0.513cm" draw:transform="rotate (1.5707963267949) translate (28.261cm 15.86cm)">
          <draw:text-box>
            <text:p text:style-name="P376"><text:span text:style-name="T2">nCoV−2019_52</text:span></text:p>
          </draw:text-box>
        </draw:frame>
        <draw:frame draw:style-name="gr378" draw:text-style-name="P377" draw:layer="layout" svg:width="3.241cm" svg:height="0.513cm" draw:transform="rotate (1.5707963267949) translate (28.761cm 15.86cm)">
          <draw:text-box>
            <text:p text:style-name="P376"><text:span text:style-name="T2">nCoV−2019_53</text:span></text:p>
          </draw:text-box>
        </draw:frame>
        <draw:frame draw:style-name="gr378" draw:text-style-name="P377" draw:layer="layout" svg:width="3.241cm" svg:height="0.513cm" draw:transform="rotate (1.5707963267949) translate (29.261cm 15.86cm)">
          <draw:text-box>
            <text:p text:style-name="P376"><text:span text:style-name="T2">nCoV−2019_54</text:span></text:p>
          </draw:text-box>
        </draw:frame>
        <draw:frame draw:style-name="gr378" draw:text-style-name="P377" draw:layer="layout" svg:width="3.241cm" svg:height="0.513cm" draw:transform="rotate (1.5707963267949) translate (29.761cm 15.86cm)">
          <draw:text-box>
            <text:p text:style-name="P376"><text:span text:style-name="T2">nCoV−2019_55</text:span></text:p>
          </draw:text-box>
        </draw:frame>
        <draw:frame draw:style-name="gr378" draw:text-style-name="P377" draw:layer="layout" svg:width="3.241cm" svg:height="0.513cm" draw:transform="rotate (1.5707963267949) translate (30.261cm 15.86cm)">
          <draw:text-box>
            <text:p text:style-name="P376"><text:span text:style-name="T2">nCoV−2019_56</text:span></text:p>
          </draw:text-box>
        </draw:frame>
        <draw:frame draw:style-name="gr378" draw:text-style-name="P377" draw:layer="layout" svg:width="3.241cm" svg:height="0.513cm" draw:transform="rotate (1.5707963267949) translate (30.761cm 15.86cm)">
          <draw:text-box>
            <text:p text:style-name="P376"><text:span text:style-name="T2">nCoV−2019_57</text:span></text:p>
          </draw:text-box>
        </draw:frame>
        <draw:frame draw:style-name="gr378" draw:text-style-name="P377" draw:layer="layout" svg:width="3.241cm" svg:height="0.513cm" draw:transform="rotate (1.5707963267949) translate (31.261cm 15.86cm)">
          <draw:text-box>
            <text:p text:style-name="P376"><text:span text:style-name="T2">nCoV−2019_58</text:span></text:p>
          </draw:text-box>
        </draw:frame>
        <draw:frame draw:style-name="gr378" draw:text-style-name="P377" draw:layer="layout" svg:width="3.241cm" svg:height="0.513cm" draw:transform="rotate (1.5707963267949) translate (31.761cm 15.86cm)">
          <draw:text-box>
            <text:p text:style-name="P376"><text:span text:style-name="T2">nCoV−2019_59</text:span></text:p>
          </draw:text-box>
        </draw:frame>
        <draw:frame draw:style-name="gr378" draw:text-style-name="P377" draw:layer="layout" svg:width="3.241cm" svg:height="0.513cm" draw:transform="rotate (1.5707963267949) translate (32.261cm 15.86cm)">
          <draw:text-box>
            <text:p text:style-name="P376"><text:span text:style-name="T2">nCoV−2019_60</text:span></text:p>
          </draw:text-box>
        </draw:frame>
        <draw:frame draw:style-name="gr378" draw:text-style-name="P377" draw:layer="layout" svg:width="3.241cm" svg:height="0.513cm" draw:transform="rotate (1.5707963267949) translate (32.761cm 15.86cm)">
          <draw:text-box>
            <text:p text:style-name="P376"><text:span text:style-name="T2">nCoV−2019_61</text:span></text:p>
          </draw:text-box>
        </draw:frame>
        <draw:frame draw:style-name="gr378" draw:text-style-name="P377" draw:layer="layout" svg:width="3.241cm" svg:height="0.513cm" draw:transform="rotate (1.5707963267949) translate (33.261cm 15.86cm)">
          <draw:text-box>
            <text:p text:style-name="P376"><text:span text:style-name="T2">nCoV−2019_62</text:span></text:p>
          </draw:text-box>
        </draw:frame>
        <draw:frame draw:style-name="gr378" draw:text-style-name="P377" draw:layer="layout" svg:width="3.241cm" svg:height="0.513cm" draw:transform="rotate (1.5707963267949) translate (33.761cm 15.86cm)">
          <draw:text-box>
            <text:p text:style-name="P376"><text:span text:style-name="T2">nCoV−2019_63</text:span></text:p>
          </draw:text-box>
        </draw:frame>
        <draw:frame draw:style-name="gr378" draw:text-style-name="P377" draw:layer="layout" svg:width="3.241cm" svg:height="0.513cm" draw:transform="rotate (1.5707963267949) translate (34.261cm 15.86cm)">
          <draw:text-box>
            <text:p text:style-name="P376"><text:span text:style-name="T2">nCoV−2019_64</text:span></text:p>
          </draw:text-box>
        </draw:frame>
        <draw:frame draw:style-name="gr378" draw:text-style-name="P377" draw:layer="layout" svg:width="3.241cm" svg:height="0.513cm" draw:transform="rotate (1.5707963267949) translate (34.761cm 15.86cm)">
          <draw:text-box>
            <text:p text:style-name="P376"><text:span text:style-name="T2">nCoV−2019_65</text:span></text:p>
          </draw:text-box>
        </draw:frame>
        <draw:frame draw:style-name="gr378" draw:text-style-name="P377" draw:layer="layout" svg:width="3.241cm" svg:height="0.513cm" draw:transform="rotate (1.5707963267949) translate (35.261cm 15.86cm)">
          <draw:text-box>
            <text:p text:style-name="P376"><text:span text:style-name="T2">nCoV−2019_66</text:span></text:p>
          </draw:text-box>
        </draw:frame>
        <draw:frame draw:style-name="gr378" draw:text-style-name="P377" draw:layer="layout" svg:width="3.241cm" svg:height="0.513cm" draw:transform="rotate (1.5707963267949) translate (35.761cm 15.86cm)">
          <draw:text-box>
            <text:p text:style-name="P376"><text:span text:style-name="T2">nCoV−2019_67</text:span></text:p>
          </draw:text-box>
        </draw:frame>
        <draw:frame draw:style-name="gr378" draw:text-style-name="P377" draw:layer="layout" svg:width="3.241cm" svg:height="0.513cm" draw:transform="rotate (1.5707963267949) translate (36.261cm 15.86cm)">
          <draw:text-box>
            <text:p text:style-name="P376"><text:span text:style-name="T2">nCoV−2019_68</text:span></text:p>
          </draw:text-box>
        </draw:frame>
        <draw:frame draw:style-name="gr378" draw:text-style-name="P377" draw:layer="layout" svg:width="3.241cm" svg:height="0.513cm" draw:transform="rotate (1.5707963267949) translate (36.761cm 15.86cm)">
          <draw:text-box>
            <text:p text:style-name="P376"><text:span text:style-name="T2">nCoV−2019_69</text:span></text:p>
          </draw:text-box>
        </draw:frame>
        <draw:frame draw:style-name="gr378" draw:text-style-name="P377" draw:layer="layout" svg:width="3.241cm" svg:height="0.513cm" draw:transform="rotate (1.5707963267949) translate (37.261cm 15.86cm)">
          <draw:text-box>
            <text:p text:style-name="P376"><text:span text:style-name="T2">nCoV−2019_70</text:span></text:p>
          </draw:text-box>
        </draw:frame>
        <draw:frame draw:style-name="gr378" draw:text-style-name="P377" draw:layer="layout" svg:width="3.241cm" svg:height="0.513cm" draw:transform="rotate (1.5707963267949) translate (37.761cm 15.86cm)">
          <draw:text-box>
            <text:p text:style-name="P376"><text:span text:style-name="T2">nCoV−2019_71</text:span></text:p>
          </draw:text-box>
        </draw:frame>
        <draw:frame draw:style-name="gr378" draw:text-style-name="P377" draw:layer="layout" svg:width="3.241cm" svg:height="0.513cm" draw:transform="rotate (1.5707963267949) translate (38.261cm 15.86cm)">
          <draw:text-box>
            <text:p text:style-name="P376"><text:span text:style-name="T2">nCoV−2019_72</text:span></text:p>
          </draw:text-box>
        </draw:frame>
        <draw:frame draw:style-name="gr378" draw:text-style-name="P377" draw:layer="layout" svg:width="3.241cm" svg:height="0.513cm" draw:transform="rotate (1.5707963267949) translate (38.761cm 15.86cm)">
          <draw:text-box>
            <text:p text:style-name="P376"><text:span text:style-name="T2">nCoV−2019_73</text:span></text:p>
          </draw:text-box>
        </draw:frame>
        <draw:frame draw:style-name="gr378" draw:text-style-name="P377" draw:layer="layout" svg:width="3.241cm" svg:height="0.513cm" draw:transform="rotate (1.5707963267949) translate (39.261cm 15.86cm)">
          <draw:text-box>
            <text:p text:style-name="P376"><text:span text:style-name="T2">nCoV−2019_74</text:span></text:p>
          </draw:text-box>
        </draw:frame>
        <draw:frame draw:style-name="gr378" draw:text-style-name="P377" draw:layer="layout" svg:width="3.241cm" svg:height="0.513cm" draw:transform="rotate (1.5707963267949) translate (39.761cm 15.86cm)">
          <draw:text-box>
            <text:p text:style-name="P376"><text:span text:style-name="T2">nCoV−2019_75</text:span></text:p>
          </draw:text-box>
        </draw:frame>
        <draw:frame draw:style-name="gr378" draw:text-style-name="P377" draw:layer="layout" svg:width="3.241cm" svg:height="0.513cm" draw:transform="rotate (1.5707963267949) translate (40.261cm 15.86cm)">
          <draw:text-box>
            <text:p text:style-name="P376"><text:span text:style-name="T2">nCoV−2019_76</text:span></text:p>
          </draw:text-box>
        </draw:frame>
        <draw:frame draw:style-name="gr378" draw:text-style-name="P377" draw:layer="layout" svg:width="3.241cm" svg:height="0.513cm" draw:transform="rotate (1.5707963267949) translate (40.761cm 15.86cm)">
          <draw:text-box>
            <text:p text:style-name="P376"><text:span text:style-name="T2">nCoV−2019_77</text:span></text:p>
          </draw:text-box>
        </draw:frame>
        <draw:frame draw:style-name="gr378" draw:text-style-name="P377" draw:layer="layout" svg:width="3.241cm" svg:height="0.513cm" draw:transform="rotate (1.5707963267949) translate (41.261cm 15.86cm)">
          <draw:text-box>
            <text:p text:style-name="P376"><text:span text:style-name="T2">nCoV−2019_78</text:span></text:p>
          </draw:text-box>
        </draw:frame>
        <draw:frame draw:style-name="gr378" draw:text-style-name="P377" draw:layer="layout" svg:width="3.241cm" svg:height="0.513cm" draw:transform="rotate (1.5707963267949) translate (41.761cm 15.86cm)">
          <draw:text-box>
            <text:p text:style-name="P376"><text:span text:style-name="T2">nCoV−2019_79</text:span></text:p>
          </draw:text-box>
        </draw:frame>
        <draw:frame draw:style-name="gr378" draw:text-style-name="P377" draw:layer="layout" svg:width="3.241cm" svg:height="0.513cm" draw:transform="rotate (1.5707963267949) translate (42.261cm 15.86cm)">
          <draw:text-box>
            <text:p text:style-name="P376"><text:span text:style-name="T2">nCoV−2019_80</text:span></text:p>
          </draw:text-box>
        </draw:frame>
        <draw:frame draw:style-name="gr378" draw:text-style-name="P377" draw:layer="layout" svg:width="3.241cm" svg:height="0.513cm" draw:transform="rotate (1.5707963267949) translate (42.761cm 15.86cm)">
          <draw:text-box>
            <text:p text:style-name="P376"><text:span text:style-name="T2">nCoV−2019_81</text:span></text:p>
          </draw:text-box>
        </draw:frame>
        <draw:frame draw:style-name="gr378" draw:text-style-name="P377" draw:layer="layout" svg:width="3.241cm" svg:height="0.513cm" draw:transform="rotate (1.5707963267949) translate (43.261cm 15.86cm)">
          <draw:text-box>
            <text:p text:style-name="P376"><text:span text:style-name="T2">nCoV−2019_82</text:span></text:p>
          </draw:text-box>
        </draw:frame>
        <draw:frame draw:style-name="gr378" draw:text-style-name="P377" draw:layer="layout" svg:width="3.241cm" svg:height="0.513cm" draw:transform="rotate (1.5707963267949) translate (43.761cm 15.86cm)">
          <draw:text-box>
            <text:p text:style-name="P376"><text:span text:style-name="T2">nCoV−2019_83</text:span></text:p>
          </draw:text-box>
        </draw:frame>
        <draw:frame draw:style-name="gr378" draw:text-style-name="P377" draw:layer="layout" svg:width="3.241cm" svg:height="0.513cm" draw:transform="rotate (1.5707963267949) translate (44.261cm 15.86cm)">
          <draw:text-box>
            <text:p text:style-name="P376"><text:span text:style-name="T2">nCoV−2019_84</text:span></text:p>
          </draw:text-box>
        </draw:frame>
        <draw:frame draw:style-name="gr378" draw:text-style-name="P377" draw:layer="layout" svg:width="3.241cm" svg:height="0.513cm" draw:transform="rotate (1.5707963267949) translate (44.761cm 15.86cm)">
          <draw:text-box>
            <text:p text:style-name="P376"><text:span text:style-name="T2">nCoV−2019_85</text:span></text:p>
          </draw:text-box>
        </draw:frame>
        <draw:frame draw:style-name="gr378" draw:text-style-name="P377" draw:layer="layout" svg:width="3.241cm" svg:height="0.513cm" draw:transform="rotate (1.5707963267949) translate (45.261cm 15.86cm)">
          <draw:text-box>
            <text:p text:style-name="P376"><text:span text:style-name="T2">nCoV−2019_86</text:span></text:p>
          </draw:text-box>
        </draw:frame>
        <draw:frame draw:style-name="gr378" draw:text-style-name="P377" draw:layer="layout" svg:width="3.241cm" svg:height="0.513cm" draw:transform="rotate (1.5707963267949) translate (45.761cm 15.86cm)">
          <draw:text-box>
            <text:p text:style-name="P376"><text:span text:style-name="T2">nCoV−2019_87</text:span></text:p>
          </draw:text-box>
        </draw:frame>
        <draw:frame draw:style-name="gr378" draw:text-style-name="P377" draw:layer="layout" svg:width="3.241cm" svg:height="0.513cm" draw:transform="rotate (1.5707963267949) translate (46.261cm 15.86cm)">
          <draw:text-box>
            <text:p text:style-name="P376"><text:span text:style-name="T2">nCoV−2019_88</text:span></text:p>
          </draw:text-box>
        </draw:frame>
        <draw:frame draw:style-name="gr378" draw:text-style-name="P377" draw:layer="layout" svg:width="3.241cm" svg:height="0.513cm" draw:transform="rotate (1.5707963267949) translate (46.761cm 15.86cm)">
          <draw:text-box>
            <text:p text:style-name="P376"><text:span text:style-name="T2">nCoV−2019_89</text:span></text:p>
          </draw:text-box>
        </draw:frame>
        <draw:frame draw:style-name="gr378" draw:text-style-name="P377" draw:layer="layout" svg:width="3.241cm" svg:height="0.513cm" draw:transform="rotate (1.5707963267949) translate (47.261cm 15.86cm)">
          <draw:text-box>
            <text:p text:style-name="P376"><text:span text:style-name="T2">nCoV−2019_90</text:span></text:p>
          </draw:text-box>
        </draw:frame>
        <draw:frame draw:style-name="gr378" draw:text-style-name="P377" draw:layer="layout" svg:width="3.241cm" svg:height="0.513cm" draw:transform="rotate (1.5707963267949) translate (47.761cm 15.86cm)">
          <draw:text-box>
            <text:p text:style-name="P376"><text:span text:style-name="T2">nCoV−2019_91</text:span></text:p>
          </draw:text-box>
        </draw:frame>
        <draw:frame draw:style-name="gr378" draw:text-style-name="P377" draw:layer="layout" svg:width="3.241cm" svg:height="0.513cm" draw:transform="rotate (1.5707963267949) translate (48.261cm 15.86cm)">
          <draw:text-box>
            <text:p text:style-name="P376"><text:span text:style-name="T2">nCoV−2019_92</text:span></text:p>
          </draw:text-box>
        </draw:frame>
        <draw:frame draw:style-name="gr378" draw:text-style-name="P377" draw:layer="layout" svg:width="3.241cm" svg:height="0.513cm" draw:transform="rotate (1.5707963267949) translate (48.761cm 15.86cm)">
          <draw:text-box>
            <text:p text:style-name="P376"><text:span text:style-name="T2">nCoV−2019_93</text:span></text:p>
          </draw:text-box>
        </draw:frame>
        <draw:frame draw:style-name="gr378" draw:text-style-name="P377" draw:layer="layout" svg:width="3.241cm" svg:height="0.513cm" draw:transform="rotate (1.5707963267949) translate (49.261cm 15.86cm)">
          <draw:text-box>
            <text:p text:style-name="P376"><text:span text:style-name="T2">nCoV−2019_94</text:span></text:p>
          </draw:text-box>
        </draw:frame>
        <draw:frame draw:style-name="gr378" draw:text-style-name="P377" draw:layer="layout" svg:width="3.241cm" svg:height="0.513cm" draw:transform="rotate (1.5707963267949) translate (49.761cm 15.86cm)">
          <draw:text-box>
            <text:p text:style-name="P376"><text:span text:style-name="T2">nCoV−2019_95</text:span></text:p>
          </draw:text-box>
        </draw:frame>
        <draw:frame draw:style-name="gr378" draw:text-style-name="P377" draw:layer="layout" svg:width="3.241cm" svg:height="0.513cm" draw:transform="rotate (1.5707963267949) translate (50.261cm 15.86cm)">
          <draw:text-box>
            <text:p text:style-name="P376"><text:span text:style-name="T2">nCoV−2019_96</text:span></text:p>
          </draw:text-box>
        </draw:frame>
        <draw:frame draw:style-name="gr378" draw:text-style-name="P377" draw:layer="layout" svg:width="3.241cm" svg:height="0.513cm" draw:transform="rotate (1.5707963267949) translate (50.761cm 15.86cm)">
          <draw:text-box>
            <text:p text:style-name="P376"><text:span text:style-name="T2">nCoV−2019_97</text:span></text:p>
          </draw:text-box>
        </draw:frame>
        <draw:frame draw:style-name="gr378" draw:text-style-name="P377" draw:layer="layout" svg:width="3.241cm" svg:height="0.513cm" draw:transform="rotate (1.5707963267949) translate (51.261cm 15.86cm)">
          <draw:text-box>
            <text:p text:style-name="P376"><text:span text:style-name="T2">nCoV−2019_98</text:span></text:p>
          </draw:text-box>
        </draw:frame>
        <draw:frame draw:style-name="gr379" draw:text-style-name="P378" draw:layer="layout" svg:width="3.808cm" svg:height="0.424cm" svg:x="51.892cm" svg:y="13.3cm">
          <draw:text-box>
            <text:p text:style-name="P376"><text:span text:style-name="T3">log10(Coverage+1)</text:span></text:p>
          </draw:text-box>
        </draw:frame>
        <draw:polygon draw:style-name="gr380" draw:text-style-name="P379" draw:layer="layout" svg:width="0.015cm" svg:height="0.401cm" svg:x="52.191cm" svg:y="13.558cm" svg:viewBox="0 0 16 402" draw:points="0,402 16,402 16,0 0,0">
          <text:p/>
        </draw:polygon>
        <draw:polygon draw:style-name="gr381" draw:text-style-name="P380" draw:layer="layout" svg:width="0.015cm" svg:height="0.401cm" svg:x="52.206cm" svg:y="13.558cm" svg:viewBox="0 0 16 402" draw:points="0,402 16,402 16,0 0,0">
          <text:p/>
        </draw:polygon>
        <draw:polygon draw:style-name="gr382" draw:text-style-name="P381" draw:layer="layout" svg:width="0.016cm" svg:height="0.401cm" svg:x="52.221cm" svg:y="13.558cm" svg:viewBox="0 0 17 402" draw:points="0,402 17,402 17,0 0,0">
          <text:p/>
        </draw:polygon>
        <draw:polygon draw:style-name="gr383" draw:text-style-name="P382" draw:layer="layout" svg:width="0.015cm" svg:height="0.401cm" svg:x="52.237cm" svg:y="13.558cm" svg:viewBox="0 0 16 402" draw:points="0,402 16,402 16,0 0,0">
          <text:p/>
        </draw:polygon>
        <draw:polygon draw:style-name="gr384" draw:text-style-name="P383" draw:layer="layout" svg:width="0.015cm" svg:height="0.401cm" svg:x="52.252cm" svg:y="13.558cm" svg:viewBox="0 0 16 402" draw:points="0,402 16,402 16,0 0,0">
          <text:p/>
        </draw:polygon>
        <draw:polygon draw:style-name="gr385" draw:text-style-name="P384" draw:layer="layout" svg:width="0.015cm" svg:height="0.401cm" svg:x="52.267cm" svg:y="13.558cm" svg:viewBox="0 0 16 402" draw:points="0,402 16,402 16,0 0,0">
          <text:p/>
        </draw:polygon>
        <draw:polygon draw:style-name="gr386" draw:text-style-name="P385" draw:layer="layout" svg:width="0.015cm" svg:height="0.401cm" svg:x="52.282cm" svg:y="13.558cm" svg:viewBox="0 0 16 402" draw:points="0,402 16,402 16,0 0,0">
          <text:p/>
        </draw:polygon>
        <draw:polygon draw:style-name="gr387" draw:text-style-name="P386" draw:layer="layout" svg:width="0.015cm" svg:height="0.401cm" svg:x="52.297cm" svg:y="13.558cm" svg:viewBox="0 0 16 402" draw:points="0,402 16,402 16,0 0,0">
          <text:p/>
        </draw:polygon>
        <draw:polygon draw:style-name="gr388" draw:text-style-name="P387" draw:layer="layout" svg:width="0.016cm" svg:height="0.401cm" svg:x="52.312cm" svg:y="13.558cm" svg:viewBox="0 0 17 402" draw:points="0,402 17,402 17,0 0,0">
          <text:p/>
        </draw:polygon>
        <draw:polygon draw:style-name="gr389" draw:text-style-name="P388" draw:layer="layout" svg:width="0.015cm" svg:height="0.401cm" svg:x="52.328cm" svg:y="13.558cm" svg:viewBox="0 0 16 402" draw:points="0,402 16,402 16,0 0,0">
          <text:p/>
        </draw:polygon>
        <draw:polygon draw:style-name="gr390" draw:text-style-name="P389" draw:layer="layout" svg:width="0.015cm" svg:height="0.401cm" svg:x="52.343cm" svg:y="13.558cm" svg:viewBox="0 0 16 402" draw:points="0,402 16,402 16,0 0,0">
          <text:p/>
        </draw:polygon>
        <draw:polygon draw:style-name="gr391" draw:text-style-name="P390" draw:layer="layout" svg:width="0.015cm" svg:height="0.401cm" svg:x="52.358cm" svg:y="13.558cm" svg:viewBox="0 0 16 402" draw:points="0,402 16,402 16,0 0,0">
          <text:p/>
        </draw:polygon>
        <draw:polygon draw:style-name="gr392" draw:text-style-name="P391" draw:layer="layout" svg:width="0.015cm" svg:height="0.401cm" svg:x="52.373cm" svg:y="13.558cm" svg:viewBox="0 0 16 402" draw:points="0,402 16,402 16,0 0,0">
          <text:p/>
        </draw:polygon>
        <draw:polygon draw:style-name="gr393" draw:text-style-name="P392" draw:layer="layout" svg:width="0.015cm" svg:height="0.401cm" svg:x="52.388cm" svg:y="13.558cm" svg:viewBox="0 0 16 402" draw:points="0,402 16,402 16,0 0,0">
          <text:p/>
        </draw:polygon>
        <draw:polygon draw:style-name="gr394" draw:text-style-name="P393" draw:layer="layout" svg:width="0.017cm" svg:height="0.401cm" svg:x="52.403cm" svg:y="13.558cm" svg:viewBox="0 0 18 402" draw:points="0,402 18,402 18,0 0,0">
          <text:p/>
        </draw:polygon>
        <draw:polygon draw:style-name="gr395" draw:text-style-name="P394" draw:layer="layout" svg:width="0.015cm" svg:height="0.401cm" svg:x="52.419cm" svg:y="13.558cm" svg:viewBox="0 0 16 402" draw:points="0,402 16,402 16,0 0,0">
          <text:p/>
        </draw:polygon>
        <draw:polygon draw:style-name="gr396" draw:text-style-name="P395" draw:layer="layout" svg:width="0.015cm" svg:height="0.401cm" svg:x="52.434cm" svg:y="13.558cm" svg:viewBox="0 0 16 402" draw:points="0,402 16,402 16,0 0,0">
          <text:p/>
        </draw:polygon>
        <draw:polygon draw:style-name="gr397" draw:text-style-name="P396" draw:layer="layout" svg:width="0.015cm" svg:height="0.401cm" svg:x="52.449cm" svg:y="13.558cm" svg:viewBox="0 0 16 402" draw:points="0,402 16,402 16,0 0,0">
          <text:p/>
        </draw:polygon>
        <draw:polygon draw:style-name="gr398" draw:text-style-name="P397" draw:layer="layout" svg:width="0.015cm" svg:height="0.401cm" svg:x="52.464cm" svg:y="13.758cm" svg:viewBox="0 0 16 402" draw:points="0,402 16,402 16,0 0,0">
          <text:p/>
        </draw:polygon>
        <draw:polygon draw:style-name="gr399" draw:text-style-name="P398" draw:layer="layout" svg:width="0.015cm" svg:height="0.401cm" svg:x="52.479cm" svg:y="13.758cm" svg:viewBox="0 0 16 402" draw:points="0,402 16,402 16,0 0,0">
          <text:p/>
        </draw:polygon>
        <draw:polygon draw:style-name="gr400" draw:text-style-name="P399" draw:layer="layout" svg:width="0.016cm" svg:height="0.401cm" svg:x="52.494cm" svg:y="13.758cm" svg:viewBox="0 0 17 402" draw:points="0,402 17,402 17,0 0,0">
          <text:p/>
        </draw:polygon>
        <draw:polygon draw:style-name="gr401" draw:text-style-name="P400" draw:layer="layout" svg:width="0.015cm" svg:height="0.401cm" svg:x="52.51cm" svg:y="13.758cm" svg:viewBox="0 0 16 402" draw:points="0,402 16,402 16,0 0,0">
          <text:p/>
        </draw:polygon>
        <draw:polygon draw:style-name="gr402" draw:text-style-name="P401" draw:layer="layout" svg:width="0.015cm" svg:height="0.401cm" svg:x="52.525cm" svg:y="13.758cm" svg:viewBox="0 0 16 402" draw:points="0,402 16,402 16,0 0,0">
          <text:p/>
        </draw:polygon>
        <draw:polygon draw:style-name="gr403" draw:text-style-name="P402" draw:layer="layout" svg:width="0.015cm" svg:height="0.401cm" svg:x="52.54cm" svg:y="13.758cm" svg:viewBox="0 0 16 402" draw:points="0,402 16,402 16,0 0,0">
          <text:p/>
        </draw:polygon>
        <draw:polygon draw:style-name="gr404" draw:text-style-name="P403" draw:layer="layout" svg:width="0.015cm" svg:height="0.401cm" svg:x="52.555cm" svg:y="13.758cm" svg:viewBox="0 0 16 402" draw:points="0,402 16,402 16,0 0,0">
          <text:p/>
        </draw:polygon>
        <draw:polygon draw:style-name="gr405" draw:text-style-name="P404" draw:layer="layout" svg:width="0.015cm" svg:height="0.401cm" svg:x="52.57cm" svg:y="13.758cm" svg:viewBox="0 0 16 402" draw:points="0,402 16,402 16,0 0,0">
          <text:p/>
        </draw:polygon>
        <draw:polygon draw:style-name="gr406" draw:text-style-name="P405" draw:layer="layout" svg:width="0.016cm" svg:height="0.401cm" svg:x="52.585cm" svg:y="13.758cm" svg:viewBox="0 0 17 402" draw:points="0,402 17,402 17,0 0,0">
          <text:p/>
        </draw:polygon>
        <draw:polygon draw:style-name="gr407" draw:text-style-name="P406" draw:layer="layout" svg:width="0.015cm" svg:height="0.401cm" svg:x="52.601cm" svg:y="13.758cm" svg:viewBox="0 0 16 402" draw:points="0,402 16,402 16,0 0,0">
          <text:p/>
        </draw:polygon>
        <draw:polygon draw:style-name="gr408" draw:text-style-name="P407" draw:layer="layout" svg:width="0.015cm" svg:height="0.401cm" svg:x="52.616cm" svg:y="13.758cm" svg:viewBox="0 0 16 402" draw:points="0,402 16,402 16,0 0,0">
          <text:p/>
        </draw:polygon>
        <draw:polygon draw:style-name="gr409" draw:text-style-name="P408" draw:layer="layout" svg:width="0.015cm" svg:height="0.401cm" svg:x="52.631cm" svg:y="13.758cm" svg:viewBox="0 0 16 402" draw:points="0,402 16,402 16,0 0,0">
          <text:p/>
        </draw:polygon>
        <draw:polygon draw:style-name="gr410" draw:text-style-name="P409" draw:layer="layout" svg:width="0.015cm" svg:height="0.401cm" svg:x="52.646cm" svg:y="13.758cm" svg:viewBox="0 0 16 402" draw:points="0,402 16,402 16,0 0,0">
          <text:p/>
        </draw:polygon>
        <draw:polygon draw:style-name="gr411" draw:text-style-name="P410" draw:layer="layout" svg:width="0.016cm" svg:height="0.401cm" svg:x="52.661cm" svg:y="13.758cm" svg:viewBox="0 0 17 402" draw:points="0,402 17,402 17,0 0,0">
          <text:p/>
        </draw:polygon>
        <draw:polygon draw:style-name="gr412" draw:text-style-name="P411" draw:layer="layout" svg:width="0.015cm" svg:height="0.401cm" svg:x="52.677cm" svg:y="13.758cm" svg:viewBox="0 0 16 402" draw:points="0,402 16,402 16,0 0,0">
          <text:p/>
        </draw:polygon>
        <draw:polygon draw:style-name="gr413" draw:text-style-name="P412" draw:layer="layout" svg:width="0.015cm" svg:height="0.401cm" svg:x="52.692cm" svg:y="13.758cm" svg:viewBox="0 0 16 402" draw:points="0,402 16,402 16,0 0,0">
          <text:p/>
        </draw:polygon>
        <draw:polygon draw:style-name="gr414" draw:text-style-name="P413" draw:layer="layout" svg:width="0.015cm" svg:height="0.401cm" svg:x="52.707cm" svg:y="13.758cm" svg:viewBox="0 0 16 402" draw:points="0,402 16,402 16,0 0,0">
          <text:p/>
        </draw:polygon>
        <draw:polygon draw:style-name="gr415" draw:text-style-name="P414" draw:layer="layout" svg:width="0.015cm" svg:height="0.401cm" svg:x="52.722cm" svg:y="13.758cm" svg:viewBox="0 0 16 402" draw:points="0,402 16,402 16,0 0,0">
          <text:p/>
        </draw:polygon>
        <draw:polygon draw:style-name="gr416" draw:text-style-name="P415" draw:layer="layout" svg:width="0.015cm" svg:height="0.401cm" svg:x="52.737cm" svg:y="13.758cm" svg:viewBox="0 0 16 402" draw:points="0,402 16,402 16,0 0,0">
          <text:p/>
        </draw:polygon>
        <draw:polygon draw:style-name="gr417" draw:text-style-name="P416" draw:layer="layout" svg:width="0.016cm" svg:height="0.401cm" svg:x="52.752cm" svg:y="13.758cm" svg:viewBox="0 0 17 402" draw:points="0,402 17,402 17,0 0,0">
          <text:p/>
        </draw:polygon>
        <draw:polygon draw:style-name="gr418" draw:text-style-name="P417" draw:layer="layout" svg:width="0.015cm" svg:height="0.401cm" svg:x="52.768cm" svg:y="13.758cm" svg:viewBox="0 0 16 402" draw:points="0,402 16,402 16,0 0,0">
          <text:p/>
        </draw:polygon>
        <draw:polygon draw:style-name="gr419" draw:text-style-name="P418" draw:layer="layout" svg:width="0.015cm" svg:height="0.401cm" svg:x="52.783cm" svg:y="13.758cm" svg:viewBox="0 0 16 402" draw:points="0,402 16,402 16,0 0,0">
          <text:p/>
        </draw:polygon>
        <draw:polygon draw:style-name="gr420" draw:text-style-name="P419" draw:layer="layout" svg:width="0.015cm" svg:height="0.401cm" svg:x="52.798cm" svg:y="13.758cm" svg:viewBox="0 0 16 402" draw:points="0,402 16,402 16,0 0,0">
          <text:p/>
        </draw:polygon>
        <draw:polygon draw:style-name="gr421" draw:text-style-name="P420" draw:layer="layout" svg:width="0.015cm" svg:height="0.401cm" svg:x="52.813cm" svg:y="13.758cm" svg:viewBox="0 0 16 402" draw:points="0,402 16,402 16,0 0,0">
          <text:p/>
        </draw:polygon>
        <draw:polygon draw:style-name="gr422" draw:text-style-name="P421" draw:layer="layout" svg:width="0.015cm" svg:height="0.401cm" svg:x="52.828cm" svg:y="13.758cm" svg:viewBox="0 0 16 402" draw:points="0,402 16,402 16,0 0,0">
          <text:p/>
        </draw:polygon>
        <draw:polygon draw:style-name="gr423" draw:text-style-name="P422" draw:layer="layout" svg:width="0.016cm" svg:height="0.401cm" svg:x="52.843cm" svg:y="13.758cm" svg:viewBox="0 0 17 402" draw:points="0,402 17,402 17,0 0,0">
          <text:p/>
        </draw:polygon>
        <draw:polygon draw:style-name="gr424" draw:text-style-name="P423" draw:layer="layout" svg:width="0.015cm" svg:height="0.401cm" svg:x="52.859cm" svg:y="13.758cm" svg:viewBox="0 0 16 402" draw:points="0,402 16,402 16,0 0,0">
          <text:p/>
        </draw:polygon>
        <draw:polygon draw:style-name="gr425" draw:text-style-name="P424" draw:layer="layout" svg:width="0.015cm" svg:height="0.401cm" svg:x="52.874cm" svg:y="13.758cm" svg:viewBox="0 0 16 402" draw:points="0,402 16,402 16,0 0,0">
          <text:p/>
        </draw:polygon>
        <draw:polygon draw:style-name="gr426" draw:text-style-name="P425" draw:layer="layout" svg:width="0.015cm" svg:height="0.401cm" svg:x="52.889cm" svg:y="13.758cm" svg:viewBox="0 0 16 402" draw:points="0,402 16,402 16,0 0,0">
          <text:p/>
        </draw:polygon>
        <draw:polygon draw:style-name="gr427" draw:text-style-name="P426" draw:layer="layout" svg:width="0.015cm" svg:height="0.401cm" svg:x="52.904cm" svg:y="13.758cm" svg:viewBox="0 0 16 402" draw:points="0,402 16,402 16,0 0,0">
          <text:p/>
        </draw:polygon>
        <draw:polygon draw:style-name="gr428" draw:text-style-name="P427" draw:layer="layout" svg:width="0.015cm" svg:height="0.401cm" svg:x="52.919cm" svg:y="13.758cm" svg:viewBox="0 0 16 402" draw:points="0,402 16,402 16,0 0,0">
          <text:p/>
        </draw:polygon>
        <draw:polygon draw:style-name="gr429" draw:text-style-name="P428" draw:layer="layout" svg:width="0.016cm" svg:height="0.401cm" svg:x="52.934cm" svg:y="13.758cm" svg:viewBox="0 0 17 402" draw:points="0,402 17,402 17,0 0,0">
          <text:p/>
        </draw:polygon>
        <draw:polygon draw:style-name="gr430" draw:text-style-name="P429" draw:layer="layout" svg:width="0.015cm" svg:height="0.401cm" svg:x="52.95cm" svg:y="13.758cm" svg:viewBox="0 0 16 402" draw:points="0,402 16,402 16,0 0,0">
          <text:p/>
        </draw:polygon>
        <draw:polygon draw:style-name="gr431" draw:text-style-name="P430" draw:layer="layout" svg:width="0.015cm" svg:height="0.401cm" svg:x="52.965cm" svg:y="13.758cm" svg:viewBox="0 0 16 402" draw:points="0,402 16,402 16,0 0,0">
          <text:p/>
        </draw:polygon>
        <draw:polygon draw:style-name="gr432" draw:text-style-name="P431" draw:layer="layout" svg:width="0.015cm" svg:height="0.401cm" svg:x="52.98cm" svg:y="13.758cm" svg:viewBox="0 0 16 402" draw:points="0,402 16,402 16,0 0,0">
          <text:p/>
        </draw:polygon>
        <draw:polygon draw:style-name="gr433" draw:text-style-name="P432" draw:layer="layout" svg:width="0.015cm" svg:height="0.401cm" svg:x="52.995cm" svg:y="13.758cm" svg:viewBox="0 0 16 402" draw:points="0,402 16,402 16,0 0,0">
          <text:p/>
        </draw:polygon>
        <draw:polygon draw:style-name="gr434" draw:text-style-name="P433" draw:layer="layout" svg:width="0.015cm" svg:height="0.401cm" svg:x="53.01cm" svg:y="13.758cm" svg:viewBox="0 0 16 402" draw:points="0,402 16,402 16,0 0,0">
          <text:p/>
        </draw:polygon>
        <draw:polygon draw:style-name="gr435" draw:text-style-name="P434" draw:layer="layout" svg:width="0.016cm" svg:height="0.401cm" svg:x="53.025cm" svg:y="13.758cm" svg:viewBox="0 0 17 402" draw:points="0,402 17,402 17,0 0,0">
          <text:p/>
        </draw:polygon>
        <draw:polygon draw:style-name="gr436" draw:text-style-name="P435" draw:layer="layout" svg:width="0.015cm" svg:height="0.401cm" svg:x="53.041cm" svg:y="13.758cm" svg:viewBox="0 0 16 402" draw:points="0,402 16,402 16,0 0,0">
          <text:p/>
        </draw:polygon>
        <draw:polygon draw:style-name="gr437" draw:text-style-name="P436" draw:layer="layout" svg:width="0.015cm" svg:height="0.401cm" svg:x="53.056cm" svg:y="13.758cm" svg:viewBox="0 0 16 402" draw:points="0,402 16,402 16,0 0,0">
          <text:p/>
        </draw:polygon>
        <draw:polygon draw:style-name="gr438" draw:text-style-name="P437" draw:layer="layout" svg:width="0.015cm" svg:height="0.401cm" svg:x="53.071cm" svg:y="13.758cm" svg:viewBox="0 0 16 402" draw:points="0,402 16,402 16,0 0,0">
          <text:p/>
        </draw:polygon>
        <draw:polygon draw:style-name="gr439" draw:text-style-name="P438" draw:layer="layout" svg:width="0.015cm" svg:height="0.401cm" svg:x="53.086cm" svg:y="13.758cm" svg:viewBox="0 0 16 402" draw:points="0,402 16,402 16,0 0,0">
          <text:p/>
        </draw:polygon>
        <draw:polygon draw:style-name="gr440" draw:text-style-name="P439" draw:layer="layout" svg:width="0.015cm" svg:height="0.401cm" svg:x="53.101cm" svg:y="13.758cm" svg:viewBox="0 0 16 402" draw:points="0,402 16,402 16,0 0,0">
          <text:p/>
        </draw:polygon>
        <draw:polygon draw:style-name="gr441" draw:text-style-name="P440" draw:layer="layout" svg:width="0.016cm" svg:height="0.401cm" svg:x="53.116cm" svg:y="13.758cm" svg:viewBox="0 0 17 402" draw:points="0,402 17,402 17,0 0,0">
          <text:p/>
        </draw:polygon>
        <draw:polygon draw:style-name="gr442" draw:text-style-name="P441" draw:layer="layout" svg:width="0.015cm" svg:height="0.401cm" svg:x="53.132cm" svg:y="13.758cm" svg:viewBox="0 0 16 402" draw:points="0,402 16,402 16,0 0,0">
          <text:p/>
        </draw:polygon>
        <draw:polygon draw:style-name="gr443" draw:text-style-name="P442" draw:layer="layout" svg:width="0.015cm" svg:height="0.401cm" svg:x="53.147cm" svg:y="13.758cm" svg:viewBox="0 0 16 402" draw:points="0,402 16,402 16,0 0,0">
          <text:p/>
        </draw:polygon>
        <draw:polygon draw:style-name="gr444" draw:text-style-name="P443" draw:layer="layout" svg:width="0.015cm" svg:height="0.401cm" svg:x="53.162cm" svg:y="13.758cm" svg:viewBox="0 0 16 402" draw:points="0,402 16,402 16,0 0,0">
          <text:p/>
        </draw:polygon>
        <draw:polygon draw:style-name="gr445" draw:text-style-name="P444" draw:layer="layout" svg:width="0.015cm" svg:height="0.401cm" svg:x="53.177cm" svg:y="13.758cm" svg:viewBox="0 0 16 402" draw:points="0,402 16,402 16,0 0,0">
          <text:p/>
        </draw:polygon>
        <draw:polygon draw:style-name="gr446" draw:text-style-name="P445" draw:layer="layout" svg:width="0.015cm" svg:height="0.401cm" svg:x="53.192cm" svg:y="13.758cm" svg:viewBox="0 0 16 402" draw:points="0,402 16,402 16,0 0,0">
          <text:p/>
        </draw:polygon>
        <draw:polygon draw:style-name="gr447" draw:text-style-name="P446" draw:layer="layout" svg:width="0.016cm" svg:height="0.401cm" svg:x="53.207cm" svg:y="13.758cm" svg:viewBox="0 0 17 402" draw:points="0,402 17,402 17,0 0,0">
          <text:p/>
        </draw:polygon>
        <draw:polygon draw:style-name="gr448" draw:text-style-name="P447" draw:layer="layout" svg:width="0.015cm" svg:height="0.401cm" svg:x="53.223cm" svg:y="13.758cm" svg:viewBox="0 0 16 402" draw:points="0,402 16,402 16,0 0,0">
          <text:p/>
        </draw:polygon>
        <draw:polygon draw:style-name="gr449" draw:text-style-name="P448" draw:layer="layout" svg:width="0.015cm" svg:height="0.401cm" svg:x="53.238cm" svg:y="13.758cm" svg:viewBox="0 0 16 402" draw:points="0,402 16,402 16,0 0,0">
          <text:p/>
        </draw:polygon>
        <draw:polygon draw:style-name="gr450" draw:text-style-name="P449" draw:layer="layout" svg:width="0.015cm" svg:height="0.401cm" svg:x="53.253cm" svg:y="13.758cm" svg:viewBox="0 0 16 402" draw:points="0,402 16,402 16,0 0,0">
          <text:p/>
        </draw:polygon>
        <draw:polygon draw:style-name="gr451" draw:text-style-name="P450" draw:layer="layout" svg:width="0.015cm" svg:height="0.401cm" svg:x="53.268cm" svg:y="13.758cm" svg:viewBox="0 0 16 402" draw:points="0,402 16,402 16,0 0,0">
          <text:p/>
        </draw:polygon>
        <draw:polygon draw:style-name="gr452" draw:text-style-name="P451" draw:layer="layout" svg:width="0.015cm" svg:height="0.401cm" svg:x="53.283cm" svg:y="13.758cm" svg:viewBox="0 0 16 402" draw:points="0,402 16,402 16,0 0,0">
          <text:p/>
        </draw:polygon>
        <draw:polygon draw:style-name="gr453" draw:text-style-name="P452" draw:layer="layout" svg:width="0.016cm" svg:height="0.401cm" svg:x="53.298cm" svg:y="13.758cm" svg:viewBox="0 0 17 402" draw:points="0,402 17,402 17,0 0,0">
          <text:p/>
        </draw:polygon>
        <draw:polygon draw:style-name="gr454" draw:text-style-name="P453" draw:layer="layout" svg:width="0.015cm" svg:height="0.401cm" svg:x="53.314cm" svg:y="13.758cm" svg:viewBox="0 0 16 402" draw:points="0,402 16,402 16,0 0,0">
          <text:p/>
        </draw:polygon>
        <draw:polygon draw:style-name="gr455" draw:text-style-name="P454" draw:layer="layout" svg:width="0.015cm" svg:height="0.401cm" svg:x="53.329cm" svg:y="13.758cm" svg:viewBox="0 0 16 402" draw:points="0,402 16,402 16,0 0,0">
          <text:p/>
        </draw:polygon>
        <draw:polygon draw:style-name="gr456" draw:text-style-name="P455" draw:layer="layout" svg:width="0.015cm" svg:height="0.401cm" svg:x="53.344cm" svg:y="13.758cm" svg:viewBox="0 0 16 402" draw:points="0,402 16,402 16,0 0,0">
          <text:p/>
        </draw:polygon>
        <draw:polygon draw:style-name="gr457" draw:text-style-name="P456" draw:layer="layout" svg:width="0.015cm" svg:height="0.401cm" svg:x="53.359cm" svg:y="13.758cm" svg:viewBox="0 0 16 402" draw:points="0,402 16,402 16,0 0,0">
          <text:p/>
        </draw:polygon>
        <draw:polygon draw:style-name="gr458" draw:text-style-name="P457" draw:layer="layout" svg:width="0.015cm" svg:height="0.401cm" svg:x="53.374cm" svg:y="13.758cm" svg:viewBox="0 0 16 402" draw:points="0,402 16,402 16,0 0,0">
          <text:p/>
        </draw:polygon>
        <draw:polygon draw:style-name="gr459" draw:text-style-name="P458" draw:layer="layout" svg:width="0.016cm" svg:height="0.401cm" svg:x="53.389cm" svg:y="13.758cm" svg:viewBox="0 0 17 402" draw:points="0,402 17,402 17,0 0,0">
          <text:p/>
        </draw:polygon>
        <draw:polygon draw:style-name="gr460" draw:text-style-name="P459" draw:layer="layout" svg:width="0.015cm" svg:height="0.401cm" svg:x="53.404cm" svg:y="13.758cm" svg:viewBox="0 0 16 402" draw:points="0,402 16,402 16,0 0,0">
          <text:p/>
        </draw:polygon>
        <draw:polygon draw:style-name="gr461" draw:text-style-name="P460" draw:layer="layout" svg:width="0.016cm" svg:height="0.401cm" svg:x="53.419cm" svg:y="13.758cm" svg:viewBox="0 0 17 402" draw:points="0,402 17,402 17,0 0,0">
          <text:p/>
        </draw:polygon>
        <draw:polygon draw:style-name="gr462" draw:text-style-name="P461" draw:layer="layout" svg:width="0.015cm" svg:height="0.401cm" svg:x="53.435cm" svg:y="13.758cm" svg:viewBox="0 0 16 402" draw:points="0,402 16,402 16,0 0,0">
          <text:p/>
        </draw:polygon>
        <draw:polygon draw:style-name="gr463" draw:text-style-name="P462" draw:layer="layout" svg:width="0.015cm" svg:height="0.401cm" svg:x="53.45cm" svg:y="13.758cm" svg:viewBox="0 0 16 402" draw:points="0,402 16,402 16,0 0,0">
          <text:p/>
        </draw:polygon>
        <draw:polygon draw:style-name="gr464" draw:text-style-name="P463" draw:layer="layout" svg:width="0.015cm" svg:height="0.401cm" svg:x="53.465cm" svg:y="13.758cm" svg:viewBox="0 0 16 402" draw:points="0,402 16,402 16,0 0,0">
          <text:p/>
        </draw:polygon>
        <draw:polygon draw:style-name="gr465" draw:text-style-name="P464" draw:layer="layout" svg:width="0.015cm" svg:height="0.401cm" svg:x="53.48cm" svg:y="13.758cm" svg:viewBox="0 0 16 402" draw:points="0,402 16,402 16,0 0,0">
          <text:p/>
        </draw:polygon>
        <draw:polygon draw:style-name="gr466" draw:text-style-name="P465" draw:layer="layout" svg:width="0.015cm" svg:height="0.401cm" svg:x="53.495cm" svg:y="13.758cm" svg:viewBox="0 0 16 402" draw:points="0,402 16,402 16,0 0,0">
          <text:p/>
        </draw:polygon>
        <draw:polygon draw:style-name="gr467" draw:text-style-name="P466" draw:layer="layout" svg:width="0.016cm" svg:height="0.401cm" svg:x="53.51cm" svg:y="13.758cm" svg:viewBox="0 0 17 402" draw:points="0,402 17,402 17,0 0,0">
          <text:p/>
        </draw:polygon>
        <draw:polygon draw:style-name="gr468" draw:text-style-name="P467" draw:layer="layout" svg:width="0.015cm" svg:height="0.401cm" svg:x="53.526cm" svg:y="13.758cm" svg:viewBox="0 0 16 402" draw:points="0,402 16,402 16,0 0,0">
          <text:p/>
        </draw:polygon>
        <draw:polygon draw:style-name="gr469" draw:text-style-name="P468" draw:layer="layout" svg:width="0.015cm" svg:height="0.401cm" svg:x="53.541cm" svg:y="13.758cm" svg:viewBox="0 0 16 402" draw:points="0,402 16,402 16,0 0,0">
          <text:p/>
        </draw:polygon>
        <draw:polygon draw:style-name="gr470" draw:text-style-name="P469" draw:layer="layout" svg:width="0.015cm" svg:height="0.401cm" svg:x="53.556cm" svg:y="13.758cm" svg:viewBox="0 0 16 402" draw:points="0,402 16,402 16,0 0,0">
          <text:p/>
        </draw:polygon>
        <draw:polygon draw:style-name="gr471" draw:text-style-name="P470" draw:layer="layout" svg:width="0.015cm" svg:height="0.401cm" svg:x="53.571cm" svg:y="13.758cm" svg:viewBox="0 0 16 402" draw:points="0,402 16,402 16,0 0,0">
          <text:p/>
        </draw:polygon>
        <draw:polygon draw:style-name="gr472" draw:text-style-name="P471" draw:layer="layout" svg:width="0.015cm" svg:height="0.401cm" svg:x="53.586cm" svg:y="13.758cm" svg:viewBox="0 0 16 402" draw:points="0,402 16,402 16,0 0,0">
          <text:p/>
        </draw:polygon>
        <draw:polygon draw:style-name="gr472" draw:text-style-name="P471" draw:layer="layout" svg:width="0.016cm" svg:height="0.401cm" svg:x="53.601cm" svg:y="13.758cm" svg:viewBox="0 0 17 402" draw:points="0,402 17,402 17,0 0,0">
          <text:p/>
        </draw:polygon>
        <draw:polygon draw:style-name="gr472" draw:text-style-name="P471" draw:layer="layout" svg:width="0.015cm" svg:height="0.401cm" svg:x="53.617cm" svg:y="13.758cm" svg:viewBox="0 0 16 402" draw:points="0,402 16,402 16,0 0,0">
          <text:p/>
        </draw:polygon>
        <draw:polygon draw:style-name="gr472" draw:text-style-name="P471" draw:layer="layout" svg:width="0.015cm" svg:height="0.401cm" svg:x="53.632cm" svg:y="13.758cm" svg:viewBox="0 0 16 402" draw:points="0,402 16,402 16,0 0,0">
          <text:p/>
        </draw:polygon>
        <draw:polygon draw:style-name="gr472" draw:text-style-name="P471" draw:layer="layout" svg:width="0.015cm" svg:height="0.401cm" svg:x="53.647cm" svg:y="13.758cm" svg:viewBox="0 0 16 402" draw:points="0,402 16,402 16,0 0,0">
          <text:p/>
        </draw:polygon>
        <draw:line draw:style-name="gr473" draw:text-style-name="P472" draw:layer="layout" svg:x1="52.241cm" svg:y1="13.959cm" svg:x2="52.241cm" svg:y2="13.878cm">
          <text:p/>
        </draw:line>
        <draw:line draw:style-name="gr473" draw:text-style-name="P472" draw:layer="layout" svg:x1="52.584cm" svg:y1="14.159cm" svg:x2="52.584cm" svg:y2="14.078cm">
          <text:p/>
        </draw:line>
        <draw:line draw:style-name="gr473" draw:text-style-name="P472" draw:layer="layout" svg:x1="52.927cm" svg:y1="14.159cm" svg:x2="52.927cm" svg:y2="14.078cm">
          <text:p/>
        </draw:line>
        <draw:line draw:style-name="gr473" draw:text-style-name="P472" draw:layer="layout" svg:x1="53.27cm" svg:y1="14.159cm" svg:x2="53.27cm" svg:y2="14.078cm">
          <text:p/>
        </draw:line>
        <draw:line draw:style-name="gr473" draw:text-style-name="P472" draw:layer="layout" svg:x1="53.612cm" svg:y1="14.159cm" svg:x2="53.612cm" svg:y2="14.078cm">
          <text:p/>
        </draw:line>
        <draw:line draw:style-name="gr473" draw:text-style-name="P472" draw:layer="layout" svg:x1="52.241cm" svg:y1="13.638cm" svg:x2="52.241cm" svg:y2="13.558cm">
          <text:p/>
        </draw:line>
        <draw:line draw:style-name="gr473" draw:text-style-name="P472" draw:layer="layout" svg:x1="52.584cm" svg:y1="13.838cm" svg:x2="52.584cm" svg:y2="13.758cm">
          <text:p/>
        </draw:line>
        <draw:line draw:style-name="gr473" draw:text-style-name="P472" draw:layer="layout" svg:x1="52.927cm" svg:y1="13.838cm" svg:x2="52.927cm" svg:y2="13.758cm">
          <text:p/>
        </draw:line>
        <draw:line draw:style-name="gr473" draw:text-style-name="P472" draw:layer="layout" svg:x1="53.27cm" svg:y1="13.838cm" svg:x2="53.27cm" svg:y2="13.758cm">
          <text:p/>
        </draw:line>
        <draw:line draw:style-name="gr473" draw:text-style-name="P472" draw:layer="layout" svg:x1="53.612cm" svg:y1="13.838cm" svg:x2="53.612cm" svg:y2="13.758cm">
          <text:p/>
        </draw:line>
        <draw:frame draw:style-name="gr474" draw:text-style-name="P473" draw:layer="layout" svg:width="1.661cm" svg:height="0.424cm" svg:x="52.144cm" svg:y="14.255cm">
          <draw:text-box>
            <text:p text:style-name="P376"><text:span text:style-name="T4">0 1 2 3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Helvetica" svg:font-family="Helvetica" style:font-pitch="variable"/>
    <style:font-face style:name="Liberation Serif3" svg:font-family="'Liberation Serif'" style:font-pitch="variable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69cm" fo:margin-bottom="1cm" fo:margin-left="1.6cm" fo:margin-right="1cm" fo:page-width="56.7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1T15:39:52.626804801</dc:date>
    <meta:editing-duration>PT5M54S</meta:editing-duration>
    <meta:editing-cycles>6</meta:editing-cycles>
    <meta:generator>LibreOffice/6.4.7.2$Linux_X86_64 LibreOffice_project/40$Build-2</meta:generator>
    <meta:document-statistic meta:object-count="2367"/>
  </office:meta>
</office:document-meta>
</file>